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000000001D10000006484D35A820EEF8594.jpg" manifest:media-type="image/jpe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" svg:font-family="'Calibri Light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39.86pt"/>
    </style:style>
    <style:style style:name="co2" style:family="table-column">
      <style:table-column-properties fo:break-before="auto" style:column-width="69.11pt"/>
    </style:style>
    <style:style style:name="co3" style:family="table-column">
      <style:table-column-properties fo:break-before="auto" style:column-width="121.35pt"/>
    </style:style>
    <style:style style:name="co4" style:family="table-column">
      <style:table-column-properties fo:break-before="auto" style:column-width="50.66pt"/>
    </style:style>
    <style:style style:name="co5" style:family="table-column">
      <style:table-column-properties fo:break-before="auto" style:column-width="28.15pt"/>
    </style:style>
    <style:style style:name="co6" style:family="table-column">
      <style:table-column-properties fo:break-before="auto" style:column-width="63.44pt"/>
    </style:style>
    <style:style style:name="co7" style:family="table-column">
      <style:table-column-properties fo:break-before="auto" style:column-width="40.96pt"/>
    </style:style>
    <style:style style:name="co8" style:family="table-column">
      <style:table-column-properties fo:break-before="auto" style:column-width="48.16pt"/>
    </style:style>
    <style:style style:name="co9" style:family="table-column">
      <style:table-column-properties fo:break-before="auto" style:column-width="46.6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30.99pt"/>
    </style:style>
    <style:style style:name="co12" style:family="table-column">
      <style:table-column-properties fo:break-before="auto" style:column-width="98.05pt"/>
    </style:style>
    <style:style style:name="co13" style:family="table-column">
      <style:table-column-properties fo:break-before="auto" style:column-width="98.84pt"/>
    </style:style>
    <style:style style:name="co14" style:family="table-column">
      <style:table-column-properties fo:break-before="auto" style:column-width="210.61pt"/>
    </style:style>
    <style:style style:name="co15" style:family="table-column">
      <style:table-column-properties fo:break-before="auto" style:column-width="65.54pt"/>
    </style:style>
    <style:style style:name="co16" style:family="table-column">
      <style:table-column-properties fo:break-before="auto" style:column-width="225.81pt"/>
    </style:style>
    <style:style style:name="co17" style:family="table-column">
      <style:table-column-properties fo:break-before="auto" style:column-width="75pt"/>
    </style:style>
    <style:style style:name="co18" style:family="table-column">
      <style:table-column-properties fo:break-before="auto" style:column-width="104.51pt"/>
    </style:style>
    <style:style style:name="co19" style:family="table-column">
      <style:table-column-properties fo:break-before="auto" style:column-width="156.76pt"/>
    </style:style>
    <style:style style:name="co20" style:family="table-column">
      <style:table-column-properties fo:break-before="auto" style:column-width="253.96pt"/>
    </style:style>
    <style:style style:name="co21" style:family="table-column">
      <style:table-column-properties fo:break-before="auto" style:column-width="83.59pt"/>
    </style:style>
    <style:style style:name="co22" style:family="table-column">
      <style:table-column-properties fo:break-before="auto" style:column-width="380.95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37.4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ro5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P1000032CC_5f_A0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5" style:family="table-cell" style:parent-style-name="Default">
      <style:table-cell-properties style:glyph-orientation-vertical="0" fo:border-bottom="none" fo:background-color="#dddddd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6" style:family="table-cell" style:parent-style-name="Default">
      <style:table-cell-properties style:glyph-orientation-vertical="0" fo:border-bottom="0.06pt solid #000000" fo:background-color="#dddddd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7" style:family="table-cell" style:parent-style-name="Default">
      <style:table-cell-properties fo:border-bottom="none" fo:background-color="#dddddd" style:text-align-source="fix" style:repeat-content="false" fo:border-left="0.06pt solid #000000" fo:padding="2.01pt" fo:border-right="0.06pt solid #000000" fo:border-top="none"/>
      <style:paragraph-properties fo:text-align="center" fo:margin-left="0pt"/>
      <style:text-properties style:font-name="Arial"/>
    </style:style>
    <style:style style:name="ce8" style:family="table-cell" style:parent-style-name="Default">
      <style:table-cell-properties fo:border-bottom="0.06pt solid #000000" fo:background-color="#dddddd" style:text-align-source="fix" style:repeat-content="false" fo:border-left="0.06pt solid #000000" fo:padding="2.01pt" fo:border-right="0.06pt solid #000000" fo:border-top="none"/>
      <style:paragraph-properties fo:text-align="center" fo:margin-left="0pt"/>
      <style:text-properties style:font-name="Arial"/>
    </style:style>
    <style:style style:name="ce9" style:family="table-cell" style:parent-style-name="Default">
      <style:table-cell-properties style:glyph-orientation-vertical="0" fo:border-bottom="none" fo:background-color="#dddddd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1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06pt solid #000000" fo:padding="2.01pt" fo:border-right="none" fo:border-top="none"/>
      <style:paragraph-properties fo:text-align="center" fo:margin-left="0pt"/>
      <style:text-properties style:font-name="Arial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padding="2.01pt" fo:border-right="none" fo:border-top="none"/>
      <style:paragraph-properties fo:text-align="center" fo:margin-left="0pt"/>
      <style:text-properties style:font-name="Arial"/>
    </style:style>
    <style:style style:name="ce1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20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21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26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28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pt"/>
    </style:style>
    <style:style style:name="ce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pt"/>
    </style:style>
    <style:style style:name="ce33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pt"/>
    </style:style>
    <style:style style:name="ce3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pt"/>
    </style:style>
    <style:style style:name="ce35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36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pt"/>
    </style:style>
    <style:style style:name="ce37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pt"/>
    </style:style>
    <style:style style:name="ce38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9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40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pt"/>
    </style:style>
    <style:style style:name="ce41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fo:padding="2.01pt"/>
      <style:text-properties style:font-name="Arial"/>
    </style:style>
    <style:style style:name="ce45" style:family="table-cell" style:parent-style-name="Default">
      <style:table-cell-properties fo:border-bottom="0.06pt solid #000000" fo:background-color="#cccccc" style:text-align-source="fix" style:repeat-content="false" fo:border-left="0.06pt solid #000000" fo:padding="2.01pt" fo:border-right="none" fo:border-top="0.06pt solid #000000"/>
      <style:paragraph-properties fo:text-align="center" fo:margin-left="0pt"/>
      <style:text-properties style:font-name="Arial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style:font-name="Arial"/>
    </style:style>
    <style:style style:name="ce47" style:family="table-cell" style:parent-style-name="Default">
      <style:table-cell-properties style:glyph-orientation-vertical="0" fo:border-bottom="0.06pt solid #000000" fo:background-color="#cccccc" style:text-align-source="fix" style:repeat-content="false" fo:wrap-option="no-wrap" fo:border-left="none" style:direction="ltr" fo:padding="2.01pt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font-name="Arial" fo:font-weight="bold" style:font-weight-asian="bold" style:font-weight-complex="bold"/>
    </style:style>
    <style:style style:name="ce48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49" style:family="table-cell" style:parent-style-name="Default">
      <style:table-cell-properties style:glyph-orientation-vertical="0" fo:border-bottom="0.06pt solid #000000" fo:background-color="#cccccc" style:text-align-source="fix" style:repeat-content="false" fo:wrap-option="wrap" fo:border-left="none" style:direction="ltr" fo:padding="2.01pt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font-name="Arial" fo:font-weight="bold" style:font-weight-asian="bold" style:font-weight-complex="bold"/>
    </style:style>
    <style:style style:name="ce50" style:family="table-cell" style:parent-style-name="Default">
      <style:table-cell-properties fo:border-bottom="0.06pt solid #000000" fo:background-color="#cccccc" style:text-align-source="fix" style:repeat-content="false" fo:border-left="none" fo:padding="2.01pt" fo:border-right="0.06pt solid #000000" fo:border-top="0.06pt solid #000000"/>
      <style:paragraph-properties fo:text-align="center" fo:margin-left="0pt"/>
      <style:text-properties style:font-name="Arial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style:font-name="Arial" fo:font-weight="bold" style:font-weight-asian="bold" style:font-weight-complex="bold"/>
    </style:style>
    <style:style style:name="ce52" style:family="table-cell" style:parent-style-name="Default">
      <style:text-properties style:font-name="Arial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/>
    </style:style>
    <style:style style:name="ce55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style:glyph-orientation-vertical="0" fo:border-bottom="none" fo:background-color="#dddddd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0.06pt solid #000000" fo:background-color="#cccccc" style:text-align-source="fix" style:repeat-content="false" fo:border-left="none" fo:padding="2.01pt" fo:border-right="none" fo:border-top="0.06pt solid #000000"/>
      <style:paragraph-properties fo:text-align="center" fo:margin-left="0pt"/>
      <style:text-properties style:font-name="Arial" fo:font-weight="bold" style:font-weight-asian="bold" style:font-weight-complex="bold"/>
    </style:style>
    <style:style style:name="ce6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1" style:family="table-cell" style:parent-style-name="Default">
      <style:table-cell-properties style:glyph-orientation-vertical="0" fo:border-bottom="0.06pt solid #000000" fo:background-color="#cccccc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font-name="Arial" fo:font-weight="bold" style:font-weight-asian="bold" style:font-weight-complex="bold"/>
    </style:style>
    <style:style style:name="ce62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64" style:family="table-cell" style:parent-style-name="Default">
      <style:table-cell-properties style:text-align-source="fix" style:repeat-content="false" fo:background-color="transparent" fo:border="0.06pt solid #000000" fo:padding="2.01pt"/>
      <style:paragraph-properties fo:text-align="center" fo:margin-left="0pt"/>
      <style:text-properties style:font-name="Arial" fo:font-weight="bold" style:font-weight-asian="bold" style:font-weight-complex="bold"/>
    </style:style>
    <style:style style:name="ce65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b2b2b2"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dddddd"/>
    </style:style>
    <style:style style:name="ce69" style:family="table-cell" style:parent-style-name="Default">
      <style:table-cell-properties style:glyph-orientation-vertical="0" fo:border-bottom="none" fo:background-color="#dddddd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70" style:family="table-cell" style:parent-style-name="Default">
      <style:table-cell-properties style:glyph-orientation-vertical="0" fo:border-bottom="0.06pt solid #000000" fo:background-color="#dddddd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2" style:family="table-cell" style:parent-style-name="Default">
      <style:text-properties fo:font-weight="bold" style:font-weight-asian="bold" style:font-weight-complex="bold"/>
    </style:style>
    <style:style style:name="ce73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38.47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2.84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Back-end&quot;;&quot;Front-end&quot;;&quot;Firmware&quot;;&quot;Neuroscripts&quot;;&quot;Tests&quot;)" table:allow-empty-cell="true" table:display-list="unsorted" table:base-cell-address="'User Stories'.B11">
          <table:error-message table:message-type="stop" table:display="true"/>
        </table:content-validation>
        <table:content-validation table:name="val2" table:condition="of:cell-content-is-in-list(&quot;Feature&quot;;&quot;Bug&quot;;&quot;Other&quot;)" table:allow-empty-cell="true" table:display-list="unsorted" table:base-cell-address="Legends.D3">
          <table:error-message table:message-type="stop" table:display="true"/>
        </table:content-validation>
        <table:content-validation table:name="val3" table:condition="of:cell-content-is-whole-number() and cell-content-is-between(0,200)" table:allow-empty-cell="true" table:base-cell-address="Dashboard.E3">
          <table:error-message table:message-type="stop" table:display="true"/>
        </table:content-validation>
      </table:content-validations>
      <table:table table:name="Sprint8" table:style-name="ta1">
        <office:forms form:automatic-focus="false" form:apply-design-mode="false"/>
        <table:shapes>
          <draw:frame draw:z-index="1" draw:style-name="gr1" draw:text-style-name="P1" svg:width="538.3pt" svg:height="174.67pt" svg:x="137.93pt" svg:y="14.88pt">
            <loext:p draw:notify-on-update-of-ranges="Sprint8.C13:Sprint8.C13 Sprint8.R13:Sprint8.AA1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538.3pt" svg:height="174.67pt" svg:x="721.3pt" svg:y="7.85pt">
            <loext:p draw:notify-on-update-of-ranges="Sprint8.C14:Sprint8.C14 Sprint8.R14:Sprint8.AA14 Sprint8.C15:Sprint8.C15 Sprint8.R15:Sprint8.AA15 Sprint8.C16:Sprint8.C16 Sprint8.R16:Sprint8.AA16 Sprint8.C17:Sprint8.C17 Sprint8.R17:Sprint8.AA17 Sprint8.C18:Sprint8.C18 Sprint8.R18:Sprint8.AA1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9" table:default-cell-style-name="Default"/>
        <table:table-column table:style-name="co8" table:default-cell-style-name="Default"/>
        <table:table-column table:style-name="co10" table:number-columns-repeated="999" table:default-cell-style-name="Default"/>
        <table:table-row table:style-name="ro1" table:number-rows-repeated="4">
          <table:table-cell table:number-columns-repeated="1023"/>
        </table:table-row>
        <table:table-row table:style-name="ro1">
          <table:table-cell table:number-columns-repeated="22"/>
          <table:table-cell table:style-name="ce30"/>
          <table:table-cell/>
          <table:table-cell table:style-name="ce30"/>
          <table:table-cell table:number-columns-repeated="998"/>
        </table:table-row>
        <table:table-row table:style-name="ro1">
          <table:table-cell table:number-columns-repeated="22"/>
          <table:table-cell table:style-name="ce41"/>
          <table:table-cell table:number-columns-repeated="1000"/>
        </table:table-row>
        <table:table-row table:style-name="ro1" table:number-rows-repeated="4">
          <table:table-cell table:number-columns-repeated="1023"/>
        </table:table-row>
        <table:table-row table:style-name="ro2">
          <table:table-cell table:number-columns-repeated="1023"/>
        </table:table-row>
        <table:table-row table:style-name="ro1">
          <table:table-cell table:style-name="ce1" table:formula="of:=[Sprint8.A19]" office:value-type="string" office:string-value="Key" calcext:value-type="string">
            <text:p>Key</text:p>
          </table:table-cell>
          <table:table-cell table:style-name="ce1" table:formula="of:=[Sprint8.B19]" office:value-type="string" office:string-value="Cat" calcext:value-type="string">
            <text:p>Cat</text:p>
          </table:table-cell>
          <table:table-cell table:style-name="ce10" table:formula="of:=[Sprint8.C19]" office:value-type="string" office:string-value="Project" calcext:value-type="string">
            <text:p>Project</text:p>
          </table:table-cell>
          <table:table-cell table:style-name="ce16" table:formula="of:=[Sprint8.D19]" office:value-type="string" office:string-value="#Issue" calcext:value-type="string">
            <text:p>#Issue</text:p>
          </table:table-cell>
          <table:table-cell table:style-name="ce1" table:formula="of:=[Sprint8.E19]" office:value-type="string" office:string-value="Tid" calcext:value-type="string">
            <text:p>Tid</text:p>
          </table:table-cell>
          <table:table-cell table:style-name="ce26" table:formula="of:=[Sprint8.F19]" office:value-type="string" office:string-value="ISP" calcext:value-type="string">
            <text:p>ISP</text:p>
          </table:table-cell>
          <table:table-cell table:style-name="ce16" table:formula="of:=[Sprint8.G19]" office:value-type="string" office:string-value="Day1" calcext:value-type="string">
            <text:p>Day1</text:p>
          </table:table-cell>
          <table:table-cell table:style-name="ce16" table:formula="of:=[Sprint8.H19]" office:value-type="string" office:string-value="Day2" calcext:value-type="string">
            <text:p>Day2</text:p>
          </table:table-cell>
          <table:table-cell table:style-name="ce16" table:formula="of:=[Sprint8.I19]" office:value-type="string" office:string-value="Day3" calcext:value-type="string">
            <text:p>Day3</text:p>
          </table:table-cell>
          <table:table-cell table:style-name="ce16" table:formula="of:=[Sprint8.J19]" office:value-type="string" office:string-value="Day4" calcext:value-type="string">
            <text:p>Day4</text:p>
          </table:table-cell>
          <table:table-cell table:style-name="ce16" table:formula="of:=[Sprint8.K19]" office:value-type="string" office:string-value="Day5" calcext:value-type="string">
            <text:p>Day5</text:p>
          </table:table-cell>
          <table:table-cell table:style-name="ce16" table:formula="of:=[Sprint8.L19]" office:value-type="string" office:string-value="Day6" calcext:value-type="string">
            <text:p>Day6</text:p>
          </table:table-cell>
          <table:table-cell table:style-name="ce16" table:formula="of:=[Sprint8.M19]" office:value-type="string" office:string-value="Day7" calcext:value-type="string">
            <text:p>Day7</text:p>
          </table:table-cell>
          <table:table-cell table:style-name="ce16" table:formula="of:=[Sprint8.N19]" office:value-type="string" office:string-value="Day8" calcext:value-type="string">
            <text:p>Day8</text:p>
          </table:table-cell>
          <table:table-cell table:style-name="ce16" table:formula="of:=[Sprint8.O19]" office:value-type="string" office:string-value="Day9" calcext:value-type="string">
            <text:p>Day9</text:p>
          </table:table-cell>
          <table:table-cell table:style-name="ce16" table:formula="of:=[Sprint8.P19]" office:value-type="string" office:string-value="Day10" calcext:value-type="string">
            <text:p>Day10</text:p>
          </table:table-cell>
          <table:table-cell table:style-name="ce26" table:formula="of:=[Sprint8.Q19]" office:value-type="string" office:string-value="RSP" calcext:value-type="string">
            <text:p>RSP</text:p>
          </table:table-cell>
          <table:table-cell table:style-name="ce16" table:formula="of:=[Sprint8.R19]" office:value-type="string" office:string-value="Day1" calcext:value-type="string">
            <text:p>Day1</text:p>
          </table:table-cell>
          <table:table-cell table:style-name="ce16" table:formula="of:=[Sprint8.S19]" office:value-type="string" office:string-value="Day2" calcext:value-type="string">
            <text:p>Day2</text:p>
          </table:table-cell>
          <table:table-cell table:style-name="ce16" table:formula="of:=[Sprint8.T19]" office:value-type="string" office:string-value="Day3" calcext:value-type="string">
            <text:p>Day3</text:p>
          </table:table-cell>
          <table:table-cell table:style-name="ce16" table:formula="of:=[Sprint8.U19]" office:value-type="string" office:string-value="Day4" calcext:value-type="string">
            <text:p>Day4</text:p>
          </table:table-cell>
          <table:table-cell table:style-name="ce16" table:formula="of:=[Sprint8.V19]" office:value-type="string" office:string-value="Day5" calcext:value-type="string">
            <text:p>Day5</text:p>
          </table:table-cell>
          <table:table-cell table:style-name="ce16" table:formula="of:=[Sprint8.W19]" office:value-type="string" office:string-value="Day6" calcext:value-type="string">
            <text:p>Day6</text:p>
          </table:table-cell>
          <table:table-cell table:style-name="ce16" table:formula="of:=[Sprint8.X19]" office:value-type="string" office:string-value="Day7" calcext:value-type="string">
            <text:p>Day7</text:p>
          </table:table-cell>
          <table:table-cell table:style-name="ce16" table:formula="of:=[Sprint8.Y19]" office:value-type="string" office:string-value="Day8" calcext:value-type="string">
            <text:p>Day8</text:p>
          </table:table-cell>
          <table:table-cell table:style-name="ce16" table:formula="of:=[Sprint8.Z19]" office:value-type="string" office:string-value="Day9" calcext:value-type="string">
            <text:p>Day9</text:p>
          </table:table-cell>
          <table:table-cell table:style-name="ce1" table:formula="of:=[Sprint8.AA19]" office:value-type="string" office:string-value="Day10" calcext:value-type="string">
            <text:p>Day10</text:p>
          </table:table-cell>
          <table:table-cell table:style-name="ce43"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Any</text:p>
          </table:table-cell>
          <table:table-cell table:style-name="ce11" table:formula="of:=MID(CELL(&quot;filename&quot;);FIND(&quot;#$&quot;;CELL(&quot;filename&quot;))+2;LEN(CELL(&quot;filename&quot;)))" office:value-type="string" office:string-value="Sprint8" calcext:value-type="string" table:number-columns-spanned="3" table:number-rows-spanned="1">
            <text:p>Sprint8</text:p>
          </table:table-cell>
          <table:covered-table-cell table:style-name="ce17"/>
          <table:covered-table-cell table:style-name="ce21"/>
          <table:table-cell table:style-name="ce2" table:formula="of:=SUM([Sprint8.E$20:.E$220])" office:value-type="float" office:value="0" calcext:value-type="float">
            <text:p>0</text:p>
          </table:table-cell>
          <table:table-cell table:style-name="ce27"/>
          <table:table-cell table:style-name="ce32" table:number-columns-repeated="8"/>
          <table:table-cell table:style-name="ce35"/>
          <table:table-cell table:style-name="ce4" table:formula="of:=[Sprint8.AA13]" office:value-type="float" office:value="13" calcext:value-type="float">
            <text:p>13</text:p>
          </table:table-cell>
          <table:table-cell table:style-name="ce27" table:formula="of:=SUM([Sprint8.R$20:.R$220])" office:value-type="float" office:value="25" calcext:value-type="float">
            <text:p>25</text:p>
          </table:table-cell>
          <table:table-cell table:style-name="ce32" table:formula="of:=SUM([Sprint8.S$20:.S$220])" office:value-type="float" office:value="23" calcext:value-type="float">
            <text:p>23</text:p>
          </table:table-cell>
          <table:table-cell table:style-name="ce32" table:formula="of:=SUM([Sprint8.T$20:.T$220])" office:value-type="float" office:value="22" calcext:value-type="float">
            <text:p>22</text:p>
          </table:table-cell>
          <table:table-cell table:style-name="ce32" table:formula="of:=SUM([Sprint8.U$20:.U$220])" office:value-type="float" office:value="22" calcext:value-type="float">
            <text:p>22</text:p>
          </table:table-cell>
          <table:table-cell table:style-name="ce32" table:formula="of:=SUM([Sprint8.V$20:.V$220])" office:value-type="float" office:value="21.5" calcext:value-type="float">
            <text:p>21.5</text:p>
          </table:table-cell>
          <table:table-cell table:style-name="ce32" table:formula="of:=SUM([Sprint8.W$20:.W$220])" office:value-type="float" office:value="18.5" calcext:value-type="float">
            <text:p>18.5</text:p>
          </table:table-cell>
          <table:table-cell table:style-name="ce32" table:formula="of:=SUM([Sprint8.X$20:.X$220])" office:value-type="float" office:value="18" calcext:value-type="float">
            <text:p>18</text:p>
          </table:table-cell>
          <table:table-cell table:style-name="ce32" table:formula="of:=SUM([Sprint8.Y$20:.Y$220])" office:value-type="float" office:value="13" calcext:value-type="float">
            <text:p>13</text:p>
          </table:table-cell>
          <table:table-cell table:style-name="ce32" table:formula="of:=SUM([Sprint8.Z$20:.Z$220])" office:value-type="float" office:value="13" calcext:value-type="float">
            <text:p>13</text:p>
          </table:table-cell>
          <table:table-cell table:style-name="ce35" table:formula="of:=SUM([Sprint8.AA$20:.AA$220])" office:value-type="float" office:value="13" calcext:value-type="float">
            <text:p>13</text:p>
          </table:table-cell>
          <table:table-cell table:style-name="ce43" table:number-columns-repeated="996"/>
        </table:table-row>
        <table:table-row table:style-name="ro1">
          <table:table-cell table:style-name="ce3"/>
          <table:table-cell table:style-name="ce7" table:content-validation-name="val1" office:value-type="string" calcext:value-type="string">
            <text:p>Back-end</text:p>
          </table:table-cell>
          <table:table-cell table:style-name="ce12" table:formula="of:=[Sprint8.$B14]" office:value-type="string" office:string-value="Back-end" calcext:value-type="string" table:number-columns-spanned="3" table:number-rows-spanned="1">
            <text:p>Back-end</text:p>
          </table:table-cell>
          <table:covered-table-cell table:style-name="ce18"/>
          <table:covered-table-cell table:style-name="ce22"/>
          <table:table-cell table:style-name="ce3" table:formula="of:=SUMPRODUCT(([Sprint8.$B$20:.$B$220]=[Sprint8.$B14]) * [Sprint8.$F$20:.$F$220])" office:value-type="float" office:value="10" calcext:value-type="float">
            <text:p>10</text:p>
          </table:table-cell>
          <table:table-cell table:style-name="ce28"/>
          <table:table-cell table:style-name="ce33" table:number-columns-repeated="8"/>
          <table:table-cell table:style-name="ce36"/>
          <table:table-cell table:style-name="ce3" table:formula="of:=[Sprint8.AA14]" office:value-type="float" office:value="8" calcext:value-type="float">
            <text:p>8</text:p>
          </table:table-cell>
          <table:table-cell table:style-name="ce38" table:formula="of:=SUMPRODUCT(([Sprint8.$B$20:.$B$220]=[Sprint8.$B14]) * [Sprint8.R$20:.R$220])" office:value-type="float" office:value="10" calcext:value-type="float">
            <text:p>10</text:p>
          </table:table-cell>
          <table:table-cell table:style-name="ce40" table:formula="of:=SUMPRODUCT(([Sprint8.$B$20:.$B$220]=[Sprint8.$B14]) * [Sprint8.S$20:.S$220])" office:value-type="float" office:value="8" calcext:value-type="float">
            <text:p>8</text:p>
          </table:table-cell>
          <table:table-cell table:style-name="ce40" table:formula="of:=SUMPRODUCT(([Sprint8.$B$20:.$B$220]=[Sprint8.$B14]) * [Sprint8.T$20:.T$220])" office:value-type="float" office:value="8" calcext:value-type="float">
            <text:p>8</text:p>
          </table:table-cell>
          <table:table-cell table:style-name="ce40" table:formula="of:=SUMPRODUCT(([Sprint8.$B$20:.$B$220]=[Sprint8.$B14]) * [Sprint8.U$20:.U$220])" office:value-type="float" office:value="8" calcext:value-type="float">
            <text:p>8</text:p>
          </table:table-cell>
          <table:table-cell table:style-name="ce40" table:formula="of:=SUMPRODUCT(([Sprint8.$B$20:.$B$220]=[Sprint8.$B14]) * [Sprint8.V$20:.V$220])" office:value-type="float" office:value="8" calcext:value-type="float">
            <text:p>8</text:p>
          </table:table-cell>
          <table:table-cell table:style-name="ce40" table:formula="of:=SUMPRODUCT(([Sprint8.$B$20:.$B$220]=[Sprint8.$B14]) * [Sprint8.W$20:.W$220])" office:value-type="float" office:value="8" calcext:value-type="float">
            <text:p>8</text:p>
          </table:table-cell>
          <table:table-cell table:style-name="ce40" table:formula="of:=SUMPRODUCT(([Sprint8.$B$20:.$B$220]=[Sprint8.$B14]) * [Sprint8.X$20:.X$220])" office:value-type="float" office:value="8" calcext:value-type="float">
            <text:p>8</text:p>
          </table:table-cell>
          <table:table-cell table:style-name="ce40" table:formula="of:=SUMPRODUCT(([Sprint8.$B$20:.$B$220]=[Sprint8.$B14]) * [Sprint8.Y$20:.Y$220])" office:value-type="float" office:value="8" calcext:value-type="float">
            <text:p>8</text:p>
          </table:table-cell>
          <table:table-cell table:style-name="ce40" table:formula="of:=SUMPRODUCT(([Sprint8.$B$20:.$B$220]=[Sprint8.$B14]) * [Sprint8.Z$20:.Z$220])" office:value-type="float" office:value="8" calcext:value-type="float">
            <text:p>8</text:p>
          </table:table-cell>
          <table:table-cell table:style-name="ce42" table:formula="of:=SUMPRODUCT(([Sprint8.$B$20:.$B$220]=[Sprint8.$B14]) * [Sprint8.AA$20:.AA$220])" office:value-type="float" office:value="8" calcext:value-type="float">
            <text:p>8</text:p>
          </table:table-cell>
          <table:table-cell table:style-name="ce43" table:number-columns-repeated="996"/>
        </table:table-row>
        <table:table-row table:style-name="ro1">
          <table:table-cell table:style-name="ce3"/>
          <table:table-cell table:style-name="ce7" table:content-validation-name="val1" office:value-type="string" calcext:value-type="string">
            <text:p>Front-end</text:p>
          </table:table-cell>
          <table:table-cell table:style-name="ce12" table:formula="of:=[Sprint8.$B15]" office:value-type="string" office:string-value="Front-end" calcext:value-type="string" table:number-columns-spanned="3" table:number-rows-spanned="1">
            <text:p>Front-end</text:p>
          </table:table-cell>
          <table:covered-table-cell table:number-columns-repeated="2"/>
          <table:table-cell table:style-name="ce3" table:formula="of:=SUMPRODUCT(([Sprint8.$B$20:.$B$220]=[Sprint8.$B15]) * [Sprint8.$F$20:.$F$220])" office:value-type="float" office:value="0" calcext:value-type="float">
            <text:p>0</text:p>
          </table:table-cell>
          <table:table-cell table:style-name="ce28"/>
          <table:table-cell table:style-name="ce33" table:number-columns-repeated="8"/>
          <table:table-cell table:style-name="ce36"/>
          <table:table-cell table:style-name="ce3" table:formula="of:=[Sprint8.AA15]" office:value-type="float" office:value="0" calcext:value-type="float">
            <text:p>0</text:p>
          </table:table-cell>
          <table:table-cell table:style-name="ce28" table:formula="of:=SUMPRODUCT(([Sprint8.$B$20:.$B$220]=[Sprint8.$B15]) * [Sprint8.R$20:.R$220])" office:value-type="float" office:value="0" calcext:value-type="float">
            <text:p>0</text:p>
          </table:table-cell>
          <table:table-cell table:style-name="ce33" table:formula="of:=SUMPRODUCT(([Sprint8.$B$20:.$B$220]=[Sprint8.$B15]) * [Sprint8.S$20:.S$220])" office:value-type="float" office:value="0" calcext:value-type="float">
            <text:p>0</text:p>
          </table:table-cell>
          <table:table-cell table:style-name="ce33" table:formula="of:=SUMPRODUCT(([Sprint8.$B$20:.$B$220]=[Sprint8.$B15]) * [Sprint8.T$20:.T$220])" office:value-type="float" office:value="0" calcext:value-type="float">
            <text:p>0</text:p>
          </table:table-cell>
          <table:table-cell table:style-name="ce33" table:formula="of:=SUMPRODUCT(([Sprint8.$B$20:.$B$220]=[Sprint8.$B15]) * [Sprint8.U$20:.U$220])" office:value-type="float" office:value="0" calcext:value-type="float">
            <text:p>0</text:p>
          </table:table-cell>
          <table:table-cell table:style-name="ce33" table:formula="of:=SUMPRODUCT(([Sprint8.$B$20:.$B$220]=[Sprint8.$B15]) * [Sprint8.V$20:.V$220])" office:value-type="float" office:value="0" calcext:value-type="float">
            <text:p>0</text:p>
          </table:table-cell>
          <table:table-cell table:style-name="ce33" table:formula="of:=SUMPRODUCT(([Sprint8.$B$20:.$B$220]=[Sprint8.$B15]) * [Sprint8.W$20:.W$220])" office:value-type="float" office:value="0" calcext:value-type="float">
            <text:p>0</text:p>
          </table:table-cell>
          <table:table-cell table:style-name="ce33" table:formula="of:=SUMPRODUCT(([Sprint8.$B$20:.$B$220]=[Sprint8.$B15]) * [Sprint8.X$20:.X$220])" office:value-type="float" office:value="0" calcext:value-type="float">
            <text:p>0</text:p>
          </table:table-cell>
          <table:table-cell table:style-name="ce33" table:formula="of:=SUMPRODUCT(([Sprint8.$B$20:.$B$220]=[Sprint8.$B15]) * [Sprint8.Y$20:.Y$220])" office:value-type="float" office:value="0" calcext:value-type="float">
            <text:p>0</text:p>
          </table:table-cell>
          <table:table-cell table:style-name="ce33" table:formula="of:=SUMPRODUCT(([Sprint8.$B$20:.$B$220]=[Sprint8.$B15]) * [Sprint8.Z$20:.Z$220])" office:value-type="float" office:value="0" calcext:value-type="float">
            <text:p>0</text:p>
          </table:table-cell>
          <table:table-cell table:style-name="ce36" table:formula="of:=SUMPRODUCT(([Sprint8.$B$20:.$B$220]=[Sprint8.$B15]) * [Sprint8.AA$20:.AA$220])" office:value-type="float" office:value="0" calcext:value-type="float">
            <text:p>0</text:p>
          </table:table-cell>
          <table:table-cell table:style-name="ce43" table:number-columns-repeated="996"/>
        </table:table-row>
        <table:table-row table:style-name="ro1">
          <table:table-cell table:style-name="ce3"/>
          <table:table-cell table:style-name="ce7" table:content-validation-name="val1" office:value-type="string" calcext:value-type="string">
            <text:p>Firmware</text:p>
          </table:table-cell>
          <table:table-cell table:style-name="ce12" table:formula="of:=[Sprint8.$B16]" office:value-type="string" office:string-value="Firmware" calcext:value-type="string" table:number-columns-spanned="3" table:number-rows-spanned="1">
            <text:p>Firmware</text:p>
          </table:table-cell>
          <table:covered-table-cell table:number-columns-repeated="2"/>
          <table:table-cell table:style-name="ce3" table:formula="of:=SUMPRODUCT(([Sprint8.$B$20:.$B$220]=[Sprint8.$B16]) * [Sprint8.$F$20:.$F$220])" office:value-type="float" office:value="0" calcext:value-type="float">
            <text:p>0</text:p>
          </table:table-cell>
          <table:table-cell table:style-name="ce28"/>
          <table:table-cell table:style-name="ce33" table:number-columns-repeated="8"/>
          <table:table-cell table:style-name="ce36"/>
          <table:table-cell table:style-name="ce3" table:formula="of:=[Sprint8.AA16]" office:value-type="float" office:value="0" calcext:value-type="float">
            <text:p>0</text:p>
          </table:table-cell>
          <table:table-cell table:style-name="ce28" table:formula="of:=SUMPRODUCT(([Sprint8.$B$20:.$B$220]=[Sprint8.$B16]) * [Sprint8.R$20:.R$220])" office:value-type="float" office:value="0" calcext:value-type="float">
            <text:p>0</text:p>
          </table:table-cell>
          <table:table-cell table:style-name="ce33" table:formula="of:=SUMPRODUCT(([Sprint8.$B$20:.$B$220]=[Sprint8.$B16]) * [Sprint8.S$20:.S$220])" office:value-type="float" office:value="0" calcext:value-type="float">
            <text:p>0</text:p>
          </table:table-cell>
          <table:table-cell table:style-name="ce33" table:formula="of:=SUMPRODUCT(([Sprint8.$B$20:.$B$220]=[Sprint8.$B16]) * [Sprint8.T$20:.T$220])" office:value-type="float" office:value="0" calcext:value-type="float">
            <text:p>0</text:p>
          </table:table-cell>
          <table:table-cell table:style-name="ce33" table:formula="of:=SUMPRODUCT(([Sprint8.$B$20:.$B$220]=[Sprint8.$B16]) * [Sprint8.U$20:.U$220])" office:value-type="float" office:value="0" calcext:value-type="float">
            <text:p>0</text:p>
          </table:table-cell>
          <table:table-cell table:style-name="ce33" table:formula="of:=SUMPRODUCT(([Sprint8.$B$20:.$B$220]=[Sprint8.$B16]) * [Sprint8.V$20:.V$220])" office:value-type="float" office:value="0" calcext:value-type="float">
            <text:p>0</text:p>
          </table:table-cell>
          <table:table-cell table:style-name="ce33" table:formula="of:=SUMPRODUCT(([Sprint8.$B$20:.$B$220]=[Sprint8.$B16]) * [Sprint8.W$20:.W$220])" office:value-type="float" office:value="0" calcext:value-type="float">
            <text:p>0</text:p>
          </table:table-cell>
          <table:table-cell table:style-name="ce33" table:formula="of:=SUMPRODUCT(([Sprint8.$B$20:.$B$220]=[Sprint8.$B16]) * [Sprint8.X$20:.X$220])" office:value-type="float" office:value="0" calcext:value-type="float">
            <text:p>0</text:p>
          </table:table-cell>
          <table:table-cell table:style-name="ce33" table:formula="of:=SUMPRODUCT(([Sprint8.$B$20:.$B$220]=[Sprint8.$B16]) * [Sprint8.Y$20:.Y$220])" office:value-type="float" office:value="0" calcext:value-type="float">
            <text:p>0</text:p>
          </table:table-cell>
          <table:table-cell table:style-name="ce33" table:formula="of:=SUMPRODUCT(([Sprint8.$B$20:.$B$220]=[Sprint8.$B16]) * [Sprint8.Z$20:.Z$220])" office:value-type="float" office:value="0" calcext:value-type="float">
            <text:p>0</text:p>
          </table:table-cell>
          <table:table-cell table:style-name="ce36" table:formula="of:=SUMPRODUCT(([Sprint8.$B$20:.$B$220]=[Sprint8.$B16]) * [Sprint8.AA$20:.AA$220])" office:value-type="float" office:value="0" calcext:value-type="float">
            <text:p>0</text:p>
          </table:table-cell>
          <table:table-cell table:style-name="ce43" table:number-columns-repeated="996"/>
        </table:table-row>
        <table:table-row table:style-name="ro1">
          <table:table-cell table:style-name="ce3"/>
          <table:table-cell table:style-name="ce7" table:content-validation-name="val1" office:value-type="string" calcext:value-type="string">
            <text:p>Tests</text:p>
          </table:table-cell>
          <table:table-cell table:style-name="ce12" table:formula="of:=[Sprint8.$B17]" office:value-type="string" office:string-value="Tests" calcext:value-type="string" table:number-columns-spanned="3" table:number-rows-spanned="1">
            <text:p>Tests</text:p>
          </table:table-cell>
          <table:covered-table-cell table:number-columns-repeated="2"/>
          <table:table-cell table:style-name="ce3" table:formula="of:=SUMPRODUCT(([Sprint8.$B$20:.$B$220]=[Sprint8.$B17]) * [Sprint8.$F$20:.$F$220])" office:value-type="float" office:value="0" calcext:value-type="float">
            <text:p>0</text:p>
          </table:table-cell>
          <table:table-cell table:style-name="ce28"/>
          <table:table-cell table:style-name="ce33" table:number-columns-repeated="8"/>
          <table:table-cell table:style-name="ce36"/>
          <table:table-cell table:style-name="ce3" table:formula="of:=[Sprint8.AA17]" office:value-type="float" office:value="0" calcext:value-type="float">
            <text:p>0</text:p>
          </table:table-cell>
          <table:table-cell table:style-name="ce28" table:formula="of:=SUMPRODUCT(([Sprint8.$B$20:.$B$220]=[Sprint8.$B17]) * [Sprint8.R$20:.R$220])" office:value-type="float" office:value="0" calcext:value-type="float">
            <text:p>0</text:p>
          </table:table-cell>
          <table:table-cell table:style-name="ce33" table:formula="of:=SUMPRODUCT(([Sprint8.$B$20:.$B$220]=[Sprint8.$B17]) * [Sprint8.S$20:.S$220])" office:value-type="float" office:value="0" calcext:value-type="float">
            <text:p>0</text:p>
          </table:table-cell>
          <table:table-cell table:style-name="ce33" table:formula="of:=SUMPRODUCT(([Sprint8.$B$20:.$B$220]=[Sprint8.$B17]) * [Sprint8.T$20:.T$220])" office:value-type="float" office:value="0" calcext:value-type="float">
            <text:p>0</text:p>
          </table:table-cell>
          <table:table-cell table:style-name="ce33" table:formula="of:=SUMPRODUCT(([Sprint8.$B$20:.$B$220]=[Sprint8.$B17]) * [Sprint8.U$20:.U$220])" office:value-type="float" office:value="0" calcext:value-type="float">
            <text:p>0</text:p>
          </table:table-cell>
          <table:table-cell table:style-name="ce33" table:formula="of:=SUMPRODUCT(([Sprint8.$B$20:.$B$220]=[Sprint8.$B17]) * [Sprint8.V$20:.V$220])" office:value-type="float" office:value="0" calcext:value-type="float">
            <text:p>0</text:p>
          </table:table-cell>
          <table:table-cell table:style-name="ce33" table:formula="of:=SUMPRODUCT(([Sprint8.$B$20:.$B$220]=[Sprint8.$B17]) * [Sprint8.W$20:.W$220])" office:value-type="float" office:value="0" calcext:value-type="float">
            <text:p>0</text:p>
          </table:table-cell>
          <table:table-cell table:style-name="ce33" table:formula="of:=SUMPRODUCT(([Sprint8.$B$20:.$B$220]=[Sprint8.$B17]) * [Sprint8.X$20:.X$220])" office:value-type="float" office:value="0" calcext:value-type="float">
            <text:p>0</text:p>
          </table:table-cell>
          <table:table-cell table:style-name="ce33" table:formula="of:=SUMPRODUCT(([Sprint8.$B$20:.$B$220]=[Sprint8.$B17]) * [Sprint8.Y$20:.Y$220])" office:value-type="float" office:value="0" calcext:value-type="float">
            <text:p>0</text:p>
          </table:table-cell>
          <table:table-cell table:style-name="ce33" table:formula="of:=SUMPRODUCT(([Sprint8.$B$20:.$B$220]=[Sprint8.$B17]) * [Sprint8.Z$20:.Z$220])" office:value-type="float" office:value="0" calcext:value-type="float">
            <text:p>0</text:p>
          </table:table-cell>
          <table:table-cell table:style-name="ce36" table:formula="of:=SUMPRODUCT(([Sprint8.$B$20:.$B$220]=[Sprint8.$B17]) * [Sprint8.AA$20:.AA$220])" office:value-type="float" office:value="0" calcext:value-type="float">
            <text:p>0</text:p>
          </table:table-cell>
          <table:table-cell table:style-name="ce43" table:number-columns-repeated="996"/>
        </table:table-row>
        <table:table-row table:style-name="ro1">
          <table:table-cell table:style-name="ce4"/>
          <table:table-cell table:style-name="ce8" table:content-validation-name="val1" office:value-type="string" calcext:value-type="string">
            <text:p>Neuroscripts</text:p>
          </table:table-cell>
          <table:table-cell table:style-name="ce13" table:formula="of:=[Sprint8.$B18]" office:value-type="string" office:string-value="Neuroscripts" calcext:value-type="string" table:number-columns-spanned="3" table:number-rows-spanned="1">
            <text:p>Neuroscripts</text:p>
          </table:table-cell>
          <table:covered-table-cell table:number-columns-repeated="2"/>
          <table:table-cell table:style-name="ce4" table:formula="of:=SUMPRODUCT(([Sprint8.$B$20:.$B$220]=[Sprint8.$B18]) * [Sprint8.$F$20:.$F$220])" office:value-type="float" office:value="15" calcext:value-type="float">
            <text:p>15</text:p>
          </table:table-cell>
          <table:table-cell table:style-name="ce29"/>
          <table:table-cell table:style-name="ce34" table:number-columns-repeated="8"/>
          <table:table-cell table:style-name="ce37"/>
          <table:table-cell table:style-name="ce4" table:formula="of:=[Sprint8.AA18]" office:value-type="float" office:value="5" calcext:value-type="float">
            <text:p>5</text:p>
          </table:table-cell>
          <table:table-cell table:style-name="ce29" table:formula="of:=SUMPRODUCT(([Sprint8.$B$20:.$B$220]=[Sprint8.$B18]) * [Sprint8.R$20:.R$220])" office:value-type="float" office:value="15" calcext:value-type="float">
            <text:p>15</text:p>
          </table:table-cell>
          <table:table-cell table:style-name="ce34" table:formula="of:=SUMPRODUCT(([Sprint8.$B$20:.$B$220]=[Sprint8.$B18]) * [Sprint8.S$20:.S$220])" office:value-type="float" office:value="15" calcext:value-type="float">
            <text:p>15</text:p>
          </table:table-cell>
          <table:table-cell table:style-name="ce34" table:formula="of:=SUMPRODUCT(([Sprint8.$B$20:.$B$220]=[Sprint8.$B18]) * [Sprint8.T$20:.T$220])" office:value-type="float" office:value="14" calcext:value-type="float">
            <text:p>14</text:p>
          </table:table-cell>
          <table:table-cell table:style-name="ce34" table:formula="of:=SUMPRODUCT(([Sprint8.$B$20:.$B$220]=[Sprint8.$B18]) * [Sprint8.U$20:.U$220])" office:value-type="float" office:value="14" calcext:value-type="float">
            <text:p>14</text:p>
          </table:table-cell>
          <table:table-cell table:style-name="ce34" table:formula="of:=SUMPRODUCT(([Sprint8.$B$20:.$B$220]=[Sprint8.$B18]) * [Sprint8.V$20:.V$220])" office:value-type="float" office:value="13.5" calcext:value-type="float">
            <text:p>13.5</text:p>
          </table:table-cell>
          <table:table-cell table:style-name="ce34" table:formula="of:=SUMPRODUCT(([Sprint8.$B$20:.$B$220]=[Sprint8.$B18]) * [Sprint8.W$20:.W$220])" office:value-type="float" office:value="10.5" calcext:value-type="float">
            <text:p>10.5</text:p>
          </table:table-cell>
          <table:table-cell table:style-name="ce34" table:formula="of:=SUMPRODUCT(([Sprint8.$B$20:.$B$220]=[Sprint8.$B18]) * [Sprint8.X$20:.X$220])" office:value-type="float" office:value="10" calcext:value-type="float">
            <text:p>10</text:p>
          </table:table-cell>
          <table:table-cell table:style-name="ce34" table:formula="of:=SUMPRODUCT(([Sprint8.$B$20:.$B$220]=[Sprint8.$B18]) * [Sprint8.Y$20:.Y$220])" office:value-type="float" office:value="5" calcext:value-type="float">
            <text:p>5</text:p>
          </table:table-cell>
          <table:table-cell table:style-name="ce34" table:formula="of:=SUMPRODUCT(([Sprint8.$B$20:.$B$220]=[Sprint8.$B18]) * [Sprint8.Z$20:.Z$220])" office:value-type="float" office:value="5" calcext:value-type="float">
            <text:p>5</text:p>
          </table:table-cell>
          <table:table-cell table:style-name="ce37" table:formula="of:=SUMPRODUCT(([Sprint8.$B$20:.$B$220]=[Sprint8.$B18]) * [Sprint8.AA$20:.AA$220])" office:value-type="float" office:value="5" calcext:value-type="float">
            <text:p>5</text:p>
          </table:table-cell>
          <table:table-cell table:style-name="ce43" table:number-columns-repeated="996"/>
        </table:table-row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Cat</text:p>
          </table:table-cell>
          <table:table-cell table:style-name="ce10" office:value-type="string" calcext:value-type="string">
            <text:p>Project</text:p>
          </table:table-cell>
          <table:table-cell table:style-name="ce16" office:value-type="string" calcext:value-type="string">
            <text:p>#Issue</text:p>
          </table:table-cell>
          <table:table-cell table:style-name="ce1" office:value-type="string" calcext:value-type="string">
            <text:p>Tid</text:p>
          </table:table-cell>
          <table:table-cell table:style-name="ce26" office:value-type="string" calcext:value-type="string">
            <office:annotation draw:style-name="gr2" draw:text-style-name="P3" svg:width="82.18pt" svg:height="44.14pt" svg:x="489.54pt" svg:y="263.51pt" draw:caption-point-x="-17.29pt" draw:caption-point-y="42.8pt">
              <dc:creator>AdR</dc:creator>
              <dc:date>2018-07-22T00:00:00</dc:date>
              <text:p text:style-name="P2"><text:span text:style-name="T1">C</text:span><text:span text:style-name="T1">h</text:span><text:span text:style-name="T1">a</text:span><text:span text:style-name="T1">n</text:span><text:span text:style-name="T1">g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I</text:span><text:span text:style-name="T1">S</text:span><text:span text:style-name="T1">P</text:span><text:span text:style-name="T1"> </text:span><text:span text:style-name="T1">i</text:span><text:span text:style-name="T1">n</text:span><text:span text:style-name="T1"> </text:span><text:span text:style-name="T1">T</text:span><text:span text:style-name="T1">a</text:span><text:span text:style-name="T1">s</text:span><text:span text:style-name="T1">k</text:span><text:span text:style-name="T1">s</text:span><text:span text:style-name="T1"> </text:span><text:span text:style-name="T1">s</text:span><text:span text:style-name="T1">h</text:span><text:span text:style-name="T1">e</text:span><text:span text:style-name="T1">e</text:span><text:span text:style-name="T1">t</text:span></text:p>
            </office:annotation>
            <text:p>ISP</text:p>
          </table:table-cell>
          <table:table-cell table:style-name="ce16" office:value-type="string" calcext:value-type="string">
            <text:p>Day1</text:p>
          </table:table-cell>
          <table:table-cell table:style-name="ce16" office:value-type="string" calcext:value-type="string">
            <text:p>Day2</text:p>
          </table:table-cell>
          <table:table-cell table:style-name="ce16" office:value-type="string" calcext:value-type="string">
            <text:p>Day3</text:p>
          </table:table-cell>
          <table:table-cell table:style-name="ce16" office:value-type="string" calcext:value-type="string">
            <text:p>Day4</text:p>
          </table:table-cell>
          <table:table-cell table:style-name="ce16" office:value-type="string" calcext:value-type="string">
            <text:p>Day5</text:p>
          </table:table-cell>
          <table:table-cell table:style-name="ce16" office:value-type="string" calcext:value-type="string">
            <text:p>Day6</text:p>
          </table:table-cell>
          <table:table-cell table:style-name="ce16" office:value-type="string" calcext:value-type="string">
            <text:p>Day7</text:p>
          </table:table-cell>
          <table:table-cell table:style-name="ce16" office:value-type="string" calcext:value-type="string">
            <text:p>Day8</text:p>
          </table:table-cell>
          <table:table-cell table:style-name="ce16" office:value-type="string" calcext:value-type="string">
            <text:p>Day9</text:p>
          </table:table-cell>
          <table:table-cell table:style-name="ce16" office:value-type="string" calcext:value-type="string">
            <text:p>Day10</text:p>
          </table:table-cell>
          <table:table-cell table:style-name="ce26" office:value-type="string" calcext:value-type="string">
            <text:p>RSP</text:p>
          </table:table-cell>
          <table:table-cell table:style-name="ce16" office:value-type="string" calcext:value-type="string">
            <text:p>Day1</text:p>
          </table:table-cell>
          <table:table-cell table:style-name="ce16" office:value-type="string" calcext:value-type="string">
            <text:p>Day2</text:p>
          </table:table-cell>
          <table:table-cell table:style-name="ce16" office:value-type="string" calcext:value-type="string">
            <text:p>Day3</text:p>
          </table:table-cell>
          <table:table-cell table:style-name="ce16" office:value-type="string" calcext:value-type="string">
            <text:p>Day4</text:p>
          </table:table-cell>
          <table:table-cell table:style-name="ce16" office:value-type="string" calcext:value-type="string">
            <text:p>Day5</text:p>
          </table:table-cell>
          <table:table-cell table:style-name="ce16" office:value-type="string" calcext:value-type="string">
            <text:p>Day6</text:p>
          </table:table-cell>
          <table:table-cell table:style-name="ce16" office:value-type="string" calcext:value-type="string">
            <text:p>Day7</text:p>
          </table:table-cell>
          <table:table-cell table:style-name="ce16" office:value-type="string" calcext:value-type="string">
            <text:p>Day8</text:p>
          </table:table-cell>
          <table:table-cell table:style-name="ce16" office:value-type="string" calcext:value-type="string">
            <text:p>Day9</text:p>
          </table:table-cell>
          <table:table-cell table:style-name="ce1" office:value-type="string" calcext:value-type="string">
            <text:p>Day10</text:p>
          </table:table-cell>
          <table:table-cell table:style-name="ce43" table:number-columns-repeated="996"/>
        </table:table-row>
        <table:table-row table:style-name="ro1">
          <table:table-cell table:style-name="ce5" table:formula="of:=CONCATENATE([Sprint8.$C20];[Sprint8.$D20];[Sprint8.$E20])" office:value-type="string" office:string-value="PROJET1#4A" calcext:value-type="string">
            <text:p>PROJET1#4A</text:p>
          </table:table-cell>
          <table:table-cell table:style-name="ce9" table:formula="of:=IFERROR(VLOOKUP([Sprint8.$A20];[$Tasks.$A$11:.$B$15];2;0); &quot;&quot;)" office:value-type="string" office:string-value="Neuroscripts" calcext:value-type="string">
            <text:p>Neuroscripts</text:p>
          </table:table-cell>
          <table:table-cell table:style-name="ce14" office:value-type="string" calcext:value-type="string">
            <text:p>PROJET1</text:p>
          </table:table-cell>
          <table:table-cell table:style-name="ce19" office:value-type="string" calcext:value-type="string">
            <text:p>#4</text:p>
          </table:table-cell>
          <table:table-cell table:style-name="ce23" office:value-type="string" calcext:value-type="string">
            <text:p>A</text:p>
          </table:table-cell>
          <table:table-cell table:style-name="ce3" table:formula="of:=INDIRECT(ADDRESS(MATCH([Sprint8.A20];[$Tasks.$A$11:.$A$15];0)+[$Tasks.$C$1];MATCH([Sprint8.$C$13];[$Tasks.$H$10:.$M$10];0)+[$Tasks.$E$1];1;1;&quot;Tasks&quot;))" office:value-type="float" office:value="15" calcext:value-type="float">
            <text:p>15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0.5" calcext:value-type="float">
            <text:p>0.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0.5" calcext:value-type="float">
            <text:p>0.5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2"/>
          <table:table-cell table:style-name="ce3" table:formula="of:=[Sprint8.AA20]" office:value-type="float" office:value="5" calcext:value-type="float">
            <text:p>5</text:p>
          </table:table-cell>
          <table:table-cell table:style-name="ce39" table:formula="of:=IF([Sprint8.$A20] =&quot;&quot;;;MAX([Sprint8.$F20]-[Sprint8.G20];0))" office:value-type="float" office:value="15" calcext:value-type="float">
            <text:p>15</text:p>
          </table:table-cell>
          <table:table-cell table:style-name="ce39" table:formula="of:=IF([Sprint8.$E20]=&quot;&quot;;;MAX(0;[Sprint8.R20]-[Sprint8.H20]))" office:value-type="float" office:value="15" calcext:value-type="float">
            <text:p>15</text:p>
          </table:table-cell>
          <table:table-cell table:style-name="ce39" table:formula="of:=IF([Sprint8.$E20]=&quot;&quot;;;MAX(0;[Sprint8.S20]-[Sprint8.I20]))" office:value-type="float" office:value="14" calcext:value-type="float">
            <text:p>14</text:p>
          </table:table-cell>
          <table:table-cell table:style-name="ce39" table:formula="of:=IF([Sprint8.$E20]=&quot;&quot;;;MAX(0;[Sprint8.T20]-[Sprint8.J20]))" office:value-type="float" office:value="14" calcext:value-type="float">
            <text:p>14</text:p>
          </table:table-cell>
          <table:table-cell table:style-name="ce39" table:formula="of:=IF([Sprint8.$E20]=&quot;&quot;;;MAX(0;[Sprint8.U20]-[Sprint8.K20]))" office:value-type="float" office:value="13.5" calcext:value-type="float">
            <text:p>13.5</text:p>
          </table:table-cell>
          <table:table-cell table:style-name="ce39" table:formula="of:=IF([Sprint8.$E20]=&quot;&quot;;;MAX(0;[Sprint8.V20]-[Sprint8.L20]))" office:value-type="float" office:value="10.5" calcext:value-type="float">
            <text:p>10.5</text:p>
          </table:table-cell>
          <table:table-cell table:style-name="ce39" table:formula="of:=IF([Sprint8.$E20]=&quot;&quot;;;MAX(0;[Sprint8.W20]-[Sprint8.M20]))" office:value-type="float" office:value="10" calcext:value-type="float">
            <text:p>10</text:p>
          </table:table-cell>
          <table:table-cell table:style-name="ce39" table:formula="of:=IF([Sprint8.$E20]=&quot;&quot;;;MAX(0;[Sprint8.X20]-[Sprint8.N20]))" office:value-type="float" office:value="5" calcext:value-type="float">
            <text:p>5</text:p>
          </table:table-cell>
          <table:table-cell table:style-name="ce39" table:formula="of:=IF([Sprint8.$E20]=&quot;&quot;;;MAX(0;[Sprint8.Y20]-[Sprint8.O20]))" office:value-type="float" office:value="5" calcext:value-type="float">
            <text:p>5</text:p>
          </table:table-cell>
          <table:table-cell table:style-name="ce39" table:formula="of:=IF([Sprint8.$E20]=&quot;&quot;;;MAX(0;[Sprint8.Z20]-[Sprint8.P20]))"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table:style-name="ce5" table:formula="of:=CONCATENATE([Sprint8.$C21];[Sprint8.$D21];[Sprint8.$E21])" office:value-type="string" office:string-value="PROJET1#4B" calcext:value-type="string">
            <text:p>PROJET1#4B</text:p>
          </table:table-cell>
          <table:table-cell table:style-name="ce9" table:formula="of:=IFERROR(VLOOKUP([Sprint8.$A21];[$Tasks.$A$11:.$B$15];2;0); &quot;&quot;)" office:value-type="string" office:string-value="Tests" calcext:value-type="string">
            <text:p>Tests</text:p>
          </table:table-cell>
          <table:table-cell table:style-name="ce14" office:value-type="string" calcext:value-type="string">
            <text:p>PROJET1</text:p>
          </table:table-cell>
          <table:table-cell table:style-name="ce19" office:value-type="string" calcext:value-type="string">
            <text:p>#4</text:p>
          </table:table-cell>
          <table:table-cell table:style-name="ce24" office:value-type="string" calcext:value-type="string">
            <text:p>B</text:p>
          </table:table-cell>
          <table:table-cell table:style-name="ce3" table:formula="of:=INDIRECT(ADDRESS(MATCH([Sprint8.A21];[$Tasks.$A$11:.$A$15];0)+[$Tasks.$C$1];MATCH([Sprint8.$C$13];[$Tasks.$H$10:.$M$10];0)+[$Tasks.$E$1];1;1;&quot;Tasks&quot;))" office:value-type="float" office:value="0" calcext:value-type="float">
            <text:p>0</text:p>
          </table:table-cell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" table:formula="of:=[Sprint8.AA21]" office:value-type="float" office:value="0" calcext:value-type="float">
            <text:p>0</text:p>
          </table:table-cell>
          <table:table-cell table:style-name="ce39" table:formula="of:=IF([Sprint8.$A21] =&quot;&quot;;;MAX([Sprint8.$F21]-[Sprint8.G21];0))" office:value-type="float" office:value="0" calcext:value-type="float">
            <text:p>0</text:p>
          </table:table-cell>
          <table:table-cell table:style-name="ce39" table:formula="of:=IF([Sprint8.$E21]=&quot;&quot;;;MAX(0;[Sprint8.R21]-[Sprint8.H21]))" office:value-type="float" office:value="0" calcext:value-type="float">
            <text:p>0</text:p>
          </table:table-cell>
          <table:table-cell table:style-name="ce39" table:formula="of:=IF([Sprint8.$E21]=&quot;&quot;;;MAX(0;[Sprint8.S21]-[Sprint8.I21]))" office:value-type="float" office:value="0" calcext:value-type="float">
            <text:p>0</text:p>
          </table:table-cell>
          <table:table-cell table:style-name="ce39" table:formula="of:=IF([Sprint8.$E21]=&quot;&quot;;;MAX(0;[Sprint8.T21]-[Sprint8.J21]))" office:value-type="float" office:value="0" calcext:value-type="float">
            <text:p>0</text:p>
          </table:table-cell>
          <table:table-cell table:style-name="ce39" table:formula="of:=IF([Sprint8.$E21]=&quot;&quot;;;MAX(0;[Sprint8.U21]-[Sprint8.K21]))" office:value-type="float" office:value="0" calcext:value-type="float">
            <text:p>0</text:p>
          </table:table-cell>
          <table:table-cell table:style-name="ce39" table:formula="of:=IF([Sprint8.$E21]=&quot;&quot;;;MAX(0;[Sprint8.V21]-[Sprint8.L21]))" office:value-type="float" office:value="0" calcext:value-type="float">
            <text:p>0</text:p>
          </table:table-cell>
          <table:table-cell table:style-name="ce39" table:formula="of:=IF([Sprint8.$E21]=&quot;&quot;;;MAX(0;[Sprint8.W21]-[Sprint8.M21]))" office:value-type="float" office:value="0" calcext:value-type="float">
            <text:p>0</text:p>
          </table:table-cell>
          <table:table-cell table:style-name="ce39" table:formula="of:=IF([Sprint8.$E21]=&quot;&quot;;;MAX(0;[Sprint8.X21]-[Sprint8.N21]))" office:value-type="float" office:value="0" calcext:value-type="float">
            <text:p>0</text:p>
          </table:table-cell>
          <table:table-cell table:style-name="ce39" table:formula="of:=IF([Sprint8.$E21]=&quot;&quot;;;MAX(0;[Sprint8.Y21]-[Sprint8.O21]))" office:value-type="float" office:value="0" calcext:value-type="float">
            <text:p>0</text:p>
          </table:table-cell>
          <table:table-cell table:style-name="ce39" table:formula="of:=IF([Sprint8.$E21]=&quot;&quot;;;MAX(0;[Sprint8.Z21]-[Sprint8.P2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22];[Sprint8.$D22];[Sprint8.$E22])" office:value-type="string" office:string-value="PROJET1#3A" calcext:value-type="string">
            <text:p>PROJET1#3A</text:p>
          </table:table-cell>
          <table:table-cell table:style-name="ce9" table:formula="of:=IFERROR(VLOOKUP([Sprint8.$A22];[$Tasks.$A$11:.$B$15];2;0); &quot;&quot;)" office:value-type="string" office:string-value="Back-end" calcext:value-type="string">
            <text:p>Back-end</text:p>
          </table:table-cell>
          <table:table-cell table:style-name="ce14" office:value-type="string" calcext:value-type="string">
            <text:p>PROJET1</text:p>
          </table:table-cell>
          <table:table-cell table:style-name="ce19" office:value-type="string" calcext:value-type="string">
            <text:p>#3</text:p>
          </table:table-cell>
          <table:table-cell table:style-name="ce24" office:value-type="string" calcext:value-type="string">
            <text:p>A</text:p>
          </table:table-cell>
          <table:table-cell table:style-name="ce3" table:formula="of:=INDIRECT(ADDRESS(MATCH([Sprint8.A22];[$Tasks.$A$11:.$A$15];0)+[$Tasks.$C$1];MATCH([Sprint8.$C$13];[$Tasks.$H$10:.$M$10];0)+[$Tasks.$E$1];1;1;&quot;Tasks&quot;))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 table:number-columns-repeated="8"/>
          <table:table-cell table:style-name="ce3" table:formula="of:=[Sprint8.AA22]" office:value-type="float" office:value="0" calcext:value-type="float">
            <text:p>0</text:p>
          </table:table-cell>
          <table:table-cell table:style-name="ce39" table:formula="of:=IF([Sprint8.$A22] =&quot;&quot;;;MAX([Sprint8.$F22]-[Sprint8.G22];0))" office:value-type="float" office:value="2" calcext:value-type="float">
            <text:p>2</text:p>
          </table:table-cell>
          <table:table-cell table:style-name="ce39" table:formula="of:=IF([Sprint8.$E22]=&quot;&quot;;;MAX(0;[Sprint8.R22]-[Sprint8.H22]))" office:value-type="float" office:value="0" calcext:value-type="float">
            <text:p>0</text:p>
          </table:table-cell>
          <table:table-cell table:style-name="ce39" table:formula="of:=IF([Sprint8.$E22]=&quot;&quot;;;MAX(0;[Sprint8.S22]-[Sprint8.I22]))" office:value-type="float" office:value="0" calcext:value-type="float">
            <text:p>0</text:p>
          </table:table-cell>
          <table:table-cell table:style-name="ce39" table:formula="of:=IF([Sprint8.$E22]=&quot;&quot;;;MAX(0;[Sprint8.T22]-[Sprint8.J22]))" office:value-type="float" office:value="0" calcext:value-type="float">
            <text:p>0</text:p>
          </table:table-cell>
          <table:table-cell table:style-name="ce39" table:formula="of:=IF([Sprint8.$E22]=&quot;&quot;;;MAX(0;[Sprint8.U22]-[Sprint8.K22]))" office:value-type="float" office:value="0" calcext:value-type="float">
            <text:p>0</text:p>
          </table:table-cell>
          <table:table-cell table:style-name="ce39" table:formula="of:=IF([Sprint8.$E22]=&quot;&quot;;;MAX(0;[Sprint8.V22]-[Sprint8.L22]))" office:value-type="float" office:value="0" calcext:value-type="float">
            <text:p>0</text:p>
          </table:table-cell>
          <table:table-cell table:style-name="ce39" table:formula="of:=IF([Sprint8.$E22]=&quot;&quot;;;MAX(0;[Sprint8.W22]-[Sprint8.M22]))" office:value-type="float" office:value="0" calcext:value-type="float">
            <text:p>0</text:p>
          </table:table-cell>
          <table:table-cell table:style-name="ce39" table:formula="of:=IF([Sprint8.$E22]=&quot;&quot;;;MAX(0;[Sprint8.X22]-[Sprint8.N22]))" office:value-type="float" office:value="0" calcext:value-type="float">
            <text:p>0</text:p>
          </table:table-cell>
          <table:table-cell table:style-name="ce39" table:formula="of:=IF([Sprint8.$E22]=&quot;&quot;;;MAX(0;[Sprint8.Y22]-[Sprint8.O22]))" office:value-type="float" office:value="0" calcext:value-type="float">
            <text:p>0</text:p>
          </table:table-cell>
          <table:table-cell table:style-name="ce39" table:formula="of:=IF([Sprint8.$E22]=&quot;&quot;;;MAX(0;[Sprint8.Z22]-[Sprint8.P2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23];[Sprint8.$D23];[Sprint8.$E23])" office:value-type="string" office:string-value="PROJET1#7B" calcext:value-type="string">
            <text:p>PROJET1#7B</text:p>
          </table:table-cell>
          <table:table-cell table:style-name="ce9" table:formula="of:=IFERROR(VLOOKUP([Sprint8.$A23];[$Tasks.$A$11:.$B$15];2;0); &quot;&quot;)" office:value-type="string" office:string-value="Back-end" calcext:value-type="string">
            <text:p>Back-end</text:p>
          </table:table-cell>
          <table:table-cell table:style-name="ce14" office:value-type="string" calcext:value-type="string">
            <text:p>PROJET1</text:p>
          </table:table-cell>
          <table:table-cell table:style-name="ce19" office:value-type="string" calcext:value-type="string">
            <text:p>#7</text:p>
          </table:table-cell>
          <table:table-cell table:style-name="ce24" office:value-type="string" calcext:value-type="string">
            <text:p>B</text:p>
          </table:table-cell>
          <table:table-cell table:style-name="ce3" table:formula="of:=INDIRECT(ADDRESS(MATCH([Sprint8.A23];[$Tasks.$A$11:.$A$15];0)+[$Tasks.$C$1];MATCH([Sprint8.$C$13];[$Tasks.$H$10:.$M$10];0)+[$Tasks.$E$1];1;1;&quot;Tasks&quot;))" office:value-type="float" office:value="5" calcext:value-type="float">
            <text:p>5</text:p>
          </table:table-cell>
          <table:table-cell table:style-name="ce30" table:number-columns-repeated="10"/>
          <table:table-cell table:style-name="ce3" table:formula="of:=[Sprint8.AA23]" office:value-type="float" office:value="5" calcext:value-type="float">
            <text:p>5</text:p>
          </table:table-cell>
          <table:table-cell table:style-name="ce39" table:formula="of:=IF([Sprint8.$A23] =&quot;&quot;;;MAX([Sprint8.$F23]-[Sprint8.G23];0))" office:value-type="float" office:value="5" calcext:value-type="float">
            <text:p>5</text:p>
          </table:table-cell>
          <table:table-cell table:style-name="ce39" table:formula="of:=IF([Sprint8.$E23]=&quot;&quot;;;MAX(0;[Sprint8.R23]-[Sprint8.H23]))" office:value-type="float" office:value="5" calcext:value-type="float">
            <text:p>5</text:p>
          </table:table-cell>
          <table:table-cell table:style-name="ce39" table:formula="of:=IF([Sprint8.$E23]=&quot;&quot;;;MAX(0;[Sprint8.S23]-[Sprint8.I23]))" office:value-type="float" office:value="5" calcext:value-type="float">
            <text:p>5</text:p>
          </table:table-cell>
          <table:table-cell table:style-name="ce39" table:formula="of:=IF([Sprint8.$E23]=&quot;&quot;;;MAX(0;[Sprint8.T23]-[Sprint8.J23]))" office:value-type="float" office:value="5" calcext:value-type="float">
            <text:p>5</text:p>
          </table:table-cell>
          <table:table-cell table:style-name="ce39" table:formula="of:=IF([Sprint8.$E23]=&quot;&quot;;;MAX(0;[Sprint8.U23]-[Sprint8.K23]))" office:value-type="float" office:value="5" calcext:value-type="float">
            <text:p>5</text:p>
          </table:table-cell>
          <table:table-cell table:style-name="ce39" table:formula="of:=IF([Sprint8.$E23]=&quot;&quot;;;MAX(0;[Sprint8.V23]-[Sprint8.L23]))" office:value-type="float" office:value="5" calcext:value-type="float">
            <text:p>5</text:p>
          </table:table-cell>
          <table:table-cell table:style-name="ce39" table:formula="of:=IF([Sprint8.$E23]=&quot;&quot;;;MAX(0;[Sprint8.W23]-[Sprint8.M23]))" office:value-type="float" office:value="5" calcext:value-type="float">
            <text:p>5</text:p>
          </table:table-cell>
          <table:table-cell table:style-name="ce39" table:formula="of:=IF([Sprint8.$E23]=&quot;&quot;;;MAX(0;[Sprint8.X23]-[Sprint8.N23]))" office:value-type="float" office:value="5" calcext:value-type="float">
            <text:p>5</text:p>
          </table:table-cell>
          <table:table-cell table:style-name="ce39" table:formula="of:=IF([Sprint8.$E23]=&quot;&quot;;;MAX(0;[Sprint8.Y23]-[Sprint8.O23]))" office:value-type="float" office:value="5" calcext:value-type="float">
            <text:p>5</text:p>
          </table:table-cell>
          <table:table-cell table:style-name="ce39" table:formula="of:=IF([Sprint8.$E23]=&quot;&quot;;;MAX(0;[Sprint8.Z23]-[Sprint8.P23]))"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table:style-name="ce5" table:formula="of:=CONCATENATE([Sprint8.$C24];[Sprint8.$D24];[Sprint8.$E24])" office:value-type="string" office:string-value="PROJET1#7A" calcext:value-type="string">
            <text:p>PROJET1#7A</text:p>
          </table:table-cell>
          <table:table-cell table:style-name="ce9" table:formula="of:=IFERROR(VLOOKUP([Sprint8.$A24];[$Tasks.$A$11:.$B$15];2;0); &quot;&quot;)" office:value-type="string" office:string-value="Back-end" calcext:value-type="string">
            <text:p>Back-end</text:p>
          </table:table-cell>
          <table:table-cell table:style-name="ce14" office:value-type="string" calcext:value-type="string">
            <text:p>PROJET1</text:p>
          </table:table-cell>
          <table:table-cell table:style-name="ce19" office:value-type="string" calcext:value-type="string">
            <text:p>#7</text:p>
          </table:table-cell>
          <table:table-cell table:style-name="ce24" office:value-type="string" calcext:value-type="string">
            <text:p>A</text:p>
          </table:table-cell>
          <table:table-cell table:style-name="ce3" table:formula="of:=INDIRECT(ADDRESS(MATCH([Sprint8.A24];[$Tasks.$A$11:.$A$15];0)+[$Tasks.$C$1];MATCH([Sprint8.$C$13];[$Tasks.$H$10:.$M$10];0)+[$Tasks.$E$1];1;1;&quot;Tasks&quot;))" office:value-type="float" office:value="3" calcext:value-type="float">
            <text:p>3</text:p>
          </table:table-cell>
          <table:table-cell table:style-name="ce30" table:number-columns-repeated="10"/>
          <table:table-cell table:style-name="ce3" table:formula="of:=[Sprint8.AA24]" office:value-type="float" office:value="3" calcext:value-type="float">
            <text:p>3</text:p>
          </table:table-cell>
          <table:table-cell table:style-name="ce39" table:formula="of:=IF([Sprint8.$A24] =&quot;&quot;;;MAX([Sprint8.$F24]-[Sprint8.G24];0))" office:value-type="float" office:value="3" calcext:value-type="float">
            <text:p>3</text:p>
          </table:table-cell>
          <table:table-cell table:style-name="ce39" table:formula="of:=IF([Sprint8.$E24]=&quot;&quot;;;MAX(0;[Sprint8.R24]-[Sprint8.H24]))" office:value-type="float" office:value="3" calcext:value-type="float">
            <text:p>3</text:p>
          </table:table-cell>
          <table:table-cell table:style-name="ce39" table:formula="of:=IF([Sprint8.$E24]=&quot;&quot;;;MAX(0;[Sprint8.S24]-[Sprint8.I24]))" office:value-type="float" office:value="3" calcext:value-type="float">
            <text:p>3</text:p>
          </table:table-cell>
          <table:table-cell table:style-name="ce39" table:formula="of:=IF([Sprint8.$E24]=&quot;&quot;;;MAX(0;[Sprint8.T24]-[Sprint8.J24]))" office:value-type="float" office:value="3" calcext:value-type="float">
            <text:p>3</text:p>
          </table:table-cell>
          <table:table-cell table:style-name="ce39" table:formula="of:=IF([Sprint8.$E24]=&quot;&quot;;;MAX(0;[Sprint8.U24]-[Sprint8.K24]))" office:value-type="float" office:value="3" calcext:value-type="float">
            <text:p>3</text:p>
          </table:table-cell>
          <table:table-cell table:style-name="ce39" table:formula="of:=IF([Sprint8.$E24]=&quot;&quot;;;MAX(0;[Sprint8.V24]-[Sprint8.L24]))" office:value-type="float" office:value="3" calcext:value-type="float">
            <text:p>3</text:p>
          </table:table-cell>
          <table:table-cell table:style-name="ce39" table:formula="of:=IF([Sprint8.$E24]=&quot;&quot;;;MAX(0;[Sprint8.W24]-[Sprint8.M24]))" office:value-type="float" office:value="3" calcext:value-type="float">
            <text:p>3</text:p>
          </table:table-cell>
          <table:table-cell table:style-name="ce39" table:formula="of:=IF([Sprint8.$E24]=&quot;&quot;;;MAX(0;[Sprint8.X24]-[Sprint8.N24]))" office:value-type="float" office:value="3" calcext:value-type="float">
            <text:p>3</text:p>
          </table:table-cell>
          <table:table-cell table:style-name="ce39" table:formula="of:=IF([Sprint8.$E24]=&quot;&quot;;;MAX(0;[Sprint8.Y24]-[Sprint8.O24]))" office:value-type="float" office:value="3" calcext:value-type="float">
            <text:p>3</text:p>
          </table:table-cell>
          <table:table-cell table:style-name="ce39" table:formula="of:=IF([Sprint8.$E24]=&quot;&quot;;;MAX(0;[Sprint8.Z24]-[Sprint8.P24])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table:style-name="ce5" table:formula="of:=CONCATENATE([Sprint8.$C25];[Sprint8.$D25];[Sprint8.$E25])">
            <text:p/>
          </table:table-cell>
          <table:table-cell table:style-name="ce9" table:formula="of:=IFERROR(VLOOKUP([Sprint8.$A25];[$Tasks.$A16:.$B1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8.AA25]" office:value-type="float" office:value="0" calcext:value-type="float">
            <text:p>0</text:p>
          </table:table-cell>
          <table:table-cell table:style-name="ce39" table:formula="of:=IF([Sprint8.$A25] =&quot;&quot;;;MAX([Sprint8.$F25]-[Sprint8.G25];0))" office:value-type="float" office:value="0" calcext:value-type="float">
            <text:p>0</text:p>
          </table:table-cell>
          <table:table-cell table:style-name="ce39" table:formula="of:=IF([Sprint8.$E25]=&quot;&quot;;;MAX(0;[Sprint8.R25]-[Sprint8.H25]))" office:value-type="float" office:value="0" calcext:value-type="float">
            <text:p>0</text:p>
          </table:table-cell>
          <table:table-cell table:style-name="ce39" table:formula="of:=IF([Sprint8.$E25]=&quot;&quot;;;MAX(0;[Sprint8.S25]-[Sprint8.I25]))" office:value-type="float" office:value="0" calcext:value-type="float">
            <text:p>0</text:p>
          </table:table-cell>
          <table:table-cell table:style-name="ce39" table:formula="of:=IF([Sprint8.$E25]=&quot;&quot;;;MAX(0;[Sprint8.T25]-[Sprint8.J25]))" office:value-type="float" office:value="0" calcext:value-type="float">
            <text:p>0</text:p>
          </table:table-cell>
          <table:table-cell table:style-name="ce39" table:formula="of:=IF([Sprint8.$E25]=&quot;&quot;;;MAX(0;[Sprint8.U25]-[Sprint8.K25]))" office:value-type="float" office:value="0" calcext:value-type="float">
            <text:p>0</text:p>
          </table:table-cell>
          <table:table-cell table:style-name="ce39" table:formula="of:=IF([Sprint8.$E25]=&quot;&quot;;;MAX(0;[Sprint8.V25]-[Sprint8.L25]))" office:value-type="float" office:value="0" calcext:value-type="float">
            <text:p>0</text:p>
          </table:table-cell>
          <table:table-cell table:style-name="ce39" table:formula="of:=IF([Sprint8.$E25]=&quot;&quot;;;MAX(0;[Sprint8.W25]-[Sprint8.M25]))" office:value-type="float" office:value="0" calcext:value-type="float">
            <text:p>0</text:p>
          </table:table-cell>
          <table:table-cell table:style-name="ce39" table:formula="of:=IF([Sprint8.$E25]=&quot;&quot;;;MAX(0;[Sprint8.X25]-[Sprint8.N25]))" office:value-type="float" office:value="0" calcext:value-type="float">
            <text:p>0</text:p>
          </table:table-cell>
          <table:table-cell table:style-name="ce39" table:formula="of:=IF([Sprint8.$E25]=&quot;&quot;;;MAX(0;[Sprint8.Y25]-[Sprint8.O25]))" office:value-type="float" office:value="0" calcext:value-type="float">
            <text:p>0</text:p>
          </table:table-cell>
          <table:table-cell table:style-name="ce39" table:formula="of:=IF([Sprint8.$E25]=&quot;&quot;;;MAX(0;[Sprint8.Z25]-[Sprint8.P2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26];[Sprint8.$D26];[Sprint8.$E26])">
            <text:p/>
          </table:table-cell>
          <table:table-cell table:style-name="ce9" table:formula="of:=IFERROR(VLOOKUP([Sprint8.$A26];[$Tasks.$A16:.$B2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8.AA26]" office:value-type="float" office:value="0" calcext:value-type="float">
            <text:p>0</text:p>
          </table:table-cell>
          <table:table-cell table:style-name="ce39" table:formula="of:=IF([Sprint8.$A26] =&quot;&quot;;;MAX([Sprint8.$F26]-[Sprint8.G26];0))" office:value-type="float" office:value="0" calcext:value-type="float">
            <text:p>0</text:p>
          </table:table-cell>
          <table:table-cell table:style-name="ce39" table:formula="of:=IF([Sprint8.$E26]=&quot;&quot;;;MAX(0;[Sprint8.R26]-[Sprint8.H26]))" office:value-type="float" office:value="0" calcext:value-type="float">
            <text:p>0</text:p>
          </table:table-cell>
          <table:table-cell table:style-name="ce39" table:formula="of:=IF([Sprint8.$E26]=&quot;&quot;;;MAX(0;[Sprint8.S26]-[Sprint8.I26]))" office:value-type="float" office:value="0" calcext:value-type="float">
            <text:p>0</text:p>
          </table:table-cell>
          <table:table-cell table:style-name="ce39" table:formula="of:=IF([Sprint8.$E26]=&quot;&quot;;;MAX(0;[Sprint8.T26]-[Sprint8.J26]))" office:value-type="float" office:value="0" calcext:value-type="float">
            <text:p>0</text:p>
          </table:table-cell>
          <table:table-cell table:style-name="ce39" table:formula="of:=IF([Sprint8.$E26]=&quot;&quot;;;MAX(0;[Sprint8.U26]-[Sprint8.K26]))" office:value-type="float" office:value="0" calcext:value-type="float">
            <text:p>0</text:p>
          </table:table-cell>
          <table:table-cell table:style-name="ce39" table:formula="of:=IF([Sprint8.$E26]=&quot;&quot;;;MAX(0;[Sprint8.V26]-[Sprint8.L26]))" office:value-type="float" office:value="0" calcext:value-type="float">
            <text:p>0</text:p>
          </table:table-cell>
          <table:table-cell table:style-name="ce39" table:formula="of:=IF([Sprint8.$E26]=&quot;&quot;;;MAX(0;[Sprint8.W26]-[Sprint8.M26]))" office:value-type="float" office:value="0" calcext:value-type="float">
            <text:p>0</text:p>
          </table:table-cell>
          <table:table-cell table:style-name="ce39" table:formula="of:=IF([Sprint8.$E26]=&quot;&quot;;;MAX(0;[Sprint8.X26]-[Sprint8.N26]))" office:value-type="float" office:value="0" calcext:value-type="float">
            <text:p>0</text:p>
          </table:table-cell>
          <table:table-cell table:style-name="ce39" table:formula="of:=IF([Sprint8.$E26]=&quot;&quot;;;MAX(0;[Sprint8.Y26]-[Sprint8.O26]))" office:value-type="float" office:value="0" calcext:value-type="float">
            <text:p>0</text:p>
          </table:table-cell>
          <table:table-cell table:style-name="ce39" table:formula="of:=IF([Sprint8.$E26]=&quot;&quot;;;MAX(0;[Sprint8.Z26]-[Sprint8.P2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27];[Sprint8.$D27];[Sprint8.$E27])">
            <text:p/>
          </table:table-cell>
          <table:table-cell table:style-name="ce9" table:formula="of:=IFERROR(VLOOKUP([Sprint8.$A27];[$Tasks.$A17:.$B2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8.AA27]" office:value-type="float" office:value="0" calcext:value-type="float">
            <text:p>0</text:p>
          </table:table-cell>
          <table:table-cell table:style-name="ce39" table:formula="of:=IF([Sprint8.$A27] =&quot;&quot;;;MAX([Sprint8.$F27]-[Sprint8.G27];0))" office:value-type="float" office:value="0" calcext:value-type="float">
            <text:p>0</text:p>
          </table:table-cell>
          <table:table-cell table:style-name="ce39" table:formula="of:=IF([Sprint8.$E27]=&quot;&quot;;;MAX(0;[Sprint8.R27]-[Sprint8.H27]))" office:value-type="float" office:value="0" calcext:value-type="float">
            <text:p>0</text:p>
          </table:table-cell>
          <table:table-cell table:style-name="ce39" table:formula="of:=IF([Sprint8.$E27]=&quot;&quot;;;MAX(0;[Sprint8.S27]-[Sprint8.I27]))" office:value-type="float" office:value="0" calcext:value-type="float">
            <text:p>0</text:p>
          </table:table-cell>
          <table:table-cell table:style-name="ce39" table:formula="of:=IF([Sprint8.$E27]=&quot;&quot;;;MAX(0;[Sprint8.T27]-[Sprint8.J27]))" office:value-type="float" office:value="0" calcext:value-type="float">
            <text:p>0</text:p>
          </table:table-cell>
          <table:table-cell table:style-name="ce39" table:formula="of:=IF([Sprint8.$E27]=&quot;&quot;;;MAX(0;[Sprint8.U27]-[Sprint8.K27]))" office:value-type="float" office:value="0" calcext:value-type="float">
            <text:p>0</text:p>
          </table:table-cell>
          <table:table-cell table:style-name="ce39" table:formula="of:=IF([Sprint8.$E27]=&quot;&quot;;;MAX(0;[Sprint8.V27]-[Sprint8.L27]))" office:value-type="float" office:value="0" calcext:value-type="float">
            <text:p>0</text:p>
          </table:table-cell>
          <table:table-cell table:style-name="ce39" table:formula="of:=IF([Sprint8.$E27]=&quot;&quot;;;MAX(0;[Sprint8.W27]-[Sprint8.M27]))" office:value-type="float" office:value="0" calcext:value-type="float">
            <text:p>0</text:p>
          </table:table-cell>
          <table:table-cell table:style-name="ce39" table:formula="of:=IF([Sprint8.$E27]=&quot;&quot;;;MAX(0;[Sprint8.X27]-[Sprint8.N27]))" office:value-type="float" office:value="0" calcext:value-type="float">
            <text:p>0</text:p>
          </table:table-cell>
          <table:table-cell table:style-name="ce39" table:formula="of:=IF([Sprint8.$E27]=&quot;&quot;;;MAX(0;[Sprint8.Y27]-[Sprint8.O27]))" office:value-type="float" office:value="0" calcext:value-type="float">
            <text:p>0</text:p>
          </table:table-cell>
          <table:table-cell table:style-name="ce39" table:formula="of:=IF([Sprint8.$E27]=&quot;&quot;;;MAX(0;[Sprint8.Z27]-[Sprint8.P2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28];[Sprint8.$D28];[Sprint8.$E28])">
            <text:p/>
          </table:table-cell>
          <table:table-cell table:style-name="ce9" table:formula="of:=IFERROR(VLOOKUP([Sprint8.$A28];[$Tasks.$A18:.$B2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8.AA28]" office:value-type="float" office:value="0" calcext:value-type="float">
            <text:p>0</text:p>
          </table:table-cell>
          <table:table-cell table:style-name="ce39" table:formula="of:=IF([Sprint8.$A28] =&quot;&quot;;;MAX([Sprint8.$F28]-[Sprint8.G28];0))" office:value-type="float" office:value="0" calcext:value-type="float">
            <text:p>0</text:p>
          </table:table-cell>
          <table:table-cell table:style-name="ce39" table:formula="of:=IF([Sprint8.$E28]=&quot;&quot;;;MAX(0;[Sprint8.R28]-[Sprint8.H28]))" office:value-type="float" office:value="0" calcext:value-type="float">
            <text:p>0</text:p>
          </table:table-cell>
          <table:table-cell table:style-name="ce39" table:formula="of:=IF([Sprint8.$E28]=&quot;&quot;;;MAX(0;[Sprint8.S28]-[Sprint8.I28]))" office:value-type="float" office:value="0" calcext:value-type="float">
            <text:p>0</text:p>
          </table:table-cell>
          <table:table-cell table:style-name="ce39" table:formula="of:=IF([Sprint8.$E28]=&quot;&quot;;;MAX(0;[Sprint8.T28]-[Sprint8.J28]))" office:value-type="float" office:value="0" calcext:value-type="float">
            <text:p>0</text:p>
          </table:table-cell>
          <table:table-cell table:style-name="ce39" table:formula="of:=IF([Sprint8.$E28]=&quot;&quot;;;MAX(0;[Sprint8.U28]-[Sprint8.K28]))" office:value-type="float" office:value="0" calcext:value-type="float">
            <text:p>0</text:p>
          </table:table-cell>
          <table:table-cell table:style-name="ce39" table:formula="of:=IF([Sprint8.$E28]=&quot;&quot;;;MAX(0;[Sprint8.V28]-[Sprint8.L28]))" office:value-type="float" office:value="0" calcext:value-type="float">
            <text:p>0</text:p>
          </table:table-cell>
          <table:table-cell table:style-name="ce39" table:formula="of:=IF([Sprint8.$E28]=&quot;&quot;;;MAX(0;[Sprint8.W28]-[Sprint8.M28]))" office:value-type="float" office:value="0" calcext:value-type="float">
            <text:p>0</text:p>
          </table:table-cell>
          <table:table-cell table:style-name="ce39" table:formula="of:=IF([Sprint8.$E28]=&quot;&quot;;;MAX(0;[Sprint8.X28]-[Sprint8.N28]))" office:value-type="float" office:value="0" calcext:value-type="float">
            <text:p>0</text:p>
          </table:table-cell>
          <table:table-cell table:style-name="ce39" table:formula="of:=IF([Sprint8.$E28]=&quot;&quot;;;MAX(0;[Sprint8.Y28]-[Sprint8.O28]))" office:value-type="float" office:value="0" calcext:value-type="float">
            <text:p>0</text:p>
          </table:table-cell>
          <table:table-cell table:style-name="ce39" table:formula="of:=IF([Sprint8.$E28]=&quot;&quot;;;MAX(0;[Sprint8.Z28]-[Sprint8.P2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29];[Sprint8.$D29];[Sprint8.$E29])">
            <text:p/>
          </table:table-cell>
          <table:table-cell table:style-name="ce9" table:formula="of:=IFERROR(VLOOKUP([Sprint8.$A29];[$Tasks.$A19:.$B2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8.AA29]" office:value-type="float" office:value="0" calcext:value-type="float">
            <text:p>0</text:p>
          </table:table-cell>
          <table:table-cell table:style-name="ce39" table:formula="of:=IF([Sprint8.$A29] =&quot;&quot;;;MAX([Sprint8.$F29]-[Sprint8.G29];0))" office:value-type="float" office:value="0" calcext:value-type="float">
            <text:p>0</text:p>
          </table:table-cell>
          <table:table-cell table:style-name="ce39" table:formula="of:=IF([Sprint8.$E29]=&quot;&quot;;;MAX(0;[Sprint8.R29]-[Sprint8.H29]))" office:value-type="float" office:value="0" calcext:value-type="float">
            <text:p>0</text:p>
          </table:table-cell>
          <table:table-cell table:style-name="ce39" table:formula="of:=IF([Sprint8.$E29]=&quot;&quot;;;MAX(0;[Sprint8.S29]-[Sprint8.I29]))" office:value-type="float" office:value="0" calcext:value-type="float">
            <text:p>0</text:p>
          </table:table-cell>
          <table:table-cell table:style-name="ce39" table:formula="of:=IF([Sprint8.$E29]=&quot;&quot;;;MAX(0;[Sprint8.T29]-[Sprint8.J29]))" office:value-type="float" office:value="0" calcext:value-type="float">
            <text:p>0</text:p>
          </table:table-cell>
          <table:table-cell table:style-name="ce39" table:formula="of:=IF([Sprint8.$E29]=&quot;&quot;;;MAX(0;[Sprint8.U29]-[Sprint8.K29]))" office:value-type="float" office:value="0" calcext:value-type="float">
            <text:p>0</text:p>
          </table:table-cell>
          <table:table-cell table:style-name="ce39" table:formula="of:=IF([Sprint8.$E29]=&quot;&quot;;;MAX(0;[Sprint8.V29]-[Sprint8.L29]))" office:value-type="float" office:value="0" calcext:value-type="float">
            <text:p>0</text:p>
          </table:table-cell>
          <table:table-cell table:style-name="ce39" table:formula="of:=IF([Sprint8.$E29]=&quot;&quot;;;MAX(0;[Sprint8.W29]-[Sprint8.M29]))" office:value-type="float" office:value="0" calcext:value-type="float">
            <text:p>0</text:p>
          </table:table-cell>
          <table:table-cell table:style-name="ce39" table:formula="of:=IF([Sprint8.$E29]=&quot;&quot;;;MAX(0;[Sprint8.X29]-[Sprint8.N29]))" office:value-type="float" office:value="0" calcext:value-type="float">
            <text:p>0</text:p>
          </table:table-cell>
          <table:table-cell table:style-name="ce39" table:formula="of:=IF([Sprint8.$E29]=&quot;&quot;;;MAX(0;[Sprint8.Y29]-[Sprint8.O29]))" office:value-type="float" office:value="0" calcext:value-type="float">
            <text:p>0</text:p>
          </table:table-cell>
          <table:table-cell table:style-name="ce39" table:formula="of:=IF([Sprint8.$E29]=&quot;&quot;;;MAX(0;[Sprint8.Z29]-[Sprint8.P2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30];[Sprint8.$D30];[Sprint8.$E30])">
            <text:p/>
          </table:table-cell>
          <table:table-cell table:style-name="ce9" table:formula="of:=IFERROR(VLOOKUP([Sprint8.$A30];[$Tasks.$A20:.$B2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8.AA30]" office:value-type="float" office:value="0" calcext:value-type="float">
            <text:p>0</text:p>
          </table:table-cell>
          <table:table-cell table:style-name="ce39" table:formula="of:=IF([Sprint8.$A30] =&quot;&quot;;;MAX([Sprint8.$F30]-[Sprint8.G30];0))" office:value-type="float" office:value="0" calcext:value-type="float">
            <text:p>0</text:p>
          </table:table-cell>
          <table:table-cell table:style-name="ce39" table:formula="of:=IF([Sprint8.$E30]=&quot;&quot;;;MAX(0;[Sprint8.R30]-[Sprint8.H30]))" office:value-type="float" office:value="0" calcext:value-type="float">
            <text:p>0</text:p>
          </table:table-cell>
          <table:table-cell table:style-name="ce39" table:formula="of:=IF([Sprint8.$E30]=&quot;&quot;;;MAX(0;[Sprint8.S30]-[Sprint8.I30]))" office:value-type="float" office:value="0" calcext:value-type="float">
            <text:p>0</text:p>
          </table:table-cell>
          <table:table-cell table:style-name="ce39" table:formula="of:=IF([Sprint8.$E30]=&quot;&quot;;;MAX(0;[Sprint8.T30]-[Sprint8.J30]))" office:value-type="float" office:value="0" calcext:value-type="float">
            <text:p>0</text:p>
          </table:table-cell>
          <table:table-cell table:style-name="ce39" table:formula="of:=IF([Sprint8.$E30]=&quot;&quot;;;MAX(0;[Sprint8.U30]-[Sprint8.K30]))" office:value-type="float" office:value="0" calcext:value-type="float">
            <text:p>0</text:p>
          </table:table-cell>
          <table:table-cell table:style-name="ce39" table:formula="of:=IF([Sprint8.$E30]=&quot;&quot;;;MAX(0;[Sprint8.V30]-[Sprint8.L30]))" office:value-type="float" office:value="0" calcext:value-type="float">
            <text:p>0</text:p>
          </table:table-cell>
          <table:table-cell table:style-name="ce39" table:formula="of:=IF([Sprint8.$E30]=&quot;&quot;;;MAX(0;[Sprint8.W30]-[Sprint8.M30]))" office:value-type="float" office:value="0" calcext:value-type="float">
            <text:p>0</text:p>
          </table:table-cell>
          <table:table-cell table:style-name="ce39" table:formula="of:=IF([Sprint8.$E30]=&quot;&quot;;;MAX(0;[Sprint8.X30]-[Sprint8.N30]))" office:value-type="float" office:value="0" calcext:value-type="float">
            <text:p>0</text:p>
          </table:table-cell>
          <table:table-cell table:style-name="ce39" table:formula="of:=IF([Sprint8.$E30]=&quot;&quot;;;MAX(0;[Sprint8.Y30]-[Sprint8.O30]))" office:value-type="float" office:value="0" calcext:value-type="float">
            <text:p>0</text:p>
          </table:table-cell>
          <table:table-cell table:style-name="ce39" table:formula="of:=IF([Sprint8.$E30]=&quot;&quot;;;MAX(0;[Sprint8.Z30]-[Sprint8.P3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31];[Sprint8.$D31];[Sprint8.$E31])">
            <text:p/>
          </table:table-cell>
          <table:table-cell table:style-name="ce9" table:formula="of:=IFERROR(VLOOKUP([Sprint8.$A31];[$Tasks.$A21:.$B2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/>
          <table:table-cell table:style-name="ce19"/>
          <table:table-cell table:style-name="ce30" table:number-columns-repeated="8"/>
          <table:table-cell table:style-name="ce3" table:formula="of:=[Sprint8.AA31]" office:value-type="float" office:value="0" calcext:value-type="float">
            <text:p>0</text:p>
          </table:table-cell>
          <table:table-cell table:style-name="ce39" table:formula="of:=IF([Sprint8.$A31] =&quot;&quot;;;MAX([Sprint8.$F31]-[Sprint8.G31];0))" office:value-type="float" office:value="0" calcext:value-type="float">
            <text:p>0</text:p>
          </table:table-cell>
          <table:table-cell table:style-name="ce39" table:formula="of:=IF([Sprint8.$E31]=&quot;&quot;;;MAX(0;[Sprint8.R31]-[Sprint8.H31]))" office:value-type="float" office:value="0" calcext:value-type="float">
            <text:p>0</text:p>
          </table:table-cell>
          <table:table-cell table:style-name="ce39" table:formula="of:=IF([Sprint8.$E31]=&quot;&quot;;;MAX(0;[Sprint8.S31]-[Sprint8.I31]))" office:value-type="float" office:value="0" calcext:value-type="float">
            <text:p>0</text:p>
          </table:table-cell>
          <table:table-cell table:style-name="ce39" table:formula="of:=IF([Sprint8.$E31]=&quot;&quot;;;MAX(0;[Sprint8.T31]-[Sprint8.J31]))" office:value-type="float" office:value="0" calcext:value-type="float">
            <text:p>0</text:p>
          </table:table-cell>
          <table:table-cell table:style-name="ce39" table:formula="of:=IF([Sprint8.$E31]=&quot;&quot;;;MAX(0;[Sprint8.U31]-[Sprint8.K31]))" office:value-type="float" office:value="0" calcext:value-type="float">
            <text:p>0</text:p>
          </table:table-cell>
          <table:table-cell table:style-name="ce39" table:formula="of:=IF([Sprint8.$E31]=&quot;&quot;;;MAX(0;[Sprint8.V31]-[Sprint8.L31]))" office:value-type="float" office:value="0" calcext:value-type="float">
            <text:p>0</text:p>
          </table:table-cell>
          <table:table-cell table:style-name="ce39" table:formula="of:=IF([Sprint8.$E31]=&quot;&quot;;;MAX(0;[Sprint8.W31]-[Sprint8.M31]))" office:value-type="float" office:value="0" calcext:value-type="float">
            <text:p>0</text:p>
          </table:table-cell>
          <table:table-cell table:style-name="ce39" table:formula="of:=IF([Sprint8.$E31]=&quot;&quot;;;MAX(0;[Sprint8.X31]-[Sprint8.N31]))" office:value-type="float" office:value="0" calcext:value-type="float">
            <text:p>0</text:p>
          </table:table-cell>
          <table:table-cell table:style-name="ce39" table:formula="of:=IF([Sprint8.$E31]=&quot;&quot;;;MAX(0;[Sprint8.Y31]-[Sprint8.O31]))" office:value-type="float" office:value="0" calcext:value-type="float">
            <text:p>0</text:p>
          </table:table-cell>
          <table:table-cell table:style-name="ce39" table:formula="of:=IF([Sprint8.$E31]=&quot;&quot;;;MAX(0;[Sprint8.Z31]-[Sprint8.P3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32];[Sprint8.$D32];[Sprint8.$E32])">
            <text:p/>
          </table:table-cell>
          <table:table-cell table:style-name="ce9" table:formula="of:=IFERROR(VLOOKUP([Sprint8.$A32];[$Tasks.$A22:.$B2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/>
          <table:table-cell table:style-name="ce19"/>
          <table:table-cell table:style-name="ce30" table:number-columns-repeated="8"/>
          <table:table-cell table:style-name="ce3" table:formula="of:=[Sprint8.AA32]" office:value-type="float" office:value="0" calcext:value-type="float">
            <text:p>0</text:p>
          </table:table-cell>
          <table:table-cell table:style-name="ce39" table:formula="of:=IF([Sprint8.$A32] =&quot;&quot;;;MAX([Sprint8.$F32]-[Sprint8.G32];0))" office:value-type="float" office:value="0" calcext:value-type="float">
            <text:p>0</text:p>
          </table:table-cell>
          <table:table-cell table:style-name="ce39" table:formula="of:=IF([Sprint8.$E32]=&quot;&quot;;;MAX(0;[Sprint8.R32]-[Sprint8.H32]))" office:value-type="float" office:value="0" calcext:value-type="float">
            <text:p>0</text:p>
          </table:table-cell>
          <table:table-cell table:style-name="ce39" table:formula="of:=IF([Sprint8.$E32]=&quot;&quot;;;MAX(0;[Sprint8.S32]-[Sprint8.I32]))" office:value-type="float" office:value="0" calcext:value-type="float">
            <text:p>0</text:p>
          </table:table-cell>
          <table:table-cell table:style-name="ce39" table:formula="of:=IF([Sprint8.$E32]=&quot;&quot;;;MAX(0;[Sprint8.T32]-[Sprint8.J32]))" office:value-type="float" office:value="0" calcext:value-type="float">
            <text:p>0</text:p>
          </table:table-cell>
          <table:table-cell table:style-name="ce39" table:formula="of:=IF([Sprint8.$E32]=&quot;&quot;;;MAX(0;[Sprint8.U32]-[Sprint8.K32]))" office:value-type="float" office:value="0" calcext:value-type="float">
            <text:p>0</text:p>
          </table:table-cell>
          <table:table-cell table:style-name="ce39" table:formula="of:=IF([Sprint8.$E32]=&quot;&quot;;;MAX(0;[Sprint8.V32]-[Sprint8.L32]))" office:value-type="float" office:value="0" calcext:value-type="float">
            <text:p>0</text:p>
          </table:table-cell>
          <table:table-cell table:style-name="ce39" table:formula="of:=IF([Sprint8.$E32]=&quot;&quot;;;MAX(0;[Sprint8.W32]-[Sprint8.M32]))" office:value-type="float" office:value="0" calcext:value-type="float">
            <text:p>0</text:p>
          </table:table-cell>
          <table:table-cell table:style-name="ce39" table:formula="of:=IF([Sprint8.$E32]=&quot;&quot;;;MAX(0;[Sprint8.X32]-[Sprint8.N32]))" office:value-type="float" office:value="0" calcext:value-type="float">
            <text:p>0</text:p>
          </table:table-cell>
          <table:table-cell table:style-name="ce39" table:formula="of:=IF([Sprint8.$E32]=&quot;&quot;;;MAX(0;[Sprint8.Y32]-[Sprint8.O32]))" office:value-type="float" office:value="0" calcext:value-type="float">
            <text:p>0</text:p>
          </table:table-cell>
          <table:table-cell table:style-name="ce39" table:formula="of:=IF([Sprint8.$E32]=&quot;&quot;;;MAX(0;[Sprint8.Z32]-[Sprint8.P3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33];[Sprint8.$D33];[Sprint8.$E33])">
            <text:p/>
          </table:table-cell>
          <table:table-cell table:style-name="ce9" table:formula="of:=IFERROR(VLOOKUP([Sprint8.$A33];[$Tasks.$A23:.$B2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/>
          <table:table-cell table:style-name="ce19"/>
          <table:table-cell table:style-name="ce30" table:number-columns-repeated="8"/>
          <table:table-cell table:style-name="ce3" table:formula="of:=[Sprint8.AA33]" office:value-type="float" office:value="0" calcext:value-type="float">
            <text:p>0</text:p>
          </table:table-cell>
          <table:table-cell table:style-name="ce39" table:formula="of:=IF([Sprint8.$A33] =&quot;&quot;;;MAX([Sprint8.$F33]-[Sprint8.G33];0))" office:value-type="float" office:value="0" calcext:value-type="float">
            <text:p>0</text:p>
          </table:table-cell>
          <table:table-cell table:style-name="ce39" table:formula="of:=IF([Sprint8.$E33]=&quot;&quot;;;MAX(0;[Sprint8.R33]-[Sprint8.H33]))" office:value-type="float" office:value="0" calcext:value-type="float">
            <text:p>0</text:p>
          </table:table-cell>
          <table:table-cell table:style-name="ce39" table:formula="of:=IF([Sprint8.$E33]=&quot;&quot;;;MAX(0;[Sprint8.S33]-[Sprint8.I33]))" office:value-type="float" office:value="0" calcext:value-type="float">
            <text:p>0</text:p>
          </table:table-cell>
          <table:table-cell table:style-name="ce39" table:formula="of:=IF([Sprint8.$E33]=&quot;&quot;;;MAX(0;[Sprint8.T33]-[Sprint8.J33]))" office:value-type="float" office:value="0" calcext:value-type="float">
            <text:p>0</text:p>
          </table:table-cell>
          <table:table-cell table:style-name="ce39" table:formula="of:=IF([Sprint8.$E33]=&quot;&quot;;;MAX(0;[Sprint8.U33]-[Sprint8.K33]))" office:value-type="float" office:value="0" calcext:value-type="float">
            <text:p>0</text:p>
          </table:table-cell>
          <table:table-cell table:style-name="ce39" table:formula="of:=IF([Sprint8.$E33]=&quot;&quot;;;MAX(0;[Sprint8.V33]-[Sprint8.L33]))" office:value-type="float" office:value="0" calcext:value-type="float">
            <text:p>0</text:p>
          </table:table-cell>
          <table:table-cell table:style-name="ce39" table:formula="of:=IF([Sprint8.$E33]=&quot;&quot;;;MAX(0;[Sprint8.W33]-[Sprint8.M33]))" office:value-type="float" office:value="0" calcext:value-type="float">
            <text:p>0</text:p>
          </table:table-cell>
          <table:table-cell table:style-name="ce39" table:formula="of:=IF([Sprint8.$E33]=&quot;&quot;;;MAX(0;[Sprint8.X33]-[Sprint8.N33]))" office:value-type="float" office:value="0" calcext:value-type="float">
            <text:p>0</text:p>
          </table:table-cell>
          <table:table-cell table:style-name="ce39" table:formula="of:=IF([Sprint8.$E33]=&quot;&quot;;;MAX(0;[Sprint8.Y33]-[Sprint8.O33]))" office:value-type="float" office:value="0" calcext:value-type="float">
            <text:p>0</text:p>
          </table:table-cell>
          <table:table-cell table:style-name="ce39" table:formula="of:=IF([Sprint8.$E33]=&quot;&quot;;;MAX(0;[Sprint8.Z33]-[Sprint8.P3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34];[Sprint8.$D34];[Sprint8.$E34])">
            <text:p/>
          </table:table-cell>
          <table:table-cell table:style-name="ce9" table:formula="of:=IFERROR(VLOOKUP([Sprint8.$A34];[$Tasks.$A24:.$B2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/>
          <table:table-cell table:style-name="ce19"/>
          <table:table-cell table:style-name="ce30" table:number-columns-repeated="8"/>
          <table:table-cell table:style-name="ce3" table:formula="of:=[Sprint8.AA34]" office:value-type="float" office:value="0" calcext:value-type="float">
            <text:p>0</text:p>
          </table:table-cell>
          <table:table-cell table:style-name="ce39" table:formula="of:=IF([Sprint8.$A34] =&quot;&quot;;;MAX([Sprint8.$F34]-[Sprint8.G34];0))" office:value-type="float" office:value="0" calcext:value-type="float">
            <text:p>0</text:p>
          </table:table-cell>
          <table:table-cell table:style-name="ce39" table:formula="of:=IF([Sprint8.$E34]=&quot;&quot;;;MAX(0;[Sprint8.R34]-[Sprint8.H34]))" office:value-type="float" office:value="0" calcext:value-type="float">
            <text:p>0</text:p>
          </table:table-cell>
          <table:table-cell table:style-name="ce39" table:formula="of:=IF([Sprint8.$E34]=&quot;&quot;;;MAX(0;[Sprint8.S34]-[Sprint8.I34]))" office:value-type="float" office:value="0" calcext:value-type="float">
            <text:p>0</text:p>
          </table:table-cell>
          <table:table-cell table:style-name="ce39" table:formula="of:=IF([Sprint8.$E34]=&quot;&quot;;;MAX(0;[Sprint8.T34]-[Sprint8.J34]))" office:value-type="float" office:value="0" calcext:value-type="float">
            <text:p>0</text:p>
          </table:table-cell>
          <table:table-cell table:style-name="ce39" table:formula="of:=IF([Sprint8.$E34]=&quot;&quot;;;MAX(0;[Sprint8.U34]-[Sprint8.K34]))" office:value-type="float" office:value="0" calcext:value-type="float">
            <text:p>0</text:p>
          </table:table-cell>
          <table:table-cell table:style-name="ce39" table:formula="of:=IF([Sprint8.$E34]=&quot;&quot;;;MAX(0;[Sprint8.V34]-[Sprint8.L34]))" office:value-type="float" office:value="0" calcext:value-type="float">
            <text:p>0</text:p>
          </table:table-cell>
          <table:table-cell table:style-name="ce39" table:formula="of:=IF([Sprint8.$E34]=&quot;&quot;;;MAX(0;[Sprint8.W34]-[Sprint8.M34]))" office:value-type="float" office:value="0" calcext:value-type="float">
            <text:p>0</text:p>
          </table:table-cell>
          <table:table-cell table:style-name="ce39" table:formula="of:=IF([Sprint8.$E34]=&quot;&quot;;;MAX(0;[Sprint8.X34]-[Sprint8.N34]))" office:value-type="float" office:value="0" calcext:value-type="float">
            <text:p>0</text:p>
          </table:table-cell>
          <table:table-cell table:style-name="ce39" table:formula="of:=IF([Sprint8.$E34]=&quot;&quot;;;MAX(0;[Sprint8.Y34]-[Sprint8.O34]))" office:value-type="float" office:value="0" calcext:value-type="float">
            <text:p>0</text:p>
          </table:table-cell>
          <table:table-cell table:style-name="ce39" table:formula="of:=IF([Sprint8.$E34]=&quot;&quot;;;MAX(0;[Sprint8.Z34]-[Sprint8.P3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35];[Sprint8.$D35];[Sprint8.$E35])">
            <text:p/>
          </table:table-cell>
          <table:table-cell table:style-name="ce9" table:formula="of:=IFERROR(VLOOKUP([Sprint8.$A35];[$Tasks.$A25:.$B2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8.AA35]" office:value-type="float" office:value="0" calcext:value-type="float">
            <text:p>0</text:p>
          </table:table-cell>
          <table:table-cell table:style-name="ce39" table:formula="of:=IF([Sprint8.$A35] =&quot;&quot;;;MAX([Sprint8.$F35]-[Sprint8.G35];0))" office:value-type="float" office:value="0" calcext:value-type="float">
            <text:p>0</text:p>
          </table:table-cell>
          <table:table-cell table:style-name="ce39" table:formula="of:=IF([Sprint8.$E35]=&quot;&quot;;;MAX(0;[Sprint8.R35]-[Sprint8.H35]))" office:value-type="float" office:value="0" calcext:value-type="float">
            <text:p>0</text:p>
          </table:table-cell>
          <table:table-cell table:style-name="ce39" table:formula="of:=IF([Sprint8.$E35]=&quot;&quot;;;MAX(0;[Sprint8.S35]-[Sprint8.I35]))" office:value-type="float" office:value="0" calcext:value-type="float">
            <text:p>0</text:p>
          </table:table-cell>
          <table:table-cell table:style-name="ce39" table:formula="of:=IF([Sprint8.$E35]=&quot;&quot;;;MAX(0;[Sprint8.T35]-[Sprint8.J35]))" office:value-type="float" office:value="0" calcext:value-type="float">
            <text:p>0</text:p>
          </table:table-cell>
          <table:table-cell table:style-name="ce39" table:formula="of:=IF([Sprint8.$E35]=&quot;&quot;;;MAX(0;[Sprint8.U35]-[Sprint8.K35]))" office:value-type="float" office:value="0" calcext:value-type="float">
            <text:p>0</text:p>
          </table:table-cell>
          <table:table-cell table:style-name="ce39" table:formula="of:=IF([Sprint8.$E35]=&quot;&quot;;;MAX(0;[Sprint8.V35]-[Sprint8.L35]))" office:value-type="float" office:value="0" calcext:value-type="float">
            <text:p>0</text:p>
          </table:table-cell>
          <table:table-cell table:style-name="ce39" table:formula="of:=IF([Sprint8.$E35]=&quot;&quot;;;MAX(0;[Sprint8.W35]-[Sprint8.M35]))" office:value-type="float" office:value="0" calcext:value-type="float">
            <text:p>0</text:p>
          </table:table-cell>
          <table:table-cell table:style-name="ce39" table:formula="of:=IF([Sprint8.$E35]=&quot;&quot;;;MAX(0;[Sprint8.X35]-[Sprint8.N35]))" office:value-type="float" office:value="0" calcext:value-type="float">
            <text:p>0</text:p>
          </table:table-cell>
          <table:table-cell table:style-name="ce39" table:formula="of:=IF([Sprint8.$E35]=&quot;&quot;;;MAX(0;[Sprint8.Y35]-[Sprint8.O35]))" office:value-type="float" office:value="0" calcext:value-type="float">
            <text:p>0</text:p>
          </table:table-cell>
          <table:table-cell table:style-name="ce39" table:formula="of:=IF([Sprint8.$E35]=&quot;&quot;;;MAX(0;[Sprint8.Z35]-[Sprint8.P3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36];[Sprint8.$D36];[Sprint8.$E36])">
            <text:p/>
          </table:table-cell>
          <table:table-cell table:style-name="ce9" table:formula="of:=IFERROR(VLOOKUP([Sprint8.$A36];[$Tasks.$A26:.$B3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8.AA36]" office:value-type="float" office:value="0" calcext:value-type="float">
            <text:p>0</text:p>
          </table:table-cell>
          <table:table-cell table:style-name="ce39" table:formula="of:=IF([Sprint8.$A36] =&quot;&quot;;;MAX([Sprint8.$F36]-[Sprint8.G36];0))" office:value-type="float" office:value="0" calcext:value-type="float">
            <text:p>0</text:p>
          </table:table-cell>
          <table:table-cell table:style-name="ce39" table:formula="of:=IF([Sprint8.$E36]=&quot;&quot;;;MAX(0;[Sprint8.R36]-[Sprint8.H36]))" office:value-type="float" office:value="0" calcext:value-type="float">
            <text:p>0</text:p>
          </table:table-cell>
          <table:table-cell table:style-name="ce39" table:formula="of:=IF([Sprint8.$E36]=&quot;&quot;;;MAX(0;[Sprint8.S36]-[Sprint8.I36]))" office:value-type="float" office:value="0" calcext:value-type="float">
            <text:p>0</text:p>
          </table:table-cell>
          <table:table-cell table:style-name="ce39" table:formula="of:=IF([Sprint8.$E36]=&quot;&quot;;;MAX(0;[Sprint8.T36]-[Sprint8.J36]))" office:value-type="float" office:value="0" calcext:value-type="float">
            <text:p>0</text:p>
          </table:table-cell>
          <table:table-cell table:style-name="ce39" table:formula="of:=IF([Sprint8.$E36]=&quot;&quot;;;MAX(0;[Sprint8.U36]-[Sprint8.K36]))" office:value-type="float" office:value="0" calcext:value-type="float">
            <text:p>0</text:p>
          </table:table-cell>
          <table:table-cell table:style-name="ce39" table:formula="of:=IF([Sprint8.$E36]=&quot;&quot;;;MAX(0;[Sprint8.V36]-[Sprint8.L36]))" office:value-type="float" office:value="0" calcext:value-type="float">
            <text:p>0</text:p>
          </table:table-cell>
          <table:table-cell table:style-name="ce39" table:formula="of:=IF([Sprint8.$E36]=&quot;&quot;;;MAX(0;[Sprint8.W36]-[Sprint8.M36]))" office:value-type="float" office:value="0" calcext:value-type="float">
            <text:p>0</text:p>
          </table:table-cell>
          <table:table-cell table:style-name="ce39" table:formula="of:=IF([Sprint8.$E36]=&quot;&quot;;;MAX(0;[Sprint8.X36]-[Sprint8.N36]))" office:value-type="float" office:value="0" calcext:value-type="float">
            <text:p>0</text:p>
          </table:table-cell>
          <table:table-cell table:style-name="ce39" table:formula="of:=IF([Sprint8.$E36]=&quot;&quot;;;MAX(0;[Sprint8.Y36]-[Sprint8.O36]))" office:value-type="float" office:value="0" calcext:value-type="float">
            <text:p>0</text:p>
          </table:table-cell>
          <table:table-cell table:style-name="ce39" table:formula="of:=IF([Sprint8.$E36]=&quot;&quot;;;MAX(0;[Sprint8.Z36]-[Sprint8.P3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37];[Sprint8.$D37];[Sprint8.$E37])">
            <text:p/>
          </table:table-cell>
          <table:table-cell table:style-name="ce9" table:formula="of:=IFERROR(VLOOKUP([Sprint8.$A37];[$Tasks.$A27:.$B3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8.AA37]" office:value-type="float" office:value="0" calcext:value-type="float">
            <text:p>0</text:p>
          </table:table-cell>
          <table:table-cell table:style-name="ce39" table:formula="of:=IF([Sprint8.$A37] =&quot;&quot;;;MAX([Sprint8.$F37]-[Sprint8.G37];0))" office:value-type="float" office:value="0" calcext:value-type="float">
            <text:p>0</text:p>
          </table:table-cell>
          <table:table-cell table:style-name="ce39" table:formula="of:=IF([Sprint8.$E37]=&quot;&quot;;;MAX(0;[Sprint8.R37]-[Sprint8.H37]))" office:value-type="float" office:value="0" calcext:value-type="float">
            <text:p>0</text:p>
          </table:table-cell>
          <table:table-cell table:style-name="ce39" table:formula="of:=IF([Sprint8.$E37]=&quot;&quot;;;MAX(0;[Sprint8.S37]-[Sprint8.I37]))" office:value-type="float" office:value="0" calcext:value-type="float">
            <text:p>0</text:p>
          </table:table-cell>
          <table:table-cell table:style-name="ce39" table:formula="of:=IF([Sprint8.$E37]=&quot;&quot;;;MAX(0;[Sprint8.T37]-[Sprint8.J37]))" office:value-type="float" office:value="0" calcext:value-type="float">
            <text:p>0</text:p>
          </table:table-cell>
          <table:table-cell table:style-name="ce39" table:formula="of:=IF([Sprint8.$E37]=&quot;&quot;;;MAX(0;[Sprint8.U37]-[Sprint8.K37]))" office:value-type="float" office:value="0" calcext:value-type="float">
            <text:p>0</text:p>
          </table:table-cell>
          <table:table-cell table:style-name="ce39" table:formula="of:=IF([Sprint8.$E37]=&quot;&quot;;;MAX(0;[Sprint8.V37]-[Sprint8.L37]))" office:value-type="float" office:value="0" calcext:value-type="float">
            <text:p>0</text:p>
          </table:table-cell>
          <table:table-cell table:style-name="ce39" table:formula="of:=IF([Sprint8.$E37]=&quot;&quot;;;MAX(0;[Sprint8.W37]-[Sprint8.M37]))" office:value-type="float" office:value="0" calcext:value-type="float">
            <text:p>0</text:p>
          </table:table-cell>
          <table:table-cell table:style-name="ce39" table:formula="of:=IF([Sprint8.$E37]=&quot;&quot;;;MAX(0;[Sprint8.X37]-[Sprint8.N37]))" office:value-type="float" office:value="0" calcext:value-type="float">
            <text:p>0</text:p>
          </table:table-cell>
          <table:table-cell table:style-name="ce39" table:formula="of:=IF([Sprint8.$E37]=&quot;&quot;;;MAX(0;[Sprint8.Y37]-[Sprint8.O37]))" office:value-type="float" office:value="0" calcext:value-type="float">
            <text:p>0</text:p>
          </table:table-cell>
          <table:table-cell table:style-name="ce39" table:formula="of:=IF([Sprint8.$E37]=&quot;&quot;;;MAX(0;[Sprint8.Z37]-[Sprint8.P3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38];[Sprint8.$D38];[Sprint8.$E38])">
            <text:p/>
          </table:table-cell>
          <table:table-cell table:style-name="ce9" table:formula="of:=IFERROR(VLOOKUP([Sprint8.$A38];[$Tasks.$A28:.$B3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8.AA38]" office:value-type="float" office:value="0" calcext:value-type="float">
            <text:p>0</text:p>
          </table:table-cell>
          <table:table-cell table:style-name="ce39" table:formula="of:=IF([Sprint8.$A38] =&quot;&quot;;;MAX([Sprint8.$F38]-[Sprint8.G38];0))" office:value-type="float" office:value="0" calcext:value-type="float">
            <text:p>0</text:p>
          </table:table-cell>
          <table:table-cell table:style-name="ce39" table:formula="of:=IF([Sprint8.$E38]=&quot;&quot;;;MAX(0;[Sprint8.R38]-[Sprint8.H38]))" office:value-type="float" office:value="0" calcext:value-type="float">
            <text:p>0</text:p>
          </table:table-cell>
          <table:table-cell table:style-name="ce39" table:formula="of:=IF([Sprint8.$E38]=&quot;&quot;;;MAX(0;[Sprint8.S38]-[Sprint8.I38]))" office:value-type="float" office:value="0" calcext:value-type="float">
            <text:p>0</text:p>
          </table:table-cell>
          <table:table-cell table:style-name="ce39" table:formula="of:=IF([Sprint8.$E38]=&quot;&quot;;;MAX(0;[Sprint8.T38]-[Sprint8.J38]))" office:value-type="float" office:value="0" calcext:value-type="float">
            <text:p>0</text:p>
          </table:table-cell>
          <table:table-cell table:style-name="ce39" table:formula="of:=IF([Sprint8.$E38]=&quot;&quot;;;MAX(0;[Sprint8.U38]-[Sprint8.K38]))" office:value-type="float" office:value="0" calcext:value-type="float">
            <text:p>0</text:p>
          </table:table-cell>
          <table:table-cell table:style-name="ce39" table:formula="of:=IF([Sprint8.$E38]=&quot;&quot;;;MAX(0;[Sprint8.V38]-[Sprint8.L38]))" office:value-type="float" office:value="0" calcext:value-type="float">
            <text:p>0</text:p>
          </table:table-cell>
          <table:table-cell table:style-name="ce39" table:formula="of:=IF([Sprint8.$E38]=&quot;&quot;;;MAX(0;[Sprint8.W38]-[Sprint8.M38]))" office:value-type="float" office:value="0" calcext:value-type="float">
            <text:p>0</text:p>
          </table:table-cell>
          <table:table-cell table:style-name="ce39" table:formula="of:=IF([Sprint8.$E38]=&quot;&quot;;;MAX(0;[Sprint8.X38]-[Sprint8.N38]))" office:value-type="float" office:value="0" calcext:value-type="float">
            <text:p>0</text:p>
          </table:table-cell>
          <table:table-cell table:style-name="ce39" table:formula="of:=IF([Sprint8.$E38]=&quot;&quot;;;MAX(0;[Sprint8.Y38]-[Sprint8.O38]))" office:value-type="float" office:value="0" calcext:value-type="float">
            <text:p>0</text:p>
          </table:table-cell>
          <table:table-cell table:style-name="ce39" table:formula="of:=IF([Sprint8.$E38]=&quot;&quot;;;MAX(0;[Sprint8.Z38]-[Sprint8.P3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39];[Sprint8.$D39];[Sprint8.$E39])">
            <text:p/>
          </table:table-cell>
          <table:table-cell table:style-name="ce9" table:formula="of:=IFERROR(VLOOKUP([Sprint8.$A39];[$Tasks.$A29:.$B3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8.AA39]" office:value-type="float" office:value="0" calcext:value-type="float">
            <text:p>0</text:p>
          </table:table-cell>
          <table:table-cell table:style-name="ce39" table:formula="of:=IF([Sprint8.$A39] =&quot;&quot;;;MAX([Sprint8.$F39]-[Sprint8.G39];0))" office:value-type="float" office:value="0" calcext:value-type="float">
            <text:p>0</text:p>
          </table:table-cell>
          <table:table-cell table:style-name="ce39" table:formula="of:=IF([Sprint8.$E39]=&quot;&quot;;;MAX(0;[Sprint8.R39]-[Sprint8.H39]))" office:value-type="float" office:value="0" calcext:value-type="float">
            <text:p>0</text:p>
          </table:table-cell>
          <table:table-cell table:style-name="ce39" table:formula="of:=IF([Sprint8.$E39]=&quot;&quot;;;MAX(0;[Sprint8.S39]-[Sprint8.I39]))" office:value-type="float" office:value="0" calcext:value-type="float">
            <text:p>0</text:p>
          </table:table-cell>
          <table:table-cell table:style-name="ce39" table:formula="of:=IF([Sprint8.$E39]=&quot;&quot;;;MAX(0;[Sprint8.T39]-[Sprint8.J39]))" office:value-type="float" office:value="0" calcext:value-type="float">
            <text:p>0</text:p>
          </table:table-cell>
          <table:table-cell table:style-name="ce39" table:formula="of:=IF([Sprint8.$E39]=&quot;&quot;;;MAX(0;[Sprint8.U39]-[Sprint8.K39]))" office:value-type="float" office:value="0" calcext:value-type="float">
            <text:p>0</text:p>
          </table:table-cell>
          <table:table-cell table:style-name="ce39" table:formula="of:=IF([Sprint8.$E39]=&quot;&quot;;;MAX(0;[Sprint8.V39]-[Sprint8.L39]))" office:value-type="float" office:value="0" calcext:value-type="float">
            <text:p>0</text:p>
          </table:table-cell>
          <table:table-cell table:style-name="ce39" table:formula="of:=IF([Sprint8.$E39]=&quot;&quot;;;MAX(0;[Sprint8.W39]-[Sprint8.M39]))" office:value-type="float" office:value="0" calcext:value-type="float">
            <text:p>0</text:p>
          </table:table-cell>
          <table:table-cell table:style-name="ce39" table:formula="of:=IF([Sprint8.$E39]=&quot;&quot;;;MAX(0;[Sprint8.X39]-[Sprint8.N39]))" office:value-type="float" office:value="0" calcext:value-type="float">
            <text:p>0</text:p>
          </table:table-cell>
          <table:table-cell table:style-name="ce39" table:formula="of:=IF([Sprint8.$E39]=&quot;&quot;;;MAX(0;[Sprint8.Y39]-[Sprint8.O39]))" office:value-type="float" office:value="0" calcext:value-type="float">
            <text:p>0</text:p>
          </table:table-cell>
          <table:table-cell table:style-name="ce39" table:formula="of:=IF([Sprint8.$E39]=&quot;&quot;;;MAX(0;[Sprint8.Z39]-[Sprint8.P3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40];[Sprint8.$D40];[Sprint8.$E40])">
            <text:p/>
          </table:table-cell>
          <table:table-cell table:style-name="ce9" table:formula="of:=IFERROR(VLOOKUP([Sprint8.$A40];[$Tasks.$A30:.$B3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8.AA40]" office:value-type="float" office:value="0" calcext:value-type="float">
            <text:p>0</text:p>
          </table:table-cell>
          <table:table-cell table:style-name="ce39" table:formula="of:=IF([Sprint8.$A40] =&quot;&quot;;;MAX([Sprint8.$F40]-[Sprint8.G40];0))" office:value-type="float" office:value="0" calcext:value-type="float">
            <text:p>0</text:p>
          </table:table-cell>
          <table:table-cell table:style-name="ce39" table:formula="of:=IF([Sprint8.$E40]=&quot;&quot;;;MAX(0;[Sprint8.R40]-[Sprint8.H40]))" office:value-type="float" office:value="0" calcext:value-type="float">
            <text:p>0</text:p>
          </table:table-cell>
          <table:table-cell table:style-name="ce39" table:formula="of:=IF([Sprint8.$E40]=&quot;&quot;;;MAX(0;[Sprint8.S40]-[Sprint8.I40]))" office:value-type="float" office:value="0" calcext:value-type="float">
            <text:p>0</text:p>
          </table:table-cell>
          <table:table-cell table:style-name="ce39" table:formula="of:=IF([Sprint8.$E40]=&quot;&quot;;;MAX(0;[Sprint8.T40]-[Sprint8.J40]))" office:value-type="float" office:value="0" calcext:value-type="float">
            <text:p>0</text:p>
          </table:table-cell>
          <table:table-cell table:style-name="ce39" table:formula="of:=IF([Sprint8.$E40]=&quot;&quot;;;MAX(0;[Sprint8.U40]-[Sprint8.K40]))" office:value-type="float" office:value="0" calcext:value-type="float">
            <text:p>0</text:p>
          </table:table-cell>
          <table:table-cell table:style-name="ce39" table:formula="of:=IF([Sprint8.$E40]=&quot;&quot;;;MAX(0;[Sprint8.V40]-[Sprint8.L40]))" office:value-type="float" office:value="0" calcext:value-type="float">
            <text:p>0</text:p>
          </table:table-cell>
          <table:table-cell table:style-name="ce39" table:formula="of:=IF([Sprint8.$E40]=&quot;&quot;;;MAX(0;[Sprint8.W40]-[Sprint8.M40]))" office:value-type="float" office:value="0" calcext:value-type="float">
            <text:p>0</text:p>
          </table:table-cell>
          <table:table-cell table:style-name="ce39" table:formula="of:=IF([Sprint8.$E40]=&quot;&quot;;;MAX(0;[Sprint8.X40]-[Sprint8.N40]))" office:value-type="float" office:value="0" calcext:value-type="float">
            <text:p>0</text:p>
          </table:table-cell>
          <table:table-cell table:style-name="ce39" table:formula="of:=IF([Sprint8.$E40]=&quot;&quot;;;MAX(0;[Sprint8.Y40]-[Sprint8.O40]))" office:value-type="float" office:value="0" calcext:value-type="float">
            <text:p>0</text:p>
          </table:table-cell>
          <table:table-cell table:style-name="ce39" table:formula="of:=IF([Sprint8.$E40]=&quot;&quot;;;MAX(0;[Sprint8.Z40]-[Sprint8.P4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41];[Sprint8.$D41];[Sprint8.$E41])">
            <text:p/>
          </table:table-cell>
          <table:table-cell table:style-name="ce9" table:formula="of:=IFERROR(VLOOKUP([Sprint8.$A41];[$Tasks.$A31:.$B3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8.AA41]" office:value-type="float" office:value="0" calcext:value-type="float">
            <text:p>0</text:p>
          </table:table-cell>
          <table:table-cell table:style-name="ce39" table:formula="of:=IF([Sprint8.$A41] =&quot;&quot;;;MAX([Sprint8.$F41]-[Sprint8.G41];0))" office:value-type="float" office:value="0" calcext:value-type="float">
            <text:p>0</text:p>
          </table:table-cell>
          <table:table-cell table:style-name="ce39" table:formula="of:=IF([Sprint8.$E41]=&quot;&quot;;;MAX(0;[Sprint8.R41]-[Sprint8.H41]))" office:value-type="float" office:value="0" calcext:value-type="float">
            <text:p>0</text:p>
          </table:table-cell>
          <table:table-cell table:style-name="ce39" table:formula="of:=IF([Sprint8.$E41]=&quot;&quot;;;MAX(0;[Sprint8.S41]-[Sprint8.I41]))" office:value-type="float" office:value="0" calcext:value-type="float">
            <text:p>0</text:p>
          </table:table-cell>
          <table:table-cell table:style-name="ce39" table:formula="of:=IF([Sprint8.$E41]=&quot;&quot;;;MAX(0;[Sprint8.T41]-[Sprint8.J41]))" office:value-type="float" office:value="0" calcext:value-type="float">
            <text:p>0</text:p>
          </table:table-cell>
          <table:table-cell table:style-name="ce39" table:formula="of:=IF([Sprint8.$E41]=&quot;&quot;;;MAX(0;[Sprint8.U41]-[Sprint8.K41]))" office:value-type="float" office:value="0" calcext:value-type="float">
            <text:p>0</text:p>
          </table:table-cell>
          <table:table-cell table:style-name="ce39" table:formula="of:=IF([Sprint8.$E41]=&quot;&quot;;;MAX(0;[Sprint8.V41]-[Sprint8.L41]))" office:value-type="float" office:value="0" calcext:value-type="float">
            <text:p>0</text:p>
          </table:table-cell>
          <table:table-cell table:style-name="ce39" table:formula="of:=IF([Sprint8.$E41]=&quot;&quot;;;MAX(0;[Sprint8.W41]-[Sprint8.M41]))" office:value-type="float" office:value="0" calcext:value-type="float">
            <text:p>0</text:p>
          </table:table-cell>
          <table:table-cell table:style-name="ce39" table:formula="of:=IF([Sprint8.$E41]=&quot;&quot;;;MAX(0;[Sprint8.X41]-[Sprint8.N41]))" office:value-type="float" office:value="0" calcext:value-type="float">
            <text:p>0</text:p>
          </table:table-cell>
          <table:table-cell table:style-name="ce39" table:formula="of:=IF([Sprint8.$E41]=&quot;&quot;;;MAX(0;[Sprint8.Y41]-[Sprint8.O41]))" office:value-type="float" office:value="0" calcext:value-type="float">
            <text:p>0</text:p>
          </table:table-cell>
          <table:table-cell table:style-name="ce39" table:formula="of:=IF([Sprint8.$E41]=&quot;&quot;;;MAX(0;[Sprint8.Z41]-[Sprint8.P4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42];[Sprint8.$D42];[Sprint8.$E42])">
            <text:p/>
          </table:table-cell>
          <table:table-cell table:style-name="ce9" table:formula="of:=IFERROR(VLOOKUP([Sprint8.$A42];[$Tasks.$A32:.$B3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8.AA42]" office:value-type="float" office:value="0" calcext:value-type="float">
            <text:p>0</text:p>
          </table:table-cell>
          <table:table-cell table:style-name="ce39" table:formula="of:=IF([Sprint8.$A42] =&quot;&quot;;;MAX([Sprint8.$F42]-[Sprint8.G42];0))" office:value-type="float" office:value="0" calcext:value-type="float">
            <text:p>0</text:p>
          </table:table-cell>
          <table:table-cell table:style-name="ce39" table:formula="of:=IF([Sprint8.$E42]=&quot;&quot;;;MAX(0;[Sprint8.R42]-[Sprint8.H42]))" office:value-type="float" office:value="0" calcext:value-type="float">
            <text:p>0</text:p>
          </table:table-cell>
          <table:table-cell table:style-name="ce39" table:formula="of:=IF([Sprint8.$E42]=&quot;&quot;;;MAX(0;[Sprint8.S42]-[Sprint8.I42]))" office:value-type="float" office:value="0" calcext:value-type="float">
            <text:p>0</text:p>
          </table:table-cell>
          <table:table-cell table:style-name="ce39" table:formula="of:=IF([Sprint8.$E42]=&quot;&quot;;;MAX(0;[Sprint8.T42]-[Sprint8.J42]))" office:value-type="float" office:value="0" calcext:value-type="float">
            <text:p>0</text:p>
          </table:table-cell>
          <table:table-cell table:style-name="ce39" table:formula="of:=IF([Sprint8.$E42]=&quot;&quot;;;MAX(0;[Sprint8.U42]-[Sprint8.K42]))" office:value-type="float" office:value="0" calcext:value-type="float">
            <text:p>0</text:p>
          </table:table-cell>
          <table:table-cell table:style-name="ce39" table:formula="of:=IF([Sprint8.$E42]=&quot;&quot;;;MAX(0;[Sprint8.V42]-[Sprint8.L42]))" office:value-type="float" office:value="0" calcext:value-type="float">
            <text:p>0</text:p>
          </table:table-cell>
          <table:table-cell table:style-name="ce39" table:formula="of:=IF([Sprint8.$E42]=&quot;&quot;;;MAX(0;[Sprint8.W42]-[Sprint8.M42]))" office:value-type="float" office:value="0" calcext:value-type="float">
            <text:p>0</text:p>
          </table:table-cell>
          <table:table-cell table:style-name="ce39" table:formula="of:=IF([Sprint8.$E42]=&quot;&quot;;;MAX(0;[Sprint8.X42]-[Sprint8.N42]))" office:value-type="float" office:value="0" calcext:value-type="float">
            <text:p>0</text:p>
          </table:table-cell>
          <table:table-cell table:style-name="ce39" table:formula="of:=IF([Sprint8.$E42]=&quot;&quot;;;MAX(0;[Sprint8.Y42]-[Sprint8.O42]))" office:value-type="float" office:value="0" calcext:value-type="float">
            <text:p>0</text:p>
          </table:table-cell>
          <table:table-cell table:style-name="ce39" table:formula="of:=IF([Sprint8.$E42]=&quot;&quot;;;MAX(0;[Sprint8.Z42]-[Sprint8.P4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43];[Sprint8.$D43];[Sprint8.$E43])">
            <text:p/>
          </table:table-cell>
          <table:table-cell table:style-name="ce9" table:formula="of:=IFERROR(VLOOKUP([Sprint8.$A43];[$Tasks.$A33:.$B3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8.AA43]" office:value-type="float" office:value="0" calcext:value-type="float">
            <text:p>0</text:p>
          </table:table-cell>
          <table:table-cell table:style-name="ce39" table:formula="of:=IF([Sprint8.$A43] =&quot;&quot;;;MAX([Sprint8.$F43]-[Sprint8.G43];0))" office:value-type="float" office:value="0" calcext:value-type="float">
            <text:p>0</text:p>
          </table:table-cell>
          <table:table-cell table:style-name="ce39" table:formula="of:=IF([Sprint8.$E43]=&quot;&quot;;;MAX(0;[Sprint8.R43]-[Sprint8.H43]))" office:value-type="float" office:value="0" calcext:value-type="float">
            <text:p>0</text:p>
          </table:table-cell>
          <table:table-cell table:style-name="ce39" table:formula="of:=IF([Sprint8.$E43]=&quot;&quot;;;MAX(0;[Sprint8.S43]-[Sprint8.I43]))" office:value-type="float" office:value="0" calcext:value-type="float">
            <text:p>0</text:p>
          </table:table-cell>
          <table:table-cell table:style-name="ce39" table:formula="of:=IF([Sprint8.$E43]=&quot;&quot;;;MAX(0;[Sprint8.T43]-[Sprint8.J43]))" office:value-type="float" office:value="0" calcext:value-type="float">
            <text:p>0</text:p>
          </table:table-cell>
          <table:table-cell table:style-name="ce39" table:formula="of:=IF([Sprint8.$E43]=&quot;&quot;;;MAX(0;[Sprint8.U43]-[Sprint8.K43]))" office:value-type="float" office:value="0" calcext:value-type="float">
            <text:p>0</text:p>
          </table:table-cell>
          <table:table-cell table:style-name="ce39" table:formula="of:=IF([Sprint8.$E43]=&quot;&quot;;;MAX(0;[Sprint8.V43]-[Sprint8.L43]))" office:value-type="float" office:value="0" calcext:value-type="float">
            <text:p>0</text:p>
          </table:table-cell>
          <table:table-cell table:style-name="ce39" table:formula="of:=IF([Sprint8.$E43]=&quot;&quot;;;MAX(0;[Sprint8.W43]-[Sprint8.M43]))" office:value-type="float" office:value="0" calcext:value-type="float">
            <text:p>0</text:p>
          </table:table-cell>
          <table:table-cell table:style-name="ce39" table:formula="of:=IF([Sprint8.$E43]=&quot;&quot;;;MAX(0;[Sprint8.X43]-[Sprint8.N43]))" office:value-type="float" office:value="0" calcext:value-type="float">
            <text:p>0</text:p>
          </table:table-cell>
          <table:table-cell table:style-name="ce39" table:formula="of:=IF([Sprint8.$E43]=&quot;&quot;;;MAX(0;[Sprint8.Y43]-[Sprint8.O43]))" office:value-type="float" office:value="0" calcext:value-type="float">
            <text:p>0</text:p>
          </table:table-cell>
          <table:table-cell table:style-name="ce39" table:formula="of:=IF([Sprint8.$E43]=&quot;&quot;;;MAX(0;[Sprint8.Z43]-[Sprint8.P4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44];[Sprint8.$D44];[Sprint8.$E44])">
            <text:p/>
          </table:table-cell>
          <table:table-cell table:style-name="ce9" table:formula="of:=IFERROR(VLOOKUP([Sprint8.$A44];[$Tasks.$A34:.$B3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8.AA44]" office:value-type="float" office:value="0" calcext:value-type="float">
            <text:p>0</text:p>
          </table:table-cell>
          <table:table-cell table:style-name="ce39" table:formula="of:=IF([Sprint8.$A44] =&quot;&quot;;;MAX([Sprint8.$F44]-[Sprint8.G44];0))" office:value-type="float" office:value="0" calcext:value-type="float">
            <text:p>0</text:p>
          </table:table-cell>
          <table:table-cell table:style-name="ce39" table:formula="of:=IF([Sprint8.$E44]=&quot;&quot;;;MAX(0;[Sprint8.R44]-[Sprint8.H44]))" office:value-type="float" office:value="0" calcext:value-type="float">
            <text:p>0</text:p>
          </table:table-cell>
          <table:table-cell table:style-name="ce39" table:formula="of:=IF([Sprint8.$E44]=&quot;&quot;;;MAX(0;[Sprint8.S44]-[Sprint8.I44]))" office:value-type="float" office:value="0" calcext:value-type="float">
            <text:p>0</text:p>
          </table:table-cell>
          <table:table-cell table:style-name="ce39" table:formula="of:=IF([Sprint8.$E44]=&quot;&quot;;;MAX(0;[Sprint8.T44]-[Sprint8.J44]))" office:value-type="float" office:value="0" calcext:value-type="float">
            <text:p>0</text:p>
          </table:table-cell>
          <table:table-cell table:style-name="ce39" table:formula="of:=IF([Sprint8.$E44]=&quot;&quot;;;MAX(0;[Sprint8.U44]-[Sprint8.K44]))" office:value-type="float" office:value="0" calcext:value-type="float">
            <text:p>0</text:p>
          </table:table-cell>
          <table:table-cell table:style-name="ce39" table:formula="of:=IF([Sprint8.$E44]=&quot;&quot;;;MAX(0;[Sprint8.V44]-[Sprint8.L44]))" office:value-type="float" office:value="0" calcext:value-type="float">
            <text:p>0</text:p>
          </table:table-cell>
          <table:table-cell table:style-name="ce39" table:formula="of:=IF([Sprint8.$E44]=&quot;&quot;;;MAX(0;[Sprint8.W44]-[Sprint8.M44]))" office:value-type="float" office:value="0" calcext:value-type="float">
            <text:p>0</text:p>
          </table:table-cell>
          <table:table-cell table:style-name="ce39" table:formula="of:=IF([Sprint8.$E44]=&quot;&quot;;;MAX(0;[Sprint8.X44]-[Sprint8.N44]))" office:value-type="float" office:value="0" calcext:value-type="float">
            <text:p>0</text:p>
          </table:table-cell>
          <table:table-cell table:style-name="ce39" table:formula="of:=IF([Sprint8.$E44]=&quot;&quot;;;MAX(0;[Sprint8.Y44]-[Sprint8.O44]))" office:value-type="float" office:value="0" calcext:value-type="float">
            <text:p>0</text:p>
          </table:table-cell>
          <table:table-cell table:style-name="ce39" table:formula="of:=IF([Sprint8.$E44]=&quot;&quot;;;MAX(0;[Sprint8.Z44]-[Sprint8.P4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45];[Sprint8.$D45];[Sprint8.$E45])">
            <text:p/>
          </table:table-cell>
          <table:table-cell table:style-name="ce9" table:formula="of:=IFERROR(VLOOKUP([Sprint8.$A45];[$Tasks.$A35:.$B3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8.AA45]" office:value-type="float" office:value="0" calcext:value-type="float">
            <text:p>0</text:p>
          </table:table-cell>
          <table:table-cell table:style-name="ce39" table:formula="of:=IF([Sprint8.$A45] =&quot;&quot;;;MAX([Sprint8.$F45]-[Sprint8.G45];0))" office:value-type="float" office:value="0" calcext:value-type="float">
            <text:p>0</text:p>
          </table:table-cell>
          <table:table-cell table:style-name="ce39" table:formula="of:=IF([Sprint8.$E45]=&quot;&quot;;;MAX(0;[Sprint8.R45]-[Sprint8.H45]))" office:value-type="float" office:value="0" calcext:value-type="float">
            <text:p>0</text:p>
          </table:table-cell>
          <table:table-cell table:style-name="ce39" table:formula="of:=IF([Sprint8.$E45]=&quot;&quot;;;MAX(0;[Sprint8.S45]-[Sprint8.I45]))" office:value-type="float" office:value="0" calcext:value-type="float">
            <text:p>0</text:p>
          </table:table-cell>
          <table:table-cell table:style-name="ce39" table:formula="of:=IF([Sprint8.$E45]=&quot;&quot;;;MAX(0;[Sprint8.T45]-[Sprint8.J45]))" office:value-type="float" office:value="0" calcext:value-type="float">
            <text:p>0</text:p>
          </table:table-cell>
          <table:table-cell table:style-name="ce39" table:formula="of:=IF([Sprint8.$E45]=&quot;&quot;;;MAX(0;[Sprint8.U45]-[Sprint8.K45]))" office:value-type="float" office:value="0" calcext:value-type="float">
            <text:p>0</text:p>
          </table:table-cell>
          <table:table-cell table:style-name="ce39" table:formula="of:=IF([Sprint8.$E45]=&quot;&quot;;;MAX(0;[Sprint8.V45]-[Sprint8.L45]))" office:value-type="float" office:value="0" calcext:value-type="float">
            <text:p>0</text:p>
          </table:table-cell>
          <table:table-cell table:style-name="ce39" table:formula="of:=IF([Sprint8.$E45]=&quot;&quot;;;MAX(0;[Sprint8.W45]-[Sprint8.M45]))" office:value-type="float" office:value="0" calcext:value-type="float">
            <text:p>0</text:p>
          </table:table-cell>
          <table:table-cell table:style-name="ce39" table:formula="of:=IF([Sprint8.$E45]=&quot;&quot;;;MAX(0;[Sprint8.X45]-[Sprint8.N45]))" office:value-type="float" office:value="0" calcext:value-type="float">
            <text:p>0</text:p>
          </table:table-cell>
          <table:table-cell table:style-name="ce39" table:formula="of:=IF([Sprint8.$E45]=&quot;&quot;;;MAX(0;[Sprint8.Y45]-[Sprint8.O45]))" office:value-type="float" office:value="0" calcext:value-type="float">
            <text:p>0</text:p>
          </table:table-cell>
          <table:table-cell table:style-name="ce39" table:formula="of:=IF([Sprint8.$E45]=&quot;&quot;;;MAX(0;[Sprint8.Z45]-[Sprint8.P4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46];[Sprint8.$D46];[Sprint8.$E46])">
            <text:p/>
          </table:table-cell>
          <table:table-cell table:style-name="ce9" table:formula="of:=IFERROR(VLOOKUP([Sprint8.$A46];[$Tasks.$A36:.$B4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46] =&quot;&quot;;;MAX([Sprint8.$F46]-[Sprint8.G46];0))" office:value-type="float" office:value="0" calcext:value-type="float">
            <text:p>0</text:p>
          </table:table-cell>
          <table:table-cell table:style-name="ce39" table:formula="of:=IF([Sprint8.$E46]=&quot;&quot;;;MAX(0;[Sprint8.R46]-[Sprint8.H46]))" office:value-type="float" office:value="0" calcext:value-type="float">
            <text:p>0</text:p>
          </table:table-cell>
          <table:table-cell table:style-name="ce39" table:formula="of:=IF([Sprint8.$E46]=&quot;&quot;;;MAX(0;[Sprint8.S46]-[Sprint8.I46]))" office:value-type="float" office:value="0" calcext:value-type="float">
            <text:p>0</text:p>
          </table:table-cell>
          <table:table-cell table:style-name="ce39" table:formula="of:=IF([Sprint8.$E46]=&quot;&quot;;;MAX(0;[Sprint8.T46]-[Sprint8.J46]))" office:value-type="float" office:value="0" calcext:value-type="float">
            <text:p>0</text:p>
          </table:table-cell>
          <table:table-cell table:style-name="ce39" table:formula="of:=IF([Sprint8.$E46]=&quot;&quot;;;MAX(0;[Sprint8.U46]-[Sprint8.K46]))" office:value-type="float" office:value="0" calcext:value-type="float">
            <text:p>0</text:p>
          </table:table-cell>
          <table:table-cell table:style-name="ce39" table:formula="of:=IF([Sprint8.$E46]=&quot;&quot;;;MAX(0;[Sprint8.V46]-[Sprint8.L46]))" office:value-type="float" office:value="0" calcext:value-type="float">
            <text:p>0</text:p>
          </table:table-cell>
          <table:table-cell table:style-name="ce39" table:formula="of:=IF([Sprint8.$E46]=&quot;&quot;;;MAX(0;[Sprint8.W46]-[Sprint8.M46]))" office:value-type="float" office:value="0" calcext:value-type="float">
            <text:p>0</text:p>
          </table:table-cell>
          <table:table-cell table:style-name="ce39" table:formula="of:=IF([Sprint8.$E46]=&quot;&quot;;;MAX(0;[Sprint8.X46]-[Sprint8.N46]))" office:value-type="float" office:value="0" calcext:value-type="float">
            <text:p>0</text:p>
          </table:table-cell>
          <table:table-cell table:style-name="ce39" table:formula="of:=IF([Sprint8.$E46]=&quot;&quot;;;MAX(0;[Sprint8.Y46]-[Sprint8.O46]))" office:value-type="float" office:value="0" calcext:value-type="float">
            <text:p>0</text:p>
          </table:table-cell>
          <table:table-cell table:style-name="ce39" table:formula="of:=IF([Sprint8.$E46]=&quot;&quot;;;MAX(0;[Sprint8.Z46]-[Sprint8.P4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47];[Sprint8.$D47];[Sprint8.$E47])">
            <text:p/>
          </table:table-cell>
          <table:table-cell table:style-name="ce9" table:formula="of:=IFERROR(VLOOKUP([Sprint8.$A47];[$Tasks.$A37:.$B4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47] =&quot;&quot;;;MAX([Sprint8.$F47]-[Sprint8.G47];0))" office:value-type="float" office:value="0" calcext:value-type="float">
            <text:p>0</text:p>
          </table:table-cell>
          <table:table-cell table:style-name="ce39" table:formula="of:=IF([Sprint8.$E47]=&quot;&quot;;;MAX(0;[Sprint8.R47]-[Sprint8.H47]))" office:value-type="float" office:value="0" calcext:value-type="float">
            <text:p>0</text:p>
          </table:table-cell>
          <table:table-cell table:style-name="ce39" table:formula="of:=IF([Sprint8.$E47]=&quot;&quot;;;MAX(0;[Sprint8.S47]-[Sprint8.I47]))" office:value-type="float" office:value="0" calcext:value-type="float">
            <text:p>0</text:p>
          </table:table-cell>
          <table:table-cell table:style-name="ce39" table:formula="of:=IF([Sprint8.$E47]=&quot;&quot;;;MAX(0;[Sprint8.T47]-[Sprint8.J47]))" office:value-type="float" office:value="0" calcext:value-type="float">
            <text:p>0</text:p>
          </table:table-cell>
          <table:table-cell table:style-name="ce39" table:formula="of:=IF([Sprint8.$E47]=&quot;&quot;;;MAX(0;[Sprint8.U47]-[Sprint8.K47]))" office:value-type="float" office:value="0" calcext:value-type="float">
            <text:p>0</text:p>
          </table:table-cell>
          <table:table-cell table:style-name="ce39" table:formula="of:=IF([Sprint8.$E47]=&quot;&quot;;;MAX(0;[Sprint8.V47]-[Sprint8.L47]))" office:value-type="float" office:value="0" calcext:value-type="float">
            <text:p>0</text:p>
          </table:table-cell>
          <table:table-cell table:style-name="ce39" table:formula="of:=IF([Sprint8.$E47]=&quot;&quot;;;MAX(0;[Sprint8.W47]-[Sprint8.M47]))" office:value-type="float" office:value="0" calcext:value-type="float">
            <text:p>0</text:p>
          </table:table-cell>
          <table:table-cell table:style-name="ce39" table:formula="of:=IF([Sprint8.$E47]=&quot;&quot;;;MAX(0;[Sprint8.X47]-[Sprint8.N47]))" office:value-type="float" office:value="0" calcext:value-type="float">
            <text:p>0</text:p>
          </table:table-cell>
          <table:table-cell table:style-name="ce39" table:formula="of:=IF([Sprint8.$E47]=&quot;&quot;;;MAX(0;[Sprint8.Y47]-[Sprint8.O47]))" office:value-type="float" office:value="0" calcext:value-type="float">
            <text:p>0</text:p>
          </table:table-cell>
          <table:table-cell table:style-name="ce39" table:formula="of:=IF([Sprint8.$E47]=&quot;&quot;;;MAX(0;[Sprint8.Z47]-[Sprint8.P4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48];[Sprint8.$D48];[Sprint8.$E48])">
            <text:p/>
          </table:table-cell>
          <table:table-cell table:style-name="ce9" table:formula="of:=IFERROR(VLOOKUP([Sprint8.$A48];[$Tasks.$A38:.$B4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48] =&quot;&quot;;;MAX([Sprint8.$F48]-[Sprint8.G48];0))" office:value-type="float" office:value="0" calcext:value-type="float">
            <text:p>0</text:p>
          </table:table-cell>
          <table:table-cell table:style-name="ce39" table:formula="of:=IF([Sprint8.$E48]=&quot;&quot;;;MAX(0;[Sprint8.R48]-[Sprint8.H48]))" office:value-type="float" office:value="0" calcext:value-type="float">
            <text:p>0</text:p>
          </table:table-cell>
          <table:table-cell table:style-name="ce39" table:formula="of:=IF([Sprint8.$E48]=&quot;&quot;;;MAX(0;[Sprint8.S48]-[Sprint8.I48]))" office:value-type="float" office:value="0" calcext:value-type="float">
            <text:p>0</text:p>
          </table:table-cell>
          <table:table-cell table:style-name="ce39" table:formula="of:=IF([Sprint8.$E48]=&quot;&quot;;;MAX(0;[Sprint8.T48]-[Sprint8.J48]))" office:value-type="float" office:value="0" calcext:value-type="float">
            <text:p>0</text:p>
          </table:table-cell>
          <table:table-cell table:style-name="ce39" table:formula="of:=IF([Sprint8.$E48]=&quot;&quot;;;MAX(0;[Sprint8.U48]-[Sprint8.K48]))" office:value-type="float" office:value="0" calcext:value-type="float">
            <text:p>0</text:p>
          </table:table-cell>
          <table:table-cell table:style-name="ce39" table:formula="of:=IF([Sprint8.$E48]=&quot;&quot;;;MAX(0;[Sprint8.V48]-[Sprint8.L48]))" office:value-type="float" office:value="0" calcext:value-type="float">
            <text:p>0</text:p>
          </table:table-cell>
          <table:table-cell table:style-name="ce39" table:formula="of:=IF([Sprint8.$E48]=&quot;&quot;;;MAX(0;[Sprint8.W48]-[Sprint8.M48]))" office:value-type="float" office:value="0" calcext:value-type="float">
            <text:p>0</text:p>
          </table:table-cell>
          <table:table-cell table:style-name="ce39" table:formula="of:=IF([Sprint8.$E48]=&quot;&quot;;;MAX(0;[Sprint8.X48]-[Sprint8.N48]))" office:value-type="float" office:value="0" calcext:value-type="float">
            <text:p>0</text:p>
          </table:table-cell>
          <table:table-cell table:style-name="ce39" table:formula="of:=IF([Sprint8.$E48]=&quot;&quot;;;MAX(0;[Sprint8.Y48]-[Sprint8.O48]))" office:value-type="float" office:value="0" calcext:value-type="float">
            <text:p>0</text:p>
          </table:table-cell>
          <table:table-cell table:style-name="ce39" table:formula="of:=IF([Sprint8.$E48]=&quot;&quot;;;MAX(0;[Sprint8.Z48]-[Sprint8.P4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49];[Sprint8.$D49];[Sprint8.$E49])">
            <text:p/>
          </table:table-cell>
          <table:table-cell table:style-name="ce9" table:formula="of:=IFERROR(VLOOKUP([Sprint8.$A49];[$Tasks.$A39:.$B4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49] =&quot;&quot;;;MAX([Sprint8.$F49]-[Sprint8.G49];0))" office:value-type="float" office:value="0" calcext:value-type="float">
            <text:p>0</text:p>
          </table:table-cell>
          <table:table-cell table:style-name="ce39" table:formula="of:=IF([Sprint8.$E49]=&quot;&quot;;;MAX(0;[Sprint8.R49]-[Sprint8.H49]))" office:value-type="float" office:value="0" calcext:value-type="float">
            <text:p>0</text:p>
          </table:table-cell>
          <table:table-cell table:style-name="ce39" table:formula="of:=IF([Sprint8.$E49]=&quot;&quot;;;MAX(0;[Sprint8.S49]-[Sprint8.I49]))" office:value-type="float" office:value="0" calcext:value-type="float">
            <text:p>0</text:p>
          </table:table-cell>
          <table:table-cell table:style-name="ce39" table:formula="of:=IF([Sprint8.$E49]=&quot;&quot;;;MAX(0;[Sprint8.T49]-[Sprint8.J49]))" office:value-type="float" office:value="0" calcext:value-type="float">
            <text:p>0</text:p>
          </table:table-cell>
          <table:table-cell table:style-name="ce39" table:formula="of:=IF([Sprint8.$E49]=&quot;&quot;;;MAX(0;[Sprint8.U49]-[Sprint8.K49]))" office:value-type="float" office:value="0" calcext:value-type="float">
            <text:p>0</text:p>
          </table:table-cell>
          <table:table-cell table:style-name="ce39" table:formula="of:=IF([Sprint8.$E49]=&quot;&quot;;;MAX(0;[Sprint8.V49]-[Sprint8.L49]))" office:value-type="float" office:value="0" calcext:value-type="float">
            <text:p>0</text:p>
          </table:table-cell>
          <table:table-cell table:style-name="ce39" table:formula="of:=IF([Sprint8.$E49]=&quot;&quot;;;MAX(0;[Sprint8.W49]-[Sprint8.M49]))" office:value-type="float" office:value="0" calcext:value-type="float">
            <text:p>0</text:p>
          </table:table-cell>
          <table:table-cell table:style-name="ce39" table:formula="of:=IF([Sprint8.$E49]=&quot;&quot;;;MAX(0;[Sprint8.X49]-[Sprint8.N49]))" office:value-type="float" office:value="0" calcext:value-type="float">
            <text:p>0</text:p>
          </table:table-cell>
          <table:table-cell table:style-name="ce39" table:formula="of:=IF([Sprint8.$E49]=&quot;&quot;;;MAX(0;[Sprint8.Y49]-[Sprint8.O49]))" office:value-type="float" office:value="0" calcext:value-type="float">
            <text:p>0</text:p>
          </table:table-cell>
          <table:table-cell table:style-name="ce39" table:formula="of:=IF([Sprint8.$E49]=&quot;&quot;;;MAX(0;[Sprint8.Z49]-[Sprint8.P4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50];[Sprint8.$D50];[Sprint8.$E50])">
            <text:p/>
          </table:table-cell>
          <table:table-cell table:style-name="ce9" table:formula="of:=IFERROR(VLOOKUP([Sprint8.$A50];[$Tasks.$A40:.$B4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50] =&quot;&quot;;;MAX([Sprint8.$F50]-[Sprint8.G50];0))" office:value-type="float" office:value="0" calcext:value-type="float">
            <text:p>0</text:p>
          </table:table-cell>
          <table:table-cell table:style-name="ce39" table:formula="of:=IF([Sprint8.$E50]=&quot;&quot;;;MAX(0;[Sprint8.R50]-[Sprint8.H50]))" office:value-type="float" office:value="0" calcext:value-type="float">
            <text:p>0</text:p>
          </table:table-cell>
          <table:table-cell table:style-name="ce39" table:formula="of:=IF([Sprint8.$E50]=&quot;&quot;;;MAX(0;[Sprint8.S50]-[Sprint8.I50]))" office:value-type="float" office:value="0" calcext:value-type="float">
            <text:p>0</text:p>
          </table:table-cell>
          <table:table-cell table:style-name="ce39" table:formula="of:=IF([Sprint8.$E50]=&quot;&quot;;;MAX(0;[Sprint8.T50]-[Sprint8.J50]))" office:value-type="float" office:value="0" calcext:value-type="float">
            <text:p>0</text:p>
          </table:table-cell>
          <table:table-cell table:style-name="ce39" table:formula="of:=IF([Sprint8.$E50]=&quot;&quot;;;MAX(0;[Sprint8.U50]-[Sprint8.K50]))" office:value-type="float" office:value="0" calcext:value-type="float">
            <text:p>0</text:p>
          </table:table-cell>
          <table:table-cell table:style-name="ce39" table:formula="of:=IF([Sprint8.$E50]=&quot;&quot;;;MAX(0;[Sprint8.V50]-[Sprint8.L50]))" office:value-type="float" office:value="0" calcext:value-type="float">
            <text:p>0</text:p>
          </table:table-cell>
          <table:table-cell table:style-name="ce39" table:formula="of:=IF([Sprint8.$E50]=&quot;&quot;;;MAX(0;[Sprint8.W50]-[Sprint8.M50]))" office:value-type="float" office:value="0" calcext:value-type="float">
            <text:p>0</text:p>
          </table:table-cell>
          <table:table-cell table:style-name="ce39" table:formula="of:=IF([Sprint8.$E50]=&quot;&quot;;;MAX(0;[Sprint8.X50]-[Sprint8.N50]))" office:value-type="float" office:value="0" calcext:value-type="float">
            <text:p>0</text:p>
          </table:table-cell>
          <table:table-cell table:style-name="ce39" table:formula="of:=IF([Sprint8.$E50]=&quot;&quot;;;MAX(0;[Sprint8.Y50]-[Sprint8.O50]))" office:value-type="float" office:value="0" calcext:value-type="float">
            <text:p>0</text:p>
          </table:table-cell>
          <table:table-cell table:style-name="ce39" table:formula="of:=IF([Sprint8.$E50]=&quot;&quot;;;MAX(0;[Sprint8.Z50]-[Sprint8.P5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51];[Sprint8.$D51];[Sprint8.$E51])">
            <text:p/>
          </table:table-cell>
          <table:table-cell table:style-name="ce9" table:formula="of:=IFERROR(VLOOKUP([Sprint8.$A51];[$Tasks.$A41:.$B4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51] =&quot;&quot;;;MAX([Sprint8.$F51]-[Sprint8.G51];0))" office:value-type="float" office:value="0" calcext:value-type="float">
            <text:p>0</text:p>
          </table:table-cell>
          <table:table-cell table:style-name="ce39" table:formula="of:=IF([Sprint8.$E51]=&quot;&quot;;;MAX(0;[Sprint8.R51]-[Sprint8.H51]))" office:value-type="float" office:value="0" calcext:value-type="float">
            <text:p>0</text:p>
          </table:table-cell>
          <table:table-cell table:style-name="ce39" table:formula="of:=IF([Sprint8.$E51]=&quot;&quot;;;MAX(0;[Sprint8.S51]-[Sprint8.I51]))" office:value-type="float" office:value="0" calcext:value-type="float">
            <text:p>0</text:p>
          </table:table-cell>
          <table:table-cell table:style-name="ce39" table:formula="of:=IF([Sprint8.$E51]=&quot;&quot;;;MAX(0;[Sprint8.T51]-[Sprint8.J51]))" office:value-type="float" office:value="0" calcext:value-type="float">
            <text:p>0</text:p>
          </table:table-cell>
          <table:table-cell table:style-name="ce39" table:formula="of:=IF([Sprint8.$E51]=&quot;&quot;;;MAX(0;[Sprint8.U51]-[Sprint8.K51]))" office:value-type="float" office:value="0" calcext:value-type="float">
            <text:p>0</text:p>
          </table:table-cell>
          <table:table-cell table:style-name="ce39" table:formula="of:=IF([Sprint8.$E51]=&quot;&quot;;;MAX(0;[Sprint8.V51]-[Sprint8.L51]))" office:value-type="float" office:value="0" calcext:value-type="float">
            <text:p>0</text:p>
          </table:table-cell>
          <table:table-cell table:style-name="ce39" table:formula="of:=IF([Sprint8.$E51]=&quot;&quot;;;MAX(0;[Sprint8.W51]-[Sprint8.M51]))" office:value-type="float" office:value="0" calcext:value-type="float">
            <text:p>0</text:p>
          </table:table-cell>
          <table:table-cell table:style-name="ce39" table:formula="of:=IF([Sprint8.$E51]=&quot;&quot;;;MAX(0;[Sprint8.X51]-[Sprint8.N51]))" office:value-type="float" office:value="0" calcext:value-type="float">
            <text:p>0</text:p>
          </table:table-cell>
          <table:table-cell table:style-name="ce39" table:formula="of:=IF([Sprint8.$E51]=&quot;&quot;;;MAX(0;[Sprint8.Y51]-[Sprint8.O51]))" office:value-type="float" office:value="0" calcext:value-type="float">
            <text:p>0</text:p>
          </table:table-cell>
          <table:table-cell table:style-name="ce39" table:formula="of:=IF([Sprint8.$E51]=&quot;&quot;;;MAX(0;[Sprint8.Z51]-[Sprint8.P5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52];[Sprint8.$D52];[Sprint8.$E52])">
            <text:p/>
          </table:table-cell>
          <table:table-cell table:style-name="ce9" table:formula="of:=IFERROR(VLOOKUP([Sprint8.$A52];[$Tasks.$A42:.$B4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52] =&quot;&quot;;;MAX([Sprint8.$F52]-[Sprint8.G52];0))" office:value-type="float" office:value="0" calcext:value-type="float">
            <text:p>0</text:p>
          </table:table-cell>
          <table:table-cell table:style-name="ce39" table:formula="of:=IF([Sprint8.$E52]=&quot;&quot;;;MAX(0;[Sprint8.R52]-[Sprint8.H52]))" office:value-type="float" office:value="0" calcext:value-type="float">
            <text:p>0</text:p>
          </table:table-cell>
          <table:table-cell table:style-name="ce39" table:formula="of:=IF([Sprint8.$E52]=&quot;&quot;;;MAX(0;[Sprint8.S52]-[Sprint8.I52]))" office:value-type="float" office:value="0" calcext:value-type="float">
            <text:p>0</text:p>
          </table:table-cell>
          <table:table-cell table:style-name="ce39" table:formula="of:=IF([Sprint8.$E52]=&quot;&quot;;;MAX(0;[Sprint8.T52]-[Sprint8.J52]))" office:value-type="float" office:value="0" calcext:value-type="float">
            <text:p>0</text:p>
          </table:table-cell>
          <table:table-cell table:style-name="ce39" table:formula="of:=IF([Sprint8.$E52]=&quot;&quot;;;MAX(0;[Sprint8.U52]-[Sprint8.K52]))" office:value-type="float" office:value="0" calcext:value-type="float">
            <text:p>0</text:p>
          </table:table-cell>
          <table:table-cell table:style-name="ce39" table:formula="of:=IF([Sprint8.$E52]=&quot;&quot;;;MAX(0;[Sprint8.V52]-[Sprint8.L52]))" office:value-type="float" office:value="0" calcext:value-type="float">
            <text:p>0</text:p>
          </table:table-cell>
          <table:table-cell table:style-name="ce39" table:formula="of:=IF([Sprint8.$E52]=&quot;&quot;;;MAX(0;[Sprint8.W52]-[Sprint8.M52]))" office:value-type="float" office:value="0" calcext:value-type="float">
            <text:p>0</text:p>
          </table:table-cell>
          <table:table-cell table:style-name="ce39" table:formula="of:=IF([Sprint8.$E52]=&quot;&quot;;;MAX(0;[Sprint8.X52]-[Sprint8.N52]))" office:value-type="float" office:value="0" calcext:value-type="float">
            <text:p>0</text:p>
          </table:table-cell>
          <table:table-cell table:style-name="ce39" table:formula="of:=IF([Sprint8.$E52]=&quot;&quot;;;MAX(0;[Sprint8.Y52]-[Sprint8.O52]))" office:value-type="float" office:value="0" calcext:value-type="float">
            <text:p>0</text:p>
          </table:table-cell>
          <table:table-cell table:style-name="ce39" table:formula="of:=IF([Sprint8.$E52]=&quot;&quot;;;MAX(0;[Sprint8.Z52]-[Sprint8.P5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53];[Sprint8.$D53];[Sprint8.$E53])">
            <text:p/>
          </table:table-cell>
          <table:table-cell table:style-name="ce9" table:formula="of:=IFERROR(VLOOKUP([Sprint8.$A53];[$Tasks.$A43:.$B4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53] =&quot;&quot;;;MAX([Sprint8.$F53]-[Sprint8.G53];0))" office:value-type="float" office:value="0" calcext:value-type="float">
            <text:p>0</text:p>
          </table:table-cell>
          <table:table-cell table:style-name="ce39" table:formula="of:=IF([Sprint8.$E53]=&quot;&quot;;;MAX(0;[Sprint8.R53]-[Sprint8.H53]))" office:value-type="float" office:value="0" calcext:value-type="float">
            <text:p>0</text:p>
          </table:table-cell>
          <table:table-cell table:style-name="ce39" table:formula="of:=IF([Sprint8.$E53]=&quot;&quot;;;MAX(0;[Sprint8.S53]-[Sprint8.I53]))" office:value-type="float" office:value="0" calcext:value-type="float">
            <text:p>0</text:p>
          </table:table-cell>
          <table:table-cell table:style-name="ce39" table:formula="of:=IF([Sprint8.$E53]=&quot;&quot;;;MAX(0;[Sprint8.T53]-[Sprint8.J53]))" office:value-type="float" office:value="0" calcext:value-type="float">
            <text:p>0</text:p>
          </table:table-cell>
          <table:table-cell table:style-name="ce39" table:formula="of:=IF([Sprint8.$E53]=&quot;&quot;;;MAX(0;[Sprint8.U53]-[Sprint8.K53]))" office:value-type="float" office:value="0" calcext:value-type="float">
            <text:p>0</text:p>
          </table:table-cell>
          <table:table-cell table:style-name="ce39" table:formula="of:=IF([Sprint8.$E53]=&quot;&quot;;;MAX(0;[Sprint8.V53]-[Sprint8.L53]))" office:value-type="float" office:value="0" calcext:value-type="float">
            <text:p>0</text:p>
          </table:table-cell>
          <table:table-cell table:style-name="ce39" table:formula="of:=IF([Sprint8.$E53]=&quot;&quot;;;MAX(0;[Sprint8.W53]-[Sprint8.M53]))" office:value-type="float" office:value="0" calcext:value-type="float">
            <text:p>0</text:p>
          </table:table-cell>
          <table:table-cell table:style-name="ce39" table:formula="of:=IF([Sprint8.$E53]=&quot;&quot;;;MAX(0;[Sprint8.X53]-[Sprint8.N53]))" office:value-type="float" office:value="0" calcext:value-type="float">
            <text:p>0</text:p>
          </table:table-cell>
          <table:table-cell table:style-name="ce39" table:formula="of:=IF([Sprint8.$E53]=&quot;&quot;;;MAX(0;[Sprint8.Y53]-[Sprint8.O53]))" office:value-type="float" office:value="0" calcext:value-type="float">
            <text:p>0</text:p>
          </table:table-cell>
          <table:table-cell table:style-name="ce39" table:formula="of:=IF([Sprint8.$E53]=&quot;&quot;;;MAX(0;[Sprint8.Z53]-[Sprint8.P5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54];[Sprint8.$D54];[Sprint8.$E54])">
            <text:p/>
          </table:table-cell>
          <table:table-cell table:style-name="ce9" table:formula="of:=IFERROR(VLOOKUP([Sprint8.$A54];[$Tasks.$A44:.$B4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54] =&quot;&quot;;;MAX([Sprint8.$F54]-[Sprint8.G54];0))" office:value-type="float" office:value="0" calcext:value-type="float">
            <text:p>0</text:p>
          </table:table-cell>
          <table:table-cell table:style-name="ce39" table:formula="of:=IF([Sprint8.$E54]=&quot;&quot;;;MAX(0;[Sprint8.R54]-[Sprint8.H54]))" office:value-type="float" office:value="0" calcext:value-type="float">
            <text:p>0</text:p>
          </table:table-cell>
          <table:table-cell table:style-name="ce39" table:formula="of:=IF([Sprint8.$E54]=&quot;&quot;;;MAX(0;[Sprint8.S54]-[Sprint8.I54]))" office:value-type="float" office:value="0" calcext:value-type="float">
            <text:p>0</text:p>
          </table:table-cell>
          <table:table-cell table:style-name="ce39" table:formula="of:=IF([Sprint8.$E54]=&quot;&quot;;;MAX(0;[Sprint8.T54]-[Sprint8.J54]))" office:value-type="float" office:value="0" calcext:value-type="float">
            <text:p>0</text:p>
          </table:table-cell>
          <table:table-cell table:style-name="ce39" table:formula="of:=IF([Sprint8.$E54]=&quot;&quot;;;MAX(0;[Sprint8.U54]-[Sprint8.K54]))" office:value-type="float" office:value="0" calcext:value-type="float">
            <text:p>0</text:p>
          </table:table-cell>
          <table:table-cell table:style-name="ce39" table:formula="of:=IF([Sprint8.$E54]=&quot;&quot;;;MAX(0;[Sprint8.V54]-[Sprint8.L54]))" office:value-type="float" office:value="0" calcext:value-type="float">
            <text:p>0</text:p>
          </table:table-cell>
          <table:table-cell table:style-name="ce39" table:formula="of:=IF([Sprint8.$E54]=&quot;&quot;;;MAX(0;[Sprint8.W54]-[Sprint8.M54]))" office:value-type="float" office:value="0" calcext:value-type="float">
            <text:p>0</text:p>
          </table:table-cell>
          <table:table-cell table:style-name="ce39" table:formula="of:=IF([Sprint8.$E54]=&quot;&quot;;;MAX(0;[Sprint8.X54]-[Sprint8.N54]))" office:value-type="float" office:value="0" calcext:value-type="float">
            <text:p>0</text:p>
          </table:table-cell>
          <table:table-cell table:style-name="ce39" table:formula="of:=IF([Sprint8.$E54]=&quot;&quot;;;MAX(0;[Sprint8.Y54]-[Sprint8.O54]))" office:value-type="float" office:value="0" calcext:value-type="float">
            <text:p>0</text:p>
          </table:table-cell>
          <table:table-cell table:style-name="ce39" table:formula="of:=IF([Sprint8.$E54]=&quot;&quot;;;MAX(0;[Sprint8.Z54]-[Sprint8.P5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55];[Sprint8.$D55];[Sprint8.$E55])">
            <text:p/>
          </table:table-cell>
          <table:table-cell table:style-name="ce9" table:formula="of:=IFERROR(VLOOKUP([Sprint8.$A55];[$Tasks.$A45:.$B4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55] =&quot;&quot;;;MAX([Sprint8.$F55]-[Sprint8.G55];0))" office:value-type="float" office:value="0" calcext:value-type="float">
            <text:p>0</text:p>
          </table:table-cell>
          <table:table-cell table:style-name="ce39" table:formula="of:=IF([Sprint8.$E55]=&quot;&quot;;;MAX(0;[Sprint8.R55]-[Sprint8.H55]))" office:value-type="float" office:value="0" calcext:value-type="float">
            <text:p>0</text:p>
          </table:table-cell>
          <table:table-cell table:style-name="ce39" table:formula="of:=IF([Sprint8.$E55]=&quot;&quot;;;MAX(0;[Sprint8.S55]-[Sprint8.I55]))" office:value-type="float" office:value="0" calcext:value-type="float">
            <text:p>0</text:p>
          </table:table-cell>
          <table:table-cell table:style-name="ce39" table:formula="of:=IF([Sprint8.$E55]=&quot;&quot;;;MAX(0;[Sprint8.T55]-[Sprint8.J55]))" office:value-type="float" office:value="0" calcext:value-type="float">
            <text:p>0</text:p>
          </table:table-cell>
          <table:table-cell table:style-name="ce39" table:formula="of:=IF([Sprint8.$E55]=&quot;&quot;;;MAX(0;[Sprint8.U55]-[Sprint8.K55]))" office:value-type="float" office:value="0" calcext:value-type="float">
            <text:p>0</text:p>
          </table:table-cell>
          <table:table-cell table:style-name="ce39" table:formula="of:=IF([Sprint8.$E55]=&quot;&quot;;;MAX(0;[Sprint8.V55]-[Sprint8.L55]))" office:value-type="float" office:value="0" calcext:value-type="float">
            <text:p>0</text:p>
          </table:table-cell>
          <table:table-cell table:style-name="ce39" table:formula="of:=IF([Sprint8.$E55]=&quot;&quot;;;MAX(0;[Sprint8.W55]-[Sprint8.M55]))" office:value-type="float" office:value="0" calcext:value-type="float">
            <text:p>0</text:p>
          </table:table-cell>
          <table:table-cell table:style-name="ce39" table:formula="of:=IF([Sprint8.$E55]=&quot;&quot;;;MAX(0;[Sprint8.X55]-[Sprint8.N55]))" office:value-type="float" office:value="0" calcext:value-type="float">
            <text:p>0</text:p>
          </table:table-cell>
          <table:table-cell table:style-name="ce39" table:formula="of:=IF([Sprint8.$E55]=&quot;&quot;;;MAX(0;[Sprint8.Y55]-[Sprint8.O55]))" office:value-type="float" office:value="0" calcext:value-type="float">
            <text:p>0</text:p>
          </table:table-cell>
          <table:table-cell table:style-name="ce39" table:formula="of:=IF([Sprint8.$E55]=&quot;&quot;;;MAX(0;[Sprint8.Z55]-[Sprint8.P5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56];[Sprint8.$D56];[Sprint8.$E56])">
            <text:p/>
          </table:table-cell>
          <table:table-cell table:style-name="ce9" table:formula="of:=IFERROR(VLOOKUP([Sprint8.$A56];[$Tasks.$A46:.$B5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56] =&quot;&quot;;;MAX([Sprint8.$F56]-[Sprint8.G56];0))" office:value-type="float" office:value="0" calcext:value-type="float">
            <text:p>0</text:p>
          </table:table-cell>
          <table:table-cell table:style-name="ce39" table:formula="of:=IF([Sprint8.$E56]=&quot;&quot;;;MAX(0;[Sprint8.R56]-[Sprint8.H56]))" office:value-type="float" office:value="0" calcext:value-type="float">
            <text:p>0</text:p>
          </table:table-cell>
          <table:table-cell table:style-name="ce39" table:formula="of:=IF([Sprint8.$E56]=&quot;&quot;;;MAX(0;[Sprint8.S56]-[Sprint8.I56]))" office:value-type="float" office:value="0" calcext:value-type="float">
            <text:p>0</text:p>
          </table:table-cell>
          <table:table-cell table:style-name="ce39" table:formula="of:=IF([Sprint8.$E56]=&quot;&quot;;;MAX(0;[Sprint8.T56]-[Sprint8.J56]))" office:value-type="float" office:value="0" calcext:value-type="float">
            <text:p>0</text:p>
          </table:table-cell>
          <table:table-cell table:style-name="ce39" table:formula="of:=IF([Sprint8.$E56]=&quot;&quot;;;MAX(0;[Sprint8.U56]-[Sprint8.K56]))" office:value-type="float" office:value="0" calcext:value-type="float">
            <text:p>0</text:p>
          </table:table-cell>
          <table:table-cell table:style-name="ce39" table:formula="of:=IF([Sprint8.$E56]=&quot;&quot;;;MAX(0;[Sprint8.V56]-[Sprint8.L56]))" office:value-type="float" office:value="0" calcext:value-type="float">
            <text:p>0</text:p>
          </table:table-cell>
          <table:table-cell table:style-name="ce39" table:formula="of:=IF([Sprint8.$E56]=&quot;&quot;;;MAX(0;[Sprint8.W56]-[Sprint8.M56]))" office:value-type="float" office:value="0" calcext:value-type="float">
            <text:p>0</text:p>
          </table:table-cell>
          <table:table-cell table:style-name="ce39" table:formula="of:=IF([Sprint8.$E56]=&quot;&quot;;;MAX(0;[Sprint8.X56]-[Sprint8.N56]))" office:value-type="float" office:value="0" calcext:value-type="float">
            <text:p>0</text:p>
          </table:table-cell>
          <table:table-cell table:style-name="ce39" table:formula="of:=IF([Sprint8.$E56]=&quot;&quot;;;MAX(0;[Sprint8.Y56]-[Sprint8.O56]))" office:value-type="float" office:value="0" calcext:value-type="float">
            <text:p>0</text:p>
          </table:table-cell>
          <table:table-cell table:style-name="ce39" table:formula="of:=IF([Sprint8.$E56]=&quot;&quot;;;MAX(0;[Sprint8.Z56]-[Sprint8.P5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57];[Sprint8.$D57];[Sprint8.$E57])">
            <text:p/>
          </table:table-cell>
          <table:table-cell table:style-name="ce9" table:formula="of:=IFERROR(VLOOKUP([Sprint8.$A57];[$Tasks.$A47:.$B5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57] =&quot;&quot;;;MAX([Sprint8.$F57]-[Sprint8.G57];0))" office:value-type="float" office:value="0" calcext:value-type="float">
            <text:p>0</text:p>
          </table:table-cell>
          <table:table-cell table:style-name="ce39" table:formula="of:=IF([Sprint8.$E57]=&quot;&quot;;;MAX(0;[Sprint8.R57]-[Sprint8.H57]))" office:value-type="float" office:value="0" calcext:value-type="float">
            <text:p>0</text:p>
          </table:table-cell>
          <table:table-cell table:style-name="ce39" table:formula="of:=IF([Sprint8.$E57]=&quot;&quot;;;MAX(0;[Sprint8.S57]-[Sprint8.I57]))" office:value-type="float" office:value="0" calcext:value-type="float">
            <text:p>0</text:p>
          </table:table-cell>
          <table:table-cell table:style-name="ce39" table:formula="of:=IF([Sprint8.$E57]=&quot;&quot;;;MAX(0;[Sprint8.T57]-[Sprint8.J57]))" office:value-type="float" office:value="0" calcext:value-type="float">
            <text:p>0</text:p>
          </table:table-cell>
          <table:table-cell table:style-name="ce39" table:formula="of:=IF([Sprint8.$E57]=&quot;&quot;;;MAX(0;[Sprint8.U57]-[Sprint8.K57]))" office:value-type="float" office:value="0" calcext:value-type="float">
            <text:p>0</text:p>
          </table:table-cell>
          <table:table-cell table:style-name="ce39" table:formula="of:=IF([Sprint8.$E57]=&quot;&quot;;;MAX(0;[Sprint8.V57]-[Sprint8.L57]))" office:value-type="float" office:value="0" calcext:value-type="float">
            <text:p>0</text:p>
          </table:table-cell>
          <table:table-cell table:style-name="ce39" table:formula="of:=IF([Sprint8.$E57]=&quot;&quot;;;MAX(0;[Sprint8.W57]-[Sprint8.M57]))" office:value-type="float" office:value="0" calcext:value-type="float">
            <text:p>0</text:p>
          </table:table-cell>
          <table:table-cell table:style-name="ce39" table:formula="of:=IF([Sprint8.$E57]=&quot;&quot;;;MAX(0;[Sprint8.X57]-[Sprint8.N57]))" office:value-type="float" office:value="0" calcext:value-type="float">
            <text:p>0</text:p>
          </table:table-cell>
          <table:table-cell table:style-name="ce39" table:formula="of:=IF([Sprint8.$E57]=&quot;&quot;;;MAX(0;[Sprint8.Y57]-[Sprint8.O57]))" office:value-type="float" office:value="0" calcext:value-type="float">
            <text:p>0</text:p>
          </table:table-cell>
          <table:table-cell table:style-name="ce39" table:formula="of:=IF([Sprint8.$E57]=&quot;&quot;;;MAX(0;[Sprint8.Z57]-[Sprint8.P5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58];[Sprint8.$D58];[Sprint8.$E58])">
            <text:p/>
          </table:table-cell>
          <table:table-cell table:style-name="ce9" table:formula="of:=IFERROR(VLOOKUP([Sprint8.$A58];[$Tasks.$A48:.$B5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58] =&quot;&quot;;;MAX([Sprint8.$F58]-[Sprint8.G58];0))" office:value-type="float" office:value="0" calcext:value-type="float">
            <text:p>0</text:p>
          </table:table-cell>
          <table:table-cell table:style-name="ce39" table:formula="of:=IF([Sprint8.$E58]=&quot;&quot;;;MAX(0;[Sprint8.R58]-[Sprint8.H58]))" office:value-type="float" office:value="0" calcext:value-type="float">
            <text:p>0</text:p>
          </table:table-cell>
          <table:table-cell table:style-name="ce39" table:formula="of:=IF([Sprint8.$E58]=&quot;&quot;;;MAX(0;[Sprint8.S58]-[Sprint8.I58]))" office:value-type="float" office:value="0" calcext:value-type="float">
            <text:p>0</text:p>
          </table:table-cell>
          <table:table-cell table:style-name="ce39" table:formula="of:=IF([Sprint8.$E58]=&quot;&quot;;;MAX(0;[Sprint8.T58]-[Sprint8.J58]))" office:value-type="float" office:value="0" calcext:value-type="float">
            <text:p>0</text:p>
          </table:table-cell>
          <table:table-cell table:style-name="ce39" table:formula="of:=IF([Sprint8.$E58]=&quot;&quot;;;MAX(0;[Sprint8.U58]-[Sprint8.K58]))" office:value-type="float" office:value="0" calcext:value-type="float">
            <text:p>0</text:p>
          </table:table-cell>
          <table:table-cell table:style-name="ce39" table:formula="of:=IF([Sprint8.$E58]=&quot;&quot;;;MAX(0;[Sprint8.V58]-[Sprint8.L58]))" office:value-type="float" office:value="0" calcext:value-type="float">
            <text:p>0</text:p>
          </table:table-cell>
          <table:table-cell table:style-name="ce39" table:formula="of:=IF([Sprint8.$E58]=&quot;&quot;;;MAX(0;[Sprint8.W58]-[Sprint8.M58]))" office:value-type="float" office:value="0" calcext:value-type="float">
            <text:p>0</text:p>
          </table:table-cell>
          <table:table-cell table:style-name="ce39" table:formula="of:=IF([Sprint8.$E58]=&quot;&quot;;;MAX(0;[Sprint8.X58]-[Sprint8.N58]))" office:value-type="float" office:value="0" calcext:value-type="float">
            <text:p>0</text:p>
          </table:table-cell>
          <table:table-cell table:style-name="ce39" table:formula="of:=IF([Sprint8.$E58]=&quot;&quot;;;MAX(0;[Sprint8.Y58]-[Sprint8.O58]))" office:value-type="float" office:value="0" calcext:value-type="float">
            <text:p>0</text:p>
          </table:table-cell>
          <table:table-cell table:style-name="ce39" table:formula="of:=IF([Sprint8.$E58]=&quot;&quot;;;MAX(0;[Sprint8.Z58]-[Sprint8.P5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59];[Sprint8.$D59];[Sprint8.$E59])">
            <text:p/>
          </table:table-cell>
          <table:table-cell table:style-name="ce9" table:formula="of:=IFERROR(VLOOKUP([Sprint8.$A59];[$Tasks.$A49:.$B5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59] =&quot;&quot;;;MAX([Sprint8.$F59]-[Sprint8.G59];0))" office:value-type="float" office:value="0" calcext:value-type="float">
            <text:p>0</text:p>
          </table:table-cell>
          <table:table-cell table:style-name="ce39" table:formula="of:=IF([Sprint8.$E59]=&quot;&quot;;;MAX(0;[Sprint8.R59]-[Sprint8.H59]))" office:value-type="float" office:value="0" calcext:value-type="float">
            <text:p>0</text:p>
          </table:table-cell>
          <table:table-cell table:style-name="ce39" table:formula="of:=IF([Sprint8.$E59]=&quot;&quot;;;MAX(0;[Sprint8.S59]-[Sprint8.I59]))" office:value-type="float" office:value="0" calcext:value-type="float">
            <text:p>0</text:p>
          </table:table-cell>
          <table:table-cell table:style-name="ce39" table:formula="of:=IF([Sprint8.$E59]=&quot;&quot;;;MAX(0;[Sprint8.T59]-[Sprint8.J59]))" office:value-type="float" office:value="0" calcext:value-type="float">
            <text:p>0</text:p>
          </table:table-cell>
          <table:table-cell table:style-name="ce39" table:formula="of:=IF([Sprint8.$E59]=&quot;&quot;;;MAX(0;[Sprint8.U59]-[Sprint8.K59]))" office:value-type="float" office:value="0" calcext:value-type="float">
            <text:p>0</text:p>
          </table:table-cell>
          <table:table-cell table:style-name="ce39" table:formula="of:=IF([Sprint8.$E59]=&quot;&quot;;;MAX(0;[Sprint8.V59]-[Sprint8.L59]))" office:value-type="float" office:value="0" calcext:value-type="float">
            <text:p>0</text:p>
          </table:table-cell>
          <table:table-cell table:style-name="ce39" table:formula="of:=IF([Sprint8.$E59]=&quot;&quot;;;MAX(0;[Sprint8.W59]-[Sprint8.M59]))" office:value-type="float" office:value="0" calcext:value-type="float">
            <text:p>0</text:p>
          </table:table-cell>
          <table:table-cell table:style-name="ce39" table:formula="of:=IF([Sprint8.$E59]=&quot;&quot;;;MAX(0;[Sprint8.X59]-[Sprint8.N59]))" office:value-type="float" office:value="0" calcext:value-type="float">
            <text:p>0</text:p>
          </table:table-cell>
          <table:table-cell table:style-name="ce39" table:formula="of:=IF([Sprint8.$E59]=&quot;&quot;;;MAX(0;[Sprint8.Y59]-[Sprint8.O59]))" office:value-type="float" office:value="0" calcext:value-type="float">
            <text:p>0</text:p>
          </table:table-cell>
          <table:table-cell table:style-name="ce39" table:formula="of:=IF([Sprint8.$E59]=&quot;&quot;;;MAX(0;[Sprint8.Z59]-[Sprint8.P5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60];[Sprint8.$D60];[Sprint8.$E60])">
            <text:p/>
          </table:table-cell>
          <table:table-cell table:style-name="ce9" table:formula="of:=IFERROR(VLOOKUP([Sprint8.$A60];[$Tasks.$A50:.$B5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60] =&quot;&quot;;;MAX([Sprint8.$F60]-[Sprint8.G60];0))" office:value-type="float" office:value="0" calcext:value-type="float">
            <text:p>0</text:p>
          </table:table-cell>
          <table:table-cell table:style-name="ce39" table:formula="of:=IF([Sprint8.$E60]=&quot;&quot;;;MAX(0;[Sprint8.R60]-[Sprint8.H60]))" office:value-type="float" office:value="0" calcext:value-type="float">
            <text:p>0</text:p>
          </table:table-cell>
          <table:table-cell table:style-name="ce39" table:formula="of:=IF([Sprint8.$E60]=&quot;&quot;;;MAX(0;[Sprint8.S60]-[Sprint8.I60]))" office:value-type="float" office:value="0" calcext:value-type="float">
            <text:p>0</text:p>
          </table:table-cell>
          <table:table-cell table:style-name="ce39" table:formula="of:=IF([Sprint8.$E60]=&quot;&quot;;;MAX(0;[Sprint8.T60]-[Sprint8.J60]))" office:value-type="float" office:value="0" calcext:value-type="float">
            <text:p>0</text:p>
          </table:table-cell>
          <table:table-cell table:style-name="ce39" table:formula="of:=IF([Sprint8.$E60]=&quot;&quot;;;MAX(0;[Sprint8.U60]-[Sprint8.K60]))" office:value-type="float" office:value="0" calcext:value-type="float">
            <text:p>0</text:p>
          </table:table-cell>
          <table:table-cell table:style-name="ce39" table:formula="of:=IF([Sprint8.$E60]=&quot;&quot;;;MAX(0;[Sprint8.V60]-[Sprint8.L60]))" office:value-type="float" office:value="0" calcext:value-type="float">
            <text:p>0</text:p>
          </table:table-cell>
          <table:table-cell table:style-name="ce39" table:formula="of:=IF([Sprint8.$E60]=&quot;&quot;;;MAX(0;[Sprint8.W60]-[Sprint8.M60]))" office:value-type="float" office:value="0" calcext:value-type="float">
            <text:p>0</text:p>
          </table:table-cell>
          <table:table-cell table:style-name="ce39" table:formula="of:=IF([Sprint8.$E60]=&quot;&quot;;;MAX(0;[Sprint8.X60]-[Sprint8.N60]))" office:value-type="float" office:value="0" calcext:value-type="float">
            <text:p>0</text:p>
          </table:table-cell>
          <table:table-cell table:style-name="ce39" table:formula="of:=IF([Sprint8.$E60]=&quot;&quot;;;MAX(0;[Sprint8.Y60]-[Sprint8.O60]))" office:value-type="float" office:value="0" calcext:value-type="float">
            <text:p>0</text:p>
          </table:table-cell>
          <table:table-cell table:style-name="ce39" table:formula="of:=IF([Sprint8.$E60]=&quot;&quot;;;MAX(0;[Sprint8.Z60]-[Sprint8.P6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61];[Sprint8.$D61];[Sprint8.$E61])">
            <text:p/>
          </table:table-cell>
          <table:table-cell table:style-name="ce9" table:formula="of:=IFERROR(VLOOKUP([Sprint8.$A61];[$Tasks.$A51:.$B5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61] =&quot;&quot;;;MAX([Sprint8.$F61]-[Sprint8.G61];0))" office:value-type="float" office:value="0" calcext:value-type="float">
            <text:p>0</text:p>
          </table:table-cell>
          <table:table-cell table:style-name="ce39" table:formula="of:=IF([Sprint8.$E61]=&quot;&quot;;;MAX(0;[Sprint8.R61]-[Sprint8.H61]))" office:value-type="float" office:value="0" calcext:value-type="float">
            <text:p>0</text:p>
          </table:table-cell>
          <table:table-cell table:style-name="ce39" table:formula="of:=IF([Sprint8.$E61]=&quot;&quot;;;MAX(0;[Sprint8.S61]-[Sprint8.I61]))" office:value-type="float" office:value="0" calcext:value-type="float">
            <text:p>0</text:p>
          </table:table-cell>
          <table:table-cell table:style-name="ce39" table:formula="of:=IF([Sprint8.$E61]=&quot;&quot;;;MAX(0;[Sprint8.T61]-[Sprint8.J61]))" office:value-type="float" office:value="0" calcext:value-type="float">
            <text:p>0</text:p>
          </table:table-cell>
          <table:table-cell table:style-name="ce39" table:formula="of:=IF([Sprint8.$E61]=&quot;&quot;;;MAX(0;[Sprint8.U61]-[Sprint8.K61]))" office:value-type="float" office:value="0" calcext:value-type="float">
            <text:p>0</text:p>
          </table:table-cell>
          <table:table-cell table:style-name="ce39" table:formula="of:=IF([Sprint8.$E61]=&quot;&quot;;;MAX(0;[Sprint8.V61]-[Sprint8.L61]))" office:value-type="float" office:value="0" calcext:value-type="float">
            <text:p>0</text:p>
          </table:table-cell>
          <table:table-cell table:style-name="ce39" table:formula="of:=IF([Sprint8.$E61]=&quot;&quot;;;MAX(0;[Sprint8.W61]-[Sprint8.M61]))" office:value-type="float" office:value="0" calcext:value-type="float">
            <text:p>0</text:p>
          </table:table-cell>
          <table:table-cell table:style-name="ce39" table:formula="of:=IF([Sprint8.$E61]=&quot;&quot;;;MAX(0;[Sprint8.X61]-[Sprint8.N61]))" office:value-type="float" office:value="0" calcext:value-type="float">
            <text:p>0</text:p>
          </table:table-cell>
          <table:table-cell table:style-name="ce39" table:formula="of:=IF([Sprint8.$E61]=&quot;&quot;;;MAX(0;[Sprint8.Y61]-[Sprint8.O61]))" office:value-type="float" office:value="0" calcext:value-type="float">
            <text:p>0</text:p>
          </table:table-cell>
          <table:table-cell table:style-name="ce39" table:formula="of:=IF([Sprint8.$E61]=&quot;&quot;;;MAX(0;[Sprint8.Z61]-[Sprint8.P6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62];[Sprint8.$D62];[Sprint8.$E62])">
            <text:p/>
          </table:table-cell>
          <table:table-cell table:style-name="ce9" table:formula="of:=IFERROR(VLOOKUP([Sprint8.$A62];[$Tasks.$A52:.$B5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62] =&quot;&quot;;;MAX([Sprint8.$F62]-[Sprint8.G62];0))" office:value-type="float" office:value="0" calcext:value-type="float">
            <text:p>0</text:p>
          </table:table-cell>
          <table:table-cell table:style-name="ce39" table:formula="of:=IF([Sprint8.$E62]=&quot;&quot;;;MAX(0;[Sprint8.R62]-[Sprint8.H62]))" office:value-type="float" office:value="0" calcext:value-type="float">
            <text:p>0</text:p>
          </table:table-cell>
          <table:table-cell table:style-name="ce39" table:formula="of:=IF([Sprint8.$E62]=&quot;&quot;;;MAX(0;[Sprint8.S62]-[Sprint8.I62]))" office:value-type="float" office:value="0" calcext:value-type="float">
            <text:p>0</text:p>
          </table:table-cell>
          <table:table-cell table:style-name="ce39" table:formula="of:=IF([Sprint8.$E62]=&quot;&quot;;;MAX(0;[Sprint8.T62]-[Sprint8.J62]))" office:value-type="float" office:value="0" calcext:value-type="float">
            <text:p>0</text:p>
          </table:table-cell>
          <table:table-cell table:style-name="ce39" table:formula="of:=IF([Sprint8.$E62]=&quot;&quot;;;MAX(0;[Sprint8.U62]-[Sprint8.K62]))" office:value-type="float" office:value="0" calcext:value-type="float">
            <text:p>0</text:p>
          </table:table-cell>
          <table:table-cell table:style-name="ce39" table:formula="of:=IF([Sprint8.$E62]=&quot;&quot;;;MAX(0;[Sprint8.V62]-[Sprint8.L62]))" office:value-type="float" office:value="0" calcext:value-type="float">
            <text:p>0</text:p>
          </table:table-cell>
          <table:table-cell table:style-name="ce39" table:formula="of:=IF([Sprint8.$E62]=&quot;&quot;;;MAX(0;[Sprint8.W62]-[Sprint8.M62]))" office:value-type="float" office:value="0" calcext:value-type="float">
            <text:p>0</text:p>
          </table:table-cell>
          <table:table-cell table:style-name="ce39" table:formula="of:=IF([Sprint8.$E62]=&quot;&quot;;;MAX(0;[Sprint8.X62]-[Sprint8.N62]))" office:value-type="float" office:value="0" calcext:value-type="float">
            <text:p>0</text:p>
          </table:table-cell>
          <table:table-cell table:style-name="ce39" table:formula="of:=IF([Sprint8.$E62]=&quot;&quot;;;MAX(0;[Sprint8.Y62]-[Sprint8.O62]))" office:value-type="float" office:value="0" calcext:value-type="float">
            <text:p>0</text:p>
          </table:table-cell>
          <table:table-cell table:style-name="ce39" table:formula="of:=IF([Sprint8.$E62]=&quot;&quot;;;MAX(0;[Sprint8.Z62]-[Sprint8.P6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63];[Sprint8.$D63];[Sprint8.$E63])">
            <text:p/>
          </table:table-cell>
          <table:table-cell table:style-name="ce9" table:formula="of:=IFERROR(VLOOKUP([Sprint8.$A63];[$Tasks.$A53:.$B5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63] =&quot;&quot;;;MAX([Sprint8.$F63]-[Sprint8.G63];0))" office:value-type="float" office:value="0" calcext:value-type="float">
            <text:p>0</text:p>
          </table:table-cell>
          <table:table-cell table:style-name="ce39" table:formula="of:=IF([Sprint8.$E63]=&quot;&quot;;;MAX(0;[Sprint8.R63]-[Sprint8.H63]))" office:value-type="float" office:value="0" calcext:value-type="float">
            <text:p>0</text:p>
          </table:table-cell>
          <table:table-cell table:style-name="ce39" table:formula="of:=IF([Sprint8.$E63]=&quot;&quot;;;MAX(0;[Sprint8.S63]-[Sprint8.I63]))" office:value-type="float" office:value="0" calcext:value-type="float">
            <text:p>0</text:p>
          </table:table-cell>
          <table:table-cell table:style-name="ce39" table:formula="of:=IF([Sprint8.$E63]=&quot;&quot;;;MAX(0;[Sprint8.T63]-[Sprint8.J63]))" office:value-type="float" office:value="0" calcext:value-type="float">
            <text:p>0</text:p>
          </table:table-cell>
          <table:table-cell table:style-name="ce39" table:formula="of:=IF([Sprint8.$E63]=&quot;&quot;;;MAX(0;[Sprint8.U63]-[Sprint8.K63]))" office:value-type="float" office:value="0" calcext:value-type="float">
            <text:p>0</text:p>
          </table:table-cell>
          <table:table-cell table:style-name="ce39" table:formula="of:=IF([Sprint8.$E63]=&quot;&quot;;;MAX(0;[Sprint8.V63]-[Sprint8.L63]))" office:value-type="float" office:value="0" calcext:value-type="float">
            <text:p>0</text:p>
          </table:table-cell>
          <table:table-cell table:style-name="ce39" table:formula="of:=IF([Sprint8.$E63]=&quot;&quot;;;MAX(0;[Sprint8.W63]-[Sprint8.M63]))" office:value-type="float" office:value="0" calcext:value-type="float">
            <text:p>0</text:p>
          </table:table-cell>
          <table:table-cell table:style-name="ce39" table:formula="of:=IF([Sprint8.$E63]=&quot;&quot;;;MAX(0;[Sprint8.X63]-[Sprint8.N63]))" office:value-type="float" office:value="0" calcext:value-type="float">
            <text:p>0</text:p>
          </table:table-cell>
          <table:table-cell table:style-name="ce39" table:formula="of:=IF([Sprint8.$E63]=&quot;&quot;;;MAX(0;[Sprint8.Y63]-[Sprint8.O63]))" office:value-type="float" office:value="0" calcext:value-type="float">
            <text:p>0</text:p>
          </table:table-cell>
          <table:table-cell table:style-name="ce39" table:formula="of:=IF([Sprint8.$E63]=&quot;&quot;;;MAX(0;[Sprint8.Z63]-[Sprint8.P6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64];[Sprint8.$D64];[Sprint8.$E64])">
            <text:p/>
          </table:table-cell>
          <table:table-cell table:style-name="ce9" table:formula="of:=IFERROR(VLOOKUP([Sprint8.$A64];[$Tasks.$A54:.$B5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64] =&quot;&quot;;;MAX([Sprint8.$F64]-[Sprint8.G64];0))" office:value-type="float" office:value="0" calcext:value-type="float">
            <text:p>0</text:p>
          </table:table-cell>
          <table:table-cell table:style-name="ce39" table:formula="of:=IF([Sprint8.$E64]=&quot;&quot;;;MAX(0;[Sprint8.R64]-[Sprint8.H64]))" office:value-type="float" office:value="0" calcext:value-type="float">
            <text:p>0</text:p>
          </table:table-cell>
          <table:table-cell table:style-name="ce39" table:formula="of:=IF([Sprint8.$E64]=&quot;&quot;;;MAX(0;[Sprint8.S64]-[Sprint8.I64]))" office:value-type="float" office:value="0" calcext:value-type="float">
            <text:p>0</text:p>
          </table:table-cell>
          <table:table-cell table:style-name="ce39" table:formula="of:=IF([Sprint8.$E64]=&quot;&quot;;;MAX(0;[Sprint8.T64]-[Sprint8.J64]))" office:value-type="float" office:value="0" calcext:value-type="float">
            <text:p>0</text:p>
          </table:table-cell>
          <table:table-cell table:style-name="ce39" table:formula="of:=IF([Sprint8.$E64]=&quot;&quot;;;MAX(0;[Sprint8.U64]-[Sprint8.K64]))" office:value-type="float" office:value="0" calcext:value-type="float">
            <text:p>0</text:p>
          </table:table-cell>
          <table:table-cell table:style-name="ce39" table:formula="of:=IF([Sprint8.$E64]=&quot;&quot;;;MAX(0;[Sprint8.V64]-[Sprint8.L64]))" office:value-type="float" office:value="0" calcext:value-type="float">
            <text:p>0</text:p>
          </table:table-cell>
          <table:table-cell table:style-name="ce39" table:formula="of:=IF([Sprint8.$E64]=&quot;&quot;;;MAX(0;[Sprint8.W64]-[Sprint8.M64]))" office:value-type="float" office:value="0" calcext:value-type="float">
            <text:p>0</text:p>
          </table:table-cell>
          <table:table-cell table:style-name="ce39" table:formula="of:=IF([Sprint8.$E64]=&quot;&quot;;;MAX(0;[Sprint8.X64]-[Sprint8.N64]))" office:value-type="float" office:value="0" calcext:value-type="float">
            <text:p>0</text:p>
          </table:table-cell>
          <table:table-cell table:style-name="ce39" table:formula="of:=IF([Sprint8.$E64]=&quot;&quot;;;MAX(0;[Sprint8.Y64]-[Sprint8.O64]))" office:value-type="float" office:value="0" calcext:value-type="float">
            <text:p>0</text:p>
          </table:table-cell>
          <table:table-cell table:style-name="ce39" table:formula="of:=IF([Sprint8.$E64]=&quot;&quot;;;MAX(0;[Sprint8.Z64]-[Sprint8.P6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65];[Sprint8.$D65];[Sprint8.$E65])">
            <text:p/>
          </table:table-cell>
          <table:table-cell table:style-name="ce9" table:formula="of:=IFERROR(VLOOKUP([Sprint8.$A65];[$Tasks.$A55:.$B5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65] =&quot;&quot;;;MAX([Sprint8.$F65]-[Sprint8.G65];0))" office:value-type="float" office:value="0" calcext:value-type="float">
            <text:p>0</text:p>
          </table:table-cell>
          <table:table-cell table:style-name="ce39" table:formula="of:=IF([Sprint8.$E65]=&quot;&quot;;;MAX(0;[Sprint8.R65]-[Sprint8.H65]))" office:value-type="float" office:value="0" calcext:value-type="float">
            <text:p>0</text:p>
          </table:table-cell>
          <table:table-cell table:style-name="ce39" table:formula="of:=IF([Sprint8.$E65]=&quot;&quot;;;MAX(0;[Sprint8.S65]-[Sprint8.I65]))" office:value-type="float" office:value="0" calcext:value-type="float">
            <text:p>0</text:p>
          </table:table-cell>
          <table:table-cell table:style-name="ce39" table:formula="of:=IF([Sprint8.$E65]=&quot;&quot;;;MAX(0;[Sprint8.T65]-[Sprint8.J65]))" office:value-type="float" office:value="0" calcext:value-type="float">
            <text:p>0</text:p>
          </table:table-cell>
          <table:table-cell table:style-name="ce39" table:formula="of:=IF([Sprint8.$E65]=&quot;&quot;;;MAX(0;[Sprint8.U65]-[Sprint8.K65]))" office:value-type="float" office:value="0" calcext:value-type="float">
            <text:p>0</text:p>
          </table:table-cell>
          <table:table-cell table:style-name="ce39" table:formula="of:=IF([Sprint8.$E65]=&quot;&quot;;;MAX(0;[Sprint8.V65]-[Sprint8.L65]))" office:value-type="float" office:value="0" calcext:value-type="float">
            <text:p>0</text:p>
          </table:table-cell>
          <table:table-cell table:style-name="ce39" table:formula="of:=IF([Sprint8.$E65]=&quot;&quot;;;MAX(0;[Sprint8.W65]-[Sprint8.M65]))" office:value-type="float" office:value="0" calcext:value-type="float">
            <text:p>0</text:p>
          </table:table-cell>
          <table:table-cell table:style-name="ce39" table:formula="of:=IF([Sprint8.$E65]=&quot;&quot;;;MAX(0;[Sprint8.X65]-[Sprint8.N65]))" office:value-type="float" office:value="0" calcext:value-type="float">
            <text:p>0</text:p>
          </table:table-cell>
          <table:table-cell table:style-name="ce39" table:formula="of:=IF([Sprint8.$E65]=&quot;&quot;;;MAX(0;[Sprint8.Y65]-[Sprint8.O65]))" office:value-type="float" office:value="0" calcext:value-type="float">
            <text:p>0</text:p>
          </table:table-cell>
          <table:table-cell table:style-name="ce39" table:formula="of:=IF([Sprint8.$E65]=&quot;&quot;;;MAX(0;[Sprint8.Z65]-[Sprint8.P6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66];[Sprint8.$D66];[Sprint8.$E66])">
            <text:p/>
          </table:table-cell>
          <table:table-cell table:style-name="ce9" table:formula="of:=IFERROR(VLOOKUP([Sprint8.$A66];[$Tasks.$A56:.$B6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66] =&quot;&quot;;;MAX([Sprint8.$F66]-[Sprint8.G66];0))" office:value-type="float" office:value="0" calcext:value-type="float">
            <text:p>0</text:p>
          </table:table-cell>
          <table:table-cell table:style-name="ce39" table:formula="of:=IF([Sprint8.$E66]=&quot;&quot;;;MAX(0;[Sprint8.R66]-[Sprint8.H66]))" office:value-type="float" office:value="0" calcext:value-type="float">
            <text:p>0</text:p>
          </table:table-cell>
          <table:table-cell table:style-name="ce39" table:formula="of:=IF([Sprint8.$E66]=&quot;&quot;;;MAX(0;[Sprint8.S66]-[Sprint8.I66]))" office:value-type="float" office:value="0" calcext:value-type="float">
            <text:p>0</text:p>
          </table:table-cell>
          <table:table-cell table:style-name="ce39" table:formula="of:=IF([Sprint8.$E66]=&quot;&quot;;;MAX(0;[Sprint8.T66]-[Sprint8.J66]))" office:value-type="float" office:value="0" calcext:value-type="float">
            <text:p>0</text:p>
          </table:table-cell>
          <table:table-cell table:style-name="ce39" table:formula="of:=IF([Sprint8.$E66]=&quot;&quot;;;MAX(0;[Sprint8.U66]-[Sprint8.K66]))" office:value-type="float" office:value="0" calcext:value-type="float">
            <text:p>0</text:p>
          </table:table-cell>
          <table:table-cell table:style-name="ce39" table:formula="of:=IF([Sprint8.$E66]=&quot;&quot;;;MAX(0;[Sprint8.V66]-[Sprint8.L66]))" office:value-type="float" office:value="0" calcext:value-type="float">
            <text:p>0</text:p>
          </table:table-cell>
          <table:table-cell table:style-name="ce39" table:formula="of:=IF([Sprint8.$E66]=&quot;&quot;;;MAX(0;[Sprint8.W66]-[Sprint8.M66]))" office:value-type="float" office:value="0" calcext:value-type="float">
            <text:p>0</text:p>
          </table:table-cell>
          <table:table-cell table:style-name="ce39" table:formula="of:=IF([Sprint8.$E66]=&quot;&quot;;;MAX(0;[Sprint8.X66]-[Sprint8.N66]))" office:value-type="float" office:value="0" calcext:value-type="float">
            <text:p>0</text:p>
          </table:table-cell>
          <table:table-cell table:style-name="ce39" table:formula="of:=IF([Sprint8.$E66]=&quot;&quot;;;MAX(0;[Sprint8.Y66]-[Sprint8.O66]))" office:value-type="float" office:value="0" calcext:value-type="float">
            <text:p>0</text:p>
          </table:table-cell>
          <table:table-cell table:style-name="ce39" table:formula="of:=IF([Sprint8.$E66]=&quot;&quot;;;MAX(0;[Sprint8.Z66]-[Sprint8.P6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67];[Sprint8.$D67];[Sprint8.$E67])">
            <text:p/>
          </table:table-cell>
          <table:table-cell table:style-name="ce9" table:formula="of:=IFERROR(VLOOKUP([Sprint8.$A67];[$Tasks.$A57:.$B6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67] =&quot;&quot;;;MAX([Sprint8.$F67]-[Sprint8.G67];0))" office:value-type="float" office:value="0" calcext:value-type="float">
            <text:p>0</text:p>
          </table:table-cell>
          <table:table-cell table:style-name="ce39" table:formula="of:=IF([Sprint8.$E67]=&quot;&quot;;;MAX(0;[Sprint8.R67]-[Sprint8.H67]))" office:value-type="float" office:value="0" calcext:value-type="float">
            <text:p>0</text:p>
          </table:table-cell>
          <table:table-cell table:style-name="ce39" table:formula="of:=IF([Sprint8.$E67]=&quot;&quot;;;MAX(0;[Sprint8.S67]-[Sprint8.I67]))" office:value-type="float" office:value="0" calcext:value-type="float">
            <text:p>0</text:p>
          </table:table-cell>
          <table:table-cell table:style-name="ce39" table:formula="of:=IF([Sprint8.$E67]=&quot;&quot;;;MAX(0;[Sprint8.T67]-[Sprint8.J67]))" office:value-type="float" office:value="0" calcext:value-type="float">
            <text:p>0</text:p>
          </table:table-cell>
          <table:table-cell table:style-name="ce39" table:formula="of:=IF([Sprint8.$E67]=&quot;&quot;;;MAX(0;[Sprint8.U67]-[Sprint8.K67]))" office:value-type="float" office:value="0" calcext:value-type="float">
            <text:p>0</text:p>
          </table:table-cell>
          <table:table-cell table:style-name="ce39" table:formula="of:=IF([Sprint8.$E67]=&quot;&quot;;;MAX(0;[Sprint8.V67]-[Sprint8.L67]))" office:value-type="float" office:value="0" calcext:value-type="float">
            <text:p>0</text:p>
          </table:table-cell>
          <table:table-cell table:style-name="ce39" table:formula="of:=IF([Sprint8.$E67]=&quot;&quot;;;MAX(0;[Sprint8.W67]-[Sprint8.M67]))" office:value-type="float" office:value="0" calcext:value-type="float">
            <text:p>0</text:p>
          </table:table-cell>
          <table:table-cell table:style-name="ce39" table:formula="of:=IF([Sprint8.$E67]=&quot;&quot;;;MAX(0;[Sprint8.X67]-[Sprint8.N67]))" office:value-type="float" office:value="0" calcext:value-type="float">
            <text:p>0</text:p>
          </table:table-cell>
          <table:table-cell table:style-name="ce39" table:formula="of:=IF([Sprint8.$E67]=&quot;&quot;;;MAX(0;[Sprint8.Y67]-[Sprint8.O67]))" office:value-type="float" office:value="0" calcext:value-type="float">
            <text:p>0</text:p>
          </table:table-cell>
          <table:table-cell table:style-name="ce39" table:formula="of:=IF([Sprint8.$E67]=&quot;&quot;;;MAX(0;[Sprint8.Z67]-[Sprint8.P6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68];[Sprint8.$D68];[Sprint8.$E68])">
            <text:p/>
          </table:table-cell>
          <table:table-cell table:style-name="ce9" table:formula="of:=IFERROR(VLOOKUP([Sprint8.$A68];[$Tasks.$A58:.$B6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68] =&quot;&quot;;;MAX([Sprint8.$F68]-[Sprint8.G68];0))" office:value-type="float" office:value="0" calcext:value-type="float">
            <text:p>0</text:p>
          </table:table-cell>
          <table:table-cell table:style-name="ce39" table:formula="of:=IF([Sprint8.$E68]=&quot;&quot;;;MAX(0;[Sprint8.R68]-[Sprint8.H68]))" office:value-type="float" office:value="0" calcext:value-type="float">
            <text:p>0</text:p>
          </table:table-cell>
          <table:table-cell table:style-name="ce39" table:formula="of:=IF([Sprint8.$E68]=&quot;&quot;;;MAX(0;[Sprint8.S68]-[Sprint8.I68]))" office:value-type="float" office:value="0" calcext:value-type="float">
            <text:p>0</text:p>
          </table:table-cell>
          <table:table-cell table:style-name="ce39" table:formula="of:=IF([Sprint8.$E68]=&quot;&quot;;;MAX(0;[Sprint8.T68]-[Sprint8.J68]))" office:value-type="float" office:value="0" calcext:value-type="float">
            <text:p>0</text:p>
          </table:table-cell>
          <table:table-cell table:style-name="ce39" table:formula="of:=IF([Sprint8.$E68]=&quot;&quot;;;MAX(0;[Sprint8.U68]-[Sprint8.K68]))" office:value-type="float" office:value="0" calcext:value-type="float">
            <text:p>0</text:p>
          </table:table-cell>
          <table:table-cell table:style-name="ce39" table:formula="of:=IF([Sprint8.$E68]=&quot;&quot;;;MAX(0;[Sprint8.V68]-[Sprint8.L68]))" office:value-type="float" office:value="0" calcext:value-type="float">
            <text:p>0</text:p>
          </table:table-cell>
          <table:table-cell table:style-name="ce39" table:formula="of:=IF([Sprint8.$E68]=&quot;&quot;;;MAX(0;[Sprint8.W68]-[Sprint8.M68]))" office:value-type="float" office:value="0" calcext:value-type="float">
            <text:p>0</text:p>
          </table:table-cell>
          <table:table-cell table:style-name="ce39" table:formula="of:=IF([Sprint8.$E68]=&quot;&quot;;;MAX(0;[Sprint8.X68]-[Sprint8.N68]))" office:value-type="float" office:value="0" calcext:value-type="float">
            <text:p>0</text:p>
          </table:table-cell>
          <table:table-cell table:style-name="ce39" table:formula="of:=IF([Sprint8.$E68]=&quot;&quot;;;MAX(0;[Sprint8.Y68]-[Sprint8.O68]))" office:value-type="float" office:value="0" calcext:value-type="float">
            <text:p>0</text:p>
          </table:table-cell>
          <table:table-cell table:style-name="ce39" table:formula="of:=IF([Sprint8.$E68]=&quot;&quot;;;MAX(0;[Sprint8.Z68]-[Sprint8.P6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69];[Sprint8.$D69];[Sprint8.$E69])">
            <text:p/>
          </table:table-cell>
          <table:table-cell table:style-name="ce9" table:formula="of:=IFERROR(VLOOKUP([Sprint8.$A69];[$Tasks.$A59:.$B6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69] =&quot;&quot;;;MAX([Sprint8.$F69]-[Sprint8.G69];0))" office:value-type="float" office:value="0" calcext:value-type="float">
            <text:p>0</text:p>
          </table:table-cell>
          <table:table-cell table:style-name="ce39" table:formula="of:=IF([Sprint8.$E69]=&quot;&quot;;;MAX(0;[Sprint8.R69]-[Sprint8.H69]))" office:value-type="float" office:value="0" calcext:value-type="float">
            <text:p>0</text:p>
          </table:table-cell>
          <table:table-cell table:style-name="ce39" table:formula="of:=IF([Sprint8.$E69]=&quot;&quot;;;MAX(0;[Sprint8.S69]-[Sprint8.I69]))" office:value-type="float" office:value="0" calcext:value-type="float">
            <text:p>0</text:p>
          </table:table-cell>
          <table:table-cell table:style-name="ce39" table:formula="of:=IF([Sprint8.$E69]=&quot;&quot;;;MAX(0;[Sprint8.T69]-[Sprint8.J69]))" office:value-type="float" office:value="0" calcext:value-type="float">
            <text:p>0</text:p>
          </table:table-cell>
          <table:table-cell table:style-name="ce39" table:formula="of:=IF([Sprint8.$E69]=&quot;&quot;;;MAX(0;[Sprint8.U69]-[Sprint8.K69]))" office:value-type="float" office:value="0" calcext:value-type="float">
            <text:p>0</text:p>
          </table:table-cell>
          <table:table-cell table:style-name="ce39" table:formula="of:=IF([Sprint8.$E69]=&quot;&quot;;;MAX(0;[Sprint8.V69]-[Sprint8.L69]))" office:value-type="float" office:value="0" calcext:value-type="float">
            <text:p>0</text:p>
          </table:table-cell>
          <table:table-cell table:style-name="ce39" table:formula="of:=IF([Sprint8.$E69]=&quot;&quot;;;MAX(0;[Sprint8.W69]-[Sprint8.M69]))" office:value-type="float" office:value="0" calcext:value-type="float">
            <text:p>0</text:p>
          </table:table-cell>
          <table:table-cell table:style-name="ce39" table:formula="of:=IF([Sprint8.$E69]=&quot;&quot;;;MAX(0;[Sprint8.X69]-[Sprint8.N69]))" office:value-type="float" office:value="0" calcext:value-type="float">
            <text:p>0</text:p>
          </table:table-cell>
          <table:table-cell table:style-name="ce39" table:formula="of:=IF([Sprint8.$E69]=&quot;&quot;;;MAX(0;[Sprint8.Y69]-[Sprint8.O69]))" office:value-type="float" office:value="0" calcext:value-type="float">
            <text:p>0</text:p>
          </table:table-cell>
          <table:table-cell table:style-name="ce39" table:formula="of:=IF([Sprint8.$E69]=&quot;&quot;;;MAX(0;[Sprint8.Z69]-[Sprint8.P6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70];[Sprint8.$D70];[Sprint8.$E70])">
            <text:p/>
          </table:table-cell>
          <table:table-cell table:style-name="ce9" table:formula="of:=IFERROR(VLOOKUP([Sprint8.$A70];[$Tasks.$A60:.$B6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70] =&quot;&quot;;;MAX([Sprint8.$F70]-[Sprint8.G70];0))" office:value-type="float" office:value="0" calcext:value-type="float">
            <text:p>0</text:p>
          </table:table-cell>
          <table:table-cell table:style-name="ce39" table:formula="of:=IF([Sprint8.$E70]=&quot;&quot;;;MAX(0;[Sprint8.R70]-[Sprint8.H70]))" office:value-type="float" office:value="0" calcext:value-type="float">
            <text:p>0</text:p>
          </table:table-cell>
          <table:table-cell table:style-name="ce39" table:formula="of:=IF([Sprint8.$E70]=&quot;&quot;;;MAX(0;[Sprint8.S70]-[Sprint8.I70]))" office:value-type="float" office:value="0" calcext:value-type="float">
            <text:p>0</text:p>
          </table:table-cell>
          <table:table-cell table:style-name="ce39" table:formula="of:=IF([Sprint8.$E70]=&quot;&quot;;;MAX(0;[Sprint8.T70]-[Sprint8.J70]))" office:value-type="float" office:value="0" calcext:value-type="float">
            <text:p>0</text:p>
          </table:table-cell>
          <table:table-cell table:style-name="ce39" table:formula="of:=IF([Sprint8.$E70]=&quot;&quot;;;MAX(0;[Sprint8.U70]-[Sprint8.K70]))" office:value-type="float" office:value="0" calcext:value-type="float">
            <text:p>0</text:p>
          </table:table-cell>
          <table:table-cell table:style-name="ce39" table:formula="of:=IF([Sprint8.$E70]=&quot;&quot;;;MAX(0;[Sprint8.V70]-[Sprint8.L70]))" office:value-type="float" office:value="0" calcext:value-type="float">
            <text:p>0</text:p>
          </table:table-cell>
          <table:table-cell table:style-name="ce39" table:formula="of:=IF([Sprint8.$E70]=&quot;&quot;;;MAX(0;[Sprint8.W70]-[Sprint8.M70]))" office:value-type="float" office:value="0" calcext:value-type="float">
            <text:p>0</text:p>
          </table:table-cell>
          <table:table-cell table:style-name="ce39" table:formula="of:=IF([Sprint8.$E70]=&quot;&quot;;;MAX(0;[Sprint8.X70]-[Sprint8.N70]))" office:value-type="float" office:value="0" calcext:value-type="float">
            <text:p>0</text:p>
          </table:table-cell>
          <table:table-cell table:style-name="ce39" table:formula="of:=IF([Sprint8.$E70]=&quot;&quot;;;MAX(0;[Sprint8.Y70]-[Sprint8.O70]))" office:value-type="float" office:value="0" calcext:value-type="float">
            <text:p>0</text:p>
          </table:table-cell>
          <table:table-cell table:style-name="ce39" table:formula="of:=IF([Sprint8.$E70]=&quot;&quot;;;MAX(0;[Sprint8.Z70]-[Sprint8.P7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71];[Sprint8.$D71];[Sprint8.$E71])">
            <text:p/>
          </table:table-cell>
          <table:table-cell table:style-name="ce9" table:formula="of:=IFERROR(VLOOKUP([Sprint8.$A71];[$Tasks.$A61:.$B6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71] =&quot;&quot;;;MAX([Sprint8.$F71]-[Sprint8.G71];0))" office:value-type="float" office:value="0" calcext:value-type="float">
            <text:p>0</text:p>
          </table:table-cell>
          <table:table-cell table:style-name="ce39" table:formula="of:=IF([Sprint8.$E71]=&quot;&quot;;;MAX(0;[Sprint8.R71]-[Sprint8.H71]))" office:value-type="float" office:value="0" calcext:value-type="float">
            <text:p>0</text:p>
          </table:table-cell>
          <table:table-cell table:style-name="ce39" table:formula="of:=IF([Sprint8.$E71]=&quot;&quot;;;MAX(0;[Sprint8.S71]-[Sprint8.I71]))" office:value-type="float" office:value="0" calcext:value-type="float">
            <text:p>0</text:p>
          </table:table-cell>
          <table:table-cell table:style-name="ce39" table:formula="of:=IF([Sprint8.$E71]=&quot;&quot;;;MAX(0;[Sprint8.T71]-[Sprint8.J71]))" office:value-type="float" office:value="0" calcext:value-type="float">
            <text:p>0</text:p>
          </table:table-cell>
          <table:table-cell table:style-name="ce39" table:formula="of:=IF([Sprint8.$E71]=&quot;&quot;;;MAX(0;[Sprint8.U71]-[Sprint8.K71]))" office:value-type="float" office:value="0" calcext:value-type="float">
            <text:p>0</text:p>
          </table:table-cell>
          <table:table-cell table:style-name="ce39" table:formula="of:=IF([Sprint8.$E71]=&quot;&quot;;;MAX(0;[Sprint8.V71]-[Sprint8.L71]))" office:value-type="float" office:value="0" calcext:value-type="float">
            <text:p>0</text:p>
          </table:table-cell>
          <table:table-cell table:style-name="ce39" table:formula="of:=IF([Sprint8.$E71]=&quot;&quot;;;MAX(0;[Sprint8.W71]-[Sprint8.M71]))" office:value-type="float" office:value="0" calcext:value-type="float">
            <text:p>0</text:p>
          </table:table-cell>
          <table:table-cell table:style-name="ce39" table:formula="of:=IF([Sprint8.$E71]=&quot;&quot;;;MAX(0;[Sprint8.X71]-[Sprint8.N71]))" office:value-type="float" office:value="0" calcext:value-type="float">
            <text:p>0</text:p>
          </table:table-cell>
          <table:table-cell table:style-name="ce39" table:formula="of:=IF([Sprint8.$E71]=&quot;&quot;;;MAX(0;[Sprint8.Y71]-[Sprint8.O71]))" office:value-type="float" office:value="0" calcext:value-type="float">
            <text:p>0</text:p>
          </table:table-cell>
          <table:table-cell table:style-name="ce39" table:formula="of:=IF([Sprint8.$E71]=&quot;&quot;;;MAX(0;[Sprint8.Z71]-[Sprint8.P7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72];[Sprint8.$D72];[Sprint8.$E72])">
            <text:p/>
          </table:table-cell>
          <table:table-cell table:style-name="ce9" table:formula="of:=IFERROR(VLOOKUP([Sprint8.$A72];[$Tasks.$A62:.$B6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72] =&quot;&quot;;;MAX([Sprint8.$F72]-[Sprint8.G72];0))" office:value-type="float" office:value="0" calcext:value-type="float">
            <text:p>0</text:p>
          </table:table-cell>
          <table:table-cell table:style-name="ce39" table:formula="of:=IF([Sprint8.$E72]=&quot;&quot;;;MAX(0;[Sprint8.R72]-[Sprint8.H72]))" office:value-type="float" office:value="0" calcext:value-type="float">
            <text:p>0</text:p>
          </table:table-cell>
          <table:table-cell table:style-name="ce39" table:formula="of:=IF([Sprint8.$E72]=&quot;&quot;;;MAX(0;[Sprint8.S72]-[Sprint8.I72]))" office:value-type="float" office:value="0" calcext:value-type="float">
            <text:p>0</text:p>
          </table:table-cell>
          <table:table-cell table:style-name="ce39" table:formula="of:=IF([Sprint8.$E72]=&quot;&quot;;;MAX(0;[Sprint8.T72]-[Sprint8.J72]))" office:value-type="float" office:value="0" calcext:value-type="float">
            <text:p>0</text:p>
          </table:table-cell>
          <table:table-cell table:style-name="ce39" table:formula="of:=IF([Sprint8.$E72]=&quot;&quot;;;MAX(0;[Sprint8.U72]-[Sprint8.K72]))" office:value-type="float" office:value="0" calcext:value-type="float">
            <text:p>0</text:p>
          </table:table-cell>
          <table:table-cell table:style-name="ce39" table:formula="of:=IF([Sprint8.$E72]=&quot;&quot;;;MAX(0;[Sprint8.V72]-[Sprint8.L72]))" office:value-type="float" office:value="0" calcext:value-type="float">
            <text:p>0</text:p>
          </table:table-cell>
          <table:table-cell table:style-name="ce39" table:formula="of:=IF([Sprint8.$E72]=&quot;&quot;;;MAX(0;[Sprint8.W72]-[Sprint8.M72]))" office:value-type="float" office:value="0" calcext:value-type="float">
            <text:p>0</text:p>
          </table:table-cell>
          <table:table-cell table:style-name="ce39" table:formula="of:=IF([Sprint8.$E72]=&quot;&quot;;;MAX(0;[Sprint8.X72]-[Sprint8.N72]))" office:value-type="float" office:value="0" calcext:value-type="float">
            <text:p>0</text:p>
          </table:table-cell>
          <table:table-cell table:style-name="ce39" table:formula="of:=IF([Sprint8.$E72]=&quot;&quot;;;MAX(0;[Sprint8.Y72]-[Sprint8.O72]))" office:value-type="float" office:value="0" calcext:value-type="float">
            <text:p>0</text:p>
          </table:table-cell>
          <table:table-cell table:style-name="ce39" table:formula="of:=IF([Sprint8.$E72]=&quot;&quot;;;MAX(0;[Sprint8.Z72]-[Sprint8.P7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73];[Sprint8.$D73];[Sprint8.$E73])">
            <text:p/>
          </table:table-cell>
          <table:table-cell table:style-name="ce9" table:formula="of:=IFERROR(VLOOKUP([Sprint8.$A73];[$Tasks.$A63:.$B6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73] =&quot;&quot;;;MAX([Sprint8.$F73]-[Sprint8.G73];0))" office:value-type="float" office:value="0" calcext:value-type="float">
            <text:p>0</text:p>
          </table:table-cell>
          <table:table-cell table:style-name="ce39" table:formula="of:=IF([Sprint8.$E73]=&quot;&quot;;;MAX(0;[Sprint8.R73]-[Sprint8.H73]))" office:value-type="float" office:value="0" calcext:value-type="float">
            <text:p>0</text:p>
          </table:table-cell>
          <table:table-cell table:style-name="ce39" table:formula="of:=IF([Sprint8.$E73]=&quot;&quot;;;MAX(0;[Sprint8.S73]-[Sprint8.I73]))" office:value-type="float" office:value="0" calcext:value-type="float">
            <text:p>0</text:p>
          </table:table-cell>
          <table:table-cell table:style-name="ce39" table:formula="of:=IF([Sprint8.$E73]=&quot;&quot;;;MAX(0;[Sprint8.T73]-[Sprint8.J73]))" office:value-type="float" office:value="0" calcext:value-type="float">
            <text:p>0</text:p>
          </table:table-cell>
          <table:table-cell table:style-name="ce39" table:formula="of:=IF([Sprint8.$E73]=&quot;&quot;;;MAX(0;[Sprint8.U73]-[Sprint8.K73]))" office:value-type="float" office:value="0" calcext:value-type="float">
            <text:p>0</text:p>
          </table:table-cell>
          <table:table-cell table:style-name="ce39" table:formula="of:=IF([Sprint8.$E73]=&quot;&quot;;;MAX(0;[Sprint8.V73]-[Sprint8.L73]))" office:value-type="float" office:value="0" calcext:value-type="float">
            <text:p>0</text:p>
          </table:table-cell>
          <table:table-cell table:style-name="ce39" table:formula="of:=IF([Sprint8.$E73]=&quot;&quot;;;MAX(0;[Sprint8.W73]-[Sprint8.M73]))" office:value-type="float" office:value="0" calcext:value-type="float">
            <text:p>0</text:p>
          </table:table-cell>
          <table:table-cell table:style-name="ce39" table:formula="of:=IF([Sprint8.$E73]=&quot;&quot;;;MAX(0;[Sprint8.X73]-[Sprint8.N73]))" office:value-type="float" office:value="0" calcext:value-type="float">
            <text:p>0</text:p>
          </table:table-cell>
          <table:table-cell table:style-name="ce39" table:formula="of:=IF([Sprint8.$E73]=&quot;&quot;;;MAX(0;[Sprint8.Y73]-[Sprint8.O73]))" office:value-type="float" office:value="0" calcext:value-type="float">
            <text:p>0</text:p>
          </table:table-cell>
          <table:table-cell table:style-name="ce39" table:formula="of:=IF([Sprint8.$E73]=&quot;&quot;;;MAX(0;[Sprint8.Z73]-[Sprint8.P7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74];[Sprint8.$D74];[Sprint8.$E74])">
            <text:p/>
          </table:table-cell>
          <table:table-cell table:style-name="ce9" table:formula="of:=IFERROR(VLOOKUP([Sprint8.$A74];[$Tasks.$A64:.$B6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74] =&quot;&quot;;;MAX([Sprint8.$F74]-[Sprint8.G74];0))" office:value-type="float" office:value="0" calcext:value-type="float">
            <text:p>0</text:p>
          </table:table-cell>
          <table:table-cell table:style-name="ce39" table:formula="of:=IF([Sprint8.$E74]=&quot;&quot;;;MAX(0;[Sprint8.R74]-[Sprint8.H74]))" office:value-type="float" office:value="0" calcext:value-type="float">
            <text:p>0</text:p>
          </table:table-cell>
          <table:table-cell table:style-name="ce39" table:formula="of:=IF([Sprint8.$E74]=&quot;&quot;;;MAX(0;[Sprint8.S74]-[Sprint8.I74]))" office:value-type="float" office:value="0" calcext:value-type="float">
            <text:p>0</text:p>
          </table:table-cell>
          <table:table-cell table:style-name="ce39" table:formula="of:=IF([Sprint8.$E74]=&quot;&quot;;;MAX(0;[Sprint8.T74]-[Sprint8.J74]))" office:value-type="float" office:value="0" calcext:value-type="float">
            <text:p>0</text:p>
          </table:table-cell>
          <table:table-cell table:style-name="ce39" table:formula="of:=IF([Sprint8.$E74]=&quot;&quot;;;MAX(0;[Sprint8.U74]-[Sprint8.K74]))" office:value-type="float" office:value="0" calcext:value-type="float">
            <text:p>0</text:p>
          </table:table-cell>
          <table:table-cell table:style-name="ce39" table:formula="of:=IF([Sprint8.$E74]=&quot;&quot;;;MAX(0;[Sprint8.V74]-[Sprint8.L74]))" office:value-type="float" office:value="0" calcext:value-type="float">
            <text:p>0</text:p>
          </table:table-cell>
          <table:table-cell table:style-name="ce39" table:formula="of:=IF([Sprint8.$E74]=&quot;&quot;;;MAX(0;[Sprint8.W74]-[Sprint8.M74]))" office:value-type="float" office:value="0" calcext:value-type="float">
            <text:p>0</text:p>
          </table:table-cell>
          <table:table-cell table:style-name="ce39" table:formula="of:=IF([Sprint8.$E74]=&quot;&quot;;;MAX(0;[Sprint8.X74]-[Sprint8.N74]))" office:value-type="float" office:value="0" calcext:value-type="float">
            <text:p>0</text:p>
          </table:table-cell>
          <table:table-cell table:style-name="ce39" table:formula="of:=IF([Sprint8.$E74]=&quot;&quot;;;MAX(0;[Sprint8.Y74]-[Sprint8.O74]))" office:value-type="float" office:value="0" calcext:value-type="float">
            <text:p>0</text:p>
          </table:table-cell>
          <table:table-cell table:style-name="ce39" table:formula="of:=IF([Sprint8.$E74]=&quot;&quot;;;MAX(0;[Sprint8.Z74]-[Sprint8.P7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75];[Sprint8.$D75];[Sprint8.$E75])">
            <text:p/>
          </table:table-cell>
          <table:table-cell table:style-name="ce9" table:formula="of:=IFERROR(VLOOKUP([Sprint8.$A75];[$Tasks.$A65:.$B6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75] =&quot;&quot;;;MAX([Sprint8.$F75]-[Sprint8.G75];0))" office:value-type="float" office:value="0" calcext:value-type="float">
            <text:p>0</text:p>
          </table:table-cell>
          <table:table-cell table:style-name="ce39" table:formula="of:=IF([Sprint8.$E75]=&quot;&quot;;;MAX(0;[Sprint8.R75]-[Sprint8.H75]))" office:value-type="float" office:value="0" calcext:value-type="float">
            <text:p>0</text:p>
          </table:table-cell>
          <table:table-cell table:style-name="ce39" table:formula="of:=IF([Sprint8.$E75]=&quot;&quot;;;MAX(0;[Sprint8.S75]-[Sprint8.I75]))" office:value-type="float" office:value="0" calcext:value-type="float">
            <text:p>0</text:p>
          </table:table-cell>
          <table:table-cell table:style-name="ce39" table:formula="of:=IF([Sprint8.$E75]=&quot;&quot;;;MAX(0;[Sprint8.T75]-[Sprint8.J75]))" office:value-type="float" office:value="0" calcext:value-type="float">
            <text:p>0</text:p>
          </table:table-cell>
          <table:table-cell table:style-name="ce39" table:formula="of:=IF([Sprint8.$E75]=&quot;&quot;;;MAX(0;[Sprint8.U75]-[Sprint8.K75]))" office:value-type="float" office:value="0" calcext:value-type="float">
            <text:p>0</text:p>
          </table:table-cell>
          <table:table-cell table:style-name="ce39" table:formula="of:=IF([Sprint8.$E75]=&quot;&quot;;;MAX(0;[Sprint8.V75]-[Sprint8.L75]))" office:value-type="float" office:value="0" calcext:value-type="float">
            <text:p>0</text:p>
          </table:table-cell>
          <table:table-cell table:style-name="ce39" table:formula="of:=IF([Sprint8.$E75]=&quot;&quot;;;MAX(0;[Sprint8.W75]-[Sprint8.M75]))" office:value-type="float" office:value="0" calcext:value-type="float">
            <text:p>0</text:p>
          </table:table-cell>
          <table:table-cell table:style-name="ce39" table:formula="of:=IF([Sprint8.$E75]=&quot;&quot;;;MAX(0;[Sprint8.X75]-[Sprint8.N75]))" office:value-type="float" office:value="0" calcext:value-type="float">
            <text:p>0</text:p>
          </table:table-cell>
          <table:table-cell table:style-name="ce39" table:formula="of:=IF([Sprint8.$E75]=&quot;&quot;;;MAX(0;[Sprint8.Y75]-[Sprint8.O75]))" office:value-type="float" office:value="0" calcext:value-type="float">
            <text:p>0</text:p>
          </table:table-cell>
          <table:table-cell table:style-name="ce39" table:formula="of:=IF([Sprint8.$E75]=&quot;&quot;;;MAX(0;[Sprint8.Z75]-[Sprint8.P7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76];[Sprint8.$D76];[Sprint8.$E76])">
            <text:p/>
          </table:table-cell>
          <table:table-cell table:style-name="ce9" table:formula="of:=IFERROR(VLOOKUP([Sprint8.$A76];[$Tasks.$A66:.$B7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76] =&quot;&quot;;;MAX([Sprint8.$F76]-[Sprint8.G76];0))" office:value-type="float" office:value="0" calcext:value-type="float">
            <text:p>0</text:p>
          </table:table-cell>
          <table:table-cell table:style-name="ce39" table:formula="of:=IF([Sprint8.$E76]=&quot;&quot;;;MAX(0;[Sprint8.R76]-[Sprint8.H76]))" office:value-type="float" office:value="0" calcext:value-type="float">
            <text:p>0</text:p>
          </table:table-cell>
          <table:table-cell table:style-name="ce39" table:formula="of:=IF([Sprint8.$E76]=&quot;&quot;;;MAX(0;[Sprint8.S76]-[Sprint8.I76]))" office:value-type="float" office:value="0" calcext:value-type="float">
            <text:p>0</text:p>
          </table:table-cell>
          <table:table-cell table:style-name="ce39" table:formula="of:=IF([Sprint8.$E76]=&quot;&quot;;;MAX(0;[Sprint8.T76]-[Sprint8.J76]))" office:value-type="float" office:value="0" calcext:value-type="float">
            <text:p>0</text:p>
          </table:table-cell>
          <table:table-cell table:style-name="ce39" table:formula="of:=IF([Sprint8.$E76]=&quot;&quot;;;MAX(0;[Sprint8.U76]-[Sprint8.K76]))" office:value-type="float" office:value="0" calcext:value-type="float">
            <text:p>0</text:p>
          </table:table-cell>
          <table:table-cell table:style-name="ce39" table:formula="of:=IF([Sprint8.$E76]=&quot;&quot;;;MAX(0;[Sprint8.V76]-[Sprint8.L76]))" office:value-type="float" office:value="0" calcext:value-type="float">
            <text:p>0</text:p>
          </table:table-cell>
          <table:table-cell table:style-name="ce39" table:formula="of:=IF([Sprint8.$E76]=&quot;&quot;;;MAX(0;[Sprint8.W76]-[Sprint8.M76]))" office:value-type="float" office:value="0" calcext:value-type="float">
            <text:p>0</text:p>
          </table:table-cell>
          <table:table-cell table:style-name="ce39" table:formula="of:=IF([Sprint8.$E76]=&quot;&quot;;;MAX(0;[Sprint8.X76]-[Sprint8.N76]))" office:value-type="float" office:value="0" calcext:value-type="float">
            <text:p>0</text:p>
          </table:table-cell>
          <table:table-cell table:style-name="ce39" table:formula="of:=IF([Sprint8.$E76]=&quot;&quot;;;MAX(0;[Sprint8.Y76]-[Sprint8.O76]))" office:value-type="float" office:value="0" calcext:value-type="float">
            <text:p>0</text:p>
          </table:table-cell>
          <table:table-cell table:style-name="ce39" table:formula="of:=IF([Sprint8.$E76]=&quot;&quot;;;MAX(0;[Sprint8.Z76]-[Sprint8.P7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77];[Sprint8.$D77];[Sprint8.$E77])">
            <text:p/>
          </table:table-cell>
          <table:table-cell table:style-name="ce9" table:formula="of:=IFERROR(VLOOKUP([Sprint8.$A77];[$Tasks.$A67:.$B7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77] =&quot;&quot;;;MAX([Sprint8.$F77]-[Sprint8.G77];0))" office:value-type="float" office:value="0" calcext:value-type="float">
            <text:p>0</text:p>
          </table:table-cell>
          <table:table-cell table:style-name="ce39" table:formula="of:=IF([Sprint8.$E77]=&quot;&quot;;;MAX(0;[Sprint8.R77]-[Sprint8.H77]))" office:value-type="float" office:value="0" calcext:value-type="float">
            <text:p>0</text:p>
          </table:table-cell>
          <table:table-cell table:style-name="ce39" table:formula="of:=IF([Sprint8.$E77]=&quot;&quot;;;MAX(0;[Sprint8.S77]-[Sprint8.I77]))" office:value-type="float" office:value="0" calcext:value-type="float">
            <text:p>0</text:p>
          </table:table-cell>
          <table:table-cell table:style-name="ce39" table:formula="of:=IF([Sprint8.$E77]=&quot;&quot;;;MAX(0;[Sprint8.T77]-[Sprint8.J77]))" office:value-type="float" office:value="0" calcext:value-type="float">
            <text:p>0</text:p>
          </table:table-cell>
          <table:table-cell table:style-name="ce39" table:formula="of:=IF([Sprint8.$E77]=&quot;&quot;;;MAX(0;[Sprint8.U77]-[Sprint8.K77]))" office:value-type="float" office:value="0" calcext:value-type="float">
            <text:p>0</text:p>
          </table:table-cell>
          <table:table-cell table:style-name="ce39" table:formula="of:=IF([Sprint8.$E77]=&quot;&quot;;;MAX(0;[Sprint8.V77]-[Sprint8.L77]))" office:value-type="float" office:value="0" calcext:value-type="float">
            <text:p>0</text:p>
          </table:table-cell>
          <table:table-cell table:style-name="ce39" table:formula="of:=IF([Sprint8.$E77]=&quot;&quot;;;MAX(0;[Sprint8.W77]-[Sprint8.M77]))" office:value-type="float" office:value="0" calcext:value-type="float">
            <text:p>0</text:p>
          </table:table-cell>
          <table:table-cell table:style-name="ce39" table:formula="of:=IF([Sprint8.$E77]=&quot;&quot;;;MAX(0;[Sprint8.X77]-[Sprint8.N77]))" office:value-type="float" office:value="0" calcext:value-type="float">
            <text:p>0</text:p>
          </table:table-cell>
          <table:table-cell table:style-name="ce39" table:formula="of:=IF([Sprint8.$E77]=&quot;&quot;;;MAX(0;[Sprint8.Y77]-[Sprint8.O77]))" office:value-type="float" office:value="0" calcext:value-type="float">
            <text:p>0</text:p>
          </table:table-cell>
          <table:table-cell table:style-name="ce39" table:formula="of:=IF([Sprint8.$E77]=&quot;&quot;;;MAX(0;[Sprint8.Z77]-[Sprint8.P7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78];[Sprint8.$D78];[Sprint8.$E78])">
            <text:p/>
          </table:table-cell>
          <table:table-cell table:style-name="ce9" table:formula="of:=IFERROR(VLOOKUP([Sprint8.$A78];[$Tasks.$A68:.$B7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78] =&quot;&quot;;;MAX([Sprint8.$F78]-[Sprint8.G78];0))" office:value-type="float" office:value="0" calcext:value-type="float">
            <text:p>0</text:p>
          </table:table-cell>
          <table:table-cell table:style-name="ce39" table:formula="of:=IF([Sprint8.$E78]=&quot;&quot;;;MAX(0;[Sprint8.R78]-[Sprint8.H78]))" office:value-type="float" office:value="0" calcext:value-type="float">
            <text:p>0</text:p>
          </table:table-cell>
          <table:table-cell table:style-name="ce39" table:formula="of:=IF([Sprint8.$E78]=&quot;&quot;;;MAX(0;[Sprint8.S78]-[Sprint8.I78]))" office:value-type="float" office:value="0" calcext:value-type="float">
            <text:p>0</text:p>
          </table:table-cell>
          <table:table-cell table:style-name="ce39" table:formula="of:=IF([Sprint8.$E78]=&quot;&quot;;;MAX(0;[Sprint8.T78]-[Sprint8.J78]))" office:value-type="float" office:value="0" calcext:value-type="float">
            <text:p>0</text:p>
          </table:table-cell>
          <table:table-cell table:style-name="ce39" table:formula="of:=IF([Sprint8.$E78]=&quot;&quot;;;MAX(0;[Sprint8.U78]-[Sprint8.K78]))" office:value-type="float" office:value="0" calcext:value-type="float">
            <text:p>0</text:p>
          </table:table-cell>
          <table:table-cell table:style-name="ce39" table:formula="of:=IF([Sprint8.$E78]=&quot;&quot;;;MAX(0;[Sprint8.V78]-[Sprint8.L78]))" office:value-type="float" office:value="0" calcext:value-type="float">
            <text:p>0</text:p>
          </table:table-cell>
          <table:table-cell table:style-name="ce39" table:formula="of:=IF([Sprint8.$E78]=&quot;&quot;;;MAX(0;[Sprint8.W78]-[Sprint8.M78]))" office:value-type="float" office:value="0" calcext:value-type="float">
            <text:p>0</text:p>
          </table:table-cell>
          <table:table-cell table:style-name="ce39" table:formula="of:=IF([Sprint8.$E78]=&quot;&quot;;;MAX(0;[Sprint8.X78]-[Sprint8.N78]))" office:value-type="float" office:value="0" calcext:value-type="float">
            <text:p>0</text:p>
          </table:table-cell>
          <table:table-cell table:style-name="ce39" table:formula="of:=IF([Sprint8.$E78]=&quot;&quot;;;MAX(0;[Sprint8.Y78]-[Sprint8.O78]))" office:value-type="float" office:value="0" calcext:value-type="float">
            <text:p>0</text:p>
          </table:table-cell>
          <table:table-cell table:style-name="ce39" table:formula="of:=IF([Sprint8.$E78]=&quot;&quot;;;MAX(0;[Sprint8.Z78]-[Sprint8.P7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79];[Sprint8.$D79];[Sprint8.$E79])">
            <text:p/>
          </table:table-cell>
          <table:table-cell table:style-name="ce9" table:formula="of:=IFERROR(VLOOKUP([Sprint8.$A79];[$Tasks.$A69:.$B7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79] =&quot;&quot;;;MAX([Sprint8.$F79]-[Sprint8.G79];0))" office:value-type="float" office:value="0" calcext:value-type="float">
            <text:p>0</text:p>
          </table:table-cell>
          <table:table-cell table:style-name="ce39" table:formula="of:=IF([Sprint8.$E79]=&quot;&quot;;;MAX(0;[Sprint8.R79]-[Sprint8.H79]))" office:value-type="float" office:value="0" calcext:value-type="float">
            <text:p>0</text:p>
          </table:table-cell>
          <table:table-cell table:style-name="ce39" table:formula="of:=IF([Sprint8.$E79]=&quot;&quot;;;MAX(0;[Sprint8.S79]-[Sprint8.I79]))" office:value-type="float" office:value="0" calcext:value-type="float">
            <text:p>0</text:p>
          </table:table-cell>
          <table:table-cell table:style-name="ce39" table:formula="of:=IF([Sprint8.$E79]=&quot;&quot;;;MAX(0;[Sprint8.T79]-[Sprint8.J79]))" office:value-type="float" office:value="0" calcext:value-type="float">
            <text:p>0</text:p>
          </table:table-cell>
          <table:table-cell table:style-name="ce39" table:formula="of:=IF([Sprint8.$E79]=&quot;&quot;;;MAX(0;[Sprint8.U79]-[Sprint8.K79]))" office:value-type="float" office:value="0" calcext:value-type="float">
            <text:p>0</text:p>
          </table:table-cell>
          <table:table-cell table:style-name="ce39" table:formula="of:=IF([Sprint8.$E79]=&quot;&quot;;;MAX(0;[Sprint8.V79]-[Sprint8.L79]))" office:value-type="float" office:value="0" calcext:value-type="float">
            <text:p>0</text:p>
          </table:table-cell>
          <table:table-cell table:style-name="ce39" table:formula="of:=IF([Sprint8.$E79]=&quot;&quot;;;MAX(0;[Sprint8.W79]-[Sprint8.M79]))" office:value-type="float" office:value="0" calcext:value-type="float">
            <text:p>0</text:p>
          </table:table-cell>
          <table:table-cell table:style-name="ce39" table:formula="of:=IF([Sprint8.$E79]=&quot;&quot;;;MAX(0;[Sprint8.X79]-[Sprint8.N79]))" office:value-type="float" office:value="0" calcext:value-type="float">
            <text:p>0</text:p>
          </table:table-cell>
          <table:table-cell table:style-name="ce39" table:formula="of:=IF([Sprint8.$E79]=&quot;&quot;;;MAX(0;[Sprint8.Y79]-[Sprint8.O79]))" office:value-type="float" office:value="0" calcext:value-type="float">
            <text:p>0</text:p>
          </table:table-cell>
          <table:table-cell table:style-name="ce39" table:formula="of:=IF([Sprint8.$E79]=&quot;&quot;;;MAX(0;[Sprint8.Z79]-[Sprint8.P7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80];[Sprint8.$D80];[Sprint8.$E80])">
            <text:p/>
          </table:table-cell>
          <table:table-cell table:style-name="ce9" table:formula="of:=IFERROR(VLOOKUP([Sprint8.$A80];[$Tasks.$A70:.$B7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80] =&quot;&quot;;;MAX([Sprint8.$F80]-[Sprint8.G80];0))" office:value-type="float" office:value="0" calcext:value-type="float">
            <text:p>0</text:p>
          </table:table-cell>
          <table:table-cell table:style-name="ce39" table:formula="of:=IF([Sprint8.$E80]=&quot;&quot;;;MAX(0;[Sprint8.R80]-[Sprint8.H80]))" office:value-type="float" office:value="0" calcext:value-type="float">
            <text:p>0</text:p>
          </table:table-cell>
          <table:table-cell table:style-name="ce39" table:formula="of:=IF([Sprint8.$E80]=&quot;&quot;;;MAX(0;[Sprint8.S80]-[Sprint8.I80]))" office:value-type="float" office:value="0" calcext:value-type="float">
            <text:p>0</text:p>
          </table:table-cell>
          <table:table-cell table:style-name="ce39" table:formula="of:=IF([Sprint8.$E80]=&quot;&quot;;;MAX(0;[Sprint8.T80]-[Sprint8.J80]))" office:value-type="float" office:value="0" calcext:value-type="float">
            <text:p>0</text:p>
          </table:table-cell>
          <table:table-cell table:style-name="ce39" table:formula="of:=IF([Sprint8.$E80]=&quot;&quot;;;MAX(0;[Sprint8.U80]-[Sprint8.K80]))" office:value-type="float" office:value="0" calcext:value-type="float">
            <text:p>0</text:p>
          </table:table-cell>
          <table:table-cell table:style-name="ce39" table:formula="of:=IF([Sprint8.$E80]=&quot;&quot;;;MAX(0;[Sprint8.V80]-[Sprint8.L80]))" office:value-type="float" office:value="0" calcext:value-type="float">
            <text:p>0</text:p>
          </table:table-cell>
          <table:table-cell table:style-name="ce39" table:formula="of:=IF([Sprint8.$E80]=&quot;&quot;;;MAX(0;[Sprint8.W80]-[Sprint8.M80]))" office:value-type="float" office:value="0" calcext:value-type="float">
            <text:p>0</text:p>
          </table:table-cell>
          <table:table-cell table:style-name="ce39" table:formula="of:=IF([Sprint8.$E80]=&quot;&quot;;;MAX(0;[Sprint8.X80]-[Sprint8.N80]))" office:value-type="float" office:value="0" calcext:value-type="float">
            <text:p>0</text:p>
          </table:table-cell>
          <table:table-cell table:style-name="ce39" table:formula="of:=IF([Sprint8.$E80]=&quot;&quot;;;MAX(0;[Sprint8.Y80]-[Sprint8.O80]))" office:value-type="float" office:value="0" calcext:value-type="float">
            <text:p>0</text:p>
          </table:table-cell>
          <table:table-cell table:style-name="ce39" table:formula="of:=IF([Sprint8.$E80]=&quot;&quot;;;MAX(0;[Sprint8.Z80]-[Sprint8.P8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81];[Sprint8.$D81];[Sprint8.$E81])">
            <text:p/>
          </table:table-cell>
          <table:table-cell table:style-name="ce9" table:formula="of:=IFERROR(VLOOKUP([Sprint8.$A81];[$Tasks.$A71:.$B7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81] =&quot;&quot;;;MAX([Sprint8.$F81]-[Sprint8.G81];0))" office:value-type="float" office:value="0" calcext:value-type="float">
            <text:p>0</text:p>
          </table:table-cell>
          <table:table-cell table:style-name="ce39" table:formula="of:=IF([Sprint8.$E81]=&quot;&quot;;;MAX(0;[Sprint8.R81]-[Sprint8.H81]))" office:value-type="float" office:value="0" calcext:value-type="float">
            <text:p>0</text:p>
          </table:table-cell>
          <table:table-cell table:style-name="ce39" table:formula="of:=IF([Sprint8.$E81]=&quot;&quot;;;MAX(0;[Sprint8.S81]-[Sprint8.I81]))" office:value-type="float" office:value="0" calcext:value-type="float">
            <text:p>0</text:p>
          </table:table-cell>
          <table:table-cell table:style-name="ce39" table:formula="of:=IF([Sprint8.$E81]=&quot;&quot;;;MAX(0;[Sprint8.T81]-[Sprint8.J81]))" office:value-type="float" office:value="0" calcext:value-type="float">
            <text:p>0</text:p>
          </table:table-cell>
          <table:table-cell table:style-name="ce39" table:formula="of:=IF([Sprint8.$E81]=&quot;&quot;;;MAX(0;[Sprint8.U81]-[Sprint8.K81]))" office:value-type="float" office:value="0" calcext:value-type="float">
            <text:p>0</text:p>
          </table:table-cell>
          <table:table-cell table:style-name="ce39" table:formula="of:=IF([Sprint8.$E81]=&quot;&quot;;;MAX(0;[Sprint8.V81]-[Sprint8.L81]))" office:value-type="float" office:value="0" calcext:value-type="float">
            <text:p>0</text:p>
          </table:table-cell>
          <table:table-cell table:style-name="ce39" table:formula="of:=IF([Sprint8.$E81]=&quot;&quot;;;MAX(0;[Sprint8.W81]-[Sprint8.M81]))" office:value-type="float" office:value="0" calcext:value-type="float">
            <text:p>0</text:p>
          </table:table-cell>
          <table:table-cell table:style-name="ce39" table:formula="of:=IF([Sprint8.$E81]=&quot;&quot;;;MAX(0;[Sprint8.X81]-[Sprint8.N81]))" office:value-type="float" office:value="0" calcext:value-type="float">
            <text:p>0</text:p>
          </table:table-cell>
          <table:table-cell table:style-name="ce39" table:formula="of:=IF([Sprint8.$E81]=&quot;&quot;;;MAX(0;[Sprint8.Y81]-[Sprint8.O81]))" office:value-type="float" office:value="0" calcext:value-type="float">
            <text:p>0</text:p>
          </table:table-cell>
          <table:table-cell table:style-name="ce39" table:formula="of:=IF([Sprint8.$E81]=&quot;&quot;;;MAX(0;[Sprint8.Z81]-[Sprint8.P8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82];[Sprint8.$D82];[Sprint8.$E82])">
            <text:p/>
          </table:table-cell>
          <table:table-cell table:style-name="ce9" table:formula="of:=IFERROR(VLOOKUP([Sprint8.$A82];[$Tasks.$A72:.$B7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82] =&quot;&quot;;;MAX([Sprint8.$F82]-[Sprint8.G82];0))" office:value-type="float" office:value="0" calcext:value-type="float">
            <text:p>0</text:p>
          </table:table-cell>
          <table:table-cell table:style-name="ce39" table:formula="of:=IF([Sprint8.$E82]=&quot;&quot;;;MAX(0;[Sprint8.R82]-[Sprint8.H82]))" office:value-type="float" office:value="0" calcext:value-type="float">
            <text:p>0</text:p>
          </table:table-cell>
          <table:table-cell table:style-name="ce39" table:formula="of:=IF([Sprint8.$E82]=&quot;&quot;;;MAX(0;[Sprint8.S82]-[Sprint8.I82]))" office:value-type="float" office:value="0" calcext:value-type="float">
            <text:p>0</text:p>
          </table:table-cell>
          <table:table-cell table:style-name="ce39" table:formula="of:=IF([Sprint8.$E82]=&quot;&quot;;;MAX(0;[Sprint8.T82]-[Sprint8.J82]))" office:value-type="float" office:value="0" calcext:value-type="float">
            <text:p>0</text:p>
          </table:table-cell>
          <table:table-cell table:style-name="ce39" table:formula="of:=IF([Sprint8.$E82]=&quot;&quot;;;MAX(0;[Sprint8.U82]-[Sprint8.K82]))" office:value-type="float" office:value="0" calcext:value-type="float">
            <text:p>0</text:p>
          </table:table-cell>
          <table:table-cell table:style-name="ce39" table:formula="of:=IF([Sprint8.$E82]=&quot;&quot;;;MAX(0;[Sprint8.V82]-[Sprint8.L82]))" office:value-type="float" office:value="0" calcext:value-type="float">
            <text:p>0</text:p>
          </table:table-cell>
          <table:table-cell table:style-name="ce39" table:formula="of:=IF([Sprint8.$E82]=&quot;&quot;;;MAX(0;[Sprint8.W82]-[Sprint8.M82]))" office:value-type="float" office:value="0" calcext:value-type="float">
            <text:p>0</text:p>
          </table:table-cell>
          <table:table-cell table:style-name="ce39" table:formula="of:=IF([Sprint8.$E82]=&quot;&quot;;;MAX(0;[Sprint8.X82]-[Sprint8.N82]))" office:value-type="float" office:value="0" calcext:value-type="float">
            <text:p>0</text:p>
          </table:table-cell>
          <table:table-cell table:style-name="ce39" table:formula="of:=IF([Sprint8.$E82]=&quot;&quot;;;MAX(0;[Sprint8.Y82]-[Sprint8.O82]))" office:value-type="float" office:value="0" calcext:value-type="float">
            <text:p>0</text:p>
          </table:table-cell>
          <table:table-cell table:style-name="ce39" table:formula="of:=IF([Sprint8.$E82]=&quot;&quot;;;MAX(0;[Sprint8.Z82]-[Sprint8.P8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83];[Sprint8.$D83];[Sprint8.$E83])">
            <text:p/>
          </table:table-cell>
          <table:table-cell table:style-name="ce9" table:formula="of:=IFERROR(VLOOKUP([Sprint8.$A83];[$Tasks.$A73:.$B7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83] =&quot;&quot;;;MAX([Sprint8.$F83]-[Sprint8.G83];0))" office:value-type="float" office:value="0" calcext:value-type="float">
            <text:p>0</text:p>
          </table:table-cell>
          <table:table-cell table:style-name="ce39" table:formula="of:=IF([Sprint8.$E83]=&quot;&quot;;;MAX(0;[Sprint8.R83]-[Sprint8.H83]))" office:value-type="float" office:value="0" calcext:value-type="float">
            <text:p>0</text:p>
          </table:table-cell>
          <table:table-cell table:style-name="ce39" table:formula="of:=IF([Sprint8.$E83]=&quot;&quot;;;MAX(0;[Sprint8.S83]-[Sprint8.I83]))" office:value-type="float" office:value="0" calcext:value-type="float">
            <text:p>0</text:p>
          </table:table-cell>
          <table:table-cell table:style-name="ce39" table:formula="of:=IF([Sprint8.$E83]=&quot;&quot;;;MAX(0;[Sprint8.T83]-[Sprint8.J83]))" office:value-type="float" office:value="0" calcext:value-type="float">
            <text:p>0</text:p>
          </table:table-cell>
          <table:table-cell table:style-name="ce39" table:formula="of:=IF([Sprint8.$E83]=&quot;&quot;;;MAX(0;[Sprint8.U83]-[Sprint8.K83]))" office:value-type="float" office:value="0" calcext:value-type="float">
            <text:p>0</text:p>
          </table:table-cell>
          <table:table-cell table:style-name="ce39" table:formula="of:=IF([Sprint8.$E83]=&quot;&quot;;;MAX(0;[Sprint8.V83]-[Sprint8.L83]))" office:value-type="float" office:value="0" calcext:value-type="float">
            <text:p>0</text:p>
          </table:table-cell>
          <table:table-cell table:style-name="ce39" table:formula="of:=IF([Sprint8.$E83]=&quot;&quot;;;MAX(0;[Sprint8.W83]-[Sprint8.M83]))" office:value-type="float" office:value="0" calcext:value-type="float">
            <text:p>0</text:p>
          </table:table-cell>
          <table:table-cell table:style-name="ce39" table:formula="of:=IF([Sprint8.$E83]=&quot;&quot;;;MAX(0;[Sprint8.X83]-[Sprint8.N83]))" office:value-type="float" office:value="0" calcext:value-type="float">
            <text:p>0</text:p>
          </table:table-cell>
          <table:table-cell table:style-name="ce39" table:formula="of:=IF([Sprint8.$E83]=&quot;&quot;;;MAX(0;[Sprint8.Y83]-[Sprint8.O83]))" office:value-type="float" office:value="0" calcext:value-type="float">
            <text:p>0</text:p>
          </table:table-cell>
          <table:table-cell table:style-name="ce39" table:formula="of:=IF([Sprint8.$E83]=&quot;&quot;;;MAX(0;[Sprint8.Z83]-[Sprint8.P8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84];[Sprint8.$D84];[Sprint8.$E84])">
            <text:p/>
          </table:table-cell>
          <table:table-cell table:style-name="ce9" table:formula="of:=IFERROR(VLOOKUP([Sprint8.$A84];[$Tasks.$A74:.$B7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84] =&quot;&quot;;;MAX([Sprint8.$F84]-[Sprint8.G84];0))" office:value-type="float" office:value="0" calcext:value-type="float">
            <text:p>0</text:p>
          </table:table-cell>
          <table:table-cell table:style-name="ce39" table:formula="of:=IF([Sprint8.$E84]=&quot;&quot;;;MAX(0;[Sprint8.R84]-[Sprint8.H84]))" office:value-type="float" office:value="0" calcext:value-type="float">
            <text:p>0</text:p>
          </table:table-cell>
          <table:table-cell table:style-name="ce39" table:formula="of:=IF([Sprint8.$E84]=&quot;&quot;;;MAX(0;[Sprint8.S84]-[Sprint8.I84]))" office:value-type="float" office:value="0" calcext:value-type="float">
            <text:p>0</text:p>
          </table:table-cell>
          <table:table-cell table:style-name="ce39" table:formula="of:=IF([Sprint8.$E84]=&quot;&quot;;;MAX(0;[Sprint8.T84]-[Sprint8.J84]))" office:value-type="float" office:value="0" calcext:value-type="float">
            <text:p>0</text:p>
          </table:table-cell>
          <table:table-cell table:style-name="ce39" table:formula="of:=IF([Sprint8.$E84]=&quot;&quot;;;MAX(0;[Sprint8.U84]-[Sprint8.K84]))" office:value-type="float" office:value="0" calcext:value-type="float">
            <text:p>0</text:p>
          </table:table-cell>
          <table:table-cell table:style-name="ce39" table:formula="of:=IF([Sprint8.$E84]=&quot;&quot;;;MAX(0;[Sprint8.V84]-[Sprint8.L84]))" office:value-type="float" office:value="0" calcext:value-type="float">
            <text:p>0</text:p>
          </table:table-cell>
          <table:table-cell table:style-name="ce39" table:formula="of:=IF([Sprint8.$E84]=&quot;&quot;;;MAX(0;[Sprint8.W84]-[Sprint8.M84]))" office:value-type="float" office:value="0" calcext:value-type="float">
            <text:p>0</text:p>
          </table:table-cell>
          <table:table-cell table:style-name="ce39" table:formula="of:=IF([Sprint8.$E84]=&quot;&quot;;;MAX(0;[Sprint8.X84]-[Sprint8.N84]))" office:value-type="float" office:value="0" calcext:value-type="float">
            <text:p>0</text:p>
          </table:table-cell>
          <table:table-cell table:style-name="ce39" table:formula="of:=IF([Sprint8.$E84]=&quot;&quot;;;MAX(0;[Sprint8.Y84]-[Sprint8.O84]))" office:value-type="float" office:value="0" calcext:value-type="float">
            <text:p>0</text:p>
          </table:table-cell>
          <table:table-cell table:style-name="ce39" table:formula="of:=IF([Sprint8.$E84]=&quot;&quot;;;MAX(0;[Sprint8.Z84]-[Sprint8.P8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85];[Sprint8.$D85];[Sprint8.$E85])">
            <text:p/>
          </table:table-cell>
          <table:table-cell table:style-name="ce9" table:formula="of:=IFERROR(VLOOKUP([Sprint8.$A85];[$Tasks.$A75:.$B7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85] =&quot;&quot;;;MAX([Sprint8.$F85]-[Sprint8.G85];0))" office:value-type="float" office:value="0" calcext:value-type="float">
            <text:p>0</text:p>
          </table:table-cell>
          <table:table-cell table:style-name="ce39" table:formula="of:=IF([Sprint8.$E85]=&quot;&quot;;;MAX(0;[Sprint8.R85]-[Sprint8.H85]))" office:value-type="float" office:value="0" calcext:value-type="float">
            <text:p>0</text:p>
          </table:table-cell>
          <table:table-cell table:style-name="ce39" table:formula="of:=IF([Sprint8.$E85]=&quot;&quot;;;MAX(0;[Sprint8.S85]-[Sprint8.I85]))" office:value-type="float" office:value="0" calcext:value-type="float">
            <text:p>0</text:p>
          </table:table-cell>
          <table:table-cell table:style-name="ce39" table:formula="of:=IF([Sprint8.$E85]=&quot;&quot;;;MAX(0;[Sprint8.T85]-[Sprint8.J85]))" office:value-type="float" office:value="0" calcext:value-type="float">
            <text:p>0</text:p>
          </table:table-cell>
          <table:table-cell table:style-name="ce39" table:formula="of:=IF([Sprint8.$E85]=&quot;&quot;;;MAX(0;[Sprint8.U85]-[Sprint8.K85]))" office:value-type="float" office:value="0" calcext:value-type="float">
            <text:p>0</text:p>
          </table:table-cell>
          <table:table-cell table:style-name="ce39" table:formula="of:=IF([Sprint8.$E85]=&quot;&quot;;;MAX(0;[Sprint8.V85]-[Sprint8.L85]))" office:value-type="float" office:value="0" calcext:value-type="float">
            <text:p>0</text:p>
          </table:table-cell>
          <table:table-cell table:style-name="ce39" table:formula="of:=IF([Sprint8.$E85]=&quot;&quot;;;MAX(0;[Sprint8.W85]-[Sprint8.M85]))" office:value-type="float" office:value="0" calcext:value-type="float">
            <text:p>0</text:p>
          </table:table-cell>
          <table:table-cell table:style-name="ce39" table:formula="of:=IF([Sprint8.$E85]=&quot;&quot;;;MAX(0;[Sprint8.X85]-[Sprint8.N85]))" office:value-type="float" office:value="0" calcext:value-type="float">
            <text:p>0</text:p>
          </table:table-cell>
          <table:table-cell table:style-name="ce39" table:formula="of:=IF([Sprint8.$E85]=&quot;&quot;;;MAX(0;[Sprint8.Y85]-[Sprint8.O85]))" office:value-type="float" office:value="0" calcext:value-type="float">
            <text:p>0</text:p>
          </table:table-cell>
          <table:table-cell table:style-name="ce39" table:formula="of:=IF([Sprint8.$E85]=&quot;&quot;;;MAX(0;[Sprint8.Z85]-[Sprint8.P8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86];[Sprint8.$D86];[Sprint8.$E86])">
            <text:p/>
          </table:table-cell>
          <table:table-cell table:style-name="ce9" table:formula="of:=IFERROR(VLOOKUP([Sprint8.$A86];[$Tasks.$A76:.$B8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86] =&quot;&quot;;;MAX([Sprint8.$F86]-[Sprint8.G86];0))" office:value-type="float" office:value="0" calcext:value-type="float">
            <text:p>0</text:p>
          </table:table-cell>
          <table:table-cell table:style-name="ce39" table:formula="of:=IF([Sprint8.$E86]=&quot;&quot;;;MAX(0;[Sprint8.R86]-[Sprint8.H86]))" office:value-type="float" office:value="0" calcext:value-type="float">
            <text:p>0</text:p>
          </table:table-cell>
          <table:table-cell table:style-name="ce39" table:formula="of:=IF([Sprint8.$E86]=&quot;&quot;;;MAX(0;[Sprint8.S86]-[Sprint8.I86]))" office:value-type="float" office:value="0" calcext:value-type="float">
            <text:p>0</text:p>
          </table:table-cell>
          <table:table-cell table:style-name="ce39" table:formula="of:=IF([Sprint8.$E86]=&quot;&quot;;;MAX(0;[Sprint8.T86]-[Sprint8.J86]))" office:value-type="float" office:value="0" calcext:value-type="float">
            <text:p>0</text:p>
          </table:table-cell>
          <table:table-cell table:style-name="ce39" table:formula="of:=IF([Sprint8.$E86]=&quot;&quot;;;MAX(0;[Sprint8.U86]-[Sprint8.K86]))" office:value-type="float" office:value="0" calcext:value-type="float">
            <text:p>0</text:p>
          </table:table-cell>
          <table:table-cell table:style-name="ce39" table:formula="of:=IF([Sprint8.$E86]=&quot;&quot;;;MAX(0;[Sprint8.V86]-[Sprint8.L86]))" office:value-type="float" office:value="0" calcext:value-type="float">
            <text:p>0</text:p>
          </table:table-cell>
          <table:table-cell table:style-name="ce39" table:formula="of:=IF([Sprint8.$E86]=&quot;&quot;;;MAX(0;[Sprint8.W86]-[Sprint8.M86]))" office:value-type="float" office:value="0" calcext:value-type="float">
            <text:p>0</text:p>
          </table:table-cell>
          <table:table-cell table:style-name="ce39" table:formula="of:=IF([Sprint8.$E86]=&quot;&quot;;;MAX(0;[Sprint8.X86]-[Sprint8.N86]))" office:value-type="float" office:value="0" calcext:value-type="float">
            <text:p>0</text:p>
          </table:table-cell>
          <table:table-cell table:style-name="ce39" table:formula="of:=IF([Sprint8.$E86]=&quot;&quot;;;MAX(0;[Sprint8.Y86]-[Sprint8.O86]))" office:value-type="float" office:value="0" calcext:value-type="float">
            <text:p>0</text:p>
          </table:table-cell>
          <table:table-cell table:style-name="ce39" table:formula="of:=IF([Sprint8.$E86]=&quot;&quot;;;MAX(0;[Sprint8.Z86]-[Sprint8.P8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87];[Sprint8.$D87];[Sprint8.$E87])">
            <text:p/>
          </table:table-cell>
          <table:table-cell table:style-name="ce9" table:formula="of:=IFERROR(VLOOKUP([Sprint8.$A87];[$Tasks.$A77:.$B8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87] =&quot;&quot;;;MAX([Sprint8.$F87]-[Sprint8.G87];0))" office:value-type="float" office:value="0" calcext:value-type="float">
            <text:p>0</text:p>
          </table:table-cell>
          <table:table-cell table:style-name="ce39" table:formula="of:=IF([Sprint8.$E87]=&quot;&quot;;;MAX(0;[Sprint8.R87]-[Sprint8.H87]))" office:value-type="float" office:value="0" calcext:value-type="float">
            <text:p>0</text:p>
          </table:table-cell>
          <table:table-cell table:style-name="ce39" table:formula="of:=IF([Sprint8.$E87]=&quot;&quot;;;MAX(0;[Sprint8.S87]-[Sprint8.I87]))" office:value-type="float" office:value="0" calcext:value-type="float">
            <text:p>0</text:p>
          </table:table-cell>
          <table:table-cell table:style-name="ce39" table:formula="of:=IF([Sprint8.$E87]=&quot;&quot;;;MAX(0;[Sprint8.T87]-[Sprint8.J87]))" office:value-type="float" office:value="0" calcext:value-type="float">
            <text:p>0</text:p>
          </table:table-cell>
          <table:table-cell table:style-name="ce39" table:formula="of:=IF([Sprint8.$E87]=&quot;&quot;;;MAX(0;[Sprint8.U87]-[Sprint8.K87]))" office:value-type="float" office:value="0" calcext:value-type="float">
            <text:p>0</text:p>
          </table:table-cell>
          <table:table-cell table:style-name="ce39" table:formula="of:=IF([Sprint8.$E87]=&quot;&quot;;;MAX(0;[Sprint8.V87]-[Sprint8.L87]))" office:value-type="float" office:value="0" calcext:value-type="float">
            <text:p>0</text:p>
          </table:table-cell>
          <table:table-cell table:style-name="ce39" table:formula="of:=IF([Sprint8.$E87]=&quot;&quot;;;MAX(0;[Sprint8.W87]-[Sprint8.M87]))" office:value-type="float" office:value="0" calcext:value-type="float">
            <text:p>0</text:p>
          </table:table-cell>
          <table:table-cell table:style-name="ce39" table:formula="of:=IF([Sprint8.$E87]=&quot;&quot;;;MAX(0;[Sprint8.X87]-[Sprint8.N87]))" office:value-type="float" office:value="0" calcext:value-type="float">
            <text:p>0</text:p>
          </table:table-cell>
          <table:table-cell table:style-name="ce39" table:formula="of:=IF([Sprint8.$E87]=&quot;&quot;;;MAX(0;[Sprint8.Y87]-[Sprint8.O87]))" office:value-type="float" office:value="0" calcext:value-type="float">
            <text:p>0</text:p>
          </table:table-cell>
          <table:table-cell table:style-name="ce39" table:formula="of:=IF([Sprint8.$E87]=&quot;&quot;;;MAX(0;[Sprint8.Z87]-[Sprint8.P8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88];[Sprint8.$D88];[Sprint8.$E88])">
            <text:p/>
          </table:table-cell>
          <table:table-cell table:style-name="ce9" table:formula="of:=IFERROR(VLOOKUP([Sprint8.$A88];[$Tasks.$A78:.$B8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88] =&quot;&quot;;;MAX([Sprint8.$F88]-[Sprint8.G88];0))" office:value-type="float" office:value="0" calcext:value-type="float">
            <text:p>0</text:p>
          </table:table-cell>
          <table:table-cell table:style-name="ce39" table:formula="of:=IF([Sprint8.$E88]=&quot;&quot;;;MAX(0;[Sprint8.R88]-[Sprint8.H88]))" office:value-type="float" office:value="0" calcext:value-type="float">
            <text:p>0</text:p>
          </table:table-cell>
          <table:table-cell table:style-name="ce39" table:formula="of:=IF([Sprint8.$E88]=&quot;&quot;;;MAX(0;[Sprint8.S88]-[Sprint8.I88]))" office:value-type="float" office:value="0" calcext:value-type="float">
            <text:p>0</text:p>
          </table:table-cell>
          <table:table-cell table:style-name="ce39" table:formula="of:=IF([Sprint8.$E88]=&quot;&quot;;;MAX(0;[Sprint8.T88]-[Sprint8.J88]))" office:value-type="float" office:value="0" calcext:value-type="float">
            <text:p>0</text:p>
          </table:table-cell>
          <table:table-cell table:style-name="ce39" table:formula="of:=IF([Sprint8.$E88]=&quot;&quot;;;MAX(0;[Sprint8.U88]-[Sprint8.K88]))" office:value-type="float" office:value="0" calcext:value-type="float">
            <text:p>0</text:p>
          </table:table-cell>
          <table:table-cell table:style-name="ce39" table:formula="of:=IF([Sprint8.$E88]=&quot;&quot;;;MAX(0;[Sprint8.V88]-[Sprint8.L88]))" office:value-type="float" office:value="0" calcext:value-type="float">
            <text:p>0</text:p>
          </table:table-cell>
          <table:table-cell table:style-name="ce39" table:formula="of:=IF([Sprint8.$E88]=&quot;&quot;;;MAX(0;[Sprint8.W88]-[Sprint8.M88]))" office:value-type="float" office:value="0" calcext:value-type="float">
            <text:p>0</text:p>
          </table:table-cell>
          <table:table-cell table:style-name="ce39" table:formula="of:=IF([Sprint8.$E88]=&quot;&quot;;;MAX(0;[Sprint8.X88]-[Sprint8.N88]))" office:value-type="float" office:value="0" calcext:value-type="float">
            <text:p>0</text:p>
          </table:table-cell>
          <table:table-cell table:style-name="ce39" table:formula="of:=IF([Sprint8.$E88]=&quot;&quot;;;MAX(0;[Sprint8.Y88]-[Sprint8.O88]))" office:value-type="float" office:value="0" calcext:value-type="float">
            <text:p>0</text:p>
          </table:table-cell>
          <table:table-cell table:style-name="ce39" table:formula="of:=IF([Sprint8.$E88]=&quot;&quot;;;MAX(0;[Sprint8.Z88]-[Sprint8.P8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89];[Sprint8.$D89];[Sprint8.$E89])">
            <text:p/>
          </table:table-cell>
          <table:table-cell table:style-name="ce9" table:formula="of:=IFERROR(VLOOKUP([Sprint8.$A89];[$Tasks.$A79:.$B8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89] =&quot;&quot;;;MAX([Sprint8.$F89]-[Sprint8.G89];0))" office:value-type="float" office:value="0" calcext:value-type="float">
            <text:p>0</text:p>
          </table:table-cell>
          <table:table-cell table:style-name="ce39" table:formula="of:=IF([Sprint8.$E89]=&quot;&quot;;;MAX(0;[Sprint8.R89]-[Sprint8.H89]))" office:value-type="float" office:value="0" calcext:value-type="float">
            <text:p>0</text:p>
          </table:table-cell>
          <table:table-cell table:style-name="ce39" table:formula="of:=IF([Sprint8.$E89]=&quot;&quot;;;MAX(0;[Sprint8.S89]-[Sprint8.I89]))" office:value-type="float" office:value="0" calcext:value-type="float">
            <text:p>0</text:p>
          </table:table-cell>
          <table:table-cell table:style-name="ce39" table:formula="of:=IF([Sprint8.$E89]=&quot;&quot;;;MAX(0;[Sprint8.T89]-[Sprint8.J89]))" office:value-type="float" office:value="0" calcext:value-type="float">
            <text:p>0</text:p>
          </table:table-cell>
          <table:table-cell table:style-name="ce39" table:formula="of:=IF([Sprint8.$E89]=&quot;&quot;;;MAX(0;[Sprint8.U89]-[Sprint8.K89]))" office:value-type="float" office:value="0" calcext:value-type="float">
            <text:p>0</text:p>
          </table:table-cell>
          <table:table-cell table:style-name="ce39" table:formula="of:=IF([Sprint8.$E89]=&quot;&quot;;;MAX(0;[Sprint8.V89]-[Sprint8.L89]))" office:value-type="float" office:value="0" calcext:value-type="float">
            <text:p>0</text:p>
          </table:table-cell>
          <table:table-cell table:style-name="ce39" table:formula="of:=IF([Sprint8.$E89]=&quot;&quot;;;MAX(0;[Sprint8.W89]-[Sprint8.M89]))" office:value-type="float" office:value="0" calcext:value-type="float">
            <text:p>0</text:p>
          </table:table-cell>
          <table:table-cell table:style-name="ce39" table:formula="of:=IF([Sprint8.$E89]=&quot;&quot;;;MAX(0;[Sprint8.X89]-[Sprint8.N89]))" office:value-type="float" office:value="0" calcext:value-type="float">
            <text:p>0</text:p>
          </table:table-cell>
          <table:table-cell table:style-name="ce39" table:formula="of:=IF([Sprint8.$E89]=&quot;&quot;;;MAX(0;[Sprint8.Y89]-[Sprint8.O89]))" office:value-type="float" office:value="0" calcext:value-type="float">
            <text:p>0</text:p>
          </table:table-cell>
          <table:table-cell table:style-name="ce39" table:formula="of:=IF([Sprint8.$E89]=&quot;&quot;;;MAX(0;[Sprint8.Z89]-[Sprint8.P8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90];[Sprint8.$D90];[Sprint8.$E90])">
            <text:p/>
          </table:table-cell>
          <table:table-cell table:style-name="ce9" table:formula="of:=IFERROR(VLOOKUP([Sprint8.$A90];[$Tasks.$A80:.$B8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90] =&quot;&quot;;;MAX([Sprint8.$F90]-[Sprint8.G90];0))" office:value-type="float" office:value="0" calcext:value-type="float">
            <text:p>0</text:p>
          </table:table-cell>
          <table:table-cell table:style-name="ce39" table:formula="of:=IF([Sprint8.$E90]=&quot;&quot;;;MAX(0;[Sprint8.R90]-[Sprint8.H90]))" office:value-type="float" office:value="0" calcext:value-type="float">
            <text:p>0</text:p>
          </table:table-cell>
          <table:table-cell table:style-name="ce39" table:formula="of:=IF([Sprint8.$E90]=&quot;&quot;;;MAX(0;[Sprint8.S90]-[Sprint8.I90]))" office:value-type="float" office:value="0" calcext:value-type="float">
            <text:p>0</text:p>
          </table:table-cell>
          <table:table-cell table:style-name="ce39" table:formula="of:=IF([Sprint8.$E90]=&quot;&quot;;;MAX(0;[Sprint8.T90]-[Sprint8.J90]))" office:value-type="float" office:value="0" calcext:value-type="float">
            <text:p>0</text:p>
          </table:table-cell>
          <table:table-cell table:style-name="ce39" table:formula="of:=IF([Sprint8.$E90]=&quot;&quot;;;MAX(0;[Sprint8.U90]-[Sprint8.K90]))" office:value-type="float" office:value="0" calcext:value-type="float">
            <text:p>0</text:p>
          </table:table-cell>
          <table:table-cell table:style-name="ce39" table:formula="of:=IF([Sprint8.$E90]=&quot;&quot;;;MAX(0;[Sprint8.V90]-[Sprint8.L90]))" office:value-type="float" office:value="0" calcext:value-type="float">
            <text:p>0</text:p>
          </table:table-cell>
          <table:table-cell table:style-name="ce39" table:formula="of:=IF([Sprint8.$E90]=&quot;&quot;;;MAX(0;[Sprint8.W90]-[Sprint8.M90]))" office:value-type="float" office:value="0" calcext:value-type="float">
            <text:p>0</text:p>
          </table:table-cell>
          <table:table-cell table:style-name="ce39" table:formula="of:=IF([Sprint8.$E90]=&quot;&quot;;;MAX(0;[Sprint8.X90]-[Sprint8.N90]))" office:value-type="float" office:value="0" calcext:value-type="float">
            <text:p>0</text:p>
          </table:table-cell>
          <table:table-cell table:style-name="ce39" table:formula="of:=IF([Sprint8.$E90]=&quot;&quot;;;MAX(0;[Sprint8.Y90]-[Sprint8.O90]))" office:value-type="float" office:value="0" calcext:value-type="float">
            <text:p>0</text:p>
          </table:table-cell>
          <table:table-cell table:style-name="ce39" table:formula="of:=IF([Sprint8.$E90]=&quot;&quot;;;MAX(0;[Sprint8.Z90]-[Sprint8.P9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91];[Sprint8.$D91];[Sprint8.$E91])">
            <text:p/>
          </table:table-cell>
          <table:table-cell table:style-name="ce9" table:formula="of:=IFERROR(VLOOKUP([Sprint8.$A91];[$Tasks.$A81:.$B8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91] =&quot;&quot;;;MAX([Sprint8.$F91]-[Sprint8.G91];0))" office:value-type="float" office:value="0" calcext:value-type="float">
            <text:p>0</text:p>
          </table:table-cell>
          <table:table-cell table:style-name="ce39" table:formula="of:=IF([Sprint8.$E91]=&quot;&quot;;;MAX(0;[Sprint8.R91]-[Sprint8.H91]))" office:value-type="float" office:value="0" calcext:value-type="float">
            <text:p>0</text:p>
          </table:table-cell>
          <table:table-cell table:style-name="ce39" table:formula="of:=IF([Sprint8.$E91]=&quot;&quot;;;MAX(0;[Sprint8.S91]-[Sprint8.I91]))" office:value-type="float" office:value="0" calcext:value-type="float">
            <text:p>0</text:p>
          </table:table-cell>
          <table:table-cell table:style-name="ce39" table:formula="of:=IF([Sprint8.$E91]=&quot;&quot;;;MAX(0;[Sprint8.T91]-[Sprint8.J91]))" office:value-type="float" office:value="0" calcext:value-type="float">
            <text:p>0</text:p>
          </table:table-cell>
          <table:table-cell table:style-name="ce39" table:formula="of:=IF([Sprint8.$E91]=&quot;&quot;;;MAX(0;[Sprint8.U91]-[Sprint8.K91]))" office:value-type="float" office:value="0" calcext:value-type="float">
            <text:p>0</text:p>
          </table:table-cell>
          <table:table-cell table:style-name="ce39" table:formula="of:=IF([Sprint8.$E91]=&quot;&quot;;;MAX(0;[Sprint8.V91]-[Sprint8.L91]))" office:value-type="float" office:value="0" calcext:value-type="float">
            <text:p>0</text:p>
          </table:table-cell>
          <table:table-cell table:style-name="ce39" table:formula="of:=IF([Sprint8.$E91]=&quot;&quot;;;MAX(0;[Sprint8.W91]-[Sprint8.M91]))" office:value-type="float" office:value="0" calcext:value-type="float">
            <text:p>0</text:p>
          </table:table-cell>
          <table:table-cell table:style-name="ce39" table:formula="of:=IF([Sprint8.$E91]=&quot;&quot;;;MAX(0;[Sprint8.X91]-[Sprint8.N91]))" office:value-type="float" office:value="0" calcext:value-type="float">
            <text:p>0</text:p>
          </table:table-cell>
          <table:table-cell table:style-name="ce39" table:formula="of:=IF([Sprint8.$E91]=&quot;&quot;;;MAX(0;[Sprint8.Y91]-[Sprint8.O91]))" office:value-type="float" office:value="0" calcext:value-type="float">
            <text:p>0</text:p>
          </table:table-cell>
          <table:table-cell table:style-name="ce39" table:formula="of:=IF([Sprint8.$E91]=&quot;&quot;;;MAX(0;[Sprint8.Z91]-[Sprint8.P9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92];[Sprint8.$D92];[Sprint8.$E92])">
            <text:p/>
          </table:table-cell>
          <table:table-cell table:style-name="ce9" table:formula="of:=IFERROR(VLOOKUP([Sprint8.$A92];[$Tasks.$A82:.$B8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92] =&quot;&quot;;;MAX([Sprint8.$F92]-[Sprint8.G92];0))" office:value-type="float" office:value="0" calcext:value-type="float">
            <text:p>0</text:p>
          </table:table-cell>
          <table:table-cell table:style-name="ce39" table:formula="of:=IF([Sprint8.$E92]=&quot;&quot;;;MAX(0;[Sprint8.R92]-[Sprint8.H92]))" office:value-type="float" office:value="0" calcext:value-type="float">
            <text:p>0</text:p>
          </table:table-cell>
          <table:table-cell table:style-name="ce39" table:formula="of:=IF([Sprint8.$E92]=&quot;&quot;;;MAX(0;[Sprint8.S92]-[Sprint8.I92]))" office:value-type="float" office:value="0" calcext:value-type="float">
            <text:p>0</text:p>
          </table:table-cell>
          <table:table-cell table:style-name="ce39" table:formula="of:=IF([Sprint8.$E92]=&quot;&quot;;;MAX(0;[Sprint8.T92]-[Sprint8.J92]))" office:value-type="float" office:value="0" calcext:value-type="float">
            <text:p>0</text:p>
          </table:table-cell>
          <table:table-cell table:style-name="ce39" table:formula="of:=IF([Sprint8.$E92]=&quot;&quot;;;MAX(0;[Sprint8.U92]-[Sprint8.K92]))" office:value-type="float" office:value="0" calcext:value-type="float">
            <text:p>0</text:p>
          </table:table-cell>
          <table:table-cell table:style-name="ce39" table:formula="of:=IF([Sprint8.$E92]=&quot;&quot;;;MAX(0;[Sprint8.V92]-[Sprint8.L92]))" office:value-type="float" office:value="0" calcext:value-type="float">
            <text:p>0</text:p>
          </table:table-cell>
          <table:table-cell table:style-name="ce39" table:formula="of:=IF([Sprint8.$E92]=&quot;&quot;;;MAX(0;[Sprint8.W92]-[Sprint8.M92]))" office:value-type="float" office:value="0" calcext:value-type="float">
            <text:p>0</text:p>
          </table:table-cell>
          <table:table-cell table:style-name="ce39" table:formula="of:=IF([Sprint8.$E92]=&quot;&quot;;;MAX(0;[Sprint8.X92]-[Sprint8.N92]))" office:value-type="float" office:value="0" calcext:value-type="float">
            <text:p>0</text:p>
          </table:table-cell>
          <table:table-cell table:style-name="ce39" table:formula="of:=IF([Sprint8.$E92]=&quot;&quot;;;MAX(0;[Sprint8.Y92]-[Sprint8.O92]))" office:value-type="float" office:value="0" calcext:value-type="float">
            <text:p>0</text:p>
          </table:table-cell>
          <table:table-cell table:style-name="ce39" table:formula="of:=IF([Sprint8.$E92]=&quot;&quot;;;MAX(0;[Sprint8.Z92]-[Sprint8.P9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93];[Sprint8.$D93];[Sprint8.$E93])">
            <text:p/>
          </table:table-cell>
          <table:table-cell table:style-name="ce9" table:formula="of:=IFERROR(VLOOKUP([Sprint8.$A93];[$Tasks.$A83:.$B8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93] =&quot;&quot;;;MAX([Sprint8.$F93]-[Sprint8.G93];0))" office:value-type="float" office:value="0" calcext:value-type="float">
            <text:p>0</text:p>
          </table:table-cell>
          <table:table-cell table:style-name="ce39" table:formula="of:=IF([Sprint8.$E93]=&quot;&quot;;;MAX(0;[Sprint8.R93]-[Sprint8.H93]))" office:value-type="float" office:value="0" calcext:value-type="float">
            <text:p>0</text:p>
          </table:table-cell>
          <table:table-cell table:style-name="ce39" table:formula="of:=IF([Sprint8.$E93]=&quot;&quot;;;MAX(0;[Sprint8.S93]-[Sprint8.I93]))" office:value-type="float" office:value="0" calcext:value-type="float">
            <text:p>0</text:p>
          </table:table-cell>
          <table:table-cell table:style-name="ce39" table:formula="of:=IF([Sprint8.$E93]=&quot;&quot;;;MAX(0;[Sprint8.T93]-[Sprint8.J93]))" office:value-type="float" office:value="0" calcext:value-type="float">
            <text:p>0</text:p>
          </table:table-cell>
          <table:table-cell table:style-name="ce39" table:formula="of:=IF([Sprint8.$E93]=&quot;&quot;;;MAX(0;[Sprint8.U93]-[Sprint8.K93]))" office:value-type="float" office:value="0" calcext:value-type="float">
            <text:p>0</text:p>
          </table:table-cell>
          <table:table-cell table:style-name="ce39" table:formula="of:=IF([Sprint8.$E93]=&quot;&quot;;;MAX(0;[Sprint8.V93]-[Sprint8.L93]))" office:value-type="float" office:value="0" calcext:value-type="float">
            <text:p>0</text:p>
          </table:table-cell>
          <table:table-cell table:style-name="ce39" table:formula="of:=IF([Sprint8.$E93]=&quot;&quot;;;MAX(0;[Sprint8.W93]-[Sprint8.M93]))" office:value-type="float" office:value="0" calcext:value-type="float">
            <text:p>0</text:p>
          </table:table-cell>
          <table:table-cell table:style-name="ce39" table:formula="of:=IF([Sprint8.$E93]=&quot;&quot;;;MAX(0;[Sprint8.X93]-[Sprint8.N93]))" office:value-type="float" office:value="0" calcext:value-type="float">
            <text:p>0</text:p>
          </table:table-cell>
          <table:table-cell table:style-name="ce39" table:formula="of:=IF([Sprint8.$E93]=&quot;&quot;;;MAX(0;[Sprint8.Y93]-[Sprint8.O93]))" office:value-type="float" office:value="0" calcext:value-type="float">
            <text:p>0</text:p>
          </table:table-cell>
          <table:table-cell table:style-name="ce39" table:formula="of:=IF([Sprint8.$E93]=&quot;&quot;;;MAX(0;[Sprint8.Z93]-[Sprint8.P9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94];[Sprint8.$D94];[Sprint8.$E94])">
            <text:p/>
          </table:table-cell>
          <table:table-cell table:style-name="ce9" table:formula="of:=IFERROR(VLOOKUP([Sprint8.$A94];[$Tasks.$A84:.$B8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94] =&quot;&quot;;;MAX([Sprint8.$F94]-[Sprint8.G94];0))" office:value-type="float" office:value="0" calcext:value-type="float">
            <text:p>0</text:p>
          </table:table-cell>
          <table:table-cell table:style-name="ce39" table:formula="of:=IF([Sprint8.$E94]=&quot;&quot;;;MAX(0;[Sprint8.R94]-[Sprint8.H94]))" office:value-type="float" office:value="0" calcext:value-type="float">
            <text:p>0</text:p>
          </table:table-cell>
          <table:table-cell table:style-name="ce39" table:formula="of:=IF([Sprint8.$E94]=&quot;&quot;;;MAX(0;[Sprint8.S94]-[Sprint8.I94]))" office:value-type="float" office:value="0" calcext:value-type="float">
            <text:p>0</text:p>
          </table:table-cell>
          <table:table-cell table:style-name="ce39" table:formula="of:=IF([Sprint8.$E94]=&quot;&quot;;;MAX(0;[Sprint8.T94]-[Sprint8.J94]))" office:value-type="float" office:value="0" calcext:value-type="float">
            <text:p>0</text:p>
          </table:table-cell>
          <table:table-cell table:style-name="ce39" table:formula="of:=IF([Sprint8.$E94]=&quot;&quot;;;MAX(0;[Sprint8.U94]-[Sprint8.K94]))" office:value-type="float" office:value="0" calcext:value-type="float">
            <text:p>0</text:p>
          </table:table-cell>
          <table:table-cell table:style-name="ce39" table:formula="of:=IF([Sprint8.$E94]=&quot;&quot;;;MAX(0;[Sprint8.V94]-[Sprint8.L94]))" office:value-type="float" office:value="0" calcext:value-type="float">
            <text:p>0</text:p>
          </table:table-cell>
          <table:table-cell table:style-name="ce39" table:formula="of:=IF([Sprint8.$E94]=&quot;&quot;;;MAX(0;[Sprint8.W94]-[Sprint8.M94]))" office:value-type="float" office:value="0" calcext:value-type="float">
            <text:p>0</text:p>
          </table:table-cell>
          <table:table-cell table:style-name="ce39" table:formula="of:=IF([Sprint8.$E94]=&quot;&quot;;;MAX(0;[Sprint8.X94]-[Sprint8.N94]))" office:value-type="float" office:value="0" calcext:value-type="float">
            <text:p>0</text:p>
          </table:table-cell>
          <table:table-cell table:style-name="ce39" table:formula="of:=IF([Sprint8.$E94]=&quot;&quot;;;MAX(0;[Sprint8.Y94]-[Sprint8.O94]))" office:value-type="float" office:value="0" calcext:value-type="float">
            <text:p>0</text:p>
          </table:table-cell>
          <table:table-cell table:style-name="ce39" table:formula="of:=IF([Sprint8.$E94]=&quot;&quot;;;MAX(0;[Sprint8.Z94]-[Sprint8.P9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95];[Sprint8.$D95];[Sprint8.$E95])">
            <text:p/>
          </table:table-cell>
          <table:table-cell table:style-name="ce9" table:formula="of:=IFERROR(VLOOKUP([Sprint8.$A95];[$Tasks.$A85:.$B8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95] =&quot;&quot;;;MAX([Sprint8.$F95]-[Sprint8.G95];0))" office:value-type="float" office:value="0" calcext:value-type="float">
            <text:p>0</text:p>
          </table:table-cell>
          <table:table-cell table:style-name="ce39" table:formula="of:=IF([Sprint8.$E95]=&quot;&quot;;;MAX(0;[Sprint8.R95]-[Sprint8.H95]))" office:value-type="float" office:value="0" calcext:value-type="float">
            <text:p>0</text:p>
          </table:table-cell>
          <table:table-cell table:style-name="ce39" table:formula="of:=IF([Sprint8.$E95]=&quot;&quot;;;MAX(0;[Sprint8.S95]-[Sprint8.I95]))" office:value-type="float" office:value="0" calcext:value-type="float">
            <text:p>0</text:p>
          </table:table-cell>
          <table:table-cell table:style-name="ce39" table:formula="of:=IF([Sprint8.$E95]=&quot;&quot;;;MAX(0;[Sprint8.T95]-[Sprint8.J95]))" office:value-type="float" office:value="0" calcext:value-type="float">
            <text:p>0</text:p>
          </table:table-cell>
          <table:table-cell table:style-name="ce39" table:formula="of:=IF([Sprint8.$E95]=&quot;&quot;;;MAX(0;[Sprint8.U95]-[Sprint8.K95]))" office:value-type="float" office:value="0" calcext:value-type="float">
            <text:p>0</text:p>
          </table:table-cell>
          <table:table-cell table:style-name="ce39" table:formula="of:=IF([Sprint8.$E95]=&quot;&quot;;;MAX(0;[Sprint8.V95]-[Sprint8.L95]))" office:value-type="float" office:value="0" calcext:value-type="float">
            <text:p>0</text:p>
          </table:table-cell>
          <table:table-cell table:style-name="ce39" table:formula="of:=IF([Sprint8.$E95]=&quot;&quot;;;MAX(0;[Sprint8.W95]-[Sprint8.M95]))" office:value-type="float" office:value="0" calcext:value-type="float">
            <text:p>0</text:p>
          </table:table-cell>
          <table:table-cell table:style-name="ce39" table:formula="of:=IF([Sprint8.$E95]=&quot;&quot;;;MAX(0;[Sprint8.X95]-[Sprint8.N95]))" office:value-type="float" office:value="0" calcext:value-type="float">
            <text:p>0</text:p>
          </table:table-cell>
          <table:table-cell table:style-name="ce39" table:formula="of:=IF([Sprint8.$E95]=&quot;&quot;;;MAX(0;[Sprint8.Y95]-[Sprint8.O95]))" office:value-type="float" office:value="0" calcext:value-type="float">
            <text:p>0</text:p>
          </table:table-cell>
          <table:table-cell table:style-name="ce39" table:formula="of:=IF([Sprint8.$E95]=&quot;&quot;;;MAX(0;[Sprint8.Z95]-[Sprint8.P9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96];[Sprint8.$D96];[Sprint8.$E96])">
            <text:p/>
          </table:table-cell>
          <table:table-cell table:style-name="ce9" table:formula="of:=IFERROR(VLOOKUP([Sprint8.$A96];[$Tasks.$A86:.$B9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96] =&quot;&quot;;;MAX([Sprint8.$F96]-[Sprint8.G96];0))" office:value-type="float" office:value="0" calcext:value-type="float">
            <text:p>0</text:p>
          </table:table-cell>
          <table:table-cell table:style-name="ce39" table:formula="of:=IF([Sprint8.$E96]=&quot;&quot;;;MAX(0;[Sprint8.R96]-[Sprint8.H96]))" office:value-type="float" office:value="0" calcext:value-type="float">
            <text:p>0</text:p>
          </table:table-cell>
          <table:table-cell table:style-name="ce39" table:formula="of:=IF([Sprint8.$E96]=&quot;&quot;;;MAX(0;[Sprint8.S96]-[Sprint8.I96]))" office:value-type="float" office:value="0" calcext:value-type="float">
            <text:p>0</text:p>
          </table:table-cell>
          <table:table-cell table:style-name="ce39" table:formula="of:=IF([Sprint8.$E96]=&quot;&quot;;;MAX(0;[Sprint8.T96]-[Sprint8.J96]))" office:value-type="float" office:value="0" calcext:value-type="float">
            <text:p>0</text:p>
          </table:table-cell>
          <table:table-cell table:style-name="ce39" table:formula="of:=IF([Sprint8.$E96]=&quot;&quot;;;MAX(0;[Sprint8.U96]-[Sprint8.K96]))" office:value-type="float" office:value="0" calcext:value-type="float">
            <text:p>0</text:p>
          </table:table-cell>
          <table:table-cell table:style-name="ce39" table:formula="of:=IF([Sprint8.$E96]=&quot;&quot;;;MAX(0;[Sprint8.V96]-[Sprint8.L96]))" office:value-type="float" office:value="0" calcext:value-type="float">
            <text:p>0</text:p>
          </table:table-cell>
          <table:table-cell table:style-name="ce39" table:formula="of:=IF([Sprint8.$E96]=&quot;&quot;;;MAX(0;[Sprint8.W96]-[Sprint8.M96]))" office:value-type="float" office:value="0" calcext:value-type="float">
            <text:p>0</text:p>
          </table:table-cell>
          <table:table-cell table:style-name="ce39" table:formula="of:=IF([Sprint8.$E96]=&quot;&quot;;;MAX(0;[Sprint8.X96]-[Sprint8.N96]))" office:value-type="float" office:value="0" calcext:value-type="float">
            <text:p>0</text:p>
          </table:table-cell>
          <table:table-cell table:style-name="ce39" table:formula="of:=IF([Sprint8.$E96]=&quot;&quot;;;MAX(0;[Sprint8.Y96]-[Sprint8.O96]))" office:value-type="float" office:value="0" calcext:value-type="float">
            <text:p>0</text:p>
          </table:table-cell>
          <table:table-cell table:style-name="ce39" table:formula="of:=IF([Sprint8.$E96]=&quot;&quot;;;MAX(0;[Sprint8.Z96]-[Sprint8.P9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97];[Sprint8.$D97];[Sprint8.$E97])">
            <text:p/>
          </table:table-cell>
          <table:table-cell table:style-name="ce9" table:formula="of:=IFERROR(VLOOKUP([Sprint8.$A97];[$Tasks.$A87:.$B9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97] =&quot;&quot;;;MAX([Sprint8.$F97]-[Sprint8.G97];0))" office:value-type="float" office:value="0" calcext:value-type="float">
            <text:p>0</text:p>
          </table:table-cell>
          <table:table-cell table:style-name="ce39" table:formula="of:=IF([Sprint8.$E97]=&quot;&quot;;;MAX(0;[Sprint8.R97]-[Sprint8.H97]))" office:value-type="float" office:value="0" calcext:value-type="float">
            <text:p>0</text:p>
          </table:table-cell>
          <table:table-cell table:style-name="ce39" table:formula="of:=IF([Sprint8.$E97]=&quot;&quot;;;MAX(0;[Sprint8.S97]-[Sprint8.I97]))" office:value-type="float" office:value="0" calcext:value-type="float">
            <text:p>0</text:p>
          </table:table-cell>
          <table:table-cell table:style-name="ce39" table:formula="of:=IF([Sprint8.$E97]=&quot;&quot;;;MAX(0;[Sprint8.T97]-[Sprint8.J97]))" office:value-type="float" office:value="0" calcext:value-type="float">
            <text:p>0</text:p>
          </table:table-cell>
          <table:table-cell table:style-name="ce39" table:formula="of:=IF([Sprint8.$E97]=&quot;&quot;;;MAX(0;[Sprint8.U97]-[Sprint8.K97]))" office:value-type="float" office:value="0" calcext:value-type="float">
            <text:p>0</text:p>
          </table:table-cell>
          <table:table-cell table:style-name="ce39" table:formula="of:=IF([Sprint8.$E97]=&quot;&quot;;;MAX(0;[Sprint8.V97]-[Sprint8.L97]))" office:value-type="float" office:value="0" calcext:value-type="float">
            <text:p>0</text:p>
          </table:table-cell>
          <table:table-cell table:style-name="ce39" table:formula="of:=IF([Sprint8.$E97]=&quot;&quot;;;MAX(0;[Sprint8.W97]-[Sprint8.M97]))" office:value-type="float" office:value="0" calcext:value-type="float">
            <text:p>0</text:p>
          </table:table-cell>
          <table:table-cell table:style-name="ce39" table:formula="of:=IF([Sprint8.$E97]=&quot;&quot;;;MAX(0;[Sprint8.X97]-[Sprint8.N97]))" office:value-type="float" office:value="0" calcext:value-type="float">
            <text:p>0</text:p>
          </table:table-cell>
          <table:table-cell table:style-name="ce39" table:formula="of:=IF([Sprint8.$E97]=&quot;&quot;;;MAX(0;[Sprint8.Y97]-[Sprint8.O97]))" office:value-type="float" office:value="0" calcext:value-type="float">
            <text:p>0</text:p>
          </table:table-cell>
          <table:table-cell table:style-name="ce39" table:formula="of:=IF([Sprint8.$E97]=&quot;&quot;;;MAX(0;[Sprint8.Z97]-[Sprint8.P9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98];[Sprint8.$D98];[Sprint8.$E98])">
            <text:p/>
          </table:table-cell>
          <table:table-cell table:style-name="ce9" table:formula="of:=IFERROR(VLOOKUP([Sprint8.$A98];[$Tasks.$A88:.$B9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98] =&quot;&quot;;;MAX([Sprint8.$F98]-[Sprint8.G98];0))" office:value-type="float" office:value="0" calcext:value-type="float">
            <text:p>0</text:p>
          </table:table-cell>
          <table:table-cell table:style-name="ce39" table:formula="of:=IF([Sprint8.$E98]=&quot;&quot;;;MAX(0;[Sprint8.R98]-[Sprint8.H98]))" office:value-type="float" office:value="0" calcext:value-type="float">
            <text:p>0</text:p>
          </table:table-cell>
          <table:table-cell table:style-name="ce39" table:formula="of:=IF([Sprint8.$E98]=&quot;&quot;;;MAX(0;[Sprint8.S98]-[Sprint8.I98]))" office:value-type="float" office:value="0" calcext:value-type="float">
            <text:p>0</text:p>
          </table:table-cell>
          <table:table-cell table:style-name="ce39" table:formula="of:=IF([Sprint8.$E98]=&quot;&quot;;;MAX(0;[Sprint8.T98]-[Sprint8.J98]))" office:value-type="float" office:value="0" calcext:value-type="float">
            <text:p>0</text:p>
          </table:table-cell>
          <table:table-cell table:style-name="ce39" table:formula="of:=IF([Sprint8.$E98]=&quot;&quot;;;MAX(0;[Sprint8.U98]-[Sprint8.K98]))" office:value-type="float" office:value="0" calcext:value-type="float">
            <text:p>0</text:p>
          </table:table-cell>
          <table:table-cell table:style-name="ce39" table:formula="of:=IF([Sprint8.$E98]=&quot;&quot;;;MAX(0;[Sprint8.V98]-[Sprint8.L98]))" office:value-type="float" office:value="0" calcext:value-type="float">
            <text:p>0</text:p>
          </table:table-cell>
          <table:table-cell table:style-name="ce39" table:formula="of:=IF([Sprint8.$E98]=&quot;&quot;;;MAX(0;[Sprint8.W98]-[Sprint8.M98]))" office:value-type="float" office:value="0" calcext:value-type="float">
            <text:p>0</text:p>
          </table:table-cell>
          <table:table-cell table:style-name="ce39" table:formula="of:=IF([Sprint8.$E98]=&quot;&quot;;;MAX(0;[Sprint8.X98]-[Sprint8.N98]))" office:value-type="float" office:value="0" calcext:value-type="float">
            <text:p>0</text:p>
          </table:table-cell>
          <table:table-cell table:style-name="ce39" table:formula="of:=IF([Sprint8.$E98]=&quot;&quot;;;MAX(0;[Sprint8.Y98]-[Sprint8.O98]))" office:value-type="float" office:value="0" calcext:value-type="float">
            <text:p>0</text:p>
          </table:table-cell>
          <table:table-cell table:style-name="ce39" table:formula="of:=IF([Sprint8.$E98]=&quot;&quot;;;MAX(0;[Sprint8.Z98]-[Sprint8.P9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99];[Sprint8.$D99];[Sprint8.$E99])">
            <text:p/>
          </table:table-cell>
          <table:table-cell table:style-name="ce9" table:formula="of:=IFERROR(VLOOKUP([Sprint8.$A99];[$Tasks.$A89:.$B9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99] =&quot;&quot;;;MAX([Sprint8.$F99]-[Sprint8.G99];0))" office:value-type="float" office:value="0" calcext:value-type="float">
            <text:p>0</text:p>
          </table:table-cell>
          <table:table-cell table:style-name="ce39" table:formula="of:=IF([Sprint8.$E99]=&quot;&quot;;;MAX(0;[Sprint8.R99]-[Sprint8.H99]))" office:value-type="float" office:value="0" calcext:value-type="float">
            <text:p>0</text:p>
          </table:table-cell>
          <table:table-cell table:style-name="ce39" table:formula="of:=IF([Sprint8.$E99]=&quot;&quot;;;MAX(0;[Sprint8.S99]-[Sprint8.I99]))" office:value-type="float" office:value="0" calcext:value-type="float">
            <text:p>0</text:p>
          </table:table-cell>
          <table:table-cell table:style-name="ce39" table:formula="of:=IF([Sprint8.$E99]=&quot;&quot;;;MAX(0;[Sprint8.T99]-[Sprint8.J99]))" office:value-type="float" office:value="0" calcext:value-type="float">
            <text:p>0</text:p>
          </table:table-cell>
          <table:table-cell table:style-name="ce39" table:formula="of:=IF([Sprint8.$E99]=&quot;&quot;;;MAX(0;[Sprint8.U99]-[Sprint8.K99]))" office:value-type="float" office:value="0" calcext:value-type="float">
            <text:p>0</text:p>
          </table:table-cell>
          <table:table-cell table:style-name="ce39" table:formula="of:=IF([Sprint8.$E99]=&quot;&quot;;;MAX(0;[Sprint8.V99]-[Sprint8.L99]))" office:value-type="float" office:value="0" calcext:value-type="float">
            <text:p>0</text:p>
          </table:table-cell>
          <table:table-cell table:style-name="ce39" table:formula="of:=IF([Sprint8.$E99]=&quot;&quot;;;MAX(0;[Sprint8.W99]-[Sprint8.M99]))" office:value-type="float" office:value="0" calcext:value-type="float">
            <text:p>0</text:p>
          </table:table-cell>
          <table:table-cell table:style-name="ce39" table:formula="of:=IF([Sprint8.$E99]=&quot;&quot;;;MAX(0;[Sprint8.X99]-[Sprint8.N99]))" office:value-type="float" office:value="0" calcext:value-type="float">
            <text:p>0</text:p>
          </table:table-cell>
          <table:table-cell table:style-name="ce39" table:formula="of:=IF([Sprint8.$E99]=&quot;&quot;;;MAX(0;[Sprint8.Y99]-[Sprint8.O99]))" office:value-type="float" office:value="0" calcext:value-type="float">
            <text:p>0</text:p>
          </table:table-cell>
          <table:table-cell table:style-name="ce39" table:formula="of:=IF([Sprint8.$E99]=&quot;&quot;;;MAX(0;[Sprint8.Z99]-[Sprint8.P9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00];[Sprint8.$D100];[Sprint8.$E100])">
            <text:p/>
          </table:table-cell>
          <table:table-cell table:style-name="ce9" table:formula="of:=IFERROR(VLOOKUP([Sprint8.$A100];[$Tasks.$A90:.$B9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00] =&quot;&quot;;;MAX([Sprint8.$F100]-[Sprint8.G100];0))" office:value-type="float" office:value="0" calcext:value-type="float">
            <text:p>0</text:p>
          </table:table-cell>
          <table:table-cell table:style-name="ce39" table:formula="of:=IF([Sprint8.$E100]=&quot;&quot;;;MAX(0;[Sprint8.R100]-[Sprint8.H100]))" office:value-type="float" office:value="0" calcext:value-type="float">
            <text:p>0</text:p>
          </table:table-cell>
          <table:table-cell table:style-name="ce39" table:formula="of:=IF([Sprint8.$E100]=&quot;&quot;;;MAX(0;[Sprint8.S100]-[Sprint8.I100]))" office:value-type="float" office:value="0" calcext:value-type="float">
            <text:p>0</text:p>
          </table:table-cell>
          <table:table-cell table:style-name="ce39" table:formula="of:=IF([Sprint8.$E100]=&quot;&quot;;;MAX(0;[Sprint8.T100]-[Sprint8.J100]))" office:value-type="float" office:value="0" calcext:value-type="float">
            <text:p>0</text:p>
          </table:table-cell>
          <table:table-cell table:style-name="ce39" table:formula="of:=IF([Sprint8.$E100]=&quot;&quot;;;MAX(0;[Sprint8.U100]-[Sprint8.K100]))" office:value-type="float" office:value="0" calcext:value-type="float">
            <text:p>0</text:p>
          </table:table-cell>
          <table:table-cell table:style-name="ce39" table:formula="of:=IF([Sprint8.$E100]=&quot;&quot;;;MAX(0;[Sprint8.V100]-[Sprint8.L100]))" office:value-type="float" office:value="0" calcext:value-type="float">
            <text:p>0</text:p>
          </table:table-cell>
          <table:table-cell table:style-name="ce39" table:formula="of:=IF([Sprint8.$E100]=&quot;&quot;;;MAX(0;[Sprint8.W100]-[Sprint8.M100]))" office:value-type="float" office:value="0" calcext:value-type="float">
            <text:p>0</text:p>
          </table:table-cell>
          <table:table-cell table:style-name="ce39" table:formula="of:=IF([Sprint8.$E100]=&quot;&quot;;;MAX(0;[Sprint8.X100]-[Sprint8.N100]))" office:value-type="float" office:value="0" calcext:value-type="float">
            <text:p>0</text:p>
          </table:table-cell>
          <table:table-cell table:style-name="ce39" table:formula="of:=IF([Sprint8.$E100]=&quot;&quot;;;MAX(0;[Sprint8.Y100]-[Sprint8.O100]))" office:value-type="float" office:value="0" calcext:value-type="float">
            <text:p>0</text:p>
          </table:table-cell>
          <table:table-cell table:style-name="ce39" table:formula="of:=IF([Sprint8.$E100]=&quot;&quot;;;MAX(0;[Sprint8.Z100]-[Sprint8.P10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01];[Sprint8.$D101];[Sprint8.$E101])">
            <text:p/>
          </table:table-cell>
          <table:table-cell table:style-name="ce9" table:formula="of:=IFERROR(VLOOKUP([Sprint8.$A101];[$Tasks.$A91:.$B9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01] =&quot;&quot;;;MAX([Sprint8.$F101]-[Sprint8.G101];0))" office:value-type="float" office:value="0" calcext:value-type="float">
            <text:p>0</text:p>
          </table:table-cell>
          <table:table-cell table:style-name="ce39" table:formula="of:=IF([Sprint8.$E101]=&quot;&quot;;;MAX(0;[Sprint8.R101]-[Sprint8.H101]))" office:value-type="float" office:value="0" calcext:value-type="float">
            <text:p>0</text:p>
          </table:table-cell>
          <table:table-cell table:style-name="ce39" table:formula="of:=IF([Sprint8.$E101]=&quot;&quot;;;MAX(0;[Sprint8.S101]-[Sprint8.I101]))" office:value-type="float" office:value="0" calcext:value-type="float">
            <text:p>0</text:p>
          </table:table-cell>
          <table:table-cell table:style-name="ce39" table:formula="of:=IF([Sprint8.$E101]=&quot;&quot;;;MAX(0;[Sprint8.T101]-[Sprint8.J101]))" office:value-type="float" office:value="0" calcext:value-type="float">
            <text:p>0</text:p>
          </table:table-cell>
          <table:table-cell table:style-name="ce39" table:formula="of:=IF([Sprint8.$E101]=&quot;&quot;;;MAX(0;[Sprint8.U101]-[Sprint8.K101]))" office:value-type="float" office:value="0" calcext:value-type="float">
            <text:p>0</text:p>
          </table:table-cell>
          <table:table-cell table:style-name="ce39" table:formula="of:=IF([Sprint8.$E101]=&quot;&quot;;;MAX(0;[Sprint8.V101]-[Sprint8.L101]))" office:value-type="float" office:value="0" calcext:value-type="float">
            <text:p>0</text:p>
          </table:table-cell>
          <table:table-cell table:style-name="ce39" table:formula="of:=IF([Sprint8.$E101]=&quot;&quot;;;MAX(0;[Sprint8.W101]-[Sprint8.M101]))" office:value-type="float" office:value="0" calcext:value-type="float">
            <text:p>0</text:p>
          </table:table-cell>
          <table:table-cell table:style-name="ce39" table:formula="of:=IF([Sprint8.$E101]=&quot;&quot;;;MAX(0;[Sprint8.X101]-[Sprint8.N101]))" office:value-type="float" office:value="0" calcext:value-type="float">
            <text:p>0</text:p>
          </table:table-cell>
          <table:table-cell table:style-name="ce39" table:formula="of:=IF([Sprint8.$E101]=&quot;&quot;;;MAX(0;[Sprint8.Y101]-[Sprint8.O101]))" office:value-type="float" office:value="0" calcext:value-type="float">
            <text:p>0</text:p>
          </table:table-cell>
          <table:table-cell table:style-name="ce39" table:formula="of:=IF([Sprint8.$E101]=&quot;&quot;;;MAX(0;[Sprint8.Z101]-[Sprint8.P10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02];[Sprint8.$D102];[Sprint8.$E102])">
            <text:p/>
          </table:table-cell>
          <table:table-cell table:style-name="ce9" table:formula="of:=IFERROR(VLOOKUP([Sprint8.$A102];[$Tasks.$A92:.$B9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02] =&quot;&quot;;;MAX([Sprint8.$F102]-[Sprint8.G102];0))" office:value-type="float" office:value="0" calcext:value-type="float">
            <text:p>0</text:p>
          </table:table-cell>
          <table:table-cell table:style-name="ce39" table:formula="of:=IF([Sprint8.$E102]=&quot;&quot;;;MAX(0;[Sprint8.R102]-[Sprint8.H102]))" office:value-type="float" office:value="0" calcext:value-type="float">
            <text:p>0</text:p>
          </table:table-cell>
          <table:table-cell table:style-name="ce39" table:formula="of:=IF([Sprint8.$E102]=&quot;&quot;;;MAX(0;[Sprint8.S102]-[Sprint8.I102]))" office:value-type="float" office:value="0" calcext:value-type="float">
            <text:p>0</text:p>
          </table:table-cell>
          <table:table-cell table:style-name="ce39" table:formula="of:=IF([Sprint8.$E102]=&quot;&quot;;;MAX(0;[Sprint8.T102]-[Sprint8.J102]))" office:value-type="float" office:value="0" calcext:value-type="float">
            <text:p>0</text:p>
          </table:table-cell>
          <table:table-cell table:style-name="ce39" table:formula="of:=IF([Sprint8.$E102]=&quot;&quot;;;MAX(0;[Sprint8.U102]-[Sprint8.K102]))" office:value-type="float" office:value="0" calcext:value-type="float">
            <text:p>0</text:p>
          </table:table-cell>
          <table:table-cell table:style-name="ce39" table:formula="of:=IF([Sprint8.$E102]=&quot;&quot;;;MAX(0;[Sprint8.V102]-[Sprint8.L102]))" office:value-type="float" office:value="0" calcext:value-type="float">
            <text:p>0</text:p>
          </table:table-cell>
          <table:table-cell table:style-name="ce39" table:formula="of:=IF([Sprint8.$E102]=&quot;&quot;;;MAX(0;[Sprint8.W102]-[Sprint8.M102]))" office:value-type="float" office:value="0" calcext:value-type="float">
            <text:p>0</text:p>
          </table:table-cell>
          <table:table-cell table:style-name="ce39" table:formula="of:=IF([Sprint8.$E102]=&quot;&quot;;;MAX(0;[Sprint8.X102]-[Sprint8.N102]))" office:value-type="float" office:value="0" calcext:value-type="float">
            <text:p>0</text:p>
          </table:table-cell>
          <table:table-cell table:style-name="ce39" table:formula="of:=IF([Sprint8.$E102]=&quot;&quot;;;MAX(0;[Sprint8.Y102]-[Sprint8.O102]))" office:value-type="float" office:value="0" calcext:value-type="float">
            <text:p>0</text:p>
          </table:table-cell>
          <table:table-cell table:style-name="ce39" table:formula="of:=IF([Sprint8.$E102]=&quot;&quot;;;MAX(0;[Sprint8.Z102]-[Sprint8.P10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03];[Sprint8.$D103];[Sprint8.$E103])">
            <text:p/>
          </table:table-cell>
          <table:table-cell table:style-name="ce9" table:formula="of:=IFERROR(VLOOKUP([Sprint8.$A103];[$Tasks.$A93:.$B9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03] =&quot;&quot;;;MAX([Sprint8.$F103]-[Sprint8.G103];0))" office:value-type="float" office:value="0" calcext:value-type="float">
            <text:p>0</text:p>
          </table:table-cell>
          <table:table-cell table:style-name="ce39" table:formula="of:=IF([Sprint8.$E103]=&quot;&quot;;;MAX(0;[Sprint8.R103]-[Sprint8.H103]))" office:value-type="float" office:value="0" calcext:value-type="float">
            <text:p>0</text:p>
          </table:table-cell>
          <table:table-cell table:style-name="ce39" table:formula="of:=IF([Sprint8.$E103]=&quot;&quot;;;MAX(0;[Sprint8.S103]-[Sprint8.I103]))" office:value-type="float" office:value="0" calcext:value-type="float">
            <text:p>0</text:p>
          </table:table-cell>
          <table:table-cell table:style-name="ce39" table:formula="of:=IF([Sprint8.$E103]=&quot;&quot;;;MAX(0;[Sprint8.T103]-[Sprint8.J103]))" office:value-type="float" office:value="0" calcext:value-type="float">
            <text:p>0</text:p>
          </table:table-cell>
          <table:table-cell table:style-name="ce39" table:formula="of:=IF([Sprint8.$E103]=&quot;&quot;;;MAX(0;[Sprint8.U103]-[Sprint8.K103]))" office:value-type="float" office:value="0" calcext:value-type="float">
            <text:p>0</text:p>
          </table:table-cell>
          <table:table-cell table:style-name="ce39" table:formula="of:=IF([Sprint8.$E103]=&quot;&quot;;;MAX(0;[Sprint8.V103]-[Sprint8.L103]))" office:value-type="float" office:value="0" calcext:value-type="float">
            <text:p>0</text:p>
          </table:table-cell>
          <table:table-cell table:style-name="ce39" table:formula="of:=IF([Sprint8.$E103]=&quot;&quot;;;MAX(0;[Sprint8.W103]-[Sprint8.M103]))" office:value-type="float" office:value="0" calcext:value-type="float">
            <text:p>0</text:p>
          </table:table-cell>
          <table:table-cell table:style-name="ce39" table:formula="of:=IF([Sprint8.$E103]=&quot;&quot;;;MAX(0;[Sprint8.X103]-[Sprint8.N103]))" office:value-type="float" office:value="0" calcext:value-type="float">
            <text:p>0</text:p>
          </table:table-cell>
          <table:table-cell table:style-name="ce39" table:formula="of:=IF([Sprint8.$E103]=&quot;&quot;;;MAX(0;[Sprint8.Y103]-[Sprint8.O103]))" office:value-type="float" office:value="0" calcext:value-type="float">
            <text:p>0</text:p>
          </table:table-cell>
          <table:table-cell table:style-name="ce39" table:formula="of:=IF([Sprint8.$E103]=&quot;&quot;;;MAX(0;[Sprint8.Z103]-[Sprint8.P10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04];[Sprint8.$D104];[Sprint8.$E104])">
            <text:p/>
          </table:table-cell>
          <table:table-cell table:style-name="ce9" table:formula="of:=IFERROR(VLOOKUP([Sprint8.$A104];[$Tasks.$A94:.$B9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04] =&quot;&quot;;;MAX([Sprint8.$F104]-[Sprint8.G104];0))" office:value-type="float" office:value="0" calcext:value-type="float">
            <text:p>0</text:p>
          </table:table-cell>
          <table:table-cell table:style-name="ce39" table:formula="of:=IF([Sprint8.$E104]=&quot;&quot;;;MAX(0;[Sprint8.R104]-[Sprint8.H104]))" office:value-type="float" office:value="0" calcext:value-type="float">
            <text:p>0</text:p>
          </table:table-cell>
          <table:table-cell table:style-name="ce39" table:formula="of:=IF([Sprint8.$E104]=&quot;&quot;;;MAX(0;[Sprint8.S104]-[Sprint8.I104]))" office:value-type="float" office:value="0" calcext:value-type="float">
            <text:p>0</text:p>
          </table:table-cell>
          <table:table-cell table:style-name="ce39" table:formula="of:=IF([Sprint8.$E104]=&quot;&quot;;;MAX(0;[Sprint8.T104]-[Sprint8.J104]))" office:value-type="float" office:value="0" calcext:value-type="float">
            <text:p>0</text:p>
          </table:table-cell>
          <table:table-cell table:style-name="ce39" table:formula="of:=IF([Sprint8.$E104]=&quot;&quot;;;MAX(0;[Sprint8.U104]-[Sprint8.K104]))" office:value-type="float" office:value="0" calcext:value-type="float">
            <text:p>0</text:p>
          </table:table-cell>
          <table:table-cell table:style-name="ce39" table:formula="of:=IF([Sprint8.$E104]=&quot;&quot;;;MAX(0;[Sprint8.V104]-[Sprint8.L104]))" office:value-type="float" office:value="0" calcext:value-type="float">
            <text:p>0</text:p>
          </table:table-cell>
          <table:table-cell table:style-name="ce39" table:formula="of:=IF([Sprint8.$E104]=&quot;&quot;;;MAX(0;[Sprint8.W104]-[Sprint8.M104]))" office:value-type="float" office:value="0" calcext:value-type="float">
            <text:p>0</text:p>
          </table:table-cell>
          <table:table-cell table:style-name="ce39" table:formula="of:=IF([Sprint8.$E104]=&quot;&quot;;;MAX(0;[Sprint8.X104]-[Sprint8.N104]))" office:value-type="float" office:value="0" calcext:value-type="float">
            <text:p>0</text:p>
          </table:table-cell>
          <table:table-cell table:style-name="ce39" table:formula="of:=IF([Sprint8.$E104]=&quot;&quot;;;MAX(0;[Sprint8.Y104]-[Sprint8.O104]))" office:value-type="float" office:value="0" calcext:value-type="float">
            <text:p>0</text:p>
          </table:table-cell>
          <table:table-cell table:style-name="ce39" table:formula="of:=IF([Sprint8.$E104]=&quot;&quot;;;MAX(0;[Sprint8.Z104]-[Sprint8.P10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05];[Sprint8.$D105];[Sprint8.$E105])">
            <text:p/>
          </table:table-cell>
          <table:table-cell table:style-name="ce9" table:formula="of:=IFERROR(VLOOKUP([Sprint8.$A105];[$Tasks.$A95:.$B9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05] =&quot;&quot;;;MAX([Sprint8.$F105]-[Sprint8.G105];0))" office:value-type="float" office:value="0" calcext:value-type="float">
            <text:p>0</text:p>
          </table:table-cell>
          <table:table-cell table:style-name="ce39" table:formula="of:=IF([Sprint8.$E105]=&quot;&quot;;;MAX(0;[Sprint8.R105]-[Sprint8.H105]))" office:value-type="float" office:value="0" calcext:value-type="float">
            <text:p>0</text:p>
          </table:table-cell>
          <table:table-cell table:style-name="ce39" table:formula="of:=IF([Sprint8.$E105]=&quot;&quot;;;MAX(0;[Sprint8.S105]-[Sprint8.I105]))" office:value-type="float" office:value="0" calcext:value-type="float">
            <text:p>0</text:p>
          </table:table-cell>
          <table:table-cell table:style-name="ce39" table:formula="of:=IF([Sprint8.$E105]=&quot;&quot;;;MAX(0;[Sprint8.T105]-[Sprint8.J105]))" office:value-type="float" office:value="0" calcext:value-type="float">
            <text:p>0</text:p>
          </table:table-cell>
          <table:table-cell table:style-name="ce39" table:formula="of:=IF([Sprint8.$E105]=&quot;&quot;;;MAX(0;[Sprint8.U105]-[Sprint8.K105]))" office:value-type="float" office:value="0" calcext:value-type="float">
            <text:p>0</text:p>
          </table:table-cell>
          <table:table-cell table:style-name="ce39" table:formula="of:=IF([Sprint8.$E105]=&quot;&quot;;;MAX(0;[Sprint8.V105]-[Sprint8.L105]))" office:value-type="float" office:value="0" calcext:value-type="float">
            <text:p>0</text:p>
          </table:table-cell>
          <table:table-cell table:style-name="ce39" table:formula="of:=IF([Sprint8.$E105]=&quot;&quot;;;MAX(0;[Sprint8.W105]-[Sprint8.M105]))" office:value-type="float" office:value="0" calcext:value-type="float">
            <text:p>0</text:p>
          </table:table-cell>
          <table:table-cell table:style-name="ce39" table:formula="of:=IF([Sprint8.$E105]=&quot;&quot;;;MAX(0;[Sprint8.X105]-[Sprint8.N105]))" office:value-type="float" office:value="0" calcext:value-type="float">
            <text:p>0</text:p>
          </table:table-cell>
          <table:table-cell table:style-name="ce39" table:formula="of:=IF([Sprint8.$E105]=&quot;&quot;;;MAX(0;[Sprint8.Y105]-[Sprint8.O105]))" office:value-type="float" office:value="0" calcext:value-type="float">
            <text:p>0</text:p>
          </table:table-cell>
          <table:table-cell table:style-name="ce39" table:formula="of:=IF([Sprint8.$E105]=&quot;&quot;;;MAX(0;[Sprint8.Z105]-[Sprint8.P10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06];[Sprint8.$D106];[Sprint8.$E106])">
            <text:p/>
          </table:table-cell>
          <table:table-cell table:style-name="ce9" table:formula="of:=IFERROR(VLOOKUP([Sprint8.$A106];[$Tasks.$A96:.$B10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06] =&quot;&quot;;;MAX([Sprint8.$F106]-[Sprint8.G106];0))" office:value-type="float" office:value="0" calcext:value-type="float">
            <text:p>0</text:p>
          </table:table-cell>
          <table:table-cell table:style-name="ce39" table:formula="of:=IF([Sprint8.$E106]=&quot;&quot;;;MAX(0;[Sprint8.R106]-[Sprint8.H106]))" office:value-type="float" office:value="0" calcext:value-type="float">
            <text:p>0</text:p>
          </table:table-cell>
          <table:table-cell table:style-name="ce39" table:formula="of:=IF([Sprint8.$E106]=&quot;&quot;;;MAX(0;[Sprint8.S106]-[Sprint8.I106]))" office:value-type="float" office:value="0" calcext:value-type="float">
            <text:p>0</text:p>
          </table:table-cell>
          <table:table-cell table:style-name="ce39" table:formula="of:=IF([Sprint8.$E106]=&quot;&quot;;;MAX(0;[Sprint8.T106]-[Sprint8.J106]))" office:value-type="float" office:value="0" calcext:value-type="float">
            <text:p>0</text:p>
          </table:table-cell>
          <table:table-cell table:style-name="ce39" table:formula="of:=IF([Sprint8.$E106]=&quot;&quot;;;MAX(0;[Sprint8.U106]-[Sprint8.K106]))" office:value-type="float" office:value="0" calcext:value-type="float">
            <text:p>0</text:p>
          </table:table-cell>
          <table:table-cell table:style-name="ce39" table:formula="of:=IF([Sprint8.$E106]=&quot;&quot;;;MAX(0;[Sprint8.V106]-[Sprint8.L106]))" office:value-type="float" office:value="0" calcext:value-type="float">
            <text:p>0</text:p>
          </table:table-cell>
          <table:table-cell table:style-name="ce39" table:formula="of:=IF([Sprint8.$E106]=&quot;&quot;;;MAX(0;[Sprint8.W106]-[Sprint8.M106]))" office:value-type="float" office:value="0" calcext:value-type="float">
            <text:p>0</text:p>
          </table:table-cell>
          <table:table-cell table:style-name="ce39" table:formula="of:=IF([Sprint8.$E106]=&quot;&quot;;;MAX(0;[Sprint8.X106]-[Sprint8.N106]))" office:value-type="float" office:value="0" calcext:value-type="float">
            <text:p>0</text:p>
          </table:table-cell>
          <table:table-cell table:style-name="ce39" table:formula="of:=IF([Sprint8.$E106]=&quot;&quot;;;MAX(0;[Sprint8.Y106]-[Sprint8.O106]))" office:value-type="float" office:value="0" calcext:value-type="float">
            <text:p>0</text:p>
          </table:table-cell>
          <table:table-cell table:style-name="ce39" table:formula="of:=IF([Sprint8.$E106]=&quot;&quot;;;MAX(0;[Sprint8.Z106]-[Sprint8.P10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07];[Sprint8.$D107];[Sprint8.$E107])">
            <text:p/>
          </table:table-cell>
          <table:table-cell table:style-name="ce9" table:formula="of:=IFERROR(VLOOKUP([Sprint8.$A107];[$Tasks.$A97:.$B10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07] =&quot;&quot;;;MAX([Sprint8.$F107]-[Sprint8.G107];0))" office:value-type="float" office:value="0" calcext:value-type="float">
            <text:p>0</text:p>
          </table:table-cell>
          <table:table-cell table:style-name="ce39" table:formula="of:=IF([Sprint8.$E107]=&quot;&quot;;;MAX(0;[Sprint8.R107]-[Sprint8.H107]))" office:value-type="float" office:value="0" calcext:value-type="float">
            <text:p>0</text:p>
          </table:table-cell>
          <table:table-cell table:style-name="ce39" table:formula="of:=IF([Sprint8.$E107]=&quot;&quot;;;MAX(0;[Sprint8.S107]-[Sprint8.I107]))" office:value-type="float" office:value="0" calcext:value-type="float">
            <text:p>0</text:p>
          </table:table-cell>
          <table:table-cell table:style-name="ce39" table:formula="of:=IF([Sprint8.$E107]=&quot;&quot;;;MAX(0;[Sprint8.T107]-[Sprint8.J107]))" office:value-type="float" office:value="0" calcext:value-type="float">
            <text:p>0</text:p>
          </table:table-cell>
          <table:table-cell table:style-name="ce39" table:formula="of:=IF([Sprint8.$E107]=&quot;&quot;;;MAX(0;[Sprint8.U107]-[Sprint8.K107]))" office:value-type="float" office:value="0" calcext:value-type="float">
            <text:p>0</text:p>
          </table:table-cell>
          <table:table-cell table:style-name="ce39" table:formula="of:=IF([Sprint8.$E107]=&quot;&quot;;;MAX(0;[Sprint8.V107]-[Sprint8.L107]))" office:value-type="float" office:value="0" calcext:value-type="float">
            <text:p>0</text:p>
          </table:table-cell>
          <table:table-cell table:style-name="ce39" table:formula="of:=IF([Sprint8.$E107]=&quot;&quot;;;MAX(0;[Sprint8.W107]-[Sprint8.M107]))" office:value-type="float" office:value="0" calcext:value-type="float">
            <text:p>0</text:p>
          </table:table-cell>
          <table:table-cell table:style-name="ce39" table:formula="of:=IF([Sprint8.$E107]=&quot;&quot;;;MAX(0;[Sprint8.X107]-[Sprint8.N107]))" office:value-type="float" office:value="0" calcext:value-type="float">
            <text:p>0</text:p>
          </table:table-cell>
          <table:table-cell table:style-name="ce39" table:formula="of:=IF([Sprint8.$E107]=&quot;&quot;;;MAX(0;[Sprint8.Y107]-[Sprint8.O107]))" office:value-type="float" office:value="0" calcext:value-type="float">
            <text:p>0</text:p>
          </table:table-cell>
          <table:table-cell table:style-name="ce39" table:formula="of:=IF([Sprint8.$E107]=&quot;&quot;;;MAX(0;[Sprint8.Z107]-[Sprint8.P10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08];[Sprint8.$D108];[Sprint8.$E108])">
            <text:p/>
          </table:table-cell>
          <table:table-cell table:style-name="ce9" table:formula="of:=IFERROR(VLOOKUP([Sprint8.$A108];[$Tasks.$A98:.$B10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08] =&quot;&quot;;;MAX([Sprint8.$F108]-[Sprint8.G108];0))" office:value-type="float" office:value="0" calcext:value-type="float">
            <text:p>0</text:p>
          </table:table-cell>
          <table:table-cell table:style-name="ce39" table:formula="of:=IF([Sprint8.$E108]=&quot;&quot;;;MAX(0;[Sprint8.R108]-[Sprint8.H108]))" office:value-type="float" office:value="0" calcext:value-type="float">
            <text:p>0</text:p>
          </table:table-cell>
          <table:table-cell table:style-name="ce39" table:formula="of:=IF([Sprint8.$E108]=&quot;&quot;;;MAX(0;[Sprint8.S108]-[Sprint8.I108]))" office:value-type="float" office:value="0" calcext:value-type="float">
            <text:p>0</text:p>
          </table:table-cell>
          <table:table-cell table:style-name="ce39" table:formula="of:=IF([Sprint8.$E108]=&quot;&quot;;;MAX(0;[Sprint8.T108]-[Sprint8.J108]))" office:value-type="float" office:value="0" calcext:value-type="float">
            <text:p>0</text:p>
          </table:table-cell>
          <table:table-cell table:style-name="ce39" table:formula="of:=IF([Sprint8.$E108]=&quot;&quot;;;MAX(0;[Sprint8.U108]-[Sprint8.K108]))" office:value-type="float" office:value="0" calcext:value-type="float">
            <text:p>0</text:p>
          </table:table-cell>
          <table:table-cell table:style-name="ce39" table:formula="of:=IF([Sprint8.$E108]=&quot;&quot;;;MAX(0;[Sprint8.V108]-[Sprint8.L108]))" office:value-type="float" office:value="0" calcext:value-type="float">
            <text:p>0</text:p>
          </table:table-cell>
          <table:table-cell table:style-name="ce39" table:formula="of:=IF([Sprint8.$E108]=&quot;&quot;;;MAX(0;[Sprint8.W108]-[Sprint8.M108]))" office:value-type="float" office:value="0" calcext:value-type="float">
            <text:p>0</text:p>
          </table:table-cell>
          <table:table-cell table:style-name="ce39" table:formula="of:=IF([Sprint8.$E108]=&quot;&quot;;;MAX(0;[Sprint8.X108]-[Sprint8.N108]))" office:value-type="float" office:value="0" calcext:value-type="float">
            <text:p>0</text:p>
          </table:table-cell>
          <table:table-cell table:style-name="ce39" table:formula="of:=IF([Sprint8.$E108]=&quot;&quot;;;MAX(0;[Sprint8.Y108]-[Sprint8.O108]))" office:value-type="float" office:value="0" calcext:value-type="float">
            <text:p>0</text:p>
          </table:table-cell>
          <table:table-cell table:style-name="ce39" table:formula="of:=IF([Sprint8.$E108]=&quot;&quot;;;MAX(0;[Sprint8.Z108]-[Sprint8.P10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09];[Sprint8.$D109];[Sprint8.$E109])">
            <text:p/>
          </table:table-cell>
          <table:table-cell table:style-name="ce9" table:formula="of:=IFERROR(VLOOKUP([Sprint8.$A109];[$Tasks.$A99:.$B10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09] =&quot;&quot;;;MAX([Sprint8.$F109]-[Sprint8.G109];0))" office:value-type="float" office:value="0" calcext:value-type="float">
            <text:p>0</text:p>
          </table:table-cell>
          <table:table-cell table:style-name="ce39" table:formula="of:=IF([Sprint8.$E109]=&quot;&quot;;;MAX(0;[Sprint8.R109]-[Sprint8.H109]))" office:value-type="float" office:value="0" calcext:value-type="float">
            <text:p>0</text:p>
          </table:table-cell>
          <table:table-cell table:style-name="ce39" table:formula="of:=IF([Sprint8.$E109]=&quot;&quot;;;MAX(0;[Sprint8.S109]-[Sprint8.I109]))" office:value-type="float" office:value="0" calcext:value-type="float">
            <text:p>0</text:p>
          </table:table-cell>
          <table:table-cell table:style-name="ce39" table:formula="of:=IF([Sprint8.$E109]=&quot;&quot;;;MAX(0;[Sprint8.T109]-[Sprint8.J109]))" office:value-type="float" office:value="0" calcext:value-type="float">
            <text:p>0</text:p>
          </table:table-cell>
          <table:table-cell table:style-name="ce39" table:formula="of:=IF([Sprint8.$E109]=&quot;&quot;;;MAX(0;[Sprint8.U109]-[Sprint8.K109]))" office:value-type="float" office:value="0" calcext:value-type="float">
            <text:p>0</text:p>
          </table:table-cell>
          <table:table-cell table:style-name="ce39" table:formula="of:=IF([Sprint8.$E109]=&quot;&quot;;;MAX(0;[Sprint8.V109]-[Sprint8.L109]))" office:value-type="float" office:value="0" calcext:value-type="float">
            <text:p>0</text:p>
          </table:table-cell>
          <table:table-cell table:style-name="ce39" table:formula="of:=IF([Sprint8.$E109]=&quot;&quot;;;MAX(0;[Sprint8.W109]-[Sprint8.M109]))" office:value-type="float" office:value="0" calcext:value-type="float">
            <text:p>0</text:p>
          </table:table-cell>
          <table:table-cell table:style-name="ce39" table:formula="of:=IF([Sprint8.$E109]=&quot;&quot;;;MAX(0;[Sprint8.X109]-[Sprint8.N109]))" office:value-type="float" office:value="0" calcext:value-type="float">
            <text:p>0</text:p>
          </table:table-cell>
          <table:table-cell table:style-name="ce39" table:formula="of:=IF([Sprint8.$E109]=&quot;&quot;;;MAX(0;[Sprint8.Y109]-[Sprint8.O109]))" office:value-type="float" office:value="0" calcext:value-type="float">
            <text:p>0</text:p>
          </table:table-cell>
          <table:table-cell table:style-name="ce39" table:formula="of:=IF([Sprint8.$E109]=&quot;&quot;;;MAX(0;[Sprint8.Z109]-[Sprint8.P10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10];[Sprint8.$D110];[Sprint8.$E110])">
            <text:p/>
          </table:table-cell>
          <table:table-cell table:style-name="ce9" table:formula="of:=IFERROR(VLOOKUP([Sprint8.$A110];[$Tasks.$A100:.$B10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10] =&quot;&quot;;;MAX([Sprint8.$F110]-[Sprint8.G110];0))" office:value-type="float" office:value="0" calcext:value-type="float">
            <text:p>0</text:p>
          </table:table-cell>
          <table:table-cell table:style-name="ce39" table:formula="of:=IF([Sprint8.$E110]=&quot;&quot;;;MAX(0;[Sprint8.R110]-[Sprint8.H110]))" office:value-type="float" office:value="0" calcext:value-type="float">
            <text:p>0</text:p>
          </table:table-cell>
          <table:table-cell table:style-name="ce39" table:formula="of:=IF([Sprint8.$E110]=&quot;&quot;;;MAX(0;[Sprint8.S110]-[Sprint8.I110]))" office:value-type="float" office:value="0" calcext:value-type="float">
            <text:p>0</text:p>
          </table:table-cell>
          <table:table-cell table:style-name="ce39" table:formula="of:=IF([Sprint8.$E110]=&quot;&quot;;;MAX(0;[Sprint8.T110]-[Sprint8.J110]))" office:value-type="float" office:value="0" calcext:value-type="float">
            <text:p>0</text:p>
          </table:table-cell>
          <table:table-cell table:style-name="ce39" table:formula="of:=IF([Sprint8.$E110]=&quot;&quot;;;MAX(0;[Sprint8.U110]-[Sprint8.K110]))" office:value-type="float" office:value="0" calcext:value-type="float">
            <text:p>0</text:p>
          </table:table-cell>
          <table:table-cell table:style-name="ce39" table:formula="of:=IF([Sprint8.$E110]=&quot;&quot;;;MAX(0;[Sprint8.V110]-[Sprint8.L110]))" office:value-type="float" office:value="0" calcext:value-type="float">
            <text:p>0</text:p>
          </table:table-cell>
          <table:table-cell table:style-name="ce39" table:formula="of:=IF([Sprint8.$E110]=&quot;&quot;;;MAX(0;[Sprint8.W110]-[Sprint8.M110]))" office:value-type="float" office:value="0" calcext:value-type="float">
            <text:p>0</text:p>
          </table:table-cell>
          <table:table-cell table:style-name="ce39" table:formula="of:=IF([Sprint8.$E110]=&quot;&quot;;;MAX(0;[Sprint8.X110]-[Sprint8.N110]))" office:value-type="float" office:value="0" calcext:value-type="float">
            <text:p>0</text:p>
          </table:table-cell>
          <table:table-cell table:style-name="ce39" table:formula="of:=IF([Sprint8.$E110]=&quot;&quot;;;MAX(0;[Sprint8.Y110]-[Sprint8.O110]))" office:value-type="float" office:value="0" calcext:value-type="float">
            <text:p>0</text:p>
          </table:table-cell>
          <table:table-cell table:style-name="ce39" table:formula="of:=IF([Sprint8.$E110]=&quot;&quot;;;MAX(0;[Sprint8.Z110]-[Sprint8.P11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11];[Sprint8.$D111];[Sprint8.$E111])">
            <text:p/>
          </table:table-cell>
          <table:table-cell table:style-name="ce9" table:formula="of:=IFERROR(VLOOKUP([Sprint8.$A111];[$Tasks.$A101:.$B10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11] =&quot;&quot;;;MAX([Sprint8.$F111]-[Sprint8.G111];0))" office:value-type="float" office:value="0" calcext:value-type="float">
            <text:p>0</text:p>
          </table:table-cell>
          <table:table-cell table:style-name="ce39" table:formula="of:=IF([Sprint8.$E111]=&quot;&quot;;;MAX(0;[Sprint8.R111]-[Sprint8.H111]))" office:value-type="float" office:value="0" calcext:value-type="float">
            <text:p>0</text:p>
          </table:table-cell>
          <table:table-cell table:style-name="ce39" table:formula="of:=IF([Sprint8.$E111]=&quot;&quot;;;MAX(0;[Sprint8.S111]-[Sprint8.I111]))" office:value-type="float" office:value="0" calcext:value-type="float">
            <text:p>0</text:p>
          </table:table-cell>
          <table:table-cell table:style-name="ce39" table:formula="of:=IF([Sprint8.$E111]=&quot;&quot;;;MAX(0;[Sprint8.T111]-[Sprint8.J111]))" office:value-type="float" office:value="0" calcext:value-type="float">
            <text:p>0</text:p>
          </table:table-cell>
          <table:table-cell table:style-name="ce39" table:formula="of:=IF([Sprint8.$E111]=&quot;&quot;;;MAX(0;[Sprint8.U111]-[Sprint8.K111]))" office:value-type="float" office:value="0" calcext:value-type="float">
            <text:p>0</text:p>
          </table:table-cell>
          <table:table-cell table:style-name="ce39" table:formula="of:=IF([Sprint8.$E111]=&quot;&quot;;;MAX(0;[Sprint8.V111]-[Sprint8.L111]))" office:value-type="float" office:value="0" calcext:value-type="float">
            <text:p>0</text:p>
          </table:table-cell>
          <table:table-cell table:style-name="ce39" table:formula="of:=IF([Sprint8.$E111]=&quot;&quot;;;MAX(0;[Sprint8.W111]-[Sprint8.M111]))" office:value-type="float" office:value="0" calcext:value-type="float">
            <text:p>0</text:p>
          </table:table-cell>
          <table:table-cell table:style-name="ce39" table:formula="of:=IF([Sprint8.$E111]=&quot;&quot;;;MAX(0;[Sprint8.X111]-[Sprint8.N111]))" office:value-type="float" office:value="0" calcext:value-type="float">
            <text:p>0</text:p>
          </table:table-cell>
          <table:table-cell table:style-name="ce39" table:formula="of:=IF([Sprint8.$E111]=&quot;&quot;;;MAX(0;[Sprint8.Y111]-[Sprint8.O111]))" office:value-type="float" office:value="0" calcext:value-type="float">
            <text:p>0</text:p>
          </table:table-cell>
          <table:table-cell table:style-name="ce39" table:formula="of:=IF([Sprint8.$E111]=&quot;&quot;;;MAX(0;[Sprint8.Z111]-[Sprint8.P11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12];[Sprint8.$D112];[Sprint8.$E112])">
            <text:p/>
          </table:table-cell>
          <table:table-cell table:style-name="ce9" table:formula="of:=IFERROR(VLOOKUP([Sprint8.$A112];[$Tasks.$A102:.$B10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12] =&quot;&quot;;;MAX([Sprint8.$F112]-[Sprint8.G112];0))" office:value-type="float" office:value="0" calcext:value-type="float">
            <text:p>0</text:p>
          </table:table-cell>
          <table:table-cell table:style-name="ce39" table:formula="of:=IF([Sprint8.$E112]=&quot;&quot;;;MAX(0;[Sprint8.R112]-[Sprint8.H112]))" office:value-type="float" office:value="0" calcext:value-type="float">
            <text:p>0</text:p>
          </table:table-cell>
          <table:table-cell table:style-name="ce39" table:formula="of:=IF([Sprint8.$E112]=&quot;&quot;;;MAX(0;[Sprint8.S112]-[Sprint8.I112]))" office:value-type="float" office:value="0" calcext:value-type="float">
            <text:p>0</text:p>
          </table:table-cell>
          <table:table-cell table:style-name="ce39" table:formula="of:=IF([Sprint8.$E112]=&quot;&quot;;;MAX(0;[Sprint8.T112]-[Sprint8.J112]))" office:value-type="float" office:value="0" calcext:value-type="float">
            <text:p>0</text:p>
          </table:table-cell>
          <table:table-cell table:style-name="ce39" table:formula="of:=IF([Sprint8.$E112]=&quot;&quot;;;MAX(0;[Sprint8.U112]-[Sprint8.K112]))" office:value-type="float" office:value="0" calcext:value-type="float">
            <text:p>0</text:p>
          </table:table-cell>
          <table:table-cell table:style-name="ce39" table:formula="of:=IF([Sprint8.$E112]=&quot;&quot;;;MAX(0;[Sprint8.V112]-[Sprint8.L112]))" office:value-type="float" office:value="0" calcext:value-type="float">
            <text:p>0</text:p>
          </table:table-cell>
          <table:table-cell table:style-name="ce39" table:formula="of:=IF([Sprint8.$E112]=&quot;&quot;;;MAX(0;[Sprint8.W112]-[Sprint8.M112]))" office:value-type="float" office:value="0" calcext:value-type="float">
            <text:p>0</text:p>
          </table:table-cell>
          <table:table-cell table:style-name="ce39" table:formula="of:=IF([Sprint8.$E112]=&quot;&quot;;;MAX(0;[Sprint8.X112]-[Sprint8.N112]))" office:value-type="float" office:value="0" calcext:value-type="float">
            <text:p>0</text:p>
          </table:table-cell>
          <table:table-cell table:style-name="ce39" table:formula="of:=IF([Sprint8.$E112]=&quot;&quot;;;MAX(0;[Sprint8.Y112]-[Sprint8.O112]))" office:value-type="float" office:value="0" calcext:value-type="float">
            <text:p>0</text:p>
          </table:table-cell>
          <table:table-cell table:style-name="ce39" table:formula="of:=IF([Sprint8.$E112]=&quot;&quot;;;MAX(0;[Sprint8.Z112]-[Sprint8.P11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13];[Sprint8.$D113];[Sprint8.$E113])">
            <text:p/>
          </table:table-cell>
          <table:table-cell table:style-name="ce9" table:formula="of:=IFERROR(VLOOKUP([Sprint8.$A113];[$Tasks.$A103:.$B10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13] =&quot;&quot;;;MAX([Sprint8.$F113]-[Sprint8.G113];0))" office:value-type="float" office:value="0" calcext:value-type="float">
            <text:p>0</text:p>
          </table:table-cell>
          <table:table-cell table:style-name="ce39" table:formula="of:=IF([Sprint8.$E113]=&quot;&quot;;;MAX(0;[Sprint8.R113]-[Sprint8.H113]))" office:value-type="float" office:value="0" calcext:value-type="float">
            <text:p>0</text:p>
          </table:table-cell>
          <table:table-cell table:style-name="ce39" table:formula="of:=IF([Sprint8.$E113]=&quot;&quot;;;MAX(0;[Sprint8.S113]-[Sprint8.I113]))" office:value-type="float" office:value="0" calcext:value-type="float">
            <text:p>0</text:p>
          </table:table-cell>
          <table:table-cell table:style-name="ce39" table:formula="of:=IF([Sprint8.$E113]=&quot;&quot;;;MAX(0;[Sprint8.T113]-[Sprint8.J113]))" office:value-type="float" office:value="0" calcext:value-type="float">
            <text:p>0</text:p>
          </table:table-cell>
          <table:table-cell table:style-name="ce39" table:formula="of:=IF([Sprint8.$E113]=&quot;&quot;;;MAX(0;[Sprint8.U113]-[Sprint8.K113]))" office:value-type="float" office:value="0" calcext:value-type="float">
            <text:p>0</text:p>
          </table:table-cell>
          <table:table-cell table:style-name="ce39" table:formula="of:=IF([Sprint8.$E113]=&quot;&quot;;;MAX(0;[Sprint8.V113]-[Sprint8.L113]))" office:value-type="float" office:value="0" calcext:value-type="float">
            <text:p>0</text:p>
          </table:table-cell>
          <table:table-cell table:style-name="ce39" table:formula="of:=IF([Sprint8.$E113]=&quot;&quot;;;MAX(0;[Sprint8.W113]-[Sprint8.M113]))" office:value-type="float" office:value="0" calcext:value-type="float">
            <text:p>0</text:p>
          </table:table-cell>
          <table:table-cell table:style-name="ce39" table:formula="of:=IF([Sprint8.$E113]=&quot;&quot;;;MAX(0;[Sprint8.X113]-[Sprint8.N113]))" office:value-type="float" office:value="0" calcext:value-type="float">
            <text:p>0</text:p>
          </table:table-cell>
          <table:table-cell table:style-name="ce39" table:formula="of:=IF([Sprint8.$E113]=&quot;&quot;;;MAX(0;[Sprint8.Y113]-[Sprint8.O113]))" office:value-type="float" office:value="0" calcext:value-type="float">
            <text:p>0</text:p>
          </table:table-cell>
          <table:table-cell table:style-name="ce39" table:formula="of:=IF([Sprint8.$E113]=&quot;&quot;;;MAX(0;[Sprint8.Z113]-[Sprint8.P11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14];[Sprint8.$D114];[Sprint8.$E114])">
            <text:p/>
          </table:table-cell>
          <table:table-cell table:style-name="ce9" table:formula="of:=IFERROR(VLOOKUP([Sprint8.$A114];[$Tasks.$A104:.$B10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14] =&quot;&quot;;;MAX([Sprint8.$F114]-[Sprint8.G114];0))" office:value-type="float" office:value="0" calcext:value-type="float">
            <text:p>0</text:p>
          </table:table-cell>
          <table:table-cell table:style-name="ce39" table:formula="of:=IF([Sprint8.$E114]=&quot;&quot;;;MAX(0;[Sprint8.R114]-[Sprint8.H114]))" office:value-type="float" office:value="0" calcext:value-type="float">
            <text:p>0</text:p>
          </table:table-cell>
          <table:table-cell table:style-name="ce39" table:formula="of:=IF([Sprint8.$E114]=&quot;&quot;;;MAX(0;[Sprint8.S114]-[Sprint8.I114]))" office:value-type="float" office:value="0" calcext:value-type="float">
            <text:p>0</text:p>
          </table:table-cell>
          <table:table-cell table:style-name="ce39" table:formula="of:=IF([Sprint8.$E114]=&quot;&quot;;;MAX(0;[Sprint8.T114]-[Sprint8.J114]))" office:value-type="float" office:value="0" calcext:value-type="float">
            <text:p>0</text:p>
          </table:table-cell>
          <table:table-cell table:style-name="ce39" table:formula="of:=IF([Sprint8.$E114]=&quot;&quot;;;MAX(0;[Sprint8.U114]-[Sprint8.K114]))" office:value-type="float" office:value="0" calcext:value-type="float">
            <text:p>0</text:p>
          </table:table-cell>
          <table:table-cell table:style-name="ce39" table:formula="of:=IF([Sprint8.$E114]=&quot;&quot;;;MAX(0;[Sprint8.V114]-[Sprint8.L114]))" office:value-type="float" office:value="0" calcext:value-type="float">
            <text:p>0</text:p>
          </table:table-cell>
          <table:table-cell table:style-name="ce39" table:formula="of:=IF([Sprint8.$E114]=&quot;&quot;;;MAX(0;[Sprint8.W114]-[Sprint8.M114]))" office:value-type="float" office:value="0" calcext:value-type="float">
            <text:p>0</text:p>
          </table:table-cell>
          <table:table-cell table:style-name="ce39" table:formula="of:=IF([Sprint8.$E114]=&quot;&quot;;;MAX(0;[Sprint8.X114]-[Sprint8.N114]))" office:value-type="float" office:value="0" calcext:value-type="float">
            <text:p>0</text:p>
          </table:table-cell>
          <table:table-cell table:style-name="ce39" table:formula="of:=IF([Sprint8.$E114]=&quot;&quot;;;MAX(0;[Sprint8.Y114]-[Sprint8.O114]))" office:value-type="float" office:value="0" calcext:value-type="float">
            <text:p>0</text:p>
          </table:table-cell>
          <table:table-cell table:style-name="ce39" table:formula="of:=IF([Sprint8.$E114]=&quot;&quot;;;MAX(0;[Sprint8.Z114]-[Sprint8.P11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15];[Sprint8.$D115];[Sprint8.$E115])">
            <text:p/>
          </table:table-cell>
          <table:table-cell table:style-name="ce9" table:formula="of:=IFERROR(VLOOKUP([Sprint8.$A115];[$Tasks.$A105:.$B10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15] =&quot;&quot;;;MAX([Sprint8.$F115]-[Sprint8.G115];0))" office:value-type="float" office:value="0" calcext:value-type="float">
            <text:p>0</text:p>
          </table:table-cell>
          <table:table-cell table:style-name="ce39" table:formula="of:=IF([Sprint8.$E115]=&quot;&quot;;;MAX(0;[Sprint8.R115]-[Sprint8.H115]))" office:value-type="float" office:value="0" calcext:value-type="float">
            <text:p>0</text:p>
          </table:table-cell>
          <table:table-cell table:style-name="ce39" table:formula="of:=IF([Sprint8.$E115]=&quot;&quot;;;MAX(0;[Sprint8.S115]-[Sprint8.I115]))" office:value-type="float" office:value="0" calcext:value-type="float">
            <text:p>0</text:p>
          </table:table-cell>
          <table:table-cell table:style-name="ce39" table:formula="of:=IF([Sprint8.$E115]=&quot;&quot;;;MAX(0;[Sprint8.T115]-[Sprint8.J115]))" office:value-type="float" office:value="0" calcext:value-type="float">
            <text:p>0</text:p>
          </table:table-cell>
          <table:table-cell table:style-name="ce39" table:formula="of:=IF([Sprint8.$E115]=&quot;&quot;;;MAX(0;[Sprint8.U115]-[Sprint8.K115]))" office:value-type="float" office:value="0" calcext:value-type="float">
            <text:p>0</text:p>
          </table:table-cell>
          <table:table-cell table:style-name="ce39" table:formula="of:=IF([Sprint8.$E115]=&quot;&quot;;;MAX(0;[Sprint8.V115]-[Sprint8.L115]))" office:value-type="float" office:value="0" calcext:value-type="float">
            <text:p>0</text:p>
          </table:table-cell>
          <table:table-cell table:style-name="ce39" table:formula="of:=IF([Sprint8.$E115]=&quot;&quot;;;MAX(0;[Sprint8.W115]-[Sprint8.M115]))" office:value-type="float" office:value="0" calcext:value-type="float">
            <text:p>0</text:p>
          </table:table-cell>
          <table:table-cell table:style-name="ce39" table:formula="of:=IF([Sprint8.$E115]=&quot;&quot;;;MAX(0;[Sprint8.X115]-[Sprint8.N115]))" office:value-type="float" office:value="0" calcext:value-type="float">
            <text:p>0</text:p>
          </table:table-cell>
          <table:table-cell table:style-name="ce39" table:formula="of:=IF([Sprint8.$E115]=&quot;&quot;;;MAX(0;[Sprint8.Y115]-[Sprint8.O115]))" office:value-type="float" office:value="0" calcext:value-type="float">
            <text:p>0</text:p>
          </table:table-cell>
          <table:table-cell table:style-name="ce39" table:formula="of:=IF([Sprint8.$E115]=&quot;&quot;;;MAX(0;[Sprint8.Z115]-[Sprint8.P11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16];[Sprint8.$D116];[Sprint8.$E116])">
            <text:p/>
          </table:table-cell>
          <table:table-cell table:style-name="ce9" table:formula="of:=IFERROR(VLOOKUP([Sprint8.$A116];[$Tasks.$A106:.$B11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16] =&quot;&quot;;;MAX([Sprint8.$F116]-[Sprint8.G116];0))" office:value-type="float" office:value="0" calcext:value-type="float">
            <text:p>0</text:p>
          </table:table-cell>
          <table:table-cell table:style-name="ce39" table:formula="of:=IF([Sprint8.$E116]=&quot;&quot;;;MAX(0;[Sprint8.R116]-[Sprint8.H116]))" office:value-type="float" office:value="0" calcext:value-type="float">
            <text:p>0</text:p>
          </table:table-cell>
          <table:table-cell table:style-name="ce39" table:formula="of:=IF([Sprint8.$E116]=&quot;&quot;;;MAX(0;[Sprint8.S116]-[Sprint8.I116]))" office:value-type="float" office:value="0" calcext:value-type="float">
            <text:p>0</text:p>
          </table:table-cell>
          <table:table-cell table:style-name="ce39" table:formula="of:=IF([Sprint8.$E116]=&quot;&quot;;;MAX(0;[Sprint8.T116]-[Sprint8.J116]))" office:value-type="float" office:value="0" calcext:value-type="float">
            <text:p>0</text:p>
          </table:table-cell>
          <table:table-cell table:style-name="ce39" table:formula="of:=IF([Sprint8.$E116]=&quot;&quot;;;MAX(0;[Sprint8.U116]-[Sprint8.K116]))" office:value-type="float" office:value="0" calcext:value-type="float">
            <text:p>0</text:p>
          </table:table-cell>
          <table:table-cell table:style-name="ce39" table:formula="of:=IF([Sprint8.$E116]=&quot;&quot;;;MAX(0;[Sprint8.V116]-[Sprint8.L116]))" office:value-type="float" office:value="0" calcext:value-type="float">
            <text:p>0</text:p>
          </table:table-cell>
          <table:table-cell table:style-name="ce39" table:formula="of:=IF([Sprint8.$E116]=&quot;&quot;;;MAX(0;[Sprint8.W116]-[Sprint8.M116]))" office:value-type="float" office:value="0" calcext:value-type="float">
            <text:p>0</text:p>
          </table:table-cell>
          <table:table-cell table:style-name="ce39" table:formula="of:=IF([Sprint8.$E116]=&quot;&quot;;;MAX(0;[Sprint8.X116]-[Sprint8.N116]))" office:value-type="float" office:value="0" calcext:value-type="float">
            <text:p>0</text:p>
          </table:table-cell>
          <table:table-cell table:style-name="ce39" table:formula="of:=IF([Sprint8.$E116]=&quot;&quot;;;MAX(0;[Sprint8.Y116]-[Sprint8.O116]))" office:value-type="float" office:value="0" calcext:value-type="float">
            <text:p>0</text:p>
          </table:table-cell>
          <table:table-cell table:style-name="ce39" table:formula="of:=IF([Sprint8.$E116]=&quot;&quot;;;MAX(0;[Sprint8.Z116]-[Sprint8.P11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17];[Sprint8.$D117];[Sprint8.$E117])">
            <text:p/>
          </table:table-cell>
          <table:table-cell table:style-name="ce9" table:formula="of:=IFERROR(VLOOKUP([Sprint8.$A117];[$Tasks.$A107:.$B11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17] =&quot;&quot;;;MAX([Sprint8.$F117]-[Sprint8.G117];0))" office:value-type="float" office:value="0" calcext:value-type="float">
            <text:p>0</text:p>
          </table:table-cell>
          <table:table-cell table:style-name="ce39" table:formula="of:=IF([Sprint8.$E117]=&quot;&quot;;;MAX(0;[Sprint8.R117]-[Sprint8.H117]))" office:value-type="float" office:value="0" calcext:value-type="float">
            <text:p>0</text:p>
          </table:table-cell>
          <table:table-cell table:style-name="ce39" table:formula="of:=IF([Sprint8.$E117]=&quot;&quot;;;MAX(0;[Sprint8.S117]-[Sprint8.I117]))" office:value-type="float" office:value="0" calcext:value-type="float">
            <text:p>0</text:p>
          </table:table-cell>
          <table:table-cell table:style-name="ce39" table:formula="of:=IF([Sprint8.$E117]=&quot;&quot;;;MAX(0;[Sprint8.T117]-[Sprint8.J117]))" office:value-type="float" office:value="0" calcext:value-type="float">
            <text:p>0</text:p>
          </table:table-cell>
          <table:table-cell table:style-name="ce39" table:formula="of:=IF([Sprint8.$E117]=&quot;&quot;;;MAX(0;[Sprint8.U117]-[Sprint8.K117]))" office:value-type="float" office:value="0" calcext:value-type="float">
            <text:p>0</text:p>
          </table:table-cell>
          <table:table-cell table:style-name="ce39" table:formula="of:=IF([Sprint8.$E117]=&quot;&quot;;;MAX(0;[Sprint8.V117]-[Sprint8.L117]))" office:value-type="float" office:value="0" calcext:value-type="float">
            <text:p>0</text:p>
          </table:table-cell>
          <table:table-cell table:style-name="ce39" table:formula="of:=IF([Sprint8.$E117]=&quot;&quot;;;MAX(0;[Sprint8.W117]-[Sprint8.M117]))" office:value-type="float" office:value="0" calcext:value-type="float">
            <text:p>0</text:p>
          </table:table-cell>
          <table:table-cell table:style-name="ce39" table:formula="of:=IF([Sprint8.$E117]=&quot;&quot;;;MAX(0;[Sprint8.X117]-[Sprint8.N117]))" office:value-type="float" office:value="0" calcext:value-type="float">
            <text:p>0</text:p>
          </table:table-cell>
          <table:table-cell table:style-name="ce39" table:formula="of:=IF([Sprint8.$E117]=&quot;&quot;;;MAX(0;[Sprint8.Y117]-[Sprint8.O117]))" office:value-type="float" office:value="0" calcext:value-type="float">
            <text:p>0</text:p>
          </table:table-cell>
          <table:table-cell table:style-name="ce39" table:formula="of:=IF([Sprint8.$E117]=&quot;&quot;;;MAX(0;[Sprint8.Z117]-[Sprint8.P11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18];[Sprint8.$D118];[Sprint8.$E118])">
            <text:p/>
          </table:table-cell>
          <table:table-cell table:style-name="ce9" table:formula="of:=IFERROR(VLOOKUP([Sprint8.$A118];[$Tasks.$A108:.$B11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18] =&quot;&quot;;;MAX([Sprint8.$F118]-[Sprint8.G118];0))" office:value-type="float" office:value="0" calcext:value-type="float">
            <text:p>0</text:p>
          </table:table-cell>
          <table:table-cell table:style-name="ce39" table:formula="of:=IF([Sprint8.$E118]=&quot;&quot;;;MAX(0;[Sprint8.R118]-[Sprint8.H118]))" office:value-type="float" office:value="0" calcext:value-type="float">
            <text:p>0</text:p>
          </table:table-cell>
          <table:table-cell table:style-name="ce39" table:formula="of:=IF([Sprint8.$E118]=&quot;&quot;;;MAX(0;[Sprint8.S118]-[Sprint8.I118]))" office:value-type="float" office:value="0" calcext:value-type="float">
            <text:p>0</text:p>
          </table:table-cell>
          <table:table-cell table:style-name="ce39" table:formula="of:=IF([Sprint8.$E118]=&quot;&quot;;;MAX(0;[Sprint8.T118]-[Sprint8.J118]))" office:value-type="float" office:value="0" calcext:value-type="float">
            <text:p>0</text:p>
          </table:table-cell>
          <table:table-cell table:style-name="ce39" table:formula="of:=IF([Sprint8.$E118]=&quot;&quot;;;MAX(0;[Sprint8.U118]-[Sprint8.K118]))" office:value-type="float" office:value="0" calcext:value-type="float">
            <text:p>0</text:p>
          </table:table-cell>
          <table:table-cell table:style-name="ce39" table:formula="of:=IF([Sprint8.$E118]=&quot;&quot;;;MAX(0;[Sprint8.V118]-[Sprint8.L118]))" office:value-type="float" office:value="0" calcext:value-type="float">
            <text:p>0</text:p>
          </table:table-cell>
          <table:table-cell table:style-name="ce39" table:formula="of:=IF([Sprint8.$E118]=&quot;&quot;;;MAX(0;[Sprint8.W118]-[Sprint8.M118]))" office:value-type="float" office:value="0" calcext:value-type="float">
            <text:p>0</text:p>
          </table:table-cell>
          <table:table-cell table:style-name="ce39" table:formula="of:=IF([Sprint8.$E118]=&quot;&quot;;;MAX(0;[Sprint8.X118]-[Sprint8.N118]))" office:value-type="float" office:value="0" calcext:value-type="float">
            <text:p>0</text:p>
          </table:table-cell>
          <table:table-cell table:style-name="ce39" table:formula="of:=IF([Sprint8.$E118]=&quot;&quot;;;MAX(0;[Sprint8.Y118]-[Sprint8.O118]))" office:value-type="float" office:value="0" calcext:value-type="float">
            <text:p>0</text:p>
          </table:table-cell>
          <table:table-cell table:style-name="ce39" table:formula="of:=IF([Sprint8.$E118]=&quot;&quot;;;MAX(0;[Sprint8.Z118]-[Sprint8.P11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19];[Sprint8.$D119];[Sprint8.$E119])">
            <text:p/>
          </table:table-cell>
          <table:table-cell table:style-name="ce9" table:formula="of:=IFERROR(VLOOKUP([Sprint8.$A119];[$Tasks.$A109:.$B11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19] =&quot;&quot;;;MAX([Sprint8.$F119]-[Sprint8.G119];0))" office:value-type="float" office:value="0" calcext:value-type="float">
            <text:p>0</text:p>
          </table:table-cell>
          <table:table-cell table:style-name="ce39" table:formula="of:=IF([Sprint8.$E119]=&quot;&quot;;;MAX(0;[Sprint8.R119]-[Sprint8.H119]))" office:value-type="float" office:value="0" calcext:value-type="float">
            <text:p>0</text:p>
          </table:table-cell>
          <table:table-cell table:style-name="ce39" table:formula="of:=IF([Sprint8.$E119]=&quot;&quot;;;MAX(0;[Sprint8.S119]-[Sprint8.I119]))" office:value-type="float" office:value="0" calcext:value-type="float">
            <text:p>0</text:p>
          </table:table-cell>
          <table:table-cell table:style-name="ce39" table:formula="of:=IF([Sprint8.$E119]=&quot;&quot;;;MAX(0;[Sprint8.T119]-[Sprint8.J119]))" office:value-type="float" office:value="0" calcext:value-type="float">
            <text:p>0</text:p>
          </table:table-cell>
          <table:table-cell table:style-name="ce39" table:formula="of:=IF([Sprint8.$E119]=&quot;&quot;;;MAX(0;[Sprint8.U119]-[Sprint8.K119]))" office:value-type="float" office:value="0" calcext:value-type="float">
            <text:p>0</text:p>
          </table:table-cell>
          <table:table-cell table:style-name="ce39" table:formula="of:=IF([Sprint8.$E119]=&quot;&quot;;;MAX(0;[Sprint8.V119]-[Sprint8.L119]))" office:value-type="float" office:value="0" calcext:value-type="float">
            <text:p>0</text:p>
          </table:table-cell>
          <table:table-cell table:style-name="ce39" table:formula="of:=IF([Sprint8.$E119]=&quot;&quot;;;MAX(0;[Sprint8.W119]-[Sprint8.M119]))" office:value-type="float" office:value="0" calcext:value-type="float">
            <text:p>0</text:p>
          </table:table-cell>
          <table:table-cell table:style-name="ce39" table:formula="of:=IF([Sprint8.$E119]=&quot;&quot;;;MAX(0;[Sprint8.X119]-[Sprint8.N119]))" office:value-type="float" office:value="0" calcext:value-type="float">
            <text:p>0</text:p>
          </table:table-cell>
          <table:table-cell table:style-name="ce39" table:formula="of:=IF([Sprint8.$E119]=&quot;&quot;;;MAX(0;[Sprint8.Y119]-[Sprint8.O119]))" office:value-type="float" office:value="0" calcext:value-type="float">
            <text:p>0</text:p>
          </table:table-cell>
          <table:table-cell table:style-name="ce39" table:formula="of:=IF([Sprint8.$E119]=&quot;&quot;;;MAX(0;[Sprint8.Z119]-[Sprint8.P11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20];[Sprint8.$D120];[Sprint8.$E120])">
            <text:p/>
          </table:table-cell>
          <table:table-cell table:style-name="ce9" table:formula="of:=IFERROR(VLOOKUP([Sprint8.$A120];[$Tasks.$A110:.$B11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20] =&quot;&quot;;;MAX([Sprint8.$F120]-[Sprint8.G120];0))" office:value-type="float" office:value="0" calcext:value-type="float">
            <text:p>0</text:p>
          </table:table-cell>
          <table:table-cell table:style-name="ce39" table:formula="of:=IF([Sprint8.$E120]=&quot;&quot;;;MAX(0;[Sprint8.R120]-[Sprint8.H120]))" office:value-type="float" office:value="0" calcext:value-type="float">
            <text:p>0</text:p>
          </table:table-cell>
          <table:table-cell table:style-name="ce39" table:formula="of:=IF([Sprint8.$E120]=&quot;&quot;;;MAX(0;[Sprint8.S120]-[Sprint8.I120]))" office:value-type="float" office:value="0" calcext:value-type="float">
            <text:p>0</text:p>
          </table:table-cell>
          <table:table-cell table:style-name="ce39" table:formula="of:=IF([Sprint8.$E120]=&quot;&quot;;;MAX(0;[Sprint8.T120]-[Sprint8.J120]))" office:value-type="float" office:value="0" calcext:value-type="float">
            <text:p>0</text:p>
          </table:table-cell>
          <table:table-cell table:style-name="ce39" table:formula="of:=IF([Sprint8.$E120]=&quot;&quot;;;MAX(0;[Sprint8.U120]-[Sprint8.K120]))" office:value-type="float" office:value="0" calcext:value-type="float">
            <text:p>0</text:p>
          </table:table-cell>
          <table:table-cell table:style-name="ce39" table:formula="of:=IF([Sprint8.$E120]=&quot;&quot;;;MAX(0;[Sprint8.V120]-[Sprint8.L120]))" office:value-type="float" office:value="0" calcext:value-type="float">
            <text:p>0</text:p>
          </table:table-cell>
          <table:table-cell table:style-name="ce39" table:formula="of:=IF([Sprint8.$E120]=&quot;&quot;;;MAX(0;[Sprint8.W120]-[Sprint8.M120]))" office:value-type="float" office:value="0" calcext:value-type="float">
            <text:p>0</text:p>
          </table:table-cell>
          <table:table-cell table:style-name="ce39" table:formula="of:=IF([Sprint8.$E120]=&quot;&quot;;;MAX(0;[Sprint8.X120]-[Sprint8.N120]))" office:value-type="float" office:value="0" calcext:value-type="float">
            <text:p>0</text:p>
          </table:table-cell>
          <table:table-cell table:style-name="ce39" table:formula="of:=IF([Sprint8.$E120]=&quot;&quot;;;MAX(0;[Sprint8.Y120]-[Sprint8.O120]))" office:value-type="float" office:value="0" calcext:value-type="float">
            <text:p>0</text:p>
          </table:table-cell>
          <table:table-cell table:style-name="ce39" table:formula="of:=IF([Sprint8.$E120]=&quot;&quot;;;MAX(0;[Sprint8.Z120]-[Sprint8.P12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21];[Sprint8.$D121];[Sprint8.$E121])">
            <text:p/>
          </table:table-cell>
          <table:table-cell table:style-name="ce9" table:formula="of:=IFERROR(VLOOKUP([Sprint8.$A121];[$Tasks.$A111:.$B11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21] =&quot;&quot;;;MAX([Sprint8.$F121]-[Sprint8.G121];0))" office:value-type="float" office:value="0" calcext:value-type="float">
            <text:p>0</text:p>
          </table:table-cell>
          <table:table-cell table:style-name="ce39" table:formula="of:=IF([Sprint8.$E121]=&quot;&quot;;;MAX(0;[Sprint8.R121]-[Sprint8.H121]))" office:value-type="float" office:value="0" calcext:value-type="float">
            <text:p>0</text:p>
          </table:table-cell>
          <table:table-cell table:style-name="ce39" table:formula="of:=IF([Sprint8.$E121]=&quot;&quot;;;MAX(0;[Sprint8.S121]-[Sprint8.I121]))" office:value-type="float" office:value="0" calcext:value-type="float">
            <text:p>0</text:p>
          </table:table-cell>
          <table:table-cell table:style-name="ce39" table:formula="of:=IF([Sprint8.$E121]=&quot;&quot;;;MAX(0;[Sprint8.T121]-[Sprint8.J121]))" office:value-type="float" office:value="0" calcext:value-type="float">
            <text:p>0</text:p>
          </table:table-cell>
          <table:table-cell table:style-name="ce39" table:formula="of:=IF([Sprint8.$E121]=&quot;&quot;;;MAX(0;[Sprint8.U121]-[Sprint8.K121]))" office:value-type="float" office:value="0" calcext:value-type="float">
            <text:p>0</text:p>
          </table:table-cell>
          <table:table-cell table:style-name="ce39" table:formula="of:=IF([Sprint8.$E121]=&quot;&quot;;;MAX(0;[Sprint8.V121]-[Sprint8.L121]))" office:value-type="float" office:value="0" calcext:value-type="float">
            <text:p>0</text:p>
          </table:table-cell>
          <table:table-cell table:style-name="ce39" table:formula="of:=IF([Sprint8.$E121]=&quot;&quot;;;MAX(0;[Sprint8.W121]-[Sprint8.M121]))" office:value-type="float" office:value="0" calcext:value-type="float">
            <text:p>0</text:p>
          </table:table-cell>
          <table:table-cell table:style-name="ce39" table:formula="of:=IF([Sprint8.$E121]=&quot;&quot;;;MAX(0;[Sprint8.X121]-[Sprint8.N121]))" office:value-type="float" office:value="0" calcext:value-type="float">
            <text:p>0</text:p>
          </table:table-cell>
          <table:table-cell table:style-name="ce39" table:formula="of:=IF([Sprint8.$E121]=&quot;&quot;;;MAX(0;[Sprint8.Y121]-[Sprint8.O121]))" office:value-type="float" office:value="0" calcext:value-type="float">
            <text:p>0</text:p>
          </table:table-cell>
          <table:table-cell table:style-name="ce39" table:formula="of:=IF([Sprint8.$E121]=&quot;&quot;;;MAX(0;[Sprint8.Z121]-[Sprint8.P12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22];[Sprint8.$D122];[Sprint8.$E122])">
            <text:p/>
          </table:table-cell>
          <table:table-cell table:style-name="ce9" table:formula="of:=IFERROR(VLOOKUP([Sprint8.$A122];[$Tasks.$A112:.$B11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22] =&quot;&quot;;;MAX([Sprint8.$F122]-[Sprint8.G122];0))" office:value-type="float" office:value="0" calcext:value-type="float">
            <text:p>0</text:p>
          </table:table-cell>
          <table:table-cell table:style-name="ce39" table:formula="of:=IF([Sprint8.$E122]=&quot;&quot;;;MAX(0;[Sprint8.R122]-[Sprint8.H122]))" office:value-type="float" office:value="0" calcext:value-type="float">
            <text:p>0</text:p>
          </table:table-cell>
          <table:table-cell table:style-name="ce39" table:formula="of:=IF([Sprint8.$E122]=&quot;&quot;;;MAX(0;[Sprint8.S122]-[Sprint8.I122]))" office:value-type="float" office:value="0" calcext:value-type="float">
            <text:p>0</text:p>
          </table:table-cell>
          <table:table-cell table:style-name="ce39" table:formula="of:=IF([Sprint8.$E122]=&quot;&quot;;;MAX(0;[Sprint8.T122]-[Sprint8.J122]))" office:value-type="float" office:value="0" calcext:value-type="float">
            <text:p>0</text:p>
          </table:table-cell>
          <table:table-cell table:style-name="ce39" table:formula="of:=IF([Sprint8.$E122]=&quot;&quot;;;MAX(0;[Sprint8.U122]-[Sprint8.K122]))" office:value-type="float" office:value="0" calcext:value-type="float">
            <text:p>0</text:p>
          </table:table-cell>
          <table:table-cell table:style-name="ce39" table:formula="of:=IF([Sprint8.$E122]=&quot;&quot;;;MAX(0;[Sprint8.V122]-[Sprint8.L122]))" office:value-type="float" office:value="0" calcext:value-type="float">
            <text:p>0</text:p>
          </table:table-cell>
          <table:table-cell table:style-name="ce39" table:formula="of:=IF([Sprint8.$E122]=&quot;&quot;;;MAX(0;[Sprint8.W122]-[Sprint8.M122]))" office:value-type="float" office:value="0" calcext:value-type="float">
            <text:p>0</text:p>
          </table:table-cell>
          <table:table-cell table:style-name="ce39" table:formula="of:=IF([Sprint8.$E122]=&quot;&quot;;;MAX(0;[Sprint8.X122]-[Sprint8.N122]))" office:value-type="float" office:value="0" calcext:value-type="float">
            <text:p>0</text:p>
          </table:table-cell>
          <table:table-cell table:style-name="ce39" table:formula="of:=IF([Sprint8.$E122]=&quot;&quot;;;MAX(0;[Sprint8.Y122]-[Sprint8.O122]))" office:value-type="float" office:value="0" calcext:value-type="float">
            <text:p>0</text:p>
          </table:table-cell>
          <table:table-cell table:style-name="ce39" table:formula="of:=IF([Sprint8.$E122]=&quot;&quot;;;MAX(0;[Sprint8.Z122]-[Sprint8.P12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23];[Sprint8.$D123];[Sprint8.$E123])">
            <text:p/>
          </table:table-cell>
          <table:table-cell table:style-name="ce9" table:formula="of:=IFERROR(VLOOKUP([Sprint8.$A123];[$Tasks.$A113:.$B11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23] =&quot;&quot;;;MAX([Sprint8.$F123]-[Sprint8.G123];0))" office:value-type="float" office:value="0" calcext:value-type="float">
            <text:p>0</text:p>
          </table:table-cell>
          <table:table-cell table:style-name="ce39" table:formula="of:=IF([Sprint8.$E123]=&quot;&quot;;;MAX(0;[Sprint8.R123]-[Sprint8.H123]))" office:value-type="float" office:value="0" calcext:value-type="float">
            <text:p>0</text:p>
          </table:table-cell>
          <table:table-cell table:style-name="ce39" table:formula="of:=IF([Sprint8.$E123]=&quot;&quot;;;MAX(0;[Sprint8.S123]-[Sprint8.I123]))" office:value-type="float" office:value="0" calcext:value-type="float">
            <text:p>0</text:p>
          </table:table-cell>
          <table:table-cell table:style-name="ce39" table:formula="of:=IF([Sprint8.$E123]=&quot;&quot;;;MAX(0;[Sprint8.T123]-[Sprint8.J123]))" office:value-type="float" office:value="0" calcext:value-type="float">
            <text:p>0</text:p>
          </table:table-cell>
          <table:table-cell table:style-name="ce39" table:formula="of:=IF([Sprint8.$E123]=&quot;&quot;;;MAX(0;[Sprint8.U123]-[Sprint8.K123]))" office:value-type="float" office:value="0" calcext:value-type="float">
            <text:p>0</text:p>
          </table:table-cell>
          <table:table-cell table:style-name="ce39" table:formula="of:=IF([Sprint8.$E123]=&quot;&quot;;;MAX(0;[Sprint8.V123]-[Sprint8.L123]))" office:value-type="float" office:value="0" calcext:value-type="float">
            <text:p>0</text:p>
          </table:table-cell>
          <table:table-cell table:style-name="ce39" table:formula="of:=IF([Sprint8.$E123]=&quot;&quot;;;MAX(0;[Sprint8.W123]-[Sprint8.M123]))" office:value-type="float" office:value="0" calcext:value-type="float">
            <text:p>0</text:p>
          </table:table-cell>
          <table:table-cell table:style-name="ce39" table:formula="of:=IF([Sprint8.$E123]=&quot;&quot;;;MAX(0;[Sprint8.X123]-[Sprint8.N123]))" office:value-type="float" office:value="0" calcext:value-type="float">
            <text:p>0</text:p>
          </table:table-cell>
          <table:table-cell table:style-name="ce39" table:formula="of:=IF([Sprint8.$E123]=&quot;&quot;;;MAX(0;[Sprint8.Y123]-[Sprint8.O123]))" office:value-type="float" office:value="0" calcext:value-type="float">
            <text:p>0</text:p>
          </table:table-cell>
          <table:table-cell table:style-name="ce39" table:formula="of:=IF([Sprint8.$E123]=&quot;&quot;;;MAX(0;[Sprint8.Z123]-[Sprint8.P12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24];[Sprint8.$D124];[Sprint8.$E124])">
            <text:p/>
          </table:table-cell>
          <table:table-cell table:style-name="ce9" table:formula="of:=IFERROR(VLOOKUP([Sprint8.$A124];[$Tasks.$A114:.$B11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24] =&quot;&quot;;;MAX([Sprint8.$F124]-[Sprint8.G124];0))" office:value-type="float" office:value="0" calcext:value-type="float">
            <text:p>0</text:p>
          </table:table-cell>
          <table:table-cell table:style-name="ce39" table:formula="of:=IF([Sprint8.$E124]=&quot;&quot;;;MAX(0;[Sprint8.R124]-[Sprint8.H124]))" office:value-type="float" office:value="0" calcext:value-type="float">
            <text:p>0</text:p>
          </table:table-cell>
          <table:table-cell table:style-name="ce39" table:formula="of:=IF([Sprint8.$E124]=&quot;&quot;;;MAX(0;[Sprint8.S124]-[Sprint8.I124]))" office:value-type="float" office:value="0" calcext:value-type="float">
            <text:p>0</text:p>
          </table:table-cell>
          <table:table-cell table:style-name="ce39" table:formula="of:=IF([Sprint8.$E124]=&quot;&quot;;;MAX(0;[Sprint8.T124]-[Sprint8.J124]))" office:value-type="float" office:value="0" calcext:value-type="float">
            <text:p>0</text:p>
          </table:table-cell>
          <table:table-cell table:style-name="ce39" table:formula="of:=IF([Sprint8.$E124]=&quot;&quot;;;MAX(0;[Sprint8.U124]-[Sprint8.K124]))" office:value-type="float" office:value="0" calcext:value-type="float">
            <text:p>0</text:p>
          </table:table-cell>
          <table:table-cell table:style-name="ce39" table:formula="of:=IF([Sprint8.$E124]=&quot;&quot;;;MAX(0;[Sprint8.V124]-[Sprint8.L124]))" office:value-type="float" office:value="0" calcext:value-type="float">
            <text:p>0</text:p>
          </table:table-cell>
          <table:table-cell table:style-name="ce39" table:formula="of:=IF([Sprint8.$E124]=&quot;&quot;;;MAX(0;[Sprint8.W124]-[Sprint8.M124]))" office:value-type="float" office:value="0" calcext:value-type="float">
            <text:p>0</text:p>
          </table:table-cell>
          <table:table-cell table:style-name="ce39" table:formula="of:=IF([Sprint8.$E124]=&quot;&quot;;;MAX(0;[Sprint8.X124]-[Sprint8.N124]))" office:value-type="float" office:value="0" calcext:value-type="float">
            <text:p>0</text:p>
          </table:table-cell>
          <table:table-cell table:style-name="ce39" table:formula="of:=IF([Sprint8.$E124]=&quot;&quot;;;MAX(0;[Sprint8.Y124]-[Sprint8.O124]))" office:value-type="float" office:value="0" calcext:value-type="float">
            <text:p>0</text:p>
          </table:table-cell>
          <table:table-cell table:style-name="ce39" table:formula="of:=IF([Sprint8.$E124]=&quot;&quot;;;MAX(0;[Sprint8.Z124]-[Sprint8.P12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25];[Sprint8.$D125];[Sprint8.$E125])">
            <text:p/>
          </table:table-cell>
          <table:table-cell table:style-name="ce9" table:formula="of:=IFERROR(VLOOKUP([Sprint8.$A125];[$Tasks.$A115:.$B11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25] =&quot;&quot;;;MAX([Sprint8.$F125]-[Sprint8.G125];0))" office:value-type="float" office:value="0" calcext:value-type="float">
            <text:p>0</text:p>
          </table:table-cell>
          <table:table-cell table:style-name="ce39" table:formula="of:=IF([Sprint8.$E125]=&quot;&quot;;;MAX(0;[Sprint8.R125]-[Sprint8.H125]))" office:value-type="float" office:value="0" calcext:value-type="float">
            <text:p>0</text:p>
          </table:table-cell>
          <table:table-cell table:style-name="ce39" table:formula="of:=IF([Sprint8.$E125]=&quot;&quot;;;MAX(0;[Sprint8.S125]-[Sprint8.I125]))" office:value-type="float" office:value="0" calcext:value-type="float">
            <text:p>0</text:p>
          </table:table-cell>
          <table:table-cell table:style-name="ce39" table:formula="of:=IF([Sprint8.$E125]=&quot;&quot;;;MAX(0;[Sprint8.T125]-[Sprint8.J125]))" office:value-type="float" office:value="0" calcext:value-type="float">
            <text:p>0</text:p>
          </table:table-cell>
          <table:table-cell table:style-name="ce39" table:formula="of:=IF([Sprint8.$E125]=&quot;&quot;;;MAX(0;[Sprint8.U125]-[Sprint8.K125]))" office:value-type="float" office:value="0" calcext:value-type="float">
            <text:p>0</text:p>
          </table:table-cell>
          <table:table-cell table:style-name="ce39" table:formula="of:=IF([Sprint8.$E125]=&quot;&quot;;;MAX(0;[Sprint8.V125]-[Sprint8.L125]))" office:value-type="float" office:value="0" calcext:value-type="float">
            <text:p>0</text:p>
          </table:table-cell>
          <table:table-cell table:style-name="ce39" table:formula="of:=IF([Sprint8.$E125]=&quot;&quot;;;MAX(0;[Sprint8.W125]-[Sprint8.M125]))" office:value-type="float" office:value="0" calcext:value-type="float">
            <text:p>0</text:p>
          </table:table-cell>
          <table:table-cell table:style-name="ce39" table:formula="of:=IF([Sprint8.$E125]=&quot;&quot;;;MAX(0;[Sprint8.X125]-[Sprint8.N125]))" office:value-type="float" office:value="0" calcext:value-type="float">
            <text:p>0</text:p>
          </table:table-cell>
          <table:table-cell table:style-name="ce39" table:formula="of:=IF([Sprint8.$E125]=&quot;&quot;;;MAX(0;[Sprint8.Y125]-[Sprint8.O125]))" office:value-type="float" office:value="0" calcext:value-type="float">
            <text:p>0</text:p>
          </table:table-cell>
          <table:table-cell table:style-name="ce39" table:formula="of:=IF([Sprint8.$E125]=&quot;&quot;;;MAX(0;[Sprint8.Z125]-[Sprint8.P12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26];[Sprint8.$D126];[Sprint8.$E126])">
            <text:p/>
          </table:table-cell>
          <table:table-cell table:style-name="ce9" table:formula="of:=IFERROR(VLOOKUP([Sprint8.$A126];[$Tasks.$A116:.$B12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26] =&quot;&quot;;;MAX([Sprint8.$F126]-[Sprint8.G126];0))" office:value-type="float" office:value="0" calcext:value-type="float">
            <text:p>0</text:p>
          </table:table-cell>
          <table:table-cell table:style-name="ce39" table:formula="of:=IF([Sprint8.$E126]=&quot;&quot;;;MAX(0;[Sprint8.R126]-[Sprint8.H126]))" office:value-type="float" office:value="0" calcext:value-type="float">
            <text:p>0</text:p>
          </table:table-cell>
          <table:table-cell table:style-name="ce39" table:formula="of:=IF([Sprint8.$E126]=&quot;&quot;;;MAX(0;[Sprint8.S126]-[Sprint8.I126]))" office:value-type="float" office:value="0" calcext:value-type="float">
            <text:p>0</text:p>
          </table:table-cell>
          <table:table-cell table:style-name="ce39" table:formula="of:=IF([Sprint8.$E126]=&quot;&quot;;;MAX(0;[Sprint8.T126]-[Sprint8.J126]))" office:value-type="float" office:value="0" calcext:value-type="float">
            <text:p>0</text:p>
          </table:table-cell>
          <table:table-cell table:style-name="ce39" table:formula="of:=IF([Sprint8.$E126]=&quot;&quot;;;MAX(0;[Sprint8.U126]-[Sprint8.K126]))" office:value-type="float" office:value="0" calcext:value-type="float">
            <text:p>0</text:p>
          </table:table-cell>
          <table:table-cell table:style-name="ce39" table:formula="of:=IF([Sprint8.$E126]=&quot;&quot;;;MAX(0;[Sprint8.V126]-[Sprint8.L126]))" office:value-type="float" office:value="0" calcext:value-type="float">
            <text:p>0</text:p>
          </table:table-cell>
          <table:table-cell table:style-name="ce39" table:formula="of:=IF([Sprint8.$E126]=&quot;&quot;;;MAX(0;[Sprint8.W126]-[Sprint8.M126]))" office:value-type="float" office:value="0" calcext:value-type="float">
            <text:p>0</text:p>
          </table:table-cell>
          <table:table-cell table:style-name="ce39" table:formula="of:=IF([Sprint8.$E126]=&quot;&quot;;;MAX(0;[Sprint8.X126]-[Sprint8.N126]))" office:value-type="float" office:value="0" calcext:value-type="float">
            <text:p>0</text:p>
          </table:table-cell>
          <table:table-cell table:style-name="ce39" table:formula="of:=IF([Sprint8.$E126]=&quot;&quot;;;MAX(0;[Sprint8.Y126]-[Sprint8.O126]))" office:value-type="float" office:value="0" calcext:value-type="float">
            <text:p>0</text:p>
          </table:table-cell>
          <table:table-cell table:style-name="ce39" table:formula="of:=IF([Sprint8.$E126]=&quot;&quot;;;MAX(0;[Sprint8.Z126]-[Sprint8.P12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27];[Sprint8.$D127];[Sprint8.$E127])">
            <text:p/>
          </table:table-cell>
          <table:table-cell table:style-name="ce9" table:formula="of:=IFERROR(VLOOKUP([Sprint8.$A127];[$Tasks.$A117:.$B12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27] =&quot;&quot;;;MAX([Sprint8.$F127]-[Sprint8.G127];0))" office:value-type="float" office:value="0" calcext:value-type="float">
            <text:p>0</text:p>
          </table:table-cell>
          <table:table-cell table:style-name="ce39" table:formula="of:=IF([Sprint8.$E127]=&quot;&quot;;;MAX(0;[Sprint8.R127]-[Sprint8.H127]))" office:value-type="float" office:value="0" calcext:value-type="float">
            <text:p>0</text:p>
          </table:table-cell>
          <table:table-cell table:style-name="ce39" table:formula="of:=IF([Sprint8.$E127]=&quot;&quot;;;MAX(0;[Sprint8.S127]-[Sprint8.I127]))" office:value-type="float" office:value="0" calcext:value-type="float">
            <text:p>0</text:p>
          </table:table-cell>
          <table:table-cell table:style-name="ce39" table:formula="of:=IF([Sprint8.$E127]=&quot;&quot;;;MAX(0;[Sprint8.T127]-[Sprint8.J127]))" office:value-type="float" office:value="0" calcext:value-type="float">
            <text:p>0</text:p>
          </table:table-cell>
          <table:table-cell table:style-name="ce39" table:formula="of:=IF([Sprint8.$E127]=&quot;&quot;;;MAX(0;[Sprint8.U127]-[Sprint8.K127]))" office:value-type="float" office:value="0" calcext:value-type="float">
            <text:p>0</text:p>
          </table:table-cell>
          <table:table-cell table:style-name="ce39" table:formula="of:=IF([Sprint8.$E127]=&quot;&quot;;;MAX(0;[Sprint8.V127]-[Sprint8.L127]))" office:value-type="float" office:value="0" calcext:value-type="float">
            <text:p>0</text:p>
          </table:table-cell>
          <table:table-cell table:style-name="ce39" table:formula="of:=IF([Sprint8.$E127]=&quot;&quot;;;MAX(0;[Sprint8.W127]-[Sprint8.M127]))" office:value-type="float" office:value="0" calcext:value-type="float">
            <text:p>0</text:p>
          </table:table-cell>
          <table:table-cell table:style-name="ce39" table:formula="of:=IF([Sprint8.$E127]=&quot;&quot;;;MAX(0;[Sprint8.X127]-[Sprint8.N127]))" office:value-type="float" office:value="0" calcext:value-type="float">
            <text:p>0</text:p>
          </table:table-cell>
          <table:table-cell table:style-name="ce39" table:formula="of:=IF([Sprint8.$E127]=&quot;&quot;;;MAX(0;[Sprint8.Y127]-[Sprint8.O127]))" office:value-type="float" office:value="0" calcext:value-type="float">
            <text:p>0</text:p>
          </table:table-cell>
          <table:table-cell table:style-name="ce39" table:formula="of:=IF([Sprint8.$E127]=&quot;&quot;;;MAX(0;[Sprint8.Z127]-[Sprint8.P12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28];[Sprint8.$D128];[Sprint8.$E128])">
            <text:p/>
          </table:table-cell>
          <table:table-cell table:style-name="ce9" table:formula="of:=IFERROR(VLOOKUP([Sprint8.$A128];[$Tasks.$A118:.$B12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28] =&quot;&quot;;;MAX([Sprint8.$F128]-[Sprint8.G128];0))" office:value-type="float" office:value="0" calcext:value-type="float">
            <text:p>0</text:p>
          </table:table-cell>
          <table:table-cell table:style-name="ce39" table:formula="of:=IF([Sprint8.$E128]=&quot;&quot;;;MAX(0;[Sprint8.R128]-[Sprint8.H128]))" office:value-type="float" office:value="0" calcext:value-type="float">
            <text:p>0</text:p>
          </table:table-cell>
          <table:table-cell table:style-name="ce39" table:formula="of:=IF([Sprint8.$E128]=&quot;&quot;;;MAX(0;[Sprint8.S128]-[Sprint8.I128]))" office:value-type="float" office:value="0" calcext:value-type="float">
            <text:p>0</text:p>
          </table:table-cell>
          <table:table-cell table:style-name="ce39" table:formula="of:=IF([Sprint8.$E128]=&quot;&quot;;;MAX(0;[Sprint8.T128]-[Sprint8.J128]))" office:value-type="float" office:value="0" calcext:value-type="float">
            <text:p>0</text:p>
          </table:table-cell>
          <table:table-cell table:style-name="ce39" table:formula="of:=IF([Sprint8.$E128]=&quot;&quot;;;MAX(0;[Sprint8.U128]-[Sprint8.K128]))" office:value-type="float" office:value="0" calcext:value-type="float">
            <text:p>0</text:p>
          </table:table-cell>
          <table:table-cell table:style-name="ce39" table:formula="of:=IF([Sprint8.$E128]=&quot;&quot;;;MAX(0;[Sprint8.V128]-[Sprint8.L128]))" office:value-type="float" office:value="0" calcext:value-type="float">
            <text:p>0</text:p>
          </table:table-cell>
          <table:table-cell table:style-name="ce39" table:formula="of:=IF([Sprint8.$E128]=&quot;&quot;;;MAX(0;[Sprint8.W128]-[Sprint8.M128]))" office:value-type="float" office:value="0" calcext:value-type="float">
            <text:p>0</text:p>
          </table:table-cell>
          <table:table-cell table:style-name="ce39" table:formula="of:=IF([Sprint8.$E128]=&quot;&quot;;;MAX(0;[Sprint8.X128]-[Sprint8.N128]))" office:value-type="float" office:value="0" calcext:value-type="float">
            <text:p>0</text:p>
          </table:table-cell>
          <table:table-cell table:style-name="ce39" table:formula="of:=IF([Sprint8.$E128]=&quot;&quot;;;MAX(0;[Sprint8.Y128]-[Sprint8.O128]))" office:value-type="float" office:value="0" calcext:value-type="float">
            <text:p>0</text:p>
          </table:table-cell>
          <table:table-cell table:style-name="ce39" table:formula="of:=IF([Sprint8.$E128]=&quot;&quot;;;MAX(0;[Sprint8.Z128]-[Sprint8.P12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29];[Sprint8.$D129];[Sprint8.$E129])">
            <text:p/>
          </table:table-cell>
          <table:table-cell table:style-name="ce9" table:formula="of:=IFERROR(VLOOKUP([Sprint8.$A129];[$Tasks.$A119:.$B12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29] =&quot;&quot;;;MAX([Sprint8.$F129]-[Sprint8.G129];0))" office:value-type="float" office:value="0" calcext:value-type="float">
            <text:p>0</text:p>
          </table:table-cell>
          <table:table-cell table:style-name="ce39" table:formula="of:=IF([Sprint8.$E129]=&quot;&quot;;;MAX(0;[Sprint8.R129]-[Sprint8.H129]))" office:value-type="float" office:value="0" calcext:value-type="float">
            <text:p>0</text:p>
          </table:table-cell>
          <table:table-cell table:style-name="ce39" table:formula="of:=IF([Sprint8.$E129]=&quot;&quot;;;MAX(0;[Sprint8.S129]-[Sprint8.I129]))" office:value-type="float" office:value="0" calcext:value-type="float">
            <text:p>0</text:p>
          </table:table-cell>
          <table:table-cell table:style-name="ce39" table:formula="of:=IF([Sprint8.$E129]=&quot;&quot;;;MAX(0;[Sprint8.T129]-[Sprint8.J129]))" office:value-type="float" office:value="0" calcext:value-type="float">
            <text:p>0</text:p>
          </table:table-cell>
          <table:table-cell table:style-name="ce39" table:formula="of:=IF([Sprint8.$E129]=&quot;&quot;;;MAX(0;[Sprint8.U129]-[Sprint8.K129]))" office:value-type="float" office:value="0" calcext:value-type="float">
            <text:p>0</text:p>
          </table:table-cell>
          <table:table-cell table:style-name="ce39" table:formula="of:=IF([Sprint8.$E129]=&quot;&quot;;;MAX(0;[Sprint8.V129]-[Sprint8.L129]))" office:value-type="float" office:value="0" calcext:value-type="float">
            <text:p>0</text:p>
          </table:table-cell>
          <table:table-cell table:style-name="ce39" table:formula="of:=IF([Sprint8.$E129]=&quot;&quot;;;MAX(0;[Sprint8.W129]-[Sprint8.M129]))" office:value-type="float" office:value="0" calcext:value-type="float">
            <text:p>0</text:p>
          </table:table-cell>
          <table:table-cell table:style-name="ce39" table:formula="of:=IF([Sprint8.$E129]=&quot;&quot;;;MAX(0;[Sprint8.X129]-[Sprint8.N129]))" office:value-type="float" office:value="0" calcext:value-type="float">
            <text:p>0</text:p>
          </table:table-cell>
          <table:table-cell table:style-name="ce39" table:formula="of:=IF([Sprint8.$E129]=&quot;&quot;;;MAX(0;[Sprint8.Y129]-[Sprint8.O129]))" office:value-type="float" office:value="0" calcext:value-type="float">
            <text:p>0</text:p>
          </table:table-cell>
          <table:table-cell table:style-name="ce39" table:formula="of:=IF([Sprint8.$E129]=&quot;&quot;;;MAX(0;[Sprint8.Z129]-[Sprint8.P12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30];[Sprint8.$D130];[Sprint8.$E130])">
            <text:p/>
          </table:table-cell>
          <table:table-cell table:style-name="ce9" table:formula="of:=IFERROR(VLOOKUP([Sprint8.$A130];[$Tasks.$A120:.$B12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30] =&quot;&quot;;;MAX([Sprint8.$F130]-[Sprint8.G130];0))" office:value-type="float" office:value="0" calcext:value-type="float">
            <text:p>0</text:p>
          </table:table-cell>
          <table:table-cell table:style-name="ce39" table:formula="of:=IF([Sprint8.$E130]=&quot;&quot;;;MAX(0;[Sprint8.R130]-[Sprint8.H130]))" office:value-type="float" office:value="0" calcext:value-type="float">
            <text:p>0</text:p>
          </table:table-cell>
          <table:table-cell table:style-name="ce39" table:formula="of:=IF([Sprint8.$E130]=&quot;&quot;;;MAX(0;[Sprint8.S130]-[Sprint8.I130]))" office:value-type="float" office:value="0" calcext:value-type="float">
            <text:p>0</text:p>
          </table:table-cell>
          <table:table-cell table:style-name="ce39" table:formula="of:=IF([Sprint8.$E130]=&quot;&quot;;;MAX(0;[Sprint8.T130]-[Sprint8.J130]))" office:value-type="float" office:value="0" calcext:value-type="float">
            <text:p>0</text:p>
          </table:table-cell>
          <table:table-cell table:style-name="ce39" table:formula="of:=IF([Sprint8.$E130]=&quot;&quot;;;MAX(0;[Sprint8.U130]-[Sprint8.K130]))" office:value-type="float" office:value="0" calcext:value-type="float">
            <text:p>0</text:p>
          </table:table-cell>
          <table:table-cell table:style-name="ce39" table:formula="of:=IF([Sprint8.$E130]=&quot;&quot;;;MAX(0;[Sprint8.V130]-[Sprint8.L130]))" office:value-type="float" office:value="0" calcext:value-type="float">
            <text:p>0</text:p>
          </table:table-cell>
          <table:table-cell table:style-name="ce39" table:formula="of:=IF([Sprint8.$E130]=&quot;&quot;;;MAX(0;[Sprint8.W130]-[Sprint8.M130]))" office:value-type="float" office:value="0" calcext:value-type="float">
            <text:p>0</text:p>
          </table:table-cell>
          <table:table-cell table:style-name="ce39" table:formula="of:=IF([Sprint8.$E130]=&quot;&quot;;;MAX(0;[Sprint8.X130]-[Sprint8.N130]))" office:value-type="float" office:value="0" calcext:value-type="float">
            <text:p>0</text:p>
          </table:table-cell>
          <table:table-cell table:style-name="ce39" table:formula="of:=IF([Sprint8.$E130]=&quot;&quot;;;MAX(0;[Sprint8.Y130]-[Sprint8.O130]))" office:value-type="float" office:value="0" calcext:value-type="float">
            <text:p>0</text:p>
          </table:table-cell>
          <table:table-cell table:style-name="ce39" table:formula="of:=IF([Sprint8.$E130]=&quot;&quot;;;MAX(0;[Sprint8.Z130]-[Sprint8.P13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31];[Sprint8.$D131];[Sprint8.$E131])">
            <text:p/>
          </table:table-cell>
          <table:table-cell table:style-name="ce9" table:formula="of:=IFERROR(VLOOKUP([Sprint8.$A131];[$Tasks.$A121:.$B12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31] =&quot;&quot;;;MAX([Sprint8.$F131]-[Sprint8.G131];0))" office:value-type="float" office:value="0" calcext:value-type="float">
            <text:p>0</text:p>
          </table:table-cell>
          <table:table-cell table:style-name="ce39" table:formula="of:=IF([Sprint8.$E131]=&quot;&quot;;;MAX(0;[Sprint8.R131]-[Sprint8.H131]))" office:value-type="float" office:value="0" calcext:value-type="float">
            <text:p>0</text:p>
          </table:table-cell>
          <table:table-cell table:style-name="ce39" table:formula="of:=IF([Sprint8.$E131]=&quot;&quot;;;MAX(0;[Sprint8.S131]-[Sprint8.I131]))" office:value-type="float" office:value="0" calcext:value-type="float">
            <text:p>0</text:p>
          </table:table-cell>
          <table:table-cell table:style-name="ce39" table:formula="of:=IF([Sprint8.$E131]=&quot;&quot;;;MAX(0;[Sprint8.T131]-[Sprint8.J131]))" office:value-type="float" office:value="0" calcext:value-type="float">
            <text:p>0</text:p>
          </table:table-cell>
          <table:table-cell table:style-name="ce39" table:formula="of:=IF([Sprint8.$E131]=&quot;&quot;;;MAX(0;[Sprint8.U131]-[Sprint8.K131]))" office:value-type="float" office:value="0" calcext:value-type="float">
            <text:p>0</text:p>
          </table:table-cell>
          <table:table-cell table:style-name="ce39" table:formula="of:=IF([Sprint8.$E131]=&quot;&quot;;;MAX(0;[Sprint8.V131]-[Sprint8.L131]))" office:value-type="float" office:value="0" calcext:value-type="float">
            <text:p>0</text:p>
          </table:table-cell>
          <table:table-cell table:style-name="ce39" table:formula="of:=IF([Sprint8.$E131]=&quot;&quot;;;MAX(0;[Sprint8.W131]-[Sprint8.M131]))" office:value-type="float" office:value="0" calcext:value-type="float">
            <text:p>0</text:p>
          </table:table-cell>
          <table:table-cell table:style-name="ce39" table:formula="of:=IF([Sprint8.$E131]=&quot;&quot;;;MAX(0;[Sprint8.X131]-[Sprint8.N131]))" office:value-type="float" office:value="0" calcext:value-type="float">
            <text:p>0</text:p>
          </table:table-cell>
          <table:table-cell table:style-name="ce39" table:formula="of:=IF([Sprint8.$E131]=&quot;&quot;;;MAX(0;[Sprint8.Y131]-[Sprint8.O131]))" office:value-type="float" office:value="0" calcext:value-type="float">
            <text:p>0</text:p>
          </table:table-cell>
          <table:table-cell table:style-name="ce39" table:formula="of:=IF([Sprint8.$E131]=&quot;&quot;;;MAX(0;[Sprint8.Z131]-[Sprint8.P13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32];[Sprint8.$D132];[Sprint8.$E132])">
            <text:p/>
          </table:table-cell>
          <table:table-cell table:style-name="ce9" table:formula="of:=IFERROR(VLOOKUP([Sprint8.$A132];[$Tasks.$A122:.$B12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32] =&quot;&quot;;;MAX([Sprint8.$F132]-[Sprint8.G132];0))" office:value-type="float" office:value="0" calcext:value-type="float">
            <text:p>0</text:p>
          </table:table-cell>
          <table:table-cell table:style-name="ce39" table:formula="of:=IF([Sprint8.$E132]=&quot;&quot;;;MAX(0;[Sprint8.R132]-[Sprint8.H132]))" office:value-type="float" office:value="0" calcext:value-type="float">
            <text:p>0</text:p>
          </table:table-cell>
          <table:table-cell table:style-name="ce39" table:formula="of:=IF([Sprint8.$E132]=&quot;&quot;;;MAX(0;[Sprint8.S132]-[Sprint8.I132]))" office:value-type="float" office:value="0" calcext:value-type="float">
            <text:p>0</text:p>
          </table:table-cell>
          <table:table-cell table:style-name="ce39" table:formula="of:=IF([Sprint8.$E132]=&quot;&quot;;;MAX(0;[Sprint8.T132]-[Sprint8.J132]))" office:value-type="float" office:value="0" calcext:value-type="float">
            <text:p>0</text:p>
          </table:table-cell>
          <table:table-cell table:style-name="ce39" table:formula="of:=IF([Sprint8.$E132]=&quot;&quot;;;MAX(0;[Sprint8.U132]-[Sprint8.K132]))" office:value-type="float" office:value="0" calcext:value-type="float">
            <text:p>0</text:p>
          </table:table-cell>
          <table:table-cell table:style-name="ce39" table:formula="of:=IF([Sprint8.$E132]=&quot;&quot;;;MAX(0;[Sprint8.V132]-[Sprint8.L132]))" office:value-type="float" office:value="0" calcext:value-type="float">
            <text:p>0</text:p>
          </table:table-cell>
          <table:table-cell table:style-name="ce39" table:formula="of:=IF([Sprint8.$E132]=&quot;&quot;;;MAX(0;[Sprint8.W132]-[Sprint8.M132]))" office:value-type="float" office:value="0" calcext:value-type="float">
            <text:p>0</text:p>
          </table:table-cell>
          <table:table-cell table:style-name="ce39" table:formula="of:=IF([Sprint8.$E132]=&quot;&quot;;;MAX(0;[Sprint8.X132]-[Sprint8.N132]))" office:value-type="float" office:value="0" calcext:value-type="float">
            <text:p>0</text:p>
          </table:table-cell>
          <table:table-cell table:style-name="ce39" table:formula="of:=IF([Sprint8.$E132]=&quot;&quot;;;MAX(0;[Sprint8.Y132]-[Sprint8.O132]))" office:value-type="float" office:value="0" calcext:value-type="float">
            <text:p>0</text:p>
          </table:table-cell>
          <table:table-cell table:style-name="ce39" table:formula="of:=IF([Sprint8.$E132]=&quot;&quot;;;MAX(0;[Sprint8.Z132]-[Sprint8.P13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33];[Sprint8.$D133];[Sprint8.$E133])">
            <text:p/>
          </table:table-cell>
          <table:table-cell table:style-name="ce9" table:formula="of:=IFERROR(VLOOKUP([Sprint8.$A133];[$Tasks.$A123:.$B12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33] =&quot;&quot;;;MAX([Sprint8.$F133]-[Sprint8.G133];0))" office:value-type="float" office:value="0" calcext:value-type="float">
            <text:p>0</text:p>
          </table:table-cell>
          <table:table-cell table:style-name="ce39" table:formula="of:=IF([Sprint8.$E133]=&quot;&quot;;;MAX(0;[Sprint8.R133]-[Sprint8.H133]))" office:value-type="float" office:value="0" calcext:value-type="float">
            <text:p>0</text:p>
          </table:table-cell>
          <table:table-cell table:style-name="ce39" table:formula="of:=IF([Sprint8.$E133]=&quot;&quot;;;MAX(0;[Sprint8.S133]-[Sprint8.I133]))" office:value-type="float" office:value="0" calcext:value-type="float">
            <text:p>0</text:p>
          </table:table-cell>
          <table:table-cell table:style-name="ce39" table:formula="of:=IF([Sprint8.$E133]=&quot;&quot;;;MAX(0;[Sprint8.T133]-[Sprint8.J133]))" office:value-type="float" office:value="0" calcext:value-type="float">
            <text:p>0</text:p>
          </table:table-cell>
          <table:table-cell table:style-name="ce39" table:formula="of:=IF([Sprint8.$E133]=&quot;&quot;;;MAX(0;[Sprint8.U133]-[Sprint8.K133]))" office:value-type="float" office:value="0" calcext:value-type="float">
            <text:p>0</text:p>
          </table:table-cell>
          <table:table-cell table:style-name="ce39" table:formula="of:=IF([Sprint8.$E133]=&quot;&quot;;;MAX(0;[Sprint8.V133]-[Sprint8.L133]))" office:value-type="float" office:value="0" calcext:value-type="float">
            <text:p>0</text:p>
          </table:table-cell>
          <table:table-cell table:style-name="ce39" table:formula="of:=IF([Sprint8.$E133]=&quot;&quot;;;MAX(0;[Sprint8.W133]-[Sprint8.M133]))" office:value-type="float" office:value="0" calcext:value-type="float">
            <text:p>0</text:p>
          </table:table-cell>
          <table:table-cell table:style-name="ce39" table:formula="of:=IF([Sprint8.$E133]=&quot;&quot;;;MAX(0;[Sprint8.X133]-[Sprint8.N133]))" office:value-type="float" office:value="0" calcext:value-type="float">
            <text:p>0</text:p>
          </table:table-cell>
          <table:table-cell table:style-name="ce39" table:formula="of:=IF([Sprint8.$E133]=&quot;&quot;;;MAX(0;[Sprint8.Y133]-[Sprint8.O133]))" office:value-type="float" office:value="0" calcext:value-type="float">
            <text:p>0</text:p>
          </table:table-cell>
          <table:table-cell table:style-name="ce39" table:formula="of:=IF([Sprint8.$E133]=&quot;&quot;;;MAX(0;[Sprint8.Z133]-[Sprint8.P13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34];[Sprint8.$D134];[Sprint8.$E134])">
            <text:p/>
          </table:table-cell>
          <table:table-cell table:style-name="ce9" table:formula="of:=IFERROR(VLOOKUP([Sprint8.$A134];[$Tasks.$A124:.$B12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34] =&quot;&quot;;;MAX([Sprint8.$F134]-[Sprint8.G134];0))" office:value-type="float" office:value="0" calcext:value-type="float">
            <text:p>0</text:p>
          </table:table-cell>
          <table:table-cell table:style-name="ce39" table:formula="of:=IF([Sprint8.$E134]=&quot;&quot;;;MAX(0;[Sprint8.R134]-[Sprint8.H134]))" office:value-type="float" office:value="0" calcext:value-type="float">
            <text:p>0</text:p>
          </table:table-cell>
          <table:table-cell table:style-name="ce39" table:formula="of:=IF([Sprint8.$E134]=&quot;&quot;;;MAX(0;[Sprint8.S134]-[Sprint8.I134]))" office:value-type="float" office:value="0" calcext:value-type="float">
            <text:p>0</text:p>
          </table:table-cell>
          <table:table-cell table:style-name="ce39" table:formula="of:=IF([Sprint8.$E134]=&quot;&quot;;;MAX(0;[Sprint8.T134]-[Sprint8.J134]))" office:value-type="float" office:value="0" calcext:value-type="float">
            <text:p>0</text:p>
          </table:table-cell>
          <table:table-cell table:style-name="ce39" table:formula="of:=IF([Sprint8.$E134]=&quot;&quot;;;MAX(0;[Sprint8.U134]-[Sprint8.K134]))" office:value-type="float" office:value="0" calcext:value-type="float">
            <text:p>0</text:p>
          </table:table-cell>
          <table:table-cell table:style-name="ce39" table:formula="of:=IF([Sprint8.$E134]=&quot;&quot;;;MAX(0;[Sprint8.V134]-[Sprint8.L134]))" office:value-type="float" office:value="0" calcext:value-type="float">
            <text:p>0</text:p>
          </table:table-cell>
          <table:table-cell table:style-name="ce39" table:formula="of:=IF([Sprint8.$E134]=&quot;&quot;;;MAX(0;[Sprint8.W134]-[Sprint8.M134]))" office:value-type="float" office:value="0" calcext:value-type="float">
            <text:p>0</text:p>
          </table:table-cell>
          <table:table-cell table:style-name="ce39" table:formula="of:=IF([Sprint8.$E134]=&quot;&quot;;;MAX(0;[Sprint8.X134]-[Sprint8.N134]))" office:value-type="float" office:value="0" calcext:value-type="float">
            <text:p>0</text:p>
          </table:table-cell>
          <table:table-cell table:style-name="ce39" table:formula="of:=IF([Sprint8.$E134]=&quot;&quot;;;MAX(0;[Sprint8.Y134]-[Sprint8.O134]))" office:value-type="float" office:value="0" calcext:value-type="float">
            <text:p>0</text:p>
          </table:table-cell>
          <table:table-cell table:style-name="ce39" table:formula="of:=IF([Sprint8.$E134]=&quot;&quot;;;MAX(0;[Sprint8.Z134]-[Sprint8.P13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35];[Sprint8.$D135];[Sprint8.$E135])">
            <text:p/>
          </table:table-cell>
          <table:table-cell table:style-name="ce9" table:formula="of:=IFERROR(VLOOKUP([Sprint8.$A135];[$Tasks.$A125:.$B12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35] =&quot;&quot;;;MAX([Sprint8.$F135]-[Sprint8.G135];0))" office:value-type="float" office:value="0" calcext:value-type="float">
            <text:p>0</text:p>
          </table:table-cell>
          <table:table-cell table:style-name="ce39" table:formula="of:=IF([Sprint8.$E135]=&quot;&quot;;;MAX(0;[Sprint8.R135]-[Sprint8.H135]))" office:value-type="float" office:value="0" calcext:value-type="float">
            <text:p>0</text:p>
          </table:table-cell>
          <table:table-cell table:style-name="ce39" table:formula="of:=IF([Sprint8.$E135]=&quot;&quot;;;MAX(0;[Sprint8.S135]-[Sprint8.I135]))" office:value-type="float" office:value="0" calcext:value-type="float">
            <text:p>0</text:p>
          </table:table-cell>
          <table:table-cell table:style-name="ce39" table:formula="of:=IF([Sprint8.$E135]=&quot;&quot;;;MAX(0;[Sprint8.T135]-[Sprint8.J135]))" office:value-type="float" office:value="0" calcext:value-type="float">
            <text:p>0</text:p>
          </table:table-cell>
          <table:table-cell table:style-name="ce39" table:formula="of:=IF([Sprint8.$E135]=&quot;&quot;;;MAX(0;[Sprint8.U135]-[Sprint8.K135]))" office:value-type="float" office:value="0" calcext:value-type="float">
            <text:p>0</text:p>
          </table:table-cell>
          <table:table-cell table:style-name="ce39" table:formula="of:=IF([Sprint8.$E135]=&quot;&quot;;;MAX(0;[Sprint8.V135]-[Sprint8.L135]))" office:value-type="float" office:value="0" calcext:value-type="float">
            <text:p>0</text:p>
          </table:table-cell>
          <table:table-cell table:style-name="ce39" table:formula="of:=IF([Sprint8.$E135]=&quot;&quot;;;MAX(0;[Sprint8.W135]-[Sprint8.M135]))" office:value-type="float" office:value="0" calcext:value-type="float">
            <text:p>0</text:p>
          </table:table-cell>
          <table:table-cell table:style-name="ce39" table:formula="of:=IF([Sprint8.$E135]=&quot;&quot;;;MAX(0;[Sprint8.X135]-[Sprint8.N135]))" office:value-type="float" office:value="0" calcext:value-type="float">
            <text:p>0</text:p>
          </table:table-cell>
          <table:table-cell table:style-name="ce39" table:formula="of:=IF([Sprint8.$E135]=&quot;&quot;;;MAX(0;[Sprint8.Y135]-[Sprint8.O135]))" office:value-type="float" office:value="0" calcext:value-type="float">
            <text:p>0</text:p>
          </table:table-cell>
          <table:table-cell table:style-name="ce39" table:formula="of:=IF([Sprint8.$E135]=&quot;&quot;;;MAX(0;[Sprint8.Z135]-[Sprint8.P13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36];[Sprint8.$D136];[Sprint8.$E136])">
            <text:p/>
          </table:table-cell>
          <table:table-cell table:style-name="ce9" table:formula="of:=IFERROR(VLOOKUP([Sprint8.$A136];[$Tasks.$A126:.$B13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36] =&quot;&quot;;;MAX([Sprint8.$F136]-[Sprint8.G136];0))" office:value-type="float" office:value="0" calcext:value-type="float">
            <text:p>0</text:p>
          </table:table-cell>
          <table:table-cell table:style-name="ce39" table:formula="of:=IF([Sprint8.$E136]=&quot;&quot;;;MAX(0;[Sprint8.R136]-[Sprint8.H136]))" office:value-type="float" office:value="0" calcext:value-type="float">
            <text:p>0</text:p>
          </table:table-cell>
          <table:table-cell table:style-name="ce39" table:formula="of:=IF([Sprint8.$E136]=&quot;&quot;;;MAX(0;[Sprint8.S136]-[Sprint8.I136]))" office:value-type="float" office:value="0" calcext:value-type="float">
            <text:p>0</text:p>
          </table:table-cell>
          <table:table-cell table:style-name="ce39" table:formula="of:=IF([Sprint8.$E136]=&quot;&quot;;;MAX(0;[Sprint8.T136]-[Sprint8.J136]))" office:value-type="float" office:value="0" calcext:value-type="float">
            <text:p>0</text:p>
          </table:table-cell>
          <table:table-cell table:style-name="ce39" table:formula="of:=IF([Sprint8.$E136]=&quot;&quot;;;MAX(0;[Sprint8.U136]-[Sprint8.K136]))" office:value-type="float" office:value="0" calcext:value-type="float">
            <text:p>0</text:p>
          </table:table-cell>
          <table:table-cell table:style-name="ce39" table:formula="of:=IF([Sprint8.$E136]=&quot;&quot;;;MAX(0;[Sprint8.V136]-[Sprint8.L136]))" office:value-type="float" office:value="0" calcext:value-type="float">
            <text:p>0</text:p>
          </table:table-cell>
          <table:table-cell table:style-name="ce39" table:formula="of:=IF([Sprint8.$E136]=&quot;&quot;;;MAX(0;[Sprint8.W136]-[Sprint8.M136]))" office:value-type="float" office:value="0" calcext:value-type="float">
            <text:p>0</text:p>
          </table:table-cell>
          <table:table-cell table:style-name="ce39" table:formula="of:=IF([Sprint8.$E136]=&quot;&quot;;;MAX(0;[Sprint8.X136]-[Sprint8.N136]))" office:value-type="float" office:value="0" calcext:value-type="float">
            <text:p>0</text:p>
          </table:table-cell>
          <table:table-cell table:style-name="ce39" table:formula="of:=IF([Sprint8.$E136]=&quot;&quot;;;MAX(0;[Sprint8.Y136]-[Sprint8.O136]))" office:value-type="float" office:value="0" calcext:value-type="float">
            <text:p>0</text:p>
          </table:table-cell>
          <table:table-cell table:style-name="ce39" table:formula="of:=IF([Sprint8.$E136]=&quot;&quot;;;MAX(0;[Sprint8.Z136]-[Sprint8.P13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37];[Sprint8.$D137];[Sprint8.$E137])">
            <text:p/>
          </table:table-cell>
          <table:table-cell table:style-name="ce9" table:formula="of:=IFERROR(VLOOKUP([Sprint8.$A137];[$Tasks.$A127:.$B13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37] =&quot;&quot;;;MAX([Sprint8.$F137]-[Sprint8.G137];0))" office:value-type="float" office:value="0" calcext:value-type="float">
            <text:p>0</text:p>
          </table:table-cell>
          <table:table-cell table:style-name="ce39" table:formula="of:=IF([Sprint8.$E137]=&quot;&quot;;;MAX(0;[Sprint8.R137]-[Sprint8.H137]))" office:value-type="float" office:value="0" calcext:value-type="float">
            <text:p>0</text:p>
          </table:table-cell>
          <table:table-cell table:style-name="ce39" table:formula="of:=IF([Sprint8.$E137]=&quot;&quot;;;MAX(0;[Sprint8.S137]-[Sprint8.I137]))" office:value-type="float" office:value="0" calcext:value-type="float">
            <text:p>0</text:p>
          </table:table-cell>
          <table:table-cell table:style-name="ce39" table:formula="of:=IF([Sprint8.$E137]=&quot;&quot;;;MAX(0;[Sprint8.T137]-[Sprint8.J137]))" office:value-type="float" office:value="0" calcext:value-type="float">
            <text:p>0</text:p>
          </table:table-cell>
          <table:table-cell table:style-name="ce39" table:formula="of:=IF([Sprint8.$E137]=&quot;&quot;;;MAX(0;[Sprint8.U137]-[Sprint8.K137]))" office:value-type="float" office:value="0" calcext:value-type="float">
            <text:p>0</text:p>
          </table:table-cell>
          <table:table-cell table:style-name="ce39" table:formula="of:=IF([Sprint8.$E137]=&quot;&quot;;;MAX(0;[Sprint8.V137]-[Sprint8.L137]))" office:value-type="float" office:value="0" calcext:value-type="float">
            <text:p>0</text:p>
          </table:table-cell>
          <table:table-cell table:style-name="ce39" table:formula="of:=IF([Sprint8.$E137]=&quot;&quot;;;MAX(0;[Sprint8.W137]-[Sprint8.M137]))" office:value-type="float" office:value="0" calcext:value-type="float">
            <text:p>0</text:p>
          </table:table-cell>
          <table:table-cell table:style-name="ce39" table:formula="of:=IF([Sprint8.$E137]=&quot;&quot;;;MAX(0;[Sprint8.X137]-[Sprint8.N137]))" office:value-type="float" office:value="0" calcext:value-type="float">
            <text:p>0</text:p>
          </table:table-cell>
          <table:table-cell table:style-name="ce39" table:formula="of:=IF([Sprint8.$E137]=&quot;&quot;;;MAX(0;[Sprint8.Y137]-[Sprint8.O137]))" office:value-type="float" office:value="0" calcext:value-type="float">
            <text:p>0</text:p>
          </table:table-cell>
          <table:table-cell table:style-name="ce39" table:formula="of:=IF([Sprint8.$E137]=&quot;&quot;;;MAX(0;[Sprint8.Z137]-[Sprint8.P13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38];[Sprint8.$D138];[Sprint8.$E138])">
            <text:p/>
          </table:table-cell>
          <table:table-cell table:style-name="ce9" table:formula="of:=IFERROR(VLOOKUP([Sprint8.$A138];[$Tasks.$A128:.$B13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38] =&quot;&quot;;;MAX([Sprint8.$F138]-[Sprint8.G138];0))" office:value-type="float" office:value="0" calcext:value-type="float">
            <text:p>0</text:p>
          </table:table-cell>
          <table:table-cell table:style-name="ce39" table:formula="of:=IF([Sprint8.$E138]=&quot;&quot;;;MAX(0;[Sprint8.R138]-[Sprint8.H138]))" office:value-type="float" office:value="0" calcext:value-type="float">
            <text:p>0</text:p>
          </table:table-cell>
          <table:table-cell table:style-name="ce39" table:formula="of:=IF([Sprint8.$E138]=&quot;&quot;;;MAX(0;[Sprint8.S138]-[Sprint8.I138]))" office:value-type="float" office:value="0" calcext:value-type="float">
            <text:p>0</text:p>
          </table:table-cell>
          <table:table-cell table:style-name="ce39" table:formula="of:=IF([Sprint8.$E138]=&quot;&quot;;;MAX(0;[Sprint8.T138]-[Sprint8.J138]))" office:value-type="float" office:value="0" calcext:value-type="float">
            <text:p>0</text:p>
          </table:table-cell>
          <table:table-cell table:style-name="ce39" table:formula="of:=IF([Sprint8.$E138]=&quot;&quot;;;MAX(0;[Sprint8.U138]-[Sprint8.K138]))" office:value-type="float" office:value="0" calcext:value-type="float">
            <text:p>0</text:p>
          </table:table-cell>
          <table:table-cell table:style-name="ce39" table:formula="of:=IF([Sprint8.$E138]=&quot;&quot;;;MAX(0;[Sprint8.V138]-[Sprint8.L138]))" office:value-type="float" office:value="0" calcext:value-type="float">
            <text:p>0</text:p>
          </table:table-cell>
          <table:table-cell table:style-name="ce39" table:formula="of:=IF([Sprint8.$E138]=&quot;&quot;;;MAX(0;[Sprint8.W138]-[Sprint8.M138]))" office:value-type="float" office:value="0" calcext:value-type="float">
            <text:p>0</text:p>
          </table:table-cell>
          <table:table-cell table:style-name="ce39" table:formula="of:=IF([Sprint8.$E138]=&quot;&quot;;;MAX(0;[Sprint8.X138]-[Sprint8.N138]))" office:value-type="float" office:value="0" calcext:value-type="float">
            <text:p>0</text:p>
          </table:table-cell>
          <table:table-cell table:style-name="ce39" table:formula="of:=IF([Sprint8.$E138]=&quot;&quot;;;MAX(0;[Sprint8.Y138]-[Sprint8.O138]))" office:value-type="float" office:value="0" calcext:value-type="float">
            <text:p>0</text:p>
          </table:table-cell>
          <table:table-cell table:style-name="ce39" table:formula="of:=IF([Sprint8.$E138]=&quot;&quot;;;MAX(0;[Sprint8.Z138]-[Sprint8.P13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39];[Sprint8.$D139];[Sprint8.$E139])">
            <text:p/>
          </table:table-cell>
          <table:table-cell table:style-name="ce9" table:formula="of:=IFERROR(VLOOKUP([Sprint8.$A139];[$Tasks.$A129:.$B13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39] =&quot;&quot;;;MAX([Sprint8.$F139]-[Sprint8.G139];0))" office:value-type="float" office:value="0" calcext:value-type="float">
            <text:p>0</text:p>
          </table:table-cell>
          <table:table-cell table:style-name="ce39" table:formula="of:=IF([Sprint8.$E139]=&quot;&quot;;;MAX(0;[Sprint8.R139]-[Sprint8.H139]))" office:value-type="float" office:value="0" calcext:value-type="float">
            <text:p>0</text:p>
          </table:table-cell>
          <table:table-cell table:style-name="ce39" table:formula="of:=IF([Sprint8.$E139]=&quot;&quot;;;MAX(0;[Sprint8.S139]-[Sprint8.I139]))" office:value-type="float" office:value="0" calcext:value-type="float">
            <text:p>0</text:p>
          </table:table-cell>
          <table:table-cell table:style-name="ce39" table:formula="of:=IF([Sprint8.$E139]=&quot;&quot;;;MAX(0;[Sprint8.T139]-[Sprint8.J139]))" office:value-type="float" office:value="0" calcext:value-type="float">
            <text:p>0</text:p>
          </table:table-cell>
          <table:table-cell table:style-name="ce39" table:formula="of:=IF([Sprint8.$E139]=&quot;&quot;;;MAX(0;[Sprint8.U139]-[Sprint8.K139]))" office:value-type="float" office:value="0" calcext:value-type="float">
            <text:p>0</text:p>
          </table:table-cell>
          <table:table-cell table:style-name="ce39" table:formula="of:=IF([Sprint8.$E139]=&quot;&quot;;;MAX(0;[Sprint8.V139]-[Sprint8.L139]))" office:value-type="float" office:value="0" calcext:value-type="float">
            <text:p>0</text:p>
          </table:table-cell>
          <table:table-cell table:style-name="ce39" table:formula="of:=IF([Sprint8.$E139]=&quot;&quot;;;MAX(0;[Sprint8.W139]-[Sprint8.M139]))" office:value-type="float" office:value="0" calcext:value-type="float">
            <text:p>0</text:p>
          </table:table-cell>
          <table:table-cell table:style-name="ce39" table:formula="of:=IF([Sprint8.$E139]=&quot;&quot;;;MAX(0;[Sprint8.X139]-[Sprint8.N139]))" office:value-type="float" office:value="0" calcext:value-type="float">
            <text:p>0</text:p>
          </table:table-cell>
          <table:table-cell table:style-name="ce39" table:formula="of:=IF([Sprint8.$E139]=&quot;&quot;;;MAX(0;[Sprint8.Y139]-[Sprint8.O139]))" office:value-type="float" office:value="0" calcext:value-type="float">
            <text:p>0</text:p>
          </table:table-cell>
          <table:table-cell table:style-name="ce39" table:formula="of:=IF([Sprint8.$E139]=&quot;&quot;;;MAX(0;[Sprint8.Z139]-[Sprint8.P13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40];[Sprint8.$D140];[Sprint8.$E140])">
            <text:p/>
          </table:table-cell>
          <table:table-cell table:style-name="ce9" table:formula="of:=IFERROR(VLOOKUP([Sprint8.$A140];[$Tasks.$A130:.$B13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40] =&quot;&quot;;;MAX([Sprint8.$F140]-[Sprint8.G140];0))" office:value-type="float" office:value="0" calcext:value-type="float">
            <text:p>0</text:p>
          </table:table-cell>
          <table:table-cell table:style-name="ce39" table:formula="of:=IF([Sprint8.$E140]=&quot;&quot;;;MAX(0;[Sprint8.R140]-[Sprint8.H140]))" office:value-type="float" office:value="0" calcext:value-type="float">
            <text:p>0</text:p>
          </table:table-cell>
          <table:table-cell table:style-name="ce39" table:formula="of:=IF([Sprint8.$E140]=&quot;&quot;;;MAX(0;[Sprint8.S140]-[Sprint8.I140]))" office:value-type="float" office:value="0" calcext:value-type="float">
            <text:p>0</text:p>
          </table:table-cell>
          <table:table-cell table:style-name="ce39" table:formula="of:=IF([Sprint8.$E140]=&quot;&quot;;;MAX(0;[Sprint8.T140]-[Sprint8.J140]))" office:value-type="float" office:value="0" calcext:value-type="float">
            <text:p>0</text:p>
          </table:table-cell>
          <table:table-cell table:style-name="ce39" table:formula="of:=IF([Sprint8.$E140]=&quot;&quot;;;MAX(0;[Sprint8.U140]-[Sprint8.K140]))" office:value-type="float" office:value="0" calcext:value-type="float">
            <text:p>0</text:p>
          </table:table-cell>
          <table:table-cell table:style-name="ce39" table:formula="of:=IF([Sprint8.$E140]=&quot;&quot;;;MAX(0;[Sprint8.V140]-[Sprint8.L140]))" office:value-type="float" office:value="0" calcext:value-type="float">
            <text:p>0</text:p>
          </table:table-cell>
          <table:table-cell table:style-name="ce39" table:formula="of:=IF([Sprint8.$E140]=&quot;&quot;;;MAX(0;[Sprint8.W140]-[Sprint8.M140]))" office:value-type="float" office:value="0" calcext:value-type="float">
            <text:p>0</text:p>
          </table:table-cell>
          <table:table-cell table:style-name="ce39" table:formula="of:=IF([Sprint8.$E140]=&quot;&quot;;;MAX(0;[Sprint8.X140]-[Sprint8.N140]))" office:value-type="float" office:value="0" calcext:value-type="float">
            <text:p>0</text:p>
          </table:table-cell>
          <table:table-cell table:style-name="ce39" table:formula="of:=IF([Sprint8.$E140]=&quot;&quot;;;MAX(0;[Sprint8.Y140]-[Sprint8.O140]))" office:value-type="float" office:value="0" calcext:value-type="float">
            <text:p>0</text:p>
          </table:table-cell>
          <table:table-cell table:style-name="ce39" table:formula="of:=IF([Sprint8.$E140]=&quot;&quot;;;MAX(0;[Sprint8.Z140]-[Sprint8.P14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41];[Sprint8.$D141];[Sprint8.$E141])">
            <text:p/>
          </table:table-cell>
          <table:table-cell table:style-name="ce9" table:formula="of:=IFERROR(VLOOKUP([Sprint8.$A141];[$Tasks.$A131:.$B13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41] =&quot;&quot;;;MAX([Sprint8.$F141]-[Sprint8.G141];0))" office:value-type="float" office:value="0" calcext:value-type="float">
            <text:p>0</text:p>
          </table:table-cell>
          <table:table-cell table:style-name="ce39" table:formula="of:=IF([Sprint8.$E141]=&quot;&quot;;;MAX(0;[Sprint8.R141]-[Sprint8.H141]))" office:value-type="float" office:value="0" calcext:value-type="float">
            <text:p>0</text:p>
          </table:table-cell>
          <table:table-cell table:style-name="ce39" table:formula="of:=IF([Sprint8.$E141]=&quot;&quot;;;MAX(0;[Sprint8.S141]-[Sprint8.I141]))" office:value-type="float" office:value="0" calcext:value-type="float">
            <text:p>0</text:p>
          </table:table-cell>
          <table:table-cell table:style-name="ce39" table:formula="of:=IF([Sprint8.$E141]=&quot;&quot;;;MAX(0;[Sprint8.T141]-[Sprint8.J141]))" office:value-type="float" office:value="0" calcext:value-type="float">
            <text:p>0</text:p>
          </table:table-cell>
          <table:table-cell table:style-name="ce39" table:formula="of:=IF([Sprint8.$E141]=&quot;&quot;;;MAX(0;[Sprint8.U141]-[Sprint8.K141]))" office:value-type="float" office:value="0" calcext:value-type="float">
            <text:p>0</text:p>
          </table:table-cell>
          <table:table-cell table:style-name="ce39" table:formula="of:=IF([Sprint8.$E141]=&quot;&quot;;;MAX(0;[Sprint8.V141]-[Sprint8.L141]))" office:value-type="float" office:value="0" calcext:value-type="float">
            <text:p>0</text:p>
          </table:table-cell>
          <table:table-cell table:style-name="ce39" table:formula="of:=IF([Sprint8.$E141]=&quot;&quot;;;MAX(0;[Sprint8.W141]-[Sprint8.M141]))" office:value-type="float" office:value="0" calcext:value-type="float">
            <text:p>0</text:p>
          </table:table-cell>
          <table:table-cell table:style-name="ce39" table:formula="of:=IF([Sprint8.$E141]=&quot;&quot;;;MAX(0;[Sprint8.X141]-[Sprint8.N141]))" office:value-type="float" office:value="0" calcext:value-type="float">
            <text:p>0</text:p>
          </table:table-cell>
          <table:table-cell table:style-name="ce39" table:formula="of:=IF([Sprint8.$E141]=&quot;&quot;;;MAX(0;[Sprint8.Y141]-[Sprint8.O141]))" office:value-type="float" office:value="0" calcext:value-type="float">
            <text:p>0</text:p>
          </table:table-cell>
          <table:table-cell table:style-name="ce39" table:formula="of:=IF([Sprint8.$E141]=&quot;&quot;;;MAX(0;[Sprint8.Z141]-[Sprint8.P14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42];[Sprint8.$D142];[Sprint8.$E142])">
            <text:p/>
          </table:table-cell>
          <table:table-cell table:style-name="ce9" table:formula="of:=IFERROR(VLOOKUP([Sprint8.$A142];[$Tasks.$A132:.$B13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42] =&quot;&quot;;;MAX([Sprint8.$F142]-[Sprint8.G142];0))" office:value-type="float" office:value="0" calcext:value-type="float">
            <text:p>0</text:p>
          </table:table-cell>
          <table:table-cell table:style-name="ce39" table:formula="of:=IF([Sprint8.$E142]=&quot;&quot;;;MAX(0;[Sprint8.R142]-[Sprint8.H142]))" office:value-type="float" office:value="0" calcext:value-type="float">
            <text:p>0</text:p>
          </table:table-cell>
          <table:table-cell table:style-name="ce39" table:formula="of:=IF([Sprint8.$E142]=&quot;&quot;;;MAX(0;[Sprint8.S142]-[Sprint8.I142]))" office:value-type="float" office:value="0" calcext:value-type="float">
            <text:p>0</text:p>
          </table:table-cell>
          <table:table-cell table:style-name="ce39" table:formula="of:=IF([Sprint8.$E142]=&quot;&quot;;;MAX(0;[Sprint8.T142]-[Sprint8.J142]))" office:value-type="float" office:value="0" calcext:value-type="float">
            <text:p>0</text:p>
          </table:table-cell>
          <table:table-cell table:style-name="ce39" table:formula="of:=IF([Sprint8.$E142]=&quot;&quot;;;MAX(0;[Sprint8.U142]-[Sprint8.K142]))" office:value-type="float" office:value="0" calcext:value-type="float">
            <text:p>0</text:p>
          </table:table-cell>
          <table:table-cell table:style-name="ce39" table:formula="of:=IF([Sprint8.$E142]=&quot;&quot;;;MAX(0;[Sprint8.V142]-[Sprint8.L142]))" office:value-type="float" office:value="0" calcext:value-type="float">
            <text:p>0</text:p>
          </table:table-cell>
          <table:table-cell table:style-name="ce39" table:formula="of:=IF([Sprint8.$E142]=&quot;&quot;;;MAX(0;[Sprint8.W142]-[Sprint8.M142]))" office:value-type="float" office:value="0" calcext:value-type="float">
            <text:p>0</text:p>
          </table:table-cell>
          <table:table-cell table:style-name="ce39" table:formula="of:=IF([Sprint8.$E142]=&quot;&quot;;;MAX(0;[Sprint8.X142]-[Sprint8.N142]))" office:value-type="float" office:value="0" calcext:value-type="float">
            <text:p>0</text:p>
          </table:table-cell>
          <table:table-cell table:style-name="ce39" table:formula="of:=IF([Sprint8.$E142]=&quot;&quot;;;MAX(0;[Sprint8.Y142]-[Sprint8.O142]))" office:value-type="float" office:value="0" calcext:value-type="float">
            <text:p>0</text:p>
          </table:table-cell>
          <table:table-cell table:style-name="ce39" table:formula="of:=IF([Sprint8.$E142]=&quot;&quot;;;MAX(0;[Sprint8.Z142]-[Sprint8.P14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43];[Sprint8.$D143];[Sprint8.$E143])">
            <text:p/>
          </table:table-cell>
          <table:table-cell table:style-name="ce9" table:formula="of:=IFERROR(VLOOKUP([Sprint8.$A143];[$Tasks.$A133:.$B13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43] =&quot;&quot;;;MAX([Sprint8.$F143]-[Sprint8.G143];0))" office:value-type="float" office:value="0" calcext:value-type="float">
            <text:p>0</text:p>
          </table:table-cell>
          <table:table-cell table:style-name="ce39" table:formula="of:=IF([Sprint8.$E143]=&quot;&quot;;;MAX(0;[Sprint8.R143]-[Sprint8.H143]))" office:value-type="float" office:value="0" calcext:value-type="float">
            <text:p>0</text:p>
          </table:table-cell>
          <table:table-cell table:style-name="ce39" table:formula="of:=IF([Sprint8.$E143]=&quot;&quot;;;MAX(0;[Sprint8.S143]-[Sprint8.I143]))" office:value-type="float" office:value="0" calcext:value-type="float">
            <text:p>0</text:p>
          </table:table-cell>
          <table:table-cell table:style-name="ce39" table:formula="of:=IF([Sprint8.$E143]=&quot;&quot;;;MAX(0;[Sprint8.T143]-[Sprint8.J143]))" office:value-type="float" office:value="0" calcext:value-type="float">
            <text:p>0</text:p>
          </table:table-cell>
          <table:table-cell table:style-name="ce39" table:formula="of:=IF([Sprint8.$E143]=&quot;&quot;;;MAX(0;[Sprint8.U143]-[Sprint8.K143]))" office:value-type="float" office:value="0" calcext:value-type="float">
            <text:p>0</text:p>
          </table:table-cell>
          <table:table-cell table:style-name="ce39" table:formula="of:=IF([Sprint8.$E143]=&quot;&quot;;;MAX(0;[Sprint8.V143]-[Sprint8.L143]))" office:value-type="float" office:value="0" calcext:value-type="float">
            <text:p>0</text:p>
          </table:table-cell>
          <table:table-cell table:style-name="ce39" table:formula="of:=IF([Sprint8.$E143]=&quot;&quot;;;MAX(0;[Sprint8.W143]-[Sprint8.M143]))" office:value-type="float" office:value="0" calcext:value-type="float">
            <text:p>0</text:p>
          </table:table-cell>
          <table:table-cell table:style-name="ce39" table:formula="of:=IF([Sprint8.$E143]=&quot;&quot;;;MAX(0;[Sprint8.X143]-[Sprint8.N143]))" office:value-type="float" office:value="0" calcext:value-type="float">
            <text:p>0</text:p>
          </table:table-cell>
          <table:table-cell table:style-name="ce39" table:formula="of:=IF([Sprint8.$E143]=&quot;&quot;;;MAX(0;[Sprint8.Y143]-[Sprint8.O143]))" office:value-type="float" office:value="0" calcext:value-type="float">
            <text:p>0</text:p>
          </table:table-cell>
          <table:table-cell table:style-name="ce39" table:formula="of:=IF([Sprint8.$E143]=&quot;&quot;;;MAX(0;[Sprint8.Z143]-[Sprint8.P14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44];[Sprint8.$D144];[Sprint8.$E144])">
            <text:p/>
          </table:table-cell>
          <table:table-cell table:style-name="ce9" table:formula="of:=IFERROR(VLOOKUP([Sprint8.$A144];[$Tasks.$A134:.$B13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44] =&quot;&quot;;;MAX([Sprint8.$F144]-[Sprint8.G144];0))" office:value-type="float" office:value="0" calcext:value-type="float">
            <text:p>0</text:p>
          </table:table-cell>
          <table:table-cell table:style-name="ce39" table:formula="of:=IF([Sprint8.$E144]=&quot;&quot;;;MAX(0;[Sprint8.R144]-[Sprint8.H144]))" office:value-type="float" office:value="0" calcext:value-type="float">
            <text:p>0</text:p>
          </table:table-cell>
          <table:table-cell table:style-name="ce39" table:formula="of:=IF([Sprint8.$E144]=&quot;&quot;;;MAX(0;[Sprint8.S144]-[Sprint8.I144]))" office:value-type="float" office:value="0" calcext:value-type="float">
            <text:p>0</text:p>
          </table:table-cell>
          <table:table-cell table:style-name="ce39" table:formula="of:=IF([Sprint8.$E144]=&quot;&quot;;;MAX(0;[Sprint8.T144]-[Sprint8.J144]))" office:value-type="float" office:value="0" calcext:value-type="float">
            <text:p>0</text:p>
          </table:table-cell>
          <table:table-cell table:style-name="ce39" table:formula="of:=IF([Sprint8.$E144]=&quot;&quot;;;MAX(0;[Sprint8.U144]-[Sprint8.K144]))" office:value-type="float" office:value="0" calcext:value-type="float">
            <text:p>0</text:p>
          </table:table-cell>
          <table:table-cell table:style-name="ce39" table:formula="of:=IF([Sprint8.$E144]=&quot;&quot;;;MAX(0;[Sprint8.V144]-[Sprint8.L144]))" office:value-type="float" office:value="0" calcext:value-type="float">
            <text:p>0</text:p>
          </table:table-cell>
          <table:table-cell table:style-name="ce39" table:formula="of:=IF([Sprint8.$E144]=&quot;&quot;;;MAX(0;[Sprint8.W144]-[Sprint8.M144]))" office:value-type="float" office:value="0" calcext:value-type="float">
            <text:p>0</text:p>
          </table:table-cell>
          <table:table-cell table:style-name="ce39" table:formula="of:=IF([Sprint8.$E144]=&quot;&quot;;;MAX(0;[Sprint8.X144]-[Sprint8.N144]))" office:value-type="float" office:value="0" calcext:value-type="float">
            <text:p>0</text:p>
          </table:table-cell>
          <table:table-cell table:style-name="ce39" table:formula="of:=IF([Sprint8.$E144]=&quot;&quot;;;MAX(0;[Sprint8.Y144]-[Sprint8.O144]))" office:value-type="float" office:value="0" calcext:value-type="float">
            <text:p>0</text:p>
          </table:table-cell>
          <table:table-cell table:style-name="ce39" table:formula="of:=IF([Sprint8.$E144]=&quot;&quot;;;MAX(0;[Sprint8.Z144]-[Sprint8.P14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45];[Sprint8.$D145];[Sprint8.$E145])">
            <text:p/>
          </table:table-cell>
          <table:table-cell table:style-name="ce9" table:formula="of:=IFERROR(VLOOKUP([Sprint8.$A145];[$Tasks.$A135:.$B13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45] =&quot;&quot;;;MAX([Sprint8.$F145]-[Sprint8.G145];0))" office:value-type="float" office:value="0" calcext:value-type="float">
            <text:p>0</text:p>
          </table:table-cell>
          <table:table-cell table:style-name="ce39" table:formula="of:=IF([Sprint8.$E145]=&quot;&quot;;;MAX(0;[Sprint8.R145]-[Sprint8.H145]))" office:value-type="float" office:value="0" calcext:value-type="float">
            <text:p>0</text:p>
          </table:table-cell>
          <table:table-cell table:style-name="ce39" table:formula="of:=IF([Sprint8.$E145]=&quot;&quot;;;MAX(0;[Sprint8.S145]-[Sprint8.I145]))" office:value-type="float" office:value="0" calcext:value-type="float">
            <text:p>0</text:p>
          </table:table-cell>
          <table:table-cell table:style-name="ce39" table:formula="of:=IF([Sprint8.$E145]=&quot;&quot;;;MAX(0;[Sprint8.T145]-[Sprint8.J145]))" office:value-type="float" office:value="0" calcext:value-type="float">
            <text:p>0</text:p>
          </table:table-cell>
          <table:table-cell table:style-name="ce39" table:formula="of:=IF([Sprint8.$E145]=&quot;&quot;;;MAX(0;[Sprint8.U145]-[Sprint8.K145]))" office:value-type="float" office:value="0" calcext:value-type="float">
            <text:p>0</text:p>
          </table:table-cell>
          <table:table-cell table:style-name="ce39" table:formula="of:=IF([Sprint8.$E145]=&quot;&quot;;;MAX(0;[Sprint8.V145]-[Sprint8.L145]))" office:value-type="float" office:value="0" calcext:value-type="float">
            <text:p>0</text:p>
          </table:table-cell>
          <table:table-cell table:style-name="ce39" table:formula="of:=IF([Sprint8.$E145]=&quot;&quot;;;MAX(0;[Sprint8.W145]-[Sprint8.M145]))" office:value-type="float" office:value="0" calcext:value-type="float">
            <text:p>0</text:p>
          </table:table-cell>
          <table:table-cell table:style-name="ce39" table:formula="of:=IF([Sprint8.$E145]=&quot;&quot;;;MAX(0;[Sprint8.X145]-[Sprint8.N145]))" office:value-type="float" office:value="0" calcext:value-type="float">
            <text:p>0</text:p>
          </table:table-cell>
          <table:table-cell table:style-name="ce39" table:formula="of:=IF([Sprint8.$E145]=&quot;&quot;;;MAX(0;[Sprint8.Y145]-[Sprint8.O145]))" office:value-type="float" office:value="0" calcext:value-type="float">
            <text:p>0</text:p>
          </table:table-cell>
          <table:table-cell table:style-name="ce39" table:formula="of:=IF([Sprint8.$E145]=&quot;&quot;;;MAX(0;[Sprint8.Z145]-[Sprint8.P14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46];[Sprint8.$D146];[Sprint8.$E146])">
            <text:p/>
          </table:table-cell>
          <table:table-cell table:style-name="ce9" table:formula="of:=IFERROR(VLOOKUP([Sprint8.$A146];[$Tasks.$A136:.$B14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46] =&quot;&quot;;;MAX([Sprint8.$F146]-[Sprint8.G146];0))" office:value-type="float" office:value="0" calcext:value-type="float">
            <text:p>0</text:p>
          </table:table-cell>
          <table:table-cell table:style-name="ce39" table:formula="of:=IF([Sprint8.$E146]=&quot;&quot;;;MAX(0;[Sprint8.R146]-[Sprint8.H146]))" office:value-type="float" office:value="0" calcext:value-type="float">
            <text:p>0</text:p>
          </table:table-cell>
          <table:table-cell table:style-name="ce39" table:formula="of:=IF([Sprint8.$E146]=&quot;&quot;;;MAX(0;[Sprint8.S146]-[Sprint8.I146]))" office:value-type="float" office:value="0" calcext:value-type="float">
            <text:p>0</text:p>
          </table:table-cell>
          <table:table-cell table:style-name="ce39" table:formula="of:=IF([Sprint8.$E146]=&quot;&quot;;;MAX(0;[Sprint8.T146]-[Sprint8.J146]))" office:value-type="float" office:value="0" calcext:value-type="float">
            <text:p>0</text:p>
          </table:table-cell>
          <table:table-cell table:style-name="ce39" table:formula="of:=IF([Sprint8.$E146]=&quot;&quot;;;MAX(0;[Sprint8.U146]-[Sprint8.K146]))" office:value-type="float" office:value="0" calcext:value-type="float">
            <text:p>0</text:p>
          </table:table-cell>
          <table:table-cell table:style-name="ce39" table:formula="of:=IF([Sprint8.$E146]=&quot;&quot;;;MAX(0;[Sprint8.V146]-[Sprint8.L146]))" office:value-type="float" office:value="0" calcext:value-type="float">
            <text:p>0</text:p>
          </table:table-cell>
          <table:table-cell table:style-name="ce39" table:formula="of:=IF([Sprint8.$E146]=&quot;&quot;;;MAX(0;[Sprint8.W146]-[Sprint8.M146]))" office:value-type="float" office:value="0" calcext:value-type="float">
            <text:p>0</text:p>
          </table:table-cell>
          <table:table-cell table:style-name="ce39" table:formula="of:=IF([Sprint8.$E146]=&quot;&quot;;;MAX(0;[Sprint8.X146]-[Sprint8.N146]))" office:value-type="float" office:value="0" calcext:value-type="float">
            <text:p>0</text:p>
          </table:table-cell>
          <table:table-cell table:style-name="ce39" table:formula="of:=IF([Sprint8.$E146]=&quot;&quot;;;MAX(0;[Sprint8.Y146]-[Sprint8.O146]))" office:value-type="float" office:value="0" calcext:value-type="float">
            <text:p>0</text:p>
          </table:table-cell>
          <table:table-cell table:style-name="ce39" table:formula="of:=IF([Sprint8.$E146]=&quot;&quot;;;MAX(0;[Sprint8.Z146]-[Sprint8.P14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47];[Sprint8.$D147];[Sprint8.$E147])">
            <text:p/>
          </table:table-cell>
          <table:table-cell table:style-name="ce9" table:formula="of:=IFERROR(VLOOKUP([Sprint8.$A147];[$Tasks.$A137:.$B14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47] =&quot;&quot;;;MAX([Sprint8.$F147]-[Sprint8.G147];0))" office:value-type="float" office:value="0" calcext:value-type="float">
            <text:p>0</text:p>
          </table:table-cell>
          <table:table-cell table:style-name="ce39" table:formula="of:=IF([Sprint8.$E147]=&quot;&quot;;;MAX(0;[Sprint8.R147]-[Sprint8.H147]))" office:value-type="float" office:value="0" calcext:value-type="float">
            <text:p>0</text:p>
          </table:table-cell>
          <table:table-cell table:style-name="ce39" table:formula="of:=IF([Sprint8.$E147]=&quot;&quot;;;MAX(0;[Sprint8.S147]-[Sprint8.I147]))" office:value-type="float" office:value="0" calcext:value-type="float">
            <text:p>0</text:p>
          </table:table-cell>
          <table:table-cell table:style-name="ce39" table:formula="of:=IF([Sprint8.$E147]=&quot;&quot;;;MAX(0;[Sprint8.T147]-[Sprint8.J147]))" office:value-type="float" office:value="0" calcext:value-type="float">
            <text:p>0</text:p>
          </table:table-cell>
          <table:table-cell table:style-name="ce39" table:formula="of:=IF([Sprint8.$E147]=&quot;&quot;;;MAX(0;[Sprint8.U147]-[Sprint8.K147]))" office:value-type="float" office:value="0" calcext:value-type="float">
            <text:p>0</text:p>
          </table:table-cell>
          <table:table-cell table:style-name="ce39" table:formula="of:=IF([Sprint8.$E147]=&quot;&quot;;;MAX(0;[Sprint8.V147]-[Sprint8.L147]))" office:value-type="float" office:value="0" calcext:value-type="float">
            <text:p>0</text:p>
          </table:table-cell>
          <table:table-cell table:style-name="ce39" table:formula="of:=IF([Sprint8.$E147]=&quot;&quot;;;MAX(0;[Sprint8.W147]-[Sprint8.M147]))" office:value-type="float" office:value="0" calcext:value-type="float">
            <text:p>0</text:p>
          </table:table-cell>
          <table:table-cell table:style-name="ce39" table:formula="of:=IF([Sprint8.$E147]=&quot;&quot;;;MAX(0;[Sprint8.X147]-[Sprint8.N147]))" office:value-type="float" office:value="0" calcext:value-type="float">
            <text:p>0</text:p>
          </table:table-cell>
          <table:table-cell table:style-name="ce39" table:formula="of:=IF([Sprint8.$E147]=&quot;&quot;;;MAX(0;[Sprint8.Y147]-[Sprint8.O147]))" office:value-type="float" office:value="0" calcext:value-type="float">
            <text:p>0</text:p>
          </table:table-cell>
          <table:table-cell table:style-name="ce39" table:formula="of:=IF([Sprint8.$E147]=&quot;&quot;;;MAX(0;[Sprint8.Z147]-[Sprint8.P14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48];[Sprint8.$D148];[Sprint8.$E148])">
            <text:p/>
          </table:table-cell>
          <table:table-cell table:style-name="ce9" table:formula="of:=IFERROR(VLOOKUP([Sprint8.$A148];[$Tasks.$A138:.$B14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48] =&quot;&quot;;;MAX([Sprint8.$F148]-[Sprint8.G148];0))" office:value-type="float" office:value="0" calcext:value-type="float">
            <text:p>0</text:p>
          </table:table-cell>
          <table:table-cell table:style-name="ce39" table:formula="of:=IF([Sprint8.$E148]=&quot;&quot;;;MAX(0;[Sprint8.R148]-[Sprint8.H148]))" office:value-type="float" office:value="0" calcext:value-type="float">
            <text:p>0</text:p>
          </table:table-cell>
          <table:table-cell table:style-name="ce39" table:formula="of:=IF([Sprint8.$E148]=&quot;&quot;;;MAX(0;[Sprint8.S148]-[Sprint8.I148]))" office:value-type="float" office:value="0" calcext:value-type="float">
            <text:p>0</text:p>
          </table:table-cell>
          <table:table-cell table:style-name="ce39" table:formula="of:=IF([Sprint8.$E148]=&quot;&quot;;;MAX(0;[Sprint8.T148]-[Sprint8.J148]))" office:value-type="float" office:value="0" calcext:value-type="float">
            <text:p>0</text:p>
          </table:table-cell>
          <table:table-cell table:style-name="ce39" table:formula="of:=IF([Sprint8.$E148]=&quot;&quot;;;MAX(0;[Sprint8.U148]-[Sprint8.K148]))" office:value-type="float" office:value="0" calcext:value-type="float">
            <text:p>0</text:p>
          </table:table-cell>
          <table:table-cell table:style-name="ce39" table:formula="of:=IF([Sprint8.$E148]=&quot;&quot;;;MAX(0;[Sprint8.V148]-[Sprint8.L148]))" office:value-type="float" office:value="0" calcext:value-type="float">
            <text:p>0</text:p>
          </table:table-cell>
          <table:table-cell table:style-name="ce39" table:formula="of:=IF([Sprint8.$E148]=&quot;&quot;;;MAX(0;[Sprint8.W148]-[Sprint8.M148]))" office:value-type="float" office:value="0" calcext:value-type="float">
            <text:p>0</text:p>
          </table:table-cell>
          <table:table-cell table:style-name="ce39" table:formula="of:=IF([Sprint8.$E148]=&quot;&quot;;;MAX(0;[Sprint8.X148]-[Sprint8.N148]))" office:value-type="float" office:value="0" calcext:value-type="float">
            <text:p>0</text:p>
          </table:table-cell>
          <table:table-cell table:style-name="ce39" table:formula="of:=IF([Sprint8.$E148]=&quot;&quot;;;MAX(0;[Sprint8.Y148]-[Sprint8.O148]))" office:value-type="float" office:value="0" calcext:value-type="float">
            <text:p>0</text:p>
          </table:table-cell>
          <table:table-cell table:style-name="ce39" table:formula="of:=IF([Sprint8.$E148]=&quot;&quot;;;MAX(0;[Sprint8.Z148]-[Sprint8.P14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49];[Sprint8.$D149];[Sprint8.$E149])">
            <text:p/>
          </table:table-cell>
          <table:table-cell table:style-name="ce9" table:formula="of:=IFERROR(VLOOKUP([Sprint8.$A149];[$Tasks.$A139:.$B14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49] =&quot;&quot;;;MAX([Sprint8.$F149]-[Sprint8.G149];0))" office:value-type="float" office:value="0" calcext:value-type="float">
            <text:p>0</text:p>
          </table:table-cell>
          <table:table-cell table:style-name="ce39" table:formula="of:=IF([Sprint8.$E149]=&quot;&quot;;;MAX(0;[Sprint8.R149]-[Sprint8.H149]))" office:value-type="float" office:value="0" calcext:value-type="float">
            <text:p>0</text:p>
          </table:table-cell>
          <table:table-cell table:style-name="ce39" table:formula="of:=IF([Sprint8.$E149]=&quot;&quot;;;MAX(0;[Sprint8.S149]-[Sprint8.I149]))" office:value-type="float" office:value="0" calcext:value-type="float">
            <text:p>0</text:p>
          </table:table-cell>
          <table:table-cell table:style-name="ce39" table:formula="of:=IF([Sprint8.$E149]=&quot;&quot;;;MAX(0;[Sprint8.T149]-[Sprint8.J149]))" office:value-type="float" office:value="0" calcext:value-type="float">
            <text:p>0</text:p>
          </table:table-cell>
          <table:table-cell table:style-name="ce39" table:formula="of:=IF([Sprint8.$E149]=&quot;&quot;;;MAX(0;[Sprint8.U149]-[Sprint8.K149]))" office:value-type="float" office:value="0" calcext:value-type="float">
            <text:p>0</text:p>
          </table:table-cell>
          <table:table-cell table:style-name="ce39" table:formula="of:=IF([Sprint8.$E149]=&quot;&quot;;;MAX(0;[Sprint8.V149]-[Sprint8.L149]))" office:value-type="float" office:value="0" calcext:value-type="float">
            <text:p>0</text:p>
          </table:table-cell>
          <table:table-cell table:style-name="ce39" table:formula="of:=IF([Sprint8.$E149]=&quot;&quot;;;MAX(0;[Sprint8.W149]-[Sprint8.M149]))" office:value-type="float" office:value="0" calcext:value-type="float">
            <text:p>0</text:p>
          </table:table-cell>
          <table:table-cell table:style-name="ce39" table:formula="of:=IF([Sprint8.$E149]=&quot;&quot;;;MAX(0;[Sprint8.X149]-[Sprint8.N149]))" office:value-type="float" office:value="0" calcext:value-type="float">
            <text:p>0</text:p>
          </table:table-cell>
          <table:table-cell table:style-name="ce39" table:formula="of:=IF([Sprint8.$E149]=&quot;&quot;;;MAX(0;[Sprint8.Y149]-[Sprint8.O149]))" office:value-type="float" office:value="0" calcext:value-type="float">
            <text:p>0</text:p>
          </table:table-cell>
          <table:table-cell table:style-name="ce39" table:formula="of:=IF([Sprint8.$E149]=&quot;&quot;;;MAX(0;[Sprint8.Z149]-[Sprint8.P14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50];[Sprint8.$D150];[Sprint8.$E150])">
            <text:p/>
          </table:table-cell>
          <table:table-cell table:style-name="ce9" table:formula="of:=IFERROR(VLOOKUP([Sprint8.$A150];[$Tasks.$A140:.$B14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50] =&quot;&quot;;;MAX([Sprint8.$F150]-[Sprint8.G150];0))" office:value-type="float" office:value="0" calcext:value-type="float">
            <text:p>0</text:p>
          </table:table-cell>
          <table:table-cell table:style-name="ce39" table:formula="of:=IF([Sprint8.$E150]=&quot;&quot;;;MAX(0;[Sprint8.R150]-[Sprint8.H150]))" office:value-type="float" office:value="0" calcext:value-type="float">
            <text:p>0</text:p>
          </table:table-cell>
          <table:table-cell table:style-name="ce39" table:formula="of:=IF([Sprint8.$E150]=&quot;&quot;;;MAX(0;[Sprint8.S150]-[Sprint8.I150]))" office:value-type="float" office:value="0" calcext:value-type="float">
            <text:p>0</text:p>
          </table:table-cell>
          <table:table-cell table:style-name="ce39" table:formula="of:=IF([Sprint8.$E150]=&quot;&quot;;;MAX(0;[Sprint8.T150]-[Sprint8.J150]))" office:value-type="float" office:value="0" calcext:value-type="float">
            <text:p>0</text:p>
          </table:table-cell>
          <table:table-cell table:style-name="ce39" table:formula="of:=IF([Sprint8.$E150]=&quot;&quot;;;MAX(0;[Sprint8.U150]-[Sprint8.K150]))" office:value-type="float" office:value="0" calcext:value-type="float">
            <text:p>0</text:p>
          </table:table-cell>
          <table:table-cell table:style-name="ce39" table:formula="of:=IF([Sprint8.$E150]=&quot;&quot;;;MAX(0;[Sprint8.V150]-[Sprint8.L150]))" office:value-type="float" office:value="0" calcext:value-type="float">
            <text:p>0</text:p>
          </table:table-cell>
          <table:table-cell table:style-name="ce39" table:formula="of:=IF([Sprint8.$E150]=&quot;&quot;;;MAX(0;[Sprint8.W150]-[Sprint8.M150]))" office:value-type="float" office:value="0" calcext:value-type="float">
            <text:p>0</text:p>
          </table:table-cell>
          <table:table-cell table:style-name="ce39" table:formula="of:=IF([Sprint8.$E150]=&quot;&quot;;;MAX(0;[Sprint8.X150]-[Sprint8.N150]))" office:value-type="float" office:value="0" calcext:value-type="float">
            <text:p>0</text:p>
          </table:table-cell>
          <table:table-cell table:style-name="ce39" table:formula="of:=IF([Sprint8.$E150]=&quot;&quot;;;MAX(0;[Sprint8.Y150]-[Sprint8.O150]))" office:value-type="float" office:value="0" calcext:value-type="float">
            <text:p>0</text:p>
          </table:table-cell>
          <table:table-cell table:style-name="ce39" table:formula="of:=IF([Sprint8.$E150]=&quot;&quot;;;MAX(0;[Sprint8.Z150]-[Sprint8.P15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51];[Sprint8.$D151];[Sprint8.$E151])">
            <text:p/>
          </table:table-cell>
          <table:table-cell table:style-name="ce9" table:formula="of:=IFERROR(VLOOKUP([Sprint8.$A151];[$Tasks.$A141:.$B14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51] =&quot;&quot;;;MAX([Sprint8.$F151]-[Sprint8.G151];0))" office:value-type="float" office:value="0" calcext:value-type="float">
            <text:p>0</text:p>
          </table:table-cell>
          <table:table-cell table:style-name="ce39" table:formula="of:=IF([Sprint8.$E151]=&quot;&quot;;;MAX(0;[Sprint8.R151]-[Sprint8.H151]))" office:value-type="float" office:value="0" calcext:value-type="float">
            <text:p>0</text:p>
          </table:table-cell>
          <table:table-cell table:style-name="ce39" table:formula="of:=IF([Sprint8.$E151]=&quot;&quot;;;MAX(0;[Sprint8.S151]-[Sprint8.I151]))" office:value-type="float" office:value="0" calcext:value-type="float">
            <text:p>0</text:p>
          </table:table-cell>
          <table:table-cell table:style-name="ce39" table:formula="of:=IF([Sprint8.$E151]=&quot;&quot;;;MAX(0;[Sprint8.T151]-[Sprint8.J151]))" office:value-type="float" office:value="0" calcext:value-type="float">
            <text:p>0</text:p>
          </table:table-cell>
          <table:table-cell table:style-name="ce39" table:formula="of:=IF([Sprint8.$E151]=&quot;&quot;;;MAX(0;[Sprint8.U151]-[Sprint8.K151]))" office:value-type="float" office:value="0" calcext:value-type="float">
            <text:p>0</text:p>
          </table:table-cell>
          <table:table-cell table:style-name="ce39" table:formula="of:=IF([Sprint8.$E151]=&quot;&quot;;;MAX(0;[Sprint8.V151]-[Sprint8.L151]))" office:value-type="float" office:value="0" calcext:value-type="float">
            <text:p>0</text:p>
          </table:table-cell>
          <table:table-cell table:style-name="ce39" table:formula="of:=IF([Sprint8.$E151]=&quot;&quot;;;MAX(0;[Sprint8.W151]-[Sprint8.M151]))" office:value-type="float" office:value="0" calcext:value-type="float">
            <text:p>0</text:p>
          </table:table-cell>
          <table:table-cell table:style-name="ce39" table:formula="of:=IF([Sprint8.$E151]=&quot;&quot;;;MAX(0;[Sprint8.X151]-[Sprint8.N151]))" office:value-type="float" office:value="0" calcext:value-type="float">
            <text:p>0</text:p>
          </table:table-cell>
          <table:table-cell table:style-name="ce39" table:formula="of:=IF([Sprint8.$E151]=&quot;&quot;;;MAX(0;[Sprint8.Y151]-[Sprint8.O151]))" office:value-type="float" office:value="0" calcext:value-type="float">
            <text:p>0</text:p>
          </table:table-cell>
          <table:table-cell table:style-name="ce39" table:formula="of:=IF([Sprint8.$E151]=&quot;&quot;;;MAX(0;[Sprint8.Z151]-[Sprint8.P15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52];[Sprint8.$D152];[Sprint8.$E152])">
            <text:p/>
          </table:table-cell>
          <table:table-cell table:style-name="ce9" table:formula="of:=IFERROR(VLOOKUP([Sprint8.$A152];[$Tasks.$A142:.$B14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52] =&quot;&quot;;;MAX([Sprint8.$F152]-[Sprint8.G152];0))" office:value-type="float" office:value="0" calcext:value-type="float">
            <text:p>0</text:p>
          </table:table-cell>
          <table:table-cell table:style-name="ce39" table:formula="of:=IF([Sprint8.$E152]=&quot;&quot;;;MAX(0;[Sprint8.R152]-[Sprint8.H152]))" office:value-type="float" office:value="0" calcext:value-type="float">
            <text:p>0</text:p>
          </table:table-cell>
          <table:table-cell table:style-name="ce39" table:formula="of:=IF([Sprint8.$E152]=&quot;&quot;;;MAX(0;[Sprint8.S152]-[Sprint8.I152]))" office:value-type="float" office:value="0" calcext:value-type="float">
            <text:p>0</text:p>
          </table:table-cell>
          <table:table-cell table:style-name="ce39" table:formula="of:=IF([Sprint8.$E152]=&quot;&quot;;;MAX(0;[Sprint8.T152]-[Sprint8.J152]))" office:value-type="float" office:value="0" calcext:value-type="float">
            <text:p>0</text:p>
          </table:table-cell>
          <table:table-cell table:style-name="ce39" table:formula="of:=IF([Sprint8.$E152]=&quot;&quot;;;MAX(0;[Sprint8.U152]-[Sprint8.K152]))" office:value-type="float" office:value="0" calcext:value-type="float">
            <text:p>0</text:p>
          </table:table-cell>
          <table:table-cell table:style-name="ce39" table:formula="of:=IF([Sprint8.$E152]=&quot;&quot;;;MAX(0;[Sprint8.V152]-[Sprint8.L152]))" office:value-type="float" office:value="0" calcext:value-type="float">
            <text:p>0</text:p>
          </table:table-cell>
          <table:table-cell table:style-name="ce39" table:formula="of:=IF([Sprint8.$E152]=&quot;&quot;;;MAX(0;[Sprint8.W152]-[Sprint8.M152]))" office:value-type="float" office:value="0" calcext:value-type="float">
            <text:p>0</text:p>
          </table:table-cell>
          <table:table-cell table:style-name="ce39" table:formula="of:=IF([Sprint8.$E152]=&quot;&quot;;;MAX(0;[Sprint8.X152]-[Sprint8.N152]))" office:value-type="float" office:value="0" calcext:value-type="float">
            <text:p>0</text:p>
          </table:table-cell>
          <table:table-cell table:style-name="ce39" table:formula="of:=IF([Sprint8.$E152]=&quot;&quot;;;MAX(0;[Sprint8.Y152]-[Sprint8.O152]))" office:value-type="float" office:value="0" calcext:value-type="float">
            <text:p>0</text:p>
          </table:table-cell>
          <table:table-cell table:style-name="ce39" table:formula="of:=IF([Sprint8.$E152]=&quot;&quot;;;MAX(0;[Sprint8.Z152]-[Sprint8.P15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53];[Sprint8.$D153];[Sprint8.$E153])">
            <text:p/>
          </table:table-cell>
          <table:table-cell table:style-name="ce9" table:formula="of:=IFERROR(VLOOKUP([Sprint8.$A153];[$Tasks.$A143:.$B14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53] =&quot;&quot;;;MAX([Sprint8.$F153]-[Sprint8.G153];0))" office:value-type="float" office:value="0" calcext:value-type="float">
            <text:p>0</text:p>
          </table:table-cell>
          <table:table-cell table:style-name="ce39" table:formula="of:=IF([Sprint8.$E153]=&quot;&quot;;;MAX(0;[Sprint8.R153]-[Sprint8.H153]))" office:value-type="float" office:value="0" calcext:value-type="float">
            <text:p>0</text:p>
          </table:table-cell>
          <table:table-cell table:style-name="ce39" table:formula="of:=IF([Sprint8.$E153]=&quot;&quot;;;MAX(0;[Sprint8.S153]-[Sprint8.I153]))" office:value-type="float" office:value="0" calcext:value-type="float">
            <text:p>0</text:p>
          </table:table-cell>
          <table:table-cell table:style-name="ce39" table:formula="of:=IF([Sprint8.$E153]=&quot;&quot;;;MAX(0;[Sprint8.T153]-[Sprint8.J153]))" office:value-type="float" office:value="0" calcext:value-type="float">
            <text:p>0</text:p>
          </table:table-cell>
          <table:table-cell table:style-name="ce39" table:formula="of:=IF([Sprint8.$E153]=&quot;&quot;;;MAX(0;[Sprint8.U153]-[Sprint8.K153]))" office:value-type="float" office:value="0" calcext:value-type="float">
            <text:p>0</text:p>
          </table:table-cell>
          <table:table-cell table:style-name="ce39" table:formula="of:=IF([Sprint8.$E153]=&quot;&quot;;;MAX(0;[Sprint8.V153]-[Sprint8.L153]))" office:value-type="float" office:value="0" calcext:value-type="float">
            <text:p>0</text:p>
          </table:table-cell>
          <table:table-cell table:style-name="ce39" table:formula="of:=IF([Sprint8.$E153]=&quot;&quot;;;MAX(0;[Sprint8.W153]-[Sprint8.M153]))" office:value-type="float" office:value="0" calcext:value-type="float">
            <text:p>0</text:p>
          </table:table-cell>
          <table:table-cell table:style-name="ce39" table:formula="of:=IF([Sprint8.$E153]=&quot;&quot;;;MAX(0;[Sprint8.X153]-[Sprint8.N153]))" office:value-type="float" office:value="0" calcext:value-type="float">
            <text:p>0</text:p>
          </table:table-cell>
          <table:table-cell table:style-name="ce39" table:formula="of:=IF([Sprint8.$E153]=&quot;&quot;;;MAX(0;[Sprint8.Y153]-[Sprint8.O153]))" office:value-type="float" office:value="0" calcext:value-type="float">
            <text:p>0</text:p>
          </table:table-cell>
          <table:table-cell table:style-name="ce39" table:formula="of:=IF([Sprint8.$E153]=&quot;&quot;;;MAX(0;[Sprint8.Z153]-[Sprint8.P15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54];[Sprint8.$D154];[Sprint8.$E154])">
            <text:p/>
          </table:table-cell>
          <table:table-cell table:style-name="ce9" table:formula="of:=IFERROR(VLOOKUP([Sprint8.$A154];[$Tasks.$A144:.$B14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54] =&quot;&quot;;;MAX([Sprint8.$F154]-[Sprint8.G154];0))" office:value-type="float" office:value="0" calcext:value-type="float">
            <text:p>0</text:p>
          </table:table-cell>
          <table:table-cell table:style-name="ce39" table:formula="of:=IF([Sprint8.$E154]=&quot;&quot;;;MAX(0;[Sprint8.R154]-[Sprint8.H154]))" office:value-type="float" office:value="0" calcext:value-type="float">
            <text:p>0</text:p>
          </table:table-cell>
          <table:table-cell table:style-name="ce39" table:formula="of:=IF([Sprint8.$E154]=&quot;&quot;;;MAX(0;[Sprint8.S154]-[Sprint8.I154]))" office:value-type="float" office:value="0" calcext:value-type="float">
            <text:p>0</text:p>
          </table:table-cell>
          <table:table-cell table:style-name="ce39" table:formula="of:=IF([Sprint8.$E154]=&quot;&quot;;;MAX(0;[Sprint8.T154]-[Sprint8.J154]))" office:value-type="float" office:value="0" calcext:value-type="float">
            <text:p>0</text:p>
          </table:table-cell>
          <table:table-cell table:style-name="ce39" table:formula="of:=IF([Sprint8.$E154]=&quot;&quot;;;MAX(0;[Sprint8.U154]-[Sprint8.K154]))" office:value-type="float" office:value="0" calcext:value-type="float">
            <text:p>0</text:p>
          </table:table-cell>
          <table:table-cell table:style-name="ce39" table:formula="of:=IF([Sprint8.$E154]=&quot;&quot;;;MAX(0;[Sprint8.V154]-[Sprint8.L154]))" office:value-type="float" office:value="0" calcext:value-type="float">
            <text:p>0</text:p>
          </table:table-cell>
          <table:table-cell table:style-name="ce39" table:formula="of:=IF([Sprint8.$E154]=&quot;&quot;;;MAX(0;[Sprint8.W154]-[Sprint8.M154]))" office:value-type="float" office:value="0" calcext:value-type="float">
            <text:p>0</text:p>
          </table:table-cell>
          <table:table-cell table:style-name="ce39" table:formula="of:=IF([Sprint8.$E154]=&quot;&quot;;;MAX(0;[Sprint8.X154]-[Sprint8.N154]))" office:value-type="float" office:value="0" calcext:value-type="float">
            <text:p>0</text:p>
          </table:table-cell>
          <table:table-cell table:style-name="ce39" table:formula="of:=IF([Sprint8.$E154]=&quot;&quot;;;MAX(0;[Sprint8.Y154]-[Sprint8.O154]))" office:value-type="float" office:value="0" calcext:value-type="float">
            <text:p>0</text:p>
          </table:table-cell>
          <table:table-cell table:style-name="ce39" table:formula="of:=IF([Sprint8.$E154]=&quot;&quot;;;MAX(0;[Sprint8.Z154]-[Sprint8.P15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55];[Sprint8.$D155];[Sprint8.$E155])">
            <text:p/>
          </table:table-cell>
          <table:table-cell table:style-name="ce9" table:formula="of:=IFERROR(VLOOKUP([Sprint8.$A155];[$Tasks.$A145:.$B14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55] =&quot;&quot;;;MAX([Sprint8.$F155]-[Sprint8.G155];0))" office:value-type="float" office:value="0" calcext:value-type="float">
            <text:p>0</text:p>
          </table:table-cell>
          <table:table-cell table:style-name="ce39" table:formula="of:=IF([Sprint8.$E155]=&quot;&quot;;;MAX(0;[Sprint8.R155]-[Sprint8.H155]))" office:value-type="float" office:value="0" calcext:value-type="float">
            <text:p>0</text:p>
          </table:table-cell>
          <table:table-cell table:style-name="ce39" table:formula="of:=IF([Sprint8.$E155]=&quot;&quot;;;MAX(0;[Sprint8.S155]-[Sprint8.I155]))" office:value-type="float" office:value="0" calcext:value-type="float">
            <text:p>0</text:p>
          </table:table-cell>
          <table:table-cell table:style-name="ce39" table:formula="of:=IF([Sprint8.$E155]=&quot;&quot;;;MAX(0;[Sprint8.T155]-[Sprint8.J155]))" office:value-type="float" office:value="0" calcext:value-type="float">
            <text:p>0</text:p>
          </table:table-cell>
          <table:table-cell table:style-name="ce39" table:formula="of:=IF([Sprint8.$E155]=&quot;&quot;;;MAX(0;[Sprint8.U155]-[Sprint8.K155]))" office:value-type="float" office:value="0" calcext:value-type="float">
            <text:p>0</text:p>
          </table:table-cell>
          <table:table-cell table:style-name="ce39" table:formula="of:=IF([Sprint8.$E155]=&quot;&quot;;;MAX(0;[Sprint8.V155]-[Sprint8.L155]))" office:value-type="float" office:value="0" calcext:value-type="float">
            <text:p>0</text:p>
          </table:table-cell>
          <table:table-cell table:style-name="ce39" table:formula="of:=IF([Sprint8.$E155]=&quot;&quot;;;MAX(0;[Sprint8.W155]-[Sprint8.M155]))" office:value-type="float" office:value="0" calcext:value-type="float">
            <text:p>0</text:p>
          </table:table-cell>
          <table:table-cell table:style-name="ce39" table:formula="of:=IF([Sprint8.$E155]=&quot;&quot;;;MAX(0;[Sprint8.X155]-[Sprint8.N155]))" office:value-type="float" office:value="0" calcext:value-type="float">
            <text:p>0</text:p>
          </table:table-cell>
          <table:table-cell table:style-name="ce39" table:formula="of:=IF([Sprint8.$E155]=&quot;&quot;;;MAX(0;[Sprint8.Y155]-[Sprint8.O155]))" office:value-type="float" office:value="0" calcext:value-type="float">
            <text:p>0</text:p>
          </table:table-cell>
          <table:table-cell table:style-name="ce39" table:formula="of:=IF([Sprint8.$E155]=&quot;&quot;;;MAX(0;[Sprint8.Z155]-[Sprint8.P15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56];[Sprint8.$D156];[Sprint8.$E156])">
            <text:p/>
          </table:table-cell>
          <table:table-cell table:style-name="ce9" table:formula="of:=IFERROR(VLOOKUP([Sprint8.$A156];[$Tasks.$A146:.$B15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56] =&quot;&quot;;;MAX([Sprint8.$F156]-[Sprint8.G156];0))" office:value-type="float" office:value="0" calcext:value-type="float">
            <text:p>0</text:p>
          </table:table-cell>
          <table:table-cell table:style-name="ce39" table:formula="of:=IF([Sprint8.$E156]=&quot;&quot;;;MAX(0;[Sprint8.R156]-[Sprint8.H156]))" office:value-type="float" office:value="0" calcext:value-type="float">
            <text:p>0</text:p>
          </table:table-cell>
          <table:table-cell table:style-name="ce39" table:formula="of:=IF([Sprint8.$E156]=&quot;&quot;;;MAX(0;[Sprint8.S156]-[Sprint8.I156]))" office:value-type="float" office:value="0" calcext:value-type="float">
            <text:p>0</text:p>
          </table:table-cell>
          <table:table-cell table:style-name="ce39" table:formula="of:=IF([Sprint8.$E156]=&quot;&quot;;;MAX(0;[Sprint8.T156]-[Sprint8.J156]))" office:value-type="float" office:value="0" calcext:value-type="float">
            <text:p>0</text:p>
          </table:table-cell>
          <table:table-cell table:style-name="ce39" table:formula="of:=IF([Sprint8.$E156]=&quot;&quot;;;MAX(0;[Sprint8.U156]-[Sprint8.K156]))" office:value-type="float" office:value="0" calcext:value-type="float">
            <text:p>0</text:p>
          </table:table-cell>
          <table:table-cell table:style-name="ce39" table:formula="of:=IF([Sprint8.$E156]=&quot;&quot;;;MAX(0;[Sprint8.V156]-[Sprint8.L156]))" office:value-type="float" office:value="0" calcext:value-type="float">
            <text:p>0</text:p>
          </table:table-cell>
          <table:table-cell table:style-name="ce39" table:formula="of:=IF([Sprint8.$E156]=&quot;&quot;;;MAX(0;[Sprint8.W156]-[Sprint8.M156]))" office:value-type="float" office:value="0" calcext:value-type="float">
            <text:p>0</text:p>
          </table:table-cell>
          <table:table-cell table:style-name="ce39" table:formula="of:=IF([Sprint8.$E156]=&quot;&quot;;;MAX(0;[Sprint8.X156]-[Sprint8.N156]))" office:value-type="float" office:value="0" calcext:value-type="float">
            <text:p>0</text:p>
          </table:table-cell>
          <table:table-cell table:style-name="ce39" table:formula="of:=IF([Sprint8.$E156]=&quot;&quot;;;MAX(0;[Sprint8.Y156]-[Sprint8.O156]))" office:value-type="float" office:value="0" calcext:value-type="float">
            <text:p>0</text:p>
          </table:table-cell>
          <table:table-cell table:style-name="ce39" table:formula="of:=IF([Sprint8.$E156]=&quot;&quot;;;MAX(0;[Sprint8.Z156]-[Sprint8.P15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57];[Sprint8.$D157];[Sprint8.$E157])">
            <text:p/>
          </table:table-cell>
          <table:table-cell table:style-name="ce9" table:formula="of:=IFERROR(VLOOKUP([Sprint8.$A157];[$Tasks.$A147:.$B15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57] =&quot;&quot;;;MAX([Sprint8.$F157]-[Sprint8.G157];0))" office:value-type="float" office:value="0" calcext:value-type="float">
            <text:p>0</text:p>
          </table:table-cell>
          <table:table-cell table:style-name="ce39" table:formula="of:=IF([Sprint8.$E157]=&quot;&quot;;;MAX(0;[Sprint8.R157]-[Sprint8.H157]))" office:value-type="float" office:value="0" calcext:value-type="float">
            <text:p>0</text:p>
          </table:table-cell>
          <table:table-cell table:style-name="ce39" table:formula="of:=IF([Sprint8.$E157]=&quot;&quot;;;MAX(0;[Sprint8.S157]-[Sprint8.I157]))" office:value-type="float" office:value="0" calcext:value-type="float">
            <text:p>0</text:p>
          </table:table-cell>
          <table:table-cell table:style-name="ce39" table:formula="of:=IF([Sprint8.$E157]=&quot;&quot;;;MAX(0;[Sprint8.T157]-[Sprint8.J157]))" office:value-type="float" office:value="0" calcext:value-type="float">
            <text:p>0</text:p>
          </table:table-cell>
          <table:table-cell table:style-name="ce39" table:formula="of:=IF([Sprint8.$E157]=&quot;&quot;;;MAX(0;[Sprint8.U157]-[Sprint8.K157]))" office:value-type="float" office:value="0" calcext:value-type="float">
            <text:p>0</text:p>
          </table:table-cell>
          <table:table-cell table:style-name="ce39" table:formula="of:=IF([Sprint8.$E157]=&quot;&quot;;;MAX(0;[Sprint8.V157]-[Sprint8.L157]))" office:value-type="float" office:value="0" calcext:value-type="float">
            <text:p>0</text:p>
          </table:table-cell>
          <table:table-cell table:style-name="ce39" table:formula="of:=IF([Sprint8.$E157]=&quot;&quot;;;MAX(0;[Sprint8.W157]-[Sprint8.M157]))" office:value-type="float" office:value="0" calcext:value-type="float">
            <text:p>0</text:p>
          </table:table-cell>
          <table:table-cell table:style-name="ce39" table:formula="of:=IF([Sprint8.$E157]=&quot;&quot;;;MAX(0;[Sprint8.X157]-[Sprint8.N157]))" office:value-type="float" office:value="0" calcext:value-type="float">
            <text:p>0</text:p>
          </table:table-cell>
          <table:table-cell table:style-name="ce39" table:formula="of:=IF([Sprint8.$E157]=&quot;&quot;;;MAX(0;[Sprint8.Y157]-[Sprint8.O157]))" office:value-type="float" office:value="0" calcext:value-type="float">
            <text:p>0</text:p>
          </table:table-cell>
          <table:table-cell table:style-name="ce39" table:formula="of:=IF([Sprint8.$E157]=&quot;&quot;;;MAX(0;[Sprint8.Z157]-[Sprint8.P15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58];[Sprint8.$D158];[Sprint8.$E158])">
            <text:p/>
          </table:table-cell>
          <table:table-cell table:style-name="ce9" table:formula="of:=IFERROR(VLOOKUP([Sprint8.$A158];[$Tasks.$A148:.$B15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58] =&quot;&quot;;;MAX([Sprint8.$F158]-[Sprint8.G158];0))" office:value-type="float" office:value="0" calcext:value-type="float">
            <text:p>0</text:p>
          </table:table-cell>
          <table:table-cell table:style-name="ce39" table:formula="of:=IF([Sprint8.$E158]=&quot;&quot;;;MAX(0;[Sprint8.R158]-[Sprint8.H158]))" office:value-type="float" office:value="0" calcext:value-type="float">
            <text:p>0</text:p>
          </table:table-cell>
          <table:table-cell table:style-name="ce39" table:formula="of:=IF([Sprint8.$E158]=&quot;&quot;;;MAX(0;[Sprint8.S158]-[Sprint8.I158]))" office:value-type="float" office:value="0" calcext:value-type="float">
            <text:p>0</text:p>
          </table:table-cell>
          <table:table-cell table:style-name="ce39" table:formula="of:=IF([Sprint8.$E158]=&quot;&quot;;;MAX(0;[Sprint8.T158]-[Sprint8.J158]))" office:value-type="float" office:value="0" calcext:value-type="float">
            <text:p>0</text:p>
          </table:table-cell>
          <table:table-cell table:style-name="ce39" table:formula="of:=IF([Sprint8.$E158]=&quot;&quot;;;MAX(0;[Sprint8.U158]-[Sprint8.K158]))" office:value-type="float" office:value="0" calcext:value-type="float">
            <text:p>0</text:p>
          </table:table-cell>
          <table:table-cell table:style-name="ce39" table:formula="of:=IF([Sprint8.$E158]=&quot;&quot;;;MAX(0;[Sprint8.V158]-[Sprint8.L158]))" office:value-type="float" office:value="0" calcext:value-type="float">
            <text:p>0</text:p>
          </table:table-cell>
          <table:table-cell table:style-name="ce39" table:formula="of:=IF([Sprint8.$E158]=&quot;&quot;;;MAX(0;[Sprint8.W158]-[Sprint8.M158]))" office:value-type="float" office:value="0" calcext:value-type="float">
            <text:p>0</text:p>
          </table:table-cell>
          <table:table-cell table:style-name="ce39" table:formula="of:=IF([Sprint8.$E158]=&quot;&quot;;;MAX(0;[Sprint8.X158]-[Sprint8.N158]))" office:value-type="float" office:value="0" calcext:value-type="float">
            <text:p>0</text:p>
          </table:table-cell>
          <table:table-cell table:style-name="ce39" table:formula="of:=IF([Sprint8.$E158]=&quot;&quot;;;MAX(0;[Sprint8.Y158]-[Sprint8.O158]))" office:value-type="float" office:value="0" calcext:value-type="float">
            <text:p>0</text:p>
          </table:table-cell>
          <table:table-cell table:style-name="ce39" table:formula="of:=IF([Sprint8.$E158]=&quot;&quot;;;MAX(0;[Sprint8.Z158]-[Sprint8.P15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59];[Sprint8.$D159];[Sprint8.$E159])">
            <text:p/>
          </table:table-cell>
          <table:table-cell table:style-name="ce9" table:formula="of:=IFERROR(VLOOKUP([Sprint8.$A159];[$Tasks.$A149:.$B15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59] =&quot;&quot;;;MAX([Sprint8.$F159]-[Sprint8.G159];0))" office:value-type="float" office:value="0" calcext:value-type="float">
            <text:p>0</text:p>
          </table:table-cell>
          <table:table-cell table:style-name="ce39" table:formula="of:=IF([Sprint8.$E159]=&quot;&quot;;;MAX(0;[Sprint8.R159]-[Sprint8.H159]))" office:value-type="float" office:value="0" calcext:value-type="float">
            <text:p>0</text:p>
          </table:table-cell>
          <table:table-cell table:style-name="ce39" table:formula="of:=IF([Sprint8.$E159]=&quot;&quot;;;MAX(0;[Sprint8.S159]-[Sprint8.I159]))" office:value-type="float" office:value="0" calcext:value-type="float">
            <text:p>0</text:p>
          </table:table-cell>
          <table:table-cell table:style-name="ce39" table:formula="of:=IF([Sprint8.$E159]=&quot;&quot;;;MAX(0;[Sprint8.T159]-[Sprint8.J159]))" office:value-type="float" office:value="0" calcext:value-type="float">
            <text:p>0</text:p>
          </table:table-cell>
          <table:table-cell table:style-name="ce39" table:formula="of:=IF([Sprint8.$E159]=&quot;&quot;;;MAX(0;[Sprint8.U159]-[Sprint8.K159]))" office:value-type="float" office:value="0" calcext:value-type="float">
            <text:p>0</text:p>
          </table:table-cell>
          <table:table-cell table:style-name="ce39" table:formula="of:=IF([Sprint8.$E159]=&quot;&quot;;;MAX(0;[Sprint8.V159]-[Sprint8.L159]))" office:value-type="float" office:value="0" calcext:value-type="float">
            <text:p>0</text:p>
          </table:table-cell>
          <table:table-cell table:style-name="ce39" table:formula="of:=IF([Sprint8.$E159]=&quot;&quot;;;MAX(0;[Sprint8.W159]-[Sprint8.M159]))" office:value-type="float" office:value="0" calcext:value-type="float">
            <text:p>0</text:p>
          </table:table-cell>
          <table:table-cell table:style-name="ce39" table:formula="of:=IF([Sprint8.$E159]=&quot;&quot;;;MAX(0;[Sprint8.X159]-[Sprint8.N159]))" office:value-type="float" office:value="0" calcext:value-type="float">
            <text:p>0</text:p>
          </table:table-cell>
          <table:table-cell table:style-name="ce39" table:formula="of:=IF([Sprint8.$E159]=&quot;&quot;;;MAX(0;[Sprint8.Y159]-[Sprint8.O159]))" office:value-type="float" office:value="0" calcext:value-type="float">
            <text:p>0</text:p>
          </table:table-cell>
          <table:table-cell table:style-name="ce39" table:formula="of:=IF([Sprint8.$E159]=&quot;&quot;;;MAX(0;[Sprint8.Z159]-[Sprint8.P15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60];[Sprint8.$D160];[Sprint8.$E160])">
            <text:p/>
          </table:table-cell>
          <table:table-cell table:style-name="ce9" table:formula="of:=IFERROR(VLOOKUP([Sprint8.$A160];[$Tasks.$A150:.$B15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60] =&quot;&quot;;;MAX([Sprint8.$F160]-[Sprint8.G160];0))" office:value-type="float" office:value="0" calcext:value-type="float">
            <text:p>0</text:p>
          </table:table-cell>
          <table:table-cell table:style-name="ce39" table:formula="of:=IF([Sprint8.$E160]=&quot;&quot;;;MAX(0;[Sprint8.R160]-[Sprint8.H160]))" office:value-type="float" office:value="0" calcext:value-type="float">
            <text:p>0</text:p>
          </table:table-cell>
          <table:table-cell table:style-name="ce39" table:formula="of:=IF([Sprint8.$E160]=&quot;&quot;;;MAX(0;[Sprint8.S160]-[Sprint8.I160]))" office:value-type="float" office:value="0" calcext:value-type="float">
            <text:p>0</text:p>
          </table:table-cell>
          <table:table-cell table:style-name="ce39" table:formula="of:=IF([Sprint8.$E160]=&quot;&quot;;;MAX(0;[Sprint8.T160]-[Sprint8.J160]))" office:value-type="float" office:value="0" calcext:value-type="float">
            <text:p>0</text:p>
          </table:table-cell>
          <table:table-cell table:style-name="ce39" table:formula="of:=IF([Sprint8.$E160]=&quot;&quot;;;MAX(0;[Sprint8.U160]-[Sprint8.K160]))" office:value-type="float" office:value="0" calcext:value-type="float">
            <text:p>0</text:p>
          </table:table-cell>
          <table:table-cell table:style-name="ce39" table:formula="of:=IF([Sprint8.$E160]=&quot;&quot;;;MAX(0;[Sprint8.V160]-[Sprint8.L160]))" office:value-type="float" office:value="0" calcext:value-type="float">
            <text:p>0</text:p>
          </table:table-cell>
          <table:table-cell table:style-name="ce39" table:formula="of:=IF([Sprint8.$E160]=&quot;&quot;;;MAX(0;[Sprint8.W160]-[Sprint8.M160]))" office:value-type="float" office:value="0" calcext:value-type="float">
            <text:p>0</text:p>
          </table:table-cell>
          <table:table-cell table:style-name="ce39" table:formula="of:=IF([Sprint8.$E160]=&quot;&quot;;;MAX(0;[Sprint8.X160]-[Sprint8.N160]))" office:value-type="float" office:value="0" calcext:value-type="float">
            <text:p>0</text:p>
          </table:table-cell>
          <table:table-cell table:style-name="ce39" table:formula="of:=IF([Sprint8.$E160]=&quot;&quot;;;MAX(0;[Sprint8.Y160]-[Sprint8.O160]))" office:value-type="float" office:value="0" calcext:value-type="float">
            <text:p>0</text:p>
          </table:table-cell>
          <table:table-cell table:style-name="ce39" table:formula="of:=IF([Sprint8.$E160]=&quot;&quot;;;MAX(0;[Sprint8.Z160]-[Sprint8.P16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61];[Sprint8.$D161];[Sprint8.$E161])">
            <text:p/>
          </table:table-cell>
          <table:table-cell table:style-name="ce9" table:formula="of:=IFERROR(VLOOKUP([Sprint8.$A161];[$Tasks.$A151:.$B15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61] =&quot;&quot;;;MAX([Sprint8.$F161]-[Sprint8.G161];0))" office:value-type="float" office:value="0" calcext:value-type="float">
            <text:p>0</text:p>
          </table:table-cell>
          <table:table-cell table:style-name="ce39" table:formula="of:=IF([Sprint8.$E161]=&quot;&quot;;;MAX(0;[Sprint8.R161]-[Sprint8.H161]))" office:value-type="float" office:value="0" calcext:value-type="float">
            <text:p>0</text:p>
          </table:table-cell>
          <table:table-cell table:style-name="ce39" table:formula="of:=IF([Sprint8.$E161]=&quot;&quot;;;MAX(0;[Sprint8.S161]-[Sprint8.I161]))" office:value-type="float" office:value="0" calcext:value-type="float">
            <text:p>0</text:p>
          </table:table-cell>
          <table:table-cell table:style-name="ce39" table:formula="of:=IF([Sprint8.$E161]=&quot;&quot;;;MAX(0;[Sprint8.T161]-[Sprint8.J161]))" office:value-type="float" office:value="0" calcext:value-type="float">
            <text:p>0</text:p>
          </table:table-cell>
          <table:table-cell table:style-name="ce39" table:formula="of:=IF([Sprint8.$E161]=&quot;&quot;;;MAX(0;[Sprint8.U161]-[Sprint8.K161]))" office:value-type="float" office:value="0" calcext:value-type="float">
            <text:p>0</text:p>
          </table:table-cell>
          <table:table-cell table:style-name="ce39" table:formula="of:=IF([Sprint8.$E161]=&quot;&quot;;;MAX(0;[Sprint8.V161]-[Sprint8.L161]))" office:value-type="float" office:value="0" calcext:value-type="float">
            <text:p>0</text:p>
          </table:table-cell>
          <table:table-cell table:style-name="ce39" table:formula="of:=IF([Sprint8.$E161]=&quot;&quot;;;MAX(0;[Sprint8.W161]-[Sprint8.M161]))" office:value-type="float" office:value="0" calcext:value-type="float">
            <text:p>0</text:p>
          </table:table-cell>
          <table:table-cell table:style-name="ce39" table:formula="of:=IF([Sprint8.$E161]=&quot;&quot;;;MAX(0;[Sprint8.X161]-[Sprint8.N161]))" office:value-type="float" office:value="0" calcext:value-type="float">
            <text:p>0</text:p>
          </table:table-cell>
          <table:table-cell table:style-name="ce39" table:formula="of:=IF([Sprint8.$E161]=&quot;&quot;;;MAX(0;[Sprint8.Y161]-[Sprint8.O161]))" office:value-type="float" office:value="0" calcext:value-type="float">
            <text:p>0</text:p>
          </table:table-cell>
          <table:table-cell table:style-name="ce39" table:formula="of:=IF([Sprint8.$E161]=&quot;&quot;;;MAX(0;[Sprint8.Z161]-[Sprint8.P16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62];[Sprint8.$D162];[Sprint8.$E162])">
            <text:p/>
          </table:table-cell>
          <table:table-cell table:style-name="ce9" table:formula="of:=IFERROR(VLOOKUP([Sprint8.$A162];[$Tasks.$A152:.$B15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62] =&quot;&quot;;;MAX([Sprint8.$F162]-[Sprint8.G162];0))" office:value-type="float" office:value="0" calcext:value-type="float">
            <text:p>0</text:p>
          </table:table-cell>
          <table:table-cell table:style-name="ce39" table:formula="of:=IF([Sprint8.$E162]=&quot;&quot;;;MAX(0;[Sprint8.R162]-[Sprint8.H162]))" office:value-type="float" office:value="0" calcext:value-type="float">
            <text:p>0</text:p>
          </table:table-cell>
          <table:table-cell table:style-name="ce39" table:formula="of:=IF([Sprint8.$E162]=&quot;&quot;;;MAX(0;[Sprint8.S162]-[Sprint8.I162]))" office:value-type="float" office:value="0" calcext:value-type="float">
            <text:p>0</text:p>
          </table:table-cell>
          <table:table-cell table:style-name="ce39" table:formula="of:=IF([Sprint8.$E162]=&quot;&quot;;;MAX(0;[Sprint8.T162]-[Sprint8.J162]))" office:value-type="float" office:value="0" calcext:value-type="float">
            <text:p>0</text:p>
          </table:table-cell>
          <table:table-cell table:style-name="ce39" table:formula="of:=IF([Sprint8.$E162]=&quot;&quot;;;MAX(0;[Sprint8.U162]-[Sprint8.K162]))" office:value-type="float" office:value="0" calcext:value-type="float">
            <text:p>0</text:p>
          </table:table-cell>
          <table:table-cell table:style-name="ce39" table:formula="of:=IF([Sprint8.$E162]=&quot;&quot;;;MAX(0;[Sprint8.V162]-[Sprint8.L162]))" office:value-type="float" office:value="0" calcext:value-type="float">
            <text:p>0</text:p>
          </table:table-cell>
          <table:table-cell table:style-name="ce39" table:formula="of:=IF([Sprint8.$E162]=&quot;&quot;;;MAX(0;[Sprint8.W162]-[Sprint8.M162]))" office:value-type="float" office:value="0" calcext:value-type="float">
            <text:p>0</text:p>
          </table:table-cell>
          <table:table-cell table:style-name="ce39" table:formula="of:=IF([Sprint8.$E162]=&quot;&quot;;;MAX(0;[Sprint8.X162]-[Sprint8.N162]))" office:value-type="float" office:value="0" calcext:value-type="float">
            <text:p>0</text:p>
          </table:table-cell>
          <table:table-cell table:style-name="ce39" table:formula="of:=IF([Sprint8.$E162]=&quot;&quot;;;MAX(0;[Sprint8.Y162]-[Sprint8.O162]))" office:value-type="float" office:value="0" calcext:value-type="float">
            <text:p>0</text:p>
          </table:table-cell>
          <table:table-cell table:style-name="ce39" table:formula="of:=IF([Sprint8.$E162]=&quot;&quot;;;MAX(0;[Sprint8.Z162]-[Sprint8.P16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63];[Sprint8.$D163];[Sprint8.$E163])">
            <text:p/>
          </table:table-cell>
          <table:table-cell table:style-name="ce9" table:formula="of:=IFERROR(VLOOKUP([Sprint8.$A163];[$Tasks.$A153:.$B15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63] =&quot;&quot;;;MAX([Sprint8.$F163]-[Sprint8.G163];0))" office:value-type="float" office:value="0" calcext:value-type="float">
            <text:p>0</text:p>
          </table:table-cell>
          <table:table-cell table:style-name="ce39" table:formula="of:=IF([Sprint8.$E163]=&quot;&quot;;;MAX(0;[Sprint8.R163]-[Sprint8.H163]))" office:value-type="float" office:value="0" calcext:value-type="float">
            <text:p>0</text:p>
          </table:table-cell>
          <table:table-cell table:style-name="ce39" table:formula="of:=IF([Sprint8.$E163]=&quot;&quot;;;MAX(0;[Sprint8.S163]-[Sprint8.I163]))" office:value-type="float" office:value="0" calcext:value-type="float">
            <text:p>0</text:p>
          </table:table-cell>
          <table:table-cell table:style-name="ce39" table:formula="of:=IF([Sprint8.$E163]=&quot;&quot;;;MAX(0;[Sprint8.T163]-[Sprint8.J163]))" office:value-type="float" office:value="0" calcext:value-type="float">
            <text:p>0</text:p>
          </table:table-cell>
          <table:table-cell table:style-name="ce39" table:formula="of:=IF([Sprint8.$E163]=&quot;&quot;;;MAX(0;[Sprint8.U163]-[Sprint8.K163]))" office:value-type="float" office:value="0" calcext:value-type="float">
            <text:p>0</text:p>
          </table:table-cell>
          <table:table-cell table:style-name="ce39" table:formula="of:=IF([Sprint8.$E163]=&quot;&quot;;;MAX(0;[Sprint8.V163]-[Sprint8.L163]))" office:value-type="float" office:value="0" calcext:value-type="float">
            <text:p>0</text:p>
          </table:table-cell>
          <table:table-cell table:style-name="ce39" table:formula="of:=IF([Sprint8.$E163]=&quot;&quot;;;MAX(0;[Sprint8.W163]-[Sprint8.M163]))" office:value-type="float" office:value="0" calcext:value-type="float">
            <text:p>0</text:p>
          </table:table-cell>
          <table:table-cell table:style-name="ce39" table:formula="of:=IF([Sprint8.$E163]=&quot;&quot;;;MAX(0;[Sprint8.X163]-[Sprint8.N163]))" office:value-type="float" office:value="0" calcext:value-type="float">
            <text:p>0</text:p>
          </table:table-cell>
          <table:table-cell table:style-name="ce39" table:formula="of:=IF([Sprint8.$E163]=&quot;&quot;;;MAX(0;[Sprint8.Y163]-[Sprint8.O163]))" office:value-type="float" office:value="0" calcext:value-type="float">
            <text:p>0</text:p>
          </table:table-cell>
          <table:table-cell table:style-name="ce39" table:formula="of:=IF([Sprint8.$E163]=&quot;&quot;;;MAX(0;[Sprint8.Z163]-[Sprint8.P16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64];[Sprint8.$D164];[Sprint8.$E164])">
            <text:p/>
          </table:table-cell>
          <table:table-cell table:style-name="ce9" table:formula="of:=IFERROR(VLOOKUP([Sprint8.$A164];[$Tasks.$A154:.$B15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64] =&quot;&quot;;;MAX([Sprint8.$F164]-[Sprint8.G164];0))" office:value-type="float" office:value="0" calcext:value-type="float">
            <text:p>0</text:p>
          </table:table-cell>
          <table:table-cell table:style-name="ce39" table:formula="of:=IF([Sprint8.$E164]=&quot;&quot;;;MAX(0;[Sprint8.R164]-[Sprint8.H164]))" office:value-type="float" office:value="0" calcext:value-type="float">
            <text:p>0</text:p>
          </table:table-cell>
          <table:table-cell table:style-name="ce39" table:formula="of:=IF([Sprint8.$E164]=&quot;&quot;;;MAX(0;[Sprint8.S164]-[Sprint8.I164]))" office:value-type="float" office:value="0" calcext:value-type="float">
            <text:p>0</text:p>
          </table:table-cell>
          <table:table-cell table:style-name="ce39" table:formula="of:=IF([Sprint8.$E164]=&quot;&quot;;;MAX(0;[Sprint8.T164]-[Sprint8.J164]))" office:value-type="float" office:value="0" calcext:value-type="float">
            <text:p>0</text:p>
          </table:table-cell>
          <table:table-cell table:style-name="ce39" table:formula="of:=IF([Sprint8.$E164]=&quot;&quot;;;MAX(0;[Sprint8.U164]-[Sprint8.K164]))" office:value-type="float" office:value="0" calcext:value-type="float">
            <text:p>0</text:p>
          </table:table-cell>
          <table:table-cell table:style-name="ce39" table:formula="of:=IF([Sprint8.$E164]=&quot;&quot;;;MAX(0;[Sprint8.V164]-[Sprint8.L164]))" office:value-type="float" office:value="0" calcext:value-type="float">
            <text:p>0</text:p>
          </table:table-cell>
          <table:table-cell table:style-name="ce39" table:formula="of:=IF([Sprint8.$E164]=&quot;&quot;;;MAX(0;[Sprint8.W164]-[Sprint8.M164]))" office:value-type="float" office:value="0" calcext:value-type="float">
            <text:p>0</text:p>
          </table:table-cell>
          <table:table-cell table:style-name="ce39" table:formula="of:=IF([Sprint8.$E164]=&quot;&quot;;;MAX(0;[Sprint8.X164]-[Sprint8.N164]))" office:value-type="float" office:value="0" calcext:value-type="float">
            <text:p>0</text:p>
          </table:table-cell>
          <table:table-cell table:style-name="ce39" table:formula="of:=IF([Sprint8.$E164]=&quot;&quot;;;MAX(0;[Sprint8.Y164]-[Sprint8.O164]))" office:value-type="float" office:value="0" calcext:value-type="float">
            <text:p>0</text:p>
          </table:table-cell>
          <table:table-cell table:style-name="ce39" table:formula="of:=IF([Sprint8.$E164]=&quot;&quot;;;MAX(0;[Sprint8.Z164]-[Sprint8.P16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65];[Sprint8.$D165];[Sprint8.$E165])">
            <text:p/>
          </table:table-cell>
          <table:table-cell table:style-name="ce9" table:formula="of:=IFERROR(VLOOKUP([Sprint8.$A165];[$Tasks.$A155:.$B15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65] =&quot;&quot;;;MAX([Sprint8.$F165]-[Sprint8.G165];0))" office:value-type="float" office:value="0" calcext:value-type="float">
            <text:p>0</text:p>
          </table:table-cell>
          <table:table-cell table:style-name="ce39" table:formula="of:=IF([Sprint8.$E165]=&quot;&quot;;;MAX(0;[Sprint8.R165]-[Sprint8.H165]))" office:value-type="float" office:value="0" calcext:value-type="float">
            <text:p>0</text:p>
          </table:table-cell>
          <table:table-cell table:style-name="ce39" table:formula="of:=IF([Sprint8.$E165]=&quot;&quot;;;MAX(0;[Sprint8.S165]-[Sprint8.I165]))" office:value-type="float" office:value="0" calcext:value-type="float">
            <text:p>0</text:p>
          </table:table-cell>
          <table:table-cell table:style-name="ce39" table:formula="of:=IF([Sprint8.$E165]=&quot;&quot;;;MAX(0;[Sprint8.T165]-[Sprint8.J165]))" office:value-type="float" office:value="0" calcext:value-type="float">
            <text:p>0</text:p>
          </table:table-cell>
          <table:table-cell table:style-name="ce39" table:formula="of:=IF([Sprint8.$E165]=&quot;&quot;;;MAX(0;[Sprint8.U165]-[Sprint8.K165]))" office:value-type="float" office:value="0" calcext:value-type="float">
            <text:p>0</text:p>
          </table:table-cell>
          <table:table-cell table:style-name="ce39" table:formula="of:=IF([Sprint8.$E165]=&quot;&quot;;;MAX(0;[Sprint8.V165]-[Sprint8.L165]))" office:value-type="float" office:value="0" calcext:value-type="float">
            <text:p>0</text:p>
          </table:table-cell>
          <table:table-cell table:style-name="ce39" table:formula="of:=IF([Sprint8.$E165]=&quot;&quot;;;MAX(0;[Sprint8.W165]-[Sprint8.M165]))" office:value-type="float" office:value="0" calcext:value-type="float">
            <text:p>0</text:p>
          </table:table-cell>
          <table:table-cell table:style-name="ce39" table:formula="of:=IF([Sprint8.$E165]=&quot;&quot;;;MAX(0;[Sprint8.X165]-[Sprint8.N165]))" office:value-type="float" office:value="0" calcext:value-type="float">
            <text:p>0</text:p>
          </table:table-cell>
          <table:table-cell table:style-name="ce39" table:formula="of:=IF([Sprint8.$E165]=&quot;&quot;;;MAX(0;[Sprint8.Y165]-[Sprint8.O165]))" office:value-type="float" office:value="0" calcext:value-type="float">
            <text:p>0</text:p>
          </table:table-cell>
          <table:table-cell table:style-name="ce39" table:formula="of:=IF([Sprint8.$E165]=&quot;&quot;;;MAX(0;[Sprint8.Z165]-[Sprint8.P16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66];[Sprint8.$D166];[Sprint8.$E166])">
            <text:p/>
          </table:table-cell>
          <table:table-cell table:style-name="ce9" table:formula="of:=IFERROR(VLOOKUP([Sprint8.$A166];[$Tasks.$A156:.$B16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66] =&quot;&quot;;;MAX([Sprint8.$F166]-[Sprint8.G166];0))" office:value-type="float" office:value="0" calcext:value-type="float">
            <text:p>0</text:p>
          </table:table-cell>
          <table:table-cell table:style-name="ce39" table:formula="of:=IF([Sprint8.$E166]=&quot;&quot;;;MAX(0;[Sprint8.R166]-[Sprint8.H166]))" office:value-type="float" office:value="0" calcext:value-type="float">
            <text:p>0</text:p>
          </table:table-cell>
          <table:table-cell table:style-name="ce39" table:formula="of:=IF([Sprint8.$E166]=&quot;&quot;;;MAX(0;[Sprint8.S166]-[Sprint8.I166]))" office:value-type="float" office:value="0" calcext:value-type="float">
            <text:p>0</text:p>
          </table:table-cell>
          <table:table-cell table:style-name="ce39" table:formula="of:=IF([Sprint8.$E166]=&quot;&quot;;;MAX(0;[Sprint8.T166]-[Sprint8.J166]))" office:value-type="float" office:value="0" calcext:value-type="float">
            <text:p>0</text:p>
          </table:table-cell>
          <table:table-cell table:style-name="ce39" table:formula="of:=IF([Sprint8.$E166]=&quot;&quot;;;MAX(0;[Sprint8.U166]-[Sprint8.K166]))" office:value-type="float" office:value="0" calcext:value-type="float">
            <text:p>0</text:p>
          </table:table-cell>
          <table:table-cell table:style-name="ce39" table:formula="of:=IF([Sprint8.$E166]=&quot;&quot;;;MAX(0;[Sprint8.V166]-[Sprint8.L166]))" office:value-type="float" office:value="0" calcext:value-type="float">
            <text:p>0</text:p>
          </table:table-cell>
          <table:table-cell table:style-name="ce39" table:formula="of:=IF([Sprint8.$E166]=&quot;&quot;;;MAX(0;[Sprint8.W166]-[Sprint8.M166]))" office:value-type="float" office:value="0" calcext:value-type="float">
            <text:p>0</text:p>
          </table:table-cell>
          <table:table-cell table:style-name="ce39" table:formula="of:=IF([Sprint8.$E166]=&quot;&quot;;;MAX(0;[Sprint8.X166]-[Sprint8.N166]))" office:value-type="float" office:value="0" calcext:value-type="float">
            <text:p>0</text:p>
          </table:table-cell>
          <table:table-cell table:style-name="ce39" table:formula="of:=IF([Sprint8.$E166]=&quot;&quot;;;MAX(0;[Sprint8.Y166]-[Sprint8.O166]))" office:value-type="float" office:value="0" calcext:value-type="float">
            <text:p>0</text:p>
          </table:table-cell>
          <table:table-cell table:style-name="ce39" table:formula="of:=IF([Sprint8.$E166]=&quot;&quot;;;MAX(0;[Sprint8.Z166]-[Sprint8.P16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67];[Sprint8.$D167];[Sprint8.$E167])">
            <text:p/>
          </table:table-cell>
          <table:table-cell table:style-name="ce9" table:formula="of:=IFERROR(VLOOKUP([Sprint8.$A167];[$Tasks.$A157:.$B16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67] =&quot;&quot;;;MAX([Sprint8.$F167]-[Sprint8.G167];0))" office:value-type="float" office:value="0" calcext:value-type="float">
            <text:p>0</text:p>
          </table:table-cell>
          <table:table-cell table:style-name="ce39" table:formula="of:=IF([Sprint8.$E167]=&quot;&quot;;;MAX(0;[Sprint8.R167]-[Sprint8.H167]))" office:value-type="float" office:value="0" calcext:value-type="float">
            <text:p>0</text:p>
          </table:table-cell>
          <table:table-cell table:style-name="ce39" table:formula="of:=IF([Sprint8.$E167]=&quot;&quot;;;MAX(0;[Sprint8.S167]-[Sprint8.I167]))" office:value-type="float" office:value="0" calcext:value-type="float">
            <text:p>0</text:p>
          </table:table-cell>
          <table:table-cell table:style-name="ce39" table:formula="of:=IF([Sprint8.$E167]=&quot;&quot;;;MAX(0;[Sprint8.T167]-[Sprint8.J167]))" office:value-type="float" office:value="0" calcext:value-type="float">
            <text:p>0</text:p>
          </table:table-cell>
          <table:table-cell table:style-name="ce39" table:formula="of:=IF([Sprint8.$E167]=&quot;&quot;;;MAX(0;[Sprint8.U167]-[Sprint8.K167]))" office:value-type="float" office:value="0" calcext:value-type="float">
            <text:p>0</text:p>
          </table:table-cell>
          <table:table-cell table:style-name="ce39" table:formula="of:=IF([Sprint8.$E167]=&quot;&quot;;;MAX(0;[Sprint8.V167]-[Sprint8.L167]))" office:value-type="float" office:value="0" calcext:value-type="float">
            <text:p>0</text:p>
          </table:table-cell>
          <table:table-cell table:style-name="ce39" table:formula="of:=IF([Sprint8.$E167]=&quot;&quot;;;MAX(0;[Sprint8.W167]-[Sprint8.M167]))" office:value-type="float" office:value="0" calcext:value-type="float">
            <text:p>0</text:p>
          </table:table-cell>
          <table:table-cell table:style-name="ce39" table:formula="of:=IF([Sprint8.$E167]=&quot;&quot;;;MAX(0;[Sprint8.X167]-[Sprint8.N167]))" office:value-type="float" office:value="0" calcext:value-type="float">
            <text:p>0</text:p>
          </table:table-cell>
          <table:table-cell table:style-name="ce39" table:formula="of:=IF([Sprint8.$E167]=&quot;&quot;;;MAX(0;[Sprint8.Y167]-[Sprint8.O167]))" office:value-type="float" office:value="0" calcext:value-type="float">
            <text:p>0</text:p>
          </table:table-cell>
          <table:table-cell table:style-name="ce39" table:formula="of:=IF([Sprint8.$E167]=&quot;&quot;;;MAX(0;[Sprint8.Z167]-[Sprint8.P16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68];[Sprint8.$D168];[Sprint8.$E168])">
            <text:p/>
          </table:table-cell>
          <table:table-cell table:style-name="ce9" table:formula="of:=IFERROR(VLOOKUP([Sprint8.$A168];[$Tasks.$A158:.$B16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68] =&quot;&quot;;;MAX([Sprint8.$F168]-[Sprint8.G168];0))" office:value-type="float" office:value="0" calcext:value-type="float">
            <text:p>0</text:p>
          </table:table-cell>
          <table:table-cell table:style-name="ce39" table:formula="of:=IF([Sprint8.$E168]=&quot;&quot;;;MAX(0;[Sprint8.R168]-[Sprint8.H168]))" office:value-type="float" office:value="0" calcext:value-type="float">
            <text:p>0</text:p>
          </table:table-cell>
          <table:table-cell table:style-name="ce39" table:formula="of:=IF([Sprint8.$E168]=&quot;&quot;;;MAX(0;[Sprint8.S168]-[Sprint8.I168]))" office:value-type="float" office:value="0" calcext:value-type="float">
            <text:p>0</text:p>
          </table:table-cell>
          <table:table-cell table:style-name="ce39" table:formula="of:=IF([Sprint8.$E168]=&quot;&quot;;;MAX(0;[Sprint8.T168]-[Sprint8.J168]))" office:value-type="float" office:value="0" calcext:value-type="float">
            <text:p>0</text:p>
          </table:table-cell>
          <table:table-cell table:style-name="ce39" table:formula="of:=IF([Sprint8.$E168]=&quot;&quot;;;MAX(0;[Sprint8.U168]-[Sprint8.K168]))" office:value-type="float" office:value="0" calcext:value-type="float">
            <text:p>0</text:p>
          </table:table-cell>
          <table:table-cell table:style-name="ce39" table:formula="of:=IF([Sprint8.$E168]=&quot;&quot;;;MAX(0;[Sprint8.V168]-[Sprint8.L168]))" office:value-type="float" office:value="0" calcext:value-type="float">
            <text:p>0</text:p>
          </table:table-cell>
          <table:table-cell table:style-name="ce39" table:formula="of:=IF([Sprint8.$E168]=&quot;&quot;;;MAX(0;[Sprint8.W168]-[Sprint8.M168]))" office:value-type="float" office:value="0" calcext:value-type="float">
            <text:p>0</text:p>
          </table:table-cell>
          <table:table-cell table:style-name="ce39" table:formula="of:=IF([Sprint8.$E168]=&quot;&quot;;;MAX(0;[Sprint8.X168]-[Sprint8.N168]))" office:value-type="float" office:value="0" calcext:value-type="float">
            <text:p>0</text:p>
          </table:table-cell>
          <table:table-cell table:style-name="ce39" table:formula="of:=IF([Sprint8.$E168]=&quot;&quot;;;MAX(0;[Sprint8.Y168]-[Sprint8.O168]))" office:value-type="float" office:value="0" calcext:value-type="float">
            <text:p>0</text:p>
          </table:table-cell>
          <table:table-cell table:style-name="ce39" table:formula="of:=IF([Sprint8.$E168]=&quot;&quot;;;MAX(0;[Sprint8.Z168]-[Sprint8.P16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69];[Sprint8.$D169];[Sprint8.$E169])">
            <text:p/>
          </table:table-cell>
          <table:table-cell table:style-name="ce9" table:formula="of:=IFERROR(VLOOKUP([Sprint8.$A169];[$Tasks.$A159:.$B16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69] =&quot;&quot;;;MAX([Sprint8.$F169]-[Sprint8.G169];0))" office:value-type="float" office:value="0" calcext:value-type="float">
            <text:p>0</text:p>
          </table:table-cell>
          <table:table-cell table:style-name="ce39" table:formula="of:=IF([Sprint8.$E169]=&quot;&quot;;;MAX(0;[Sprint8.R169]-[Sprint8.H169]))" office:value-type="float" office:value="0" calcext:value-type="float">
            <text:p>0</text:p>
          </table:table-cell>
          <table:table-cell table:style-name="ce39" table:formula="of:=IF([Sprint8.$E169]=&quot;&quot;;;MAX(0;[Sprint8.S169]-[Sprint8.I169]))" office:value-type="float" office:value="0" calcext:value-type="float">
            <text:p>0</text:p>
          </table:table-cell>
          <table:table-cell table:style-name="ce39" table:formula="of:=IF([Sprint8.$E169]=&quot;&quot;;;MAX(0;[Sprint8.T169]-[Sprint8.J169]))" office:value-type="float" office:value="0" calcext:value-type="float">
            <text:p>0</text:p>
          </table:table-cell>
          <table:table-cell table:style-name="ce39" table:formula="of:=IF([Sprint8.$E169]=&quot;&quot;;;MAX(0;[Sprint8.U169]-[Sprint8.K169]))" office:value-type="float" office:value="0" calcext:value-type="float">
            <text:p>0</text:p>
          </table:table-cell>
          <table:table-cell table:style-name="ce39" table:formula="of:=IF([Sprint8.$E169]=&quot;&quot;;;MAX(0;[Sprint8.V169]-[Sprint8.L169]))" office:value-type="float" office:value="0" calcext:value-type="float">
            <text:p>0</text:p>
          </table:table-cell>
          <table:table-cell table:style-name="ce39" table:formula="of:=IF([Sprint8.$E169]=&quot;&quot;;;MAX(0;[Sprint8.W169]-[Sprint8.M169]))" office:value-type="float" office:value="0" calcext:value-type="float">
            <text:p>0</text:p>
          </table:table-cell>
          <table:table-cell table:style-name="ce39" table:formula="of:=IF([Sprint8.$E169]=&quot;&quot;;;MAX(0;[Sprint8.X169]-[Sprint8.N169]))" office:value-type="float" office:value="0" calcext:value-type="float">
            <text:p>0</text:p>
          </table:table-cell>
          <table:table-cell table:style-name="ce39" table:formula="of:=IF([Sprint8.$E169]=&quot;&quot;;;MAX(0;[Sprint8.Y169]-[Sprint8.O169]))" office:value-type="float" office:value="0" calcext:value-type="float">
            <text:p>0</text:p>
          </table:table-cell>
          <table:table-cell table:style-name="ce39" table:formula="of:=IF([Sprint8.$E169]=&quot;&quot;;;MAX(0;[Sprint8.Z169]-[Sprint8.P16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70];[Sprint8.$D170];[Sprint8.$E170])">
            <text:p/>
          </table:table-cell>
          <table:table-cell table:style-name="ce9" table:formula="of:=IFERROR(VLOOKUP([Sprint8.$A170];[$Tasks.$A160:.$B16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70] =&quot;&quot;;;MAX([Sprint8.$F170]-[Sprint8.G170];0))" office:value-type="float" office:value="0" calcext:value-type="float">
            <text:p>0</text:p>
          </table:table-cell>
          <table:table-cell table:style-name="ce39" table:formula="of:=IF([Sprint8.$E170]=&quot;&quot;;;MAX(0;[Sprint8.R170]-[Sprint8.H170]))" office:value-type="float" office:value="0" calcext:value-type="float">
            <text:p>0</text:p>
          </table:table-cell>
          <table:table-cell table:style-name="ce39" table:formula="of:=IF([Sprint8.$E170]=&quot;&quot;;;MAX(0;[Sprint8.S170]-[Sprint8.I170]))" office:value-type="float" office:value="0" calcext:value-type="float">
            <text:p>0</text:p>
          </table:table-cell>
          <table:table-cell table:style-name="ce39" table:formula="of:=IF([Sprint8.$E170]=&quot;&quot;;;MAX(0;[Sprint8.T170]-[Sprint8.J170]))" office:value-type="float" office:value="0" calcext:value-type="float">
            <text:p>0</text:p>
          </table:table-cell>
          <table:table-cell table:style-name="ce39" table:formula="of:=IF([Sprint8.$E170]=&quot;&quot;;;MAX(0;[Sprint8.U170]-[Sprint8.K170]))" office:value-type="float" office:value="0" calcext:value-type="float">
            <text:p>0</text:p>
          </table:table-cell>
          <table:table-cell table:style-name="ce39" table:formula="of:=IF([Sprint8.$E170]=&quot;&quot;;;MAX(0;[Sprint8.V170]-[Sprint8.L170]))" office:value-type="float" office:value="0" calcext:value-type="float">
            <text:p>0</text:p>
          </table:table-cell>
          <table:table-cell table:style-name="ce39" table:formula="of:=IF([Sprint8.$E170]=&quot;&quot;;;MAX(0;[Sprint8.W170]-[Sprint8.M170]))" office:value-type="float" office:value="0" calcext:value-type="float">
            <text:p>0</text:p>
          </table:table-cell>
          <table:table-cell table:style-name="ce39" table:formula="of:=IF([Sprint8.$E170]=&quot;&quot;;;MAX(0;[Sprint8.X170]-[Sprint8.N170]))" office:value-type="float" office:value="0" calcext:value-type="float">
            <text:p>0</text:p>
          </table:table-cell>
          <table:table-cell table:style-name="ce39" table:formula="of:=IF([Sprint8.$E170]=&quot;&quot;;;MAX(0;[Sprint8.Y170]-[Sprint8.O170]))" office:value-type="float" office:value="0" calcext:value-type="float">
            <text:p>0</text:p>
          </table:table-cell>
          <table:table-cell table:style-name="ce39" table:formula="of:=IF([Sprint8.$E170]=&quot;&quot;;;MAX(0;[Sprint8.Z170]-[Sprint8.P17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71];[Sprint8.$D171];[Sprint8.$E171])">
            <text:p/>
          </table:table-cell>
          <table:table-cell table:style-name="ce9" table:formula="of:=IFERROR(VLOOKUP([Sprint8.$A171];[$Tasks.$A161:.$B16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71] =&quot;&quot;;;MAX([Sprint8.$F171]-[Sprint8.G171];0))" office:value-type="float" office:value="0" calcext:value-type="float">
            <text:p>0</text:p>
          </table:table-cell>
          <table:table-cell table:style-name="ce39" table:formula="of:=IF([Sprint8.$E171]=&quot;&quot;;;MAX(0;[Sprint8.R171]-[Sprint8.H171]))" office:value-type="float" office:value="0" calcext:value-type="float">
            <text:p>0</text:p>
          </table:table-cell>
          <table:table-cell table:style-name="ce39" table:formula="of:=IF([Sprint8.$E171]=&quot;&quot;;;MAX(0;[Sprint8.S171]-[Sprint8.I171]))" office:value-type="float" office:value="0" calcext:value-type="float">
            <text:p>0</text:p>
          </table:table-cell>
          <table:table-cell table:style-name="ce39" table:formula="of:=IF([Sprint8.$E171]=&quot;&quot;;;MAX(0;[Sprint8.T171]-[Sprint8.J171]))" office:value-type="float" office:value="0" calcext:value-type="float">
            <text:p>0</text:p>
          </table:table-cell>
          <table:table-cell table:style-name="ce39" table:formula="of:=IF([Sprint8.$E171]=&quot;&quot;;;MAX(0;[Sprint8.U171]-[Sprint8.K171]))" office:value-type="float" office:value="0" calcext:value-type="float">
            <text:p>0</text:p>
          </table:table-cell>
          <table:table-cell table:style-name="ce39" table:formula="of:=IF([Sprint8.$E171]=&quot;&quot;;;MAX(0;[Sprint8.V171]-[Sprint8.L171]))" office:value-type="float" office:value="0" calcext:value-type="float">
            <text:p>0</text:p>
          </table:table-cell>
          <table:table-cell table:style-name="ce39" table:formula="of:=IF([Sprint8.$E171]=&quot;&quot;;;MAX(0;[Sprint8.W171]-[Sprint8.M171]))" office:value-type="float" office:value="0" calcext:value-type="float">
            <text:p>0</text:p>
          </table:table-cell>
          <table:table-cell table:style-name="ce39" table:formula="of:=IF([Sprint8.$E171]=&quot;&quot;;;MAX(0;[Sprint8.X171]-[Sprint8.N171]))" office:value-type="float" office:value="0" calcext:value-type="float">
            <text:p>0</text:p>
          </table:table-cell>
          <table:table-cell table:style-name="ce39" table:formula="of:=IF([Sprint8.$E171]=&quot;&quot;;;MAX(0;[Sprint8.Y171]-[Sprint8.O171]))" office:value-type="float" office:value="0" calcext:value-type="float">
            <text:p>0</text:p>
          </table:table-cell>
          <table:table-cell table:style-name="ce39" table:formula="of:=IF([Sprint8.$E171]=&quot;&quot;;;MAX(0;[Sprint8.Z171]-[Sprint8.P17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72];[Sprint8.$D172];[Sprint8.$E172])">
            <text:p/>
          </table:table-cell>
          <table:table-cell table:style-name="ce9" table:formula="of:=IFERROR(VLOOKUP([Sprint8.$A172];[$Tasks.$A162:.$B16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72] =&quot;&quot;;;MAX([Sprint8.$F172]-[Sprint8.G172];0))" office:value-type="float" office:value="0" calcext:value-type="float">
            <text:p>0</text:p>
          </table:table-cell>
          <table:table-cell table:style-name="ce39" table:formula="of:=IF([Sprint8.$E172]=&quot;&quot;;;MAX(0;[Sprint8.R172]-[Sprint8.H172]))" office:value-type="float" office:value="0" calcext:value-type="float">
            <text:p>0</text:p>
          </table:table-cell>
          <table:table-cell table:style-name="ce39" table:formula="of:=IF([Sprint8.$E172]=&quot;&quot;;;MAX(0;[Sprint8.S172]-[Sprint8.I172]))" office:value-type="float" office:value="0" calcext:value-type="float">
            <text:p>0</text:p>
          </table:table-cell>
          <table:table-cell table:style-name="ce39" table:formula="of:=IF([Sprint8.$E172]=&quot;&quot;;;MAX(0;[Sprint8.T172]-[Sprint8.J172]))" office:value-type="float" office:value="0" calcext:value-type="float">
            <text:p>0</text:p>
          </table:table-cell>
          <table:table-cell table:style-name="ce39" table:formula="of:=IF([Sprint8.$E172]=&quot;&quot;;;MAX(0;[Sprint8.U172]-[Sprint8.K172]))" office:value-type="float" office:value="0" calcext:value-type="float">
            <text:p>0</text:p>
          </table:table-cell>
          <table:table-cell table:style-name="ce39" table:formula="of:=IF([Sprint8.$E172]=&quot;&quot;;;MAX(0;[Sprint8.V172]-[Sprint8.L172]))" office:value-type="float" office:value="0" calcext:value-type="float">
            <text:p>0</text:p>
          </table:table-cell>
          <table:table-cell table:style-name="ce39" table:formula="of:=IF([Sprint8.$E172]=&quot;&quot;;;MAX(0;[Sprint8.W172]-[Sprint8.M172]))" office:value-type="float" office:value="0" calcext:value-type="float">
            <text:p>0</text:p>
          </table:table-cell>
          <table:table-cell table:style-name="ce39" table:formula="of:=IF([Sprint8.$E172]=&quot;&quot;;;MAX(0;[Sprint8.X172]-[Sprint8.N172]))" office:value-type="float" office:value="0" calcext:value-type="float">
            <text:p>0</text:p>
          </table:table-cell>
          <table:table-cell table:style-name="ce39" table:formula="of:=IF([Sprint8.$E172]=&quot;&quot;;;MAX(0;[Sprint8.Y172]-[Sprint8.O172]))" office:value-type="float" office:value="0" calcext:value-type="float">
            <text:p>0</text:p>
          </table:table-cell>
          <table:table-cell table:style-name="ce39" table:formula="of:=IF([Sprint8.$E172]=&quot;&quot;;;MAX(0;[Sprint8.Z172]-[Sprint8.P17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73];[Sprint8.$D173];[Sprint8.$E173])">
            <text:p/>
          </table:table-cell>
          <table:table-cell table:style-name="ce9" table:formula="of:=IFERROR(VLOOKUP([Sprint8.$A173];[$Tasks.$A163:.$B16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73] =&quot;&quot;;;MAX([Sprint8.$F173]-[Sprint8.G173];0))" office:value-type="float" office:value="0" calcext:value-type="float">
            <text:p>0</text:p>
          </table:table-cell>
          <table:table-cell table:style-name="ce39" table:formula="of:=IF([Sprint8.$E173]=&quot;&quot;;;MAX(0;[Sprint8.R173]-[Sprint8.H173]))" office:value-type="float" office:value="0" calcext:value-type="float">
            <text:p>0</text:p>
          </table:table-cell>
          <table:table-cell table:style-name="ce39" table:formula="of:=IF([Sprint8.$E173]=&quot;&quot;;;MAX(0;[Sprint8.S173]-[Sprint8.I173]))" office:value-type="float" office:value="0" calcext:value-type="float">
            <text:p>0</text:p>
          </table:table-cell>
          <table:table-cell table:style-name="ce39" table:formula="of:=IF([Sprint8.$E173]=&quot;&quot;;;MAX(0;[Sprint8.T173]-[Sprint8.J173]))" office:value-type="float" office:value="0" calcext:value-type="float">
            <text:p>0</text:p>
          </table:table-cell>
          <table:table-cell table:style-name="ce39" table:formula="of:=IF([Sprint8.$E173]=&quot;&quot;;;MAX(0;[Sprint8.U173]-[Sprint8.K173]))" office:value-type="float" office:value="0" calcext:value-type="float">
            <text:p>0</text:p>
          </table:table-cell>
          <table:table-cell table:style-name="ce39" table:formula="of:=IF([Sprint8.$E173]=&quot;&quot;;;MAX(0;[Sprint8.V173]-[Sprint8.L173]))" office:value-type="float" office:value="0" calcext:value-type="float">
            <text:p>0</text:p>
          </table:table-cell>
          <table:table-cell table:style-name="ce39" table:formula="of:=IF([Sprint8.$E173]=&quot;&quot;;;MAX(0;[Sprint8.W173]-[Sprint8.M173]))" office:value-type="float" office:value="0" calcext:value-type="float">
            <text:p>0</text:p>
          </table:table-cell>
          <table:table-cell table:style-name="ce39" table:formula="of:=IF([Sprint8.$E173]=&quot;&quot;;;MAX(0;[Sprint8.X173]-[Sprint8.N173]))" office:value-type="float" office:value="0" calcext:value-type="float">
            <text:p>0</text:p>
          </table:table-cell>
          <table:table-cell table:style-name="ce39" table:formula="of:=IF([Sprint8.$E173]=&quot;&quot;;;MAX(0;[Sprint8.Y173]-[Sprint8.O173]))" office:value-type="float" office:value="0" calcext:value-type="float">
            <text:p>0</text:p>
          </table:table-cell>
          <table:table-cell table:style-name="ce39" table:formula="of:=IF([Sprint8.$E173]=&quot;&quot;;;MAX(0;[Sprint8.Z173]-[Sprint8.P17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74];[Sprint8.$D174];[Sprint8.$E174])">
            <text:p/>
          </table:table-cell>
          <table:table-cell table:style-name="ce9" table:formula="of:=IFERROR(VLOOKUP([Sprint8.$A174];[$Tasks.$A164:.$B16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74] =&quot;&quot;;;MAX([Sprint8.$F174]-[Sprint8.G174];0))" office:value-type="float" office:value="0" calcext:value-type="float">
            <text:p>0</text:p>
          </table:table-cell>
          <table:table-cell table:style-name="ce39" table:formula="of:=IF([Sprint8.$E174]=&quot;&quot;;;MAX(0;[Sprint8.R174]-[Sprint8.H174]))" office:value-type="float" office:value="0" calcext:value-type="float">
            <text:p>0</text:p>
          </table:table-cell>
          <table:table-cell table:style-name="ce39" table:formula="of:=IF([Sprint8.$E174]=&quot;&quot;;;MAX(0;[Sprint8.S174]-[Sprint8.I174]))" office:value-type="float" office:value="0" calcext:value-type="float">
            <text:p>0</text:p>
          </table:table-cell>
          <table:table-cell table:style-name="ce39" table:formula="of:=IF([Sprint8.$E174]=&quot;&quot;;;MAX(0;[Sprint8.T174]-[Sprint8.J174]))" office:value-type="float" office:value="0" calcext:value-type="float">
            <text:p>0</text:p>
          </table:table-cell>
          <table:table-cell table:style-name="ce39" table:formula="of:=IF([Sprint8.$E174]=&quot;&quot;;;MAX(0;[Sprint8.U174]-[Sprint8.K174]))" office:value-type="float" office:value="0" calcext:value-type="float">
            <text:p>0</text:p>
          </table:table-cell>
          <table:table-cell table:style-name="ce39" table:formula="of:=IF([Sprint8.$E174]=&quot;&quot;;;MAX(0;[Sprint8.V174]-[Sprint8.L174]))" office:value-type="float" office:value="0" calcext:value-type="float">
            <text:p>0</text:p>
          </table:table-cell>
          <table:table-cell table:style-name="ce39" table:formula="of:=IF([Sprint8.$E174]=&quot;&quot;;;MAX(0;[Sprint8.W174]-[Sprint8.M174]))" office:value-type="float" office:value="0" calcext:value-type="float">
            <text:p>0</text:p>
          </table:table-cell>
          <table:table-cell table:style-name="ce39" table:formula="of:=IF([Sprint8.$E174]=&quot;&quot;;;MAX(0;[Sprint8.X174]-[Sprint8.N174]))" office:value-type="float" office:value="0" calcext:value-type="float">
            <text:p>0</text:p>
          </table:table-cell>
          <table:table-cell table:style-name="ce39" table:formula="of:=IF([Sprint8.$E174]=&quot;&quot;;;MAX(0;[Sprint8.Y174]-[Sprint8.O174]))" office:value-type="float" office:value="0" calcext:value-type="float">
            <text:p>0</text:p>
          </table:table-cell>
          <table:table-cell table:style-name="ce39" table:formula="of:=IF([Sprint8.$E174]=&quot;&quot;;;MAX(0;[Sprint8.Z174]-[Sprint8.P17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75];[Sprint8.$D175];[Sprint8.$E175])">
            <text:p/>
          </table:table-cell>
          <table:table-cell table:style-name="ce9" table:formula="of:=IFERROR(VLOOKUP([Sprint8.$A175];[$Tasks.$A165:.$B16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75] =&quot;&quot;;;MAX([Sprint8.$F175]-[Sprint8.G175];0))" office:value-type="float" office:value="0" calcext:value-type="float">
            <text:p>0</text:p>
          </table:table-cell>
          <table:table-cell table:style-name="ce39" table:formula="of:=IF([Sprint8.$E175]=&quot;&quot;;;MAX(0;[Sprint8.R175]-[Sprint8.H175]))" office:value-type="float" office:value="0" calcext:value-type="float">
            <text:p>0</text:p>
          </table:table-cell>
          <table:table-cell table:style-name="ce39" table:formula="of:=IF([Sprint8.$E175]=&quot;&quot;;;MAX(0;[Sprint8.S175]-[Sprint8.I175]))" office:value-type="float" office:value="0" calcext:value-type="float">
            <text:p>0</text:p>
          </table:table-cell>
          <table:table-cell table:style-name="ce39" table:formula="of:=IF([Sprint8.$E175]=&quot;&quot;;;MAX(0;[Sprint8.T175]-[Sprint8.J175]))" office:value-type="float" office:value="0" calcext:value-type="float">
            <text:p>0</text:p>
          </table:table-cell>
          <table:table-cell table:style-name="ce39" table:formula="of:=IF([Sprint8.$E175]=&quot;&quot;;;MAX(0;[Sprint8.U175]-[Sprint8.K175]))" office:value-type="float" office:value="0" calcext:value-type="float">
            <text:p>0</text:p>
          </table:table-cell>
          <table:table-cell table:style-name="ce39" table:formula="of:=IF([Sprint8.$E175]=&quot;&quot;;;MAX(0;[Sprint8.V175]-[Sprint8.L175]))" office:value-type="float" office:value="0" calcext:value-type="float">
            <text:p>0</text:p>
          </table:table-cell>
          <table:table-cell table:style-name="ce39" table:formula="of:=IF([Sprint8.$E175]=&quot;&quot;;;MAX(0;[Sprint8.W175]-[Sprint8.M175]))" office:value-type="float" office:value="0" calcext:value-type="float">
            <text:p>0</text:p>
          </table:table-cell>
          <table:table-cell table:style-name="ce39" table:formula="of:=IF([Sprint8.$E175]=&quot;&quot;;;MAX(0;[Sprint8.X175]-[Sprint8.N175]))" office:value-type="float" office:value="0" calcext:value-type="float">
            <text:p>0</text:p>
          </table:table-cell>
          <table:table-cell table:style-name="ce39" table:formula="of:=IF([Sprint8.$E175]=&quot;&quot;;;MAX(0;[Sprint8.Y175]-[Sprint8.O175]))" office:value-type="float" office:value="0" calcext:value-type="float">
            <text:p>0</text:p>
          </table:table-cell>
          <table:table-cell table:style-name="ce39" table:formula="of:=IF([Sprint8.$E175]=&quot;&quot;;;MAX(0;[Sprint8.Z175]-[Sprint8.P17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76];[Sprint8.$D176];[Sprint8.$E176])">
            <text:p/>
          </table:table-cell>
          <table:table-cell table:style-name="ce9" table:formula="of:=IFERROR(VLOOKUP([Sprint8.$A176];[$Tasks.$A166:.$B17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76] =&quot;&quot;;;MAX([Sprint8.$F176]-[Sprint8.G176];0))" office:value-type="float" office:value="0" calcext:value-type="float">
            <text:p>0</text:p>
          </table:table-cell>
          <table:table-cell table:style-name="ce39" table:formula="of:=IF([Sprint8.$E176]=&quot;&quot;;;MAX(0;[Sprint8.R176]-[Sprint8.H176]))" office:value-type="float" office:value="0" calcext:value-type="float">
            <text:p>0</text:p>
          </table:table-cell>
          <table:table-cell table:style-name="ce39" table:formula="of:=IF([Sprint8.$E176]=&quot;&quot;;;MAX(0;[Sprint8.S176]-[Sprint8.I176]))" office:value-type="float" office:value="0" calcext:value-type="float">
            <text:p>0</text:p>
          </table:table-cell>
          <table:table-cell table:style-name="ce39" table:formula="of:=IF([Sprint8.$E176]=&quot;&quot;;;MAX(0;[Sprint8.T176]-[Sprint8.J176]))" office:value-type="float" office:value="0" calcext:value-type="float">
            <text:p>0</text:p>
          </table:table-cell>
          <table:table-cell table:style-name="ce39" table:formula="of:=IF([Sprint8.$E176]=&quot;&quot;;;MAX(0;[Sprint8.U176]-[Sprint8.K176]))" office:value-type="float" office:value="0" calcext:value-type="float">
            <text:p>0</text:p>
          </table:table-cell>
          <table:table-cell table:style-name="ce39" table:formula="of:=IF([Sprint8.$E176]=&quot;&quot;;;MAX(0;[Sprint8.V176]-[Sprint8.L176]))" office:value-type="float" office:value="0" calcext:value-type="float">
            <text:p>0</text:p>
          </table:table-cell>
          <table:table-cell table:style-name="ce39" table:formula="of:=IF([Sprint8.$E176]=&quot;&quot;;;MAX(0;[Sprint8.W176]-[Sprint8.M176]))" office:value-type="float" office:value="0" calcext:value-type="float">
            <text:p>0</text:p>
          </table:table-cell>
          <table:table-cell table:style-name="ce39" table:formula="of:=IF([Sprint8.$E176]=&quot;&quot;;;MAX(0;[Sprint8.X176]-[Sprint8.N176]))" office:value-type="float" office:value="0" calcext:value-type="float">
            <text:p>0</text:p>
          </table:table-cell>
          <table:table-cell table:style-name="ce39" table:formula="of:=IF([Sprint8.$E176]=&quot;&quot;;;MAX(0;[Sprint8.Y176]-[Sprint8.O176]))" office:value-type="float" office:value="0" calcext:value-type="float">
            <text:p>0</text:p>
          </table:table-cell>
          <table:table-cell table:style-name="ce39" table:formula="of:=IF([Sprint8.$E176]=&quot;&quot;;;MAX(0;[Sprint8.Z176]-[Sprint8.P17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77];[Sprint8.$D177];[Sprint8.$E177])">
            <text:p/>
          </table:table-cell>
          <table:table-cell table:style-name="ce9" table:formula="of:=IFERROR(VLOOKUP([Sprint8.$A177];[$Tasks.$A167:.$B17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77] =&quot;&quot;;;MAX([Sprint8.$F177]-[Sprint8.G177];0))" office:value-type="float" office:value="0" calcext:value-type="float">
            <text:p>0</text:p>
          </table:table-cell>
          <table:table-cell table:style-name="ce39" table:formula="of:=IF([Sprint8.$E177]=&quot;&quot;;;MAX(0;[Sprint8.R177]-[Sprint8.H177]))" office:value-type="float" office:value="0" calcext:value-type="float">
            <text:p>0</text:p>
          </table:table-cell>
          <table:table-cell table:style-name="ce39" table:formula="of:=IF([Sprint8.$E177]=&quot;&quot;;;MAX(0;[Sprint8.S177]-[Sprint8.I177]))" office:value-type="float" office:value="0" calcext:value-type="float">
            <text:p>0</text:p>
          </table:table-cell>
          <table:table-cell table:style-name="ce39" table:formula="of:=IF([Sprint8.$E177]=&quot;&quot;;;MAX(0;[Sprint8.T177]-[Sprint8.J177]))" office:value-type="float" office:value="0" calcext:value-type="float">
            <text:p>0</text:p>
          </table:table-cell>
          <table:table-cell table:style-name="ce39" table:formula="of:=IF([Sprint8.$E177]=&quot;&quot;;;MAX(0;[Sprint8.U177]-[Sprint8.K177]))" office:value-type="float" office:value="0" calcext:value-type="float">
            <text:p>0</text:p>
          </table:table-cell>
          <table:table-cell table:style-name="ce39" table:formula="of:=IF([Sprint8.$E177]=&quot;&quot;;;MAX(0;[Sprint8.V177]-[Sprint8.L177]))" office:value-type="float" office:value="0" calcext:value-type="float">
            <text:p>0</text:p>
          </table:table-cell>
          <table:table-cell table:style-name="ce39" table:formula="of:=IF([Sprint8.$E177]=&quot;&quot;;;MAX(0;[Sprint8.W177]-[Sprint8.M177]))" office:value-type="float" office:value="0" calcext:value-type="float">
            <text:p>0</text:p>
          </table:table-cell>
          <table:table-cell table:style-name="ce39" table:formula="of:=IF([Sprint8.$E177]=&quot;&quot;;;MAX(0;[Sprint8.X177]-[Sprint8.N177]))" office:value-type="float" office:value="0" calcext:value-type="float">
            <text:p>0</text:p>
          </table:table-cell>
          <table:table-cell table:style-name="ce39" table:formula="of:=IF([Sprint8.$E177]=&quot;&quot;;;MAX(0;[Sprint8.Y177]-[Sprint8.O177]))" office:value-type="float" office:value="0" calcext:value-type="float">
            <text:p>0</text:p>
          </table:table-cell>
          <table:table-cell table:style-name="ce39" table:formula="of:=IF([Sprint8.$E177]=&quot;&quot;;;MAX(0;[Sprint8.Z177]-[Sprint8.P17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78];[Sprint8.$D178];[Sprint8.$E178])">
            <text:p/>
          </table:table-cell>
          <table:table-cell table:style-name="ce9" table:formula="of:=IFERROR(VLOOKUP([Sprint8.$A178];[$Tasks.$A168:.$B17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78] =&quot;&quot;;;MAX([Sprint8.$F178]-[Sprint8.G178];0))" office:value-type="float" office:value="0" calcext:value-type="float">
            <text:p>0</text:p>
          </table:table-cell>
          <table:table-cell table:style-name="ce39" table:formula="of:=IF([Sprint8.$E178]=&quot;&quot;;;MAX(0;[Sprint8.R178]-[Sprint8.H178]))" office:value-type="float" office:value="0" calcext:value-type="float">
            <text:p>0</text:p>
          </table:table-cell>
          <table:table-cell table:style-name="ce39" table:formula="of:=IF([Sprint8.$E178]=&quot;&quot;;;MAX(0;[Sprint8.S178]-[Sprint8.I178]))" office:value-type="float" office:value="0" calcext:value-type="float">
            <text:p>0</text:p>
          </table:table-cell>
          <table:table-cell table:style-name="ce39" table:formula="of:=IF([Sprint8.$E178]=&quot;&quot;;;MAX(0;[Sprint8.T178]-[Sprint8.J178]))" office:value-type="float" office:value="0" calcext:value-type="float">
            <text:p>0</text:p>
          </table:table-cell>
          <table:table-cell table:style-name="ce39" table:formula="of:=IF([Sprint8.$E178]=&quot;&quot;;;MAX(0;[Sprint8.U178]-[Sprint8.K178]))" office:value-type="float" office:value="0" calcext:value-type="float">
            <text:p>0</text:p>
          </table:table-cell>
          <table:table-cell table:style-name="ce39" table:formula="of:=IF([Sprint8.$E178]=&quot;&quot;;;MAX(0;[Sprint8.V178]-[Sprint8.L178]))" office:value-type="float" office:value="0" calcext:value-type="float">
            <text:p>0</text:p>
          </table:table-cell>
          <table:table-cell table:style-name="ce39" table:formula="of:=IF([Sprint8.$E178]=&quot;&quot;;;MAX(0;[Sprint8.W178]-[Sprint8.M178]))" office:value-type="float" office:value="0" calcext:value-type="float">
            <text:p>0</text:p>
          </table:table-cell>
          <table:table-cell table:style-name="ce39" table:formula="of:=IF([Sprint8.$E178]=&quot;&quot;;;MAX(0;[Sprint8.X178]-[Sprint8.N178]))" office:value-type="float" office:value="0" calcext:value-type="float">
            <text:p>0</text:p>
          </table:table-cell>
          <table:table-cell table:style-name="ce39" table:formula="of:=IF([Sprint8.$E178]=&quot;&quot;;;MAX(0;[Sprint8.Y178]-[Sprint8.O178]))" office:value-type="float" office:value="0" calcext:value-type="float">
            <text:p>0</text:p>
          </table:table-cell>
          <table:table-cell table:style-name="ce39" table:formula="of:=IF([Sprint8.$E178]=&quot;&quot;;;MAX(0;[Sprint8.Z178]-[Sprint8.P17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79];[Sprint8.$D179];[Sprint8.$E179])">
            <text:p/>
          </table:table-cell>
          <table:table-cell table:style-name="ce9" table:formula="of:=IFERROR(VLOOKUP([Sprint8.$A179];[$Tasks.$A169:.$B17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79] =&quot;&quot;;;MAX([Sprint8.$F179]-[Sprint8.G179];0))" office:value-type="float" office:value="0" calcext:value-type="float">
            <text:p>0</text:p>
          </table:table-cell>
          <table:table-cell table:style-name="ce39" table:formula="of:=IF([Sprint8.$E179]=&quot;&quot;;;MAX(0;[Sprint8.R179]-[Sprint8.H179]))" office:value-type="float" office:value="0" calcext:value-type="float">
            <text:p>0</text:p>
          </table:table-cell>
          <table:table-cell table:style-name="ce39" table:formula="of:=IF([Sprint8.$E179]=&quot;&quot;;;MAX(0;[Sprint8.S179]-[Sprint8.I179]))" office:value-type="float" office:value="0" calcext:value-type="float">
            <text:p>0</text:p>
          </table:table-cell>
          <table:table-cell table:style-name="ce39" table:formula="of:=IF([Sprint8.$E179]=&quot;&quot;;;MAX(0;[Sprint8.T179]-[Sprint8.J179]))" office:value-type="float" office:value="0" calcext:value-type="float">
            <text:p>0</text:p>
          </table:table-cell>
          <table:table-cell table:style-name="ce39" table:formula="of:=IF([Sprint8.$E179]=&quot;&quot;;;MAX(0;[Sprint8.U179]-[Sprint8.K179]))" office:value-type="float" office:value="0" calcext:value-type="float">
            <text:p>0</text:p>
          </table:table-cell>
          <table:table-cell table:style-name="ce39" table:formula="of:=IF([Sprint8.$E179]=&quot;&quot;;;MAX(0;[Sprint8.V179]-[Sprint8.L179]))" office:value-type="float" office:value="0" calcext:value-type="float">
            <text:p>0</text:p>
          </table:table-cell>
          <table:table-cell table:style-name="ce39" table:formula="of:=IF([Sprint8.$E179]=&quot;&quot;;;MAX(0;[Sprint8.W179]-[Sprint8.M179]))" office:value-type="float" office:value="0" calcext:value-type="float">
            <text:p>0</text:p>
          </table:table-cell>
          <table:table-cell table:style-name="ce39" table:formula="of:=IF([Sprint8.$E179]=&quot;&quot;;;MAX(0;[Sprint8.X179]-[Sprint8.N179]))" office:value-type="float" office:value="0" calcext:value-type="float">
            <text:p>0</text:p>
          </table:table-cell>
          <table:table-cell table:style-name="ce39" table:formula="of:=IF([Sprint8.$E179]=&quot;&quot;;;MAX(0;[Sprint8.Y179]-[Sprint8.O179]))" office:value-type="float" office:value="0" calcext:value-type="float">
            <text:p>0</text:p>
          </table:table-cell>
          <table:table-cell table:style-name="ce39" table:formula="of:=IF([Sprint8.$E179]=&quot;&quot;;;MAX(0;[Sprint8.Z179]-[Sprint8.P17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80];[Sprint8.$D180];[Sprint8.$E180])">
            <text:p/>
          </table:table-cell>
          <table:table-cell table:style-name="ce9" table:formula="of:=IFERROR(VLOOKUP([Sprint8.$A180];[$Tasks.$A170:.$B17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80] =&quot;&quot;;;MAX([Sprint8.$F180]-[Sprint8.G180];0))" office:value-type="float" office:value="0" calcext:value-type="float">
            <text:p>0</text:p>
          </table:table-cell>
          <table:table-cell table:style-name="ce39" table:formula="of:=IF([Sprint8.$E180]=&quot;&quot;;;MAX(0;[Sprint8.R180]-[Sprint8.H180]))" office:value-type="float" office:value="0" calcext:value-type="float">
            <text:p>0</text:p>
          </table:table-cell>
          <table:table-cell table:style-name="ce39" table:formula="of:=IF([Sprint8.$E180]=&quot;&quot;;;MAX(0;[Sprint8.S180]-[Sprint8.I180]))" office:value-type="float" office:value="0" calcext:value-type="float">
            <text:p>0</text:p>
          </table:table-cell>
          <table:table-cell table:style-name="ce39" table:formula="of:=IF([Sprint8.$E180]=&quot;&quot;;;MAX(0;[Sprint8.T180]-[Sprint8.J180]))" office:value-type="float" office:value="0" calcext:value-type="float">
            <text:p>0</text:p>
          </table:table-cell>
          <table:table-cell table:style-name="ce39" table:formula="of:=IF([Sprint8.$E180]=&quot;&quot;;;MAX(0;[Sprint8.U180]-[Sprint8.K180]))" office:value-type="float" office:value="0" calcext:value-type="float">
            <text:p>0</text:p>
          </table:table-cell>
          <table:table-cell table:style-name="ce39" table:formula="of:=IF([Sprint8.$E180]=&quot;&quot;;;MAX(0;[Sprint8.V180]-[Sprint8.L180]))" office:value-type="float" office:value="0" calcext:value-type="float">
            <text:p>0</text:p>
          </table:table-cell>
          <table:table-cell table:style-name="ce39" table:formula="of:=IF([Sprint8.$E180]=&quot;&quot;;;MAX(0;[Sprint8.W180]-[Sprint8.M180]))" office:value-type="float" office:value="0" calcext:value-type="float">
            <text:p>0</text:p>
          </table:table-cell>
          <table:table-cell table:style-name="ce39" table:formula="of:=IF([Sprint8.$E180]=&quot;&quot;;;MAX(0;[Sprint8.X180]-[Sprint8.N180]))" office:value-type="float" office:value="0" calcext:value-type="float">
            <text:p>0</text:p>
          </table:table-cell>
          <table:table-cell table:style-name="ce39" table:formula="of:=IF([Sprint8.$E180]=&quot;&quot;;;MAX(0;[Sprint8.Y180]-[Sprint8.O180]))" office:value-type="float" office:value="0" calcext:value-type="float">
            <text:p>0</text:p>
          </table:table-cell>
          <table:table-cell table:style-name="ce39" table:formula="of:=IF([Sprint8.$E180]=&quot;&quot;;;MAX(0;[Sprint8.Z180]-[Sprint8.P18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81];[Sprint8.$D181];[Sprint8.$E181])">
            <text:p/>
          </table:table-cell>
          <table:table-cell table:style-name="ce9" table:formula="of:=IFERROR(VLOOKUP([Sprint8.$A181];[$Tasks.$A171:.$B17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81] =&quot;&quot;;;MAX([Sprint8.$F181]-[Sprint8.G181];0))" office:value-type="float" office:value="0" calcext:value-type="float">
            <text:p>0</text:p>
          </table:table-cell>
          <table:table-cell table:style-name="ce39" table:formula="of:=IF([Sprint8.$E181]=&quot;&quot;;;MAX(0;[Sprint8.R181]-[Sprint8.H181]))" office:value-type="float" office:value="0" calcext:value-type="float">
            <text:p>0</text:p>
          </table:table-cell>
          <table:table-cell table:style-name="ce39" table:formula="of:=IF([Sprint8.$E181]=&quot;&quot;;;MAX(0;[Sprint8.S181]-[Sprint8.I181]))" office:value-type="float" office:value="0" calcext:value-type="float">
            <text:p>0</text:p>
          </table:table-cell>
          <table:table-cell table:style-name="ce39" table:formula="of:=IF([Sprint8.$E181]=&quot;&quot;;;MAX(0;[Sprint8.T181]-[Sprint8.J181]))" office:value-type="float" office:value="0" calcext:value-type="float">
            <text:p>0</text:p>
          </table:table-cell>
          <table:table-cell table:style-name="ce39" table:formula="of:=IF([Sprint8.$E181]=&quot;&quot;;;MAX(0;[Sprint8.U181]-[Sprint8.K181]))" office:value-type="float" office:value="0" calcext:value-type="float">
            <text:p>0</text:p>
          </table:table-cell>
          <table:table-cell table:style-name="ce39" table:formula="of:=IF([Sprint8.$E181]=&quot;&quot;;;MAX(0;[Sprint8.V181]-[Sprint8.L181]))" office:value-type="float" office:value="0" calcext:value-type="float">
            <text:p>0</text:p>
          </table:table-cell>
          <table:table-cell table:style-name="ce39" table:formula="of:=IF([Sprint8.$E181]=&quot;&quot;;;MAX(0;[Sprint8.W181]-[Sprint8.M181]))" office:value-type="float" office:value="0" calcext:value-type="float">
            <text:p>0</text:p>
          </table:table-cell>
          <table:table-cell table:style-name="ce39" table:formula="of:=IF([Sprint8.$E181]=&quot;&quot;;;MAX(0;[Sprint8.X181]-[Sprint8.N181]))" office:value-type="float" office:value="0" calcext:value-type="float">
            <text:p>0</text:p>
          </table:table-cell>
          <table:table-cell table:style-name="ce39" table:formula="of:=IF([Sprint8.$E181]=&quot;&quot;;;MAX(0;[Sprint8.Y181]-[Sprint8.O181]))" office:value-type="float" office:value="0" calcext:value-type="float">
            <text:p>0</text:p>
          </table:table-cell>
          <table:table-cell table:style-name="ce39" table:formula="of:=IF([Sprint8.$E181]=&quot;&quot;;;MAX(0;[Sprint8.Z181]-[Sprint8.P18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82];[Sprint8.$D182];[Sprint8.$E182])">
            <text:p/>
          </table:table-cell>
          <table:table-cell table:style-name="ce9" table:formula="of:=IFERROR(VLOOKUP([Sprint8.$A182];[$Tasks.$A172:.$B17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82] =&quot;&quot;;;MAX([Sprint8.$F182]-[Sprint8.G182];0))" office:value-type="float" office:value="0" calcext:value-type="float">
            <text:p>0</text:p>
          </table:table-cell>
          <table:table-cell table:style-name="ce39" table:formula="of:=IF([Sprint8.$E182]=&quot;&quot;;;MAX(0;[Sprint8.R182]-[Sprint8.H182]))" office:value-type="float" office:value="0" calcext:value-type="float">
            <text:p>0</text:p>
          </table:table-cell>
          <table:table-cell table:style-name="ce39" table:formula="of:=IF([Sprint8.$E182]=&quot;&quot;;;MAX(0;[Sprint8.S182]-[Sprint8.I182]))" office:value-type="float" office:value="0" calcext:value-type="float">
            <text:p>0</text:p>
          </table:table-cell>
          <table:table-cell table:style-name="ce39" table:formula="of:=IF([Sprint8.$E182]=&quot;&quot;;;MAX(0;[Sprint8.T182]-[Sprint8.J182]))" office:value-type="float" office:value="0" calcext:value-type="float">
            <text:p>0</text:p>
          </table:table-cell>
          <table:table-cell table:style-name="ce39" table:formula="of:=IF([Sprint8.$E182]=&quot;&quot;;;MAX(0;[Sprint8.U182]-[Sprint8.K182]))" office:value-type="float" office:value="0" calcext:value-type="float">
            <text:p>0</text:p>
          </table:table-cell>
          <table:table-cell table:style-name="ce39" table:formula="of:=IF([Sprint8.$E182]=&quot;&quot;;;MAX(0;[Sprint8.V182]-[Sprint8.L182]))" office:value-type="float" office:value="0" calcext:value-type="float">
            <text:p>0</text:p>
          </table:table-cell>
          <table:table-cell table:style-name="ce39" table:formula="of:=IF([Sprint8.$E182]=&quot;&quot;;;MAX(0;[Sprint8.W182]-[Sprint8.M182]))" office:value-type="float" office:value="0" calcext:value-type="float">
            <text:p>0</text:p>
          </table:table-cell>
          <table:table-cell table:style-name="ce39" table:formula="of:=IF([Sprint8.$E182]=&quot;&quot;;;MAX(0;[Sprint8.X182]-[Sprint8.N182]))" office:value-type="float" office:value="0" calcext:value-type="float">
            <text:p>0</text:p>
          </table:table-cell>
          <table:table-cell table:style-name="ce39" table:formula="of:=IF([Sprint8.$E182]=&quot;&quot;;;MAX(0;[Sprint8.Y182]-[Sprint8.O182]))" office:value-type="float" office:value="0" calcext:value-type="float">
            <text:p>0</text:p>
          </table:table-cell>
          <table:table-cell table:style-name="ce39" table:formula="of:=IF([Sprint8.$E182]=&quot;&quot;;;MAX(0;[Sprint8.Z182]-[Sprint8.P18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83];[Sprint8.$D183];[Sprint8.$E183])">
            <text:p/>
          </table:table-cell>
          <table:table-cell table:style-name="ce9" table:formula="of:=IFERROR(VLOOKUP([Sprint8.$A183];[$Tasks.$A173:.$B17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83] =&quot;&quot;;;MAX([Sprint8.$F183]-[Sprint8.G183];0))" office:value-type="float" office:value="0" calcext:value-type="float">
            <text:p>0</text:p>
          </table:table-cell>
          <table:table-cell table:style-name="ce39" table:formula="of:=IF([Sprint8.$E183]=&quot;&quot;;;MAX(0;[Sprint8.R183]-[Sprint8.H183]))" office:value-type="float" office:value="0" calcext:value-type="float">
            <text:p>0</text:p>
          </table:table-cell>
          <table:table-cell table:style-name="ce39" table:formula="of:=IF([Sprint8.$E183]=&quot;&quot;;;MAX(0;[Sprint8.S183]-[Sprint8.I183]))" office:value-type="float" office:value="0" calcext:value-type="float">
            <text:p>0</text:p>
          </table:table-cell>
          <table:table-cell table:style-name="ce39" table:formula="of:=IF([Sprint8.$E183]=&quot;&quot;;;MAX(0;[Sprint8.T183]-[Sprint8.J183]))" office:value-type="float" office:value="0" calcext:value-type="float">
            <text:p>0</text:p>
          </table:table-cell>
          <table:table-cell table:style-name="ce39" table:formula="of:=IF([Sprint8.$E183]=&quot;&quot;;;MAX(0;[Sprint8.U183]-[Sprint8.K183]))" office:value-type="float" office:value="0" calcext:value-type="float">
            <text:p>0</text:p>
          </table:table-cell>
          <table:table-cell table:style-name="ce39" table:formula="of:=IF([Sprint8.$E183]=&quot;&quot;;;MAX(0;[Sprint8.V183]-[Sprint8.L183]))" office:value-type="float" office:value="0" calcext:value-type="float">
            <text:p>0</text:p>
          </table:table-cell>
          <table:table-cell table:style-name="ce39" table:formula="of:=IF([Sprint8.$E183]=&quot;&quot;;;MAX(0;[Sprint8.W183]-[Sprint8.M183]))" office:value-type="float" office:value="0" calcext:value-type="float">
            <text:p>0</text:p>
          </table:table-cell>
          <table:table-cell table:style-name="ce39" table:formula="of:=IF([Sprint8.$E183]=&quot;&quot;;;MAX(0;[Sprint8.X183]-[Sprint8.N183]))" office:value-type="float" office:value="0" calcext:value-type="float">
            <text:p>0</text:p>
          </table:table-cell>
          <table:table-cell table:style-name="ce39" table:formula="of:=IF([Sprint8.$E183]=&quot;&quot;;;MAX(0;[Sprint8.Y183]-[Sprint8.O183]))" office:value-type="float" office:value="0" calcext:value-type="float">
            <text:p>0</text:p>
          </table:table-cell>
          <table:table-cell table:style-name="ce39" table:formula="of:=IF([Sprint8.$E183]=&quot;&quot;;;MAX(0;[Sprint8.Z183]-[Sprint8.P18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84];[Sprint8.$D184];[Sprint8.$E184])">
            <text:p/>
          </table:table-cell>
          <table:table-cell table:style-name="ce9" table:formula="of:=IFERROR(VLOOKUP([Sprint8.$A184];[$Tasks.$A174:.$B17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84] =&quot;&quot;;;MAX([Sprint8.$F184]-[Sprint8.G184];0))" office:value-type="float" office:value="0" calcext:value-type="float">
            <text:p>0</text:p>
          </table:table-cell>
          <table:table-cell table:style-name="ce39" table:formula="of:=IF([Sprint8.$E184]=&quot;&quot;;;MAX(0;[Sprint8.R184]-[Sprint8.H184]))" office:value-type="float" office:value="0" calcext:value-type="float">
            <text:p>0</text:p>
          </table:table-cell>
          <table:table-cell table:style-name="ce39" table:formula="of:=IF([Sprint8.$E184]=&quot;&quot;;;MAX(0;[Sprint8.S184]-[Sprint8.I184]))" office:value-type="float" office:value="0" calcext:value-type="float">
            <text:p>0</text:p>
          </table:table-cell>
          <table:table-cell table:style-name="ce39" table:formula="of:=IF([Sprint8.$E184]=&quot;&quot;;;MAX(0;[Sprint8.T184]-[Sprint8.J184]))" office:value-type="float" office:value="0" calcext:value-type="float">
            <text:p>0</text:p>
          </table:table-cell>
          <table:table-cell table:style-name="ce39" table:formula="of:=IF([Sprint8.$E184]=&quot;&quot;;;MAX(0;[Sprint8.U184]-[Sprint8.K184]))" office:value-type="float" office:value="0" calcext:value-type="float">
            <text:p>0</text:p>
          </table:table-cell>
          <table:table-cell table:style-name="ce39" table:formula="of:=IF([Sprint8.$E184]=&quot;&quot;;;MAX(0;[Sprint8.V184]-[Sprint8.L184]))" office:value-type="float" office:value="0" calcext:value-type="float">
            <text:p>0</text:p>
          </table:table-cell>
          <table:table-cell table:style-name="ce39" table:formula="of:=IF([Sprint8.$E184]=&quot;&quot;;;MAX(0;[Sprint8.W184]-[Sprint8.M184]))" office:value-type="float" office:value="0" calcext:value-type="float">
            <text:p>0</text:p>
          </table:table-cell>
          <table:table-cell table:style-name="ce39" table:formula="of:=IF([Sprint8.$E184]=&quot;&quot;;;MAX(0;[Sprint8.X184]-[Sprint8.N184]))" office:value-type="float" office:value="0" calcext:value-type="float">
            <text:p>0</text:p>
          </table:table-cell>
          <table:table-cell table:style-name="ce39" table:formula="of:=IF([Sprint8.$E184]=&quot;&quot;;;MAX(0;[Sprint8.Y184]-[Sprint8.O184]))" office:value-type="float" office:value="0" calcext:value-type="float">
            <text:p>0</text:p>
          </table:table-cell>
          <table:table-cell table:style-name="ce39" table:formula="of:=IF([Sprint8.$E184]=&quot;&quot;;;MAX(0;[Sprint8.Z184]-[Sprint8.P18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85];[Sprint8.$D185];[Sprint8.$E185])">
            <text:p/>
          </table:table-cell>
          <table:table-cell table:style-name="ce9" table:formula="of:=IFERROR(VLOOKUP([Sprint8.$A185];[$Tasks.$A175:.$B17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85] =&quot;&quot;;;MAX([Sprint8.$F185]-[Sprint8.G185];0))" office:value-type="float" office:value="0" calcext:value-type="float">
            <text:p>0</text:p>
          </table:table-cell>
          <table:table-cell table:style-name="ce39" table:formula="of:=IF([Sprint8.$E185]=&quot;&quot;;;MAX(0;[Sprint8.R185]-[Sprint8.H185]))" office:value-type="float" office:value="0" calcext:value-type="float">
            <text:p>0</text:p>
          </table:table-cell>
          <table:table-cell table:style-name="ce39" table:formula="of:=IF([Sprint8.$E185]=&quot;&quot;;;MAX(0;[Sprint8.S185]-[Sprint8.I185]))" office:value-type="float" office:value="0" calcext:value-type="float">
            <text:p>0</text:p>
          </table:table-cell>
          <table:table-cell table:style-name="ce39" table:formula="of:=IF([Sprint8.$E185]=&quot;&quot;;;MAX(0;[Sprint8.T185]-[Sprint8.J185]))" office:value-type="float" office:value="0" calcext:value-type="float">
            <text:p>0</text:p>
          </table:table-cell>
          <table:table-cell table:style-name="ce39" table:formula="of:=IF([Sprint8.$E185]=&quot;&quot;;;MAX(0;[Sprint8.U185]-[Sprint8.K185]))" office:value-type="float" office:value="0" calcext:value-type="float">
            <text:p>0</text:p>
          </table:table-cell>
          <table:table-cell table:style-name="ce39" table:formula="of:=IF([Sprint8.$E185]=&quot;&quot;;;MAX(0;[Sprint8.V185]-[Sprint8.L185]))" office:value-type="float" office:value="0" calcext:value-type="float">
            <text:p>0</text:p>
          </table:table-cell>
          <table:table-cell table:style-name="ce39" table:formula="of:=IF([Sprint8.$E185]=&quot;&quot;;;MAX(0;[Sprint8.W185]-[Sprint8.M185]))" office:value-type="float" office:value="0" calcext:value-type="float">
            <text:p>0</text:p>
          </table:table-cell>
          <table:table-cell table:style-name="ce39" table:formula="of:=IF([Sprint8.$E185]=&quot;&quot;;;MAX(0;[Sprint8.X185]-[Sprint8.N185]))" office:value-type="float" office:value="0" calcext:value-type="float">
            <text:p>0</text:p>
          </table:table-cell>
          <table:table-cell table:style-name="ce39" table:formula="of:=IF([Sprint8.$E185]=&quot;&quot;;;MAX(0;[Sprint8.Y185]-[Sprint8.O185]))" office:value-type="float" office:value="0" calcext:value-type="float">
            <text:p>0</text:p>
          </table:table-cell>
          <table:table-cell table:style-name="ce39" table:formula="of:=IF([Sprint8.$E185]=&quot;&quot;;;MAX(0;[Sprint8.Z185]-[Sprint8.P18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86];[Sprint8.$D186];[Sprint8.$E186])">
            <text:p/>
          </table:table-cell>
          <table:table-cell table:style-name="ce9" table:formula="of:=IFERROR(VLOOKUP([Sprint8.$A186];[$Tasks.$A176:.$B18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86] =&quot;&quot;;;MAX([Sprint8.$F186]-[Sprint8.G186];0))" office:value-type="float" office:value="0" calcext:value-type="float">
            <text:p>0</text:p>
          </table:table-cell>
          <table:table-cell table:style-name="ce39" table:formula="of:=IF([Sprint8.$E186]=&quot;&quot;;;MAX(0;[Sprint8.R186]-[Sprint8.H186]))" office:value-type="float" office:value="0" calcext:value-type="float">
            <text:p>0</text:p>
          </table:table-cell>
          <table:table-cell table:style-name="ce39" table:formula="of:=IF([Sprint8.$E186]=&quot;&quot;;;MAX(0;[Sprint8.S186]-[Sprint8.I186]))" office:value-type="float" office:value="0" calcext:value-type="float">
            <text:p>0</text:p>
          </table:table-cell>
          <table:table-cell table:style-name="ce39" table:formula="of:=IF([Sprint8.$E186]=&quot;&quot;;;MAX(0;[Sprint8.T186]-[Sprint8.J186]))" office:value-type="float" office:value="0" calcext:value-type="float">
            <text:p>0</text:p>
          </table:table-cell>
          <table:table-cell table:style-name="ce39" table:formula="of:=IF([Sprint8.$E186]=&quot;&quot;;;MAX(0;[Sprint8.U186]-[Sprint8.K186]))" office:value-type="float" office:value="0" calcext:value-type="float">
            <text:p>0</text:p>
          </table:table-cell>
          <table:table-cell table:style-name="ce39" table:formula="of:=IF([Sprint8.$E186]=&quot;&quot;;;MAX(0;[Sprint8.V186]-[Sprint8.L186]))" office:value-type="float" office:value="0" calcext:value-type="float">
            <text:p>0</text:p>
          </table:table-cell>
          <table:table-cell table:style-name="ce39" table:formula="of:=IF([Sprint8.$E186]=&quot;&quot;;;MAX(0;[Sprint8.W186]-[Sprint8.M186]))" office:value-type="float" office:value="0" calcext:value-type="float">
            <text:p>0</text:p>
          </table:table-cell>
          <table:table-cell table:style-name="ce39" table:formula="of:=IF([Sprint8.$E186]=&quot;&quot;;;MAX(0;[Sprint8.X186]-[Sprint8.N186]))" office:value-type="float" office:value="0" calcext:value-type="float">
            <text:p>0</text:p>
          </table:table-cell>
          <table:table-cell table:style-name="ce39" table:formula="of:=IF([Sprint8.$E186]=&quot;&quot;;;MAX(0;[Sprint8.Y186]-[Sprint8.O186]))" office:value-type="float" office:value="0" calcext:value-type="float">
            <text:p>0</text:p>
          </table:table-cell>
          <table:table-cell table:style-name="ce39" table:formula="of:=IF([Sprint8.$E186]=&quot;&quot;;;MAX(0;[Sprint8.Z186]-[Sprint8.P18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87];[Sprint8.$D187];[Sprint8.$E187])">
            <text:p/>
          </table:table-cell>
          <table:table-cell table:style-name="ce9" table:formula="of:=IFERROR(VLOOKUP([Sprint8.$A187];[$Tasks.$A177:.$B18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87] =&quot;&quot;;;MAX([Sprint8.$F187]-[Sprint8.G187];0))" office:value-type="float" office:value="0" calcext:value-type="float">
            <text:p>0</text:p>
          </table:table-cell>
          <table:table-cell table:style-name="ce39" table:formula="of:=IF([Sprint8.$E187]=&quot;&quot;;;MAX(0;[Sprint8.R187]-[Sprint8.H187]))" office:value-type="float" office:value="0" calcext:value-type="float">
            <text:p>0</text:p>
          </table:table-cell>
          <table:table-cell table:style-name="ce39" table:formula="of:=IF([Sprint8.$E187]=&quot;&quot;;;MAX(0;[Sprint8.S187]-[Sprint8.I187]))" office:value-type="float" office:value="0" calcext:value-type="float">
            <text:p>0</text:p>
          </table:table-cell>
          <table:table-cell table:style-name="ce39" table:formula="of:=IF([Sprint8.$E187]=&quot;&quot;;;MAX(0;[Sprint8.T187]-[Sprint8.J187]))" office:value-type="float" office:value="0" calcext:value-type="float">
            <text:p>0</text:p>
          </table:table-cell>
          <table:table-cell table:style-name="ce39" table:formula="of:=IF([Sprint8.$E187]=&quot;&quot;;;MAX(0;[Sprint8.U187]-[Sprint8.K187]))" office:value-type="float" office:value="0" calcext:value-type="float">
            <text:p>0</text:p>
          </table:table-cell>
          <table:table-cell table:style-name="ce39" table:formula="of:=IF([Sprint8.$E187]=&quot;&quot;;;MAX(0;[Sprint8.V187]-[Sprint8.L187]))" office:value-type="float" office:value="0" calcext:value-type="float">
            <text:p>0</text:p>
          </table:table-cell>
          <table:table-cell table:style-name="ce39" table:formula="of:=IF([Sprint8.$E187]=&quot;&quot;;;MAX(0;[Sprint8.W187]-[Sprint8.M187]))" office:value-type="float" office:value="0" calcext:value-type="float">
            <text:p>0</text:p>
          </table:table-cell>
          <table:table-cell table:style-name="ce39" table:formula="of:=IF([Sprint8.$E187]=&quot;&quot;;;MAX(0;[Sprint8.X187]-[Sprint8.N187]))" office:value-type="float" office:value="0" calcext:value-type="float">
            <text:p>0</text:p>
          </table:table-cell>
          <table:table-cell table:style-name="ce39" table:formula="of:=IF([Sprint8.$E187]=&quot;&quot;;;MAX(0;[Sprint8.Y187]-[Sprint8.O187]))" office:value-type="float" office:value="0" calcext:value-type="float">
            <text:p>0</text:p>
          </table:table-cell>
          <table:table-cell table:style-name="ce39" table:formula="of:=IF([Sprint8.$E187]=&quot;&quot;;;MAX(0;[Sprint8.Z187]-[Sprint8.P18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88];[Sprint8.$D188];[Sprint8.$E188])">
            <text:p/>
          </table:table-cell>
          <table:table-cell table:style-name="ce9" table:formula="of:=IFERROR(VLOOKUP([Sprint8.$A188];[$Tasks.$A178:.$B18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88] =&quot;&quot;;;MAX([Sprint8.$F188]-[Sprint8.G188];0))" office:value-type="float" office:value="0" calcext:value-type="float">
            <text:p>0</text:p>
          </table:table-cell>
          <table:table-cell table:style-name="ce39" table:formula="of:=IF([Sprint8.$E188]=&quot;&quot;;;MAX(0;[Sprint8.R188]-[Sprint8.H188]))" office:value-type="float" office:value="0" calcext:value-type="float">
            <text:p>0</text:p>
          </table:table-cell>
          <table:table-cell table:style-name="ce39" table:formula="of:=IF([Sprint8.$E188]=&quot;&quot;;;MAX(0;[Sprint8.S188]-[Sprint8.I188]))" office:value-type="float" office:value="0" calcext:value-type="float">
            <text:p>0</text:p>
          </table:table-cell>
          <table:table-cell table:style-name="ce39" table:formula="of:=IF([Sprint8.$E188]=&quot;&quot;;;MAX(0;[Sprint8.T188]-[Sprint8.J188]))" office:value-type="float" office:value="0" calcext:value-type="float">
            <text:p>0</text:p>
          </table:table-cell>
          <table:table-cell table:style-name="ce39" table:formula="of:=IF([Sprint8.$E188]=&quot;&quot;;;MAX(0;[Sprint8.U188]-[Sprint8.K188]))" office:value-type="float" office:value="0" calcext:value-type="float">
            <text:p>0</text:p>
          </table:table-cell>
          <table:table-cell table:style-name="ce39" table:formula="of:=IF([Sprint8.$E188]=&quot;&quot;;;MAX(0;[Sprint8.V188]-[Sprint8.L188]))" office:value-type="float" office:value="0" calcext:value-type="float">
            <text:p>0</text:p>
          </table:table-cell>
          <table:table-cell table:style-name="ce39" table:formula="of:=IF([Sprint8.$E188]=&quot;&quot;;;MAX(0;[Sprint8.W188]-[Sprint8.M188]))" office:value-type="float" office:value="0" calcext:value-type="float">
            <text:p>0</text:p>
          </table:table-cell>
          <table:table-cell table:style-name="ce39" table:formula="of:=IF([Sprint8.$E188]=&quot;&quot;;;MAX(0;[Sprint8.X188]-[Sprint8.N188]))" office:value-type="float" office:value="0" calcext:value-type="float">
            <text:p>0</text:p>
          </table:table-cell>
          <table:table-cell table:style-name="ce39" table:formula="of:=IF([Sprint8.$E188]=&quot;&quot;;;MAX(0;[Sprint8.Y188]-[Sprint8.O188]))" office:value-type="float" office:value="0" calcext:value-type="float">
            <text:p>0</text:p>
          </table:table-cell>
          <table:table-cell table:style-name="ce39" table:formula="of:=IF([Sprint8.$E188]=&quot;&quot;;;MAX(0;[Sprint8.Z188]-[Sprint8.P18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89];[Sprint8.$D189];[Sprint8.$E189])">
            <text:p/>
          </table:table-cell>
          <table:table-cell table:style-name="ce9" table:formula="of:=IFERROR(VLOOKUP([Sprint8.$A189];[$Tasks.$A179:.$B18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89] =&quot;&quot;;;MAX([Sprint8.$F189]-[Sprint8.G189];0))" office:value-type="float" office:value="0" calcext:value-type="float">
            <text:p>0</text:p>
          </table:table-cell>
          <table:table-cell table:style-name="ce39" table:formula="of:=IF([Sprint8.$E189]=&quot;&quot;;;MAX(0;[Sprint8.R189]-[Sprint8.H189]))" office:value-type="float" office:value="0" calcext:value-type="float">
            <text:p>0</text:p>
          </table:table-cell>
          <table:table-cell table:style-name="ce39" table:formula="of:=IF([Sprint8.$E189]=&quot;&quot;;;MAX(0;[Sprint8.S189]-[Sprint8.I189]))" office:value-type="float" office:value="0" calcext:value-type="float">
            <text:p>0</text:p>
          </table:table-cell>
          <table:table-cell table:style-name="ce39" table:formula="of:=IF([Sprint8.$E189]=&quot;&quot;;;MAX(0;[Sprint8.T189]-[Sprint8.J189]))" office:value-type="float" office:value="0" calcext:value-type="float">
            <text:p>0</text:p>
          </table:table-cell>
          <table:table-cell table:style-name="ce39" table:formula="of:=IF([Sprint8.$E189]=&quot;&quot;;;MAX(0;[Sprint8.U189]-[Sprint8.K189]))" office:value-type="float" office:value="0" calcext:value-type="float">
            <text:p>0</text:p>
          </table:table-cell>
          <table:table-cell table:style-name="ce39" table:formula="of:=IF([Sprint8.$E189]=&quot;&quot;;;MAX(0;[Sprint8.V189]-[Sprint8.L189]))" office:value-type="float" office:value="0" calcext:value-type="float">
            <text:p>0</text:p>
          </table:table-cell>
          <table:table-cell table:style-name="ce39" table:formula="of:=IF([Sprint8.$E189]=&quot;&quot;;;MAX(0;[Sprint8.W189]-[Sprint8.M189]))" office:value-type="float" office:value="0" calcext:value-type="float">
            <text:p>0</text:p>
          </table:table-cell>
          <table:table-cell table:style-name="ce39" table:formula="of:=IF([Sprint8.$E189]=&quot;&quot;;;MAX(0;[Sprint8.X189]-[Sprint8.N189]))" office:value-type="float" office:value="0" calcext:value-type="float">
            <text:p>0</text:p>
          </table:table-cell>
          <table:table-cell table:style-name="ce39" table:formula="of:=IF([Sprint8.$E189]=&quot;&quot;;;MAX(0;[Sprint8.Y189]-[Sprint8.O189]))" office:value-type="float" office:value="0" calcext:value-type="float">
            <text:p>0</text:p>
          </table:table-cell>
          <table:table-cell table:style-name="ce39" table:formula="of:=IF([Sprint8.$E189]=&quot;&quot;;;MAX(0;[Sprint8.Z189]-[Sprint8.P18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90];[Sprint8.$D190];[Sprint8.$E190])">
            <text:p/>
          </table:table-cell>
          <table:table-cell table:style-name="ce9" table:formula="of:=IFERROR(VLOOKUP([Sprint8.$A190];[$Tasks.$A180:.$B18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90] =&quot;&quot;;;MAX([Sprint8.$F190]-[Sprint8.G190];0))" office:value-type="float" office:value="0" calcext:value-type="float">
            <text:p>0</text:p>
          </table:table-cell>
          <table:table-cell table:style-name="ce39" table:formula="of:=IF([Sprint8.$E190]=&quot;&quot;;;MAX(0;[Sprint8.R190]-[Sprint8.H190]))" office:value-type="float" office:value="0" calcext:value-type="float">
            <text:p>0</text:p>
          </table:table-cell>
          <table:table-cell table:style-name="ce39" table:formula="of:=IF([Sprint8.$E190]=&quot;&quot;;;MAX(0;[Sprint8.S190]-[Sprint8.I190]))" office:value-type="float" office:value="0" calcext:value-type="float">
            <text:p>0</text:p>
          </table:table-cell>
          <table:table-cell table:style-name="ce39" table:formula="of:=IF([Sprint8.$E190]=&quot;&quot;;;MAX(0;[Sprint8.T190]-[Sprint8.J190]))" office:value-type="float" office:value="0" calcext:value-type="float">
            <text:p>0</text:p>
          </table:table-cell>
          <table:table-cell table:style-name="ce39" table:formula="of:=IF([Sprint8.$E190]=&quot;&quot;;;MAX(0;[Sprint8.U190]-[Sprint8.K190]))" office:value-type="float" office:value="0" calcext:value-type="float">
            <text:p>0</text:p>
          </table:table-cell>
          <table:table-cell table:style-name="ce39" table:formula="of:=IF([Sprint8.$E190]=&quot;&quot;;;MAX(0;[Sprint8.V190]-[Sprint8.L190]))" office:value-type="float" office:value="0" calcext:value-type="float">
            <text:p>0</text:p>
          </table:table-cell>
          <table:table-cell table:style-name="ce39" table:formula="of:=IF([Sprint8.$E190]=&quot;&quot;;;MAX(0;[Sprint8.W190]-[Sprint8.M190]))" office:value-type="float" office:value="0" calcext:value-type="float">
            <text:p>0</text:p>
          </table:table-cell>
          <table:table-cell table:style-name="ce39" table:formula="of:=IF([Sprint8.$E190]=&quot;&quot;;;MAX(0;[Sprint8.X190]-[Sprint8.N190]))" office:value-type="float" office:value="0" calcext:value-type="float">
            <text:p>0</text:p>
          </table:table-cell>
          <table:table-cell table:style-name="ce39" table:formula="of:=IF([Sprint8.$E190]=&quot;&quot;;;MAX(0;[Sprint8.Y190]-[Sprint8.O190]))" office:value-type="float" office:value="0" calcext:value-type="float">
            <text:p>0</text:p>
          </table:table-cell>
          <table:table-cell table:style-name="ce39" table:formula="of:=IF([Sprint8.$E190]=&quot;&quot;;;MAX(0;[Sprint8.Z190]-[Sprint8.P19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91];[Sprint8.$D191];[Sprint8.$E191])">
            <text:p/>
          </table:table-cell>
          <table:table-cell table:style-name="ce9" table:formula="of:=IFERROR(VLOOKUP([Sprint8.$A191];[$Tasks.$A181:.$B18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91] =&quot;&quot;;;MAX([Sprint8.$F191]-[Sprint8.G191];0))" office:value-type="float" office:value="0" calcext:value-type="float">
            <text:p>0</text:p>
          </table:table-cell>
          <table:table-cell table:style-name="ce39" table:formula="of:=IF([Sprint8.$E191]=&quot;&quot;;;MAX(0;[Sprint8.R191]-[Sprint8.H191]))" office:value-type="float" office:value="0" calcext:value-type="float">
            <text:p>0</text:p>
          </table:table-cell>
          <table:table-cell table:style-name="ce39" table:formula="of:=IF([Sprint8.$E191]=&quot;&quot;;;MAX(0;[Sprint8.S191]-[Sprint8.I191]))" office:value-type="float" office:value="0" calcext:value-type="float">
            <text:p>0</text:p>
          </table:table-cell>
          <table:table-cell table:style-name="ce39" table:formula="of:=IF([Sprint8.$E191]=&quot;&quot;;;MAX(0;[Sprint8.T191]-[Sprint8.J191]))" office:value-type="float" office:value="0" calcext:value-type="float">
            <text:p>0</text:p>
          </table:table-cell>
          <table:table-cell table:style-name="ce39" table:formula="of:=IF([Sprint8.$E191]=&quot;&quot;;;MAX(0;[Sprint8.U191]-[Sprint8.K191]))" office:value-type="float" office:value="0" calcext:value-type="float">
            <text:p>0</text:p>
          </table:table-cell>
          <table:table-cell table:style-name="ce39" table:formula="of:=IF([Sprint8.$E191]=&quot;&quot;;;MAX(0;[Sprint8.V191]-[Sprint8.L191]))" office:value-type="float" office:value="0" calcext:value-type="float">
            <text:p>0</text:p>
          </table:table-cell>
          <table:table-cell table:style-name="ce39" table:formula="of:=IF([Sprint8.$E191]=&quot;&quot;;;MAX(0;[Sprint8.W191]-[Sprint8.M191]))" office:value-type="float" office:value="0" calcext:value-type="float">
            <text:p>0</text:p>
          </table:table-cell>
          <table:table-cell table:style-name="ce39" table:formula="of:=IF([Sprint8.$E191]=&quot;&quot;;;MAX(0;[Sprint8.X191]-[Sprint8.N191]))" office:value-type="float" office:value="0" calcext:value-type="float">
            <text:p>0</text:p>
          </table:table-cell>
          <table:table-cell table:style-name="ce39" table:formula="of:=IF([Sprint8.$E191]=&quot;&quot;;;MAX(0;[Sprint8.Y191]-[Sprint8.O191]))" office:value-type="float" office:value="0" calcext:value-type="float">
            <text:p>0</text:p>
          </table:table-cell>
          <table:table-cell table:style-name="ce39" table:formula="of:=IF([Sprint8.$E191]=&quot;&quot;;;MAX(0;[Sprint8.Z191]-[Sprint8.P19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92];[Sprint8.$D192];[Sprint8.$E192])">
            <text:p/>
          </table:table-cell>
          <table:table-cell table:style-name="ce9" table:formula="of:=IFERROR(VLOOKUP([Sprint8.$A192];[$Tasks.$A182:.$B18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92] =&quot;&quot;;;MAX([Sprint8.$F192]-[Sprint8.G192];0))" office:value-type="float" office:value="0" calcext:value-type="float">
            <text:p>0</text:p>
          </table:table-cell>
          <table:table-cell table:style-name="ce39" table:formula="of:=IF([Sprint8.$E192]=&quot;&quot;;;MAX(0;[Sprint8.R192]-[Sprint8.H192]))" office:value-type="float" office:value="0" calcext:value-type="float">
            <text:p>0</text:p>
          </table:table-cell>
          <table:table-cell table:style-name="ce39" table:formula="of:=IF([Sprint8.$E192]=&quot;&quot;;;MAX(0;[Sprint8.S192]-[Sprint8.I192]))" office:value-type="float" office:value="0" calcext:value-type="float">
            <text:p>0</text:p>
          </table:table-cell>
          <table:table-cell table:style-name="ce39" table:formula="of:=IF([Sprint8.$E192]=&quot;&quot;;;MAX(0;[Sprint8.T192]-[Sprint8.J192]))" office:value-type="float" office:value="0" calcext:value-type="float">
            <text:p>0</text:p>
          </table:table-cell>
          <table:table-cell table:style-name="ce39" table:formula="of:=IF([Sprint8.$E192]=&quot;&quot;;;MAX(0;[Sprint8.U192]-[Sprint8.K192]))" office:value-type="float" office:value="0" calcext:value-type="float">
            <text:p>0</text:p>
          </table:table-cell>
          <table:table-cell table:style-name="ce39" table:formula="of:=IF([Sprint8.$E192]=&quot;&quot;;;MAX(0;[Sprint8.V192]-[Sprint8.L192]))" office:value-type="float" office:value="0" calcext:value-type="float">
            <text:p>0</text:p>
          </table:table-cell>
          <table:table-cell table:style-name="ce39" table:formula="of:=IF([Sprint8.$E192]=&quot;&quot;;;MAX(0;[Sprint8.W192]-[Sprint8.M192]))" office:value-type="float" office:value="0" calcext:value-type="float">
            <text:p>0</text:p>
          </table:table-cell>
          <table:table-cell table:style-name="ce39" table:formula="of:=IF([Sprint8.$E192]=&quot;&quot;;;MAX(0;[Sprint8.X192]-[Sprint8.N192]))" office:value-type="float" office:value="0" calcext:value-type="float">
            <text:p>0</text:p>
          </table:table-cell>
          <table:table-cell table:style-name="ce39" table:formula="of:=IF([Sprint8.$E192]=&quot;&quot;;;MAX(0;[Sprint8.Y192]-[Sprint8.O192]))" office:value-type="float" office:value="0" calcext:value-type="float">
            <text:p>0</text:p>
          </table:table-cell>
          <table:table-cell table:style-name="ce39" table:formula="of:=IF([Sprint8.$E192]=&quot;&quot;;;MAX(0;[Sprint8.Z192]-[Sprint8.P19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93];[Sprint8.$D193];[Sprint8.$E193])">
            <text:p/>
          </table:table-cell>
          <table:table-cell table:style-name="ce9" table:formula="of:=IFERROR(VLOOKUP([Sprint8.$A193];[$Tasks.$A183:.$B18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93] =&quot;&quot;;;MAX([Sprint8.$F193]-[Sprint8.G193];0))" office:value-type="float" office:value="0" calcext:value-type="float">
            <text:p>0</text:p>
          </table:table-cell>
          <table:table-cell table:style-name="ce39" table:formula="of:=IF([Sprint8.$E193]=&quot;&quot;;;MAX(0;[Sprint8.R193]-[Sprint8.H193]))" office:value-type="float" office:value="0" calcext:value-type="float">
            <text:p>0</text:p>
          </table:table-cell>
          <table:table-cell table:style-name="ce39" table:formula="of:=IF([Sprint8.$E193]=&quot;&quot;;;MAX(0;[Sprint8.S193]-[Sprint8.I193]))" office:value-type="float" office:value="0" calcext:value-type="float">
            <text:p>0</text:p>
          </table:table-cell>
          <table:table-cell table:style-name="ce39" table:formula="of:=IF([Sprint8.$E193]=&quot;&quot;;;MAX(0;[Sprint8.T193]-[Sprint8.J193]))" office:value-type="float" office:value="0" calcext:value-type="float">
            <text:p>0</text:p>
          </table:table-cell>
          <table:table-cell table:style-name="ce39" table:formula="of:=IF([Sprint8.$E193]=&quot;&quot;;;MAX(0;[Sprint8.U193]-[Sprint8.K193]))" office:value-type="float" office:value="0" calcext:value-type="float">
            <text:p>0</text:p>
          </table:table-cell>
          <table:table-cell table:style-name="ce39" table:formula="of:=IF([Sprint8.$E193]=&quot;&quot;;;MAX(0;[Sprint8.V193]-[Sprint8.L193]))" office:value-type="float" office:value="0" calcext:value-type="float">
            <text:p>0</text:p>
          </table:table-cell>
          <table:table-cell table:style-name="ce39" table:formula="of:=IF([Sprint8.$E193]=&quot;&quot;;;MAX(0;[Sprint8.W193]-[Sprint8.M193]))" office:value-type="float" office:value="0" calcext:value-type="float">
            <text:p>0</text:p>
          </table:table-cell>
          <table:table-cell table:style-name="ce39" table:formula="of:=IF([Sprint8.$E193]=&quot;&quot;;;MAX(0;[Sprint8.X193]-[Sprint8.N193]))" office:value-type="float" office:value="0" calcext:value-type="float">
            <text:p>0</text:p>
          </table:table-cell>
          <table:table-cell table:style-name="ce39" table:formula="of:=IF([Sprint8.$E193]=&quot;&quot;;;MAX(0;[Sprint8.Y193]-[Sprint8.O193]))" office:value-type="float" office:value="0" calcext:value-type="float">
            <text:p>0</text:p>
          </table:table-cell>
          <table:table-cell table:style-name="ce39" table:formula="of:=IF([Sprint8.$E193]=&quot;&quot;;;MAX(0;[Sprint8.Z193]-[Sprint8.P19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94];[Sprint8.$D194];[Sprint8.$E194])">
            <text:p/>
          </table:table-cell>
          <table:table-cell table:style-name="ce9" table:formula="of:=IFERROR(VLOOKUP([Sprint8.$A194];[$Tasks.$A184:.$B18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94] =&quot;&quot;;;MAX([Sprint8.$F194]-[Sprint8.G194];0))" office:value-type="float" office:value="0" calcext:value-type="float">
            <text:p>0</text:p>
          </table:table-cell>
          <table:table-cell table:style-name="ce39" table:formula="of:=IF([Sprint8.$E194]=&quot;&quot;;;MAX(0;[Sprint8.R194]-[Sprint8.H194]))" office:value-type="float" office:value="0" calcext:value-type="float">
            <text:p>0</text:p>
          </table:table-cell>
          <table:table-cell table:style-name="ce39" table:formula="of:=IF([Sprint8.$E194]=&quot;&quot;;;MAX(0;[Sprint8.S194]-[Sprint8.I194]))" office:value-type="float" office:value="0" calcext:value-type="float">
            <text:p>0</text:p>
          </table:table-cell>
          <table:table-cell table:style-name="ce39" table:formula="of:=IF([Sprint8.$E194]=&quot;&quot;;;MAX(0;[Sprint8.T194]-[Sprint8.J194]))" office:value-type="float" office:value="0" calcext:value-type="float">
            <text:p>0</text:p>
          </table:table-cell>
          <table:table-cell table:style-name="ce39" table:formula="of:=IF([Sprint8.$E194]=&quot;&quot;;;MAX(0;[Sprint8.U194]-[Sprint8.K194]))" office:value-type="float" office:value="0" calcext:value-type="float">
            <text:p>0</text:p>
          </table:table-cell>
          <table:table-cell table:style-name="ce39" table:formula="of:=IF([Sprint8.$E194]=&quot;&quot;;;MAX(0;[Sprint8.V194]-[Sprint8.L194]))" office:value-type="float" office:value="0" calcext:value-type="float">
            <text:p>0</text:p>
          </table:table-cell>
          <table:table-cell table:style-name="ce39" table:formula="of:=IF([Sprint8.$E194]=&quot;&quot;;;MAX(0;[Sprint8.W194]-[Sprint8.M194]))" office:value-type="float" office:value="0" calcext:value-type="float">
            <text:p>0</text:p>
          </table:table-cell>
          <table:table-cell table:style-name="ce39" table:formula="of:=IF([Sprint8.$E194]=&quot;&quot;;;MAX(0;[Sprint8.X194]-[Sprint8.N194]))" office:value-type="float" office:value="0" calcext:value-type="float">
            <text:p>0</text:p>
          </table:table-cell>
          <table:table-cell table:style-name="ce39" table:formula="of:=IF([Sprint8.$E194]=&quot;&quot;;;MAX(0;[Sprint8.Y194]-[Sprint8.O194]))" office:value-type="float" office:value="0" calcext:value-type="float">
            <text:p>0</text:p>
          </table:table-cell>
          <table:table-cell table:style-name="ce39" table:formula="of:=IF([Sprint8.$E194]=&quot;&quot;;;MAX(0;[Sprint8.Z194]-[Sprint8.P19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95];[Sprint8.$D195];[Sprint8.$E195])">
            <text:p/>
          </table:table-cell>
          <table:table-cell table:style-name="ce9" table:formula="of:=IFERROR(VLOOKUP([Sprint8.$A195];[$Tasks.$A185:.$B18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95] =&quot;&quot;;;MAX([Sprint8.$F195]-[Sprint8.G195];0))" office:value-type="float" office:value="0" calcext:value-type="float">
            <text:p>0</text:p>
          </table:table-cell>
          <table:table-cell table:style-name="ce39" table:formula="of:=IF([Sprint8.$E195]=&quot;&quot;;;MAX(0;[Sprint8.R195]-[Sprint8.H195]))" office:value-type="float" office:value="0" calcext:value-type="float">
            <text:p>0</text:p>
          </table:table-cell>
          <table:table-cell table:style-name="ce39" table:formula="of:=IF([Sprint8.$E195]=&quot;&quot;;;MAX(0;[Sprint8.S195]-[Sprint8.I195]))" office:value-type="float" office:value="0" calcext:value-type="float">
            <text:p>0</text:p>
          </table:table-cell>
          <table:table-cell table:style-name="ce39" table:formula="of:=IF([Sprint8.$E195]=&quot;&quot;;;MAX(0;[Sprint8.T195]-[Sprint8.J195]))" office:value-type="float" office:value="0" calcext:value-type="float">
            <text:p>0</text:p>
          </table:table-cell>
          <table:table-cell table:style-name="ce39" table:formula="of:=IF([Sprint8.$E195]=&quot;&quot;;;MAX(0;[Sprint8.U195]-[Sprint8.K195]))" office:value-type="float" office:value="0" calcext:value-type="float">
            <text:p>0</text:p>
          </table:table-cell>
          <table:table-cell table:style-name="ce39" table:formula="of:=IF([Sprint8.$E195]=&quot;&quot;;;MAX(0;[Sprint8.V195]-[Sprint8.L195]))" office:value-type="float" office:value="0" calcext:value-type="float">
            <text:p>0</text:p>
          </table:table-cell>
          <table:table-cell table:style-name="ce39" table:formula="of:=IF([Sprint8.$E195]=&quot;&quot;;;MAX(0;[Sprint8.W195]-[Sprint8.M195]))" office:value-type="float" office:value="0" calcext:value-type="float">
            <text:p>0</text:p>
          </table:table-cell>
          <table:table-cell table:style-name="ce39" table:formula="of:=IF([Sprint8.$E195]=&quot;&quot;;;MAX(0;[Sprint8.X195]-[Sprint8.N195]))" office:value-type="float" office:value="0" calcext:value-type="float">
            <text:p>0</text:p>
          </table:table-cell>
          <table:table-cell table:style-name="ce39" table:formula="of:=IF([Sprint8.$E195]=&quot;&quot;;;MAX(0;[Sprint8.Y195]-[Sprint8.O195]))" office:value-type="float" office:value="0" calcext:value-type="float">
            <text:p>0</text:p>
          </table:table-cell>
          <table:table-cell table:style-name="ce39" table:formula="of:=IF([Sprint8.$E195]=&quot;&quot;;;MAX(0;[Sprint8.Z195]-[Sprint8.P19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96];[Sprint8.$D196];[Sprint8.$E196])">
            <text:p/>
          </table:table-cell>
          <table:table-cell table:style-name="ce9" table:formula="of:=IFERROR(VLOOKUP([Sprint8.$A196];[$Tasks.$A186:.$B19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96] =&quot;&quot;;;MAX([Sprint8.$F196]-[Sprint8.G196];0))" office:value-type="float" office:value="0" calcext:value-type="float">
            <text:p>0</text:p>
          </table:table-cell>
          <table:table-cell table:style-name="ce39" table:formula="of:=IF([Sprint8.$E196]=&quot;&quot;;;MAX(0;[Sprint8.R196]-[Sprint8.H196]))" office:value-type="float" office:value="0" calcext:value-type="float">
            <text:p>0</text:p>
          </table:table-cell>
          <table:table-cell table:style-name="ce39" table:formula="of:=IF([Sprint8.$E196]=&quot;&quot;;;MAX(0;[Sprint8.S196]-[Sprint8.I196]))" office:value-type="float" office:value="0" calcext:value-type="float">
            <text:p>0</text:p>
          </table:table-cell>
          <table:table-cell table:style-name="ce39" table:formula="of:=IF([Sprint8.$E196]=&quot;&quot;;;MAX(0;[Sprint8.T196]-[Sprint8.J196]))" office:value-type="float" office:value="0" calcext:value-type="float">
            <text:p>0</text:p>
          </table:table-cell>
          <table:table-cell table:style-name="ce39" table:formula="of:=IF([Sprint8.$E196]=&quot;&quot;;;MAX(0;[Sprint8.U196]-[Sprint8.K196]))" office:value-type="float" office:value="0" calcext:value-type="float">
            <text:p>0</text:p>
          </table:table-cell>
          <table:table-cell table:style-name="ce39" table:formula="of:=IF([Sprint8.$E196]=&quot;&quot;;;MAX(0;[Sprint8.V196]-[Sprint8.L196]))" office:value-type="float" office:value="0" calcext:value-type="float">
            <text:p>0</text:p>
          </table:table-cell>
          <table:table-cell table:style-name="ce39" table:formula="of:=IF([Sprint8.$E196]=&quot;&quot;;;MAX(0;[Sprint8.W196]-[Sprint8.M196]))" office:value-type="float" office:value="0" calcext:value-type="float">
            <text:p>0</text:p>
          </table:table-cell>
          <table:table-cell table:style-name="ce39" table:formula="of:=IF([Sprint8.$E196]=&quot;&quot;;;MAX(0;[Sprint8.X196]-[Sprint8.N196]))" office:value-type="float" office:value="0" calcext:value-type="float">
            <text:p>0</text:p>
          </table:table-cell>
          <table:table-cell table:style-name="ce39" table:formula="of:=IF([Sprint8.$E196]=&quot;&quot;;;MAX(0;[Sprint8.Y196]-[Sprint8.O196]))" office:value-type="float" office:value="0" calcext:value-type="float">
            <text:p>0</text:p>
          </table:table-cell>
          <table:table-cell table:style-name="ce39" table:formula="of:=IF([Sprint8.$E196]=&quot;&quot;;;MAX(0;[Sprint8.Z196]-[Sprint8.P19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97];[Sprint8.$D197];[Sprint8.$E197])">
            <text:p/>
          </table:table-cell>
          <table:table-cell table:style-name="ce9" table:formula="of:=IFERROR(VLOOKUP([Sprint8.$A197];[$Tasks.$A187:.$B19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97] =&quot;&quot;;;MAX([Sprint8.$F197]-[Sprint8.G197];0))" office:value-type="float" office:value="0" calcext:value-type="float">
            <text:p>0</text:p>
          </table:table-cell>
          <table:table-cell table:style-name="ce39" table:formula="of:=IF([Sprint8.$E197]=&quot;&quot;;;MAX(0;[Sprint8.R197]-[Sprint8.H197]))" office:value-type="float" office:value="0" calcext:value-type="float">
            <text:p>0</text:p>
          </table:table-cell>
          <table:table-cell table:style-name="ce39" table:formula="of:=IF([Sprint8.$E197]=&quot;&quot;;;MAX(0;[Sprint8.S197]-[Sprint8.I197]))" office:value-type="float" office:value="0" calcext:value-type="float">
            <text:p>0</text:p>
          </table:table-cell>
          <table:table-cell table:style-name="ce39" table:formula="of:=IF([Sprint8.$E197]=&quot;&quot;;;MAX(0;[Sprint8.T197]-[Sprint8.J197]))" office:value-type="float" office:value="0" calcext:value-type="float">
            <text:p>0</text:p>
          </table:table-cell>
          <table:table-cell table:style-name="ce39" table:formula="of:=IF([Sprint8.$E197]=&quot;&quot;;;MAX(0;[Sprint8.U197]-[Sprint8.K197]))" office:value-type="float" office:value="0" calcext:value-type="float">
            <text:p>0</text:p>
          </table:table-cell>
          <table:table-cell table:style-name="ce39" table:formula="of:=IF([Sprint8.$E197]=&quot;&quot;;;MAX(0;[Sprint8.V197]-[Sprint8.L197]))" office:value-type="float" office:value="0" calcext:value-type="float">
            <text:p>0</text:p>
          </table:table-cell>
          <table:table-cell table:style-name="ce39" table:formula="of:=IF([Sprint8.$E197]=&quot;&quot;;;MAX(0;[Sprint8.W197]-[Sprint8.M197]))" office:value-type="float" office:value="0" calcext:value-type="float">
            <text:p>0</text:p>
          </table:table-cell>
          <table:table-cell table:style-name="ce39" table:formula="of:=IF([Sprint8.$E197]=&quot;&quot;;;MAX(0;[Sprint8.X197]-[Sprint8.N197]))" office:value-type="float" office:value="0" calcext:value-type="float">
            <text:p>0</text:p>
          </table:table-cell>
          <table:table-cell table:style-name="ce39" table:formula="of:=IF([Sprint8.$E197]=&quot;&quot;;;MAX(0;[Sprint8.Y197]-[Sprint8.O197]))" office:value-type="float" office:value="0" calcext:value-type="float">
            <text:p>0</text:p>
          </table:table-cell>
          <table:table-cell table:style-name="ce39" table:formula="of:=IF([Sprint8.$E197]=&quot;&quot;;;MAX(0;[Sprint8.Z197]-[Sprint8.P19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98];[Sprint8.$D198];[Sprint8.$E198])">
            <text:p/>
          </table:table-cell>
          <table:table-cell table:style-name="ce9" table:formula="of:=IFERROR(VLOOKUP([Sprint8.$A198];[$Tasks.$A188:.$B19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98] =&quot;&quot;;;MAX([Sprint8.$F198]-[Sprint8.G198];0))" office:value-type="float" office:value="0" calcext:value-type="float">
            <text:p>0</text:p>
          </table:table-cell>
          <table:table-cell table:style-name="ce39" table:formula="of:=IF([Sprint8.$E198]=&quot;&quot;;;MAX(0;[Sprint8.R198]-[Sprint8.H198]))" office:value-type="float" office:value="0" calcext:value-type="float">
            <text:p>0</text:p>
          </table:table-cell>
          <table:table-cell table:style-name="ce39" table:formula="of:=IF([Sprint8.$E198]=&quot;&quot;;;MAX(0;[Sprint8.S198]-[Sprint8.I198]))" office:value-type="float" office:value="0" calcext:value-type="float">
            <text:p>0</text:p>
          </table:table-cell>
          <table:table-cell table:style-name="ce39" table:formula="of:=IF([Sprint8.$E198]=&quot;&quot;;;MAX(0;[Sprint8.T198]-[Sprint8.J198]))" office:value-type="float" office:value="0" calcext:value-type="float">
            <text:p>0</text:p>
          </table:table-cell>
          <table:table-cell table:style-name="ce39" table:formula="of:=IF([Sprint8.$E198]=&quot;&quot;;;MAX(0;[Sprint8.U198]-[Sprint8.K198]))" office:value-type="float" office:value="0" calcext:value-type="float">
            <text:p>0</text:p>
          </table:table-cell>
          <table:table-cell table:style-name="ce39" table:formula="of:=IF([Sprint8.$E198]=&quot;&quot;;;MAX(0;[Sprint8.V198]-[Sprint8.L198]))" office:value-type="float" office:value="0" calcext:value-type="float">
            <text:p>0</text:p>
          </table:table-cell>
          <table:table-cell table:style-name="ce39" table:formula="of:=IF([Sprint8.$E198]=&quot;&quot;;;MAX(0;[Sprint8.W198]-[Sprint8.M198]))" office:value-type="float" office:value="0" calcext:value-type="float">
            <text:p>0</text:p>
          </table:table-cell>
          <table:table-cell table:style-name="ce39" table:formula="of:=IF([Sprint8.$E198]=&quot;&quot;;;MAX(0;[Sprint8.X198]-[Sprint8.N198]))" office:value-type="float" office:value="0" calcext:value-type="float">
            <text:p>0</text:p>
          </table:table-cell>
          <table:table-cell table:style-name="ce39" table:formula="of:=IF([Sprint8.$E198]=&quot;&quot;;;MAX(0;[Sprint8.Y198]-[Sprint8.O198]))" office:value-type="float" office:value="0" calcext:value-type="float">
            <text:p>0</text:p>
          </table:table-cell>
          <table:table-cell table:style-name="ce39" table:formula="of:=IF([Sprint8.$E198]=&quot;&quot;;;MAX(0;[Sprint8.Z198]-[Sprint8.P19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99];[Sprint8.$D199];[Sprint8.$E199])">
            <text:p/>
          </table:table-cell>
          <table:table-cell table:style-name="ce9" table:formula="of:=IFERROR(VLOOKUP([Sprint8.$A199];[$Tasks.$A189:.$B19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99] =&quot;&quot;;;MAX([Sprint8.$F199]-[Sprint8.G199];0))" office:value-type="float" office:value="0" calcext:value-type="float">
            <text:p>0</text:p>
          </table:table-cell>
          <table:table-cell table:style-name="ce39" table:formula="of:=IF([Sprint8.$E199]=&quot;&quot;;;MAX(0;[Sprint8.R199]-[Sprint8.H199]))" office:value-type="float" office:value="0" calcext:value-type="float">
            <text:p>0</text:p>
          </table:table-cell>
          <table:table-cell table:style-name="ce39" table:formula="of:=IF([Sprint8.$E199]=&quot;&quot;;;MAX(0;[Sprint8.S199]-[Sprint8.I199]))" office:value-type="float" office:value="0" calcext:value-type="float">
            <text:p>0</text:p>
          </table:table-cell>
          <table:table-cell table:style-name="ce39" table:formula="of:=IF([Sprint8.$E199]=&quot;&quot;;;MAX(0;[Sprint8.T199]-[Sprint8.J199]))" office:value-type="float" office:value="0" calcext:value-type="float">
            <text:p>0</text:p>
          </table:table-cell>
          <table:table-cell table:style-name="ce39" table:formula="of:=IF([Sprint8.$E199]=&quot;&quot;;;MAX(0;[Sprint8.U199]-[Sprint8.K199]))" office:value-type="float" office:value="0" calcext:value-type="float">
            <text:p>0</text:p>
          </table:table-cell>
          <table:table-cell table:style-name="ce39" table:formula="of:=IF([Sprint8.$E199]=&quot;&quot;;;MAX(0;[Sprint8.V199]-[Sprint8.L199]))" office:value-type="float" office:value="0" calcext:value-type="float">
            <text:p>0</text:p>
          </table:table-cell>
          <table:table-cell table:style-name="ce39" table:formula="of:=IF([Sprint8.$E199]=&quot;&quot;;;MAX(0;[Sprint8.W199]-[Sprint8.M199]))" office:value-type="float" office:value="0" calcext:value-type="float">
            <text:p>0</text:p>
          </table:table-cell>
          <table:table-cell table:style-name="ce39" table:formula="of:=IF([Sprint8.$E199]=&quot;&quot;;;MAX(0;[Sprint8.X199]-[Sprint8.N199]))" office:value-type="float" office:value="0" calcext:value-type="float">
            <text:p>0</text:p>
          </table:table-cell>
          <table:table-cell table:style-name="ce39" table:formula="of:=IF([Sprint8.$E199]=&quot;&quot;;;MAX(0;[Sprint8.Y199]-[Sprint8.O199]))" office:value-type="float" office:value="0" calcext:value-type="float">
            <text:p>0</text:p>
          </table:table-cell>
          <table:table-cell table:style-name="ce39" table:formula="of:=IF([Sprint8.$E199]=&quot;&quot;;;MAX(0;[Sprint8.Z199]-[Sprint8.P19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200];[Sprint8.$D200];[Sprint8.$E200])">
            <text:p/>
          </table:table-cell>
          <table:table-cell table:style-name="ce9" table:formula="of:=IFERROR(VLOOKUP([Sprint8.$A200];[$Tasks.$A190:.$B19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200] =&quot;&quot;;;MAX([Sprint8.$F200]-[Sprint8.G200];0))" office:value-type="float" office:value="0" calcext:value-type="float">
            <text:p>0</text:p>
          </table:table-cell>
          <table:table-cell table:style-name="ce39" table:formula="of:=IF([Sprint8.$E200]=&quot;&quot;;;MAX(0;[Sprint8.R200]-[Sprint8.H200]))" office:value-type="float" office:value="0" calcext:value-type="float">
            <text:p>0</text:p>
          </table:table-cell>
          <table:table-cell table:style-name="ce39" table:formula="of:=IF([Sprint8.$E200]=&quot;&quot;;;MAX(0;[Sprint8.S200]-[Sprint8.I200]))" office:value-type="float" office:value="0" calcext:value-type="float">
            <text:p>0</text:p>
          </table:table-cell>
          <table:table-cell table:style-name="ce39" table:formula="of:=IF([Sprint8.$E200]=&quot;&quot;;;MAX(0;[Sprint8.T200]-[Sprint8.J200]))" office:value-type="float" office:value="0" calcext:value-type="float">
            <text:p>0</text:p>
          </table:table-cell>
          <table:table-cell table:style-name="ce39" table:formula="of:=IF([Sprint8.$E200]=&quot;&quot;;;MAX(0;[Sprint8.U200]-[Sprint8.K200]))" office:value-type="float" office:value="0" calcext:value-type="float">
            <text:p>0</text:p>
          </table:table-cell>
          <table:table-cell table:style-name="ce39" table:formula="of:=IF([Sprint8.$E200]=&quot;&quot;;;MAX(0;[Sprint8.V200]-[Sprint8.L200]))" office:value-type="float" office:value="0" calcext:value-type="float">
            <text:p>0</text:p>
          </table:table-cell>
          <table:table-cell table:style-name="ce39" table:formula="of:=IF([Sprint8.$E200]=&quot;&quot;;;MAX(0;[Sprint8.W200]-[Sprint8.M200]))" office:value-type="float" office:value="0" calcext:value-type="float">
            <text:p>0</text:p>
          </table:table-cell>
          <table:table-cell table:style-name="ce39" table:formula="of:=IF([Sprint8.$E200]=&quot;&quot;;;MAX(0;[Sprint8.X200]-[Sprint8.N200]))" office:value-type="float" office:value="0" calcext:value-type="float">
            <text:p>0</text:p>
          </table:table-cell>
          <table:table-cell table:style-name="ce39" table:formula="of:=IF([Sprint8.$E200]=&quot;&quot;;;MAX(0;[Sprint8.Y200]-[Sprint8.O200]))" office:value-type="float" office:value="0" calcext:value-type="float">
            <text:p>0</text:p>
          </table:table-cell>
          <table:table-cell table:style-name="ce39" table:formula="of:=IF([Sprint8.$E200]=&quot;&quot;;;MAX(0;[Sprint8.Z200]-[Sprint8.P20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201];[Sprint8.$D201];[Sprint8.$E201])">
            <text:p/>
          </table:table-cell>
          <table:table-cell table:style-name="ce9" table:formula="of:=IFERROR(VLOOKUP([Sprint8.$A201];[$Tasks.$A191:.$B19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201] =&quot;&quot;;;MAX([Sprint8.$F201]-[Sprint8.G201];0))" office:value-type="float" office:value="0" calcext:value-type="float">
            <text:p>0</text:p>
          </table:table-cell>
          <table:table-cell table:style-name="ce39" table:formula="of:=IF([Sprint8.$E201]=&quot;&quot;;;MAX(0;[Sprint8.R201]-[Sprint8.H201]))" office:value-type="float" office:value="0" calcext:value-type="float">
            <text:p>0</text:p>
          </table:table-cell>
          <table:table-cell table:style-name="ce39" table:formula="of:=IF([Sprint8.$E201]=&quot;&quot;;;MAX(0;[Sprint8.S201]-[Sprint8.I201]))" office:value-type="float" office:value="0" calcext:value-type="float">
            <text:p>0</text:p>
          </table:table-cell>
          <table:table-cell table:style-name="ce39" table:formula="of:=IF([Sprint8.$E201]=&quot;&quot;;;MAX(0;[Sprint8.T201]-[Sprint8.J201]))" office:value-type="float" office:value="0" calcext:value-type="float">
            <text:p>0</text:p>
          </table:table-cell>
          <table:table-cell table:style-name="ce39" table:formula="of:=IF([Sprint8.$E201]=&quot;&quot;;;MAX(0;[Sprint8.U201]-[Sprint8.K201]))" office:value-type="float" office:value="0" calcext:value-type="float">
            <text:p>0</text:p>
          </table:table-cell>
          <table:table-cell table:style-name="ce39" table:formula="of:=IF([Sprint8.$E201]=&quot;&quot;;;MAX(0;[Sprint8.V201]-[Sprint8.L201]))" office:value-type="float" office:value="0" calcext:value-type="float">
            <text:p>0</text:p>
          </table:table-cell>
          <table:table-cell table:style-name="ce39" table:formula="of:=IF([Sprint8.$E201]=&quot;&quot;;;MAX(0;[Sprint8.W201]-[Sprint8.M201]))" office:value-type="float" office:value="0" calcext:value-type="float">
            <text:p>0</text:p>
          </table:table-cell>
          <table:table-cell table:style-name="ce39" table:formula="of:=IF([Sprint8.$E201]=&quot;&quot;;;MAX(0;[Sprint8.X201]-[Sprint8.N201]))" office:value-type="float" office:value="0" calcext:value-type="float">
            <text:p>0</text:p>
          </table:table-cell>
          <table:table-cell table:style-name="ce39" table:formula="of:=IF([Sprint8.$E201]=&quot;&quot;;;MAX(0;[Sprint8.Y201]-[Sprint8.O201]))" office:value-type="float" office:value="0" calcext:value-type="float">
            <text:p>0</text:p>
          </table:table-cell>
          <table:table-cell table:style-name="ce39" table:formula="of:=IF([Sprint8.$E201]=&quot;&quot;;;MAX(0;[Sprint8.Z201]-[Sprint8.P20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202];[Sprint8.$D202];[Sprint8.$E202])">
            <text:p/>
          </table:table-cell>
          <table:table-cell table:style-name="ce9" table:formula="of:=IFERROR(VLOOKUP([Sprint8.$A202];[$Tasks.$A192:.$B19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202] =&quot;&quot;;;MAX([Sprint8.$F202]-[Sprint8.G202];0))" office:value-type="float" office:value="0" calcext:value-type="float">
            <text:p>0</text:p>
          </table:table-cell>
          <table:table-cell table:style-name="ce39" table:formula="of:=IF([Sprint8.$E202]=&quot;&quot;;;MAX(0;[Sprint8.R202]-[Sprint8.H202]))" office:value-type="float" office:value="0" calcext:value-type="float">
            <text:p>0</text:p>
          </table:table-cell>
          <table:table-cell table:style-name="ce39" table:formula="of:=IF([Sprint8.$E202]=&quot;&quot;;;MAX(0;[Sprint8.S202]-[Sprint8.I202]))" office:value-type="float" office:value="0" calcext:value-type="float">
            <text:p>0</text:p>
          </table:table-cell>
          <table:table-cell table:style-name="ce39" table:formula="of:=IF([Sprint8.$E202]=&quot;&quot;;;MAX(0;[Sprint8.T202]-[Sprint8.J202]))" office:value-type="float" office:value="0" calcext:value-type="float">
            <text:p>0</text:p>
          </table:table-cell>
          <table:table-cell table:style-name="ce39" table:formula="of:=IF([Sprint8.$E202]=&quot;&quot;;;MAX(0;[Sprint8.U202]-[Sprint8.K202]))" office:value-type="float" office:value="0" calcext:value-type="float">
            <text:p>0</text:p>
          </table:table-cell>
          <table:table-cell table:style-name="ce39" table:formula="of:=IF([Sprint8.$E202]=&quot;&quot;;;MAX(0;[Sprint8.V202]-[Sprint8.L202]))" office:value-type="float" office:value="0" calcext:value-type="float">
            <text:p>0</text:p>
          </table:table-cell>
          <table:table-cell table:style-name="ce39" table:formula="of:=IF([Sprint8.$E202]=&quot;&quot;;;MAX(0;[Sprint8.W202]-[Sprint8.M202]))" office:value-type="float" office:value="0" calcext:value-type="float">
            <text:p>0</text:p>
          </table:table-cell>
          <table:table-cell table:style-name="ce39" table:formula="of:=IF([Sprint8.$E202]=&quot;&quot;;;MAX(0;[Sprint8.X202]-[Sprint8.N202]))" office:value-type="float" office:value="0" calcext:value-type="float">
            <text:p>0</text:p>
          </table:table-cell>
          <table:table-cell table:style-name="ce39" table:formula="of:=IF([Sprint8.$E202]=&quot;&quot;;;MAX(0;[Sprint8.Y202]-[Sprint8.O202]))" office:value-type="float" office:value="0" calcext:value-type="float">
            <text:p>0</text:p>
          </table:table-cell>
          <table:table-cell table:style-name="ce39" table:formula="of:=IF([Sprint8.$E202]=&quot;&quot;;;MAX(0;[Sprint8.Z202]-[Sprint8.P20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203];[Sprint8.$D203];[Sprint8.$E203])">
            <text:p/>
          </table:table-cell>
          <table:table-cell table:style-name="ce9" table:formula="of:=IFERROR(VLOOKUP([Sprint8.$A203];[$Tasks.$A193:.$B19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203] =&quot;&quot;;;MAX([Sprint8.$F203]-[Sprint8.G203];0))" office:value-type="float" office:value="0" calcext:value-type="float">
            <text:p>0</text:p>
          </table:table-cell>
          <table:table-cell table:style-name="ce39" table:formula="of:=IF([Sprint8.$E203]=&quot;&quot;;;MAX(0;[Sprint8.R203]-[Sprint8.H203]))" office:value-type="float" office:value="0" calcext:value-type="float">
            <text:p>0</text:p>
          </table:table-cell>
          <table:table-cell table:style-name="ce39" table:formula="of:=IF([Sprint8.$E203]=&quot;&quot;;;MAX(0;[Sprint8.S203]-[Sprint8.I203]))" office:value-type="float" office:value="0" calcext:value-type="float">
            <text:p>0</text:p>
          </table:table-cell>
          <table:table-cell table:style-name="ce39" table:formula="of:=IF([Sprint8.$E203]=&quot;&quot;;;MAX(0;[Sprint8.T203]-[Sprint8.J203]))" office:value-type="float" office:value="0" calcext:value-type="float">
            <text:p>0</text:p>
          </table:table-cell>
          <table:table-cell table:style-name="ce39" table:formula="of:=IF([Sprint8.$E203]=&quot;&quot;;;MAX(0;[Sprint8.U203]-[Sprint8.K203]))" office:value-type="float" office:value="0" calcext:value-type="float">
            <text:p>0</text:p>
          </table:table-cell>
          <table:table-cell table:style-name="ce39" table:formula="of:=IF([Sprint8.$E203]=&quot;&quot;;;MAX(0;[Sprint8.V203]-[Sprint8.L203]))" office:value-type="float" office:value="0" calcext:value-type="float">
            <text:p>0</text:p>
          </table:table-cell>
          <table:table-cell table:style-name="ce39" table:formula="of:=IF([Sprint8.$E203]=&quot;&quot;;;MAX(0;[Sprint8.W203]-[Sprint8.M203]))" office:value-type="float" office:value="0" calcext:value-type="float">
            <text:p>0</text:p>
          </table:table-cell>
          <table:table-cell table:style-name="ce39" table:formula="of:=IF([Sprint8.$E203]=&quot;&quot;;;MAX(0;[Sprint8.X203]-[Sprint8.N203]))" office:value-type="float" office:value="0" calcext:value-type="float">
            <text:p>0</text:p>
          </table:table-cell>
          <table:table-cell table:style-name="ce39" table:formula="of:=IF([Sprint8.$E203]=&quot;&quot;;;MAX(0;[Sprint8.Y203]-[Sprint8.O203]))" office:value-type="float" office:value="0" calcext:value-type="float">
            <text:p>0</text:p>
          </table:table-cell>
          <table:table-cell table:style-name="ce39" table:formula="of:=IF([Sprint8.$E203]=&quot;&quot;;;MAX(0;[Sprint8.Z203]-[Sprint8.P20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204];[Sprint8.$D204];[Sprint8.$E204])">
            <text:p/>
          </table:table-cell>
          <table:table-cell table:style-name="ce9" table:formula="of:=IFERROR(VLOOKUP([Sprint8.$A204];[$Tasks.$A194:.$B19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204] =&quot;&quot;;;MAX([Sprint8.$F204]-[Sprint8.G204];0))" office:value-type="float" office:value="0" calcext:value-type="float">
            <text:p>0</text:p>
          </table:table-cell>
          <table:table-cell table:style-name="ce39" table:formula="of:=IF([Sprint8.$E204]=&quot;&quot;;;MAX(0;[Sprint8.R204]-[Sprint8.H204]))" office:value-type="float" office:value="0" calcext:value-type="float">
            <text:p>0</text:p>
          </table:table-cell>
          <table:table-cell table:style-name="ce39" table:formula="of:=IF([Sprint8.$E204]=&quot;&quot;;;MAX(0;[Sprint8.S204]-[Sprint8.I204]))" office:value-type="float" office:value="0" calcext:value-type="float">
            <text:p>0</text:p>
          </table:table-cell>
          <table:table-cell table:style-name="ce39" table:formula="of:=IF([Sprint8.$E204]=&quot;&quot;;;MAX(0;[Sprint8.T204]-[Sprint8.J204]))" office:value-type="float" office:value="0" calcext:value-type="float">
            <text:p>0</text:p>
          </table:table-cell>
          <table:table-cell table:style-name="ce39" table:formula="of:=IF([Sprint8.$E204]=&quot;&quot;;;MAX(0;[Sprint8.U204]-[Sprint8.K204]))" office:value-type="float" office:value="0" calcext:value-type="float">
            <text:p>0</text:p>
          </table:table-cell>
          <table:table-cell table:style-name="ce39" table:formula="of:=IF([Sprint8.$E204]=&quot;&quot;;;MAX(0;[Sprint8.V204]-[Sprint8.L204]))" office:value-type="float" office:value="0" calcext:value-type="float">
            <text:p>0</text:p>
          </table:table-cell>
          <table:table-cell table:style-name="ce39" table:formula="of:=IF([Sprint8.$E204]=&quot;&quot;;;MAX(0;[Sprint8.W204]-[Sprint8.M204]))" office:value-type="float" office:value="0" calcext:value-type="float">
            <text:p>0</text:p>
          </table:table-cell>
          <table:table-cell table:style-name="ce39" table:formula="of:=IF([Sprint8.$E204]=&quot;&quot;;;MAX(0;[Sprint8.X204]-[Sprint8.N204]))" office:value-type="float" office:value="0" calcext:value-type="float">
            <text:p>0</text:p>
          </table:table-cell>
          <table:table-cell table:style-name="ce39" table:formula="of:=IF([Sprint8.$E204]=&quot;&quot;;;MAX(0;[Sprint8.Y204]-[Sprint8.O204]))" office:value-type="float" office:value="0" calcext:value-type="float">
            <text:p>0</text:p>
          </table:table-cell>
          <table:table-cell table:style-name="ce39" table:formula="of:=IF([Sprint8.$E204]=&quot;&quot;;;MAX(0;[Sprint8.Z204]-[Sprint8.P20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205];[Sprint8.$D205];[Sprint8.$E205])">
            <text:p/>
          </table:table-cell>
          <table:table-cell table:style-name="ce9" table:formula="of:=IFERROR(VLOOKUP([Sprint8.$A205];[$Tasks.$A195:.$B19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205] =&quot;&quot;;;MAX([Sprint8.$F205]-[Sprint8.G205];0))" office:value-type="float" office:value="0" calcext:value-type="float">
            <text:p>0</text:p>
          </table:table-cell>
          <table:table-cell table:style-name="ce39" table:formula="of:=IF([Sprint8.$E205]=&quot;&quot;;;MAX(0;[Sprint8.R205]-[Sprint8.H205]))" office:value-type="float" office:value="0" calcext:value-type="float">
            <text:p>0</text:p>
          </table:table-cell>
          <table:table-cell table:style-name="ce39" table:formula="of:=IF([Sprint8.$E205]=&quot;&quot;;;MAX(0;[Sprint8.S205]-[Sprint8.I205]))" office:value-type="float" office:value="0" calcext:value-type="float">
            <text:p>0</text:p>
          </table:table-cell>
          <table:table-cell table:style-name="ce39" table:formula="of:=IF([Sprint8.$E205]=&quot;&quot;;;MAX(0;[Sprint8.T205]-[Sprint8.J205]))" office:value-type="float" office:value="0" calcext:value-type="float">
            <text:p>0</text:p>
          </table:table-cell>
          <table:table-cell table:style-name="ce39" table:formula="of:=IF([Sprint8.$E205]=&quot;&quot;;;MAX(0;[Sprint8.U205]-[Sprint8.K205]))" office:value-type="float" office:value="0" calcext:value-type="float">
            <text:p>0</text:p>
          </table:table-cell>
          <table:table-cell table:style-name="ce39" table:formula="of:=IF([Sprint8.$E205]=&quot;&quot;;;MAX(0;[Sprint8.V205]-[Sprint8.L205]))" office:value-type="float" office:value="0" calcext:value-type="float">
            <text:p>0</text:p>
          </table:table-cell>
          <table:table-cell table:style-name="ce39" table:formula="of:=IF([Sprint8.$E205]=&quot;&quot;;;MAX(0;[Sprint8.W205]-[Sprint8.M205]))" office:value-type="float" office:value="0" calcext:value-type="float">
            <text:p>0</text:p>
          </table:table-cell>
          <table:table-cell table:style-name="ce39" table:formula="of:=IF([Sprint8.$E205]=&quot;&quot;;;MAX(0;[Sprint8.X205]-[Sprint8.N205]))" office:value-type="float" office:value="0" calcext:value-type="float">
            <text:p>0</text:p>
          </table:table-cell>
          <table:table-cell table:style-name="ce39" table:formula="of:=IF([Sprint8.$E205]=&quot;&quot;;;MAX(0;[Sprint8.Y205]-[Sprint8.O205]))" office:value-type="float" office:value="0" calcext:value-type="float">
            <text:p>0</text:p>
          </table:table-cell>
          <table:table-cell table:style-name="ce39" table:formula="of:=IF([Sprint8.$E205]=&quot;&quot;;;MAX(0;[Sprint8.Z205]-[Sprint8.P20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206];[Sprint8.$D206];[Sprint8.$E206])">
            <text:p/>
          </table:table-cell>
          <table:table-cell table:style-name="ce9" table:formula="of:=IFERROR(VLOOKUP([Sprint8.$A206];[$Tasks.$A196:.$B20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206] =&quot;&quot;;;MAX([Sprint8.$F206]-[Sprint8.G206];0))" office:value-type="float" office:value="0" calcext:value-type="float">
            <text:p>0</text:p>
          </table:table-cell>
          <table:table-cell table:style-name="ce39" table:formula="of:=IF([Sprint8.$E206]=&quot;&quot;;;MAX(0;[Sprint8.R206]-[Sprint8.H206]))" office:value-type="float" office:value="0" calcext:value-type="float">
            <text:p>0</text:p>
          </table:table-cell>
          <table:table-cell table:style-name="ce39" table:formula="of:=IF([Sprint8.$E206]=&quot;&quot;;;MAX(0;[Sprint8.S206]-[Sprint8.I206]))" office:value-type="float" office:value="0" calcext:value-type="float">
            <text:p>0</text:p>
          </table:table-cell>
          <table:table-cell table:style-name="ce39" table:formula="of:=IF([Sprint8.$E206]=&quot;&quot;;;MAX(0;[Sprint8.T206]-[Sprint8.J206]))" office:value-type="float" office:value="0" calcext:value-type="float">
            <text:p>0</text:p>
          </table:table-cell>
          <table:table-cell table:style-name="ce39" table:formula="of:=IF([Sprint8.$E206]=&quot;&quot;;;MAX(0;[Sprint8.U206]-[Sprint8.K206]))" office:value-type="float" office:value="0" calcext:value-type="float">
            <text:p>0</text:p>
          </table:table-cell>
          <table:table-cell table:style-name="ce39" table:formula="of:=IF([Sprint8.$E206]=&quot;&quot;;;MAX(0;[Sprint8.V206]-[Sprint8.L206]))" office:value-type="float" office:value="0" calcext:value-type="float">
            <text:p>0</text:p>
          </table:table-cell>
          <table:table-cell table:style-name="ce39" table:formula="of:=IF([Sprint8.$E206]=&quot;&quot;;;MAX(0;[Sprint8.W206]-[Sprint8.M206]))" office:value-type="float" office:value="0" calcext:value-type="float">
            <text:p>0</text:p>
          </table:table-cell>
          <table:table-cell table:style-name="ce39" table:formula="of:=IF([Sprint8.$E206]=&quot;&quot;;;MAX(0;[Sprint8.X206]-[Sprint8.N206]))" office:value-type="float" office:value="0" calcext:value-type="float">
            <text:p>0</text:p>
          </table:table-cell>
          <table:table-cell table:style-name="ce39" table:formula="of:=IF([Sprint8.$E206]=&quot;&quot;;;MAX(0;[Sprint8.Y206]-[Sprint8.O206]))" office:value-type="float" office:value="0" calcext:value-type="float">
            <text:p>0</text:p>
          </table:table-cell>
          <table:table-cell table:style-name="ce39" table:formula="of:=IF([Sprint8.$E206]=&quot;&quot;;;MAX(0;[Sprint8.Z206]-[Sprint8.P20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207];[Sprint8.$D207];[Sprint8.$E207])">
            <text:p/>
          </table:table-cell>
          <table:table-cell table:style-name="ce9" table:formula="of:=IFERROR(VLOOKUP([Sprint8.$A207];[$Tasks.$A197:.$B20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207] =&quot;&quot;;;MAX([Sprint8.$F207]-[Sprint8.G207];0))" office:value-type="float" office:value="0" calcext:value-type="float">
            <text:p>0</text:p>
          </table:table-cell>
          <table:table-cell table:style-name="ce39" table:formula="of:=IF([Sprint8.$E207]=&quot;&quot;;;MAX(0;[Sprint8.R207]-[Sprint8.H207]))" office:value-type="float" office:value="0" calcext:value-type="float">
            <text:p>0</text:p>
          </table:table-cell>
          <table:table-cell table:style-name="ce39" table:formula="of:=IF([Sprint8.$E207]=&quot;&quot;;;MAX(0;[Sprint8.S207]-[Sprint8.I207]))" office:value-type="float" office:value="0" calcext:value-type="float">
            <text:p>0</text:p>
          </table:table-cell>
          <table:table-cell table:style-name="ce39" table:formula="of:=IF([Sprint8.$E207]=&quot;&quot;;;MAX(0;[Sprint8.T207]-[Sprint8.J207]))" office:value-type="float" office:value="0" calcext:value-type="float">
            <text:p>0</text:p>
          </table:table-cell>
          <table:table-cell table:style-name="ce39" table:formula="of:=IF([Sprint8.$E207]=&quot;&quot;;;MAX(0;[Sprint8.U207]-[Sprint8.K207]))" office:value-type="float" office:value="0" calcext:value-type="float">
            <text:p>0</text:p>
          </table:table-cell>
          <table:table-cell table:style-name="ce39" table:formula="of:=IF([Sprint8.$E207]=&quot;&quot;;;MAX(0;[Sprint8.V207]-[Sprint8.L207]))" office:value-type="float" office:value="0" calcext:value-type="float">
            <text:p>0</text:p>
          </table:table-cell>
          <table:table-cell table:style-name="ce39" table:formula="of:=IF([Sprint8.$E207]=&quot;&quot;;;MAX(0;[Sprint8.W207]-[Sprint8.M207]))" office:value-type="float" office:value="0" calcext:value-type="float">
            <text:p>0</text:p>
          </table:table-cell>
          <table:table-cell table:style-name="ce39" table:formula="of:=IF([Sprint8.$E207]=&quot;&quot;;;MAX(0;[Sprint8.X207]-[Sprint8.N207]))" office:value-type="float" office:value="0" calcext:value-type="float">
            <text:p>0</text:p>
          </table:table-cell>
          <table:table-cell table:style-name="ce39" table:formula="of:=IF([Sprint8.$E207]=&quot;&quot;;;MAX(0;[Sprint8.Y207]-[Sprint8.O207]))" office:value-type="float" office:value="0" calcext:value-type="float">
            <text:p>0</text:p>
          </table:table-cell>
          <table:table-cell table:style-name="ce39" table:formula="of:=IF([Sprint8.$E207]=&quot;&quot;;;MAX(0;[Sprint8.Z207]-[Sprint8.P20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208];[Sprint8.$D208];[Sprint8.$E208])">
            <text:p/>
          </table:table-cell>
          <table:table-cell table:style-name="ce9" table:formula="of:=IFERROR(VLOOKUP([Sprint8.$A208];[$Tasks.$A198:.$B20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208] =&quot;&quot;;;MAX([Sprint8.$F208]-[Sprint8.G208];0))" office:value-type="float" office:value="0" calcext:value-type="float">
            <text:p>0</text:p>
          </table:table-cell>
          <table:table-cell table:style-name="ce39" table:formula="of:=IF([Sprint8.$E208]=&quot;&quot;;;MAX(0;[Sprint8.R208]-[Sprint8.H208]))" office:value-type="float" office:value="0" calcext:value-type="float">
            <text:p>0</text:p>
          </table:table-cell>
          <table:table-cell table:style-name="ce39" table:formula="of:=IF([Sprint8.$E208]=&quot;&quot;;;MAX(0;[Sprint8.S208]-[Sprint8.I208]))" office:value-type="float" office:value="0" calcext:value-type="float">
            <text:p>0</text:p>
          </table:table-cell>
          <table:table-cell table:style-name="ce39" table:formula="of:=IF([Sprint8.$E208]=&quot;&quot;;;MAX(0;[Sprint8.T208]-[Sprint8.J208]))" office:value-type="float" office:value="0" calcext:value-type="float">
            <text:p>0</text:p>
          </table:table-cell>
          <table:table-cell table:style-name="ce39" table:formula="of:=IF([Sprint8.$E208]=&quot;&quot;;;MAX(0;[Sprint8.U208]-[Sprint8.K208]))" office:value-type="float" office:value="0" calcext:value-type="float">
            <text:p>0</text:p>
          </table:table-cell>
          <table:table-cell table:style-name="ce39" table:formula="of:=IF([Sprint8.$E208]=&quot;&quot;;;MAX(0;[Sprint8.V208]-[Sprint8.L208]))" office:value-type="float" office:value="0" calcext:value-type="float">
            <text:p>0</text:p>
          </table:table-cell>
          <table:table-cell table:style-name="ce39" table:formula="of:=IF([Sprint8.$E208]=&quot;&quot;;;MAX(0;[Sprint8.W208]-[Sprint8.M208]))" office:value-type="float" office:value="0" calcext:value-type="float">
            <text:p>0</text:p>
          </table:table-cell>
          <table:table-cell table:style-name="ce39" table:formula="of:=IF([Sprint8.$E208]=&quot;&quot;;;MAX(0;[Sprint8.X208]-[Sprint8.N208]))" office:value-type="float" office:value="0" calcext:value-type="float">
            <text:p>0</text:p>
          </table:table-cell>
          <table:table-cell table:style-name="ce39" table:formula="of:=IF([Sprint8.$E208]=&quot;&quot;;;MAX(0;[Sprint8.Y208]-[Sprint8.O208]))" office:value-type="float" office:value="0" calcext:value-type="float">
            <text:p>0</text:p>
          </table:table-cell>
          <table:table-cell table:style-name="ce39" table:formula="of:=IF([Sprint8.$E208]=&quot;&quot;;;MAX(0;[Sprint8.Z208]-[Sprint8.P20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209];[Sprint8.$D209];[Sprint8.$E209])">
            <text:p/>
          </table:table-cell>
          <table:table-cell table:style-name="ce9" table:formula="of:=IFERROR(VLOOKUP([Sprint8.$A209];[$Tasks.$A199:.$B20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209] =&quot;&quot;;;MAX([Sprint8.$F209]-[Sprint8.G209];0))" office:value-type="float" office:value="0" calcext:value-type="float">
            <text:p>0</text:p>
          </table:table-cell>
          <table:table-cell table:style-name="ce39" table:formula="of:=IF([Sprint8.$E209]=&quot;&quot;;;MAX(0;[Sprint8.R209]-[Sprint8.H209]))" office:value-type="float" office:value="0" calcext:value-type="float">
            <text:p>0</text:p>
          </table:table-cell>
          <table:table-cell table:style-name="ce39" table:formula="of:=IF([Sprint8.$E209]=&quot;&quot;;;MAX(0;[Sprint8.S209]-[Sprint8.I209]))" office:value-type="float" office:value="0" calcext:value-type="float">
            <text:p>0</text:p>
          </table:table-cell>
          <table:table-cell table:style-name="ce39" table:formula="of:=IF([Sprint8.$E209]=&quot;&quot;;;MAX(0;[Sprint8.T209]-[Sprint8.J209]))" office:value-type="float" office:value="0" calcext:value-type="float">
            <text:p>0</text:p>
          </table:table-cell>
          <table:table-cell table:style-name="ce39" table:formula="of:=IF([Sprint8.$E209]=&quot;&quot;;;MAX(0;[Sprint8.U209]-[Sprint8.K209]))" office:value-type="float" office:value="0" calcext:value-type="float">
            <text:p>0</text:p>
          </table:table-cell>
          <table:table-cell table:style-name="ce39" table:formula="of:=IF([Sprint8.$E209]=&quot;&quot;;;MAX(0;[Sprint8.V209]-[Sprint8.L209]))" office:value-type="float" office:value="0" calcext:value-type="float">
            <text:p>0</text:p>
          </table:table-cell>
          <table:table-cell table:style-name="ce39" table:formula="of:=IF([Sprint8.$E209]=&quot;&quot;;;MAX(0;[Sprint8.W209]-[Sprint8.M209]))" office:value-type="float" office:value="0" calcext:value-type="float">
            <text:p>0</text:p>
          </table:table-cell>
          <table:table-cell table:style-name="ce39" table:formula="of:=IF([Sprint8.$E209]=&quot;&quot;;;MAX(0;[Sprint8.X209]-[Sprint8.N209]))" office:value-type="float" office:value="0" calcext:value-type="float">
            <text:p>0</text:p>
          </table:table-cell>
          <table:table-cell table:style-name="ce39" table:formula="of:=IF([Sprint8.$E209]=&quot;&quot;;;MAX(0;[Sprint8.Y209]-[Sprint8.O209]))" office:value-type="float" office:value="0" calcext:value-type="float">
            <text:p>0</text:p>
          </table:table-cell>
          <table:table-cell table:style-name="ce39" table:formula="of:=IF([Sprint8.$E209]=&quot;&quot;;;MAX(0;[Sprint8.Z209]-[Sprint8.P20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210];[Sprint8.$D210];[Sprint8.$E210])">
            <text:p/>
          </table:table-cell>
          <table:table-cell table:style-name="ce9" table:formula="of:=IFERROR(VLOOKUP([Sprint8.$A210];[$Tasks.$A200:.$B20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210] =&quot;&quot;;;MAX([Sprint8.$F210]-[Sprint8.G210];0))" office:value-type="float" office:value="0" calcext:value-type="float">
            <text:p>0</text:p>
          </table:table-cell>
          <table:table-cell table:style-name="ce39" table:formula="of:=IF([Sprint8.$E210]=&quot;&quot;;;MAX(0;[Sprint8.R210]-[Sprint8.H210]))" office:value-type="float" office:value="0" calcext:value-type="float">
            <text:p>0</text:p>
          </table:table-cell>
          <table:table-cell table:style-name="ce39" table:formula="of:=IF([Sprint8.$E210]=&quot;&quot;;;MAX(0;[Sprint8.S210]-[Sprint8.I210]))" office:value-type="float" office:value="0" calcext:value-type="float">
            <text:p>0</text:p>
          </table:table-cell>
          <table:table-cell table:style-name="ce39" table:formula="of:=IF([Sprint8.$E210]=&quot;&quot;;;MAX(0;[Sprint8.T210]-[Sprint8.J210]))" office:value-type="float" office:value="0" calcext:value-type="float">
            <text:p>0</text:p>
          </table:table-cell>
          <table:table-cell table:style-name="ce39" table:formula="of:=IF([Sprint8.$E210]=&quot;&quot;;;MAX(0;[Sprint8.U210]-[Sprint8.K210]))" office:value-type="float" office:value="0" calcext:value-type="float">
            <text:p>0</text:p>
          </table:table-cell>
          <table:table-cell table:style-name="ce39" table:formula="of:=IF([Sprint8.$E210]=&quot;&quot;;;MAX(0;[Sprint8.V210]-[Sprint8.L210]))" office:value-type="float" office:value="0" calcext:value-type="float">
            <text:p>0</text:p>
          </table:table-cell>
          <table:table-cell table:style-name="ce39" table:formula="of:=IF([Sprint8.$E210]=&quot;&quot;;;MAX(0;[Sprint8.W210]-[Sprint8.M210]))" office:value-type="float" office:value="0" calcext:value-type="float">
            <text:p>0</text:p>
          </table:table-cell>
          <table:table-cell table:style-name="ce39" table:formula="of:=IF([Sprint8.$E210]=&quot;&quot;;;MAX(0;[Sprint8.X210]-[Sprint8.N210]))" office:value-type="float" office:value="0" calcext:value-type="float">
            <text:p>0</text:p>
          </table:table-cell>
          <table:table-cell table:style-name="ce39" table:formula="of:=IF([Sprint8.$E210]=&quot;&quot;;;MAX(0;[Sprint8.Y210]-[Sprint8.O210]))" office:value-type="float" office:value="0" calcext:value-type="float">
            <text:p>0</text:p>
          </table:table-cell>
          <table:table-cell table:style-name="ce39" table:formula="of:=IF([Sprint8.$E210]=&quot;&quot;;;MAX(0;[Sprint8.Z210]-[Sprint8.P21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211];[Sprint8.$D211];[Sprint8.$E211])">
            <text:p/>
          </table:table-cell>
          <table:table-cell table:style-name="ce9" table:formula="of:=IFERROR(VLOOKUP([Sprint8.$A211];[$Tasks.$A201:.$B20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211] =&quot;&quot;;;MAX([Sprint8.$F211]-[Sprint8.G211];0))" office:value-type="float" office:value="0" calcext:value-type="float">
            <text:p>0</text:p>
          </table:table-cell>
          <table:table-cell table:style-name="ce39" table:formula="of:=IF([Sprint8.$E211]=&quot;&quot;;;MAX(0;[Sprint8.R211]-[Sprint8.H211]))" office:value-type="float" office:value="0" calcext:value-type="float">
            <text:p>0</text:p>
          </table:table-cell>
          <table:table-cell table:style-name="ce39" table:formula="of:=IF([Sprint8.$E211]=&quot;&quot;;;MAX(0;[Sprint8.S211]-[Sprint8.I211]))" office:value-type="float" office:value="0" calcext:value-type="float">
            <text:p>0</text:p>
          </table:table-cell>
          <table:table-cell table:style-name="ce39" table:formula="of:=IF([Sprint8.$E211]=&quot;&quot;;;MAX(0;[Sprint8.T211]-[Sprint8.J211]))" office:value-type="float" office:value="0" calcext:value-type="float">
            <text:p>0</text:p>
          </table:table-cell>
          <table:table-cell table:style-name="ce39" table:formula="of:=IF([Sprint8.$E211]=&quot;&quot;;;MAX(0;[Sprint8.U211]-[Sprint8.K211]))" office:value-type="float" office:value="0" calcext:value-type="float">
            <text:p>0</text:p>
          </table:table-cell>
          <table:table-cell table:style-name="ce39" table:formula="of:=IF([Sprint8.$E211]=&quot;&quot;;;MAX(0;[Sprint8.V211]-[Sprint8.L211]))" office:value-type="float" office:value="0" calcext:value-type="float">
            <text:p>0</text:p>
          </table:table-cell>
          <table:table-cell table:style-name="ce39" table:formula="of:=IF([Sprint8.$E211]=&quot;&quot;;;MAX(0;[Sprint8.W211]-[Sprint8.M211]))" office:value-type="float" office:value="0" calcext:value-type="float">
            <text:p>0</text:p>
          </table:table-cell>
          <table:table-cell table:style-name="ce39" table:formula="of:=IF([Sprint8.$E211]=&quot;&quot;;;MAX(0;[Sprint8.X211]-[Sprint8.N211]))" office:value-type="float" office:value="0" calcext:value-type="float">
            <text:p>0</text:p>
          </table:table-cell>
          <table:table-cell table:style-name="ce39" table:formula="of:=IF([Sprint8.$E211]=&quot;&quot;;;MAX(0;[Sprint8.Y211]-[Sprint8.O211]))" office:value-type="float" office:value="0" calcext:value-type="float">
            <text:p>0</text:p>
          </table:table-cell>
          <table:table-cell table:style-name="ce39" table:formula="of:=IF([Sprint8.$E211]=&quot;&quot;;;MAX(0;[Sprint8.Z211]-[Sprint8.P21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212];[Sprint8.$D212];[Sprint8.$E212])">
            <text:p/>
          </table:table-cell>
          <table:table-cell table:style-name="ce9" table:formula="of:=IFERROR(VLOOKUP([Sprint8.$A212];[$Tasks.$A202:.$B20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212] =&quot;&quot;;;MAX([Sprint8.$F212]-[Sprint8.G212];0))" office:value-type="float" office:value="0" calcext:value-type="float">
            <text:p>0</text:p>
          </table:table-cell>
          <table:table-cell table:style-name="ce39" table:formula="of:=IF([Sprint8.$E212]=&quot;&quot;;;MAX(0;[Sprint8.R212]-[Sprint8.H212]))" office:value-type="float" office:value="0" calcext:value-type="float">
            <text:p>0</text:p>
          </table:table-cell>
          <table:table-cell table:style-name="ce39" table:formula="of:=IF([Sprint8.$E212]=&quot;&quot;;;MAX(0;[Sprint8.S212]-[Sprint8.I212]))" office:value-type="float" office:value="0" calcext:value-type="float">
            <text:p>0</text:p>
          </table:table-cell>
          <table:table-cell table:style-name="ce39" table:formula="of:=IF([Sprint8.$E212]=&quot;&quot;;;MAX(0;[Sprint8.T212]-[Sprint8.J212]))" office:value-type="float" office:value="0" calcext:value-type="float">
            <text:p>0</text:p>
          </table:table-cell>
          <table:table-cell table:style-name="ce39" table:formula="of:=IF([Sprint8.$E212]=&quot;&quot;;;MAX(0;[Sprint8.U212]-[Sprint8.K212]))" office:value-type="float" office:value="0" calcext:value-type="float">
            <text:p>0</text:p>
          </table:table-cell>
          <table:table-cell table:style-name="ce39" table:formula="of:=IF([Sprint8.$E212]=&quot;&quot;;;MAX(0;[Sprint8.V212]-[Sprint8.L212]))" office:value-type="float" office:value="0" calcext:value-type="float">
            <text:p>0</text:p>
          </table:table-cell>
          <table:table-cell table:style-name="ce39" table:formula="of:=IF([Sprint8.$E212]=&quot;&quot;;;MAX(0;[Sprint8.W212]-[Sprint8.M212]))" office:value-type="float" office:value="0" calcext:value-type="float">
            <text:p>0</text:p>
          </table:table-cell>
          <table:table-cell table:style-name="ce39" table:formula="of:=IF([Sprint8.$E212]=&quot;&quot;;;MAX(0;[Sprint8.X212]-[Sprint8.N212]))" office:value-type="float" office:value="0" calcext:value-type="float">
            <text:p>0</text:p>
          </table:table-cell>
          <table:table-cell table:style-name="ce39" table:formula="of:=IF([Sprint8.$E212]=&quot;&quot;;;MAX(0;[Sprint8.Y212]-[Sprint8.O212]))" office:value-type="float" office:value="0" calcext:value-type="float">
            <text:p>0</text:p>
          </table:table-cell>
          <table:table-cell table:style-name="ce39" table:formula="of:=IF([Sprint8.$E212]=&quot;&quot;;;MAX(0;[Sprint8.Z212]-[Sprint8.P21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213];[Sprint8.$D213];[Sprint8.$E213])">
            <text:p/>
          </table:table-cell>
          <table:table-cell table:style-name="ce9" table:formula="of:=IFERROR(VLOOKUP([Sprint8.$A213];[$Tasks.$A203:.$B20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213] =&quot;&quot;;;MAX([Sprint8.$F213]-[Sprint8.G213];0))" office:value-type="float" office:value="0" calcext:value-type="float">
            <text:p>0</text:p>
          </table:table-cell>
          <table:table-cell table:style-name="ce39" table:formula="of:=IF([Sprint8.$E213]=&quot;&quot;;;MAX(0;[Sprint8.R213]-[Sprint8.H213]))" office:value-type="float" office:value="0" calcext:value-type="float">
            <text:p>0</text:p>
          </table:table-cell>
          <table:table-cell table:style-name="ce39" table:formula="of:=IF([Sprint8.$E213]=&quot;&quot;;;MAX(0;[Sprint8.S213]-[Sprint8.I213]))" office:value-type="float" office:value="0" calcext:value-type="float">
            <text:p>0</text:p>
          </table:table-cell>
          <table:table-cell table:style-name="ce39" table:formula="of:=IF([Sprint8.$E213]=&quot;&quot;;;MAX(0;[Sprint8.T213]-[Sprint8.J213]))" office:value-type="float" office:value="0" calcext:value-type="float">
            <text:p>0</text:p>
          </table:table-cell>
          <table:table-cell table:style-name="ce39" table:formula="of:=IF([Sprint8.$E213]=&quot;&quot;;;MAX(0;[Sprint8.U213]-[Sprint8.K213]))" office:value-type="float" office:value="0" calcext:value-type="float">
            <text:p>0</text:p>
          </table:table-cell>
          <table:table-cell table:style-name="ce39" table:formula="of:=IF([Sprint8.$E213]=&quot;&quot;;;MAX(0;[Sprint8.V213]-[Sprint8.L213]))" office:value-type="float" office:value="0" calcext:value-type="float">
            <text:p>0</text:p>
          </table:table-cell>
          <table:table-cell table:style-name="ce39" table:formula="of:=IF([Sprint8.$E213]=&quot;&quot;;;MAX(0;[Sprint8.W213]-[Sprint8.M213]))" office:value-type="float" office:value="0" calcext:value-type="float">
            <text:p>0</text:p>
          </table:table-cell>
          <table:table-cell table:style-name="ce39" table:formula="of:=IF([Sprint8.$E213]=&quot;&quot;;;MAX(0;[Sprint8.X213]-[Sprint8.N213]))" office:value-type="float" office:value="0" calcext:value-type="float">
            <text:p>0</text:p>
          </table:table-cell>
          <table:table-cell table:style-name="ce39" table:formula="of:=IF([Sprint8.$E213]=&quot;&quot;;;MAX(0;[Sprint8.Y213]-[Sprint8.O213]))" office:value-type="float" office:value="0" calcext:value-type="float">
            <text:p>0</text:p>
          </table:table-cell>
          <table:table-cell table:style-name="ce39" table:formula="of:=IF([Sprint8.$E213]=&quot;&quot;;;MAX(0;[Sprint8.Z213]-[Sprint8.P21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214];[Sprint8.$D214];[Sprint8.$E214])">
            <text:p/>
          </table:table-cell>
          <table:table-cell table:style-name="ce9" table:formula="of:=IFERROR(VLOOKUP([Sprint8.$A214];[$Tasks.$A204:.$B20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214] =&quot;&quot;;;MAX([Sprint8.$F214]-[Sprint8.G214];0))" office:value-type="float" office:value="0" calcext:value-type="float">
            <text:p>0</text:p>
          </table:table-cell>
          <table:table-cell table:style-name="ce39" table:formula="of:=IF([Sprint8.$E214]=&quot;&quot;;;MAX(0;[Sprint8.R214]-[Sprint8.H214]))" office:value-type="float" office:value="0" calcext:value-type="float">
            <text:p>0</text:p>
          </table:table-cell>
          <table:table-cell table:style-name="ce39" table:formula="of:=IF([Sprint8.$E214]=&quot;&quot;;;MAX(0;[Sprint8.S214]-[Sprint8.I214]))" office:value-type="float" office:value="0" calcext:value-type="float">
            <text:p>0</text:p>
          </table:table-cell>
          <table:table-cell table:style-name="ce39" table:formula="of:=IF([Sprint8.$E214]=&quot;&quot;;;MAX(0;[Sprint8.T214]-[Sprint8.J214]))" office:value-type="float" office:value="0" calcext:value-type="float">
            <text:p>0</text:p>
          </table:table-cell>
          <table:table-cell table:style-name="ce39" table:formula="of:=IF([Sprint8.$E214]=&quot;&quot;;;MAX(0;[Sprint8.U214]-[Sprint8.K214]))" office:value-type="float" office:value="0" calcext:value-type="float">
            <text:p>0</text:p>
          </table:table-cell>
          <table:table-cell table:style-name="ce39" table:formula="of:=IF([Sprint8.$E214]=&quot;&quot;;;MAX(0;[Sprint8.V214]-[Sprint8.L214]))" office:value-type="float" office:value="0" calcext:value-type="float">
            <text:p>0</text:p>
          </table:table-cell>
          <table:table-cell table:style-name="ce39" table:formula="of:=IF([Sprint8.$E214]=&quot;&quot;;;MAX(0;[Sprint8.W214]-[Sprint8.M214]))" office:value-type="float" office:value="0" calcext:value-type="float">
            <text:p>0</text:p>
          </table:table-cell>
          <table:table-cell table:style-name="ce39" table:formula="of:=IF([Sprint8.$E214]=&quot;&quot;;;MAX(0;[Sprint8.X214]-[Sprint8.N214]))" office:value-type="float" office:value="0" calcext:value-type="float">
            <text:p>0</text:p>
          </table:table-cell>
          <table:table-cell table:style-name="ce39" table:formula="of:=IF([Sprint8.$E214]=&quot;&quot;;;MAX(0;[Sprint8.Y214]-[Sprint8.O214]))" office:value-type="float" office:value="0" calcext:value-type="float">
            <text:p>0</text:p>
          </table:table-cell>
          <table:table-cell table:style-name="ce39" table:formula="of:=IF([Sprint8.$E214]=&quot;&quot;;;MAX(0;[Sprint8.Z214]-[Sprint8.P21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215];[Sprint8.$D215];[Sprint8.$E215])">
            <text:p/>
          </table:table-cell>
          <table:table-cell table:style-name="ce9" table:formula="of:=IFERROR(VLOOKUP([Sprint8.$A215];[$Tasks.$A205:.$B20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215] =&quot;&quot;;;MAX([Sprint8.$F215]-[Sprint8.G215];0))" office:value-type="float" office:value="0" calcext:value-type="float">
            <text:p>0</text:p>
          </table:table-cell>
          <table:table-cell table:style-name="ce39" table:formula="of:=IF([Sprint8.$E215]=&quot;&quot;;;MAX(0;[Sprint8.R215]-[Sprint8.H215]))" office:value-type="float" office:value="0" calcext:value-type="float">
            <text:p>0</text:p>
          </table:table-cell>
          <table:table-cell table:style-name="ce39" table:formula="of:=IF([Sprint8.$E215]=&quot;&quot;;;MAX(0;[Sprint8.S215]-[Sprint8.I215]))" office:value-type="float" office:value="0" calcext:value-type="float">
            <text:p>0</text:p>
          </table:table-cell>
          <table:table-cell table:style-name="ce39" table:formula="of:=IF([Sprint8.$E215]=&quot;&quot;;;MAX(0;[Sprint8.T215]-[Sprint8.J215]))" office:value-type="float" office:value="0" calcext:value-type="float">
            <text:p>0</text:p>
          </table:table-cell>
          <table:table-cell table:style-name="ce39" table:formula="of:=IF([Sprint8.$E215]=&quot;&quot;;;MAX(0;[Sprint8.U215]-[Sprint8.K215]))" office:value-type="float" office:value="0" calcext:value-type="float">
            <text:p>0</text:p>
          </table:table-cell>
          <table:table-cell table:style-name="ce39" table:formula="of:=IF([Sprint8.$E215]=&quot;&quot;;;MAX(0;[Sprint8.V215]-[Sprint8.L215]))" office:value-type="float" office:value="0" calcext:value-type="float">
            <text:p>0</text:p>
          </table:table-cell>
          <table:table-cell table:style-name="ce39" table:formula="of:=IF([Sprint8.$E215]=&quot;&quot;;;MAX(0;[Sprint8.W215]-[Sprint8.M215]))" office:value-type="float" office:value="0" calcext:value-type="float">
            <text:p>0</text:p>
          </table:table-cell>
          <table:table-cell table:style-name="ce39" table:formula="of:=IF([Sprint8.$E215]=&quot;&quot;;;MAX(0;[Sprint8.X215]-[Sprint8.N215]))" office:value-type="float" office:value="0" calcext:value-type="float">
            <text:p>0</text:p>
          </table:table-cell>
          <table:table-cell table:style-name="ce39" table:formula="of:=IF([Sprint8.$E215]=&quot;&quot;;;MAX(0;[Sprint8.Y215]-[Sprint8.O215]))" office:value-type="float" office:value="0" calcext:value-type="float">
            <text:p>0</text:p>
          </table:table-cell>
          <table:table-cell table:style-name="ce39" table:formula="of:=IF([Sprint8.$E215]=&quot;&quot;;;MAX(0;[Sprint8.Z215]-[Sprint8.P21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216];[Sprint8.$D216];[Sprint8.$E216])">
            <text:p/>
          </table:table-cell>
          <table:table-cell table:style-name="ce9" table:formula="of:=IFERROR(VLOOKUP([Sprint8.$A216];[$Tasks.$A206:.$B21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216] =&quot;&quot;;;MAX([Sprint8.$F216]-[Sprint8.G216];0))" office:value-type="float" office:value="0" calcext:value-type="float">
            <text:p>0</text:p>
          </table:table-cell>
          <table:table-cell table:style-name="ce39" table:formula="of:=IF([Sprint8.$E216]=&quot;&quot;;;MAX(0;[Sprint8.R216]-[Sprint8.H216]))" office:value-type="float" office:value="0" calcext:value-type="float">
            <text:p>0</text:p>
          </table:table-cell>
          <table:table-cell table:style-name="ce39" table:formula="of:=IF([Sprint8.$E216]=&quot;&quot;;;MAX(0;[Sprint8.S216]-[Sprint8.I216]))" office:value-type="float" office:value="0" calcext:value-type="float">
            <text:p>0</text:p>
          </table:table-cell>
          <table:table-cell table:style-name="ce39" table:formula="of:=IF([Sprint8.$E216]=&quot;&quot;;;MAX(0;[Sprint8.T216]-[Sprint8.J216]))" office:value-type="float" office:value="0" calcext:value-type="float">
            <text:p>0</text:p>
          </table:table-cell>
          <table:table-cell table:style-name="ce39" table:formula="of:=IF([Sprint8.$E216]=&quot;&quot;;;MAX(0;[Sprint8.U216]-[Sprint8.K216]))" office:value-type="float" office:value="0" calcext:value-type="float">
            <text:p>0</text:p>
          </table:table-cell>
          <table:table-cell table:style-name="ce39" table:formula="of:=IF([Sprint8.$E216]=&quot;&quot;;;MAX(0;[Sprint8.V216]-[Sprint8.L216]))" office:value-type="float" office:value="0" calcext:value-type="float">
            <text:p>0</text:p>
          </table:table-cell>
          <table:table-cell table:style-name="ce39" table:formula="of:=IF([Sprint8.$E216]=&quot;&quot;;;MAX(0;[Sprint8.W216]-[Sprint8.M216]))" office:value-type="float" office:value="0" calcext:value-type="float">
            <text:p>0</text:p>
          </table:table-cell>
          <table:table-cell table:style-name="ce39" table:formula="of:=IF([Sprint8.$E216]=&quot;&quot;;;MAX(0;[Sprint8.X216]-[Sprint8.N216]))" office:value-type="float" office:value="0" calcext:value-type="float">
            <text:p>0</text:p>
          </table:table-cell>
          <table:table-cell table:style-name="ce39" table:formula="of:=IF([Sprint8.$E216]=&quot;&quot;;;MAX(0;[Sprint8.Y216]-[Sprint8.O216]))" office:value-type="float" office:value="0" calcext:value-type="float">
            <text:p>0</text:p>
          </table:table-cell>
          <table:table-cell table:style-name="ce39" table:formula="of:=IF([Sprint8.$E216]=&quot;&quot;;;MAX(0;[Sprint8.Z216]-[Sprint8.P21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217];[Sprint8.$D217];[Sprint8.$E217])">
            <text:p/>
          </table:table-cell>
          <table:table-cell table:style-name="ce9" table:formula="of:=IFERROR(VLOOKUP([Sprint8.$A217];[$Tasks.$A207:.$B21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217] =&quot;&quot;;;MAX([Sprint8.$F217]-[Sprint8.G217];0))" office:value-type="float" office:value="0" calcext:value-type="float">
            <text:p>0</text:p>
          </table:table-cell>
          <table:table-cell table:style-name="ce39" table:formula="of:=IF([Sprint8.$E217]=&quot;&quot;;;MAX(0;[Sprint8.R217]-[Sprint8.H217]))" office:value-type="float" office:value="0" calcext:value-type="float">
            <text:p>0</text:p>
          </table:table-cell>
          <table:table-cell table:style-name="ce39" table:formula="of:=IF([Sprint8.$E217]=&quot;&quot;;;MAX(0;[Sprint8.S217]-[Sprint8.I217]))" office:value-type="float" office:value="0" calcext:value-type="float">
            <text:p>0</text:p>
          </table:table-cell>
          <table:table-cell table:style-name="ce39" table:formula="of:=IF([Sprint8.$E217]=&quot;&quot;;;MAX(0;[Sprint8.T217]-[Sprint8.J217]))" office:value-type="float" office:value="0" calcext:value-type="float">
            <text:p>0</text:p>
          </table:table-cell>
          <table:table-cell table:style-name="ce39" table:formula="of:=IF([Sprint8.$E217]=&quot;&quot;;;MAX(0;[Sprint8.U217]-[Sprint8.K217]))" office:value-type="float" office:value="0" calcext:value-type="float">
            <text:p>0</text:p>
          </table:table-cell>
          <table:table-cell table:style-name="ce39" table:formula="of:=IF([Sprint8.$E217]=&quot;&quot;;;MAX(0;[Sprint8.V217]-[Sprint8.L217]))" office:value-type="float" office:value="0" calcext:value-type="float">
            <text:p>0</text:p>
          </table:table-cell>
          <table:table-cell table:style-name="ce39" table:formula="of:=IF([Sprint8.$E217]=&quot;&quot;;;MAX(0;[Sprint8.W217]-[Sprint8.M217]))" office:value-type="float" office:value="0" calcext:value-type="float">
            <text:p>0</text:p>
          </table:table-cell>
          <table:table-cell table:style-name="ce39" table:formula="of:=IF([Sprint8.$E217]=&quot;&quot;;;MAX(0;[Sprint8.X217]-[Sprint8.N217]))" office:value-type="float" office:value="0" calcext:value-type="float">
            <text:p>0</text:p>
          </table:table-cell>
          <table:table-cell table:style-name="ce39" table:formula="of:=IF([Sprint8.$E217]=&quot;&quot;;;MAX(0;[Sprint8.Y217]-[Sprint8.O217]))" office:value-type="float" office:value="0" calcext:value-type="float">
            <text:p>0</text:p>
          </table:table-cell>
          <table:table-cell table:style-name="ce39" table:formula="of:=IF([Sprint8.$E217]=&quot;&quot;;;MAX(0;[Sprint8.Z217]-[Sprint8.P21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218];[Sprint8.$D218];[Sprint8.$E218])">
            <text:p/>
          </table:table-cell>
          <table:table-cell table:style-name="ce9" table:formula="of:=IFERROR(VLOOKUP([Sprint8.$A218];[$Tasks.$A208:.$B21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218] =&quot;&quot;;;MAX([Sprint8.$F218]-[Sprint8.G218];0))" office:value-type="float" office:value="0" calcext:value-type="float">
            <text:p>0</text:p>
          </table:table-cell>
          <table:table-cell table:style-name="ce39" table:formula="of:=IF([Sprint8.$E218]=&quot;&quot;;;MAX(0;[Sprint8.R218]-[Sprint8.H218]))" office:value-type="float" office:value="0" calcext:value-type="float">
            <text:p>0</text:p>
          </table:table-cell>
          <table:table-cell table:style-name="ce39" table:formula="of:=IF([Sprint8.$E218]=&quot;&quot;;;MAX(0;[Sprint8.S218]-[Sprint8.I218]))" office:value-type="float" office:value="0" calcext:value-type="float">
            <text:p>0</text:p>
          </table:table-cell>
          <table:table-cell table:style-name="ce39" table:formula="of:=IF([Sprint8.$E218]=&quot;&quot;;;MAX(0;[Sprint8.T218]-[Sprint8.J218]))" office:value-type="float" office:value="0" calcext:value-type="float">
            <text:p>0</text:p>
          </table:table-cell>
          <table:table-cell table:style-name="ce39" table:formula="of:=IF([Sprint8.$E218]=&quot;&quot;;;MAX(0;[Sprint8.U218]-[Sprint8.K218]))" office:value-type="float" office:value="0" calcext:value-type="float">
            <text:p>0</text:p>
          </table:table-cell>
          <table:table-cell table:style-name="ce39" table:formula="of:=IF([Sprint8.$E218]=&quot;&quot;;;MAX(0;[Sprint8.V218]-[Sprint8.L218]))" office:value-type="float" office:value="0" calcext:value-type="float">
            <text:p>0</text:p>
          </table:table-cell>
          <table:table-cell table:style-name="ce39" table:formula="of:=IF([Sprint8.$E218]=&quot;&quot;;;MAX(0;[Sprint8.W218]-[Sprint8.M218]))" office:value-type="float" office:value="0" calcext:value-type="float">
            <text:p>0</text:p>
          </table:table-cell>
          <table:table-cell table:style-name="ce39" table:formula="of:=IF([Sprint8.$E218]=&quot;&quot;;;MAX(0;[Sprint8.X218]-[Sprint8.N218]))" office:value-type="float" office:value="0" calcext:value-type="float">
            <text:p>0</text:p>
          </table:table-cell>
          <table:table-cell table:style-name="ce39" table:formula="of:=IF([Sprint8.$E218]=&quot;&quot;;;MAX(0;[Sprint8.Y218]-[Sprint8.O218]))" office:value-type="float" office:value="0" calcext:value-type="float">
            <text:p>0</text:p>
          </table:table-cell>
          <table:table-cell table:style-name="ce39" table:formula="of:=IF([Sprint8.$E218]=&quot;&quot;;;MAX(0;[Sprint8.Z218]-[Sprint8.P21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219];[Sprint8.$D219];[Sprint8.$E219])">
            <text:p/>
          </table:table-cell>
          <table:table-cell table:style-name="ce9" table:formula="of:=IFERROR(VLOOKUP([Sprint8.$A219];[$Tasks.$A209:.$B21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219] =&quot;&quot;;;MAX([Sprint8.$F219]-[Sprint8.G219];0))" office:value-type="float" office:value="0" calcext:value-type="float">
            <text:p>0</text:p>
          </table:table-cell>
          <table:table-cell table:style-name="ce39" table:formula="of:=IF([Sprint8.$E219]=&quot;&quot;;;MAX(0;[Sprint8.R219]-[Sprint8.H219]))" office:value-type="float" office:value="0" calcext:value-type="float">
            <text:p>0</text:p>
          </table:table-cell>
          <table:table-cell table:style-name="ce39" table:formula="of:=IF([Sprint8.$E219]=&quot;&quot;;;MAX(0;[Sprint8.S219]-[Sprint8.I219]))" office:value-type="float" office:value="0" calcext:value-type="float">
            <text:p>0</text:p>
          </table:table-cell>
          <table:table-cell table:style-name="ce39" table:formula="of:=IF([Sprint8.$E219]=&quot;&quot;;;MAX(0;[Sprint8.T219]-[Sprint8.J219]))" office:value-type="float" office:value="0" calcext:value-type="float">
            <text:p>0</text:p>
          </table:table-cell>
          <table:table-cell table:style-name="ce39" table:formula="of:=IF([Sprint8.$E219]=&quot;&quot;;;MAX(0;[Sprint8.U219]-[Sprint8.K219]))" office:value-type="float" office:value="0" calcext:value-type="float">
            <text:p>0</text:p>
          </table:table-cell>
          <table:table-cell table:style-name="ce39" table:formula="of:=IF([Sprint8.$E219]=&quot;&quot;;;MAX(0;[Sprint8.V219]-[Sprint8.L219]))" office:value-type="float" office:value="0" calcext:value-type="float">
            <text:p>0</text:p>
          </table:table-cell>
          <table:table-cell table:style-name="ce39" table:formula="of:=IF([Sprint8.$E219]=&quot;&quot;;;MAX(0;[Sprint8.W219]-[Sprint8.M219]))" office:value-type="float" office:value="0" calcext:value-type="float">
            <text:p>0</text:p>
          </table:table-cell>
          <table:table-cell table:style-name="ce39" table:formula="of:=IF([Sprint8.$E219]=&quot;&quot;;;MAX(0;[Sprint8.X219]-[Sprint8.N219]))" office:value-type="float" office:value="0" calcext:value-type="float">
            <text:p>0</text:p>
          </table:table-cell>
          <table:table-cell table:style-name="ce39" table:formula="of:=IF([Sprint8.$E219]=&quot;&quot;;;MAX(0;[Sprint8.Y219]-[Sprint8.O219]))" office:value-type="float" office:value="0" calcext:value-type="float">
            <text:p>0</text:p>
          </table:table-cell>
          <table:table-cell table:style-name="ce39" table:formula="of:=IF([Sprint8.$E219]=&quot;&quot;;;MAX(0;[Sprint8.Z219]-[Sprint8.P21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" table:formula="of:=CONCATENATE([Sprint8.$C220];[Sprint8.$D220];[Sprint8.$E220])">
            <text:p/>
          </table:table-cell>
          <table:table-cell table:style-name="ce9" table:formula="of:=IFERROR(VLOOKUP([Sprint8.$A220];[$Tasks.$A210:.$B214];2;0); &quot;&quot;)">
            <text:p/>
          </table:table-cell>
          <table:table-cell table:style-name="ce15"/>
          <table:table-cell table:style-name="ce20"/>
          <table:table-cell table:style-name="ce25"/>
          <table:table-cell table:style-name="ce4"/>
          <table:table-cell table:style-name="ce31" table:number-columns-repeated="10"/>
          <table:table-cell table:style-name="ce4"/>
          <table:table-cell table:style-name="ce34" table:formula="of:=IF([Sprint8.$A220] =&quot;&quot;;;MAX([Sprint8.$F220]-[Sprint8.G220];0))" office:value-type="float" office:value="0" calcext:value-type="float">
            <text:p>0</text:p>
          </table:table-cell>
          <table:table-cell table:style-name="ce34" table:formula="of:=IF([Sprint8.$E220]=&quot;&quot;;;MAX(0;[Sprint8.R220]-[Sprint8.H220]))" office:value-type="float" office:value="0" calcext:value-type="float">
            <text:p>0</text:p>
          </table:table-cell>
          <table:table-cell table:style-name="ce34" table:formula="of:=IF([Sprint8.$E220]=&quot;&quot;;;MAX(0;[Sprint8.S220]-[Sprint8.I220]))" office:value-type="float" office:value="0" calcext:value-type="float">
            <text:p>0</text:p>
          </table:table-cell>
          <table:table-cell table:style-name="ce34" table:formula="of:=IF([Sprint8.$E220]=&quot;&quot;;;MAX(0;[Sprint8.T220]-[Sprint8.J220]))" office:value-type="float" office:value="0" calcext:value-type="float">
            <text:p>0</text:p>
          </table:table-cell>
          <table:table-cell table:style-name="ce34" table:formula="of:=IF([Sprint8.$E220]=&quot;&quot;;;MAX(0;[Sprint8.U220]-[Sprint8.K220]))" office:value-type="float" office:value="0" calcext:value-type="float">
            <text:p>0</text:p>
          </table:table-cell>
          <table:table-cell table:style-name="ce34" table:formula="of:=IF([Sprint8.$E220]=&quot;&quot;;;MAX(0;[Sprint8.V220]-[Sprint8.L220]))" office:value-type="float" office:value="0" calcext:value-type="float">
            <text:p>0</text:p>
          </table:table-cell>
          <table:table-cell table:style-name="ce34" table:formula="of:=IF([Sprint8.$E220]=&quot;&quot;;;MAX(0;[Sprint8.W220]-[Sprint8.M220]))" office:value-type="float" office:value="0" calcext:value-type="float">
            <text:p>0</text:p>
          </table:table-cell>
          <table:table-cell table:style-name="ce34" table:formula="of:=IF([Sprint8.$E220]=&quot;&quot;;;MAX(0;[Sprint8.X220]-[Sprint8.N220]))" office:value-type="float" office:value="0" calcext:value-type="float">
            <text:p>0</text:p>
          </table:table-cell>
          <table:table-cell table:style-name="ce34" table:formula="of:=IF([Sprint8.$E220]=&quot;&quot;;;MAX(0;[Sprint8.Y220]-[Sprint8.O220]))" office:value-type="float" office:value="0" calcext:value-type="float">
            <text:p>0</text:p>
          </table:table-cell>
          <table:table-cell table:style-name="ce34" table:formula="of:=IF([Sprint8.$E220]=&quot;&quot;;;MAX(0;[Sprint8.Z220]-[Sprint8.P22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7" office:value-type="string" calcext:value-type="string">
            <text:p>EE</text:p>
          </table:table-cell>
          <table:table-cell table:number-columns-repeated="996"/>
        </table:table-row>
        <table:table-row table:style-name="ro1" table:number-rows-repeated="1048353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Sprint8.A20:Sprint8.A220">
            <calcext:condition calcext:apply-style-name="Avertissement" calcext:value="duplicate" calcext:base-cell-address="Sprint8.A20"/>
          </calcext:conditional-format>
        </calcext:conditional-formats>
      </table:table>
      <table:table table:name="Legends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bb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ser 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Story Poi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P</text:p>
          </table:table-cell>
          <table:table-cell office:value-type="string" calcext:value-type="string">
            <text:p>Initial Story Points</text:p>
          </table:table-cell>
          <table:table-cell office:value-type="string" calcext:value-type="string">
            <text:p>Unit day</text:p>
          </table:table-cell>
          <table:table-cell/>
        </table:table-row>
        <table:table-row table:style-name="ro1">
          <table:table-cell office:value-type="string" calcext:value-type="string">
            <text:p>CSP</text:p>
          </table:table-cell>
          <table:table-cell office:value-type="string" calcext:value-type="string">
            <text:p>Current Story Points</text:p>
          </table:table-cell>
          <table:table-cell office:value-type="string" calcext:value-type="string">
            <text:p>Unit day</text:p>
          </table:table-cell>
          <table:table-cell office:value-type="string" calcext:value-type="string">
            <text:p>To be compared with the initial plan, updated when the task has been underestimated</text:p>
          </table:table-cell>
        </table:table-row>
        <table:table-row table:style-name="ro1">
          <table:table-cell office:value-type="string" calcext:value-type="string">
            <text:p>RSP</text:p>
          </table:table-cell>
          <table:table-cell office:value-type="string" calcext:value-type="string">
            <text:p>Remaining Story Points</text:p>
          </table:table-cell>
          <table:table-cell office:value-type="string" calcext:value-type="string">
            <text:p>Unit day</text:p>
          </table:table-cell>
          <table:table-cell/>
        </table:table-row>
        <table:table-row table:style-name="ro1">
          <table:table-cell office:value-type="string" calcext:value-type="string">
            <text:p>Tid</text:p>
          </table:table-cell>
          <table:table-cell office:value-type="string" calcext:value-type="string">
            <text:p>Task Id</text:p>
          </table:table-cell>
          <table:table-cell office:value-type="string" calcext:value-type="string">
            <text:p>A, B, C, etc.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Gestion des spri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haque jour préciser le travail effectué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 le temps est dépassé augmenter dans Tasks l’ISP pour le sprint en cours (recalcul de la charge de travai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 : il faut modifier l’ISP global pour avoir une estimation complète de la tâch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uplicates are forbidden in Sprints. Typo should change if it occurs !</text:p>
          </table:table-cell>
          <table:table-cell table:number-columns-repeated="3"/>
        </table:table-row>
        <table:table-row table:style-name="ro1" table:number-rows-repeated="104855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Dashboard" table:style-name="ta1">
        <office:forms form:automatic-focus="false" form:apply-design-mode="false"/>
        <table:shapes>
          <draw:frame draw:z-index="0" draw:style-name="gr1" draw:text-style-name="P1" svg:width="1056.44pt" svg:height="310.65pt" svg:x="25.09pt" svg:y="73.39pt">
            <loext:p draw:notify-on-update-of-ranges="Tasks.J3:Tasks.BO3 Tasks.C4:Tasks.C4 Tasks.J4:Tasks.BO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056.42pt" svg:height="310.62pt" svg:x="25.11pt" svg:y="416.47pt">
            <loext:p draw:notify-on-update-of-ranges="Tasks.J3:Tasks.BO3 Tasks.C5:Tasks.C5 Tasks.J5:Tasks.BO5 Tasks.C6:Tasks.C6 Tasks.J6:Tasks.BO6 Tasks.C7:Tasks.C7 Tasks.J7:Tasks.BO7 Tasks.C8:Tasks.C8 Tasks.J8:Tasks.BO8 Tasks.C9:Tasks.C9 Tasks.J9:Tasks.BO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3" table:default-cell-style-name="Default"/>
        <table:table-row table:style-name="ro1" table:number-rows-repeated="2">
          <table:table-cell/>
        </table:table-row>
        <table:table-row table:style-name="ro1">
          <table:table-cell/>
        </table:table-row>
      </table:table>
      <table:table table:name="User Stories" table:style-name="ta2">
        <office:forms form:automatic-focus="false" form:apply-design-mode="false"/>
        <table:table-column table:style-name="co14" table:default-cell-style-name="ce44"/>
        <table:table-column table:style-name="co15" table:default-cell-style-name="ce19"/>
        <table:table-column table:style-name="co16" table:default-cell-style-name="ce48"/>
        <table:table-column table:style-name="co15" table:number-columns-repeated="4" table:default-cell-style-name="ce19"/>
        <table:table-column table:style-name="co15" table:default-cell-style-name="ce48"/>
        <table:table-column table:style-name="co15" table:number-columns-repeated="3" table:default-cell-style-name="ce44"/>
        <table:table-column table:style-name="co17" table:number-columns-repeated="248" table:default-cell-style-name="ce44"/>
        <table:table-column table:style-name="co17" table:number-columns-repeated="765" table:default-cell-style-name="ce52"/>
        <table:table-row table:style-name="ro4">
          <table:table-cell table:number-columns-repeated="1024"/>
        </table:table-row>
        <table:table-row table:style-name="ro4">
          <table:table-cell table:style-name="ce45" office:value-type="string" calcext:value-type="string">
            <text:p>Project</text:p>
          </table:table-cell>
          <table:table-cell table:style-name="ce47" office:value-type="string" calcext:value-type="string">
            <text:p>#Issue</text:p>
          </table:table-cell>
          <table:table-cell table:style-name="ce49" office:value-type="string" calcext:value-type="string">
            <text:p>Title</text:p>
          </table:table-cell>
          <table:table-cell table:style-name="ce47" office:value-type="string" calcext:value-type="string">
            <text:p>Type</text:p>
          </table:table-cell>
          <table:table-cell table:style-name="ce47" office:value-type="string" calcext:value-type="string">
            <text:p>Priority</text:p>
          </table:table-cell>
          <table:table-cell table:style-name="ce47" office:value-type="string" calcext:value-type="string">
            <text:p>Sprint</text:p>
          </table:table-cell>
          <table:table-cell table:style-name="ce47" office:value-type="string" calcext:value-type="string">
            <text:p>ISP</text:p>
          </table:table-cell>
          <table:table-cell table:style-name="ce49" office:value-type="string" calcext:value-type="string">
            <text:p>CSP</text:p>
          </table:table-cell>
          <table:table-cell table:style-name="ce50" office:value-type="string" calcext:value-type="string">
            <text:p>RSP</text:p>
          </table:table-cell>
          <table:table-cell table:style-name="ce51" table:number-columns-repeated="250"/>
          <table:table-cell table:style-name="ce53" table:number-columns-repeated="765"/>
        </table:table-row>
        <table:table-row table:style-name="ro1">
          <table:table-cell table:style-name="ce46" office:value-type="string" calcext:value-type="string">
            <text:p>PROJET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XXX1</text:p>
          </table:table-cell>
          <table:table-cell table:content-validation-name="val2" office:value-type="string" calcext:value-type="string">
            <text:p>Feature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46" table:number-columns-repeated="251"/>
          <table:table-cell table:style-name="ce54" table:number-columns-repeated="765"/>
        </table:table-row>
        <table:table-row table:style-name="ro1">
          <table:table-cell table:style-name="ce46" office:value-type="string" calcext:value-type="string">
            <text:p>PROJET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XXX2</text:p>
          </table:table-cell>
          <table:table-cell table:content-validation-name="val2" office:value-type="string" calcext:value-type="string">
            <text:p>Feature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6" office:value-type="string" calcext:value-type="string">
            <text:p>PROJET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XXX3</text:p>
          </table:table-cell>
          <table:table-cell table:content-validation-name="val2" office:value-type="string" calcext:value-type="string">
            <text:p>Feature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sks" table:style-name="ta1">
        <office:forms form:automatic-focus="false" form:apply-design-mode="false"/>
        <table:table-column table:style-name="co1" table:default-cell-style-name="ce30"/>
        <table:table-column table:style-name="co3" table:number-columns-repeated="2" table:default-cell-style-name="ce30"/>
        <table:table-column table:style-name="co10" table:number-columns-repeated="2" table:default-cell-style-name="ce30"/>
        <table:table-column table:style-name="co14" table:default-cell-style-name="ce30"/>
        <table:table-column table:style-name="co10" table:number-columns-repeated="2" table:default-cell-style-name="ce30"/>
        <table:table-column table:style-name="co9" table:default-cell-style-name="ce30"/>
        <table:table-column table:style-name="co18" table:default-cell-style-name="ce30"/>
        <table:table-column table:style-name="co19" table:number-columns-repeated="2" table:default-cell-style-name="ce30"/>
        <table:table-column table:style-name="co10" table:default-cell-style-name="ce30"/>
        <table:table-column table:style-name="co10" table:number-columns-repeated="54" table:default-cell-style-name="Default"/>
        <table:table-column table:style-name="co20" table:default-cell-style-name="Default"/>
        <table:table-column table:style-name="co10" table:number-columns-repeated="955" table:default-cell-style-name="Default"/>
        <table:table-row table:style-name="ro1" table:visibility="collapse">
          <table:table-cell table:style-name="ce55" office:value-type="string" calcext:value-type="string" table:number-columns-spanned="1" table:number-rows-spanned="2">
            <text:p>Internal Configuration</text:p>
          </table:table-cell>
          <table:table-cell table:style-name="ce58" office:value-type="string" calcext:value-type="string">
            <text:p>Y-offset</text:p>
          </table:table-cell>
          <table:table-cell table:style-name="ce21" office:value-type="float" office:value="10" calcext:value-type="float">
            <text:p>10</text:p>
          </table:table-cell>
          <table:table-cell table:style-name="ce58" office:value-type="string" calcext:value-type="string">
            <text:p>X-offset</text:p>
          </table:table-cell>
          <table:table-cell table:style-name="ce21" office:value-type="float" office:value="7" calcext:value-type="float">
            <text:p>7</text:p>
          </table:table-cell>
          <table:table-cell table:style-name="ce60"/>
          <table:table-cell table:style-name="ce17" table:number-columns-repeated="3"/>
          <table:table-cell table:style-name="ce60" table:number-columns-repeated="4"/>
          <table:table-cell table:style-name="ce18" table:number-columns-repeated="54"/>
          <table:table-cell table:style-name="ce65"/>
          <table:table-cell table:style-name="ce18" table:number-columns-repeated="941"/>
          <table:table-cell table:style-name="ce68" table:number-columns-repeated="14"/>
        </table:table-row>
        <table:table-row table:style-name="ro1" table:visibility="collapse">
          <table:covered-table-cell table:style-name="ce1"/>
          <table:table-cell table:style-name="ce21"/>
          <table:table-cell table:style-name="ce58"/>
          <table:table-cell table:style-name="ce17"/>
          <table:table-cell table:style-name="ce21"/>
          <table:table-cell table:style-name="ce60"/>
          <table:table-cell table:style-name="ce17" table:number-columns-repeated="3"/>
          <table:table-cell table:style-name="ce60" table:number-columns-repeated="4"/>
          <table:table-cell table:style-name="ce18" table:number-columns-repeated="54"/>
          <table:table-cell table:style-name="ce65"/>
          <table:table-cell table:style-name="ce18" table:number-columns-repeated="941"/>
          <table:table-cell table:style-name="ce68" table:number-columns-repeated="14"/>
        </table:table-row>
        <table:table-row table:style-name="ro1">
          <table:table-cell table:style-name="ce1" table:formula="of:=[Tasks.A10]" office:value-type="string" office:string-value="Key" calcext:value-type="string">
            <text:p>Key</text:p>
          </table:table-cell>
          <table:table-cell table:style-name="ce1" table:formula="of:=[Tasks.B10]" office:value-type="string" office:string-value="Categories" calcext:value-type="string">
            <text:p>Categories</text:p>
          </table:table-cell>
          <table:table-cell table:style-name="ce10" table:formula="of:=[Tasks.C10]" office:value-type="string" office:string-value="Project" calcext:value-type="string">
            <text:p>Project</text:p>
          </table:table-cell>
          <table:table-cell table:style-name="ce16" table:formula="of:=[Tasks.D10]" office:value-type="string" office:string-value="#Issue" calcext:value-type="string">
            <text:p>#Issue</text:p>
          </table:table-cell>
          <table:table-cell table:style-name="ce1" table:formula="of:=[Tasks.E10]" office:value-type="string" office:string-value="Tid" calcext:value-type="string">
            <text:p>Tid</text:p>
          </table:table-cell>
          <table:table-cell table:style-name="ce26" table:formula="of:=[Tasks.F10]" office:value-type="string" office:string-value="Description" calcext:value-type="string">
            <text:p>Description</text:p>
          </table:table-cell>
          <table:table-cell table:style-name="ce16" table:formula="of:=[Tasks.G10]" office:value-type="string" office:string-value="Priority" calcext:value-type="string">
            <text:p>Priority</text:p>
          </table:table-cell>
          <table:table-cell table:style-name="ce16" table:formula="of:=[Tasks.H10]" office:value-type="string" office:string-value="ISP" calcext:value-type="string">
            <text:p>ISP</text:p>
          </table:table-cell>
          <table:table-cell table:style-name="ce16" table:formula="of:=[Tasks.I10]" office:value-type="string" office:string-value="CSP" calcext:value-type="string">
            <text:p>CSP</text:p>
          </table:table-cell>
          <table:table-cell table:style-name="ce26" office:value-type="string" calcext:value-type="string">
            <text:p>Present</text:p>
          </table:table-cell>
          <table:table-cell table:style-name="ce26" table:formula="of:=[Tasks.K10]" office:value-type="string" office:string-value="Sprint9" calcext:value-type="string">
            <text:p>Sprint9</text:p>
          </table:table-cell>
          <table:table-cell table:style-name="ce26" table:formula="of:=[Tasks.L10]" office:value-type="string" office:string-value="Sprint8" calcext:value-type="string">
            <text:p>Sprint8</text:p>
          </table:table-cell>
          <table:table-cell table:style-name="ce26" table:formula="of:=[Tasks.M10]" office:value-type="string" office:string-value="Sprint7" calcext:value-type="string">
            <text:p>Sprint7</text:p>
          </table:table-cell>
          <table:table-cell table:style-name="ce43" table:number-columns-repeated="54"/>
          <table:table-cell table:style-name="ce66" office:value-type="string" calcext:value-type="string">
            <text:p>SPRINT START : limit for dashboard</text:p>
          </table:table-cell>
          <table:table-cell table:style-name="ce43" table:number-columns-repeated="941"/>
          <table:table-cell table:number-columns-repeated="14"/>
        </table:table-row>
        <table:table-row table:style-name="ro1">
          <table:table-cell table:style-name="ce2"/>
          <table:table-cell table:style-name="ce2" office:value-type="string" calcext:value-type="string">
            <text:p>Any</text:p>
          </table:table-cell>
          <table:table-cell table:style-name="ce11" table:formula="of:=MID(CELL(&quot;filename&quot;);FIND(&quot;#$&quot;;CELL(&quot;filename&quot;))+2;LEN(CELL(&quot;filename&quot;)))" office:value-type="string" office:string-value="Tasks" calcext:value-type="string" table:number-columns-spanned="3" table:number-rows-spanned="1">
            <text:p>Tasks</text:p>
          </table:table-cell>
          <table:covered-table-cell table:style-name="ce17"/>
          <table:covered-table-cell table:style-name="ce21"/>
          <table:table-cell table:style-name="ce2" table:formula="of:=SUM([Tasks.E$21:.E$221])" office:value-type="float" office:value="0" calcext:value-type="float">
            <text:p>0</text:p>
          </table:table-cell>
          <table:table-cell table:style-name="ce27"/>
          <table:table-cell table:style-name="ce2" table:formula="of:=SUM([Tasks.H11:.H1210])" office:value-type="float" office:value="41" calcext:value-type="float">
            <text:p>41</text:p>
          </table:table-cell>
          <table:table-cell table:style-name="ce2" table:formula="of:=SUM([Tasks.I11:.I1210])" office:value-type="float" office:value="41" calcext:value-type="float">
            <text:p>41</text:p>
          </table:table-cell>
          <table:table-cell table:style-name="ce2" office:value-type="string" calcext:value-type="string">
            <text:p>DO NOT FILL</text:p>
          </table:table-cell>
          <table:table-cell table:style-name="ce2" table:formula="of:=SUM([Tasks.K11:.K1210])" office:value-type="float" office:value="13" calcext:value-type="float">
            <text:p>13</text:p>
          </table:table-cell>
          <table:table-cell table:style-name="ce2" table:formula="of:=SUM([Tasks.L11:.L1210])" office:value-type="float" office:value="25" calcext:value-type="float">
            <text:p>25</text:p>
          </table:table-cell>
          <table:table-cell table:style-name="ce2" table:formula="of:=SUM([Tasks.M11:.M1210])" office:value-type="float" office:value="38" calcext:value-type="float">
            <text:p>38</text:p>
          </table:table-cell>
          <table:table-cell table:style-name="ce43" table:number-columns-repeated="54"/>
          <table:table-cell table:style-name="ce67" office:value-type="string" calcext:value-type="string" table:number-columns-spanned="1" table:number-rows-spanned="8">
            <text:p>Please start a new file with fewer sprints.</text:p>
          </table:table-cell>
          <table:table-cell table:style-name="ce43" table:number-columns-repeated="941"/>
          <table:table-cell table:number-columns-repeated="14"/>
        </table:table-row>
        <table:table-row table:style-name="ro1">
          <table:table-cell table:style-name="ce3"/>
          <table:table-cell table:style-name="ce7" table:content-validation-name="val1" office:value-type="string" calcext:value-type="string">
            <text:p>Back-end</text:p>
          </table:table-cell>
          <table:table-cell table:style-name="ce12" table:formula="of:=[Tasks.$B5]" office:value-type="string" office:string-value="Back-end" calcext:value-type="string" table:number-columns-spanned="3" table:number-rows-spanned="1">
            <text:p>Back-end</text:p>
          </table:table-cell>
          <table:covered-table-cell table:style-name="ce18"/>
          <table:covered-table-cell table:style-name="ce22"/>
          <table:table-cell table:style-name="ce3" table:formula="of:=SUMPRODUCT(([Tasks.$B$21:.$B$221]=[Tasks.$B5]) * [Tasks.$F$21:.$F$221])" office:value-type="float" office:value="0" calcext:value-type="float">
            <text:p>0</text:p>
          </table:table-cell>
          <table:table-cell table:style-name="ce28"/>
          <table:table-cell table:style-name="ce3" table:formula="of:=SUMPRODUCT(([Tasks.$B$11:.$B$1001]=[Tasks.$B5]) * [Tasks.H$11:.H$1001])" office:value-type="float" office:value="13" calcext:value-type="float">
            <text:p>13</text:p>
          </table:table-cell>
          <table:table-cell table:style-name="ce3" table:formula="of:=SUMPRODUCT(([Tasks.$B$11:.$B$1001]=[Tasks.$B5]) * [Tasks.I$11:.I$1001])" office:value-type="float" office:value="13" calcext:value-type="float">
            <text:p>13</text:p>
          </table:table-cell>
          <table:table-cell table:style-name="ce3"/>
          <table:table-cell table:style-name="ce3" table:formula="of:=SUMPRODUCT(([Tasks.$B$11:.$B$1001]=[Tasks.$B5]) * [Tasks.K$11:.K$1001])" office:value-type="float" office:value="8" calcext:value-type="float">
            <text:p>8</text:p>
          </table:table-cell>
          <table:table-cell table:style-name="ce3" table:formula="of:=SUMPRODUCT(([Tasks.$B$11:.$B$1001]=[Tasks.$B5]) * [Tasks.L$11:.L$1001])" office:value-type="float" office:value="10" calcext:value-type="float">
            <text:p>10</text:p>
          </table:table-cell>
          <table:table-cell table:style-name="ce3" table:formula="of:=SUMPRODUCT(([Tasks.$B$11:.$B$1001]=[Tasks.$B5]) * [Tasks.M$11:.M$1001])" office:value-type="float" office:value="10" calcext:value-type="float">
            <text:p>10</text:p>
          </table:table-cell>
          <table:table-cell table:style-name="ce43" table:number-columns-repeated="54"/>
          <table:covered-table-cell table:style-name="ce66"/>
          <table:table-cell table:style-name="ce43" table:number-columns-repeated="941"/>
          <table:table-cell table:number-columns-repeated="14"/>
        </table:table-row>
        <table:table-row table:style-name="ro1">
          <table:table-cell table:style-name="ce3"/>
          <table:table-cell table:style-name="ce7" table:content-validation-name="val1" office:value-type="string" calcext:value-type="string">
            <text:p>Front-end</text:p>
          </table:table-cell>
          <table:table-cell table:style-name="ce12" table:formula="of:=[Tasks.$B6]" office:value-type="string" office:string-value="Front-end" calcext:value-type="string" table:number-columns-spanned="3" table:number-rows-spanned="1">
            <text:p>Front-end</text:p>
          </table:table-cell>
          <table:covered-table-cell table:number-columns-repeated="2" table:style-name="Default"/>
          <table:table-cell table:style-name="ce3" table:formula="of:=SUMPRODUCT(([Tasks.$B$21:.$B$221]=[Tasks.$B6]) * [Tasks.$F$21:.$F$221])" office:value-type="float" office:value="0" calcext:value-type="float">
            <text:p>0</text:p>
          </table:table-cell>
          <table:table-cell table:style-name="ce28"/>
          <table:table-cell table:style-name="ce3" table:formula="of:=SUMPRODUCT(([Tasks.$B$11:.$B$1001]=[Tasks.$B6]) * [Tasks.H$11:.H$1001])" office:value-type="float" office:value="0" calcext:value-type="float">
            <text:p>0</text:p>
          </table:table-cell>
          <table:table-cell table:style-name="ce3" table:formula="of:=SUMPRODUCT(([Tasks.$B$11:.$B$1001]=[Tasks.$B6]) * [Tasks.I$11:.I$1001])" office:value-type="float" office:value="0" calcext:value-type="float">
            <text:p>0</text:p>
          </table:table-cell>
          <table:table-cell table:style-name="ce3"/>
          <table:table-cell table:style-name="ce3" table:formula="of:=SUMPRODUCT(([Tasks.$B$11:.$B$1001]=[Tasks.$B6]) * [Tasks.K$11:.K$1001])" office:value-type="float" office:value="0" calcext:value-type="float">
            <text:p>0</text:p>
          </table:table-cell>
          <table:table-cell table:style-name="ce3" table:formula="of:=SUMPRODUCT(([Tasks.$B$11:.$B$1001]=[Tasks.$B6]) * [Tasks.L$11:.L$1001])" office:value-type="float" office:value="0" calcext:value-type="float">
            <text:p>0</text:p>
          </table:table-cell>
          <table:table-cell table:style-name="ce3" table:formula="of:=SUMPRODUCT(([Tasks.$B$11:.$B$1001]=[Tasks.$B6]) * [Tasks.M$11:.M$1001])" office:value-type="float" office:value="0" calcext:value-type="float">
            <text:p>0</text:p>
          </table:table-cell>
          <table:table-cell table:style-name="ce43" table:number-columns-repeated="54"/>
          <table:covered-table-cell table:style-name="ce66"/>
          <table:table-cell table:style-name="ce43" table:number-columns-repeated="941"/>
          <table:table-cell table:number-columns-repeated="14"/>
        </table:table-row>
        <table:table-row table:style-name="ro1">
          <table:table-cell table:style-name="ce3"/>
          <table:table-cell table:style-name="ce7" table:content-validation-name="val1" office:value-type="string" calcext:value-type="string">
            <text:p>Firmware</text:p>
          </table:table-cell>
          <table:table-cell table:style-name="ce12" table:formula="of:=[Tasks.$B7]" office:value-type="string" office:string-value="Firmware" calcext:value-type="string" table:number-columns-spanned="3" table:number-rows-spanned="1">
            <text:p>Firmware</text:p>
          </table:table-cell>
          <table:covered-table-cell table:number-columns-repeated="2" table:style-name="Default"/>
          <table:table-cell table:style-name="ce3" table:formula="of:=SUMPRODUCT(([Tasks.$B$21:.$B$221]=[Tasks.$B7]) * [Tasks.$F$21:.$F$221])" office:value-type="float" office:value="0" calcext:value-type="float">
            <text:p>0</text:p>
          </table:table-cell>
          <table:table-cell table:style-name="ce28"/>
          <table:table-cell table:style-name="ce3" table:formula="of:=SUMPRODUCT(([Tasks.$B$11:.$B$1001]=[Tasks.$B7]) * [Tasks.H$11:.H$1001])" office:value-type="float" office:value="0" calcext:value-type="float">
            <text:p>0</text:p>
          </table:table-cell>
          <table:table-cell table:style-name="ce3" table:formula="of:=SUMPRODUCT(([Tasks.$B$11:.$B$1001]=[Tasks.$B7]) * [Tasks.I$11:.I$1001])" office:value-type="float" office:value="0" calcext:value-type="float">
            <text:p>0</text:p>
          </table:table-cell>
          <table:table-cell table:style-name="ce3"/>
          <table:table-cell table:style-name="ce3" table:formula="of:=SUMPRODUCT(([Tasks.$B$11:.$B$1001]=[Tasks.$B7]) * [Tasks.K$11:.K$1001])" office:value-type="float" office:value="0" calcext:value-type="float">
            <text:p>0</text:p>
          </table:table-cell>
          <table:table-cell table:style-name="ce3" table:formula="of:=SUMPRODUCT(([Tasks.$B$11:.$B$1001]=[Tasks.$B7]) * [Tasks.L$11:.L$1001])" office:value-type="float" office:value="0" calcext:value-type="float">
            <text:p>0</text:p>
          </table:table-cell>
          <table:table-cell table:style-name="ce3" table:formula="of:=SUMPRODUCT(([Tasks.$B$11:.$B$1001]=[Tasks.$B7]) * [Tasks.M$11:.M$1001])" office:value-type="float" office:value="0" calcext:value-type="float">
            <text:p>0</text:p>
          </table:table-cell>
          <table:table-cell table:style-name="ce43" table:number-columns-repeated="54"/>
          <table:covered-table-cell table:style-name="ce66"/>
          <table:table-cell table:style-name="ce43" table:number-columns-repeated="941"/>
          <table:table-cell table:number-columns-repeated="14"/>
        </table:table-row>
        <table:table-row table:style-name="ro1">
          <table:table-cell table:style-name="ce3"/>
          <table:table-cell table:style-name="ce7" table:content-validation-name="val1" office:value-type="string" calcext:value-type="string">
            <text:p>Tests</text:p>
          </table:table-cell>
          <table:table-cell table:style-name="ce12" table:formula="of:=[Tasks.$B8]" office:value-type="string" office:string-value="Tests" calcext:value-type="string" table:number-columns-spanned="3" table:number-rows-spanned="1">
            <text:p>Tests</text:p>
          </table:table-cell>
          <table:covered-table-cell table:number-columns-repeated="2" table:style-name="Default"/>
          <table:table-cell table:style-name="ce3" table:formula="of:=SUMPRODUCT(([Tasks.$B$21:.$B$221]=[Tasks.$B8]) * [Tasks.$F$21:.$F$221])" office:value-type="float" office:value="0" calcext:value-type="float">
            <text:p>0</text:p>
          </table:table-cell>
          <table:table-cell table:style-name="ce28"/>
          <table:table-cell table:style-name="ce3" table:formula="of:=SUMPRODUCT(([Tasks.$B$11:.$B$1001]=[Tasks.$B8]) * [Tasks.H$11:.H$1001])" office:value-type="float" office:value="3" calcext:value-type="float">
            <text:p>3</text:p>
          </table:table-cell>
          <table:table-cell table:style-name="ce3" table:formula="of:=SUMPRODUCT(([Tasks.$B$11:.$B$1001]=[Tasks.$B8]) * [Tasks.I$11:.I$1001])" office:value-type="float" office:value="3" calcext:value-type="float">
            <text:p>3</text:p>
          </table:table-cell>
          <table:table-cell table:style-name="ce3"/>
          <table:table-cell table:style-name="ce3" table:formula="of:=SUMPRODUCT(([Tasks.$B$11:.$B$1001]=[Tasks.$B8]) * [Tasks.K$11:.K$1001])" office:value-type="float" office:value="0" calcext:value-type="float">
            <text:p>0</text:p>
          </table:table-cell>
          <table:table-cell table:style-name="ce3" table:formula="of:=SUMPRODUCT(([Tasks.$B$11:.$B$1001]=[Tasks.$B8]) * [Tasks.L$11:.L$1001])" office:value-type="float" office:value="0" calcext:value-type="float">
            <text:p>0</text:p>
          </table:table-cell>
          <table:table-cell table:style-name="ce3" table:formula="of:=SUMPRODUCT(([Tasks.$B$11:.$B$1001]=[Tasks.$B8]) * [Tasks.M$11:.M$1001])" office:value-type="float" office:value="3" calcext:value-type="float">
            <text:p>3</text:p>
          </table:table-cell>
          <table:table-cell table:style-name="ce43" table:number-columns-repeated="54"/>
          <table:covered-table-cell table:style-name="ce66"/>
          <table:table-cell table:style-name="ce43" table:number-columns-repeated="941"/>
          <table:table-cell table:number-columns-repeated="14"/>
        </table:table-row>
        <table:table-row table:style-name="ro1">
          <table:table-cell table:style-name="ce4"/>
          <table:table-cell table:style-name="ce8" table:content-validation-name="val1" office:value-type="string" calcext:value-type="string">
            <text:p>Neuroscripts</text:p>
          </table:table-cell>
          <table:table-cell table:style-name="ce13" table:formula="of:=[Tasks.$B9]" office:value-type="string" office:string-value="Neuroscripts" calcext:value-type="string" table:number-columns-spanned="3" table:number-rows-spanned="1">
            <text:p>Neuroscripts</text:p>
          </table:table-cell>
          <table:covered-table-cell table:number-columns-repeated="2" table:style-name="Default"/>
          <table:table-cell table:style-name="ce4" table:formula="of:=SUMPRODUCT(([Tasks.$B$21:.$B$221]=[Tasks.$B9]) * [Tasks.$F$21:.$F$221])" office:value-type="float" office:value="0" calcext:value-type="float">
            <text:p>0</text:p>
          </table:table-cell>
          <table:table-cell table:style-name="ce29"/>
          <table:table-cell table:style-name="ce3" table:formula="of:=SUMPRODUCT(([Tasks.$B$11:.$B$1001]=[Tasks.$B9]) * [Tasks.H$11:.H$1001])" office:value-type="float" office:value="25" calcext:value-type="float">
            <text:p>25</text:p>
          </table:table-cell>
          <table:table-cell table:style-name="ce3" table:formula="of:=SUMPRODUCT(([Tasks.$B$11:.$B$1001]=[Tasks.$B9]) * [Tasks.I$11:.I$1001])" office:value-type="float" office:value="25" calcext:value-type="float">
            <text:p>25</text:p>
          </table:table-cell>
          <table:table-cell table:style-name="ce3"/>
          <table:table-cell table:style-name="ce3" table:formula="of:=SUMPRODUCT(([Tasks.$B$11:.$B$1001]=[Tasks.$B9]) * [Tasks.K$11:.K$1001])" office:value-type="float" office:value="5" calcext:value-type="float">
            <text:p>5</text:p>
          </table:table-cell>
          <table:table-cell table:style-name="ce3" table:formula="of:=SUMPRODUCT(([Tasks.$B$11:.$B$1001]=[Tasks.$B9]) * [Tasks.L$11:.L$1001])" office:value-type="float" office:value="15" calcext:value-type="float">
            <text:p>15</text:p>
          </table:table-cell>
          <table:table-cell table:style-name="ce3" table:formula="of:=SUMPRODUCT(([Tasks.$B$11:.$B$1001]=[Tasks.$B9]) * [Tasks.M$11:.M$1001])" office:value-type="float" office:value="25" calcext:value-type="float">
            <text:p>25</text:p>
          </table:table-cell>
          <table:table-cell table:style-name="ce43" table:number-columns-repeated="54"/>
          <table:covered-table-cell table:style-name="ce66"/>
          <table:table-cell table:style-name="ce43" table:number-columns-repeated="941"/>
          <table:table-cell table:number-columns-repeated="14"/>
        </table:table-row>
        <table:table-row table:style-name="ro1">
          <table:table-cell table:style-name="ce45" office:value-type="string" calcext:value-type="string">
            <text:p>Key</text:p>
          </table:table-cell>
          <table:table-cell table:style-name="ce59" office:value-type="string" calcext:value-type="string">
            <text:p>Categories</text:p>
          </table:table-cell>
          <table:table-cell table:style-name="ce59" office:value-type="string" calcext:value-type="string">
            <text:p>Project</text:p>
          </table:table-cell>
          <table:table-cell table:style-name="ce47" office:value-type="string" calcext:value-type="string">
            <text:p>#Issue</text:p>
          </table:table-cell>
          <table:table-cell table:style-name="ce47" office:value-type="string" calcext:value-type="string">
            <text:p>Tid</text:p>
          </table:table-cell>
          <table:table-cell table:style-name="ce47" office:value-type="string" calcext:value-type="string">
            <text:p>Description</text:p>
          </table:table-cell>
          <table:table-cell table:style-name="ce47" office:value-type="string" calcext:value-type="string">
            <text:p>Priority</text:p>
          </table:table-cell>
          <table:table-cell table:style-name="ce61" office:value-type="string" calcext:value-type="string">
            <text:p>ISP</text:p>
          </table:table-cell>
          <table:table-cell table:style-name="ce61" office:value-type="string" calcext:value-type="string">
            <text:p>CSP</text:p>
          </table:table-cell>
          <table:table-cell table:style-name="ce61" office:value-type="string" calcext:value-type="string">
            <text:p>Present (NO DATA)</text:p>
          </table:table-cell>
          <table:table-cell table:style-name="ce62" office:value-type="string" calcext:value-type="string">
            <text:p>Sprint9</text:p>
          </table:table-cell>
          <table:table-cell table:style-name="ce62" office:value-type="string" calcext:value-type="string">
            <text:p>Sprint8</text:p>
          </table:table-cell>
          <table:table-cell table:style-name="ce64" office:value-type="string" calcext:value-type="string">
            <text:p>Sprint7</text:p>
          </table:table-cell>
          <table:table-cell table:number-columns-repeated="54"/>
          <table:covered-table-cell table:style-name="ce66"/>
          <table:table-cell table:number-columns-repeated="955"/>
        </table:table-row>
        <table:table-row table:style-name="ro1">
          <table:table-cell table:style-name="ce56" table:formula="of:=CONCATENATE([Tasks.C11];[Tasks.D11];[Tasks.E11])" office:value-type="string" office:string-value="PROJET1#4A" calcext:value-type="string">
            <text:p>PROJET1#4A</text:p>
          </table:table-cell>
          <table:table-cell table:style-name="ce46" table:content-validation-name="val1" office:value-type="string" calcext:value-type="string">
            <text:p>Neuroscripts</text:p>
          </table:table-cell>
          <table:table-cell table:style-name="ce46" office:value-type="string" calcext:value-type="string">
            <text:p>PROJET1</text:p>
          </table:table-cell>
          <table:table-cell table:style-name="ce19" office:value-type="string" calcext:value-type="string">
            <text:p>#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YY1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table:formula="of:=MAX([.$J11:.$BO11])" office:value-type="float" office:value="25" calcext:value-type="float">
            <text:p>25</text:p>
          </table:table-cell>
          <table:table-cell table:style-name="ce3"/>
          <table:table-cell table:style-name="ce63" table:formula="of:=SUMPRODUCT(([Tasks.$A11]=INDIRECT(CONCATENATE(ADDRESS([$PARAMETERS.$B$6];[$PARAMETERS.$B$9];1;1;[Tasks.L$10]);&quot;:&quot;;ADDRESS([$PARAMETERS.$B$7];[$PARAMETERS.$B$9];1;1;[Tasks.L$10]));1))*(INDIRECT(CONCATENATE(ADDRESS([$PARAMETERS.$B$6];[$PARAMETERS.$B$8];1;1;[Tasks.L$10]);&quot;:&quot;;ADDRESS([$PARAMETERS.$B$7];[$PARAMETERS.$B$8];1;1;[Tasks.L$10]));1)))" office:value-type="float" office:value="5" calcext:value-type="float">
            <text:p>5</text:p>
          </table:table-cell>
          <table:table-cell table:style-name="ce63" table:formula="of:=SUMPRODUCT(([Tasks.$A11]=INDIRECT(CONCATENATE(ADDRESS([$PARAMETERS.$B$6];[$PARAMETERS.$B$9];1;1;[Tasks.M$10]);&quot;:&quot;;ADDRESS([$PARAMETERS.$B$7];[$PARAMETERS.$B$9];1;1;[Tasks.M$10]));1))*(INDIRECT(CONCATENATE(ADDRESS([$PARAMETERS.$B$6];[$PARAMETERS.$B$8];1;1;[Tasks.M$10]);&quot;:&quot;;ADDRESS([$PARAMETERS.$B$7];[$PARAMETERS.$B$8];1;1;[Tasks.M$10]));1)))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54"/>
          <table:covered-table-cell table:style-name="ce66"/>
          <table:table-cell table:number-columns-repeated="955"/>
        </table:table-row>
        <table:table-row table:style-name="ro1">
          <table:table-cell table:style-name="ce56" table:formula="of:=CONCATENATE([Tasks.C12];[Tasks.D12];[Tasks.E12])" office:value-type="string" office:string-value="PROJET1#4B" calcext:value-type="string">
            <text:p>PROJET1#4B</text:p>
          </table:table-cell>
          <table:table-cell table:style-name="ce46" table:content-validation-name="val1" office:value-type="string" calcext:value-type="string">
            <text:p>Tests</text:p>
          </table:table-cell>
          <table:table-cell table:style-name="ce46" office:value-type="string" calcext:value-type="string">
            <text:p>PROJET1</text:p>
          </table:table-cell>
          <table:table-cell table:style-name="ce19" office:value-type="string" calcext:value-type="string">
            <text:p>#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YY2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formula="of:=MAX([.$J12:.$BO12])" office:value-type="float" office:value="3" calcext:value-type="float">
            <text:p>3</text:p>
          </table:table-cell>
          <table:table-cell table:style-name="ce3"/>
          <table:table-cell table:style-name="ce63" table:formula="of:=SUMPRODUCT(([Tasks.$A12]=INDIRECT(CONCATENATE(ADDRESS([$PARAMETERS.$B$6];[$PARAMETERS.$B$9];1;1;[Tasks.L$10]);&quot;:&quot;;ADDRESS([$PARAMETERS.$B$7];[$PARAMETERS.$B$9];1;1;[Tasks.L$10]));1))*(INDIRECT(CONCATENATE(ADDRESS([$PARAMETERS.$B$6];[$PARAMETERS.$B$8];1;1;[Tasks.L$10]);&quot;:&quot;;ADDRESS([$PARAMETERS.$B$7];[$PARAMETERS.$B$8];1;1;[Tasks.L$10]));1)))" office:value-type="float" office:value="0" calcext:value-type="float">
            <text:p>0</text:p>
          </table:table-cell>
          <table:table-cell table:style-name="ce63" table:formula="of:=SUMPRODUCT(([Tasks.$A12]=INDIRECT(CONCATENATE(ADDRESS([$PARAMETERS.$B$6];[$PARAMETERS.$B$9];1;1;[Tasks.M$10]);&quot;:&quot;;ADDRESS([$PARAMETERS.$B$7];[$PARAMETERS.$B$9];1;1;[Tasks.M$10]));1))*(INDIRECT(CONCATENATE(ADDRESS([$PARAMETERS.$B$6];[$PARAMETERS.$B$8];1;1;[Tasks.M$10]);&quot;:&quot;;ADDRESS([$PARAMETERS.$B$7];[$PARAMETERS.$B$8];1;1;[Tasks.M$10]));1))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style-name="ce56" table:formula="of:=CONCATENATE([Tasks.C13];[Tasks.D13];[Tasks.E13])" office:value-type="string" office:string-value="PROJET1#3A" calcext:value-type="string">
            <text:p>PROJET1#3A</text:p>
          </table:table-cell>
          <table:table-cell table:style-name="ce46" table:content-validation-name="val1" office:value-type="string" calcext:value-type="string">
            <text:p>Back-end</text:p>
          </table:table-cell>
          <table:table-cell table:style-name="ce46" office:value-type="string" calcext:value-type="string">
            <text:p>PROJET1</text:p>
          </table:table-cell>
          <table:table-cell table:style-name="ce19" office:value-type="string" calcext:value-type="string">
            <text:p>#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YY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MAX([.$J13:.$BO13])" office:value-type="float" office:value="5" calcext:value-type="float">
            <text:p>5</text:p>
          </table:table-cell>
          <table:table-cell table:style-name="ce3"/>
          <table:table-cell table:style-name="ce63" table:formula="of:=SUMPRODUCT(([Tasks.$A13]=INDIRECT(CONCATENATE(ADDRESS([$PARAMETERS.$B$6];[$PARAMETERS.$B$9];1;1;[Tasks.L$10]);&quot;:&quot;;ADDRESS([$PARAMETERS.$B$7];[$PARAMETERS.$B$9];1;1;[Tasks.L$10]));1))*(INDIRECT(CONCATENATE(ADDRESS([$PARAMETERS.$B$6];[$PARAMETERS.$B$8];1;1;[Tasks.L$10]);&quot;:&quot;;ADDRESS([$PARAMETERS.$B$7];[$PARAMETERS.$B$8];1;1;[Tasks.L$10]));1)))" office:value-type="float" office:value="0" calcext:value-type="float">
            <text:p>0</text:p>
          </table:table-cell>
          <table:table-cell table:style-name="ce63" table:formula="of:=SUMPRODUCT(([Tasks.$A13]=INDIRECT(CONCATENATE(ADDRESS([$PARAMETERS.$B$6];[$PARAMETERS.$B$9];1;1;[Tasks.M$10]);&quot;:&quot;;ADDRESS([$PARAMETERS.$B$7];[$PARAMETERS.$B$9];1;1;[Tasks.M$10]));1))*(INDIRECT(CONCATENATE(ADDRESS([$PARAMETERS.$B$6];[$PARAMETERS.$B$8];1;1;[Tasks.M$10]);&quot;:&quot;;ADDRESS([$PARAMETERS.$B$7];[$PARAMETERS.$B$8];1;1;[Tasks.M$10]));1))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table:style-name="ce56" table:formula="of:=CONCATENATE([Tasks.C14];[Tasks.D14];[Tasks.E14])" office:value-type="string" office:string-value="PROJET1#7A" calcext:value-type="string">
            <text:p>PROJET1#7A</text:p>
          </table:table-cell>
          <table:table-cell table:style-name="ce46" table:content-validation-name="val1" office:value-type="string" calcext:value-type="string">
            <text:p>Back-end</text:p>
          </table:table-cell>
          <table:table-cell table:style-name="ce46" office:value-type="string" calcext:value-type="string">
            <text:p>PROJET1</text:p>
          </table:table-cell>
          <table:table-cell table:style-name="ce19" office:value-type="string" calcext:value-type="string">
            <text:p>#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YY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MAX([.$J14:.$BO14])" office:value-type="float" office:value="3" calcext:value-type="float">
            <text:p>3</text:p>
          </table:table-cell>
          <table:table-cell table:style-name="ce3"/>
          <table:table-cell table:number-columns-repeated="2" table:style-name="ce63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56" table:formula="of:=CONCATENATE([Tasks.C15];[Tasks.D15];[Tasks.E15])" office:value-type="string" office:string-value="PROJET1#7B" calcext:value-type="string">
            <text:p>PROJET1#7B</text:p>
          </table:table-cell>
          <table:table-cell table:style-name="ce46" table:content-validation-name="val1" office:value-type="string" calcext:value-type="string">
            <text:p>Back-end</text:p>
          </table:table-cell>
          <table:table-cell table:style-name="ce46" office:value-type="string" calcext:value-type="string">
            <text:p>PROJET1</text:p>
          </table:table-cell>
          <table:table-cell table:style-name="ce19" office:value-type="string" calcext:value-type="string">
            <text:p>#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YY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MAX([.$J15:.$BO15])" office:value-type="float" office:value="5" calcext:value-type="float">
            <text:p>5</text:p>
          </table:table-cell>
          <table:table-cell table:style-name="ce3"/>
          <table:table-cell table:style-name="ce63" table:formula="of:=SUMPRODUCT(([Tasks.$A15]=INDIRECT(CONCATENATE(ADDRESS([$PARAMETERS.$B$6];[$PARAMETERS.$B$9];1;1;[Tasks.L$10]);&quot;:&quot;;ADDRESS([$PARAMETERS.$B$7];[$PARAMETERS.$B$9];1;1;[Tasks.L$10]));1))*(INDIRECT(CONCATENATE(ADDRESS([$PARAMETERS.$B$6];[$PARAMETERS.$B$8];1;1;[Tasks.L$10]);&quot;:&quot;;ADDRESS([$PARAMETERS.$B$7];[$PARAMETERS.$B$8];1;1;[Tasks.L$10]));1)))" office:value-type="float" office:value="5" calcext:value-type="float">
            <text:p>5</text:p>
          </table:table-cell>
          <table:table-cell table:style-name="ce63" table:formula="of:=SUMPRODUCT(([Tasks.$A15]=INDIRECT(CONCATENATE(ADDRESS([$PARAMETERS.$B$6];[$PARAMETERS.$B$9];1;1;[Tasks.M$10]);&quot;:&quot;;ADDRESS([$PARAMETERS.$B$7];[$PARAMETERS.$B$9];1;1;[Tasks.M$10]));1))*(INDIRECT(CONCATENATE(ADDRESS([$PARAMETERS.$B$6];[$PARAMETERS.$B$8];1;1;[Tasks.M$10]);&quot;:&quot;;ADDRESS([$PARAMETERS.$B$7];[$PARAMETERS.$B$8];1;1;[Tasks.M$10]));1))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table:style-name="ce57"/>
          <table:table-cell table:number-columns-repeated="9"/>
          <table:table-cell table:style-name="ce63" table:number-columns-repeated="2"/>
          <table:table-cell table:number-columns-repeated="1011"/>
        </table:table-row>
        <table:table-row table:style-name="ro1" table:number-rows-repeated="2">
          <table:table-cell table:style-name="ce57"/>
          <table:table-cell table:number-columns-repeated="1022"/>
        </table:table-row>
        <table:table-row table:style-name="ro1">
          <table:table-cell table:style-name="ce57"/>
          <table:table-cell table:number-columns-repeated="9"/>
          <table:table-cell table:style-name="ce19" table:number-columns-repeated="2"/>
          <table:table-cell table:number-columns-repeated="1011"/>
        </table:table-row>
        <table:table-row table:style-name="ro1" table:number-rows-repeated="980">
          <table:table-cell table:style-name="ce57"/>
          <table:table-cell table:number-columns-repeated="1022"/>
        </table:table-row>
        <table:table-row table:style-name="ro1" table:number-rows-repeated="1047576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Tasks.A11:Tasks.A999">
            <calcext:condition calcext:apply-style-name="Avertissement" calcext:value="duplicate" calcext:base-cell-address="'User Stories'.A11"/>
          </calcext:conditional-format>
        </calcext:conditional-formats>
      </table:table>
      <table:table table:name="Sprint7" table:style-name="ta1">
        <office:forms form:automatic-focus="false" form:apply-design-mode="false"/>
        <table:shapes>
          <draw:frame draw:z-index="0" draw:style-name="gr1" draw:text-style-name="P1" svg:width="538.3pt" svg:height="174.67pt" svg:x="137.93pt" svg:y="14.88pt">
            <loext:p draw:notify-on-update-of-ranges="Sprint7.C13:Sprint7.C13 Sprint7.R13:Sprint7.AA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38.3pt" svg:height="174.67pt" svg:x="721.3pt" svg:y="7.85pt">
            <loext:p draw:notify-on-update-of-ranges="Sprint7.C14:Sprint7.C14 Sprint7.R14:Sprint7.AA14 Sprint7.C15:Sprint7.C15 Sprint7.R15:Sprint7.AA15 Sprint7.C16:Sprint7.C16 Sprint7.R16:Sprint7.AA16 Sprint7.C17:Sprint7.C17 Sprint7.R17:Sprint7.AA17 Sprint7.C18:Sprint7.C18 Sprint7.R18:Sprint7.AA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9" table:default-cell-style-name="Default"/>
        <table:table-column table:style-name="co8" table:default-cell-style-name="Default"/>
        <table:table-column table:style-name="co10" table:number-columns-repeated="999" table:default-cell-style-name="Default"/>
        <table:table-row table:style-name="ro1" table:number-rows-repeated="4">
          <table:table-cell table:number-columns-repeated="1023"/>
        </table:table-row>
        <table:table-row table:style-name="ro1">
          <table:table-cell table:number-columns-repeated="22"/>
          <table:table-cell table:style-name="ce30"/>
          <table:table-cell/>
          <table:table-cell table:style-name="ce30"/>
          <table:table-cell table:number-columns-repeated="998"/>
        </table:table-row>
        <table:table-row table:style-name="ro1">
          <table:table-cell table:number-columns-repeated="22"/>
          <table:table-cell table:style-name="ce41"/>
          <table:table-cell table:number-columns-repeated="1000"/>
        </table:table-row>
        <table:table-row table:style-name="ro1" table:number-rows-repeated="4">
          <table:table-cell table:number-columns-repeated="1023"/>
        </table:table-row>
        <table:table-row table:style-name="ro2">
          <table:table-cell table:number-columns-repeated="1023"/>
        </table:table-row>
        <table:table-row table:style-name="ro1">
          <table:table-cell table:style-name="ce1" table:formula="of:=[Sprint7.A19]" office:value-type="string" office:string-value="Key" calcext:value-type="string">
            <text:p>Key</text:p>
          </table:table-cell>
          <table:table-cell table:style-name="ce1" table:formula="of:=[Sprint7.B19]" office:value-type="string" office:string-value="Cat" calcext:value-type="string">
            <text:p>Cat</text:p>
          </table:table-cell>
          <table:table-cell table:style-name="ce10" table:formula="of:=[Sprint7.C19]" office:value-type="string" office:string-value="Project" calcext:value-type="string">
            <text:p>Project</text:p>
          </table:table-cell>
          <table:table-cell table:style-name="ce16" table:formula="of:=[Sprint7.D19]" office:value-type="string" office:string-value="#Issue" calcext:value-type="string">
            <text:p>#Issue</text:p>
          </table:table-cell>
          <table:table-cell table:style-name="ce1" table:formula="of:=[Sprint7.E19]" office:value-type="string" office:string-value="Tid" calcext:value-type="string">
            <text:p>Tid</text:p>
          </table:table-cell>
          <table:table-cell table:style-name="ce26" table:formula="of:=[Sprint7.F19]" office:value-type="string" office:string-value="ISP" calcext:value-type="string">
            <text:p>ISP</text:p>
          </table:table-cell>
          <table:table-cell table:style-name="ce16" table:formula="of:=[Sprint7.G19]" office:value-type="string" office:string-value="Day1" calcext:value-type="string">
            <text:p>Day1</text:p>
          </table:table-cell>
          <table:table-cell table:style-name="ce16" table:formula="of:=[Sprint7.H19]" office:value-type="string" office:string-value="Day2" calcext:value-type="string">
            <text:p>Day2</text:p>
          </table:table-cell>
          <table:table-cell table:style-name="ce16" table:formula="of:=[Sprint7.I19]" office:value-type="string" office:string-value="Day3" calcext:value-type="string">
            <text:p>Day3</text:p>
          </table:table-cell>
          <table:table-cell table:style-name="ce16" table:formula="of:=[Sprint7.J19]" office:value-type="string" office:string-value="Day4" calcext:value-type="string">
            <text:p>Day4</text:p>
          </table:table-cell>
          <table:table-cell table:style-name="ce16" table:formula="of:=[Sprint7.K19]" office:value-type="string" office:string-value="Day5" calcext:value-type="string">
            <text:p>Day5</text:p>
          </table:table-cell>
          <table:table-cell table:style-name="ce16" table:formula="of:=[Sprint7.L19]" office:value-type="string" office:string-value="Day6" calcext:value-type="string">
            <text:p>Day6</text:p>
          </table:table-cell>
          <table:table-cell table:style-name="ce16" table:formula="of:=[Sprint7.M19]" office:value-type="string" office:string-value="Day7" calcext:value-type="string">
            <text:p>Day7</text:p>
          </table:table-cell>
          <table:table-cell table:style-name="ce16" table:formula="of:=[Sprint7.N19]" office:value-type="string" office:string-value="Day8" calcext:value-type="string">
            <text:p>Day8</text:p>
          </table:table-cell>
          <table:table-cell table:style-name="ce16" table:formula="of:=[Sprint7.O19]" office:value-type="string" office:string-value="Day9" calcext:value-type="string">
            <text:p>Day9</text:p>
          </table:table-cell>
          <table:table-cell table:style-name="ce16" table:formula="of:=[Sprint7.P19]" office:value-type="string" office:string-value="Day10" calcext:value-type="string">
            <text:p>Day10</text:p>
          </table:table-cell>
          <table:table-cell table:style-name="ce26" table:formula="of:=[Sprint7.Q19]" office:value-type="string" office:string-value="RSP" calcext:value-type="string">
            <text:p>RSP</text:p>
          </table:table-cell>
          <table:table-cell table:style-name="ce16" table:formula="of:=[Sprint7.R19]" office:value-type="string" office:string-value="Day1" calcext:value-type="string">
            <text:p>Day1</text:p>
          </table:table-cell>
          <table:table-cell table:style-name="ce16" table:formula="of:=[Sprint7.S19]" office:value-type="string" office:string-value="Day2" calcext:value-type="string">
            <text:p>Day2</text:p>
          </table:table-cell>
          <table:table-cell table:style-name="ce16" table:formula="of:=[Sprint7.T19]" office:value-type="string" office:string-value="Day3" calcext:value-type="string">
            <text:p>Day3</text:p>
          </table:table-cell>
          <table:table-cell table:style-name="ce16" table:formula="of:=[Sprint7.U19]" office:value-type="string" office:string-value="Day4" calcext:value-type="string">
            <text:p>Day4</text:p>
          </table:table-cell>
          <table:table-cell table:style-name="ce16" table:formula="of:=[Sprint7.V19]" office:value-type="string" office:string-value="Day5" calcext:value-type="string">
            <text:p>Day5</text:p>
          </table:table-cell>
          <table:table-cell table:style-name="ce16" table:formula="of:=[Sprint7.W19]" office:value-type="string" office:string-value="Day6" calcext:value-type="string">
            <text:p>Day6</text:p>
          </table:table-cell>
          <table:table-cell table:style-name="ce16" table:formula="of:=[Sprint7.X19]" office:value-type="string" office:string-value="Day7" calcext:value-type="string">
            <text:p>Day7</text:p>
          </table:table-cell>
          <table:table-cell table:style-name="ce16" table:formula="of:=[Sprint7.Y19]" office:value-type="string" office:string-value="Day8" calcext:value-type="string">
            <text:p>Day8</text:p>
          </table:table-cell>
          <table:table-cell table:style-name="ce16" table:formula="of:=[Sprint7.Z19]" office:value-type="string" office:string-value="Day9" calcext:value-type="string">
            <text:p>Day9</text:p>
          </table:table-cell>
          <table:table-cell table:style-name="ce1" table:formula="of:=[Sprint7.AA19]" office:value-type="string" office:string-value="Day10" calcext:value-type="string">
            <text:p>Day10</text:p>
          </table:table-cell>
          <table:table-cell table:style-name="ce43"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Any</text:p>
          </table:table-cell>
          <table:table-cell table:style-name="ce11" table:formula="of:=MID(CELL(&quot;filename&quot;);FIND(&quot;#$&quot;;CELL(&quot;filename&quot;))+2;LEN(CELL(&quot;filename&quot;)))" office:value-type="string" office:string-value="Sprint7" calcext:value-type="string" table:number-columns-spanned="3" table:number-rows-spanned="1">
            <text:p>Sprint7</text:p>
          </table:table-cell>
          <table:covered-table-cell table:style-name="ce17"/>
          <table:covered-table-cell table:style-name="ce21"/>
          <table:table-cell table:style-name="ce2" table:formula="of:=SUM([Sprint7.E$20:.E$220])" office:value-type="float" office:value="0" calcext:value-type="float">
            <text:p>0</text:p>
          </table:table-cell>
          <table:table-cell table:style-name="ce27"/>
          <table:table-cell table:style-name="ce32" table:number-columns-repeated="8"/>
          <table:table-cell table:style-name="ce35"/>
          <table:table-cell table:style-name="ce4" table:formula="of:=[Sprint7.AA13]" office:value-type="float" office:value="22" calcext:value-type="float">
            <text:p>22</text:p>
          </table:table-cell>
          <table:table-cell table:style-name="ce27" table:formula="of:=SUM([Sprint7.R$20:.R$220])" office:value-type="float" office:value="38" calcext:value-type="float">
            <text:p>38</text:p>
          </table:table-cell>
          <table:table-cell table:style-name="ce32" table:formula="of:=SUM([Sprint7.S$20:.S$220])" office:value-type="float" office:value="35" calcext:value-type="float">
            <text:p>35</text:p>
          </table:table-cell>
          <table:table-cell table:style-name="ce32" table:formula="of:=SUM([Sprint7.T$20:.T$220])" office:value-type="float" office:value="34" calcext:value-type="float">
            <text:p>34</text:p>
          </table:table-cell>
          <table:table-cell table:style-name="ce32" table:formula="of:=SUM([Sprint7.U$20:.U$220])" office:value-type="float" office:value="31" calcext:value-type="float">
            <text:p>31</text:p>
          </table:table-cell>
          <table:table-cell table:style-name="ce32" table:formula="of:=SUM([Sprint7.V$20:.V$220])" office:value-type="float" office:value="30.5" calcext:value-type="float">
            <text:p>30.5</text:p>
          </table:table-cell>
          <table:table-cell table:style-name="ce32" table:formula="of:=SUM([Sprint7.W$20:.W$220])" office:value-type="float" office:value="27.5" calcext:value-type="float">
            <text:p>27.5</text:p>
          </table:table-cell>
          <table:table-cell table:style-name="ce32" table:formula="of:=SUM([Sprint7.X$20:.X$220])" office:value-type="float" office:value="27" calcext:value-type="float">
            <text:p>27</text:p>
          </table:table-cell>
          <table:table-cell table:style-name="ce32" table:formula="of:=SUM([Sprint7.Y$20:.Y$220])" office:value-type="float" office:value="22" calcext:value-type="float">
            <text:p>22</text:p>
          </table:table-cell>
          <table:table-cell table:style-name="ce32" table:formula="of:=SUM([Sprint7.Z$20:.Z$220])" office:value-type="float" office:value="22" calcext:value-type="float">
            <text:p>22</text:p>
          </table:table-cell>
          <table:table-cell table:style-name="ce35" table:formula="of:=SUM([Sprint7.AA$20:.AA$220])" office:value-type="float" office:value="22" calcext:value-type="float">
            <text:p>22</text:p>
          </table:table-cell>
          <table:table-cell table:style-name="ce43" table:number-columns-repeated="996"/>
        </table:table-row>
        <table:table-row table:style-name="ro1">
          <table:table-cell table:style-name="ce3"/>
          <table:table-cell table:style-name="ce7" table:content-validation-name="val1" office:value-type="string" calcext:value-type="string">
            <text:p>Back-end</text:p>
          </table:table-cell>
          <table:table-cell table:style-name="ce12" table:formula="of:=[Sprint7.$B14]" office:value-type="string" office:string-value="Back-end" calcext:value-type="string" table:number-columns-spanned="3" table:number-rows-spanned="1">
            <text:p>Back-end</text:p>
          </table:table-cell>
          <table:covered-table-cell table:style-name="ce18"/>
          <table:covered-table-cell table:style-name="ce22"/>
          <table:table-cell table:style-name="ce3" table:formula="of:=SUMPRODUCT(([Sprint7.$B$20:.$B$220]=[Sprint7.$B14]) * [Sprint7.$F$20:.$F$220])" office:value-type="float" office:value="10" calcext:value-type="float">
            <text:p>10</text:p>
          </table:table-cell>
          <table:table-cell table:style-name="ce28"/>
          <table:table-cell table:style-name="ce33" table:number-columns-repeated="8"/>
          <table:table-cell table:style-name="ce36"/>
          <table:table-cell table:style-name="ce3" table:formula="of:=[Sprint7.AA14]" office:value-type="float" office:value="7" calcext:value-type="float">
            <text:p>7</text:p>
          </table:table-cell>
          <table:table-cell table:style-name="ce38" table:formula="of:=SUMPRODUCT(([Sprint7.$B$20:.$B$220]=[Sprint7.$B14]) * [Sprint7.R$20:.R$220])" office:value-type="float" office:value="10" calcext:value-type="float">
            <text:p>10</text:p>
          </table:table-cell>
          <table:table-cell table:style-name="ce40" table:formula="of:=SUMPRODUCT(([Sprint7.$B$20:.$B$220]=[Sprint7.$B14]) * [Sprint7.S$20:.S$220])" office:value-type="float" office:value="7" calcext:value-type="float">
            <text:p>7</text:p>
          </table:table-cell>
          <table:table-cell table:style-name="ce40" table:formula="of:=SUMPRODUCT(([Sprint7.$B$20:.$B$220]=[Sprint7.$B14]) * [Sprint7.T$20:.T$220])" office:value-type="float" office:value="7" calcext:value-type="float">
            <text:p>7</text:p>
          </table:table-cell>
          <table:table-cell table:style-name="ce40" table:formula="of:=SUMPRODUCT(([Sprint7.$B$20:.$B$220]=[Sprint7.$B14]) * [Sprint7.U$20:.U$220])" office:value-type="float" office:value="7" calcext:value-type="float">
            <text:p>7</text:p>
          </table:table-cell>
          <table:table-cell table:style-name="ce40" table:formula="of:=SUMPRODUCT(([Sprint7.$B$20:.$B$220]=[Sprint7.$B14]) * [Sprint7.V$20:.V$220])" office:value-type="float" office:value="7" calcext:value-type="float">
            <text:p>7</text:p>
          </table:table-cell>
          <table:table-cell table:style-name="ce40" table:formula="of:=SUMPRODUCT(([Sprint7.$B$20:.$B$220]=[Sprint7.$B14]) * [Sprint7.W$20:.W$220])" office:value-type="float" office:value="7" calcext:value-type="float">
            <text:p>7</text:p>
          </table:table-cell>
          <table:table-cell table:style-name="ce40" table:formula="of:=SUMPRODUCT(([Sprint7.$B$20:.$B$220]=[Sprint7.$B14]) * [Sprint7.X$20:.X$220])" office:value-type="float" office:value="7" calcext:value-type="float">
            <text:p>7</text:p>
          </table:table-cell>
          <table:table-cell table:style-name="ce40" table:formula="of:=SUMPRODUCT(([Sprint7.$B$20:.$B$220]=[Sprint7.$B14]) * [Sprint7.Y$20:.Y$220])" office:value-type="float" office:value="7" calcext:value-type="float">
            <text:p>7</text:p>
          </table:table-cell>
          <table:table-cell table:style-name="ce40" table:formula="of:=SUMPRODUCT(([Sprint7.$B$20:.$B$220]=[Sprint7.$B14]) * [Sprint7.Z$20:.Z$220])" office:value-type="float" office:value="7" calcext:value-type="float">
            <text:p>7</text:p>
          </table:table-cell>
          <table:table-cell table:style-name="ce42" table:formula="of:=SUMPRODUCT(([Sprint7.$B$20:.$B$220]=[Sprint7.$B14]) * [Sprint7.AA$20:.AA$220])" office:value-type="float" office:value="7" calcext:value-type="float">
            <text:p>7</text:p>
          </table:table-cell>
          <table:table-cell table:style-name="ce43" table:number-columns-repeated="996"/>
        </table:table-row>
        <table:table-row table:style-name="ro1">
          <table:table-cell table:style-name="ce3"/>
          <table:table-cell table:style-name="ce7" table:content-validation-name="val1" office:value-type="string" calcext:value-type="string">
            <text:p>Front-end</text:p>
          </table:table-cell>
          <table:table-cell table:style-name="ce12" table:formula="of:=[Sprint7.$B15]" office:value-type="string" office:string-value="Front-end" calcext:value-type="string" table:number-columns-spanned="3" table:number-rows-spanned="1">
            <text:p>Front-end</text:p>
          </table:table-cell>
          <table:covered-table-cell table:number-columns-repeated="2"/>
          <table:table-cell table:style-name="ce3" table:formula="of:=SUMPRODUCT(([Sprint7.$B$20:.$B$220]=[Sprint7.$B15]) * [Sprint7.$F$20:.$F$220])" office:value-type="float" office:value="0" calcext:value-type="float">
            <text:p>0</text:p>
          </table:table-cell>
          <table:table-cell table:style-name="ce28"/>
          <table:table-cell table:style-name="ce33" table:number-columns-repeated="8"/>
          <table:table-cell table:style-name="ce36"/>
          <table:table-cell table:style-name="ce3" table:formula="of:=[Sprint7.AA15]" office:value-type="float" office:value="0" calcext:value-type="float">
            <text:p>0</text:p>
          </table:table-cell>
          <table:table-cell table:style-name="ce28" table:formula="of:=SUMPRODUCT(([Sprint7.$B$20:.$B$220]=[Sprint7.$B15]) * [Sprint7.R$20:.R$220])" office:value-type="float" office:value="0" calcext:value-type="float">
            <text:p>0</text:p>
          </table:table-cell>
          <table:table-cell table:style-name="ce33" table:formula="of:=SUMPRODUCT(([Sprint7.$B$20:.$B$220]=[Sprint7.$B15]) * [Sprint7.S$20:.S$220])" office:value-type="float" office:value="0" calcext:value-type="float">
            <text:p>0</text:p>
          </table:table-cell>
          <table:table-cell table:style-name="ce33" table:formula="of:=SUMPRODUCT(([Sprint7.$B$20:.$B$220]=[Sprint7.$B15]) * [Sprint7.T$20:.T$220])" office:value-type="float" office:value="0" calcext:value-type="float">
            <text:p>0</text:p>
          </table:table-cell>
          <table:table-cell table:style-name="ce33" table:formula="of:=SUMPRODUCT(([Sprint7.$B$20:.$B$220]=[Sprint7.$B15]) * [Sprint7.U$20:.U$220])" office:value-type="float" office:value="0" calcext:value-type="float">
            <text:p>0</text:p>
          </table:table-cell>
          <table:table-cell table:style-name="ce33" table:formula="of:=SUMPRODUCT(([Sprint7.$B$20:.$B$220]=[Sprint7.$B15]) * [Sprint7.V$20:.V$220])" office:value-type="float" office:value="0" calcext:value-type="float">
            <text:p>0</text:p>
          </table:table-cell>
          <table:table-cell table:style-name="ce33" table:formula="of:=SUMPRODUCT(([Sprint7.$B$20:.$B$220]=[Sprint7.$B15]) * [Sprint7.W$20:.W$220])" office:value-type="float" office:value="0" calcext:value-type="float">
            <text:p>0</text:p>
          </table:table-cell>
          <table:table-cell table:style-name="ce33" table:formula="of:=SUMPRODUCT(([Sprint7.$B$20:.$B$220]=[Sprint7.$B15]) * [Sprint7.X$20:.X$220])" office:value-type="float" office:value="0" calcext:value-type="float">
            <text:p>0</text:p>
          </table:table-cell>
          <table:table-cell table:style-name="ce33" table:formula="of:=SUMPRODUCT(([Sprint7.$B$20:.$B$220]=[Sprint7.$B15]) * [Sprint7.Y$20:.Y$220])" office:value-type="float" office:value="0" calcext:value-type="float">
            <text:p>0</text:p>
          </table:table-cell>
          <table:table-cell table:style-name="ce33" table:formula="of:=SUMPRODUCT(([Sprint7.$B$20:.$B$220]=[Sprint7.$B15]) * [Sprint7.Z$20:.Z$220])" office:value-type="float" office:value="0" calcext:value-type="float">
            <text:p>0</text:p>
          </table:table-cell>
          <table:table-cell table:style-name="ce36" table:formula="of:=SUMPRODUCT(([Sprint7.$B$20:.$B$220]=[Sprint7.$B15]) * [Sprint7.AA$20:.AA$220])" office:value-type="float" office:value="0" calcext:value-type="float">
            <text:p>0</text:p>
          </table:table-cell>
          <table:table-cell table:style-name="ce43" table:number-columns-repeated="996"/>
        </table:table-row>
        <table:table-row table:style-name="ro1">
          <table:table-cell table:style-name="ce3"/>
          <table:table-cell table:style-name="ce7" table:content-validation-name="val1" office:value-type="string" calcext:value-type="string">
            <text:p>Firmware</text:p>
          </table:table-cell>
          <table:table-cell table:style-name="ce12" table:formula="of:=[Sprint7.$B16]" office:value-type="string" office:string-value="Firmware" calcext:value-type="string" table:number-columns-spanned="3" table:number-rows-spanned="1">
            <text:p>Firmware</text:p>
          </table:table-cell>
          <table:covered-table-cell table:number-columns-repeated="2"/>
          <table:table-cell table:style-name="ce3" table:formula="of:=SUMPRODUCT(([Sprint7.$B$20:.$B$220]=[Sprint7.$B16]) * [Sprint7.$F$20:.$F$220])" office:value-type="float" office:value="0" calcext:value-type="float">
            <text:p>0</text:p>
          </table:table-cell>
          <table:table-cell table:style-name="ce28"/>
          <table:table-cell table:style-name="ce33" table:number-columns-repeated="8"/>
          <table:table-cell table:style-name="ce36"/>
          <table:table-cell table:style-name="ce3" table:formula="of:=[Sprint7.AA16]" office:value-type="float" office:value="0" calcext:value-type="float">
            <text:p>0</text:p>
          </table:table-cell>
          <table:table-cell table:style-name="ce28" table:formula="of:=SUMPRODUCT(([Sprint7.$B$20:.$B$220]=[Sprint7.$B16]) * [Sprint7.R$20:.R$220])" office:value-type="float" office:value="0" calcext:value-type="float">
            <text:p>0</text:p>
          </table:table-cell>
          <table:table-cell table:style-name="ce33" table:formula="of:=SUMPRODUCT(([Sprint7.$B$20:.$B$220]=[Sprint7.$B16]) * [Sprint7.S$20:.S$220])" office:value-type="float" office:value="0" calcext:value-type="float">
            <text:p>0</text:p>
          </table:table-cell>
          <table:table-cell table:style-name="ce33" table:formula="of:=SUMPRODUCT(([Sprint7.$B$20:.$B$220]=[Sprint7.$B16]) * [Sprint7.T$20:.T$220])" office:value-type="float" office:value="0" calcext:value-type="float">
            <text:p>0</text:p>
          </table:table-cell>
          <table:table-cell table:style-name="ce33" table:formula="of:=SUMPRODUCT(([Sprint7.$B$20:.$B$220]=[Sprint7.$B16]) * [Sprint7.U$20:.U$220])" office:value-type="float" office:value="0" calcext:value-type="float">
            <text:p>0</text:p>
          </table:table-cell>
          <table:table-cell table:style-name="ce33" table:formula="of:=SUMPRODUCT(([Sprint7.$B$20:.$B$220]=[Sprint7.$B16]) * [Sprint7.V$20:.V$220])" office:value-type="float" office:value="0" calcext:value-type="float">
            <text:p>0</text:p>
          </table:table-cell>
          <table:table-cell table:style-name="ce33" table:formula="of:=SUMPRODUCT(([Sprint7.$B$20:.$B$220]=[Sprint7.$B16]) * [Sprint7.W$20:.W$220])" office:value-type="float" office:value="0" calcext:value-type="float">
            <text:p>0</text:p>
          </table:table-cell>
          <table:table-cell table:style-name="ce33" table:formula="of:=SUMPRODUCT(([Sprint7.$B$20:.$B$220]=[Sprint7.$B16]) * [Sprint7.X$20:.X$220])" office:value-type="float" office:value="0" calcext:value-type="float">
            <text:p>0</text:p>
          </table:table-cell>
          <table:table-cell table:style-name="ce33" table:formula="of:=SUMPRODUCT(([Sprint7.$B$20:.$B$220]=[Sprint7.$B16]) * [Sprint7.Y$20:.Y$220])" office:value-type="float" office:value="0" calcext:value-type="float">
            <text:p>0</text:p>
          </table:table-cell>
          <table:table-cell table:style-name="ce33" table:formula="of:=SUMPRODUCT(([Sprint7.$B$20:.$B$220]=[Sprint7.$B16]) * [Sprint7.Z$20:.Z$220])" office:value-type="float" office:value="0" calcext:value-type="float">
            <text:p>0</text:p>
          </table:table-cell>
          <table:table-cell table:style-name="ce36" table:formula="of:=SUMPRODUCT(([Sprint7.$B$20:.$B$220]=[Sprint7.$B16]) * [Sprint7.AA$20:.AA$220])" office:value-type="float" office:value="0" calcext:value-type="float">
            <text:p>0</text:p>
          </table:table-cell>
          <table:table-cell table:style-name="ce43" table:number-columns-repeated="996"/>
        </table:table-row>
        <table:table-row table:style-name="ro1">
          <table:table-cell table:style-name="ce3"/>
          <table:table-cell table:style-name="ce7" table:content-validation-name="val1" office:value-type="string" calcext:value-type="string">
            <text:p>Tests</text:p>
          </table:table-cell>
          <table:table-cell table:style-name="ce12" table:formula="of:=[Sprint7.$B17]" office:value-type="string" office:string-value="Tests" calcext:value-type="string" table:number-columns-spanned="3" table:number-rows-spanned="1">
            <text:p>Tests</text:p>
          </table:table-cell>
          <table:covered-table-cell table:number-columns-repeated="2"/>
          <table:table-cell table:style-name="ce3" table:formula="of:=SUMPRODUCT(([Sprint7.$B$20:.$B$220]=[Sprint7.$B17]) * [Sprint7.$F$20:.$F$220])" office:value-type="float" office:value="3" calcext:value-type="float">
            <text:p>3</text:p>
          </table:table-cell>
          <table:table-cell table:style-name="ce28"/>
          <table:table-cell table:style-name="ce33" table:number-columns-repeated="8"/>
          <table:table-cell table:style-name="ce36"/>
          <table:table-cell table:style-name="ce3" table:formula="of:=[Sprint7.AA17]" office:value-type="float" office:value="0" calcext:value-type="float">
            <text:p>0</text:p>
          </table:table-cell>
          <table:table-cell table:style-name="ce28" table:formula="of:=SUMPRODUCT(([Sprint7.$B$20:.$B$220]=[Sprint7.$B17]) * [Sprint7.R$20:.R$220])" office:value-type="float" office:value="3" calcext:value-type="float">
            <text:p>3</text:p>
          </table:table-cell>
          <table:table-cell table:style-name="ce33" table:formula="of:=SUMPRODUCT(([Sprint7.$B$20:.$B$220]=[Sprint7.$B17]) * [Sprint7.S$20:.S$220])" office:value-type="float" office:value="3" calcext:value-type="float">
            <text:p>3</text:p>
          </table:table-cell>
          <table:table-cell table:style-name="ce33" table:formula="of:=SUMPRODUCT(([Sprint7.$B$20:.$B$220]=[Sprint7.$B17]) * [Sprint7.T$20:.T$220])" office:value-type="float" office:value="3" calcext:value-type="float">
            <text:p>3</text:p>
          </table:table-cell>
          <table:table-cell table:style-name="ce33" table:formula="of:=SUMPRODUCT(([Sprint7.$B$20:.$B$220]=[Sprint7.$B17]) * [Sprint7.U$20:.U$220])" office:value-type="float" office:value="0" calcext:value-type="float">
            <text:p>0</text:p>
          </table:table-cell>
          <table:table-cell table:style-name="ce33" table:formula="of:=SUMPRODUCT(([Sprint7.$B$20:.$B$220]=[Sprint7.$B17]) * [Sprint7.V$20:.V$220])" office:value-type="float" office:value="0" calcext:value-type="float">
            <text:p>0</text:p>
          </table:table-cell>
          <table:table-cell table:style-name="ce33" table:formula="of:=SUMPRODUCT(([Sprint7.$B$20:.$B$220]=[Sprint7.$B17]) * [Sprint7.W$20:.W$220])" office:value-type="float" office:value="0" calcext:value-type="float">
            <text:p>0</text:p>
          </table:table-cell>
          <table:table-cell table:style-name="ce33" table:formula="of:=SUMPRODUCT(([Sprint7.$B$20:.$B$220]=[Sprint7.$B17]) * [Sprint7.X$20:.X$220])" office:value-type="float" office:value="0" calcext:value-type="float">
            <text:p>0</text:p>
          </table:table-cell>
          <table:table-cell table:style-name="ce33" table:formula="of:=SUMPRODUCT(([Sprint7.$B$20:.$B$220]=[Sprint7.$B17]) * [Sprint7.Y$20:.Y$220])" office:value-type="float" office:value="0" calcext:value-type="float">
            <text:p>0</text:p>
          </table:table-cell>
          <table:table-cell table:style-name="ce33" table:formula="of:=SUMPRODUCT(([Sprint7.$B$20:.$B$220]=[Sprint7.$B17]) * [Sprint7.Z$20:.Z$220])" office:value-type="float" office:value="0" calcext:value-type="float">
            <text:p>0</text:p>
          </table:table-cell>
          <table:table-cell table:style-name="ce36" table:formula="of:=SUMPRODUCT(([Sprint7.$B$20:.$B$220]=[Sprint7.$B17]) * [Sprint7.AA$20:.AA$220])" office:value-type="float" office:value="0" calcext:value-type="float">
            <text:p>0</text:p>
          </table:table-cell>
          <table:table-cell table:style-name="ce43" table:number-columns-repeated="996"/>
        </table:table-row>
        <table:table-row table:style-name="ro1">
          <table:table-cell table:style-name="ce4"/>
          <table:table-cell table:style-name="ce8" table:content-validation-name="val1" office:value-type="string" calcext:value-type="string">
            <text:p>Neuroscripts</text:p>
          </table:table-cell>
          <table:table-cell table:style-name="ce13" table:formula="of:=[Sprint7.$B18]" office:value-type="string" office:string-value="Neuroscripts" calcext:value-type="string" table:number-columns-spanned="3" table:number-rows-spanned="1">
            <text:p>Neuroscripts</text:p>
          </table:table-cell>
          <table:covered-table-cell table:number-columns-repeated="2"/>
          <table:table-cell table:style-name="ce4" table:formula="of:=SUMPRODUCT(([Sprint7.$B$20:.$B$220]=[Sprint7.$B18]) * [Sprint7.$F$20:.$F$220])" office:value-type="float" office:value="25" calcext:value-type="float">
            <text:p>25</text:p>
          </table:table-cell>
          <table:table-cell table:style-name="ce29"/>
          <table:table-cell table:style-name="ce34" table:number-columns-repeated="8"/>
          <table:table-cell table:style-name="ce37"/>
          <table:table-cell table:style-name="ce4" table:formula="of:=[Sprint7.AA18]" office:value-type="float" office:value="15" calcext:value-type="float">
            <text:p>15</text:p>
          </table:table-cell>
          <table:table-cell table:style-name="ce29" table:formula="of:=SUMPRODUCT(([Sprint7.$B$20:.$B$220]=[Sprint7.$B18]) * [Sprint7.R$20:.R$220])" office:value-type="float" office:value="25" calcext:value-type="float">
            <text:p>25</text:p>
          </table:table-cell>
          <table:table-cell table:style-name="ce34" table:formula="of:=SUMPRODUCT(([Sprint7.$B$20:.$B$220]=[Sprint7.$B18]) * [Sprint7.S$20:.S$220])" office:value-type="float" office:value="25" calcext:value-type="float">
            <text:p>25</text:p>
          </table:table-cell>
          <table:table-cell table:style-name="ce34" table:formula="of:=SUMPRODUCT(([Sprint7.$B$20:.$B$220]=[Sprint7.$B18]) * [Sprint7.T$20:.T$220])" office:value-type="float" office:value="24" calcext:value-type="float">
            <text:p>24</text:p>
          </table:table-cell>
          <table:table-cell table:style-name="ce34" table:formula="of:=SUMPRODUCT(([Sprint7.$B$20:.$B$220]=[Sprint7.$B18]) * [Sprint7.U$20:.U$220])" office:value-type="float" office:value="24" calcext:value-type="float">
            <text:p>24</text:p>
          </table:table-cell>
          <table:table-cell table:style-name="ce34" table:formula="of:=SUMPRODUCT(([Sprint7.$B$20:.$B$220]=[Sprint7.$B18]) * [Sprint7.V$20:.V$220])" office:value-type="float" office:value="23.5" calcext:value-type="float">
            <text:p>23.5</text:p>
          </table:table-cell>
          <table:table-cell table:style-name="ce34" table:formula="of:=SUMPRODUCT(([Sprint7.$B$20:.$B$220]=[Sprint7.$B18]) * [Sprint7.W$20:.W$220])" office:value-type="float" office:value="20.5" calcext:value-type="float">
            <text:p>20.5</text:p>
          </table:table-cell>
          <table:table-cell table:style-name="ce34" table:formula="of:=SUMPRODUCT(([Sprint7.$B$20:.$B$220]=[Sprint7.$B18]) * [Sprint7.X$20:.X$220])" office:value-type="float" office:value="20" calcext:value-type="float">
            <text:p>20</text:p>
          </table:table-cell>
          <table:table-cell table:style-name="ce34" table:formula="of:=SUMPRODUCT(([Sprint7.$B$20:.$B$220]=[Sprint7.$B18]) * [Sprint7.Y$20:.Y$220])" office:value-type="float" office:value="15" calcext:value-type="float">
            <text:p>15</text:p>
          </table:table-cell>
          <table:table-cell table:style-name="ce34" table:formula="of:=SUMPRODUCT(([Sprint7.$B$20:.$B$220]=[Sprint7.$B18]) * [Sprint7.Z$20:.Z$220])" office:value-type="float" office:value="15" calcext:value-type="float">
            <text:p>15</text:p>
          </table:table-cell>
          <table:table-cell table:style-name="ce37" table:formula="of:=SUMPRODUCT(([Sprint7.$B$20:.$B$220]=[Sprint7.$B18]) * [Sprint7.AA$20:.AA$220])" office:value-type="float" office:value="15" calcext:value-type="float">
            <text:p>15</text:p>
          </table:table-cell>
          <table:table-cell table:style-name="ce43" table:number-columns-repeated="996"/>
        </table:table-row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Cat</text:p>
          </table:table-cell>
          <table:table-cell table:style-name="ce10" office:value-type="string" calcext:value-type="string">
            <text:p>Project</text:p>
          </table:table-cell>
          <table:table-cell table:style-name="ce16" office:value-type="string" calcext:value-type="string">
            <text:p>#Issue</text:p>
          </table:table-cell>
          <table:table-cell table:style-name="ce1" office:value-type="string" calcext:value-type="string">
            <text:p>Tid</text:p>
          </table:table-cell>
          <table:table-cell table:style-name="ce26" office:value-type="string" calcext:value-type="string">
            <office:annotation draw:style-name="gr2" draw:text-style-name="P3" svg:width="82.18pt" svg:height="44.14pt" svg:x="489.54pt" svg:y="263.51pt" draw:caption-point-x="-17.29pt" draw:caption-point-y="42.8pt">
              <dc:creator>AdR</dc:creator>
              <dc:date>2018-07-22T00:00:00</dc:date>
              <text:p text:style-name="P2"><text:span text:style-name="T1">Change the </text:span><text:span text:style-name="T1">ISP in Tasks </text:span><text:span text:style-name="T1">sheet</text:span></text:p>
            </office:annotation>
            <text:p>ISP</text:p>
          </table:table-cell>
          <table:table-cell table:style-name="ce16" office:value-type="string" calcext:value-type="string">
            <text:p>Day1</text:p>
          </table:table-cell>
          <table:table-cell table:style-name="ce16" office:value-type="string" calcext:value-type="string">
            <text:p>Day2</text:p>
          </table:table-cell>
          <table:table-cell table:style-name="ce16" office:value-type="string" calcext:value-type="string">
            <text:p>Day3</text:p>
          </table:table-cell>
          <table:table-cell table:style-name="ce16" office:value-type="string" calcext:value-type="string">
            <text:p>Day4</text:p>
          </table:table-cell>
          <table:table-cell table:style-name="ce16" office:value-type="string" calcext:value-type="string">
            <text:p>Day5</text:p>
          </table:table-cell>
          <table:table-cell table:style-name="ce16" office:value-type="string" calcext:value-type="string">
            <text:p>Day6</text:p>
          </table:table-cell>
          <table:table-cell table:style-name="ce16" office:value-type="string" calcext:value-type="string">
            <text:p>Day7</text:p>
          </table:table-cell>
          <table:table-cell table:style-name="ce16" office:value-type="string" calcext:value-type="string">
            <text:p>Day8</text:p>
          </table:table-cell>
          <table:table-cell table:style-name="ce16" office:value-type="string" calcext:value-type="string">
            <text:p>Day9</text:p>
          </table:table-cell>
          <table:table-cell table:style-name="ce16" office:value-type="string" calcext:value-type="string">
            <text:p>Day10</text:p>
          </table:table-cell>
          <table:table-cell table:style-name="ce26" office:value-type="string" calcext:value-type="string">
            <text:p>RSP</text:p>
          </table:table-cell>
          <table:table-cell table:style-name="ce16" office:value-type="string" calcext:value-type="string">
            <text:p>Day1</text:p>
          </table:table-cell>
          <table:table-cell table:style-name="ce16" office:value-type="string" calcext:value-type="string">
            <text:p>Day2</text:p>
          </table:table-cell>
          <table:table-cell table:style-name="ce16" office:value-type="string" calcext:value-type="string">
            <text:p>Day3</text:p>
          </table:table-cell>
          <table:table-cell table:style-name="ce16" office:value-type="string" calcext:value-type="string">
            <text:p>Day4</text:p>
          </table:table-cell>
          <table:table-cell table:style-name="ce16" office:value-type="string" calcext:value-type="string">
            <text:p>Day5</text:p>
          </table:table-cell>
          <table:table-cell table:style-name="ce16" office:value-type="string" calcext:value-type="string">
            <text:p>Day6</text:p>
          </table:table-cell>
          <table:table-cell table:style-name="ce16" office:value-type="string" calcext:value-type="string">
            <text:p>Day7</text:p>
          </table:table-cell>
          <table:table-cell table:style-name="ce16" office:value-type="string" calcext:value-type="string">
            <text:p>Day8</text:p>
          </table:table-cell>
          <table:table-cell table:style-name="ce16" office:value-type="string" calcext:value-type="string">
            <text:p>Day9</text:p>
          </table:table-cell>
          <table:table-cell table:style-name="ce1" office:value-type="string" calcext:value-type="string">
            <text:p>Day10</text:p>
          </table:table-cell>
          <table:table-cell table:style-name="ce43" table:number-columns-repeated="996"/>
        </table:table-row>
        <table:table-row table:style-name="ro1">
          <table:table-cell table:style-name="ce69" table:formula="of:=CONCATENATE([Sprint7.$C20];[Sprint7.$D20];[Sprint7.$E20])" office:value-type="string" office:string-value="PROJET1#4A" calcext:value-type="string">
            <text:p>PROJET1#4A</text:p>
          </table:table-cell>
          <table:table-cell table:style-name="ce9" table:formula="of:=IFERROR(VLOOKUP([Sprint7.$A20];[$Tasks.$A$11:.$B$15];2;0); &quot;&quot;)" office:value-type="string" office:string-value="Neuroscripts" calcext:value-type="string">
            <text:p>Neuroscripts</text:p>
          </table:table-cell>
          <table:table-cell table:style-name="ce14" office:value-type="string" calcext:value-type="string">
            <text:p>PROJET1</text:p>
          </table:table-cell>
          <table:table-cell table:style-name="ce19" office:value-type="string" calcext:value-type="string">
            <text:p>#4</text:p>
          </table:table-cell>
          <table:table-cell table:style-name="ce23" office:value-type="string" calcext:value-type="string">
            <text:p>A</text:p>
          </table:table-cell>
          <table:table-cell table:style-name="ce3" table:formula="of:=INDIRECT(ADDRESS(MATCH([Sprint7.A20];[$Tasks.$A$11:.$A$15];0)+[$Tasks.$C$1];MATCH([Sprint7.$C$13];[$Tasks.$H$10:.$M$10];0)+[$Tasks.$E$1];1;1;&quot;Tasks&quot;))" office:value-type="float" office:value="25" calcext:value-type="float">
            <text:p>25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0.5" calcext:value-type="float">
            <text:p>0.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0.5" calcext:value-type="float">
            <text:p>0.5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2"/>
          <table:table-cell table:style-name="ce3" table:formula="of:=[Sprint7.AA20]" office:value-type="float" office:value="15" calcext:value-type="float">
            <text:p>15</text:p>
          </table:table-cell>
          <table:table-cell table:style-name="ce39" table:formula="of:=IF([Sprint7.$A20] =&quot;&quot;;;MAX([Sprint7.$F20]-[Sprint7.G20];0))" office:value-type="float" office:value="25" calcext:value-type="float">
            <text:p>25</text:p>
          </table:table-cell>
          <table:table-cell table:style-name="ce39" table:formula="of:=IF([Sprint7.$E20]=&quot;&quot;;;MAX(0;[Sprint7.R20]-[Sprint7.H20]))" office:value-type="float" office:value="25" calcext:value-type="float">
            <text:p>25</text:p>
          </table:table-cell>
          <table:table-cell table:style-name="ce39" table:formula="of:=IF([Sprint7.$E20]=&quot;&quot;;;MAX(0;[Sprint7.S20]-[Sprint7.I20]))" office:value-type="float" office:value="24" calcext:value-type="float">
            <text:p>24</text:p>
          </table:table-cell>
          <table:table-cell table:style-name="ce39" table:formula="of:=IF([Sprint7.$E20]=&quot;&quot;;;MAX(0;[Sprint7.T20]-[Sprint7.J20]))" office:value-type="float" office:value="24" calcext:value-type="float">
            <text:p>24</text:p>
          </table:table-cell>
          <table:table-cell table:style-name="ce39" table:formula="of:=IF([Sprint7.$E20]=&quot;&quot;;;MAX(0;[Sprint7.U20]-[Sprint7.K20]))" office:value-type="float" office:value="23.5" calcext:value-type="float">
            <text:p>23.5</text:p>
          </table:table-cell>
          <table:table-cell table:style-name="ce39" table:formula="of:=IF([Sprint7.$E20]=&quot;&quot;;;MAX(0;[Sprint7.V20]-[Sprint7.L20]))" office:value-type="float" office:value="20.5" calcext:value-type="float">
            <text:p>20.5</text:p>
          </table:table-cell>
          <table:table-cell table:style-name="ce39" table:formula="of:=IF([Sprint7.$E20]=&quot;&quot;;;MAX(0;[Sprint7.W20]-[Sprint7.M20]))" office:value-type="float" office:value="20" calcext:value-type="float">
            <text:p>20</text:p>
          </table:table-cell>
          <table:table-cell table:style-name="ce39" table:formula="of:=IF([Sprint7.$E20]=&quot;&quot;;;MAX(0;[Sprint7.X20]-[Sprint7.N20]))" office:value-type="float" office:value="15" calcext:value-type="float">
            <text:p>15</text:p>
          </table:table-cell>
          <table:table-cell table:style-name="ce39" table:formula="of:=IF([Sprint7.$E20]=&quot;&quot;;;MAX(0;[Sprint7.Y20]-[Sprint7.O20]))" office:value-type="float" office:value="15" calcext:value-type="float">
            <text:p>15</text:p>
          </table:table-cell>
          <table:table-cell table:style-name="ce39" table:formula="of:=IF([Sprint7.$E20]=&quot;&quot;;;MAX(0;[Sprint7.Z20]-[Sprint7.P20]))" office:value-type="float" office:value="15" calcext:value-type="float">
            <text:p>15</text:p>
          </table:table-cell>
          <table:table-cell table:number-columns-repeated="996"/>
        </table:table-row>
        <table:table-row table:style-name="ro1">
          <table:table-cell table:style-name="ce69" table:formula="of:=CONCATENATE([Sprint7.$C21];[Sprint7.$D21];[Sprint7.$E21])" office:value-type="string" office:string-value="PROJET1#4B" calcext:value-type="string">
            <text:p>PROJET1#4B</text:p>
          </table:table-cell>
          <table:table-cell table:style-name="ce9" table:formula="of:=IFERROR(VLOOKUP([Sprint7.$A21];[$Tasks.$A$11:.$B$15];2;0); &quot;&quot;)" office:value-type="string" office:string-value="Tests" calcext:value-type="string">
            <text:p>Tests</text:p>
          </table:table-cell>
          <table:table-cell table:style-name="ce14" office:value-type="string" calcext:value-type="string">
            <text:p>PROJET1</text:p>
          </table:table-cell>
          <table:table-cell table:style-name="ce19" office:value-type="string" calcext:value-type="string">
            <text:p>#4</text:p>
          </table:table-cell>
          <table:table-cell table:style-name="ce24" office:value-type="string" calcext:value-type="string">
            <text:p>B</text:p>
          </table:table-cell>
          <table:table-cell table:style-name="ce3" table:formula="of:=INDIRECT(ADDRESS(MATCH([Sprint7.A21];[$Tasks.$A$11:.$A$15];0)+[$Tasks.$C$1];MATCH([Sprint7.$C$13];[$Tasks.$H$10:.$M$10];0)+[$Tasks.$E$1];1;1;&quot;Tasks&quot;))" office:value-type="float" office:value="3" calcext:value-type="float">
            <text:p>3</text:p>
          </table:table-cell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" table:formula="of:=[Sprint7.AA21]" office:value-type="float" office:value="0" calcext:value-type="float">
            <text:p>0</text:p>
          </table:table-cell>
          <table:table-cell table:style-name="ce39" table:formula="of:=IF([Sprint7.$A21] =&quot;&quot;;;MAX([Sprint7.$F21]-[Sprint7.G21];0))" office:value-type="float" office:value="3" calcext:value-type="float">
            <text:p>3</text:p>
          </table:table-cell>
          <table:table-cell table:style-name="ce39" table:formula="of:=IF([Sprint7.$E21]=&quot;&quot;;;MAX(0;[Sprint7.R21]-[Sprint7.H21]))" office:value-type="float" office:value="3" calcext:value-type="float">
            <text:p>3</text:p>
          </table:table-cell>
          <table:table-cell table:style-name="ce39" table:formula="of:=IF([Sprint7.$E21]=&quot;&quot;;;MAX(0;[Sprint7.S21]-[Sprint7.I21]))" office:value-type="float" office:value="3" calcext:value-type="float">
            <text:p>3</text:p>
          </table:table-cell>
          <table:table-cell table:style-name="ce39" table:formula="of:=IF([Sprint7.$E21]=&quot;&quot;;;MAX(0;[Sprint7.T21]-[Sprint7.J21]))" office:value-type="float" office:value="0" calcext:value-type="float">
            <text:p>0</text:p>
          </table:table-cell>
          <table:table-cell table:style-name="ce39" table:formula="of:=IF([Sprint7.$E21]=&quot;&quot;;;MAX(0;[Sprint7.U21]-[Sprint7.K21]))" office:value-type="float" office:value="0" calcext:value-type="float">
            <text:p>0</text:p>
          </table:table-cell>
          <table:table-cell table:style-name="ce39" table:formula="of:=IF([Sprint7.$E21]=&quot;&quot;;;MAX(0;[Sprint7.V21]-[Sprint7.L21]))" office:value-type="float" office:value="0" calcext:value-type="float">
            <text:p>0</text:p>
          </table:table-cell>
          <table:table-cell table:style-name="ce39" table:formula="of:=IF([Sprint7.$E21]=&quot;&quot;;;MAX(0;[Sprint7.W21]-[Sprint7.M21]))" office:value-type="float" office:value="0" calcext:value-type="float">
            <text:p>0</text:p>
          </table:table-cell>
          <table:table-cell table:style-name="ce39" table:formula="of:=IF([Sprint7.$E21]=&quot;&quot;;;MAX(0;[Sprint7.X21]-[Sprint7.N21]))" office:value-type="float" office:value="0" calcext:value-type="float">
            <text:p>0</text:p>
          </table:table-cell>
          <table:table-cell table:style-name="ce39" table:formula="of:=IF([Sprint7.$E21]=&quot;&quot;;;MAX(0;[Sprint7.Y21]-[Sprint7.O21]))" office:value-type="float" office:value="0" calcext:value-type="float">
            <text:p>0</text:p>
          </table:table-cell>
          <table:table-cell table:style-name="ce39" table:formula="of:=IF([Sprint7.$E21]=&quot;&quot;;;MAX(0;[Sprint7.Z21]-[Sprint7.P2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22];[Sprint7.$D22];[Sprint7.$E22])" office:value-type="string" office:string-value="PROJET1#3A" calcext:value-type="string">
            <text:p>PROJET1#3A</text:p>
          </table:table-cell>
          <table:table-cell table:style-name="ce9" table:formula="of:=IFERROR(VLOOKUP([Sprint7.$A22];[$Tasks.$A$11:.$B$15];2;0); &quot;&quot;)" office:value-type="string" office:string-value="Back-end" calcext:value-type="string">
            <text:p>Back-end</text:p>
          </table:table-cell>
          <table:table-cell table:style-name="ce14" office:value-type="string" calcext:value-type="string">
            <text:p>PROJET1</text:p>
          </table:table-cell>
          <table:table-cell table:style-name="ce19" office:value-type="string" calcext:value-type="string">
            <text:p>#3</text:p>
          </table:table-cell>
          <table:table-cell table:style-name="ce24" office:value-type="string" calcext:value-type="string">
            <text:p>A</text:p>
          </table:table-cell>
          <table:table-cell table:style-name="ce3" table:formula="of:=INDIRECT(ADDRESS(MATCH([Sprint7.A22];[$Tasks.$A$11:.$A$15];0)+[$Tasks.$C$1];MATCH([Sprint7.$C$13];[$Tasks.$H$10:.$M$10];0)+[$Tasks.$E$1];1;1;&quot;Tasks&quot;))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 table:number-columns-repeated="8"/>
          <table:table-cell table:style-name="ce3" table:formula="of:=[Sprint7.AA22]" office:value-type="float" office:value="2" calcext:value-type="float">
            <text:p>2</text:p>
          </table:table-cell>
          <table:table-cell table:style-name="ce39" table:formula="of:=IF([Sprint7.$A22] =&quot;&quot;;;MAX([Sprint7.$F22]-[Sprint7.G22];0))" office:value-type="float" office:value="5" calcext:value-type="float">
            <text:p>5</text:p>
          </table:table-cell>
          <table:table-cell table:style-name="ce39" table:formula="of:=IF([Sprint7.$E22]=&quot;&quot;;;MAX(0;[Sprint7.R22]-[Sprint7.H22]))" office:value-type="float" office:value="2" calcext:value-type="float">
            <text:p>2</text:p>
          </table:table-cell>
          <table:table-cell table:style-name="ce39" table:formula="of:=IF([Sprint7.$E22]=&quot;&quot;;;MAX(0;[Sprint7.S22]-[Sprint7.I22]))" office:value-type="float" office:value="2" calcext:value-type="float">
            <text:p>2</text:p>
          </table:table-cell>
          <table:table-cell table:style-name="ce39" table:formula="of:=IF([Sprint7.$E22]=&quot;&quot;;;MAX(0;[Sprint7.T22]-[Sprint7.J22]))" office:value-type="float" office:value="2" calcext:value-type="float">
            <text:p>2</text:p>
          </table:table-cell>
          <table:table-cell table:style-name="ce39" table:formula="of:=IF([Sprint7.$E22]=&quot;&quot;;;MAX(0;[Sprint7.U22]-[Sprint7.K22]))" office:value-type="float" office:value="2" calcext:value-type="float">
            <text:p>2</text:p>
          </table:table-cell>
          <table:table-cell table:style-name="ce39" table:formula="of:=IF([Sprint7.$E22]=&quot;&quot;;;MAX(0;[Sprint7.V22]-[Sprint7.L22]))" office:value-type="float" office:value="2" calcext:value-type="float">
            <text:p>2</text:p>
          </table:table-cell>
          <table:table-cell table:style-name="ce39" table:formula="of:=IF([Sprint7.$E22]=&quot;&quot;;;MAX(0;[Sprint7.W22]-[Sprint7.M22]))" office:value-type="float" office:value="2" calcext:value-type="float">
            <text:p>2</text:p>
          </table:table-cell>
          <table:table-cell table:style-name="ce39" table:formula="of:=IF([Sprint7.$E22]=&quot;&quot;;;MAX(0;[Sprint7.X22]-[Sprint7.N22]))" office:value-type="float" office:value="2" calcext:value-type="float">
            <text:p>2</text:p>
          </table:table-cell>
          <table:table-cell table:style-name="ce39" table:formula="of:=IF([Sprint7.$E22]=&quot;&quot;;;MAX(0;[Sprint7.Y22]-[Sprint7.O22]))" office:value-type="float" office:value="2" calcext:value-type="float">
            <text:p>2</text:p>
          </table:table-cell>
          <table:table-cell table:style-name="ce39" table:formula="of:=IF([Sprint7.$E22]=&quot;&quot;;;MAX(0;[Sprint7.Z22]-[Sprint7.P22])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table:style-name="ce69" table:formula="of:=CONCATENATE([Sprint7.$C23];[Sprint7.$D23];[Sprint7.$E23])" office:value-type="string" office:string-value="PROJET1#7B" calcext:value-type="string">
            <text:p>PROJET1#7B</text:p>
          </table:table-cell>
          <table:table-cell table:style-name="ce9" table:formula="of:=IFERROR(VLOOKUP([Sprint7.$A23];[$Tasks.$A$11:.$B$15];2;0); &quot;&quot;)" office:value-type="string" office:string-value="Back-end" calcext:value-type="string">
            <text:p>Back-end</text:p>
          </table:table-cell>
          <table:table-cell table:style-name="ce14" office:value-type="string" calcext:value-type="string">
            <text:p>PROJET1</text:p>
          </table:table-cell>
          <table:table-cell table:style-name="ce19" office:value-type="string" calcext:value-type="string">
            <text:p>#7</text:p>
          </table:table-cell>
          <table:table-cell table:style-name="ce24" office:value-type="string" calcext:value-type="string">
            <text:p>B</text:p>
          </table:table-cell>
          <table:table-cell table:style-name="ce3" table:formula="of:=INDIRECT(ADDRESS(MATCH([Sprint7.A23];[$Tasks.$A$11:.$A$15];0)+[$Tasks.$C$1];MATCH([Sprint7.$C$13];[$Tasks.$H$10:.$M$10];0)+[$Tasks.$E$1];1;1;&quot;Tasks&quot;))" office:value-type="float" office:value="5" calcext:value-type="float">
            <text:p>5</text:p>
          </table:table-cell>
          <table:table-cell table:style-name="ce30" table:number-columns-repeated="10"/>
          <table:table-cell table:style-name="ce3" table:formula="of:=[Sprint7.AA23]" office:value-type="float" office:value="5" calcext:value-type="float">
            <text:p>5</text:p>
          </table:table-cell>
          <table:table-cell table:style-name="ce39" table:formula="of:=IF([Sprint7.$A23] =&quot;&quot;;;MAX([Sprint7.$F23]-[Sprint7.G23];0))" office:value-type="float" office:value="5" calcext:value-type="float">
            <text:p>5</text:p>
          </table:table-cell>
          <table:table-cell table:style-name="ce39" table:formula="of:=IF([Sprint7.$E23]=&quot;&quot;;;MAX(0;[Sprint7.R23]-[Sprint7.H23]))" office:value-type="float" office:value="5" calcext:value-type="float">
            <text:p>5</text:p>
          </table:table-cell>
          <table:table-cell table:style-name="ce39" table:formula="of:=IF([Sprint7.$E23]=&quot;&quot;;;MAX(0;[Sprint7.S23]-[Sprint7.I23]))" office:value-type="float" office:value="5" calcext:value-type="float">
            <text:p>5</text:p>
          </table:table-cell>
          <table:table-cell table:style-name="ce39" table:formula="of:=IF([Sprint7.$E23]=&quot;&quot;;;MAX(0;[Sprint7.T23]-[Sprint7.J23]))" office:value-type="float" office:value="5" calcext:value-type="float">
            <text:p>5</text:p>
          </table:table-cell>
          <table:table-cell table:style-name="ce39" table:formula="of:=IF([Sprint7.$E23]=&quot;&quot;;;MAX(0;[Sprint7.U23]-[Sprint7.K23]))" office:value-type="float" office:value="5" calcext:value-type="float">
            <text:p>5</text:p>
          </table:table-cell>
          <table:table-cell table:style-name="ce39" table:formula="of:=IF([Sprint7.$E23]=&quot;&quot;;;MAX(0;[Sprint7.V23]-[Sprint7.L23]))" office:value-type="float" office:value="5" calcext:value-type="float">
            <text:p>5</text:p>
          </table:table-cell>
          <table:table-cell table:style-name="ce39" table:formula="of:=IF([Sprint7.$E23]=&quot;&quot;;;MAX(0;[Sprint7.W23]-[Sprint7.M23]))" office:value-type="float" office:value="5" calcext:value-type="float">
            <text:p>5</text:p>
          </table:table-cell>
          <table:table-cell table:style-name="ce39" table:formula="of:=IF([Sprint7.$E23]=&quot;&quot;;;MAX(0;[Sprint7.X23]-[Sprint7.N23]))" office:value-type="float" office:value="5" calcext:value-type="float">
            <text:p>5</text:p>
          </table:table-cell>
          <table:table-cell table:style-name="ce39" table:formula="of:=IF([Sprint7.$E23]=&quot;&quot;;;MAX(0;[Sprint7.Y23]-[Sprint7.O23]))" office:value-type="float" office:value="5" calcext:value-type="float">
            <text:p>5</text:p>
          </table:table-cell>
          <table:table-cell table:style-name="ce39" table:formula="of:=IF([Sprint7.$E23]=&quot;&quot;;;MAX(0;[Sprint7.Z23]-[Sprint7.P23]))"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table:style-name="ce69" table:formula="of:=CONCATENATE([Sprint7.$C24];[Sprint7.$D24];[Sprint7.$E24])" office:value-type="string" office:string-value="PROJET1#7A" calcext:value-type="string">
            <text:p>PROJET1#7A</text:p>
          </table:table-cell>
          <table:table-cell table:style-name="ce9" table:formula="of:=IFERROR(VLOOKUP([Sprint7.$A24];[$Tasks.$A$11:.$B$15];2;0); &quot;&quot;)" office:value-type="string" office:string-value="Back-end" calcext:value-type="string">
            <text:p>Back-end</text:p>
          </table:table-cell>
          <table:table-cell table:style-name="ce14" office:value-type="string" calcext:value-type="string">
            <text:p>PROJET1</text:p>
          </table:table-cell>
          <table:table-cell table:style-name="ce19" office:value-type="string" calcext:value-type="string">
            <text:p>#7</text:p>
          </table:table-cell>
          <table:table-cell table:style-name="ce24" office:value-type="string" calcext:value-type="string">
            <text:p>A</text:p>
          </table:table-cell>
          <table:table-cell table:style-name="ce3" table:formula="of:=INDIRECT(ADDRESS(MATCH([Sprint7.A24];[$Tasks.$A$11:.$A$15];0)+[$Tasks.$C$1];MATCH([Sprint7.$C$13];[$Tasks.$H$10:.$M$10];0)+[$Tasks.$E$1];1;1;&quot;Tasks&quot;))" office:value-type="float" office:value="0" calcext:value-type="float">
            <text:p>0</text:p>
          </table:table-cell>
          <table:table-cell table:style-name="ce30" table:number-columns-repeated="10"/>
          <table:table-cell table:style-name="ce3" table:formula="of:=[Sprint7.AA24]" office:value-type="float" office:value="0" calcext:value-type="float">
            <text:p>0</text:p>
          </table:table-cell>
          <table:table-cell table:style-name="ce39" table:formula="of:=IF([Sprint7.$A24] =&quot;&quot;;;MAX([Sprint7.$F24]-[Sprint7.G24];0))" office:value-type="float" office:value="0" calcext:value-type="float">
            <text:p>0</text:p>
          </table:table-cell>
          <table:table-cell table:style-name="ce39" table:formula="of:=IF([Sprint7.$E24]=&quot;&quot;;;MAX(0;[Sprint7.R24]-[Sprint7.H24]))" office:value-type="float" office:value="0" calcext:value-type="float">
            <text:p>0</text:p>
          </table:table-cell>
          <table:table-cell table:style-name="ce39" table:formula="of:=IF([Sprint7.$E24]=&quot;&quot;;;MAX(0;[Sprint7.S24]-[Sprint7.I24]))" office:value-type="float" office:value="0" calcext:value-type="float">
            <text:p>0</text:p>
          </table:table-cell>
          <table:table-cell table:style-name="ce39" table:formula="of:=IF([Sprint7.$E24]=&quot;&quot;;;MAX(0;[Sprint7.T24]-[Sprint7.J24]))" office:value-type="float" office:value="0" calcext:value-type="float">
            <text:p>0</text:p>
          </table:table-cell>
          <table:table-cell table:style-name="ce39" table:formula="of:=IF([Sprint7.$E24]=&quot;&quot;;;MAX(0;[Sprint7.U24]-[Sprint7.K24]))" office:value-type="float" office:value="0" calcext:value-type="float">
            <text:p>0</text:p>
          </table:table-cell>
          <table:table-cell table:style-name="ce39" table:formula="of:=IF([Sprint7.$E24]=&quot;&quot;;;MAX(0;[Sprint7.V24]-[Sprint7.L24]))" office:value-type="float" office:value="0" calcext:value-type="float">
            <text:p>0</text:p>
          </table:table-cell>
          <table:table-cell table:style-name="ce39" table:formula="of:=IF([Sprint7.$E24]=&quot;&quot;;;MAX(0;[Sprint7.W24]-[Sprint7.M24]))" office:value-type="float" office:value="0" calcext:value-type="float">
            <text:p>0</text:p>
          </table:table-cell>
          <table:table-cell table:style-name="ce39" table:formula="of:=IF([Sprint7.$E24]=&quot;&quot;;;MAX(0;[Sprint7.X24]-[Sprint7.N24]))" office:value-type="float" office:value="0" calcext:value-type="float">
            <text:p>0</text:p>
          </table:table-cell>
          <table:table-cell table:style-name="ce39" table:formula="of:=IF([Sprint7.$E24]=&quot;&quot;;;MAX(0;[Sprint7.Y24]-[Sprint7.O24]))" office:value-type="float" office:value="0" calcext:value-type="float">
            <text:p>0</text:p>
          </table:table-cell>
          <table:table-cell table:style-name="ce39" table:formula="of:=IF([Sprint7.$E24]=&quot;&quot;;;MAX(0;[Sprint7.Z24]-[Sprint7.P2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25];[Sprint7.$D25];[Sprint7.$E25])">
            <text:p/>
          </table:table-cell>
          <table:table-cell table:style-name="ce9" table:formula="of:=IFERROR(VLOOKUP([Sprint7.$A25];[$Tasks.$A16:.$B1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7.AA25]" office:value-type="float" office:value="0" calcext:value-type="float">
            <text:p>0</text:p>
          </table:table-cell>
          <table:table-cell table:style-name="ce39" table:formula="of:=IF([Sprint7.$A25] =&quot;&quot;;;MAX([Sprint7.$F25]-[Sprint7.G25];0))" office:value-type="float" office:value="0" calcext:value-type="float">
            <text:p>0</text:p>
          </table:table-cell>
          <table:table-cell table:style-name="ce39" table:formula="of:=IF([Sprint7.$E25]=&quot;&quot;;;MAX(0;[Sprint7.R25]-[Sprint7.H25]))" office:value-type="float" office:value="0" calcext:value-type="float">
            <text:p>0</text:p>
          </table:table-cell>
          <table:table-cell table:style-name="ce39" table:formula="of:=IF([Sprint7.$E25]=&quot;&quot;;;MAX(0;[Sprint7.S25]-[Sprint7.I25]))" office:value-type="float" office:value="0" calcext:value-type="float">
            <text:p>0</text:p>
          </table:table-cell>
          <table:table-cell table:style-name="ce39" table:formula="of:=IF([Sprint7.$E25]=&quot;&quot;;;MAX(0;[Sprint7.T25]-[Sprint7.J25]))" office:value-type="float" office:value="0" calcext:value-type="float">
            <text:p>0</text:p>
          </table:table-cell>
          <table:table-cell table:style-name="ce39" table:formula="of:=IF([Sprint7.$E25]=&quot;&quot;;;MAX(0;[Sprint7.U25]-[Sprint7.K25]))" office:value-type="float" office:value="0" calcext:value-type="float">
            <text:p>0</text:p>
          </table:table-cell>
          <table:table-cell table:style-name="ce39" table:formula="of:=IF([Sprint7.$E25]=&quot;&quot;;;MAX(0;[Sprint7.V25]-[Sprint7.L25]))" office:value-type="float" office:value="0" calcext:value-type="float">
            <text:p>0</text:p>
          </table:table-cell>
          <table:table-cell table:style-name="ce39" table:formula="of:=IF([Sprint7.$E25]=&quot;&quot;;;MAX(0;[Sprint7.W25]-[Sprint7.M25]))" office:value-type="float" office:value="0" calcext:value-type="float">
            <text:p>0</text:p>
          </table:table-cell>
          <table:table-cell table:style-name="ce39" table:formula="of:=IF([Sprint7.$E25]=&quot;&quot;;;MAX(0;[Sprint7.X25]-[Sprint7.N25]))" office:value-type="float" office:value="0" calcext:value-type="float">
            <text:p>0</text:p>
          </table:table-cell>
          <table:table-cell table:style-name="ce39" table:formula="of:=IF([Sprint7.$E25]=&quot;&quot;;;MAX(0;[Sprint7.Y25]-[Sprint7.O25]))" office:value-type="float" office:value="0" calcext:value-type="float">
            <text:p>0</text:p>
          </table:table-cell>
          <table:table-cell table:style-name="ce39" table:formula="of:=IF([Sprint7.$E25]=&quot;&quot;;;MAX(0;[Sprint7.Z25]-[Sprint7.P2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26];[Sprint7.$D26];[Sprint7.$E26])">
            <text:p/>
          </table:table-cell>
          <table:table-cell table:style-name="ce9" table:formula="of:=IFERROR(VLOOKUP([Sprint7.$A26];[$Tasks.$A16:.$B2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7.AA26]" office:value-type="float" office:value="0" calcext:value-type="float">
            <text:p>0</text:p>
          </table:table-cell>
          <table:table-cell table:style-name="ce39" table:formula="of:=IF([Sprint7.$A26] =&quot;&quot;;;MAX([Sprint7.$F26]-[Sprint7.G26];0))" office:value-type="float" office:value="0" calcext:value-type="float">
            <text:p>0</text:p>
          </table:table-cell>
          <table:table-cell table:style-name="ce39" table:formula="of:=IF([Sprint7.$E26]=&quot;&quot;;;MAX(0;[Sprint7.R26]-[Sprint7.H26]))" office:value-type="float" office:value="0" calcext:value-type="float">
            <text:p>0</text:p>
          </table:table-cell>
          <table:table-cell table:style-name="ce39" table:formula="of:=IF([Sprint7.$E26]=&quot;&quot;;;MAX(0;[Sprint7.S26]-[Sprint7.I26]))" office:value-type="float" office:value="0" calcext:value-type="float">
            <text:p>0</text:p>
          </table:table-cell>
          <table:table-cell table:style-name="ce39" table:formula="of:=IF([Sprint7.$E26]=&quot;&quot;;;MAX(0;[Sprint7.T26]-[Sprint7.J26]))" office:value-type="float" office:value="0" calcext:value-type="float">
            <text:p>0</text:p>
          </table:table-cell>
          <table:table-cell table:style-name="ce39" table:formula="of:=IF([Sprint7.$E26]=&quot;&quot;;;MAX(0;[Sprint7.U26]-[Sprint7.K26]))" office:value-type="float" office:value="0" calcext:value-type="float">
            <text:p>0</text:p>
          </table:table-cell>
          <table:table-cell table:style-name="ce39" table:formula="of:=IF([Sprint7.$E26]=&quot;&quot;;;MAX(0;[Sprint7.V26]-[Sprint7.L26]))" office:value-type="float" office:value="0" calcext:value-type="float">
            <text:p>0</text:p>
          </table:table-cell>
          <table:table-cell table:style-name="ce39" table:formula="of:=IF([Sprint7.$E26]=&quot;&quot;;;MAX(0;[Sprint7.W26]-[Sprint7.M26]))" office:value-type="float" office:value="0" calcext:value-type="float">
            <text:p>0</text:p>
          </table:table-cell>
          <table:table-cell table:style-name="ce39" table:formula="of:=IF([Sprint7.$E26]=&quot;&quot;;;MAX(0;[Sprint7.X26]-[Sprint7.N26]))" office:value-type="float" office:value="0" calcext:value-type="float">
            <text:p>0</text:p>
          </table:table-cell>
          <table:table-cell table:style-name="ce39" table:formula="of:=IF([Sprint7.$E26]=&quot;&quot;;;MAX(0;[Sprint7.Y26]-[Sprint7.O26]))" office:value-type="float" office:value="0" calcext:value-type="float">
            <text:p>0</text:p>
          </table:table-cell>
          <table:table-cell table:style-name="ce39" table:formula="of:=IF([Sprint7.$E26]=&quot;&quot;;;MAX(0;[Sprint7.Z26]-[Sprint7.P2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27];[Sprint7.$D27];[Sprint7.$E27])">
            <text:p/>
          </table:table-cell>
          <table:table-cell table:style-name="ce9" table:formula="of:=IFERROR(VLOOKUP([Sprint7.$A27];[$Tasks.$A17:.$B2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7.AA27]" office:value-type="float" office:value="0" calcext:value-type="float">
            <text:p>0</text:p>
          </table:table-cell>
          <table:table-cell table:style-name="ce39" table:formula="of:=IF([Sprint7.$A27] =&quot;&quot;;;MAX([Sprint7.$F27]-[Sprint7.G27];0))" office:value-type="float" office:value="0" calcext:value-type="float">
            <text:p>0</text:p>
          </table:table-cell>
          <table:table-cell table:style-name="ce39" table:formula="of:=IF([Sprint7.$E27]=&quot;&quot;;;MAX(0;[Sprint7.R27]-[Sprint7.H27]))" office:value-type="float" office:value="0" calcext:value-type="float">
            <text:p>0</text:p>
          </table:table-cell>
          <table:table-cell table:style-name="ce39" table:formula="of:=IF([Sprint7.$E27]=&quot;&quot;;;MAX(0;[Sprint7.S27]-[Sprint7.I27]))" office:value-type="float" office:value="0" calcext:value-type="float">
            <text:p>0</text:p>
          </table:table-cell>
          <table:table-cell table:style-name="ce39" table:formula="of:=IF([Sprint7.$E27]=&quot;&quot;;;MAX(0;[Sprint7.T27]-[Sprint7.J27]))" office:value-type="float" office:value="0" calcext:value-type="float">
            <text:p>0</text:p>
          </table:table-cell>
          <table:table-cell table:style-name="ce39" table:formula="of:=IF([Sprint7.$E27]=&quot;&quot;;;MAX(0;[Sprint7.U27]-[Sprint7.K27]))" office:value-type="float" office:value="0" calcext:value-type="float">
            <text:p>0</text:p>
          </table:table-cell>
          <table:table-cell table:style-name="ce39" table:formula="of:=IF([Sprint7.$E27]=&quot;&quot;;;MAX(0;[Sprint7.V27]-[Sprint7.L27]))" office:value-type="float" office:value="0" calcext:value-type="float">
            <text:p>0</text:p>
          </table:table-cell>
          <table:table-cell table:style-name="ce39" table:formula="of:=IF([Sprint7.$E27]=&quot;&quot;;;MAX(0;[Sprint7.W27]-[Sprint7.M27]))" office:value-type="float" office:value="0" calcext:value-type="float">
            <text:p>0</text:p>
          </table:table-cell>
          <table:table-cell table:style-name="ce39" table:formula="of:=IF([Sprint7.$E27]=&quot;&quot;;;MAX(0;[Sprint7.X27]-[Sprint7.N27]))" office:value-type="float" office:value="0" calcext:value-type="float">
            <text:p>0</text:p>
          </table:table-cell>
          <table:table-cell table:style-name="ce39" table:formula="of:=IF([Sprint7.$E27]=&quot;&quot;;;MAX(0;[Sprint7.Y27]-[Sprint7.O27]))" office:value-type="float" office:value="0" calcext:value-type="float">
            <text:p>0</text:p>
          </table:table-cell>
          <table:table-cell table:style-name="ce39" table:formula="of:=IF([Sprint7.$E27]=&quot;&quot;;;MAX(0;[Sprint7.Z27]-[Sprint7.P2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28];[Sprint7.$D28];[Sprint7.$E28])">
            <text:p/>
          </table:table-cell>
          <table:table-cell table:style-name="ce9" table:formula="of:=IFERROR(VLOOKUP([Sprint7.$A28];[$Tasks.$A18:.$B2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7.AA28]" office:value-type="float" office:value="0" calcext:value-type="float">
            <text:p>0</text:p>
          </table:table-cell>
          <table:table-cell table:style-name="ce39" table:formula="of:=IF([Sprint7.$A28] =&quot;&quot;;;MAX([Sprint7.$F28]-[Sprint7.G28];0))" office:value-type="float" office:value="0" calcext:value-type="float">
            <text:p>0</text:p>
          </table:table-cell>
          <table:table-cell table:style-name="ce39" table:formula="of:=IF([Sprint7.$E28]=&quot;&quot;;;MAX(0;[Sprint7.R28]-[Sprint7.H28]))" office:value-type="float" office:value="0" calcext:value-type="float">
            <text:p>0</text:p>
          </table:table-cell>
          <table:table-cell table:style-name="ce39" table:formula="of:=IF([Sprint7.$E28]=&quot;&quot;;;MAX(0;[Sprint7.S28]-[Sprint7.I28]))" office:value-type="float" office:value="0" calcext:value-type="float">
            <text:p>0</text:p>
          </table:table-cell>
          <table:table-cell table:style-name="ce39" table:formula="of:=IF([Sprint7.$E28]=&quot;&quot;;;MAX(0;[Sprint7.T28]-[Sprint7.J28]))" office:value-type="float" office:value="0" calcext:value-type="float">
            <text:p>0</text:p>
          </table:table-cell>
          <table:table-cell table:style-name="ce39" table:formula="of:=IF([Sprint7.$E28]=&quot;&quot;;;MAX(0;[Sprint7.U28]-[Sprint7.K28]))" office:value-type="float" office:value="0" calcext:value-type="float">
            <text:p>0</text:p>
          </table:table-cell>
          <table:table-cell table:style-name="ce39" table:formula="of:=IF([Sprint7.$E28]=&quot;&quot;;;MAX(0;[Sprint7.V28]-[Sprint7.L28]))" office:value-type="float" office:value="0" calcext:value-type="float">
            <text:p>0</text:p>
          </table:table-cell>
          <table:table-cell table:style-name="ce39" table:formula="of:=IF([Sprint7.$E28]=&quot;&quot;;;MAX(0;[Sprint7.W28]-[Sprint7.M28]))" office:value-type="float" office:value="0" calcext:value-type="float">
            <text:p>0</text:p>
          </table:table-cell>
          <table:table-cell table:style-name="ce39" table:formula="of:=IF([Sprint7.$E28]=&quot;&quot;;;MAX(0;[Sprint7.X28]-[Sprint7.N28]))" office:value-type="float" office:value="0" calcext:value-type="float">
            <text:p>0</text:p>
          </table:table-cell>
          <table:table-cell table:style-name="ce39" table:formula="of:=IF([Sprint7.$E28]=&quot;&quot;;;MAX(0;[Sprint7.Y28]-[Sprint7.O28]))" office:value-type="float" office:value="0" calcext:value-type="float">
            <text:p>0</text:p>
          </table:table-cell>
          <table:table-cell table:style-name="ce39" table:formula="of:=IF([Sprint7.$E28]=&quot;&quot;;;MAX(0;[Sprint7.Z28]-[Sprint7.P2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29];[Sprint7.$D29];[Sprint7.$E29])">
            <text:p/>
          </table:table-cell>
          <table:table-cell table:style-name="ce9" table:formula="of:=IFERROR(VLOOKUP([Sprint7.$A29];[$Tasks.$A19:.$B2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7.AA29]" office:value-type="float" office:value="0" calcext:value-type="float">
            <text:p>0</text:p>
          </table:table-cell>
          <table:table-cell table:style-name="ce39" table:formula="of:=IF([Sprint7.$A29] =&quot;&quot;;;MAX([Sprint7.$F29]-[Sprint7.G29];0))" office:value-type="float" office:value="0" calcext:value-type="float">
            <text:p>0</text:p>
          </table:table-cell>
          <table:table-cell table:style-name="ce39" table:formula="of:=IF([Sprint7.$E29]=&quot;&quot;;;MAX(0;[Sprint7.R29]-[Sprint7.H29]))" office:value-type="float" office:value="0" calcext:value-type="float">
            <text:p>0</text:p>
          </table:table-cell>
          <table:table-cell table:style-name="ce39" table:formula="of:=IF([Sprint7.$E29]=&quot;&quot;;;MAX(0;[Sprint7.S29]-[Sprint7.I29]))" office:value-type="float" office:value="0" calcext:value-type="float">
            <text:p>0</text:p>
          </table:table-cell>
          <table:table-cell table:style-name="ce39" table:formula="of:=IF([Sprint7.$E29]=&quot;&quot;;;MAX(0;[Sprint7.T29]-[Sprint7.J29]))" office:value-type="float" office:value="0" calcext:value-type="float">
            <text:p>0</text:p>
          </table:table-cell>
          <table:table-cell table:style-name="ce39" table:formula="of:=IF([Sprint7.$E29]=&quot;&quot;;;MAX(0;[Sprint7.U29]-[Sprint7.K29]))" office:value-type="float" office:value="0" calcext:value-type="float">
            <text:p>0</text:p>
          </table:table-cell>
          <table:table-cell table:style-name="ce39" table:formula="of:=IF([Sprint7.$E29]=&quot;&quot;;;MAX(0;[Sprint7.V29]-[Sprint7.L29]))" office:value-type="float" office:value="0" calcext:value-type="float">
            <text:p>0</text:p>
          </table:table-cell>
          <table:table-cell table:style-name="ce39" table:formula="of:=IF([Sprint7.$E29]=&quot;&quot;;;MAX(0;[Sprint7.W29]-[Sprint7.M29]))" office:value-type="float" office:value="0" calcext:value-type="float">
            <text:p>0</text:p>
          </table:table-cell>
          <table:table-cell table:style-name="ce39" table:formula="of:=IF([Sprint7.$E29]=&quot;&quot;;;MAX(0;[Sprint7.X29]-[Sprint7.N29]))" office:value-type="float" office:value="0" calcext:value-type="float">
            <text:p>0</text:p>
          </table:table-cell>
          <table:table-cell table:style-name="ce39" table:formula="of:=IF([Sprint7.$E29]=&quot;&quot;;;MAX(0;[Sprint7.Y29]-[Sprint7.O29]))" office:value-type="float" office:value="0" calcext:value-type="float">
            <text:p>0</text:p>
          </table:table-cell>
          <table:table-cell table:style-name="ce39" table:formula="of:=IF([Sprint7.$E29]=&quot;&quot;;;MAX(0;[Sprint7.Z29]-[Sprint7.P2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30];[Sprint7.$D30];[Sprint7.$E30])">
            <text:p/>
          </table:table-cell>
          <table:table-cell table:style-name="ce9" table:formula="of:=IFERROR(VLOOKUP([Sprint7.$A30];[$Tasks.$A20:.$B2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7.AA30]" office:value-type="float" office:value="0" calcext:value-type="float">
            <text:p>0</text:p>
          </table:table-cell>
          <table:table-cell table:style-name="ce39" table:formula="of:=IF([Sprint7.$A30] =&quot;&quot;;;MAX([Sprint7.$F30]-[Sprint7.G30];0))" office:value-type="float" office:value="0" calcext:value-type="float">
            <text:p>0</text:p>
          </table:table-cell>
          <table:table-cell table:style-name="ce39" table:formula="of:=IF([Sprint7.$E30]=&quot;&quot;;;MAX(0;[Sprint7.R30]-[Sprint7.H30]))" office:value-type="float" office:value="0" calcext:value-type="float">
            <text:p>0</text:p>
          </table:table-cell>
          <table:table-cell table:style-name="ce39" table:formula="of:=IF([Sprint7.$E30]=&quot;&quot;;;MAX(0;[Sprint7.S30]-[Sprint7.I30]))" office:value-type="float" office:value="0" calcext:value-type="float">
            <text:p>0</text:p>
          </table:table-cell>
          <table:table-cell table:style-name="ce39" table:formula="of:=IF([Sprint7.$E30]=&quot;&quot;;;MAX(0;[Sprint7.T30]-[Sprint7.J30]))" office:value-type="float" office:value="0" calcext:value-type="float">
            <text:p>0</text:p>
          </table:table-cell>
          <table:table-cell table:style-name="ce39" table:formula="of:=IF([Sprint7.$E30]=&quot;&quot;;;MAX(0;[Sprint7.U30]-[Sprint7.K30]))" office:value-type="float" office:value="0" calcext:value-type="float">
            <text:p>0</text:p>
          </table:table-cell>
          <table:table-cell table:style-name="ce39" table:formula="of:=IF([Sprint7.$E30]=&quot;&quot;;;MAX(0;[Sprint7.V30]-[Sprint7.L30]))" office:value-type="float" office:value="0" calcext:value-type="float">
            <text:p>0</text:p>
          </table:table-cell>
          <table:table-cell table:style-name="ce39" table:formula="of:=IF([Sprint7.$E30]=&quot;&quot;;;MAX(0;[Sprint7.W30]-[Sprint7.M30]))" office:value-type="float" office:value="0" calcext:value-type="float">
            <text:p>0</text:p>
          </table:table-cell>
          <table:table-cell table:style-name="ce39" table:formula="of:=IF([Sprint7.$E30]=&quot;&quot;;;MAX(0;[Sprint7.X30]-[Sprint7.N30]))" office:value-type="float" office:value="0" calcext:value-type="float">
            <text:p>0</text:p>
          </table:table-cell>
          <table:table-cell table:style-name="ce39" table:formula="of:=IF([Sprint7.$E30]=&quot;&quot;;;MAX(0;[Sprint7.Y30]-[Sprint7.O30]))" office:value-type="float" office:value="0" calcext:value-type="float">
            <text:p>0</text:p>
          </table:table-cell>
          <table:table-cell table:style-name="ce39" table:formula="of:=IF([Sprint7.$E30]=&quot;&quot;;;MAX(0;[Sprint7.Z30]-[Sprint7.P3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31];[Sprint7.$D31];[Sprint7.$E31])">
            <text:p/>
          </table:table-cell>
          <table:table-cell table:style-name="ce9" table:formula="of:=IFERROR(VLOOKUP([Sprint7.$A31];[$Tasks.$A21:.$B2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/>
          <table:table-cell table:style-name="ce19"/>
          <table:table-cell table:style-name="ce30" table:number-columns-repeated="8"/>
          <table:table-cell table:style-name="ce3" table:formula="of:=[Sprint7.AA31]" office:value-type="float" office:value="0" calcext:value-type="float">
            <text:p>0</text:p>
          </table:table-cell>
          <table:table-cell table:style-name="ce39" table:formula="of:=IF([Sprint7.$A31] =&quot;&quot;;;MAX([Sprint7.$F31]-[Sprint7.G31];0))" office:value-type="float" office:value="0" calcext:value-type="float">
            <text:p>0</text:p>
          </table:table-cell>
          <table:table-cell table:style-name="ce39" table:formula="of:=IF([Sprint7.$E31]=&quot;&quot;;;MAX(0;[Sprint7.R31]-[Sprint7.H31]))" office:value-type="float" office:value="0" calcext:value-type="float">
            <text:p>0</text:p>
          </table:table-cell>
          <table:table-cell table:style-name="ce39" table:formula="of:=IF([Sprint7.$E31]=&quot;&quot;;;MAX(0;[Sprint7.S31]-[Sprint7.I31]))" office:value-type="float" office:value="0" calcext:value-type="float">
            <text:p>0</text:p>
          </table:table-cell>
          <table:table-cell table:style-name="ce39" table:formula="of:=IF([Sprint7.$E31]=&quot;&quot;;;MAX(0;[Sprint7.T31]-[Sprint7.J31]))" office:value-type="float" office:value="0" calcext:value-type="float">
            <text:p>0</text:p>
          </table:table-cell>
          <table:table-cell table:style-name="ce39" table:formula="of:=IF([Sprint7.$E31]=&quot;&quot;;;MAX(0;[Sprint7.U31]-[Sprint7.K31]))" office:value-type="float" office:value="0" calcext:value-type="float">
            <text:p>0</text:p>
          </table:table-cell>
          <table:table-cell table:style-name="ce39" table:formula="of:=IF([Sprint7.$E31]=&quot;&quot;;;MAX(0;[Sprint7.V31]-[Sprint7.L31]))" office:value-type="float" office:value="0" calcext:value-type="float">
            <text:p>0</text:p>
          </table:table-cell>
          <table:table-cell table:style-name="ce39" table:formula="of:=IF([Sprint7.$E31]=&quot;&quot;;;MAX(0;[Sprint7.W31]-[Sprint7.M31]))" office:value-type="float" office:value="0" calcext:value-type="float">
            <text:p>0</text:p>
          </table:table-cell>
          <table:table-cell table:style-name="ce39" table:formula="of:=IF([Sprint7.$E31]=&quot;&quot;;;MAX(0;[Sprint7.X31]-[Sprint7.N31]))" office:value-type="float" office:value="0" calcext:value-type="float">
            <text:p>0</text:p>
          </table:table-cell>
          <table:table-cell table:style-name="ce39" table:formula="of:=IF([Sprint7.$E31]=&quot;&quot;;;MAX(0;[Sprint7.Y31]-[Sprint7.O31]))" office:value-type="float" office:value="0" calcext:value-type="float">
            <text:p>0</text:p>
          </table:table-cell>
          <table:table-cell table:style-name="ce39" table:formula="of:=IF([Sprint7.$E31]=&quot;&quot;;;MAX(0;[Sprint7.Z31]-[Sprint7.P3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32];[Sprint7.$D32];[Sprint7.$E32])">
            <text:p/>
          </table:table-cell>
          <table:table-cell table:style-name="ce9" table:formula="of:=IFERROR(VLOOKUP([Sprint7.$A32];[$Tasks.$A22:.$B2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/>
          <table:table-cell table:style-name="ce19"/>
          <table:table-cell table:style-name="ce30" table:number-columns-repeated="8"/>
          <table:table-cell table:style-name="ce3" table:formula="of:=[Sprint7.AA32]" office:value-type="float" office:value="0" calcext:value-type="float">
            <text:p>0</text:p>
          </table:table-cell>
          <table:table-cell table:style-name="ce39" table:formula="of:=IF([Sprint7.$A32] =&quot;&quot;;;MAX([Sprint7.$F32]-[Sprint7.G32];0))" office:value-type="float" office:value="0" calcext:value-type="float">
            <text:p>0</text:p>
          </table:table-cell>
          <table:table-cell table:style-name="ce39" table:formula="of:=IF([Sprint7.$E32]=&quot;&quot;;;MAX(0;[Sprint7.R32]-[Sprint7.H32]))" office:value-type="float" office:value="0" calcext:value-type="float">
            <text:p>0</text:p>
          </table:table-cell>
          <table:table-cell table:style-name="ce39" table:formula="of:=IF([Sprint7.$E32]=&quot;&quot;;;MAX(0;[Sprint7.S32]-[Sprint7.I32]))" office:value-type="float" office:value="0" calcext:value-type="float">
            <text:p>0</text:p>
          </table:table-cell>
          <table:table-cell table:style-name="ce39" table:formula="of:=IF([Sprint7.$E32]=&quot;&quot;;;MAX(0;[Sprint7.T32]-[Sprint7.J32]))" office:value-type="float" office:value="0" calcext:value-type="float">
            <text:p>0</text:p>
          </table:table-cell>
          <table:table-cell table:style-name="ce39" table:formula="of:=IF([Sprint7.$E32]=&quot;&quot;;;MAX(0;[Sprint7.U32]-[Sprint7.K32]))" office:value-type="float" office:value="0" calcext:value-type="float">
            <text:p>0</text:p>
          </table:table-cell>
          <table:table-cell table:style-name="ce39" table:formula="of:=IF([Sprint7.$E32]=&quot;&quot;;;MAX(0;[Sprint7.V32]-[Sprint7.L32]))" office:value-type="float" office:value="0" calcext:value-type="float">
            <text:p>0</text:p>
          </table:table-cell>
          <table:table-cell table:style-name="ce39" table:formula="of:=IF([Sprint7.$E32]=&quot;&quot;;;MAX(0;[Sprint7.W32]-[Sprint7.M32]))" office:value-type="float" office:value="0" calcext:value-type="float">
            <text:p>0</text:p>
          </table:table-cell>
          <table:table-cell table:style-name="ce39" table:formula="of:=IF([Sprint7.$E32]=&quot;&quot;;;MAX(0;[Sprint7.X32]-[Sprint7.N32]))" office:value-type="float" office:value="0" calcext:value-type="float">
            <text:p>0</text:p>
          </table:table-cell>
          <table:table-cell table:style-name="ce39" table:formula="of:=IF([Sprint7.$E32]=&quot;&quot;;;MAX(0;[Sprint7.Y32]-[Sprint7.O32]))" office:value-type="float" office:value="0" calcext:value-type="float">
            <text:p>0</text:p>
          </table:table-cell>
          <table:table-cell table:style-name="ce39" table:formula="of:=IF([Sprint7.$E32]=&quot;&quot;;;MAX(0;[Sprint7.Z32]-[Sprint7.P3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33];[Sprint7.$D33];[Sprint7.$E33])">
            <text:p/>
          </table:table-cell>
          <table:table-cell table:style-name="ce9" table:formula="of:=IFERROR(VLOOKUP([Sprint7.$A33];[$Tasks.$A23:.$B2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/>
          <table:table-cell table:style-name="ce19"/>
          <table:table-cell table:style-name="ce30" table:number-columns-repeated="8"/>
          <table:table-cell table:style-name="ce3" table:formula="of:=[Sprint7.AA33]" office:value-type="float" office:value="0" calcext:value-type="float">
            <text:p>0</text:p>
          </table:table-cell>
          <table:table-cell table:style-name="ce39" table:formula="of:=IF([Sprint7.$A33] =&quot;&quot;;;MAX([Sprint7.$F33]-[Sprint7.G33];0))" office:value-type="float" office:value="0" calcext:value-type="float">
            <text:p>0</text:p>
          </table:table-cell>
          <table:table-cell table:style-name="ce39" table:formula="of:=IF([Sprint7.$E33]=&quot;&quot;;;MAX(0;[Sprint7.R33]-[Sprint7.H33]))" office:value-type="float" office:value="0" calcext:value-type="float">
            <text:p>0</text:p>
          </table:table-cell>
          <table:table-cell table:style-name="ce39" table:formula="of:=IF([Sprint7.$E33]=&quot;&quot;;;MAX(0;[Sprint7.S33]-[Sprint7.I33]))" office:value-type="float" office:value="0" calcext:value-type="float">
            <text:p>0</text:p>
          </table:table-cell>
          <table:table-cell table:style-name="ce39" table:formula="of:=IF([Sprint7.$E33]=&quot;&quot;;;MAX(0;[Sprint7.T33]-[Sprint7.J33]))" office:value-type="float" office:value="0" calcext:value-type="float">
            <text:p>0</text:p>
          </table:table-cell>
          <table:table-cell table:style-name="ce39" table:formula="of:=IF([Sprint7.$E33]=&quot;&quot;;;MAX(0;[Sprint7.U33]-[Sprint7.K33]))" office:value-type="float" office:value="0" calcext:value-type="float">
            <text:p>0</text:p>
          </table:table-cell>
          <table:table-cell table:style-name="ce39" table:formula="of:=IF([Sprint7.$E33]=&quot;&quot;;;MAX(0;[Sprint7.V33]-[Sprint7.L33]))" office:value-type="float" office:value="0" calcext:value-type="float">
            <text:p>0</text:p>
          </table:table-cell>
          <table:table-cell table:style-name="ce39" table:formula="of:=IF([Sprint7.$E33]=&quot;&quot;;;MAX(0;[Sprint7.W33]-[Sprint7.M33]))" office:value-type="float" office:value="0" calcext:value-type="float">
            <text:p>0</text:p>
          </table:table-cell>
          <table:table-cell table:style-name="ce39" table:formula="of:=IF([Sprint7.$E33]=&quot;&quot;;;MAX(0;[Sprint7.X33]-[Sprint7.N33]))" office:value-type="float" office:value="0" calcext:value-type="float">
            <text:p>0</text:p>
          </table:table-cell>
          <table:table-cell table:style-name="ce39" table:formula="of:=IF([Sprint7.$E33]=&quot;&quot;;;MAX(0;[Sprint7.Y33]-[Sprint7.O33]))" office:value-type="float" office:value="0" calcext:value-type="float">
            <text:p>0</text:p>
          </table:table-cell>
          <table:table-cell table:style-name="ce39" table:formula="of:=IF([Sprint7.$E33]=&quot;&quot;;;MAX(0;[Sprint7.Z33]-[Sprint7.P3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34];[Sprint7.$D34];[Sprint7.$E34])">
            <text:p/>
          </table:table-cell>
          <table:table-cell table:style-name="ce9" table:formula="of:=IFERROR(VLOOKUP([Sprint7.$A34];[$Tasks.$A24:.$B2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/>
          <table:table-cell table:style-name="ce19"/>
          <table:table-cell table:style-name="ce30" table:number-columns-repeated="8"/>
          <table:table-cell table:style-name="ce3" table:formula="of:=[Sprint7.AA34]" office:value-type="float" office:value="0" calcext:value-type="float">
            <text:p>0</text:p>
          </table:table-cell>
          <table:table-cell table:style-name="ce39" table:formula="of:=IF([Sprint7.$A34] =&quot;&quot;;;MAX([Sprint7.$F34]-[Sprint7.G34];0))" office:value-type="float" office:value="0" calcext:value-type="float">
            <text:p>0</text:p>
          </table:table-cell>
          <table:table-cell table:style-name="ce39" table:formula="of:=IF([Sprint7.$E34]=&quot;&quot;;;MAX(0;[Sprint7.R34]-[Sprint7.H34]))" office:value-type="float" office:value="0" calcext:value-type="float">
            <text:p>0</text:p>
          </table:table-cell>
          <table:table-cell table:style-name="ce39" table:formula="of:=IF([Sprint7.$E34]=&quot;&quot;;;MAX(0;[Sprint7.S34]-[Sprint7.I34]))" office:value-type="float" office:value="0" calcext:value-type="float">
            <text:p>0</text:p>
          </table:table-cell>
          <table:table-cell table:style-name="ce39" table:formula="of:=IF([Sprint7.$E34]=&quot;&quot;;;MAX(0;[Sprint7.T34]-[Sprint7.J34]))" office:value-type="float" office:value="0" calcext:value-type="float">
            <text:p>0</text:p>
          </table:table-cell>
          <table:table-cell table:style-name="ce39" table:formula="of:=IF([Sprint7.$E34]=&quot;&quot;;;MAX(0;[Sprint7.U34]-[Sprint7.K34]))" office:value-type="float" office:value="0" calcext:value-type="float">
            <text:p>0</text:p>
          </table:table-cell>
          <table:table-cell table:style-name="ce39" table:formula="of:=IF([Sprint7.$E34]=&quot;&quot;;;MAX(0;[Sprint7.V34]-[Sprint7.L34]))" office:value-type="float" office:value="0" calcext:value-type="float">
            <text:p>0</text:p>
          </table:table-cell>
          <table:table-cell table:style-name="ce39" table:formula="of:=IF([Sprint7.$E34]=&quot;&quot;;;MAX(0;[Sprint7.W34]-[Sprint7.M34]))" office:value-type="float" office:value="0" calcext:value-type="float">
            <text:p>0</text:p>
          </table:table-cell>
          <table:table-cell table:style-name="ce39" table:formula="of:=IF([Sprint7.$E34]=&quot;&quot;;;MAX(0;[Sprint7.X34]-[Sprint7.N34]))" office:value-type="float" office:value="0" calcext:value-type="float">
            <text:p>0</text:p>
          </table:table-cell>
          <table:table-cell table:style-name="ce39" table:formula="of:=IF([Sprint7.$E34]=&quot;&quot;;;MAX(0;[Sprint7.Y34]-[Sprint7.O34]))" office:value-type="float" office:value="0" calcext:value-type="float">
            <text:p>0</text:p>
          </table:table-cell>
          <table:table-cell table:style-name="ce39" table:formula="of:=IF([Sprint7.$E34]=&quot;&quot;;;MAX(0;[Sprint7.Z34]-[Sprint7.P3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35];[Sprint7.$D35];[Sprint7.$E35])">
            <text:p/>
          </table:table-cell>
          <table:table-cell table:style-name="ce9" table:formula="of:=IFERROR(VLOOKUP([Sprint7.$A35];[$Tasks.$A25:.$B2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7.AA35]" office:value-type="float" office:value="0" calcext:value-type="float">
            <text:p>0</text:p>
          </table:table-cell>
          <table:table-cell table:style-name="ce39" table:formula="of:=IF([Sprint7.$A35] =&quot;&quot;;;MAX([Sprint7.$F35]-[Sprint7.G35];0))" office:value-type="float" office:value="0" calcext:value-type="float">
            <text:p>0</text:p>
          </table:table-cell>
          <table:table-cell table:style-name="ce39" table:formula="of:=IF([Sprint7.$E35]=&quot;&quot;;;MAX(0;[Sprint7.R35]-[Sprint7.H35]))" office:value-type="float" office:value="0" calcext:value-type="float">
            <text:p>0</text:p>
          </table:table-cell>
          <table:table-cell table:style-name="ce39" table:formula="of:=IF([Sprint7.$E35]=&quot;&quot;;;MAX(0;[Sprint7.S35]-[Sprint7.I35]))" office:value-type="float" office:value="0" calcext:value-type="float">
            <text:p>0</text:p>
          </table:table-cell>
          <table:table-cell table:style-name="ce39" table:formula="of:=IF([Sprint7.$E35]=&quot;&quot;;;MAX(0;[Sprint7.T35]-[Sprint7.J35]))" office:value-type="float" office:value="0" calcext:value-type="float">
            <text:p>0</text:p>
          </table:table-cell>
          <table:table-cell table:style-name="ce39" table:formula="of:=IF([Sprint7.$E35]=&quot;&quot;;;MAX(0;[Sprint7.U35]-[Sprint7.K35]))" office:value-type="float" office:value="0" calcext:value-type="float">
            <text:p>0</text:p>
          </table:table-cell>
          <table:table-cell table:style-name="ce39" table:formula="of:=IF([Sprint7.$E35]=&quot;&quot;;;MAX(0;[Sprint7.V35]-[Sprint7.L35]))" office:value-type="float" office:value="0" calcext:value-type="float">
            <text:p>0</text:p>
          </table:table-cell>
          <table:table-cell table:style-name="ce39" table:formula="of:=IF([Sprint7.$E35]=&quot;&quot;;;MAX(0;[Sprint7.W35]-[Sprint7.M35]))" office:value-type="float" office:value="0" calcext:value-type="float">
            <text:p>0</text:p>
          </table:table-cell>
          <table:table-cell table:style-name="ce39" table:formula="of:=IF([Sprint7.$E35]=&quot;&quot;;;MAX(0;[Sprint7.X35]-[Sprint7.N35]))" office:value-type="float" office:value="0" calcext:value-type="float">
            <text:p>0</text:p>
          </table:table-cell>
          <table:table-cell table:style-name="ce39" table:formula="of:=IF([Sprint7.$E35]=&quot;&quot;;;MAX(0;[Sprint7.Y35]-[Sprint7.O35]))" office:value-type="float" office:value="0" calcext:value-type="float">
            <text:p>0</text:p>
          </table:table-cell>
          <table:table-cell table:style-name="ce39" table:formula="of:=IF([Sprint7.$E35]=&quot;&quot;;;MAX(0;[Sprint7.Z35]-[Sprint7.P3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36];[Sprint7.$D36];[Sprint7.$E36])">
            <text:p/>
          </table:table-cell>
          <table:table-cell table:style-name="ce9" table:formula="of:=IFERROR(VLOOKUP([Sprint7.$A36];[$Tasks.$A26:.$B3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7.AA36]" office:value-type="float" office:value="0" calcext:value-type="float">
            <text:p>0</text:p>
          </table:table-cell>
          <table:table-cell table:style-name="ce39" table:formula="of:=IF([Sprint7.$A36] =&quot;&quot;;;MAX([Sprint7.$F36]-[Sprint7.G36];0))" office:value-type="float" office:value="0" calcext:value-type="float">
            <text:p>0</text:p>
          </table:table-cell>
          <table:table-cell table:style-name="ce39" table:formula="of:=IF([Sprint7.$E36]=&quot;&quot;;;MAX(0;[Sprint7.R36]-[Sprint7.H36]))" office:value-type="float" office:value="0" calcext:value-type="float">
            <text:p>0</text:p>
          </table:table-cell>
          <table:table-cell table:style-name="ce39" table:formula="of:=IF([Sprint7.$E36]=&quot;&quot;;;MAX(0;[Sprint7.S36]-[Sprint7.I36]))" office:value-type="float" office:value="0" calcext:value-type="float">
            <text:p>0</text:p>
          </table:table-cell>
          <table:table-cell table:style-name="ce39" table:formula="of:=IF([Sprint7.$E36]=&quot;&quot;;;MAX(0;[Sprint7.T36]-[Sprint7.J36]))" office:value-type="float" office:value="0" calcext:value-type="float">
            <text:p>0</text:p>
          </table:table-cell>
          <table:table-cell table:style-name="ce39" table:formula="of:=IF([Sprint7.$E36]=&quot;&quot;;;MAX(0;[Sprint7.U36]-[Sprint7.K36]))" office:value-type="float" office:value="0" calcext:value-type="float">
            <text:p>0</text:p>
          </table:table-cell>
          <table:table-cell table:style-name="ce39" table:formula="of:=IF([Sprint7.$E36]=&quot;&quot;;;MAX(0;[Sprint7.V36]-[Sprint7.L36]))" office:value-type="float" office:value="0" calcext:value-type="float">
            <text:p>0</text:p>
          </table:table-cell>
          <table:table-cell table:style-name="ce39" table:formula="of:=IF([Sprint7.$E36]=&quot;&quot;;;MAX(0;[Sprint7.W36]-[Sprint7.M36]))" office:value-type="float" office:value="0" calcext:value-type="float">
            <text:p>0</text:p>
          </table:table-cell>
          <table:table-cell table:style-name="ce39" table:formula="of:=IF([Sprint7.$E36]=&quot;&quot;;;MAX(0;[Sprint7.X36]-[Sprint7.N36]))" office:value-type="float" office:value="0" calcext:value-type="float">
            <text:p>0</text:p>
          </table:table-cell>
          <table:table-cell table:style-name="ce39" table:formula="of:=IF([Sprint7.$E36]=&quot;&quot;;;MAX(0;[Sprint7.Y36]-[Sprint7.O36]))" office:value-type="float" office:value="0" calcext:value-type="float">
            <text:p>0</text:p>
          </table:table-cell>
          <table:table-cell table:style-name="ce39" table:formula="of:=IF([Sprint7.$E36]=&quot;&quot;;;MAX(0;[Sprint7.Z36]-[Sprint7.P3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37];[Sprint7.$D37];[Sprint7.$E37])">
            <text:p/>
          </table:table-cell>
          <table:table-cell table:style-name="ce9" table:formula="of:=IFERROR(VLOOKUP([Sprint7.$A37];[$Tasks.$A27:.$B3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7.AA37]" office:value-type="float" office:value="0" calcext:value-type="float">
            <text:p>0</text:p>
          </table:table-cell>
          <table:table-cell table:style-name="ce39" table:formula="of:=IF([Sprint7.$A37] =&quot;&quot;;;MAX([Sprint7.$F37]-[Sprint7.G37];0))" office:value-type="float" office:value="0" calcext:value-type="float">
            <text:p>0</text:p>
          </table:table-cell>
          <table:table-cell table:style-name="ce39" table:formula="of:=IF([Sprint7.$E37]=&quot;&quot;;;MAX(0;[Sprint7.R37]-[Sprint7.H37]))" office:value-type="float" office:value="0" calcext:value-type="float">
            <text:p>0</text:p>
          </table:table-cell>
          <table:table-cell table:style-name="ce39" table:formula="of:=IF([Sprint7.$E37]=&quot;&quot;;;MAX(0;[Sprint7.S37]-[Sprint7.I37]))" office:value-type="float" office:value="0" calcext:value-type="float">
            <text:p>0</text:p>
          </table:table-cell>
          <table:table-cell table:style-name="ce39" table:formula="of:=IF([Sprint7.$E37]=&quot;&quot;;;MAX(0;[Sprint7.T37]-[Sprint7.J37]))" office:value-type="float" office:value="0" calcext:value-type="float">
            <text:p>0</text:p>
          </table:table-cell>
          <table:table-cell table:style-name="ce39" table:formula="of:=IF([Sprint7.$E37]=&quot;&quot;;;MAX(0;[Sprint7.U37]-[Sprint7.K37]))" office:value-type="float" office:value="0" calcext:value-type="float">
            <text:p>0</text:p>
          </table:table-cell>
          <table:table-cell table:style-name="ce39" table:formula="of:=IF([Sprint7.$E37]=&quot;&quot;;;MAX(0;[Sprint7.V37]-[Sprint7.L37]))" office:value-type="float" office:value="0" calcext:value-type="float">
            <text:p>0</text:p>
          </table:table-cell>
          <table:table-cell table:style-name="ce39" table:formula="of:=IF([Sprint7.$E37]=&quot;&quot;;;MAX(0;[Sprint7.W37]-[Sprint7.M37]))" office:value-type="float" office:value="0" calcext:value-type="float">
            <text:p>0</text:p>
          </table:table-cell>
          <table:table-cell table:style-name="ce39" table:formula="of:=IF([Sprint7.$E37]=&quot;&quot;;;MAX(0;[Sprint7.X37]-[Sprint7.N37]))" office:value-type="float" office:value="0" calcext:value-type="float">
            <text:p>0</text:p>
          </table:table-cell>
          <table:table-cell table:style-name="ce39" table:formula="of:=IF([Sprint7.$E37]=&quot;&quot;;;MAX(0;[Sprint7.Y37]-[Sprint7.O37]))" office:value-type="float" office:value="0" calcext:value-type="float">
            <text:p>0</text:p>
          </table:table-cell>
          <table:table-cell table:style-name="ce39" table:formula="of:=IF([Sprint7.$E37]=&quot;&quot;;;MAX(0;[Sprint7.Z37]-[Sprint7.P3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38];[Sprint7.$D38];[Sprint7.$E38])">
            <text:p/>
          </table:table-cell>
          <table:table-cell table:style-name="ce9" table:formula="of:=IFERROR(VLOOKUP([Sprint7.$A38];[$Tasks.$A28:.$B3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7.AA38]" office:value-type="float" office:value="0" calcext:value-type="float">
            <text:p>0</text:p>
          </table:table-cell>
          <table:table-cell table:style-name="ce39" table:formula="of:=IF([Sprint7.$A38] =&quot;&quot;;;MAX([Sprint7.$F38]-[Sprint7.G38];0))" office:value-type="float" office:value="0" calcext:value-type="float">
            <text:p>0</text:p>
          </table:table-cell>
          <table:table-cell table:style-name="ce39" table:formula="of:=IF([Sprint7.$E38]=&quot;&quot;;;MAX(0;[Sprint7.R38]-[Sprint7.H38]))" office:value-type="float" office:value="0" calcext:value-type="float">
            <text:p>0</text:p>
          </table:table-cell>
          <table:table-cell table:style-name="ce39" table:formula="of:=IF([Sprint7.$E38]=&quot;&quot;;;MAX(0;[Sprint7.S38]-[Sprint7.I38]))" office:value-type="float" office:value="0" calcext:value-type="float">
            <text:p>0</text:p>
          </table:table-cell>
          <table:table-cell table:style-name="ce39" table:formula="of:=IF([Sprint7.$E38]=&quot;&quot;;;MAX(0;[Sprint7.T38]-[Sprint7.J38]))" office:value-type="float" office:value="0" calcext:value-type="float">
            <text:p>0</text:p>
          </table:table-cell>
          <table:table-cell table:style-name="ce39" table:formula="of:=IF([Sprint7.$E38]=&quot;&quot;;;MAX(0;[Sprint7.U38]-[Sprint7.K38]))" office:value-type="float" office:value="0" calcext:value-type="float">
            <text:p>0</text:p>
          </table:table-cell>
          <table:table-cell table:style-name="ce39" table:formula="of:=IF([Sprint7.$E38]=&quot;&quot;;;MAX(0;[Sprint7.V38]-[Sprint7.L38]))" office:value-type="float" office:value="0" calcext:value-type="float">
            <text:p>0</text:p>
          </table:table-cell>
          <table:table-cell table:style-name="ce39" table:formula="of:=IF([Sprint7.$E38]=&quot;&quot;;;MAX(0;[Sprint7.W38]-[Sprint7.M38]))" office:value-type="float" office:value="0" calcext:value-type="float">
            <text:p>0</text:p>
          </table:table-cell>
          <table:table-cell table:style-name="ce39" table:formula="of:=IF([Sprint7.$E38]=&quot;&quot;;;MAX(0;[Sprint7.X38]-[Sprint7.N38]))" office:value-type="float" office:value="0" calcext:value-type="float">
            <text:p>0</text:p>
          </table:table-cell>
          <table:table-cell table:style-name="ce39" table:formula="of:=IF([Sprint7.$E38]=&quot;&quot;;;MAX(0;[Sprint7.Y38]-[Sprint7.O38]))" office:value-type="float" office:value="0" calcext:value-type="float">
            <text:p>0</text:p>
          </table:table-cell>
          <table:table-cell table:style-name="ce39" table:formula="of:=IF([Sprint7.$E38]=&quot;&quot;;;MAX(0;[Sprint7.Z38]-[Sprint7.P3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39];[Sprint7.$D39];[Sprint7.$E39])">
            <text:p/>
          </table:table-cell>
          <table:table-cell table:style-name="ce9" table:formula="of:=IFERROR(VLOOKUP([Sprint7.$A39];[$Tasks.$A29:.$B3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7.AA39]" office:value-type="float" office:value="0" calcext:value-type="float">
            <text:p>0</text:p>
          </table:table-cell>
          <table:table-cell table:style-name="ce39" table:formula="of:=IF([Sprint7.$A39] =&quot;&quot;;;MAX([Sprint7.$F39]-[Sprint7.G39];0))" office:value-type="float" office:value="0" calcext:value-type="float">
            <text:p>0</text:p>
          </table:table-cell>
          <table:table-cell table:style-name="ce39" table:formula="of:=IF([Sprint7.$E39]=&quot;&quot;;;MAX(0;[Sprint7.R39]-[Sprint7.H39]))" office:value-type="float" office:value="0" calcext:value-type="float">
            <text:p>0</text:p>
          </table:table-cell>
          <table:table-cell table:style-name="ce39" table:formula="of:=IF([Sprint7.$E39]=&quot;&quot;;;MAX(0;[Sprint7.S39]-[Sprint7.I39]))" office:value-type="float" office:value="0" calcext:value-type="float">
            <text:p>0</text:p>
          </table:table-cell>
          <table:table-cell table:style-name="ce39" table:formula="of:=IF([Sprint7.$E39]=&quot;&quot;;;MAX(0;[Sprint7.T39]-[Sprint7.J39]))" office:value-type="float" office:value="0" calcext:value-type="float">
            <text:p>0</text:p>
          </table:table-cell>
          <table:table-cell table:style-name="ce39" table:formula="of:=IF([Sprint7.$E39]=&quot;&quot;;;MAX(0;[Sprint7.U39]-[Sprint7.K39]))" office:value-type="float" office:value="0" calcext:value-type="float">
            <text:p>0</text:p>
          </table:table-cell>
          <table:table-cell table:style-name="ce39" table:formula="of:=IF([Sprint7.$E39]=&quot;&quot;;;MAX(0;[Sprint7.V39]-[Sprint7.L39]))" office:value-type="float" office:value="0" calcext:value-type="float">
            <text:p>0</text:p>
          </table:table-cell>
          <table:table-cell table:style-name="ce39" table:formula="of:=IF([Sprint7.$E39]=&quot;&quot;;;MAX(0;[Sprint7.W39]-[Sprint7.M39]))" office:value-type="float" office:value="0" calcext:value-type="float">
            <text:p>0</text:p>
          </table:table-cell>
          <table:table-cell table:style-name="ce39" table:formula="of:=IF([Sprint7.$E39]=&quot;&quot;;;MAX(0;[Sprint7.X39]-[Sprint7.N39]))" office:value-type="float" office:value="0" calcext:value-type="float">
            <text:p>0</text:p>
          </table:table-cell>
          <table:table-cell table:style-name="ce39" table:formula="of:=IF([Sprint7.$E39]=&quot;&quot;;;MAX(0;[Sprint7.Y39]-[Sprint7.O39]))" office:value-type="float" office:value="0" calcext:value-type="float">
            <text:p>0</text:p>
          </table:table-cell>
          <table:table-cell table:style-name="ce39" table:formula="of:=IF([Sprint7.$E39]=&quot;&quot;;;MAX(0;[Sprint7.Z39]-[Sprint7.P3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40];[Sprint7.$D40];[Sprint7.$E40])">
            <text:p/>
          </table:table-cell>
          <table:table-cell table:style-name="ce9" table:formula="of:=IFERROR(VLOOKUP([Sprint7.$A40];[$Tasks.$A30:.$B3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7.AA40]" office:value-type="float" office:value="0" calcext:value-type="float">
            <text:p>0</text:p>
          </table:table-cell>
          <table:table-cell table:style-name="ce39" table:formula="of:=IF([Sprint7.$A40] =&quot;&quot;;;MAX([Sprint7.$F40]-[Sprint7.G40];0))" office:value-type="float" office:value="0" calcext:value-type="float">
            <text:p>0</text:p>
          </table:table-cell>
          <table:table-cell table:style-name="ce39" table:formula="of:=IF([Sprint7.$E40]=&quot;&quot;;;MAX(0;[Sprint7.R40]-[Sprint7.H40]))" office:value-type="float" office:value="0" calcext:value-type="float">
            <text:p>0</text:p>
          </table:table-cell>
          <table:table-cell table:style-name="ce39" table:formula="of:=IF([Sprint7.$E40]=&quot;&quot;;;MAX(0;[Sprint7.S40]-[Sprint7.I40]))" office:value-type="float" office:value="0" calcext:value-type="float">
            <text:p>0</text:p>
          </table:table-cell>
          <table:table-cell table:style-name="ce39" table:formula="of:=IF([Sprint7.$E40]=&quot;&quot;;;MAX(0;[Sprint7.T40]-[Sprint7.J40]))" office:value-type="float" office:value="0" calcext:value-type="float">
            <text:p>0</text:p>
          </table:table-cell>
          <table:table-cell table:style-name="ce39" table:formula="of:=IF([Sprint7.$E40]=&quot;&quot;;;MAX(0;[Sprint7.U40]-[Sprint7.K40]))" office:value-type="float" office:value="0" calcext:value-type="float">
            <text:p>0</text:p>
          </table:table-cell>
          <table:table-cell table:style-name="ce39" table:formula="of:=IF([Sprint7.$E40]=&quot;&quot;;;MAX(0;[Sprint7.V40]-[Sprint7.L40]))" office:value-type="float" office:value="0" calcext:value-type="float">
            <text:p>0</text:p>
          </table:table-cell>
          <table:table-cell table:style-name="ce39" table:formula="of:=IF([Sprint7.$E40]=&quot;&quot;;;MAX(0;[Sprint7.W40]-[Sprint7.M40]))" office:value-type="float" office:value="0" calcext:value-type="float">
            <text:p>0</text:p>
          </table:table-cell>
          <table:table-cell table:style-name="ce39" table:formula="of:=IF([Sprint7.$E40]=&quot;&quot;;;MAX(0;[Sprint7.X40]-[Sprint7.N40]))" office:value-type="float" office:value="0" calcext:value-type="float">
            <text:p>0</text:p>
          </table:table-cell>
          <table:table-cell table:style-name="ce39" table:formula="of:=IF([Sprint7.$E40]=&quot;&quot;;;MAX(0;[Sprint7.Y40]-[Sprint7.O40]))" office:value-type="float" office:value="0" calcext:value-type="float">
            <text:p>0</text:p>
          </table:table-cell>
          <table:table-cell table:style-name="ce39" table:formula="of:=IF([Sprint7.$E40]=&quot;&quot;;;MAX(0;[Sprint7.Z40]-[Sprint7.P4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41];[Sprint7.$D41];[Sprint7.$E41])">
            <text:p/>
          </table:table-cell>
          <table:table-cell table:style-name="ce9" table:formula="of:=IFERROR(VLOOKUP([Sprint7.$A41];[$Tasks.$A31:.$B3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7.AA41]" office:value-type="float" office:value="0" calcext:value-type="float">
            <text:p>0</text:p>
          </table:table-cell>
          <table:table-cell table:style-name="ce39" table:formula="of:=IF([Sprint7.$A41] =&quot;&quot;;;MAX([Sprint7.$F41]-[Sprint7.G41];0))" office:value-type="float" office:value="0" calcext:value-type="float">
            <text:p>0</text:p>
          </table:table-cell>
          <table:table-cell table:style-name="ce39" table:formula="of:=IF([Sprint7.$E41]=&quot;&quot;;;MAX(0;[Sprint7.R41]-[Sprint7.H41]))" office:value-type="float" office:value="0" calcext:value-type="float">
            <text:p>0</text:p>
          </table:table-cell>
          <table:table-cell table:style-name="ce39" table:formula="of:=IF([Sprint7.$E41]=&quot;&quot;;;MAX(0;[Sprint7.S41]-[Sprint7.I41]))" office:value-type="float" office:value="0" calcext:value-type="float">
            <text:p>0</text:p>
          </table:table-cell>
          <table:table-cell table:style-name="ce39" table:formula="of:=IF([Sprint7.$E41]=&quot;&quot;;;MAX(0;[Sprint7.T41]-[Sprint7.J41]))" office:value-type="float" office:value="0" calcext:value-type="float">
            <text:p>0</text:p>
          </table:table-cell>
          <table:table-cell table:style-name="ce39" table:formula="of:=IF([Sprint7.$E41]=&quot;&quot;;;MAX(0;[Sprint7.U41]-[Sprint7.K41]))" office:value-type="float" office:value="0" calcext:value-type="float">
            <text:p>0</text:p>
          </table:table-cell>
          <table:table-cell table:style-name="ce39" table:formula="of:=IF([Sprint7.$E41]=&quot;&quot;;;MAX(0;[Sprint7.V41]-[Sprint7.L41]))" office:value-type="float" office:value="0" calcext:value-type="float">
            <text:p>0</text:p>
          </table:table-cell>
          <table:table-cell table:style-name="ce39" table:formula="of:=IF([Sprint7.$E41]=&quot;&quot;;;MAX(0;[Sprint7.W41]-[Sprint7.M41]))" office:value-type="float" office:value="0" calcext:value-type="float">
            <text:p>0</text:p>
          </table:table-cell>
          <table:table-cell table:style-name="ce39" table:formula="of:=IF([Sprint7.$E41]=&quot;&quot;;;MAX(0;[Sprint7.X41]-[Sprint7.N41]))" office:value-type="float" office:value="0" calcext:value-type="float">
            <text:p>0</text:p>
          </table:table-cell>
          <table:table-cell table:style-name="ce39" table:formula="of:=IF([Sprint7.$E41]=&quot;&quot;;;MAX(0;[Sprint7.Y41]-[Sprint7.O41]))" office:value-type="float" office:value="0" calcext:value-type="float">
            <text:p>0</text:p>
          </table:table-cell>
          <table:table-cell table:style-name="ce39" table:formula="of:=IF([Sprint7.$E41]=&quot;&quot;;;MAX(0;[Sprint7.Z41]-[Sprint7.P4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42];[Sprint7.$D42];[Sprint7.$E42])">
            <text:p/>
          </table:table-cell>
          <table:table-cell table:style-name="ce9" table:formula="of:=IFERROR(VLOOKUP([Sprint7.$A42];[$Tasks.$A32:.$B3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7.AA42]" office:value-type="float" office:value="0" calcext:value-type="float">
            <text:p>0</text:p>
          </table:table-cell>
          <table:table-cell table:style-name="ce39" table:formula="of:=IF([Sprint7.$A42] =&quot;&quot;;;MAX([Sprint7.$F42]-[Sprint7.G42];0))" office:value-type="float" office:value="0" calcext:value-type="float">
            <text:p>0</text:p>
          </table:table-cell>
          <table:table-cell table:style-name="ce39" table:formula="of:=IF([Sprint7.$E42]=&quot;&quot;;;MAX(0;[Sprint7.R42]-[Sprint7.H42]))" office:value-type="float" office:value="0" calcext:value-type="float">
            <text:p>0</text:p>
          </table:table-cell>
          <table:table-cell table:style-name="ce39" table:formula="of:=IF([Sprint7.$E42]=&quot;&quot;;;MAX(0;[Sprint7.S42]-[Sprint7.I42]))" office:value-type="float" office:value="0" calcext:value-type="float">
            <text:p>0</text:p>
          </table:table-cell>
          <table:table-cell table:style-name="ce39" table:formula="of:=IF([Sprint7.$E42]=&quot;&quot;;;MAX(0;[Sprint7.T42]-[Sprint7.J42]))" office:value-type="float" office:value="0" calcext:value-type="float">
            <text:p>0</text:p>
          </table:table-cell>
          <table:table-cell table:style-name="ce39" table:formula="of:=IF([Sprint7.$E42]=&quot;&quot;;;MAX(0;[Sprint7.U42]-[Sprint7.K42]))" office:value-type="float" office:value="0" calcext:value-type="float">
            <text:p>0</text:p>
          </table:table-cell>
          <table:table-cell table:style-name="ce39" table:formula="of:=IF([Sprint7.$E42]=&quot;&quot;;;MAX(0;[Sprint7.V42]-[Sprint7.L42]))" office:value-type="float" office:value="0" calcext:value-type="float">
            <text:p>0</text:p>
          </table:table-cell>
          <table:table-cell table:style-name="ce39" table:formula="of:=IF([Sprint7.$E42]=&quot;&quot;;;MAX(0;[Sprint7.W42]-[Sprint7.M42]))" office:value-type="float" office:value="0" calcext:value-type="float">
            <text:p>0</text:p>
          </table:table-cell>
          <table:table-cell table:style-name="ce39" table:formula="of:=IF([Sprint7.$E42]=&quot;&quot;;;MAX(0;[Sprint7.X42]-[Sprint7.N42]))" office:value-type="float" office:value="0" calcext:value-type="float">
            <text:p>0</text:p>
          </table:table-cell>
          <table:table-cell table:style-name="ce39" table:formula="of:=IF([Sprint7.$E42]=&quot;&quot;;;MAX(0;[Sprint7.Y42]-[Sprint7.O42]))" office:value-type="float" office:value="0" calcext:value-type="float">
            <text:p>0</text:p>
          </table:table-cell>
          <table:table-cell table:style-name="ce39" table:formula="of:=IF([Sprint7.$E42]=&quot;&quot;;;MAX(0;[Sprint7.Z42]-[Sprint7.P4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43];[Sprint7.$D43];[Sprint7.$E43])">
            <text:p/>
          </table:table-cell>
          <table:table-cell table:style-name="ce9" table:formula="of:=IFERROR(VLOOKUP([Sprint7.$A43];[$Tasks.$A33:.$B3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7.AA43]" office:value-type="float" office:value="0" calcext:value-type="float">
            <text:p>0</text:p>
          </table:table-cell>
          <table:table-cell table:style-name="ce39" table:formula="of:=IF([Sprint7.$A43] =&quot;&quot;;;MAX([Sprint7.$F43]-[Sprint7.G43];0))" office:value-type="float" office:value="0" calcext:value-type="float">
            <text:p>0</text:p>
          </table:table-cell>
          <table:table-cell table:style-name="ce39" table:formula="of:=IF([Sprint7.$E43]=&quot;&quot;;;MAX(0;[Sprint7.R43]-[Sprint7.H43]))" office:value-type="float" office:value="0" calcext:value-type="float">
            <text:p>0</text:p>
          </table:table-cell>
          <table:table-cell table:style-name="ce39" table:formula="of:=IF([Sprint7.$E43]=&quot;&quot;;;MAX(0;[Sprint7.S43]-[Sprint7.I43]))" office:value-type="float" office:value="0" calcext:value-type="float">
            <text:p>0</text:p>
          </table:table-cell>
          <table:table-cell table:style-name="ce39" table:formula="of:=IF([Sprint7.$E43]=&quot;&quot;;;MAX(0;[Sprint7.T43]-[Sprint7.J43]))" office:value-type="float" office:value="0" calcext:value-type="float">
            <text:p>0</text:p>
          </table:table-cell>
          <table:table-cell table:style-name="ce39" table:formula="of:=IF([Sprint7.$E43]=&quot;&quot;;;MAX(0;[Sprint7.U43]-[Sprint7.K43]))" office:value-type="float" office:value="0" calcext:value-type="float">
            <text:p>0</text:p>
          </table:table-cell>
          <table:table-cell table:style-name="ce39" table:formula="of:=IF([Sprint7.$E43]=&quot;&quot;;;MAX(0;[Sprint7.V43]-[Sprint7.L43]))" office:value-type="float" office:value="0" calcext:value-type="float">
            <text:p>0</text:p>
          </table:table-cell>
          <table:table-cell table:style-name="ce39" table:formula="of:=IF([Sprint7.$E43]=&quot;&quot;;;MAX(0;[Sprint7.W43]-[Sprint7.M43]))" office:value-type="float" office:value="0" calcext:value-type="float">
            <text:p>0</text:p>
          </table:table-cell>
          <table:table-cell table:style-name="ce39" table:formula="of:=IF([Sprint7.$E43]=&quot;&quot;;;MAX(0;[Sprint7.X43]-[Sprint7.N43]))" office:value-type="float" office:value="0" calcext:value-type="float">
            <text:p>0</text:p>
          </table:table-cell>
          <table:table-cell table:style-name="ce39" table:formula="of:=IF([Sprint7.$E43]=&quot;&quot;;;MAX(0;[Sprint7.Y43]-[Sprint7.O43]))" office:value-type="float" office:value="0" calcext:value-type="float">
            <text:p>0</text:p>
          </table:table-cell>
          <table:table-cell table:style-name="ce39" table:formula="of:=IF([Sprint7.$E43]=&quot;&quot;;;MAX(0;[Sprint7.Z43]-[Sprint7.P4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44];[Sprint7.$D44];[Sprint7.$E44])">
            <text:p/>
          </table:table-cell>
          <table:table-cell table:style-name="ce9" table:formula="of:=IFERROR(VLOOKUP([Sprint7.$A44];[$Tasks.$A34:.$B3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7.AA44]" office:value-type="float" office:value="0" calcext:value-type="float">
            <text:p>0</text:p>
          </table:table-cell>
          <table:table-cell table:style-name="ce39" table:formula="of:=IF([Sprint7.$A44] =&quot;&quot;;;MAX([Sprint7.$F44]-[Sprint7.G44];0))" office:value-type="float" office:value="0" calcext:value-type="float">
            <text:p>0</text:p>
          </table:table-cell>
          <table:table-cell table:style-name="ce39" table:formula="of:=IF([Sprint7.$E44]=&quot;&quot;;;MAX(0;[Sprint7.R44]-[Sprint7.H44]))" office:value-type="float" office:value="0" calcext:value-type="float">
            <text:p>0</text:p>
          </table:table-cell>
          <table:table-cell table:style-name="ce39" table:formula="of:=IF([Sprint7.$E44]=&quot;&quot;;;MAX(0;[Sprint7.S44]-[Sprint7.I44]))" office:value-type="float" office:value="0" calcext:value-type="float">
            <text:p>0</text:p>
          </table:table-cell>
          <table:table-cell table:style-name="ce39" table:formula="of:=IF([Sprint7.$E44]=&quot;&quot;;;MAX(0;[Sprint7.T44]-[Sprint7.J44]))" office:value-type="float" office:value="0" calcext:value-type="float">
            <text:p>0</text:p>
          </table:table-cell>
          <table:table-cell table:style-name="ce39" table:formula="of:=IF([Sprint7.$E44]=&quot;&quot;;;MAX(0;[Sprint7.U44]-[Sprint7.K44]))" office:value-type="float" office:value="0" calcext:value-type="float">
            <text:p>0</text:p>
          </table:table-cell>
          <table:table-cell table:style-name="ce39" table:formula="of:=IF([Sprint7.$E44]=&quot;&quot;;;MAX(0;[Sprint7.V44]-[Sprint7.L44]))" office:value-type="float" office:value="0" calcext:value-type="float">
            <text:p>0</text:p>
          </table:table-cell>
          <table:table-cell table:style-name="ce39" table:formula="of:=IF([Sprint7.$E44]=&quot;&quot;;;MAX(0;[Sprint7.W44]-[Sprint7.M44]))" office:value-type="float" office:value="0" calcext:value-type="float">
            <text:p>0</text:p>
          </table:table-cell>
          <table:table-cell table:style-name="ce39" table:formula="of:=IF([Sprint7.$E44]=&quot;&quot;;;MAX(0;[Sprint7.X44]-[Sprint7.N44]))" office:value-type="float" office:value="0" calcext:value-type="float">
            <text:p>0</text:p>
          </table:table-cell>
          <table:table-cell table:style-name="ce39" table:formula="of:=IF([Sprint7.$E44]=&quot;&quot;;;MAX(0;[Sprint7.Y44]-[Sprint7.O44]))" office:value-type="float" office:value="0" calcext:value-type="float">
            <text:p>0</text:p>
          </table:table-cell>
          <table:table-cell table:style-name="ce39" table:formula="of:=IF([Sprint7.$E44]=&quot;&quot;;;MAX(0;[Sprint7.Z44]-[Sprint7.P4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45];[Sprint7.$D45];[Sprint7.$E45])">
            <text:p/>
          </table:table-cell>
          <table:table-cell table:style-name="ce9" table:formula="of:=IFERROR(VLOOKUP([Sprint7.$A45];[$Tasks.$A35:.$B3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7.AA45]" office:value-type="float" office:value="0" calcext:value-type="float">
            <text:p>0</text:p>
          </table:table-cell>
          <table:table-cell table:style-name="ce39" table:formula="of:=IF([Sprint7.$A45] =&quot;&quot;;;MAX([Sprint7.$F45]-[Sprint7.G45];0))" office:value-type="float" office:value="0" calcext:value-type="float">
            <text:p>0</text:p>
          </table:table-cell>
          <table:table-cell table:style-name="ce39" table:formula="of:=IF([Sprint7.$E45]=&quot;&quot;;;MAX(0;[Sprint7.R45]-[Sprint7.H45]))" office:value-type="float" office:value="0" calcext:value-type="float">
            <text:p>0</text:p>
          </table:table-cell>
          <table:table-cell table:style-name="ce39" table:formula="of:=IF([Sprint7.$E45]=&quot;&quot;;;MAX(0;[Sprint7.S45]-[Sprint7.I45]))" office:value-type="float" office:value="0" calcext:value-type="float">
            <text:p>0</text:p>
          </table:table-cell>
          <table:table-cell table:style-name="ce39" table:formula="of:=IF([Sprint7.$E45]=&quot;&quot;;;MAX(0;[Sprint7.T45]-[Sprint7.J45]))" office:value-type="float" office:value="0" calcext:value-type="float">
            <text:p>0</text:p>
          </table:table-cell>
          <table:table-cell table:style-name="ce39" table:formula="of:=IF([Sprint7.$E45]=&quot;&quot;;;MAX(0;[Sprint7.U45]-[Sprint7.K45]))" office:value-type="float" office:value="0" calcext:value-type="float">
            <text:p>0</text:p>
          </table:table-cell>
          <table:table-cell table:style-name="ce39" table:formula="of:=IF([Sprint7.$E45]=&quot;&quot;;;MAX(0;[Sprint7.V45]-[Sprint7.L45]))" office:value-type="float" office:value="0" calcext:value-type="float">
            <text:p>0</text:p>
          </table:table-cell>
          <table:table-cell table:style-name="ce39" table:formula="of:=IF([Sprint7.$E45]=&quot;&quot;;;MAX(0;[Sprint7.W45]-[Sprint7.M45]))" office:value-type="float" office:value="0" calcext:value-type="float">
            <text:p>0</text:p>
          </table:table-cell>
          <table:table-cell table:style-name="ce39" table:formula="of:=IF([Sprint7.$E45]=&quot;&quot;;;MAX(0;[Sprint7.X45]-[Sprint7.N45]))" office:value-type="float" office:value="0" calcext:value-type="float">
            <text:p>0</text:p>
          </table:table-cell>
          <table:table-cell table:style-name="ce39" table:formula="of:=IF([Sprint7.$E45]=&quot;&quot;;;MAX(0;[Sprint7.Y45]-[Sprint7.O45]))" office:value-type="float" office:value="0" calcext:value-type="float">
            <text:p>0</text:p>
          </table:table-cell>
          <table:table-cell table:style-name="ce39" table:formula="of:=IF([Sprint7.$E45]=&quot;&quot;;;MAX(0;[Sprint7.Z45]-[Sprint7.P4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46];[Sprint7.$D46];[Sprint7.$E46])">
            <text:p/>
          </table:table-cell>
          <table:table-cell table:style-name="ce9" table:formula="of:=IFERROR(VLOOKUP([Sprint7.$A46];[$Tasks.$A36:.$B4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46] =&quot;&quot;;;MAX([Sprint7.$F46]-[Sprint7.G46];0))" office:value-type="float" office:value="0" calcext:value-type="float">
            <text:p>0</text:p>
          </table:table-cell>
          <table:table-cell table:style-name="ce39" table:formula="of:=IF([Sprint7.$E46]=&quot;&quot;;;MAX(0;[Sprint7.R46]-[Sprint7.H46]))" office:value-type="float" office:value="0" calcext:value-type="float">
            <text:p>0</text:p>
          </table:table-cell>
          <table:table-cell table:style-name="ce39" table:formula="of:=IF([Sprint7.$E46]=&quot;&quot;;;MAX(0;[Sprint7.S46]-[Sprint7.I46]))" office:value-type="float" office:value="0" calcext:value-type="float">
            <text:p>0</text:p>
          </table:table-cell>
          <table:table-cell table:style-name="ce39" table:formula="of:=IF([Sprint7.$E46]=&quot;&quot;;;MAX(0;[Sprint7.T46]-[Sprint7.J46]))" office:value-type="float" office:value="0" calcext:value-type="float">
            <text:p>0</text:p>
          </table:table-cell>
          <table:table-cell table:style-name="ce39" table:formula="of:=IF([Sprint7.$E46]=&quot;&quot;;;MAX(0;[Sprint7.U46]-[Sprint7.K46]))" office:value-type="float" office:value="0" calcext:value-type="float">
            <text:p>0</text:p>
          </table:table-cell>
          <table:table-cell table:style-name="ce39" table:formula="of:=IF([Sprint7.$E46]=&quot;&quot;;;MAX(0;[Sprint7.V46]-[Sprint7.L46]))" office:value-type="float" office:value="0" calcext:value-type="float">
            <text:p>0</text:p>
          </table:table-cell>
          <table:table-cell table:style-name="ce39" table:formula="of:=IF([Sprint7.$E46]=&quot;&quot;;;MAX(0;[Sprint7.W46]-[Sprint7.M46]))" office:value-type="float" office:value="0" calcext:value-type="float">
            <text:p>0</text:p>
          </table:table-cell>
          <table:table-cell table:style-name="ce39" table:formula="of:=IF([Sprint7.$E46]=&quot;&quot;;;MAX(0;[Sprint7.X46]-[Sprint7.N46]))" office:value-type="float" office:value="0" calcext:value-type="float">
            <text:p>0</text:p>
          </table:table-cell>
          <table:table-cell table:style-name="ce39" table:formula="of:=IF([Sprint7.$E46]=&quot;&quot;;;MAX(0;[Sprint7.Y46]-[Sprint7.O46]))" office:value-type="float" office:value="0" calcext:value-type="float">
            <text:p>0</text:p>
          </table:table-cell>
          <table:table-cell table:style-name="ce39" table:formula="of:=IF([Sprint7.$E46]=&quot;&quot;;;MAX(0;[Sprint7.Z46]-[Sprint7.P4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47];[Sprint7.$D47];[Sprint7.$E47])">
            <text:p/>
          </table:table-cell>
          <table:table-cell table:style-name="ce9" table:formula="of:=IFERROR(VLOOKUP([Sprint7.$A47];[$Tasks.$A37:.$B4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47] =&quot;&quot;;;MAX([Sprint7.$F47]-[Sprint7.G47];0))" office:value-type="float" office:value="0" calcext:value-type="float">
            <text:p>0</text:p>
          </table:table-cell>
          <table:table-cell table:style-name="ce39" table:formula="of:=IF([Sprint7.$E47]=&quot;&quot;;;MAX(0;[Sprint7.R47]-[Sprint7.H47]))" office:value-type="float" office:value="0" calcext:value-type="float">
            <text:p>0</text:p>
          </table:table-cell>
          <table:table-cell table:style-name="ce39" table:formula="of:=IF([Sprint7.$E47]=&quot;&quot;;;MAX(0;[Sprint7.S47]-[Sprint7.I47]))" office:value-type="float" office:value="0" calcext:value-type="float">
            <text:p>0</text:p>
          </table:table-cell>
          <table:table-cell table:style-name="ce39" table:formula="of:=IF([Sprint7.$E47]=&quot;&quot;;;MAX(0;[Sprint7.T47]-[Sprint7.J47]))" office:value-type="float" office:value="0" calcext:value-type="float">
            <text:p>0</text:p>
          </table:table-cell>
          <table:table-cell table:style-name="ce39" table:formula="of:=IF([Sprint7.$E47]=&quot;&quot;;;MAX(0;[Sprint7.U47]-[Sprint7.K47]))" office:value-type="float" office:value="0" calcext:value-type="float">
            <text:p>0</text:p>
          </table:table-cell>
          <table:table-cell table:style-name="ce39" table:formula="of:=IF([Sprint7.$E47]=&quot;&quot;;;MAX(0;[Sprint7.V47]-[Sprint7.L47]))" office:value-type="float" office:value="0" calcext:value-type="float">
            <text:p>0</text:p>
          </table:table-cell>
          <table:table-cell table:style-name="ce39" table:formula="of:=IF([Sprint7.$E47]=&quot;&quot;;;MAX(0;[Sprint7.W47]-[Sprint7.M47]))" office:value-type="float" office:value="0" calcext:value-type="float">
            <text:p>0</text:p>
          </table:table-cell>
          <table:table-cell table:style-name="ce39" table:formula="of:=IF([Sprint7.$E47]=&quot;&quot;;;MAX(0;[Sprint7.X47]-[Sprint7.N47]))" office:value-type="float" office:value="0" calcext:value-type="float">
            <text:p>0</text:p>
          </table:table-cell>
          <table:table-cell table:style-name="ce39" table:formula="of:=IF([Sprint7.$E47]=&quot;&quot;;;MAX(0;[Sprint7.Y47]-[Sprint7.O47]))" office:value-type="float" office:value="0" calcext:value-type="float">
            <text:p>0</text:p>
          </table:table-cell>
          <table:table-cell table:style-name="ce39" table:formula="of:=IF([Sprint7.$E47]=&quot;&quot;;;MAX(0;[Sprint7.Z47]-[Sprint7.P4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48];[Sprint7.$D48];[Sprint7.$E48])">
            <text:p/>
          </table:table-cell>
          <table:table-cell table:style-name="ce9" table:formula="of:=IFERROR(VLOOKUP([Sprint7.$A48];[$Tasks.$A38:.$B4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48] =&quot;&quot;;;MAX([Sprint7.$F48]-[Sprint7.G48];0))" office:value-type="float" office:value="0" calcext:value-type="float">
            <text:p>0</text:p>
          </table:table-cell>
          <table:table-cell table:style-name="ce39" table:formula="of:=IF([Sprint7.$E48]=&quot;&quot;;;MAX(0;[Sprint7.R48]-[Sprint7.H48]))" office:value-type="float" office:value="0" calcext:value-type="float">
            <text:p>0</text:p>
          </table:table-cell>
          <table:table-cell table:style-name="ce39" table:formula="of:=IF([Sprint7.$E48]=&quot;&quot;;;MAX(0;[Sprint7.S48]-[Sprint7.I48]))" office:value-type="float" office:value="0" calcext:value-type="float">
            <text:p>0</text:p>
          </table:table-cell>
          <table:table-cell table:style-name="ce39" table:formula="of:=IF([Sprint7.$E48]=&quot;&quot;;;MAX(0;[Sprint7.T48]-[Sprint7.J48]))" office:value-type="float" office:value="0" calcext:value-type="float">
            <text:p>0</text:p>
          </table:table-cell>
          <table:table-cell table:style-name="ce39" table:formula="of:=IF([Sprint7.$E48]=&quot;&quot;;;MAX(0;[Sprint7.U48]-[Sprint7.K48]))" office:value-type="float" office:value="0" calcext:value-type="float">
            <text:p>0</text:p>
          </table:table-cell>
          <table:table-cell table:style-name="ce39" table:formula="of:=IF([Sprint7.$E48]=&quot;&quot;;;MAX(0;[Sprint7.V48]-[Sprint7.L48]))" office:value-type="float" office:value="0" calcext:value-type="float">
            <text:p>0</text:p>
          </table:table-cell>
          <table:table-cell table:style-name="ce39" table:formula="of:=IF([Sprint7.$E48]=&quot;&quot;;;MAX(0;[Sprint7.W48]-[Sprint7.M48]))" office:value-type="float" office:value="0" calcext:value-type="float">
            <text:p>0</text:p>
          </table:table-cell>
          <table:table-cell table:style-name="ce39" table:formula="of:=IF([Sprint7.$E48]=&quot;&quot;;;MAX(0;[Sprint7.X48]-[Sprint7.N48]))" office:value-type="float" office:value="0" calcext:value-type="float">
            <text:p>0</text:p>
          </table:table-cell>
          <table:table-cell table:style-name="ce39" table:formula="of:=IF([Sprint7.$E48]=&quot;&quot;;;MAX(0;[Sprint7.Y48]-[Sprint7.O48]))" office:value-type="float" office:value="0" calcext:value-type="float">
            <text:p>0</text:p>
          </table:table-cell>
          <table:table-cell table:style-name="ce39" table:formula="of:=IF([Sprint7.$E48]=&quot;&quot;;;MAX(0;[Sprint7.Z48]-[Sprint7.P4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49];[Sprint7.$D49];[Sprint7.$E49])">
            <text:p/>
          </table:table-cell>
          <table:table-cell table:style-name="ce9" table:formula="of:=IFERROR(VLOOKUP([Sprint7.$A49];[$Tasks.$A39:.$B4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49] =&quot;&quot;;;MAX([Sprint7.$F49]-[Sprint7.G49];0))" office:value-type="float" office:value="0" calcext:value-type="float">
            <text:p>0</text:p>
          </table:table-cell>
          <table:table-cell table:style-name="ce39" table:formula="of:=IF([Sprint7.$E49]=&quot;&quot;;;MAX(0;[Sprint7.R49]-[Sprint7.H49]))" office:value-type="float" office:value="0" calcext:value-type="float">
            <text:p>0</text:p>
          </table:table-cell>
          <table:table-cell table:style-name="ce39" table:formula="of:=IF([Sprint7.$E49]=&quot;&quot;;;MAX(0;[Sprint7.S49]-[Sprint7.I49]))" office:value-type="float" office:value="0" calcext:value-type="float">
            <text:p>0</text:p>
          </table:table-cell>
          <table:table-cell table:style-name="ce39" table:formula="of:=IF([Sprint7.$E49]=&quot;&quot;;;MAX(0;[Sprint7.T49]-[Sprint7.J49]))" office:value-type="float" office:value="0" calcext:value-type="float">
            <text:p>0</text:p>
          </table:table-cell>
          <table:table-cell table:style-name="ce39" table:formula="of:=IF([Sprint7.$E49]=&quot;&quot;;;MAX(0;[Sprint7.U49]-[Sprint7.K49]))" office:value-type="float" office:value="0" calcext:value-type="float">
            <text:p>0</text:p>
          </table:table-cell>
          <table:table-cell table:style-name="ce39" table:formula="of:=IF([Sprint7.$E49]=&quot;&quot;;;MAX(0;[Sprint7.V49]-[Sprint7.L49]))" office:value-type="float" office:value="0" calcext:value-type="float">
            <text:p>0</text:p>
          </table:table-cell>
          <table:table-cell table:style-name="ce39" table:formula="of:=IF([Sprint7.$E49]=&quot;&quot;;;MAX(0;[Sprint7.W49]-[Sprint7.M49]))" office:value-type="float" office:value="0" calcext:value-type="float">
            <text:p>0</text:p>
          </table:table-cell>
          <table:table-cell table:style-name="ce39" table:formula="of:=IF([Sprint7.$E49]=&quot;&quot;;;MAX(0;[Sprint7.X49]-[Sprint7.N49]))" office:value-type="float" office:value="0" calcext:value-type="float">
            <text:p>0</text:p>
          </table:table-cell>
          <table:table-cell table:style-name="ce39" table:formula="of:=IF([Sprint7.$E49]=&quot;&quot;;;MAX(0;[Sprint7.Y49]-[Sprint7.O49]))" office:value-type="float" office:value="0" calcext:value-type="float">
            <text:p>0</text:p>
          </table:table-cell>
          <table:table-cell table:style-name="ce39" table:formula="of:=IF([Sprint7.$E49]=&quot;&quot;;;MAX(0;[Sprint7.Z49]-[Sprint7.P4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50];[Sprint7.$D50];[Sprint7.$E50])">
            <text:p/>
          </table:table-cell>
          <table:table-cell table:style-name="ce9" table:formula="of:=IFERROR(VLOOKUP([Sprint7.$A50];[$Tasks.$A40:.$B4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50] =&quot;&quot;;;MAX([Sprint7.$F50]-[Sprint7.G50];0))" office:value-type="float" office:value="0" calcext:value-type="float">
            <text:p>0</text:p>
          </table:table-cell>
          <table:table-cell table:style-name="ce39" table:formula="of:=IF([Sprint7.$E50]=&quot;&quot;;;MAX(0;[Sprint7.R50]-[Sprint7.H50]))" office:value-type="float" office:value="0" calcext:value-type="float">
            <text:p>0</text:p>
          </table:table-cell>
          <table:table-cell table:style-name="ce39" table:formula="of:=IF([Sprint7.$E50]=&quot;&quot;;;MAX(0;[Sprint7.S50]-[Sprint7.I50]))" office:value-type="float" office:value="0" calcext:value-type="float">
            <text:p>0</text:p>
          </table:table-cell>
          <table:table-cell table:style-name="ce39" table:formula="of:=IF([Sprint7.$E50]=&quot;&quot;;;MAX(0;[Sprint7.T50]-[Sprint7.J50]))" office:value-type="float" office:value="0" calcext:value-type="float">
            <text:p>0</text:p>
          </table:table-cell>
          <table:table-cell table:style-name="ce39" table:formula="of:=IF([Sprint7.$E50]=&quot;&quot;;;MAX(0;[Sprint7.U50]-[Sprint7.K50]))" office:value-type="float" office:value="0" calcext:value-type="float">
            <text:p>0</text:p>
          </table:table-cell>
          <table:table-cell table:style-name="ce39" table:formula="of:=IF([Sprint7.$E50]=&quot;&quot;;;MAX(0;[Sprint7.V50]-[Sprint7.L50]))" office:value-type="float" office:value="0" calcext:value-type="float">
            <text:p>0</text:p>
          </table:table-cell>
          <table:table-cell table:style-name="ce39" table:formula="of:=IF([Sprint7.$E50]=&quot;&quot;;;MAX(0;[Sprint7.W50]-[Sprint7.M50]))" office:value-type="float" office:value="0" calcext:value-type="float">
            <text:p>0</text:p>
          </table:table-cell>
          <table:table-cell table:style-name="ce39" table:formula="of:=IF([Sprint7.$E50]=&quot;&quot;;;MAX(0;[Sprint7.X50]-[Sprint7.N50]))" office:value-type="float" office:value="0" calcext:value-type="float">
            <text:p>0</text:p>
          </table:table-cell>
          <table:table-cell table:style-name="ce39" table:formula="of:=IF([Sprint7.$E50]=&quot;&quot;;;MAX(0;[Sprint7.Y50]-[Sprint7.O50]))" office:value-type="float" office:value="0" calcext:value-type="float">
            <text:p>0</text:p>
          </table:table-cell>
          <table:table-cell table:style-name="ce39" table:formula="of:=IF([Sprint7.$E50]=&quot;&quot;;;MAX(0;[Sprint7.Z50]-[Sprint7.P5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51];[Sprint7.$D51];[Sprint7.$E51])">
            <text:p/>
          </table:table-cell>
          <table:table-cell table:style-name="ce9" table:formula="of:=IFERROR(VLOOKUP([Sprint7.$A51];[$Tasks.$A41:.$B4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51] =&quot;&quot;;;MAX([Sprint7.$F51]-[Sprint7.G51];0))" office:value-type="float" office:value="0" calcext:value-type="float">
            <text:p>0</text:p>
          </table:table-cell>
          <table:table-cell table:style-name="ce39" table:formula="of:=IF([Sprint7.$E51]=&quot;&quot;;;MAX(0;[Sprint7.R51]-[Sprint7.H51]))" office:value-type="float" office:value="0" calcext:value-type="float">
            <text:p>0</text:p>
          </table:table-cell>
          <table:table-cell table:style-name="ce39" table:formula="of:=IF([Sprint7.$E51]=&quot;&quot;;;MAX(0;[Sprint7.S51]-[Sprint7.I51]))" office:value-type="float" office:value="0" calcext:value-type="float">
            <text:p>0</text:p>
          </table:table-cell>
          <table:table-cell table:style-name="ce39" table:formula="of:=IF([Sprint7.$E51]=&quot;&quot;;;MAX(0;[Sprint7.T51]-[Sprint7.J51]))" office:value-type="float" office:value="0" calcext:value-type="float">
            <text:p>0</text:p>
          </table:table-cell>
          <table:table-cell table:style-name="ce39" table:formula="of:=IF([Sprint7.$E51]=&quot;&quot;;;MAX(0;[Sprint7.U51]-[Sprint7.K51]))" office:value-type="float" office:value="0" calcext:value-type="float">
            <text:p>0</text:p>
          </table:table-cell>
          <table:table-cell table:style-name="ce39" table:formula="of:=IF([Sprint7.$E51]=&quot;&quot;;;MAX(0;[Sprint7.V51]-[Sprint7.L51]))" office:value-type="float" office:value="0" calcext:value-type="float">
            <text:p>0</text:p>
          </table:table-cell>
          <table:table-cell table:style-name="ce39" table:formula="of:=IF([Sprint7.$E51]=&quot;&quot;;;MAX(0;[Sprint7.W51]-[Sprint7.M51]))" office:value-type="float" office:value="0" calcext:value-type="float">
            <text:p>0</text:p>
          </table:table-cell>
          <table:table-cell table:style-name="ce39" table:formula="of:=IF([Sprint7.$E51]=&quot;&quot;;;MAX(0;[Sprint7.X51]-[Sprint7.N51]))" office:value-type="float" office:value="0" calcext:value-type="float">
            <text:p>0</text:p>
          </table:table-cell>
          <table:table-cell table:style-name="ce39" table:formula="of:=IF([Sprint7.$E51]=&quot;&quot;;;MAX(0;[Sprint7.Y51]-[Sprint7.O51]))" office:value-type="float" office:value="0" calcext:value-type="float">
            <text:p>0</text:p>
          </table:table-cell>
          <table:table-cell table:style-name="ce39" table:formula="of:=IF([Sprint7.$E51]=&quot;&quot;;;MAX(0;[Sprint7.Z51]-[Sprint7.P5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52];[Sprint7.$D52];[Sprint7.$E52])">
            <text:p/>
          </table:table-cell>
          <table:table-cell table:style-name="ce9" table:formula="of:=IFERROR(VLOOKUP([Sprint7.$A52];[$Tasks.$A42:.$B4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52] =&quot;&quot;;;MAX([Sprint7.$F52]-[Sprint7.G52];0))" office:value-type="float" office:value="0" calcext:value-type="float">
            <text:p>0</text:p>
          </table:table-cell>
          <table:table-cell table:style-name="ce39" table:formula="of:=IF([Sprint7.$E52]=&quot;&quot;;;MAX(0;[Sprint7.R52]-[Sprint7.H52]))" office:value-type="float" office:value="0" calcext:value-type="float">
            <text:p>0</text:p>
          </table:table-cell>
          <table:table-cell table:style-name="ce39" table:formula="of:=IF([Sprint7.$E52]=&quot;&quot;;;MAX(0;[Sprint7.S52]-[Sprint7.I52]))" office:value-type="float" office:value="0" calcext:value-type="float">
            <text:p>0</text:p>
          </table:table-cell>
          <table:table-cell table:style-name="ce39" table:formula="of:=IF([Sprint7.$E52]=&quot;&quot;;;MAX(0;[Sprint7.T52]-[Sprint7.J52]))" office:value-type="float" office:value="0" calcext:value-type="float">
            <text:p>0</text:p>
          </table:table-cell>
          <table:table-cell table:style-name="ce39" table:formula="of:=IF([Sprint7.$E52]=&quot;&quot;;;MAX(0;[Sprint7.U52]-[Sprint7.K52]))" office:value-type="float" office:value="0" calcext:value-type="float">
            <text:p>0</text:p>
          </table:table-cell>
          <table:table-cell table:style-name="ce39" table:formula="of:=IF([Sprint7.$E52]=&quot;&quot;;;MAX(0;[Sprint7.V52]-[Sprint7.L52]))" office:value-type="float" office:value="0" calcext:value-type="float">
            <text:p>0</text:p>
          </table:table-cell>
          <table:table-cell table:style-name="ce39" table:formula="of:=IF([Sprint7.$E52]=&quot;&quot;;;MAX(0;[Sprint7.W52]-[Sprint7.M52]))" office:value-type="float" office:value="0" calcext:value-type="float">
            <text:p>0</text:p>
          </table:table-cell>
          <table:table-cell table:style-name="ce39" table:formula="of:=IF([Sprint7.$E52]=&quot;&quot;;;MAX(0;[Sprint7.X52]-[Sprint7.N52]))" office:value-type="float" office:value="0" calcext:value-type="float">
            <text:p>0</text:p>
          </table:table-cell>
          <table:table-cell table:style-name="ce39" table:formula="of:=IF([Sprint7.$E52]=&quot;&quot;;;MAX(0;[Sprint7.Y52]-[Sprint7.O52]))" office:value-type="float" office:value="0" calcext:value-type="float">
            <text:p>0</text:p>
          </table:table-cell>
          <table:table-cell table:style-name="ce39" table:formula="of:=IF([Sprint7.$E52]=&quot;&quot;;;MAX(0;[Sprint7.Z52]-[Sprint7.P5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53];[Sprint7.$D53];[Sprint7.$E53])">
            <text:p/>
          </table:table-cell>
          <table:table-cell table:style-name="ce9" table:formula="of:=IFERROR(VLOOKUP([Sprint7.$A53];[$Tasks.$A43:.$B4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53] =&quot;&quot;;;MAX([Sprint7.$F53]-[Sprint7.G53];0))" office:value-type="float" office:value="0" calcext:value-type="float">
            <text:p>0</text:p>
          </table:table-cell>
          <table:table-cell table:style-name="ce39" table:formula="of:=IF([Sprint7.$E53]=&quot;&quot;;;MAX(0;[Sprint7.R53]-[Sprint7.H53]))" office:value-type="float" office:value="0" calcext:value-type="float">
            <text:p>0</text:p>
          </table:table-cell>
          <table:table-cell table:style-name="ce39" table:formula="of:=IF([Sprint7.$E53]=&quot;&quot;;;MAX(0;[Sprint7.S53]-[Sprint7.I53]))" office:value-type="float" office:value="0" calcext:value-type="float">
            <text:p>0</text:p>
          </table:table-cell>
          <table:table-cell table:style-name="ce39" table:formula="of:=IF([Sprint7.$E53]=&quot;&quot;;;MAX(0;[Sprint7.T53]-[Sprint7.J53]))" office:value-type="float" office:value="0" calcext:value-type="float">
            <text:p>0</text:p>
          </table:table-cell>
          <table:table-cell table:style-name="ce39" table:formula="of:=IF([Sprint7.$E53]=&quot;&quot;;;MAX(0;[Sprint7.U53]-[Sprint7.K53]))" office:value-type="float" office:value="0" calcext:value-type="float">
            <text:p>0</text:p>
          </table:table-cell>
          <table:table-cell table:style-name="ce39" table:formula="of:=IF([Sprint7.$E53]=&quot;&quot;;;MAX(0;[Sprint7.V53]-[Sprint7.L53]))" office:value-type="float" office:value="0" calcext:value-type="float">
            <text:p>0</text:p>
          </table:table-cell>
          <table:table-cell table:style-name="ce39" table:formula="of:=IF([Sprint7.$E53]=&quot;&quot;;;MAX(0;[Sprint7.W53]-[Sprint7.M53]))" office:value-type="float" office:value="0" calcext:value-type="float">
            <text:p>0</text:p>
          </table:table-cell>
          <table:table-cell table:style-name="ce39" table:formula="of:=IF([Sprint7.$E53]=&quot;&quot;;;MAX(0;[Sprint7.X53]-[Sprint7.N53]))" office:value-type="float" office:value="0" calcext:value-type="float">
            <text:p>0</text:p>
          </table:table-cell>
          <table:table-cell table:style-name="ce39" table:formula="of:=IF([Sprint7.$E53]=&quot;&quot;;;MAX(0;[Sprint7.Y53]-[Sprint7.O53]))" office:value-type="float" office:value="0" calcext:value-type="float">
            <text:p>0</text:p>
          </table:table-cell>
          <table:table-cell table:style-name="ce39" table:formula="of:=IF([Sprint7.$E53]=&quot;&quot;;;MAX(0;[Sprint7.Z53]-[Sprint7.P5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54];[Sprint7.$D54];[Sprint7.$E54])">
            <text:p/>
          </table:table-cell>
          <table:table-cell table:style-name="ce9" table:formula="of:=IFERROR(VLOOKUP([Sprint7.$A54];[$Tasks.$A44:.$B4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54] =&quot;&quot;;;MAX([Sprint7.$F54]-[Sprint7.G54];0))" office:value-type="float" office:value="0" calcext:value-type="float">
            <text:p>0</text:p>
          </table:table-cell>
          <table:table-cell table:style-name="ce39" table:formula="of:=IF([Sprint7.$E54]=&quot;&quot;;;MAX(0;[Sprint7.R54]-[Sprint7.H54]))" office:value-type="float" office:value="0" calcext:value-type="float">
            <text:p>0</text:p>
          </table:table-cell>
          <table:table-cell table:style-name="ce39" table:formula="of:=IF([Sprint7.$E54]=&quot;&quot;;;MAX(0;[Sprint7.S54]-[Sprint7.I54]))" office:value-type="float" office:value="0" calcext:value-type="float">
            <text:p>0</text:p>
          </table:table-cell>
          <table:table-cell table:style-name="ce39" table:formula="of:=IF([Sprint7.$E54]=&quot;&quot;;;MAX(0;[Sprint7.T54]-[Sprint7.J54]))" office:value-type="float" office:value="0" calcext:value-type="float">
            <text:p>0</text:p>
          </table:table-cell>
          <table:table-cell table:style-name="ce39" table:formula="of:=IF([Sprint7.$E54]=&quot;&quot;;;MAX(0;[Sprint7.U54]-[Sprint7.K54]))" office:value-type="float" office:value="0" calcext:value-type="float">
            <text:p>0</text:p>
          </table:table-cell>
          <table:table-cell table:style-name="ce39" table:formula="of:=IF([Sprint7.$E54]=&quot;&quot;;;MAX(0;[Sprint7.V54]-[Sprint7.L54]))" office:value-type="float" office:value="0" calcext:value-type="float">
            <text:p>0</text:p>
          </table:table-cell>
          <table:table-cell table:style-name="ce39" table:formula="of:=IF([Sprint7.$E54]=&quot;&quot;;;MAX(0;[Sprint7.W54]-[Sprint7.M54]))" office:value-type="float" office:value="0" calcext:value-type="float">
            <text:p>0</text:p>
          </table:table-cell>
          <table:table-cell table:style-name="ce39" table:formula="of:=IF([Sprint7.$E54]=&quot;&quot;;;MAX(0;[Sprint7.X54]-[Sprint7.N54]))" office:value-type="float" office:value="0" calcext:value-type="float">
            <text:p>0</text:p>
          </table:table-cell>
          <table:table-cell table:style-name="ce39" table:formula="of:=IF([Sprint7.$E54]=&quot;&quot;;;MAX(0;[Sprint7.Y54]-[Sprint7.O54]))" office:value-type="float" office:value="0" calcext:value-type="float">
            <text:p>0</text:p>
          </table:table-cell>
          <table:table-cell table:style-name="ce39" table:formula="of:=IF([Sprint7.$E54]=&quot;&quot;;;MAX(0;[Sprint7.Z54]-[Sprint7.P5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55];[Sprint7.$D55];[Sprint7.$E55])">
            <text:p/>
          </table:table-cell>
          <table:table-cell table:style-name="ce9" table:formula="of:=IFERROR(VLOOKUP([Sprint7.$A55];[$Tasks.$A45:.$B4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55] =&quot;&quot;;;MAX([Sprint7.$F55]-[Sprint7.G55];0))" office:value-type="float" office:value="0" calcext:value-type="float">
            <text:p>0</text:p>
          </table:table-cell>
          <table:table-cell table:style-name="ce39" table:formula="of:=IF([Sprint7.$E55]=&quot;&quot;;;MAX(0;[Sprint7.R55]-[Sprint7.H55]))" office:value-type="float" office:value="0" calcext:value-type="float">
            <text:p>0</text:p>
          </table:table-cell>
          <table:table-cell table:style-name="ce39" table:formula="of:=IF([Sprint7.$E55]=&quot;&quot;;;MAX(0;[Sprint7.S55]-[Sprint7.I55]))" office:value-type="float" office:value="0" calcext:value-type="float">
            <text:p>0</text:p>
          </table:table-cell>
          <table:table-cell table:style-name="ce39" table:formula="of:=IF([Sprint7.$E55]=&quot;&quot;;;MAX(0;[Sprint7.T55]-[Sprint7.J55]))" office:value-type="float" office:value="0" calcext:value-type="float">
            <text:p>0</text:p>
          </table:table-cell>
          <table:table-cell table:style-name="ce39" table:formula="of:=IF([Sprint7.$E55]=&quot;&quot;;;MAX(0;[Sprint7.U55]-[Sprint7.K55]))" office:value-type="float" office:value="0" calcext:value-type="float">
            <text:p>0</text:p>
          </table:table-cell>
          <table:table-cell table:style-name="ce39" table:formula="of:=IF([Sprint7.$E55]=&quot;&quot;;;MAX(0;[Sprint7.V55]-[Sprint7.L55]))" office:value-type="float" office:value="0" calcext:value-type="float">
            <text:p>0</text:p>
          </table:table-cell>
          <table:table-cell table:style-name="ce39" table:formula="of:=IF([Sprint7.$E55]=&quot;&quot;;;MAX(0;[Sprint7.W55]-[Sprint7.M55]))" office:value-type="float" office:value="0" calcext:value-type="float">
            <text:p>0</text:p>
          </table:table-cell>
          <table:table-cell table:style-name="ce39" table:formula="of:=IF([Sprint7.$E55]=&quot;&quot;;;MAX(0;[Sprint7.X55]-[Sprint7.N55]))" office:value-type="float" office:value="0" calcext:value-type="float">
            <text:p>0</text:p>
          </table:table-cell>
          <table:table-cell table:style-name="ce39" table:formula="of:=IF([Sprint7.$E55]=&quot;&quot;;;MAX(0;[Sprint7.Y55]-[Sprint7.O55]))" office:value-type="float" office:value="0" calcext:value-type="float">
            <text:p>0</text:p>
          </table:table-cell>
          <table:table-cell table:style-name="ce39" table:formula="of:=IF([Sprint7.$E55]=&quot;&quot;;;MAX(0;[Sprint7.Z55]-[Sprint7.P5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56];[Sprint7.$D56];[Sprint7.$E56])">
            <text:p/>
          </table:table-cell>
          <table:table-cell table:style-name="ce9" table:formula="of:=IFERROR(VLOOKUP([Sprint7.$A56];[$Tasks.$A46:.$B5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56] =&quot;&quot;;;MAX([Sprint7.$F56]-[Sprint7.G56];0))" office:value-type="float" office:value="0" calcext:value-type="float">
            <text:p>0</text:p>
          </table:table-cell>
          <table:table-cell table:style-name="ce39" table:formula="of:=IF([Sprint7.$E56]=&quot;&quot;;;MAX(0;[Sprint7.R56]-[Sprint7.H56]))" office:value-type="float" office:value="0" calcext:value-type="float">
            <text:p>0</text:p>
          </table:table-cell>
          <table:table-cell table:style-name="ce39" table:formula="of:=IF([Sprint7.$E56]=&quot;&quot;;;MAX(0;[Sprint7.S56]-[Sprint7.I56]))" office:value-type="float" office:value="0" calcext:value-type="float">
            <text:p>0</text:p>
          </table:table-cell>
          <table:table-cell table:style-name="ce39" table:formula="of:=IF([Sprint7.$E56]=&quot;&quot;;;MAX(0;[Sprint7.T56]-[Sprint7.J56]))" office:value-type="float" office:value="0" calcext:value-type="float">
            <text:p>0</text:p>
          </table:table-cell>
          <table:table-cell table:style-name="ce39" table:formula="of:=IF([Sprint7.$E56]=&quot;&quot;;;MAX(0;[Sprint7.U56]-[Sprint7.K56]))" office:value-type="float" office:value="0" calcext:value-type="float">
            <text:p>0</text:p>
          </table:table-cell>
          <table:table-cell table:style-name="ce39" table:formula="of:=IF([Sprint7.$E56]=&quot;&quot;;;MAX(0;[Sprint7.V56]-[Sprint7.L56]))" office:value-type="float" office:value="0" calcext:value-type="float">
            <text:p>0</text:p>
          </table:table-cell>
          <table:table-cell table:style-name="ce39" table:formula="of:=IF([Sprint7.$E56]=&quot;&quot;;;MAX(0;[Sprint7.W56]-[Sprint7.M56]))" office:value-type="float" office:value="0" calcext:value-type="float">
            <text:p>0</text:p>
          </table:table-cell>
          <table:table-cell table:style-name="ce39" table:formula="of:=IF([Sprint7.$E56]=&quot;&quot;;;MAX(0;[Sprint7.X56]-[Sprint7.N56]))" office:value-type="float" office:value="0" calcext:value-type="float">
            <text:p>0</text:p>
          </table:table-cell>
          <table:table-cell table:style-name="ce39" table:formula="of:=IF([Sprint7.$E56]=&quot;&quot;;;MAX(0;[Sprint7.Y56]-[Sprint7.O56]))" office:value-type="float" office:value="0" calcext:value-type="float">
            <text:p>0</text:p>
          </table:table-cell>
          <table:table-cell table:style-name="ce39" table:formula="of:=IF([Sprint7.$E56]=&quot;&quot;;;MAX(0;[Sprint7.Z56]-[Sprint7.P5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57];[Sprint7.$D57];[Sprint7.$E57])">
            <text:p/>
          </table:table-cell>
          <table:table-cell table:style-name="ce9" table:formula="of:=IFERROR(VLOOKUP([Sprint7.$A57];[$Tasks.$A47:.$B5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57] =&quot;&quot;;;MAX([Sprint7.$F57]-[Sprint7.G57];0))" office:value-type="float" office:value="0" calcext:value-type="float">
            <text:p>0</text:p>
          </table:table-cell>
          <table:table-cell table:style-name="ce39" table:formula="of:=IF([Sprint7.$E57]=&quot;&quot;;;MAX(0;[Sprint7.R57]-[Sprint7.H57]))" office:value-type="float" office:value="0" calcext:value-type="float">
            <text:p>0</text:p>
          </table:table-cell>
          <table:table-cell table:style-name="ce39" table:formula="of:=IF([Sprint7.$E57]=&quot;&quot;;;MAX(0;[Sprint7.S57]-[Sprint7.I57]))" office:value-type="float" office:value="0" calcext:value-type="float">
            <text:p>0</text:p>
          </table:table-cell>
          <table:table-cell table:style-name="ce39" table:formula="of:=IF([Sprint7.$E57]=&quot;&quot;;;MAX(0;[Sprint7.T57]-[Sprint7.J57]))" office:value-type="float" office:value="0" calcext:value-type="float">
            <text:p>0</text:p>
          </table:table-cell>
          <table:table-cell table:style-name="ce39" table:formula="of:=IF([Sprint7.$E57]=&quot;&quot;;;MAX(0;[Sprint7.U57]-[Sprint7.K57]))" office:value-type="float" office:value="0" calcext:value-type="float">
            <text:p>0</text:p>
          </table:table-cell>
          <table:table-cell table:style-name="ce39" table:formula="of:=IF([Sprint7.$E57]=&quot;&quot;;;MAX(0;[Sprint7.V57]-[Sprint7.L57]))" office:value-type="float" office:value="0" calcext:value-type="float">
            <text:p>0</text:p>
          </table:table-cell>
          <table:table-cell table:style-name="ce39" table:formula="of:=IF([Sprint7.$E57]=&quot;&quot;;;MAX(0;[Sprint7.W57]-[Sprint7.M57]))" office:value-type="float" office:value="0" calcext:value-type="float">
            <text:p>0</text:p>
          </table:table-cell>
          <table:table-cell table:style-name="ce39" table:formula="of:=IF([Sprint7.$E57]=&quot;&quot;;;MAX(0;[Sprint7.X57]-[Sprint7.N57]))" office:value-type="float" office:value="0" calcext:value-type="float">
            <text:p>0</text:p>
          </table:table-cell>
          <table:table-cell table:style-name="ce39" table:formula="of:=IF([Sprint7.$E57]=&quot;&quot;;;MAX(0;[Sprint7.Y57]-[Sprint7.O57]))" office:value-type="float" office:value="0" calcext:value-type="float">
            <text:p>0</text:p>
          </table:table-cell>
          <table:table-cell table:style-name="ce39" table:formula="of:=IF([Sprint7.$E57]=&quot;&quot;;;MAX(0;[Sprint7.Z57]-[Sprint7.P5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58];[Sprint7.$D58];[Sprint7.$E58])">
            <text:p/>
          </table:table-cell>
          <table:table-cell table:style-name="ce9" table:formula="of:=IFERROR(VLOOKUP([Sprint7.$A58];[$Tasks.$A48:.$B5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58] =&quot;&quot;;;MAX([Sprint7.$F58]-[Sprint7.G58];0))" office:value-type="float" office:value="0" calcext:value-type="float">
            <text:p>0</text:p>
          </table:table-cell>
          <table:table-cell table:style-name="ce39" table:formula="of:=IF([Sprint7.$E58]=&quot;&quot;;;MAX(0;[Sprint7.R58]-[Sprint7.H58]))" office:value-type="float" office:value="0" calcext:value-type="float">
            <text:p>0</text:p>
          </table:table-cell>
          <table:table-cell table:style-name="ce39" table:formula="of:=IF([Sprint7.$E58]=&quot;&quot;;;MAX(0;[Sprint7.S58]-[Sprint7.I58]))" office:value-type="float" office:value="0" calcext:value-type="float">
            <text:p>0</text:p>
          </table:table-cell>
          <table:table-cell table:style-name="ce39" table:formula="of:=IF([Sprint7.$E58]=&quot;&quot;;;MAX(0;[Sprint7.T58]-[Sprint7.J58]))" office:value-type="float" office:value="0" calcext:value-type="float">
            <text:p>0</text:p>
          </table:table-cell>
          <table:table-cell table:style-name="ce39" table:formula="of:=IF([Sprint7.$E58]=&quot;&quot;;;MAX(0;[Sprint7.U58]-[Sprint7.K58]))" office:value-type="float" office:value="0" calcext:value-type="float">
            <text:p>0</text:p>
          </table:table-cell>
          <table:table-cell table:style-name="ce39" table:formula="of:=IF([Sprint7.$E58]=&quot;&quot;;;MAX(0;[Sprint7.V58]-[Sprint7.L58]))" office:value-type="float" office:value="0" calcext:value-type="float">
            <text:p>0</text:p>
          </table:table-cell>
          <table:table-cell table:style-name="ce39" table:formula="of:=IF([Sprint7.$E58]=&quot;&quot;;;MAX(0;[Sprint7.W58]-[Sprint7.M58]))" office:value-type="float" office:value="0" calcext:value-type="float">
            <text:p>0</text:p>
          </table:table-cell>
          <table:table-cell table:style-name="ce39" table:formula="of:=IF([Sprint7.$E58]=&quot;&quot;;;MAX(0;[Sprint7.X58]-[Sprint7.N58]))" office:value-type="float" office:value="0" calcext:value-type="float">
            <text:p>0</text:p>
          </table:table-cell>
          <table:table-cell table:style-name="ce39" table:formula="of:=IF([Sprint7.$E58]=&quot;&quot;;;MAX(0;[Sprint7.Y58]-[Sprint7.O58]))" office:value-type="float" office:value="0" calcext:value-type="float">
            <text:p>0</text:p>
          </table:table-cell>
          <table:table-cell table:style-name="ce39" table:formula="of:=IF([Sprint7.$E58]=&quot;&quot;;;MAX(0;[Sprint7.Z58]-[Sprint7.P5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59];[Sprint7.$D59];[Sprint7.$E59])">
            <text:p/>
          </table:table-cell>
          <table:table-cell table:style-name="ce9" table:formula="of:=IFERROR(VLOOKUP([Sprint7.$A59];[$Tasks.$A49:.$B5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59] =&quot;&quot;;;MAX([Sprint7.$F59]-[Sprint7.G59];0))" office:value-type="float" office:value="0" calcext:value-type="float">
            <text:p>0</text:p>
          </table:table-cell>
          <table:table-cell table:style-name="ce39" table:formula="of:=IF([Sprint7.$E59]=&quot;&quot;;;MAX(0;[Sprint7.R59]-[Sprint7.H59]))" office:value-type="float" office:value="0" calcext:value-type="float">
            <text:p>0</text:p>
          </table:table-cell>
          <table:table-cell table:style-name="ce39" table:formula="of:=IF([Sprint7.$E59]=&quot;&quot;;;MAX(0;[Sprint7.S59]-[Sprint7.I59]))" office:value-type="float" office:value="0" calcext:value-type="float">
            <text:p>0</text:p>
          </table:table-cell>
          <table:table-cell table:style-name="ce39" table:formula="of:=IF([Sprint7.$E59]=&quot;&quot;;;MAX(0;[Sprint7.T59]-[Sprint7.J59]))" office:value-type="float" office:value="0" calcext:value-type="float">
            <text:p>0</text:p>
          </table:table-cell>
          <table:table-cell table:style-name="ce39" table:formula="of:=IF([Sprint7.$E59]=&quot;&quot;;;MAX(0;[Sprint7.U59]-[Sprint7.K59]))" office:value-type="float" office:value="0" calcext:value-type="float">
            <text:p>0</text:p>
          </table:table-cell>
          <table:table-cell table:style-name="ce39" table:formula="of:=IF([Sprint7.$E59]=&quot;&quot;;;MAX(0;[Sprint7.V59]-[Sprint7.L59]))" office:value-type="float" office:value="0" calcext:value-type="float">
            <text:p>0</text:p>
          </table:table-cell>
          <table:table-cell table:style-name="ce39" table:formula="of:=IF([Sprint7.$E59]=&quot;&quot;;;MAX(0;[Sprint7.W59]-[Sprint7.M59]))" office:value-type="float" office:value="0" calcext:value-type="float">
            <text:p>0</text:p>
          </table:table-cell>
          <table:table-cell table:style-name="ce39" table:formula="of:=IF([Sprint7.$E59]=&quot;&quot;;;MAX(0;[Sprint7.X59]-[Sprint7.N59]))" office:value-type="float" office:value="0" calcext:value-type="float">
            <text:p>0</text:p>
          </table:table-cell>
          <table:table-cell table:style-name="ce39" table:formula="of:=IF([Sprint7.$E59]=&quot;&quot;;;MAX(0;[Sprint7.Y59]-[Sprint7.O59]))" office:value-type="float" office:value="0" calcext:value-type="float">
            <text:p>0</text:p>
          </table:table-cell>
          <table:table-cell table:style-name="ce39" table:formula="of:=IF([Sprint7.$E59]=&quot;&quot;;;MAX(0;[Sprint7.Z59]-[Sprint7.P5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60];[Sprint7.$D60];[Sprint7.$E60])">
            <text:p/>
          </table:table-cell>
          <table:table-cell table:style-name="ce9" table:formula="of:=IFERROR(VLOOKUP([Sprint7.$A60];[$Tasks.$A50:.$B5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60] =&quot;&quot;;;MAX([Sprint7.$F60]-[Sprint7.G60];0))" office:value-type="float" office:value="0" calcext:value-type="float">
            <text:p>0</text:p>
          </table:table-cell>
          <table:table-cell table:style-name="ce39" table:formula="of:=IF([Sprint7.$E60]=&quot;&quot;;;MAX(0;[Sprint7.R60]-[Sprint7.H60]))" office:value-type="float" office:value="0" calcext:value-type="float">
            <text:p>0</text:p>
          </table:table-cell>
          <table:table-cell table:style-name="ce39" table:formula="of:=IF([Sprint7.$E60]=&quot;&quot;;;MAX(0;[Sprint7.S60]-[Sprint7.I60]))" office:value-type="float" office:value="0" calcext:value-type="float">
            <text:p>0</text:p>
          </table:table-cell>
          <table:table-cell table:style-name="ce39" table:formula="of:=IF([Sprint7.$E60]=&quot;&quot;;;MAX(0;[Sprint7.T60]-[Sprint7.J60]))" office:value-type="float" office:value="0" calcext:value-type="float">
            <text:p>0</text:p>
          </table:table-cell>
          <table:table-cell table:style-name="ce39" table:formula="of:=IF([Sprint7.$E60]=&quot;&quot;;;MAX(0;[Sprint7.U60]-[Sprint7.K60]))" office:value-type="float" office:value="0" calcext:value-type="float">
            <text:p>0</text:p>
          </table:table-cell>
          <table:table-cell table:style-name="ce39" table:formula="of:=IF([Sprint7.$E60]=&quot;&quot;;;MAX(0;[Sprint7.V60]-[Sprint7.L60]))" office:value-type="float" office:value="0" calcext:value-type="float">
            <text:p>0</text:p>
          </table:table-cell>
          <table:table-cell table:style-name="ce39" table:formula="of:=IF([Sprint7.$E60]=&quot;&quot;;;MAX(0;[Sprint7.W60]-[Sprint7.M60]))" office:value-type="float" office:value="0" calcext:value-type="float">
            <text:p>0</text:p>
          </table:table-cell>
          <table:table-cell table:style-name="ce39" table:formula="of:=IF([Sprint7.$E60]=&quot;&quot;;;MAX(0;[Sprint7.X60]-[Sprint7.N60]))" office:value-type="float" office:value="0" calcext:value-type="float">
            <text:p>0</text:p>
          </table:table-cell>
          <table:table-cell table:style-name="ce39" table:formula="of:=IF([Sprint7.$E60]=&quot;&quot;;;MAX(0;[Sprint7.Y60]-[Sprint7.O60]))" office:value-type="float" office:value="0" calcext:value-type="float">
            <text:p>0</text:p>
          </table:table-cell>
          <table:table-cell table:style-name="ce39" table:formula="of:=IF([Sprint7.$E60]=&quot;&quot;;;MAX(0;[Sprint7.Z60]-[Sprint7.P6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61];[Sprint7.$D61];[Sprint7.$E61])">
            <text:p/>
          </table:table-cell>
          <table:table-cell table:style-name="ce9" table:formula="of:=IFERROR(VLOOKUP([Sprint7.$A61];[$Tasks.$A51:.$B5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61] =&quot;&quot;;;MAX([Sprint7.$F61]-[Sprint7.G61];0))" office:value-type="float" office:value="0" calcext:value-type="float">
            <text:p>0</text:p>
          </table:table-cell>
          <table:table-cell table:style-name="ce39" table:formula="of:=IF([Sprint7.$E61]=&quot;&quot;;;MAX(0;[Sprint7.R61]-[Sprint7.H61]))" office:value-type="float" office:value="0" calcext:value-type="float">
            <text:p>0</text:p>
          </table:table-cell>
          <table:table-cell table:style-name="ce39" table:formula="of:=IF([Sprint7.$E61]=&quot;&quot;;;MAX(0;[Sprint7.S61]-[Sprint7.I61]))" office:value-type="float" office:value="0" calcext:value-type="float">
            <text:p>0</text:p>
          </table:table-cell>
          <table:table-cell table:style-name="ce39" table:formula="of:=IF([Sprint7.$E61]=&quot;&quot;;;MAX(0;[Sprint7.T61]-[Sprint7.J61]))" office:value-type="float" office:value="0" calcext:value-type="float">
            <text:p>0</text:p>
          </table:table-cell>
          <table:table-cell table:style-name="ce39" table:formula="of:=IF([Sprint7.$E61]=&quot;&quot;;;MAX(0;[Sprint7.U61]-[Sprint7.K61]))" office:value-type="float" office:value="0" calcext:value-type="float">
            <text:p>0</text:p>
          </table:table-cell>
          <table:table-cell table:style-name="ce39" table:formula="of:=IF([Sprint7.$E61]=&quot;&quot;;;MAX(0;[Sprint7.V61]-[Sprint7.L61]))" office:value-type="float" office:value="0" calcext:value-type="float">
            <text:p>0</text:p>
          </table:table-cell>
          <table:table-cell table:style-name="ce39" table:formula="of:=IF([Sprint7.$E61]=&quot;&quot;;;MAX(0;[Sprint7.W61]-[Sprint7.M61]))" office:value-type="float" office:value="0" calcext:value-type="float">
            <text:p>0</text:p>
          </table:table-cell>
          <table:table-cell table:style-name="ce39" table:formula="of:=IF([Sprint7.$E61]=&quot;&quot;;;MAX(0;[Sprint7.X61]-[Sprint7.N61]))" office:value-type="float" office:value="0" calcext:value-type="float">
            <text:p>0</text:p>
          </table:table-cell>
          <table:table-cell table:style-name="ce39" table:formula="of:=IF([Sprint7.$E61]=&quot;&quot;;;MAX(0;[Sprint7.Y61]-[Sprint7.O61]))" office:value-type="float" office:value="0" calcext:value-type="float">
            <text:p>0</text:p>
          </table:table-cell>
          <table:table-cell table:style-name="ce39" table:formula="of:=IF([Sprint7.$E61]=&quot;&quot;;;MAX(0;[Sprint7.Z61]-[Sprint7.P6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62];[Sprint7.$D62];[Sprint7.$E62])">
            <text:p/>
          </table:table-cell>
          <table:table-cell table:style-name="ce9" table:formula="of:=IFERROR(VLOOKUP([Sprint7.$A62];[$Tasks.$A52:.$B5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62] =&quot;&quot;;;MAX([Sprint7.$F62]-[Sprint7.G62];0))" office:value-type="float" office:value="0" calcext:value-type="float">
            <text:p>0</text:p>
          </table:table-cell>
          <table:table-cell table:style-name="ce39" table:formula="of:=IF([Sprint7.$E62]=&quot;&quot;;;MAX(0;[Sprint7.R62]-[Sprint7.H62]))" office:value-type="float" office:value="0" calcext:value-type="float">
            <text:p>0</text:p>
          </table:table-cell>
          <table:table-cell table:style-name="ce39" table:formula="of:=IF([Sprint7.$E62]=&quot;&quot;;;MAX(0;[Sprint7.S62]-[Sprint7.I62]))" office:value-type="float" office:value="0" calcext:value-type="float">
            <text:p>0</text:p>
          </table:table-cell>
          <table:table-cell table:style-name="ce39" table:formula="of:=IF([Sprint7.$E62]=&quot;&quot;;;MAX(0;[Sprint7.T62]-[Sprint7.J62]))" office:value-type="float" office:value="0" calcext:value-type="float">
            <text:p>0</text:p>
          </table:table-cell>
          <table:table-cell table:style-name="ce39" table:formula="of:=IF([Sprint7.$E62]=&quot;&quot;;;MAX(0;[Sprint7.U62]-[Sprint7.K62]))" office:value-type="float" office:value="0" calcext:value-type="float">
            <text:p>0</text:p>
          </table:table-cell>
          <table:table-cell table:style-name="ce39" table:formula="of:=IF([Sprint7.$E62]=&quot;&quot;;;MAX(0;[Sprint7.V62]-[Sprint7.L62]))" office:value-type="float" office:value="0" calcext:value-type="float">
            <text:p>0</text:p>
          </table:table-cell>
          <table:table-cell table:style-name="ce39" table:formula="of:=IF([Sprint7.$E62]=&quot;&quot;;;MAX(0;[Sprint7.W62]-[Sprint7.M62]))" office:value-type="float" office:value="0" calcext:value-type="float">
            <text:p>0</text:p>
          </table:table-cell>
          <table:table-cell table:style-name="ce39" table:formula="of:=IF([Sprint7.$E62]=&quot;&quot;;;MAX(0;[Sprint7.X62]-[Sprint7.N62]))" office:value-type="float" office:value="0" calcext:value-type="float">
            <text:p>0</text:p>
          </table:table-cell>
          <table:table-cell table:style-name="ce39" table:formula="of:=IF([Sprint7.$E62]=&quot;&quot;;;MAX(0;[Sprint7.Y62]-[Sprint7.O62]))" office:value-type="float" office:value="0" calcext:value-type="float">
            <text:p>0</text:p>
          </table:table-cell>
          <table:table-cell table:style-name="ce39" table:formula="of:=IF([Sprint7.$E62]=&quot;&quot;;;MAX(0;[Sprint7.Z62]-[Sprint7.P6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63];[Sprint7.$D63];[Sprint7.$E63])">
            <text:p/>
          </table:table-cell>
          <table:table-cell table:style-name="ce9" table:formula="of:=IFERROR(VLOOKUP([Sprint7.$A63];[$Tasks.$A53:.$B5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63] =&quot;&quot;;;MAX([Sprint7.$F63]-[Sprint7.G63];0))" office:value-type="float" office:value="0" calcext:value-type="float">
            <text:p>0</text:p>
          </table:table-cell>
          <table:table-cell table:style-name="ce39" table:formula="of:=IF([Sprint7.$E63]=&quot;&quot;;;MAX(0;[Sprint7.R63]-[Sprint7.H63]))" office:value-type="float" office:value="0" calcext:value-type="float">
            <text:p>0</text:p>
          </table:table-cell>
          <table:table-cell table:style-name="ce39" table:formula="of:=IF([Sprint7.$E63]=&quot;&quot;;;MAX(0;[Sprint7.S63]-[Sprint7.I63]))" office:value-type="float" office:value="0" calcext:value-type="float">
            <text:p>0</text:p>
          </table:table-cell>
          <table:table-cell table:style-name="ce39" table:formula="of:=IF([Sprint7.$E63]=&quot;&quot;;;MAX(0;[Sprint7.T63]-[Sprint7.J63]))" office:value-type="float" office:value="0" calcext:value-type="float">
            <text:p>0</text:p>
          </table:table-cell>
          <table:table-cell table:style-name="ce39" table:formula="of:=IF([Sprint7.$E63]=&quot;&quot;;;MAX(0;[Sprint7.U63]-[Sprint7.K63]))" office:value-type="float" office:value="0" calcext:value-type="float">
            <text:p>0</text:p>
          </table:table-cell>
          <table:table-cell table:style-name="ce39" table:formula="of:=IF([Sprint7.$E63]=&quot;&quot;;;MAX(0;[Sprint7.V63]-[Sprint7.L63]))" office:value-type="float" office:value="0" calcext:value-type="float">
            <text:p>0</text:p>
          </table:table-cell>
          <table:table-cell table:style-name="ce39" table:formula="of:=IF([Sprint7.$E63]=&quot;&quot;;;MAX(0;[Sprint7.W63]-[Sprint7.M63]))" office:value-type="float" office:value="0" calcext:value-type="float">
            <text:p>0</text:p>
          </table:table-cell>
          <table:table-cell table:style-name="ce39" table:formula="of:=IF([Sprint7.$E63]=&quot;&quot;;;MAX(0;[Sprint7.X63]-[Sprint7.N63]))" office:value-type="float" office:value="0" calcext:value-type="float">
            <text:p>0</text:p>
          </table:table-cell>
          <table:table-cell table:style-name="ce39" table:formula="of:=IF([Sprint7.$E63]=&quot;&quot;;;MAX(0;[Sprint7.Y63]-[Sprint7.O63]))" office:value-type="float" office:value="0" calcext:value-type="float">
            <text:p>0</text:p>
          </table:table-cell>
          <table:table-cell table:style-name="ce39" table:formula="of:=IF([Sprint7.$E63]=&quot;&quot;;;MAX(0;[Sprint7.Z63]-[Sprint7.P6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64];[Sprint7.$D64];[Sprint7.$E64])">
            <text:p/>
          </table:table-cell>
          <table:table-cell table:style-name="ce9" table:formula="of:=IFERROR(VLOOKUP([Sprint7.$A64];[$Tasks.$A54:.$B5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64] =&quot;&quot;;;MAX([Sprint7.$F64]-[Sprint7.G64];0))" office:value-type="float" office:value="0" calcext:value-type="float">
            <text:p>0</text:p>
          </table:table-cell>
          <table:table-cell table:style-name="ce39" table:formula="of:=IF([Sprint7.$E64]=&quot;&quot;;;MAX(0;[Sprint7.R64]-[Sprint7.H64]))" office:value-type="float" office:value="0" calcext:value-type="float">
            <text:p>0</text:p>
          </table:table-cell>
          <table:table-cell table:style-name="ce39" table:formula="of:=IF([Sprint7.$E64]=&quot;&quot;;;MAX(0;[Sprint7.S64]-[Sprint7.I64]))" office:value-type="float" office:value="0" calcext:value-type="float">
            <text:p>0</text:p>
          </table:table-cell>
          <table:table-cell table:style-name="ce39" table:formula="of:=IF([Sprint7.$E64]=&quot;&quot;;;MAX(0;[Sprint7.T64]-[Sprint7.J64]))" office:value-type="float" office:value="0" calcext:value-type="float">
            <text:p>0</text:p>
          </table:table-cell>
          <table:table-cell table:style-name="ce39" table:formula="of:=IF([Sprint7.$E64]=&quot;&quot;;;MAX(0;[Sprint7.U64]-[Sprint7.K64]))" office:value-type="float" office:value="0" calcext:value-type="float">
            <text:p>0</text:p>
          </table:table-cell>
          <table:table-cell table:style-name="ce39" table:formula="of:=IF([Sprint7.$E64]=&quot;&quot;;;MAX(0;[Sprint7.V64]-[Sprint7.L64]))" office:value-type="float" office:value="0" calcext:value-type="float">
            <text:p>0</text:p>
          </table:table-cell>
          <table:table-cell table:style-name="ce39" table:formula="of:=IF([Sprint7.$E64]=&quot;&quot;;;MAX(0;[Sprint7.W64]-[Sprint7.M64]))" office:value-type="float" office:value="0" calcext:value-type="float">
            <text:p>0</text:p>
          </table:table-cell>
          <table:table-cell table:style-name="ce39" table:formula="of:=IF([Sprint7.$E64]=&quot;&quot;;;MAX(0;[Sprint7.X64]-[Sprint7.N64]))" office:value-type="float" office:value="0" calcext:value-type="float">
            <text:p>0</text:p>
          </table:table-cell>
          <table:table-cell table:style-name="ce39" table:formula="of:=IF([Sprint7.$E64]=&quot;&quot;;;MAX(0;[Sprint7.Y64]-[Sprint7.O64]))" office:value-type="float" office:value="0" calcext:value-type="float">
            <text:p>0</text:p>
          </table:table-cell>
          <table:table-cell table:style-name="ce39" table:formula="of:=IF([Sprint7.$E64]=&quot;&quot;;;MAX(0;[Sprint7.Z64]-[Sprint7.P6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65];[Sprint7.$D65];[Sprint7.$E65])">
            <text:p/>
          </table:table-cell>
          <table:table-cell table:style-name="ce9" table:formula="of:=IFERROR(VLOOKUP([Sprint7.$A65];[$Tasks.$A55:.$B5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65] =&quot;&quot;;;MAX([Sprint7.$F65]-[Sprint7.G65];0))" office:value-type="float" office:value="0" calcext:value-type="float">
            <text:p>0</text:p>
          </table:table-cell>
          <table:table-cell table:style-name="ce39" table:formula="of:=IF([Sprint7.$E65]=&quot;&quot;;;MAX(0;[Sprint7.R65]-[Sprint7.H65]))" office:value-type="float" office:value="0" calcext:value-type="float">
            <text:p>0</text:p>
          </table:table-cell>
          <table:table-cell table:style-name="ce39" table:formula="of:=IF([Sprint7.$E65]=&quot;&quot;;;MAX(0;[Sprint7.S65]-[Sprint7.I65]))" office:value-type="float" office:value="0" calcext:value-type="float">
            <text:p>0</text:p>
          </table:table-cell>
          <table:table-cell table:style-name="ce39" table:formula="of:=IF([Sprint7.$E65]=&quot;&quot;;;MAX(0;[Sprint7.T65]-[Sprint7.J65]))" office:value-type="float" office:value="0" calcext:value-type="float">
            <text:p>0</text:p>
          </table:table-cell>
          <table:table-cell table:style-name="ce39" table:formula="of:=IF([Sprint7.$E65]=&quot;&quot;;;MAX(0;[Sprint7.U65]-[Sprint7.K65]))" office:value-type="float" office:value="0" calcext:value-type="float">
            <text:p>0</text:p>
          </table:table-cell>
          <table:table-cell table:style-name="ce39" table:formula="of:=IF([Sprint7.$E65]=&quot;&quot;;;MAX(0;[Sprint7.V65]-[Sprint7.L65]))" office:value-type="float" office:value="0" calcext:value-type="float">
            <text:p>0</text:p>
          </table:table-cell>
          <table:table-cell table:style-name="ce39" table:formula="of:=IF([Sprint7.$E65]=&quot;&quot;;;MAX(0;[Sprint7.W65]-[Sprint7.M65]))" office:value-type="float" office:value="0" calcext:value-type="float">
            <text:p>0</text:p>
          </table:table-cell>
          <table:table-cell table:style-name="ce39" table:formula="of:=IF([Sprint7.$E65]=&quot;&quot;;;MAX(0;[Sprint7.X65]-[Sprint7.N65]))" office:value-type="float" office:value="0" calcext:value-type="float">
            <text:p>0</text:p>
          </table:table-cell>
          <table:table-cell table:style-name="ce39" table:formula="of:=IF([Sprint7.$E65]=&quot;&quot;;;MAX(0;[Sprint7.Y65]-[Sprint7.O65]))" office:value-type="float" office:value="0" calcext:value-type="float">
            <text:p>0</text:p>
          </table:table-cell>
          <table:table-cell table:style-name="ce39" table:formula="of:=IF([Sprint7.$E65]=&quot;&quot;;;MAX(0;[Sprint7.Z65]-[Sprint7.P6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66];[Sprint7.$D66];[Sprint7.$E66])">
            <text:p/>
          </table:table-cell>
          <table:table-cell table:style-name="ce9" table:formula="of:=IFERROR(VLOOKUP([Sprint7.$A66];[$Tasks.$A56:.$B6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66] =&quot;&quot;;;MAX([Sprint7.$F66]-[Sprint7.G66];0))" office:value-type="float" office:value="0" calcext:value-type="float">
            <text:p>0</text:p>
          </table:table-cell>
          <table:table-cell table:style-name="ce39" table:formula="of:=IF([Sprint7.$E66]=&quot;&quot;;;MAX(0;[Sprint7.R66]-[Sprint7.H66]))" office:value-type="float" office:value="0" calcext:value-type="float">
            <text:p>0</text:p>
          </table:table-cell>
          <table:table-cell table:style-name="ce39" table:formula="of:=IF([Sprint7.$E66]=&quot;&quot;;;MAX(0;[Sprint7.S66]-[Sprint7.I66]))" office:value-type="float" office:value="0" calcext:value-type="float">
            <text:p>0</text:p>
          </table:table-cell>
          <table:table-cell table:style-name="ce39" table:formula="of:=IF([Sprint7.$E66]=&quot;&quot;;;MAX(0;[Sprint7.T66]-[Sprint7.J66]))" office:value-type="float" office:value="0" calcext:value-type="float">
            <text:p>0</text:p>
          </table:table-cell>
          <table:table-cell table:style-name="ce39" table:formula="of:=IF([Sprint7.$E66]=&quot;&quot;;;MAX(0;[Sprint7.U66]-[Sprint7.K66]))" office:value-type="float" office:value="0" calcext:value-type="float">
            <text:p>0</text:p>
          </table:table-cell>
          <table:table-cell table:style-name="ce39" table:formula="of:=IF([Sprint7.$E66]=&quot;&quot;;;MAX(0;[Sprint7.V66]-[Sprint7.L66]))" office:value-type="float" office:value="0" calcext:value-type="float">
            <text:p>0</text:p>
          </table:table-cell>
          <table:table-cell table:style-name="ce39" table:formula="of:=IF([Sprint7.$E66]=&quot;&quot;;;MAX(0;[Sprint7.W66]-[Sprint7.M66]))" office:value-type="float" office:value="0" calcext:value-type="float">
            <text:p>0</text:p>
          </table:table-cell>
          <table:table-cell table:style-name="ce39" table:formula="of:=IF([Sprint7.$E66]=&quot;&quot;;;MAX(0;[Sprint7.X66]-[Sprint7.N66]))" office:value-type="float" office:value="0" calcext:value-type="float">
            <text:p>0</text:p>
          </table:table-cell>
          <table:table-cell table:style-name="ce39" table:formula="of:=IF([Sprint7.$E66]=&quot;&quot;;;MAX(0;[Sprint7.Y66]-[Sprint7.O66]))" office:value-type="float" office:value="0" calcext:value-type="float">
            <text:p>0</text:p>
          </table:table-cell>
          <table:table-cell table:style-name="ce39" table:formula="of:=IF([Sprint7.$E66]=&quot;&quot;;;MAX(0;[Sprint7.Z66]-[Sprint7.P6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67];[Sprint7.$D67];[Sprint7.$E67])">
            <text:p/>
          </table:table-cell>
          <table:table-cell table:style-name="ce9" table:formula="of:=IFERROR(VLOOKUP([Sprint7.$A67];[$Tasks.$A57:.$B6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67] =&quot;&quot;;;MAX([Sprint7.$F67]-[Sprint7.G67];0))" office:value-type="float" office:value="0" calcext:value-type="float">
            <text:p>0</text:p>
          </table:table-cell>
          <table:table-cell table:style-name="ce39" table:formula="of:=IF([Sprint7.$E67]=&quot;&quot;;;MAX(0;[Sprint7.R67]-[Sprint7.H67]))" office:value-type="float" office:value="0" calcext:value-type="float">
            <text:p>0</text:p>
          </table:table-cell>
          <table:table-cell table:style-name="ce39" table:formula="of:=IF([Sprint7.$E67]=&quot;&quot;;;MAX(0;[Sprint7.S67]-[Sprint7.I67]))" office:value-type="float" office:value="0" calcext:value-type="float">
            <text:p>0</text:p>
          </table:table-cell>
          <table:table-cell table:style-name="ce39" table:formula="of:=IF([Sprint7.$E67]=&quot;&quot;;;MAX(0;[Sprint7.T67]-[Sprint7.J67]))" office:value-type="float" office:value="0" calcext:value-type="float">
            <text:p>0</text:p>
          </table:table-cell>
          <table:table-cell table:style-name="ce39" table:formula="of:=IF([Sprint7.$E67]=&quot;&quot;;;MAX(0;[Sprint7.U67]-[Sprint7.K67]))" office:value-type="float" office:value="0" calcext:value-type="float">
            <text:p>0</text:p>
          </table:table-cell>
          <table:table-cell table:style-name="ce39" table:formula="of:=IF([Sprint7.$E67]=&quot;&quot;;;MAX(0;[Sprint7.V67]-[Sprint7.L67]))" office:value-type="float" office:value="0" calcext:value-type="float">
            <text:p>0</text:p>
          </table:table-cell>
          <table:table-cell table:style-name="ce39" table:formula="of:=IF([Sprint7.$E67]=&quot;&quot;;;MAX(0;[Sprint7.W67]-[Sprint7.M67]))" office:value-type="float" office:value="0" calcext:value-type="float">
            <text:p>0</text:p>
          </table:table-cell>
          <table:table-cell table:style-name="ce39" table:formula="of:=IF([Sprint7.$E67]=&quot;&quot;;;MAX(0;[Sprint7.X67]-[Sprint7.N67]))" office:value-type="float" office:value="0" calcext:value-type="float">
            <text:p>0</text:p>
          </table:table-cell>
          <table:table-cell table:style-name="ce39" table:formula="of:=IF([Sprint7.$E67]=&quot;&quot;;;MAX(0;[Sprint7.Y67]-[Sprint7.O67]))" office:value-type="float" office:value="0" calcext:value-type="float">
            <text:p>0</text:p>
          </table:table-cell>
          <table:table-cell table:style-name="ce39" table:formula="of:=IF([Sprint7.$E67]=&quot;&quot;;;MAX(0;[Sprint7.Z67]-[Sprint7.P6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68];[Sprint7.$D68];[Sprint7.$E68])">
            <text:p/>
          </table:table-cell>
          <table:table-cell table:style-name="ce9" table:formula="of:=IFERROR(VLOOKUP([Sprint7.$A68];[$Tasks.$A58:.$B6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68] =&quot;&quot;;;MAX([Sprint7.$F68]-[Sprint7.G68];0))" office:value-type="float" office:value="0" calcext:value-type="float">
            <text:p>0</text:p>
          </table:table-cell>
          <table:table-cell table:style-name="ce39" table:formula="of:=IF([Sprint7.$E68]=&quot;&quot;;;MAX(0;[Sprint7.R68]-[Sprint7.H68]))" office:value-type="float" office:value="0" calcext:value-type="float">
            <text:p>0</text:p>
          </table:table-cell>
          <table:table-cell table:style-name="ce39" table:formula="of:=IF([Sprint7.$E68]=&quot;&quot;;;MAX(0;[Sprint7.S68]-[Sprint7.I68]))" office:value-type="float" office:value="0" calcext:value-type="float">
            <text:p>0</text:p>
          </table:table-cell>
          <table:table-cell table:style-name="ce39" table:formula="of:=IF([Sprint7.$E68]=&quot;&quot;;;MAX(0;[Sprint7.T68]-[Sprint7.J68]))" office:value-type="float" office:value="0" calcext:value-type="float">
            <text:p>0</text:p>
          </table:table-cell>
          <table:table-cell table:style-name="ce39" table:formula="of:=IF([Sprint7.$E68]=&quot;&quot;;;MAX(0;[Sprint7.U68]-[Sprint7.K68]))" office:value-type="float" office:value="0" calcext:value-type="float">
            <text:p>0</text:p>
          </table:table-cell>
          <table:table-cell table:style-name="ce39" table:formula="of:=IF([Sprint7.$E68]=&quot;&quot;;;MAX(0;[Sprint7.V68]-[Sprint7.L68]))" office:value-type="float" office:value="0" calcext:value-type="float">
            <text:p>0</text:p>
          </table:table-cell>
          <table:table-cell table:style-name="ce39" table:formula="of:=IF([Sprint7.$E68]=&quot;&quot;;;MAX(0;[Sprint7.W68]-[Sprint7.M68]))" office:value-type="float" office:value="0" calcext:value-type="float">
            <text:p>0</text:p>
          </table:table-cell>
          <table:table-cell table:style-name="ce39" table:formula="of:=IF([Sprint7.$E68]=&quot;&quot;;;MAX(0;[Sprint7.X68]-[Sprint7.N68]))" office:value-type="float" office:value="0" calcext:value-type="float">
            <text:p>0</text:p>
          </table:table-cell>
          <table:table-cell table:style-name="ce39" table:formula="of:=IF([Sprint7.$E68]=&quot;&quot;;;MAX(0;[Sprint7.Y68]-[Sprint7.O68]))" office:value-type="float" office:value="0" calcext:value-type="float">
            <text:p>0</text:p>
          </table:table-cell>
          <table:table-cell table:style-name="ce39" table:formula="of:=IF([Sprint7.$E68]=&quot;&quot;;;MAX(0;[Sprint7.Z68]-[Sprint7.P6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69];[Sprint7.$D69];[Sprint7.$E69])">
            <text:p/>
          </table:table-cell>
          <table:table-cell table:style-name="ce9" table:formula="of:=IFERROR(VLOOKUP([Sprint7.$A69];[$Tasks.$A59:.$B6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69] =&quot;&quot;;;MAX([Sprint7.$F69]-[Sprint7.G69];0))" office:value-type="float" office:value="0" calcext:value-type="float">
            <text:p>0</text:p>
          </table:table-cell>
          <table:table-cell table:style-name="ce39" table:formula="of:=IF([Sprint7.$E69]=&quot;&quot;;;MAX(0;[Sprint7.R69]-[Sprint7.H69]))" office:value-type="float" office:value="0" calcext:value-type="float">
            <text:p>0</text:p>
          </table:table-cell>
          <table:table-cell table:style-name="ce39" table:formula="of:=IF([Sprint7.$E69]=&quot;&quot;;;MAX(0;[Sprint7.S69]-[Sprint7.I69]))" office:value-type="float" office:value="0" calcext:value-type="float">
            <text:p>0</text:p>
          </table:table-cell>
          <table:table-cell table:style-name="ce39" table:formula="of:=IF([Sprint7.$E69]=&quot;&quot;;;MAX(0;[Sprint7.T69]-[Sprint7.J69]))" office:value-type="float" office:value="0" calcext:value-type="float">
            <text:p>0</text:p>
          </table:table-cell>
          <table:table-cell table:style-name="ce39" table:formula="of:=IF([Sprint7.$E69]=&quot;&quot;;;MAX(0;[Sprint7.U69]-[Sprint7.K69]))" office:value-type="float" office:value="0" calcext:value-type="float">
            <text:p>0</text:p>
          </table:table-cell>
          <table:table-cell table:style-name="ce39" table:formula="of:=IF([Sprint7.$E69]=&quot;&quot;;;MAX(0;[Sprint7.V69]-[Sprint7.L69]))" office:value-type="float" office:value="0" calcext:value-type="float">
            <text:p>0</text:p>
          </table:table-cell>
          <table:table-cell table:style-name="ce39" table:formula="of:=IF([Sprint7.$E69]=&quot;&quot;;;MAX(0;[Sprint7.W69]-[Sprint7.M69]))" office:value-type="float" office:value="0" calcext:value-type="float">
            <text:p>0</text:p>
          </table:table-cell>
          <table:table-cell table:style-name="ce39" table:formula="of:=IF([Sprint7.$E69]=&quot;&quot;;;MAX(0;[Sprint7.X69]-[Sprint7.N69]))" office:value-type="float" office:value="0" calcext:value-type="float">
            <text:p>0</text:p>
          </table:table-cell>
          <table:table-cell table:style-name="ce39" table:formula="of:=IF([Sprint7.$E69]=&quot;&quot;;;MAX(0;[Sprint7.Y69]-[Sprint7.O69]))" office:value-type="float" office:value="0" calcext:value-type="float">
            <text:p>0</text:p>
          </table:table-cell>
          <table:table-cell table:style-name="ce39" table:formula="of:=IF([Sprint7.$E69]=&quot;&quot;;;MAX(0;[Sprint7.Z69]-[Sprint7.P6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70];[Sprint7.$D70];[Sprint7.$E70])">
            <text:p/>
          </table:table-cell>
          <table:table-cell table:style-name="ce9" table:formula="of:=IFERROR(VLOOKUP([Sprint7.$A70];[$Tasks.$A60:.$B6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70] =&quot;&quot;;;MAX([Sprint7.$F70]-[Sprint7.G70];0))" office:value-type="float" office:value="0" calcext:value-type="float">
            <text:p>0</text:p>
          </table:table-cell>
          <table:table-cell table:style-name="ce39" table:formula="of:=IF([Sprint7.$E70]=&quot;&quot;;;MAX(0;[Sprint7.R70]-[Sprint7.H70]))" office:value-type="float" office:value="0" calcext:value-type="float">
            <text:p>0</text:p>
          </table:table-cell>
          <table:table-cell table:style-name="ce39" table:formula="of:=IF([Sprint7.$E70]=&quot;&quot;;;MAX(0;[Sprint7.S70]-[Sprint7.I70]))" office:value-type="float" office:value="0" calcext:value-type="float">
            <text:p>0</text:p>
          </table:table-cell>
          <table:table-cell table:style-name="ce39" table:formula="of:=IF([Sprint7.$E70]=&quot;&quot;;;MAX(0;[Sprint7.T70]-[Sprint7.J70]))" office:value-type="float" office:value="0" calcext:value-type="float">
            <text:p>0</text:p>
          </table:table-cell>
          <table:table-cell table:style-name="ce39" table:formula="of:=IF([Sprint7.$E70]=&quot;&quot;;;MAX(0;[Sprint7.U70]-[Sprint7.K70]))" office:value-type="float" office:value="0" calcext:value-type="float">
            <text:p>0</text:p>
          </table:table-cell>
          <table:table-cell table:style-name="ce39" table:formula="of:=IF([Sprint7.$E70]=&quot;&quot;;;MAX(0;[Sprint7.V70]-[Sprint7.L70]))" office:value-type="float" office:value="0" calcext:value-type="float">
            <text:p>0</text:p>
          </table:table-cell>
          <table:table-cell table:style-name="ce39" table:formula="of:=IF([Sprint7.$E70]=&quot;&quot;;;MAX(0;[Sprint7.W70]-[Sprint7.M70]))" office:value-type="float" office:value="0" calcext:value-type="float">
            <text:p>0</text:p>
          </table:table-cell>
          <table:table-cell table:style-name="ce39" table:formula="of:=IF([Sprint7.$E70]=&quot;&quot;;;MAX(0;[Sprint7.X70]-[Sprint7.N70]))" office:value-type="float" office:value="0" calcext:value-type="float">
            <text:p>0</text:p>
          </table:table-cell>
          <table:table-cell table:style-name="ce39" table:formula="of:=IF([Sprint7.$E70]=&quot;&quot;;;MAX(0;[Sprint7.Y70]-[Sprint7.O70]))" office:value-type="float" office:value="0" calcext:value-type="float">
            <text:p>0</text:p>
          </table:table-cell>
          <table:table-cell table:style-name="ce39" table:formula="of:=IF([Sprint7.$E70]=&quot;&quot;;;MAX(0;[Sprint7.Z70]-[Sprint7.P7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71];[Sprint7.$D71];[Sprint7.$E71])">
            <text:p/>
          </table:table-cell>
          <table:table-cell table:style-name="ce9" table:formula="of:=IFERROR(VLOOKUP([Sprint7.$A71];[$Tasks.$A61:.$B6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71] =&quot;&quot;;;MAX([Sprint7.$F71]-[Sprint7.G71];0))" office:value-type="float" office:value="0" calcext:value-type="float">
            <text:p>0</text:p>
          </table:table-cell>
          <table:table-cell table:style-name="ce39" table:formula="of:=IF([Sprint7.$E71]=&quot;&quot;;;MAX(0;[Sprint7.R71]-[Sprint7.H71]))" office:value-type="float" office:value="0" calcext:value-type="float">
            <text:p>0</text:p>
          </table:table-cell>
          <table:table-cell table:style-name="ce39" table:formula="of:=IF([Sprint7.$E71]=&quot;&quot;;;MAX(0;[Sprint7.S71]-[Sprint7.I71]))" office:value-type="float" office:value="0" calcext:value-type="float">
            <text:p>0</text:p>
          </table:table-cell>
          <table:table-cell table:style-name="ce39" table:formula="of:=IF([Sprint7.$E71]=&quot;&quot;;;MAX(0;[Sprint7.T71]-[Sprint7.J71]))" office:value-type="float" office:value="0" calcext:value-type="float">
            <text:p>0</text:p>
          </table:table-cell>
          <table:table-cell table:style-name="ce39" table:formula="of:=IF([Sprint7.$E71]=&quot;&quot;;;MAX(0;[Sprint7.U71]-[Sprint7.K71]))" office:value-type="float" office:value="0" calcext:value-type="float">
            <text:p>0</text:p>
          </table:table-cell>
          <table:table-cell table:style-name="ce39" table:formula="of:=IF([Sprint7.$E71]=&quot;&quot;;;MAX(0;[Sprint7.V71]-[Sprint7.L71]))" office:value-type="float" office:value="0" calcext:value-type="float">
            <text:p>0</text:p>
          </table:table-cell>
          <table:table-cell table:style-name="ce39" table:formula="of:=IF([Sprint7.$E71]=&quot;&quot;;;MAX(0;[Sprint7.W71]-[Sprint7.M71]))" office:value-type="float" office:value="0" calcext:value-type="float">
            <text:p>0</text:p>
          </table:table-cell>
          <table:table-cell table:style-name="ce39" table:formula="of:=IF([Sprint7.$E71]=&quot;&quot;;;MAX(0;[Sprint7.X71]-[Sprint7.N71]))" office:value-type="float" office:value="0" calcext:value-type="float">
            <text:p>0</text:p>
          </table:table-cell>
          <table:table-cell table:style-name="ce39" table:formula="of:=IF([Sprint7.$E71]=&quot;&quot;;;MAX(0;[Sprint7.Y71]-[Sprint7.O71]))" office:value-type="float" office:value="0" calcext:value-type="float">
            <text:p>0</text:p>
          </table:table-cell>
          <table:table-cell table:style-name="ce39" table:formula="of:=IF([Sprint7.$E71]=&quot;&quot;;;MAX(0;[Sprint7.Z71]-[Sprint7.P7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72];[Sprint7.$D72];[Sprint7.$E72])">
            <text:p/>
          </table:table-cell>
          <table:table-cell table:style-name="ce9" table:formula="of:=IFERROR(VLOOKUP([Sprint7.$A72];[$Tasks.$A62:.$B6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72] =&quot;&quot;;;MAX([Sprint7.$F72]-[Sprint7.G72];0))" office:value-type="float" office:value="0" calcext:value-type="float">
            <text:p>0</text:p>
          </table:table-cell>
          <table:table-cell table:style-name="ce39" table:formula="of:=IF([Sprint7.$E72]=&quot;&quot;;;MAX(0;[Sprint7.R72]-[Sprint7.H72]))" office:value-type="float" office:value="0" calcext:value-type="float">
            <text:p>0</text:p>
          </table:table-cell>
          <table:table-cell table:style-name="ce39" table:formula="of:=IF([Sprint7.$E72]=&quot;&quot;;;MAX(0;[Sprint7.S72]-[Sprint7.I72]))" office:value-type="float" office:value="0" calcext:value-type="float">
            <text:p>0</text:p>
          </table:table-cell>
          <table:table-cell table:style-name="ce39" table:formula="of:=IF([Sprint7.$E72]=&quot;&quot;;;MAX(0;[Sprint7.T72]-[Sprint7.J72]))" office:value-type="float" office:value="0" calcext:value-type="float">
            <text:p>0</text:p>
          </table:table-cell>
          <table:table-cell table:style-name="ce39" table:formula="of:=IF([Sprint7.$E72]=&quot;&quot;;;MAX(0;[Sprint7.U72]-[Sprint7.K72]))" office:value-type="float" office:value="0" calcext:value-type="float">
            <text:p>0</text:p>
          </table:table-cell>
          <table:table-cell table:style-name="ce39" table:formula="of:=IF([Sprint7.$E72]=&quot;&quot;;;MAX(0;[Sprint7.V72]-[Sprint7.L72]))" office:value-type="float" office:value="0" calcext:value-type="float">
            <text:p>0</text:p>
          </table:table-cell>
          <table:table-cell table:style-name="ce39" table:formula="of:=IF([Sprint7.$E72]=&quot;&quot;;;MAX(0;[Sprint7.W72]-[Sprint7.M72]))" office:value-type="float" office:value="0" calcext:value-type="float">
            <text:p>0</text:p>
          </table:table-cell>
          <table:table-cell table:style-name="ce39" table:formula="of:=IF([Sprint7.$E72]=&quot;&quot;;;MAX(0;[Sprint7.X72]-[Sprint7.N72]))" office:value-type="float" office:value="0" calcext:value-type="float">
            <text:p>0</text:p>
          </table:table-cell>
          <table:table-cell table:style-name="ce39" table:formula="of:=IF([Sprint7.$E72]=&quot;&quot;;;MAX(0;[Sprint7.Y72]-[Sprint7.O72]))" office:value-type="float" office:value="0" calcext:value-type="float">
            <text:p>0</text:p>
          </table:table-cell>
          <table:table-cell table:style-name="ce39" table:formula="of:=IF([Sprint7.$E72]=&quot;&quot;;;MAX(0;[Sprint7.Z72]-[Sprint7.P7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73];[Sprint7.$D73];[Sprint7.$E73])">
            <text:p/>
          </table:table-cell>
          <table:table-cell table:style-name="ce9" table:formula="of:=IFERROR(VLOOKUP([Sprint7.$A73];[$Tasks.$A63:.$B6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73] =&quot;&quot;;;MAX([Sprint7.$F73]-[Sprint7.G73];0))" office:value-type="float" office:value="0" calcext:value-type="float">
            <text:p>0</text:p>
          </table:table-cell>
          <table:table-cell table:style-name="ce39" table:formula="of:=IF([Sprint7.$E73]=&quot;&quot;;;MAX(0;[Sprint7.R73]-[Sprint7.H73]))" office:value-type="float" office:value="0" calcext:value-type="float">
            <text:p>0</text:p>
          </table:table-cell>
          <table:table-cell table:style-name="ce39" table:formula="of:=IF([Sprint7.$E73]=&quot;&quot;;;MAX(0;[Sprint7.S73]-[Sprint7.I73]))" office:value-type="float" office:value="0" calcext:value-type="float">
            <text:p>0</text:p>
          </table:table-cell>
          <table:table-cell table:style-name="ce39" table:formula="of:=IF([Sprint7.$E73]=&quot;&quot;;;MAX(0;[Sprint7.T73]-[Sprint7.J73]))" office:value-type="float" office:value="0" calcext:value-type="float">
            <text:p>0</text:p>
          </table:table-cell>
          <table:table-cell table:style-name="ce39" table:formula="of:=IF([Sprint7.$E73]=&quot;&quot;;;MAX(0;[Sprint7.U73]-[Sprint7.K73]))" office:value-type="float" office:value="0" calcext:value-type="float">
            <text:p>0</text:p>
          </table:table-cell>
          <table:table-cell table:style-name="ce39" table:formula="of:=IF([Sprint7.$E73]=&quot;&quot;;;MAX(0;[Sprint7.V73]-[Sprint7.L73]))" office:value-type="float" office:value="0" calcext:value-type="float">
            <text:p>0</text:p>
          </table:table-cell>
          <table:table-cell table:style-name="ce39" table:formula="of:=IF([Sprint7.$E73]=&quot;&quot;;;MAX(0;[Sprint7.W73]-[Sprint7.M73]))" office:value-type="float" office:value="0" calcext:value-type="float">
            <text:p>0</text:p>
          </table:table-cell>
          <table:table-cell table:style-name="ce39" table:formula="of:=IF([Sprint7.$E73]=&quot;&quot;;;MAX(0;[Sprint7.X73]-[Sprint7.N73]))" office:value-type="float" office:value="0" calcext:value-type="float">
            <text:p>0</text:p>
          </table:table-cell>
          <table:table-cell table:style-name="ce39" table:formula="of:=IF([Sprint7.$E73]=&quot;&quot;;;MAX(0;[Sprint7.Y73]-[Sprint7.O73]))" office:value-type="float" office:value="0" calcext:value-type="float">
            <text:p>0</text:p>
          </table:table-cell>
          <table:table-cell table:style-name="ce39" table:formula="of:=IF([Sprint7.$E73]=&quot;&quot;;;MAX(0;[Sprint7.Z73]-[Sprint7.P7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74];[Sprint7.$D74];[Sprint7.$E74])">
            <text:p/>
          </table:table-cell>
          <table:table-cell table:style-name="ce9" table:formula="of:=IFERROR(VLOOKUP([Sprint7.$A74];[$Tasks.$A64:.$B6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74] =&quot;&quot;;;MAX([Sprint7.$F74]-[Sprint7.G74];0))" office:value-type="float" office:value="0" calcext:value-type="float">
            <text:p>0</text:p>
          </table:table-cell>
          <table:table-cell table:style-name="ce39" table:formula="of:=IF([Sprint7.$E74]=&quot;&quot;;;MAX(0;[Sprint7.R74]-[Sprint7.H74]))" office:value-type="float" office:value="0" calcext:value-type="float">
            <text:p>0</text:p>
          </table:table-cell>
          <table:table-cell table:style-name="ce39" table:formula="of:=IF([Sprint7.$E74]=&quot;&quot;;;MAX(0;[Sprint7.S74]-[Sprint7.I74]))" office:value-type="float" office:value="0" calcext:value-type="float">
            <text:p>0</text:p>
          </table:table-cell>
          <table:table-cell table:style-name="ce39" table:formula="of:=IF([Sprint7.$E74]=&quot;&quot;;;MAX(0;[Sprint7.T74]-[Sprint7.J74]))" office:value-type="float" office:value="0" calcext:value-type="float">
            <text:p>0</text:p>
          </table:table-cell>
          <table:table-cell table:style-name="ce39" table:formula="of:=IF([Sprint7.$E74]=&quot;&quot;;;MAX(0;[Sprint7.U74]-[Sprint7.K74]))" office:value-type="float" office:value="0" calcext:value-type="float">
            <text:p>0</text:p>
          </table:table-cell>
          <table:table-cell table:style-name="ce39" table:formula="of:=IF([Sprint7.$E74]=&quot;&quot;;;MAX(0;[Sprint7.V74]-[Sprint7.L74]))" office:value-type="float" office:value="0" calcext:value-type="float">
            <text:p>0</text:p>
          </table:table-cell>
          <table:table-cell table:style-name="ce39" table:formula="of:=IF([Sprint7.$E74]=&quot;&quot;;;MAX(0;[Sprint7.W74]-[Sprint7.M74]))" office:value-type="float" office:value="0" calcext:value-type="float">
            <text:p>0</text:p>
          </table:table-cell>
          <table:table-cell table:style-name="ce39" table:formula="of:=IF([Sprint7.$E74]=&quot;&quot;;;MAX(0;[Sprint7.X74]-[Sprint7.N74]))" office:value-type="float" office:value="0" calcext:value-type="float">
            <text:p>0</text:p>
          </table:table-cell>
          <table:table-cell table:style-name="ce39" table:formula="of:=IF([Sprint7.$E74]=&quot;&quot;;;MAX(0;[Sprint7.Y74]-[Sprint7.O74]))" office:value-type="float" office:value="0" calcext:value-type="float">
            <text:p>0</text:p>
          </table:table-cell>
          <table:table-cell table:style-name="ce39" table:formula="of:=IF([Sprint7.$E74]=&quot;&quot;;;MAX(0;[Sprint7.Z74]-[Sprint7.P7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75];[Sprint7.$D75];[Sprint7.$E75])">
            <text:p/>
          </table:table-cell>
          <table:table-cell table:style-name="ce9" table:formula="of:=IFERROR(VLOOKUP([Sprint7.$A75];[$Tasks.$A65:.$B6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75] =&quot;&quot;;;MAX([Sprint7.$F75]-[Sprint7.G75];0))" office:value-type="float" office:value="0" calcext:value-type="float">
            <text:p>0</text:p>
          </table:table-cell>
          <table:table-cell table:style-name="ce39" table:formula="of:=IF([Sprint7.$E75]=&quot;&quot;;;MAX(0;[Sprint7.R75]-[Sprint7.H75]))" office:value-type="float" office:value="0" calcext:value-type="float">
            <text:p>0</text:p>
          </table:table-cell>
          <table:table-cell table:style-name="ce39" table:formula="of:=IF([Sprint7.$E75]=&quot;&quot;;;MAX(0;[Sprint7.S75]-[Sprint7.I75]))" office:value-type="float" office:value="0" calcext:value-type="float">
            <text:p>0</text:p>
          </table:table-cell>
          <table:table-cell table:style-name="ce39" table:formula="of:=IF([Sprint7.$E75]=&quot;&quot;;;MAX(0;[Sprint7.T75]-[Sprint7.J75]))" office:value-type="float" office:value="0" calcext:value-type="float">
            <text:p>0</text:p>
          </table:table-cell>
          <table:table-cell table:style-name="ce39" table:formula="of:=IF([Sprint7.$E75]=&quot;&quot;;;MAX(0;[Sprint7.U75]-[Sprint7.K75]))" office:value-type="float" office:value="0" calcext:value-type="float">
            <text:p>0</text:p>
          </table:table-cell>
          <table:table-cell table:style-name="ce39" table:formula="of:=IF([Sprint7.$E75]=&quot;&quot;;;MAX(0;[Sprint7.V75]-[Sprint7.L75]))" office:value-type="float" office:value="0" calcext:value-type="float">
            <text:p>0</text:p>
          </table:table-cell>
          <table:table-cell table:style-name="ce39" table:formula="of:=IF([Sprint7.$E75]=&quot;&quot;;;MAX(0;[Sprint7.W75]-[Sprint7.M75]))" office:value-type="float" office:value="0" calcext:value-type="float">
            <text:p>0</text:p>
          </table:table-cell>
          <table:table-cell table:style-name="ce39" table:formula="of:=IF([Sprint7.$E75]=&quot;&quot;;;MAX(0;[Sprint7.X75]-[Sprint7.N75]))" office:value-type="float" office:value="0" calcext:value-type="float">
            <text:p>0</text:p>
          </table:table-cell>
          <table:table-cell table:style-name="ce39" table:formula="of:=IF([Sprint7.$E75]=&quot;&quot;;;MAX(0;[Sprint7.Y75]-[Sprint7.O75]))" office:value-type="float" office:value="0" calcext:value-type="float">
            <text:p>0</text:p>
          </table:table-cell>
          <table:table-cell table:style-name="ce39" table:formula="of:=IF([Sprint7.$E75]=&quot;&quot;;;MAX(0;[Sprint7.Z75]-[Sprint7.P7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76];[Sprint7.$D76];[Sprint7.$E76])">
            <text:p/>
          </table:table-cell>
          <table:table-cell table:style-name="ce9" table:formula="of:=IFERROR(VLOOKUP([Sprint7.$A76];[$Tasks.$A66:.$B7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76] =&quot;&quot;;;MAX([Sprint7.$F76]-[Sprint7.G76];0))" office:value-type="float" office:value="0" calcext:value-type="float">
            <text:p>0</text:p>
          </table:table-cell>
          <table:table-cell table:style-name="ce39" table:formula="of:=IF([Sprint7.$E76]=&quot;&quot;;;MAX(0;[Sprint7.R76]-[Sprint7.H76]))" office:value-type="float" office:value="0" calcext:value-type="float">
            <text:p>0</text:p>
          </table:table-cell>
          <table:table-cell table:style-name="ce39" table:formula="of:=IF([Sprint7.$E76]=&quot;&quot;;;MAX(0;[Sprint7.S76]-[Sprint7.I76]))" office:value-type="float" office:value="0" calcext:value-type="float">
            <text:p>0</text:p>
          </table:table-cell>
          <table:table-cell table:style-name="ce39" table:formula="of:=IF([Sprint7.$E76]=&quot;&quot;;;MAX(0;[Sprint7.T76]-[Sprint7.J76]))" office:value-type="float" office:value="0" calcext:value-type="float">
            <text:p>0</text:p>
          </table:table-cell>
          <table:table-cell table:style-name="ce39" table:formula="of:=IF([Sprint7.$E76]=&quot;&quot;;;MAX(0;[Sprint7.U76]-[Sprint7.K76]))" office:value-type="float" office:value="0" calcext:value-type="float">
            <text:p>0</text:p>
          </table:table-cell>
          <table:table-cell table:style-name="ce39" table:formula="of:=IF([Sprint7.$E76]=&quot;&quot;;;MAX(0;[Sprint7.V76]-[Sprint7.L76]))" office:value-type="float" office:value="0" calcext:value-type="float">
            <text:p>0</text:p>
          </table:table-cell>
          <table:table-cell table:style-name="ce39" table:formula="of:=IF([Sprint7.$E76]=&quot;&quot;;;MAX(0;[Sprint7.W76]-[Sprint7.M76]))" office:value-type="float" office:value="0" calcext:value-type="float">
            <text:p>0</text:p>
          </table:table-cell>
          <table:table-cell table:style-name="ce39" table:formula="of:=IF([Sprint7.$E76]=&quot;&quot;;;MAX(0;[Sprint7.X76]-[Sprint7.N76]))" office:value-type="float" office:value="0" calcext:value-type="float">
            <text:p>0</text:p>
          </table:table-cell>
          <table:table-cell table:style-name="ce39" table:formula="of:=IF([Sprint7.$E76]=&quot;&quot;;;MAX(0;[Sprint7.Y76]-[Sprint7.O76]))" office:value-type="float" office:value="0" calcext:value-type="float">
            <text:p>0</text:p>
          </table:table-cell>
          <table:table-cell table:style-name="ce39" table:formula="of:=IF([Sprint7.$E76]=&quot;&quot;;;MAX(0;[Sprint7.Z76]-[Sprint7.P7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77];[Sprint7.$D77];[Sprint7.$E77])">
            <text:p/>
          </table:table-cell>
          <table:table-cell table:style-name="ce9" table:formula="of:=IFERROR(VLOOKUP([Sprint7.$A77];[$Tasks.$A67:.$B7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77] =&quot;&quot;;;MAX([Sprint7.$F77]-[Sprint7.G77];0))" office:value-type="float" office:value="0" calcext:value-type="float">
            <text:p>0</text:p>
          </table:table-cell>
          <table:table-cell table:style-name="ce39" table:formula="of:=IF([Sprint7.$E77]=&quot;&quot;;;MAX(0;[Sprint7.R77]-[Sprint7.H77]))" office:value-type="float" office:value="0" calcext:value-type="float">
            <text:p>0</text:p>
          </table:table-cell>
          <table:table-cell table:style-name="ce39" table:formula="of:=IF([Sprint7.$E77]=&quot;&quot;;;MAX(0;[Sprint7.S77]-[Sprint7.I77]))" office:value-type="float" office:value="0" calcext:value-type="float">
            <text:p>0</text:p>
          </table:table-cell>
          <table:table-cell table:style-name="ce39" table:formula="of:=IF([Sprint7.$E77]=&quot;&quot;;;MAX(0;[Sprint7.T77]-[Sprint7.J77]))" office:value-type="float" office:value="0" calcext:value-type="float">
            <text:p>0</text:p>
          </table:table-cell>
          <table:table-cell table:style-name="ce39" table:formula="of:=IF([Sprint7.$E77]=&quot;&quot;;;MAX(0;[Sprint7.U77]-[Sprint7.K77]))" office:value-type="float" office:value="0" calcext:value-type="float">
            <text:p>0</text:p>
          </table:table-cell>
          <table:table-cell table:style-name="ce39" table:formula="of:=IF([Sprint7.$E77]=&quot;&quot;;;MAX(0;[Sprint7.V77]-[Sprint7.L77]))" office:value-type="float" office:value="0" calcext:value-type="float">
            <text:p>0</text:p>
          </table:table-cell>
          <table:table-cell table:style-name="ce39" table:formula="of:=IF([Sprint7.$E77]=&quot;&quot;;;MAX(0;[Sprint7.W77]-[Sprint7.M77]))" office:value-type="float" office:value="0" calcext:value-type="float">
            <text:p>0</text:p>
          </table:table-cell>
          <table:table-cell table:style-name="ce39" table:formula="of:=IF([Sprint7.$E77]=&quot;&quot;;;MAX(0;[Sprint7.X77]-[Sprint7.N77]))" office:value-type="float" office:value="0" calcext:value-type="float">
            <text:p>0</text:p>
          </table:table-cell>
          <table:table-cell table:style-name="ce39" table:formula="of:=IF([Sprint7.$E77]=&quot;&quot;;;MAX(0;[Sprint7.Y77]-[Sprint7.O77]))" office:value-type="float" office:value="0" calcext:value-type="float">
            <text:p>0</text:p>
          </table:table-cell>
          <table:table-cell table:style-name="ce39" table:formula="of:=IF([Sprint7.$E77]=&quot;&quot;;;MAX(0;[Sprint7.Z77]-[Sprint7.P7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78];[Sprint7.$D78];[Sprint7.$E78])">
            <text:p/>
          </table:table-cell>
          <table:table-cell table:style-name="ce9" table:formula="of:=IFERROR(VLOOKUP([Sprint7.$A78];[$Tasks.$A68:.$B7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78] =&quot;&quot;;;MAX([Sprint7.$F78]-[Sprint7.G78];0))" office:value-type="float" office:value="0" calcext:value-type="float">
            <text:p>0</text:p>
          </table:table-cell>
          <table:table-cell table:style-name="ce39" table:formula="of:=IF([Sprint7.$E78]=&quot;&quot;;;MAX(0;[Sprint7.R78]-[Sprint7.H78]))" office:value-type="float" office:value="0" calcext:value-type="float">
            <text:p>0</text:p>
          </table:table-cell>
          <table:table-cell table:style-name="ce39" table:formula="of:=IF([Sprint7.$E78]=&quot;&quot;;;MAX(0;[Sprint7.S78]-[Sprint7.I78]))" office:value-type="float" office:value="0" calcext:value-type="float">
            <text:p>0</text:p>
          </table:table-cell>
          <table:table-cell table:style-name="ce39" table:formula="of:=IF([Sprint7.$E78]=&quot;&quot;;;MAX(0;[Sprint7.T78]-[Sprint7.J78]))" office:value-type="float" office:value="0" calcext:value-type="float">
            <text:p>0</text:p>
          </table:table-cell>
          <table:table-cell table:style-name="ce39" table:formula="of:=IF([Sprint7.$E78]=&quot;&quot;;;MAX(0;[Sprint7.U78]-[Sprint7.K78]))" office:value-type="float" office:value="0" calcext:value-type="float">
            <text:p>0</text:p>
          </table:table-cell>
          <table:table-cell table:style-name="ce39" table:formula="of:=IF([Sprint7.$E78]=&quot;&quot;;;MAX(0;[Sprint7.V78]-[Sprint7.L78]))" office:value-type="float" office:value="0" calcext:value-type="float">
            <text:p>0</text:p>
          </table:table-cell>
          <table:table-cell table:style-name="ce39" table:formula="of:=IF([Sprint7.$E78]=&quot;&quot;;;MAX(0;[Sprint7.W78]-[Sprint7.M78]))" office:value-type="float" office:value="0" calcext:value-type="float">
            <text:p>0</text:p>
          </table:table-cell>
          <table:table-cell table:style-name="ce39" table:formula="of:=IF([Sprint7.$E78]=&quot;&quot;;;MAX(0;[Sprint7.X78]-[Sprint7.N78]))" office:value-type="float" office:value="0" calcext:value-type="float">
            <text:p>0</text:p>
          </table:table-cell>
          <table:table-cell table:style-name="ce39" table:formula="of:=IF([Sprint7.$E78]=&quot;&quot;;;MAX(0;[Sprint7.Y78]-[Sprint7.O78]))" office:value-type="float" office:value="0" calcext:value-type="float">
            <text:p>0</text:p>
          </table:table-cell>
          <table:table-cell table:style-name="ce39" table:formula="of:=IF([Sprint7.$E78]=&quot;&quot;;;MAX(0;[Sprint7.Z78]-[Sprint7.P7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79];[Sprint7.$D79];[Sprint7.$E79])">
            <text:p/>
          </table:table-cell>
          <table:table-cell table:style-name="ce9" table:formula="of:=IFERROR(VLOOKUP([Sprint7.$A79];[$Tasks.$A69:.$B7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79] =&quot;&quot;;;MAX([Sprint7.$F79]-[Sprint7.G79];0))" office:value-type="float" office:value="0" calcext:value-type="float">
            <text:p>0</text:p>
          </table:table-cell>
          <table:table-cell table:style-name="ce39" table:formula="of:=IF([Sprint7.$E79]=&quot;&quot;;;MAX(0;[Sprint7.R79]-[Sprint7.H79]))" office:value-type="float" office:value="0" calcext:value-type="float">
            <text:p>0</text:p>
          </table:table-cell>
          <table:table-cell table:style-name="ce39" table:formula="of:=IF([Sprint7.$E79]=&quot;&quot;;;MAX(0;[Sprint7.S79]-[Sprint7.I79]))" office:value-type="float" office:value="0" calcext:value-type="float">
            <text:p>0</text:p>
          </table:table-cell>
          <table:table-cell table:style-name="ce39" table:formula="of:=IF([Sprint7.$E79]=&quot;&quot;;;MAX(0;[Sprint7.T79]-[Sprint7.J79]))" office:value-type="float" office:value="0" calcext:value-type="float">
            <text:p>0</text:p>
          </table:table-cell>
          <table:table-cell table:style-name="ce39" table:formula="of:=IF([Sprint7.$E79]=&quot;&quot;;;MAX(0;[Sprint7.U79]-[Sprint7.K79]))" office:value-type="float" office:value="0" calcext:value-type="float">
            <text:p>0</text:p>
          </table:table-cell>
          <table:table-cell table:style-name="ce39" table:formula="of:=IF([Sprint7.$E79]=&quot;&quot;;;MAX(0;[Sprint7.V79]-[Sprint7.L79]))" office:value-type="float" office:value="0" calcext:value-type="float">
            <text:p>0</text:p>
          </table:table-cell>
          <table:table-cell table:style-name="ce39" table:formula="of:=IF([Sprint7.$E79]=&quot;&quot;;;MAX(0;[Sprint7.W79]-[Sprint7.M79]))" office:value-type="float" office:value="0" calcext:value-type="float">
            <text:p>0</text:p>
          </table:table-cell>
          <table:table-cell table:style-name="ce39" table:formula="of:=IF([Sprint7.$E79]=&quot;&quot;;;MAX(0;[Sprint7.X79]-[Sprint7.N79]))" office:value-type="float" office:value="0" calcext:value-type="float">
            <text:p>0</text:p>
          </table:table-cell>
          <table:table-cell table:style-name="ce39" table:formula="of:=IF([Sprint7.$E79]=&quot;&quot;;;MAX(0;[Sprint7.Y79]-[Sprint7.O79]))" office:value-type="float" office:value="0" calcext:value-type="float">
            <text:p>0</text:p>
          </table:table-cell>
          <table:table-cell table:style-name="ce39" table:formula="of:=IF([Sprint7.$E79]=&quot;&quot;;;MAX(0;[Sprint7.Z79]-[Sprint7.P7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80];[Sprint7.$D80];[Sprint7.$E80])">
            <text:p/>
          </table:table-cell>
          <table:table-cell table:style-name="ce9" table:formula="of:=IFERROR(VLOOKUP([Sprint7.$A80];[$Tasks.$A70:.$B7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80] =&quot;&quot;;;MAX([Sprint7.$F80]-[Sprint7.G80];0))" office:value-type="float" office:value="0" calcext:value-type="float">
            <text:p>0</text:p>
          </table:table-cell>
          <table:table-cell table:style-name="ce39" table:formula="of:=IF([Sprint7.$E80]=&quot;&quot;;;MAX(0;[Sprint7.R80]-[Sprint7.H80]))" office:value-type="float" office:value="0" calcext:value-type="float">
            <text:p>0</text:p>
          </table:table-cell>
          <table:table-cell table:style-name="ce39" table:formula="of:=IF([Sprint7.$E80]=&quot;&quot;;;MAX(0;[Sprint7.S80]-[Sprint7.I80]))" office:value-type="float" office:value="0" calcext:value-type="float">
            <text:p>0</text:p>
          </table:table-cell>
          <table:table-cell table:style-name="ce39" table:formula="of:=IF([Sprint7.$E80]=&quot;&quot;;;MAX(0;[Sprint7.T80]-[Sprint7.J80]))" office:value-type="float" office:value="0" calcext:value-type="float">
            <text:p>0</text:p>
          </table:table-cell>
          <table:table-cell table:style-name="ce39" table:formula="of:=IF([Sprint7.$E80]=&quot;&quot;;;MAX(0;[Sprint7.U80]-[Sprint7.K80]))" office:value-type="float" office:value="0" calcext:value-type="float">
            <text:p>0</text:p>
          </table:table-cell>
          <table:table-cell table:style-name="ce39" table:formula="of:=IF([Sprint7.$E80]=&quot;&quot;;;MAX(0;[Sprint7.V80]-[Sprint7.L80]))" office:value-type="float" office:value="0" calcext:value-type="float">
            <text:p>0</text:p>
          </table:table-cell>
          <table:table-cell table:style-name="ce39" table:formula="of:=IF([Sprint7.$E80]=&quot;&quot;;;MAX(0;[Sprint7.W80]-[Sprint7.M80]))" office:value-type="float" office:value="0" calcext:value-type="float">
            <text:p>0</text:p>
          </table:table-cell>
          <table:table-cell table:style-name="ce39" table:formula="of:=IF([Sprint7.$E80]=&quot;&quot;;;MAX(0;[Sprint7.X80]-[Sprint7.N80]))" office:value-type="float" office:value="0" calcext:value-type="float">
            <text:p>0</text:p>
          </table:table-cell>
          <table:table-cell table:style-name="ce39" table:formula="of:=IF([Sprint7.$E80]=&quot;&quot;;;MAX(0;[Sprint7.Y80]-[Sprint7.O80]))" office:value-type="float" office:value="0" calcext:value-type="float">
            <text:p>0</text:p>
          </table:table-cell>
          <table:table-cell table:style-name="ce39" table:formula="of:=IF([Sprint7.$E80]=&quot;&quot;;;MAX(0;[Sprint7.Z80]-[Sprint7.P8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81];[Sprint7.$D81];[Sprint7.$E81])">
            <text:p/>
          </table:table-cell>
          <table:table-cell table:style-name="ce9" table:formula="of:=IFERROR(VLOOKUP([Sprint7.$A81];[$Tasks.$A71:.$B7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81] =&quot;&quot;;;MAX([Sprint7.$F81]-[Sprint7.G81];0))" office:value-type="float" office:value="0" calcext:value-type="float">
            <text:p>0</text:p>
          </table:table-cell>
          <table:table-cell table:style-name="ce39" table:formula="of:=IF([Sprint7.$E81]=&quot;&quot;;;MAX(0;[Sprint7.R81]-[Sprint7.H81]))" office:value-type="float" office:value="0" calcext:value-type="float">
            <text:p>0</text:p>
          </table:table-cell>
          <table:table-cell table:style-name="ce39" table:formula="of:=IF([Sprint7.$E81]=&quot;&quot;;;MAX(0;[Sprint7.S81]-[Sprint7.I81]))" office:value-type="float" office:value="0" calcext:value-type="float">
            <text:p>0</text:p>
          </table:table-cell>
          <table:table-cell table:style-name="ce39" table:formula="of:=IF([Sprint7.$E81]=&quot;&quot;;;MAX(0;[Sprint7.T81]-[Sprint7.J81]))" office:value-type="float" office:value="0" calcext:value-type="float">
            <text:p>0</text:p>
          </table:table-cell>
          <table:table-cell table:style-name="ce39" table:formula="of:=IF([Sprint7.$E81]=&quot;&quot;;;MAX(0;[Sprint7.U81]-[Sprint7.K81]))" office:value-type="float" office:value="0" calcext:value-type="float">
            <text:p>0</text:p>
          </table:table-cell>
          <table:table-cell table:style-name="ce39" table:formula="of:=IF([Sprint7.$E81]=&quot;&quot;;;MAX(0;[Sprint7.V81]-[Sprint7.L81]))" office:value-type="float" office:value="0" calcext:value-type="float">
            <text:p>0</text:p>
          </table:table-cell>
          <table:table-cell table:style-name="ce39" table:formula="of:=IF([Sprint7.$E81]=&quot;&quot;;;MAX(0;[Sprint7.W81]-[Sprint7.M81]))" office:value-type="float" office:value="0" calcext:value-type="float">
            <text:p>0</text:p>
          </table:table-cell>
          <table:table-cell table:style-name="ce39" table:formula="of:=IF([Sprint7.$E81]=&quot;&quot;;;MAX(0;[Sprint7.X81]-[Sprint7.N81]))" office:value-type="float" office:value="0" calcext:value-type="float">
            <text:p>0</text:p>
          </table:table-cell>
          <table:table-cell table:style-name="ce39" table:formula="of:=IF([Sprint7.$E81]=&quot;&quot;;;MAX(0;[Sprint7.Y81]-[Sprint7.O81]))" office:value-type="float" office:value="0" calcext:value-type="float">
            <text:p>0</text:p>
          </table:table-cell>
          <table:table-cell table:style-name="ce39" table:formula="of:=IF([Sprint7.$E81]=&quot;&quot;;;MAX(0;[Sprint7.Z81]-[Sprint7.P8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82];[Sprint7.$D82];[Sprint7.$E82])">
            <text:p/>
          </table:table-cell>
          <table:table-cell table:style-name="ce9" table:formula="of:=IFERROR(VLOOKUP([Sprint7.$A82];[$Tasks.$A72:.$B7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82] =&quot;&quot;;;MAX([Sprint7.$F82]-[Sprint7.G82];0))" office:value-type="float" office:value="0" calcext:value-type="float">
            <text:p>0</text:p>
          </table:table-cell>
          <table:table-cell table:style-name="ce39" table:formula="of:=IF([Sprint7.$E82]=&quot;&quot;;;MAX(0;[Sprint7.R82]-[Sprint7.H82]))" office:value-type="float" office:value="0" calcext:value-type="float">
            <text:p>0</text:p>
          </table:table-cell>
          <table:table-cell table:style-name="ce39" table:formula="of:=IF([Sprint7.$E82]=&quot;&quot;;;MAX(0;[Sprint7.S82]-[Sprint7.I82]))" office:value-type="float" office:value="0" calcext:value-type="float">
            <text:p>0</text:p>
          </table:table-cell>
          <table:table-cell table:style-name="ce39" table:formula="of:=IF([Sprint7.$E82]=&quot;&quot;;;MAX(0;[Sprint7.T82]-[Sprint7.J82]))" office:value-type="float" office:value="0" calcext:value-type="float">
            <text:p>0</text:p>
          </table:table-cell>
          <table:table-cell table:style-name="ce39" table:formula="of:=IF([Sprint7.$E82]=&quot;&quot;;;MAX(0;[Sprint7.U82]-[Sprint7.K82]))" office:value-type="float" office:value="0" calcext:value-type="float">
            <text:p>0</text:p>
          </table:table-cell>
          <table:table-cell table:style-name="ce39" table:formula="of:=IF([Sprint7.$E82]=&quot;&quot;;;MAX(0;[Sprint7.V82]-[Sprint7.L82]))" office:value-type="float" office:value="0" calcext:value-type="float">
            <text:p>0</text:p>
          </table:table-cell>
          <table:table-cell table:style-name="ce39" table:formula="of:=IF([Sprint7.$E82]=&quot;&quot;;;MAX(0;[Sprint7.W82]-[Sprint7.M82]))" office:value-type="float" office:value="0" calcext:value-type="float">
            <text:p>0</text:p>
          </table:table-cell>
          <table:table-cell table:style-name="ce39" table:formula="of:=IF([Sprint7.$E82]=&quot;&quot;;;MAX(0;[Sprint7.X82]-[Sprint7.N82]))" office:value-type="float" office:value="0" calcext:value-type="float">
            <text:p>0</text:p>
          </table:table-cell>
          <table:table-cell table:style-name="ce39" table:formula="of:=IF([Sprint7.$E82]=&quot;&quot;;;MAX(0;[Sprint7.Y82]-[Sprint7.O82]))" office:value-type="float" office:value="0" calcext:value-type="float">
            <text:p>0</text:p>
          </table:table-cell>
          <table:table-cell table:style-name="ce39" table:formula="of:=IF([Sprint7.$E82]=&quot;&quot;;;MAX(0;[Sprint7.Z82]-[Sprint7.P8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83];[Sprint7.$D83];[Sprint7.$E83])">
            <text:p/>
          </table:table-cell>
          <table:table-cell table:style-name="ce9" table:formula="of:=IFERROR(VLOOKUP([Sprint7.$A83];[$Tasks.$A73:.$B7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83] =&quot;&quot;;;MAX([Sprint7.$F83]-[Sprint7.G83];0))" office:value-type="float" office:value="0" calcext:value-type="float">
            <text:p>0</text:p>
          </table:table-cell>
          <table:table-cell table:style-name="ce39" table:formula="of:=IF([Sprint7.$E83]=&quot;&quot;;;MAX(0;[Sprint7.R83]-[Sprint7.H83]))" office:value-type="float" office:value="0" calcext:value-type="float">
            <text:p>0</text:p>
          </table:table-cell>
          <table:table-cell table:style-name="ce39" table:formula="of:=IF([Sprint7.$E83]=&quot;&quot;;;MAX(0;[Sprint7.S83]-[Sprint7.I83]))" office:value-type="float" office:value="0" calcext:value-type="float">
            <text:p>0</text:p>
          </table:table-cell>
          <table:table-cell table:style-name="ce39" table:formula="of:=IF([Sprint7.$E83]=&quot;&quot;;;MAX(0;[Sprint7.T83]-[Sprint7.J83]))" office:value-type="float" office:value="0" calcext:value-type="float">
            <text:p>0</text:p>
          </table:table-cell>
          <table:table-cell table:style-name="ce39" table:formula="of:=IF([Sprint7.$E83]=&quot;&quot;;;MAX(0;[Sprint7.U83]-[Sprint7.K83]))" office:value-type="float" office:value="0" calcext:value-type="float">
            <text:p>0</text:p>
          </table:table-cell>
          <table:table-cell table:style-name="ce39" table:formula="of:=IF([Sprint7.$E83]=&quot;&quot;;;MAX(0;[Sprint7.V83]-[Sprint7.L83]))" office:value-type="float" office:value="0" calcext:value-type="float">
            <text:p>0</text:p>
          </table:table-cell>
          <table:table-cell table:style-name="ce39" table:formula="of:=IF([Sprint7.$E83]=&quot;&quot;;;MAX(0;[Sprint7.W83]-[Sprint7.M83]))" office:value-type="float" office:value="0" calcext:value-type="float">
            <text:p>0</text:p>
          </table:table-cell>
          <table:table-cell table:style-name="ce39" table:formula="of:=IF([Sprint7.$E83]=&quot;&quot;;;MAX(0;[Sprint7.X83]-[Sprint7.N83]))" office:value-type="float" office:value="0" calcext:value-type="float">
            <text:p>0</text:p>
          </table:table-cell>
          <table:table-cell table:style-name="ce39" table:formula="of:=IF([Sprint7.$E83]=&quot;&quot;;;MAX(0;[Sprint7.Y83]-[Sprint7.O83]))" office:value-type="float" office:value="0" calcext:value-type="float">
            <text:p>0</text:p>
          </table:table-cell>
          <table:table-cell table:style-name="ce39" table:formula="of:=IF([Sprint7.$E83]=&quot;&quot;;;MAX(0;[Sprint7.Z83]-[Sprint7.P8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84];[Sprint7.$D84];[Sprint7.$E84])">
            <text:p/>
          </table:table-cell>
          <table:table-cell table:style-name="ce9" table:formula="of:=IFERROR(VLOOKUP([Sprint7.$A84];[$Tasks.$A74:.$B7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84] =&quot;&quot;;;MAX([Sprint7.$F84]-[Sprint7.G84];0))" office:value-type="float" office:value="0" calcext:value-type="float">
            <text:p>0</text:p>
          </table:table-cell>
          <table:table-cell table:style-name="ce39" table:formula="of:=IF([Sprint7.$E84]=&quot;&quot;;;MAX(0;[Sprint7.R84]-[Sprint7.H84]))" office:value-type="float" office:value="0" calcext:value-type="float">
            <text:p>0</text:p>
          </table:table-cell>
          <table:table-cell table:style-name="ce39" table:formula="of:=IF([Sprint7.$E84]=&quot;&quot;;;MAX(0;[Sprint7.S84]-[Sprint7.I84]))" office:value-type="float" office:value="0" calcext:value-type="float">
            <text:p>0</text:p>
          </table:table-cell>
          <table:table-cell table:style-name="ce39" table:formula="of:=IF([Sprint7.$E84]=&quot;&quot;;;MAX(0;[Sprint7.T84]-[Sprint7.J84]))" office:value-type="float" office:value="0" calcext:value-type="float">
            <text:p>0</text:p>
          </table:table-cell>
          <table:table-cell table:style-name="ce39" table:formula="of:=IF([Sprint7.$E84]=&quot;&quot;;;MAX(0;[Sprint7.U84]-[Sprint7.K84]))" office:value-type="float" office:value="0" calcext:value-type="float">
            <text:p>0</text:p>
          </table:table-cell>
          <table:table-cell table:style-name="ce39" table:formula="of:=IF([Sprint7.$E84]=&quot;&quot;;;MAX(0;[Sprint7.V84]-[Sprint7.L84]))" office:value-type="float" office:value="0" calcext:value-type="float">
            <text:p>0</text:p>
          </table:table-cell>
          <table:table-cell table:style-name="ce39" table:formula="of:=IF([Sprint7.$E84]=&quot;&quot;;;MAX(0;[Sprint7.W84]-[Sprint7.M84]))" office:value-type="float" office:value="0" calcext:value-type="float">
            <text:p>0</text:p>
          </table:table-cell>
          <table:table-cell table:style-name="ce39" table:formula="of:=IF([Sprint7.$E84]=&quot;&quot;;;MAX(0;[Sprint7.X84]-[Sprint7.N84]))" office:value-type="float" office:value="0" calcext:value-type="float">
            <text:p>0</text:p>
          </table:table-cell>
          <table:table-cell table:style-name="ce39" table:formula="of:=IF([Sprint7.$E84]=&quot;&quot;;;MAX(0;[Sprint7.Y84]-[Sprint7.O84]))" office:value-type="float" office:value="0" calcext:value-type="float">
            <text:p>0</text:p>
          </table:table-cell>
          <table:table-cell table:style-name="ce39" table:formula="of:=IF([Sprint7.$E84]=&quot;&quot;;;MAX(0;[Sprint7.Z84]-[Sprint7.P8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85];[Sprint7.$D85];[Sprint7.$E85])">
            <text:p/>
          </table:table-cell>
          <table:table-cell table:style-name="ce9" table:formula="of:=IFERROR(VLOOKUP([Sprint7.$A85];[$Tasks.$A75:.$B7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85] =&quot;&quot;;;MAX([Sprint7.$F85]-[Sprint7.G85];0))" office:value-type="float" office:value="0" calcext:value-type="float">
            <text:p>0</text:p>
          </table:table-cell>
          <table:table-cell table:style-name="ce39" table:formula="of:=IF([Sprint7.$E85]=&quot;&quot;;;MAX(0;[Sprint7.R85]-[Sprint7.H85]))" office:value-type="float" office:value="0" calcext:value-type="float">
            <text:p>0</text:p>
          </table:table-cell>
          <table:table-cell table:style-name="ce39" table:formula="of:=IF([Sprint7.$E85]=&quot;&quot;;;MAX(0;[Sprint7.S85]-[Sprint7.I85]))" office:value-type="float" office:value="0" calcext:value-type="float">
            <text:p>0</text:p>
          </table:table-cell>
          <table:table-cell table:style-name="ce39" table:formula="of:=IF([Sprint7.$E85]=&quot;&quot;;;MAX(0;[Sprint7.T85]-[Sprint7.J85]))" office:value-type="float" office:value="0" calcext:value-type="float">
            <text:p>0</text:p>
          </table:table-cell>
          <table:table-cell table:style-name="ce39" table:formula="of:=IF([Sprint7.$E85]=&quot;&quot;;;MAX(0;[Sprint7.U85]-[Sprint7.K85]))" office:value-type="float" office:value="0" calcext:value-type="float">
            <text:p>0</text:p>
          </table:table-cell>
          <table:table-cell table:style-name="ce39" table:formula="of:=IF([Sprint7.$E85]=&quot;&quot;;;MAX(0;[Sprint7.V85]-[Sprint7.L85]))" office:value-type="float" office:value="0" calcext:value-type="float">
            <text:p>0</text:p>
          </table:table-cell>
          <table:table-cell table:style-name="ce39" table:formula="of:=IF([Sprint7.$E85]=&quot;&quot;;;MAX(0;[Sprint7.W85]-[Sprint7.M85]))" office:value-type="float" office:value="0" calcext:value-type="float">
            <text:p>0</text:p>
          </table:table-cell>
          <table:table-cell table:style-name="ce39" table:formula="of:=IF([Sprint7.$E85]=&quot;&quot;;;MAX(0;[Sprint7.X85]-[Sprint7.N85]))" office:value-type="float" office:value="0" calcext:value-type="float">
            <text:p>0</text:p>
          </table:table-cell>
          <table:table-cell table:style-name="ce39" table:formula="of:=IF([Sprint7.$E85]=&quot;&quot;;;MAX(0;[Sprint7.Y85]-[Sprint7.O85]))" office:value-type="float" office:value="0" calcext:value-type="float">
            <text:p>0</text:p>
          </table:table-cell>
          <table:table-cell table:style-name="ce39" table:formula="of:=IF([Sprint7.$E85]=&quot;&quot;;;MAX(0;[Sprint7.Z85]-[Sprint7.P8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86];[Sprint7.$D86];[Sprint7.$E86])">
            <text:p/>
          </table:table-cell>
          <table:table-cell table:style-name="ce9" table:formula="of:=IFERROR(VLOOKUP([Sprint7.$A86];[$Tasks.$A76:.$B8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86] =&quot;&quot;;;MAX([Sprint7.$F86]-[Sprint7.G86];0))" office:value-type="float" office:value="0" calcext:value-type="float">
            <text:p>0</text:p>
          </table:table-cell>
          <table:table-cell table:style-name="ce39" table:formula="of:=IF([Sprint7.$E86]=&quot;&quot;;;MAX(0;[Sprint7.R86]-[Sprint7.H86]))" office:value-type="float" office:value="0" calcext:value-type="float">
            <text:p>0</text:p>
          </table:table-cell>
          <table:table-cell table:style-name="ce39" table:formula="of:=IF([Sprint7.$E86]=&quot;&quot;;;MAX(0;[Sprint7.S86]-[Sprint7.I86]))" office:value-type="float" office:value="0" calcext:value-type="float">
            <text:p>0</text:p>
          </table:table-cell>
          <table:table-cell table:style-name="ce39" table:formula="of:=IF([Sprint7.$E86]=&quot;&quot;;;MAX(0;[Sprint7.T86]-[Sprint7.J86]))" office:value-type="float" office:value="0" calcext:value-type="float">
            <text:p>0</text:p>
          </table:table-cell>
          <table:table-cell table:style-name="ce39" table:formula="of:=IF([Sprint7.$E86]=&quot;&quot;;;MAX(0;[Sprint7.U86]-[Sprint7.K86]))" office:value-type="float" office:value="0" calcext:value-type="float">
            <text:p>0</text:p>
          </table:table-cell>
          <table:table-cell table:style-name="ce39" table:formula="of:=IF([Sprint7.$E86]=&quot;&quot;;;MAX(0;[Sprint7.V86]-[Sprint7.L86]))" office:value-type="float" office:value="0" calcext:value-type="float">
            <text:p>0</text:p>
          </table:table-cell>
          <table:table-cell table:style-name="ce39" table:formula="of:=IF([Sprint7.$E86]=&quot;&quot;;;MAX(0;[Sprint7.W86]-[Sprint7.M86]))" office:value-type="float" office:value="0" calcext:value-type="float">
            <text:p>0</text:p>
          </table:table-cell>
          <table:table-cell table:style-name="ce39" table:formula="of:=IF([Sprint7.$E86]=&quot;&quot;;;MAX(0;[Sprint7.X86]-[Sprint7.N86]))" office:value-type="float" office:value="0" calcext:value-type="float">
            <text:p>0</text:p>
          </table:table-cell>
          <table:table-cell table:style-name="ce39" table:formula="of:=IF([Sprint7.$E86]=&quot;&quot;;;MAX(0;[Sprint7.Y86]-[Sprint7.O86]))" office:value-type="float" office:value="0" calcext:value-type="float">
            <text:p>0</text:p>
          </table:table-cell>
          <table:table-cell table:style-name="ce39" table:formula="of:=IF([Sprint7.$E86]=&quot;&quot;;;MAX(0;[Sprint7.Z86]-[Sprint7.P8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87];[Sprint7.$D87];[Sprint7.$E87])">
            <text:p/>
          </table:table-cell>
          <table:table-cell table:style-name="ce9" table:formula="of:=IFERROR(VLOOKUP([Sprint7.$A87];[$Tasks.$A77:.$B8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87] =&quot;&quot;;;MAX([Sprint7.$F87]-[Sprint7.G87];0))" office:value-type="float" office:value="0" calcext:value-type="float">
            <text:p>0</text:p>
          </table:table-cell>
          <table:table-cell table:style-name="ce39" table:formula="of:=IF([Sprint7.$E87]=&quot;&quot;;;MAX(0;[Sprint7.R87]-[Sprint7.H87]))" office:value-type="float" office:value="0" calcext:value-type="float">
            <text:p>0</text:p>
          </table:table-cell>
          <table:table-cell table:style-name="ce39" table:formula="of:=IF([Sprint7.$E87]=&quot;&quot;;;MAX(0;[Sprint7.S87]-[Sprint7.I87]))" office:value-type="float" office:value="0" calcext:value-type="float">
            <text:p>0</text:p>
          </table:table-cell>
          <table:table-cell table:style-name="ce39" table:formula="of:=IF([Sprint7.$E87]=&quot;&quot;;;MAX(0;[Sprint7.T87]-[Sprint7.J87]))" office:value-type="float" office:value="0" calcext:value-type="float">
            <text:p>0</text:p>
          </table:table-cell>
          <table:table-cell table:style-name="ce39" table:formula="of:=IF([Sprint7.$E87]=&quot;&quot;;;MAX(0;[Sprint7.U87]-[Sprint7.K87]))" office:value-type="float" office:value="0" calcext:value-type="float">
            <text:p>0</text:p>
          </table:table-cell>
          <table:table-cell table:style-name="ce39" table:formula="of:=IF([Sprint7.$E87]=&quot;&quot;;;MAX(0;[Sprint7.V87]-[Sprint7.L87]))" office:value-type="float" office:value="0" calcext:value-type="float">
            <text:p>0</text:p>
          </table:table-cell>
          <table:table-cell table:style-name="ce39" table:formula="of:=IF([Sprint7.$E87]=&quot;&quot;;;MAX(0;[Sprint7.W87]-[Sprint7.M87]))" office:value-type="float" office:value="0" calcext:value-type="float">
            <text:p>0</text:p>
          </table:table-cell>
          <table:table-cell table:style-name="ce39" table:formula="of:=IF([Sprint7.$E87]=&quot;&quot;;;MAX(0;[Sprint7.X87]-[Sprint7.N87]))" office:value-type="float" office:value="0" calcext:value-type="float">
            <text:p>0</text:p>
          </table:table-cell>
          <table:table-cell table:style-name="ce39" table:formula="of:=IF([Sprint7.$E87]=&quot;&quot;;;MAX(0;[Sprint7.Y87]-[Sprint7.O87]))" office:value-type="float" office:value="0" calcext:value-type="float">
            <text:p>0</text:p>
          </table:table-cell>
          <table:table-cell table:style-name="ce39" table:formula="of:=IF([Sprint7.$E87]=&quot;&quot;;;MAX(0;[Sprint7.Z87]-[Sprint7.P8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88];[Sprint7.$D88];[Sprint7.$E88])">
            <text:p/>
          </table:table-cell>
          <table:table-cell table:style-name="ce9" table:formula="of:=IFERROR(VLOOKUP([Sprint7.$A88];[$Tasks.$A78:.$B8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88] =&quot;&quot;;;MAX([Sprint7.$F88]-[Sprint7.G88];0))" office:value-type="float" office:value="0" calcext:value-type="float">
            <text:p>0</text:p>
          </table:table-cell>
          <table:table-cell table:style-name="ce39" table:formula="of:=IF([Sprint7.$E88]=&quot;&quot;;;MAX(0;[Sprint7.R88]-[Sprint7.H88]))" office:value-type="float" office:value="0" calcext:value-type="float">
            <text:p>0</text:p>
          </table:table-cell>
          <table:table-cell table:style-name="ce39" table:formula="of:=IF([Sprint7.$E88]=&quot;&quot;;;MAX(0;[Sprint7.S88]-[Sprint7.I88]))" office:value-type="float" office:value="0" calcext:value-type="float">
            <text:p>0</text:p>
          </table:table-cell>
          <table:table-cell table:style-name="ce39" table:formula="of:=IF([Sprint7.$E88]=&quot;&quot;;;MAX(0;[Sprint7.T88]-[Sprint7.J88]))" office:value-type="float" office:value="0" calcext:value-type="float">
            <text:p>0</text:p>
          </table:table-cell>
          <table:table-cell table:style-name="ce39" table:formula="of:=IF([Sprint7.$E88]=&quot;&quot;;;MAX(0;[Sprint7.U88]-[Sprint7.K88]))" office:value-type="float" office:value="0" calcext:value-type="float">
            <text:p>0</text:p>
          </table:table-cell>
          <table:table-cell table:style-name="ce39" table:formula="of:=IF([Sprint7.$E88]=&quot;&quot;;;MAX(0;[Sprint7.V88]-[Sprint7.L88]))" office:value-type="float" office:value="0" calcext:value-type="float">
            <text:p>0</text:p>
          </table:table-cell>
          <table:table-cell table:style-name="ce39" table:formula="of:=IF([Sprint7.$E88]=&quot;&quot;;;MAX(0;[Sprint7.W88]-[Sprint7.M88]))" office:value-type="float" office:value="0" calcext:value-type="float">
            <text:p>0</text:p>
          </table:table-cell>
          <table:table-cell table:style-name="ce39" table:formula="of:=IF([Sprint7.$E88]=&quot;&quot;;;MAX(0;[Sprint7.X88]-[Sprint7.N88]))" office:value-type="float" office:value="0" calcext:value-type="float">
            <text:p>0</text:p>
          </table:table-cell>
          <table:table-cell table:style-name="ce39" table:formula="of:=IF([Sprint7.$E88]=&quot;&quot;;;MAX(0;[Sprint7.Y88]-[Sprint7.O88]))" office:value-type="float" office:value="0" calcext:value-type="float">
            <text:p>0</text:p>
          </table:table-cell>
          <table:table-cell table:style-name="ce39" table:formula="of:=IF([Sprint7.$E88]=&quot;&quot;;;MAX(0;[Sprint7.Z88]-[Sprint7.P8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89];[Sprint7.$D89];[Sprint7.$E89])">
            <text:p/>
          </table:table-cell>
          <table:table-cell table:style-name="ce9" table:formula="of:=IFERROR(VLOOKUP([Sprint7.$A89];[$Tasks.$A79:.$B8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89] =&quot;&quot;;;MAX([Sprint7.$F89]-[Sprint7.G89];0))" office:value-type="float" office:value="0" calcext:value-type="float">
            <text:p>0</text:p>
          </table:table-cell>
          <table:table-cell table:style-name="ce39" table:formula="of:=IF([Sprint7.$E89]=&quot;&quot;;;MAX(0;[Sprint7.R89]-[Sprint7.H89]))" office:value-type="float" office:value="0" calcext:value-type="float">
            <text:p>0</text:p>
          </table:table-cell>
          <table:table-cell table:style-name="ce39" table:formula="of:=IF([Sprint7.$E89]=&quot;&quot;;;MAX(0;[Sprint7.S89]-[Sprint7.I89]))" office:value-type="float" office:value="0" calcext:value-type="float">
            <text:p>0</text:p>
          </table:table-cell>
          <table:table-cell table:style-name="ce39" table:formula="of:=IF([Sprint7.$E89]=&quot;&quot;;;MAX(0;[Sprint7.T89]-[Sprint7.J89]))" office:value-type="float" office:value="0" calcext:value-type="float">
            <text:p>0</text:p>
          </table:table-cell>
          <table:table-cell table:style-name="ce39" table:formula="of:=IF([Sprint7.$E89]=&quot;&quot;;;MAX(0;[Sprint7.U89]-[Sprint7.K89]))" office:value-type="float" office:value="0" calcext:value-type="float">
            <text:p>0</text:p>
          </table:table-cell>
          <table:table-cell table:style-name="ce39" table:formula="of:=IF([Sprint7.$E89]=&quot;&quot;;;MAX(0;[Sprint7.V89]-[Sprint7.L89]))" office:value-type="float" office:value="0" calcext:value-type="float">
            <text:p>0</text:p>
          </table:table-cell>
          <table:table-cell table:style-name="ce39" table:formula="of:=IF([Sprint7.$E89]=&quot;&quot;;;MAX(0;[Sprint7.W89]-[Sprint7.M89]))" office:value-type="float" office:value="0" calcext:value-type="float">
            <text:p>0</text:p>
          </table:table-cell>
          <table:table-cell table:style-name="ce39" table:formula="of:=IF([Sprint7.$E89]=&quot;&quot;;;MAX(0;[Sprint7.X89]-[Sprint7.N89]))" office:value-type="float" office:value="0" calcext:value-type="float">
            <text:p>0</text:p>
          </table:table-cell>
          <table:table-cell table:style-name="ce39" table:formula="of:=IF([Sprint7.$E89]=&quot;&quot;;;MAX(0;[Sprint7.Y89]-[Sprint7.O89]))" office:value-type="float" office:value="0" calcext:value-type="float">
            <text:p>0</text:p>
          </table:table-cell>
          <table:table-cell table:style-name="ce39" table:formula="of:=IF([Sprint7.$E89]=&quot;&quot;;;MAX(0;[Sprint7.Z89]-[Sprint7.P8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90];[Sprint7.$D90];[Sprint7.$E90])">
            <text:p/>
          </table:table-cell>
          <table:table-cell table:style-name="ce9" table:formula="of:=IFERROR(VLOOKUP([Sprint7.$A90];[$Tasks.$A80:.$B8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90] =&quot;&quot;;;MAX([Sprint7.$F90]-[Sprint7.G90];0))" office:value-type="float" office:value="0" calcext:value-type="float">
            <text:p>0</text:p>
          </table:table-cell>
          <table:table-cell table:style-name="ce39" table:formula="of:=IF([Sprint7.$E90]=&quot;&quot;;;MAX(0;[Sprint7.R90]-[Sprint7.H90]))" office:value-type="float" office:value="0" calcext:value-type="float">
            <text:p>0</text:p>
          </table:table-cell>
          <table:table-cell table:style-name="ce39" table:formula="of:=IF([Sprint7.$E90]=&quot;&quot;;;MAX(0;[Sprint7.S90]-[Sprint7.I90]))" office:value-type="float" office:value="0" calcext:value-type="float">
            <text:p>0</text:p>
          </table:table-cell>
          <table:table-cell table:style-name="ce39" table:formula="of:=IF([Sprint7.$E90]=&quot;&quot;;;MAX(0;[Sprint7.T90]-[Sprint7.J90]))" office:value-type="float" office:value="0" calcext:value-type="float">
            <text:p>0</text:p>
          </table:table-cell>
          <table:table-cell table:style-name="ce39" table:formula="of:=IF([Sprint7.$E90]=&quot;&quot;;;MAX(0;[Sprint7.U90]-[Sprint7.K90]))" office:value-type="float" office:value="0" calcext:value-type="float">
            <text:p>0</text:p>
          </table:table-cell>
          <table:table-cell table:style-name="ce39" table:formula="of:=IF([Sprint7.$E90]=&quot;&quot;;;MAX(0;[Sprint7.V90]-[Sprint7.L90]))" office:value-type="float" office:value="0" calcext:value-type="float">
            <text:p>0</text:p>
          </table:table-cell>
          <table:table-cell table:style-name="ce39" table:formula="of:=IF([Sprint7.$E90]=&quot;&quot;;;MAX(0;[Sprint7.W90]-[Sprint7.M90]))" office:value-type="float" office:value="0" calcext:value-type="float">
            <text:p>0</text:p>
          </table:table-cell>
          <table:table-cell table:style-name="ce39" table:formula="of:=IF([Sprint7.$E90]=&quot;&quot;;;MAX(0;[Sprint7.X90]-[Sprint7.N90]))" office:value-type="float" office:value="0" calcext:value-type="float">
            <text:p>0</text:p>
          </table:table-cell>
          <table:table-cell table:style-name="ce39" table:formula="of:=IF([Sprint7.$E90]=&quot;&quot;;;MAX(0;[Sprint7.Y90]-[Sprint7.O90]))" office:value-type="float" office:value="0" calcext:value-type="float">
            <text:p>0</text:p>
          </table:table-cell>
          <table:table-cell table:style-name="ce39" table:formula="of:=IF([Sprint7.$E90]=&quot;&quot;;;MAX(0;[Sprint7.Z90]-[Sprint7.P9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91];[Sprint7.$D91];[Sprint7.$E91])">
            <text:p/>
          </table:table-cell>
          <table:table-cell table:style-name="ce9" table:formula="of:=IFERROR(VLOOKUP([Sprint7.$A91];[$Tasks.$A81:.$B8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91] =&quot;&quot;;;MAX([Sprint7.$F91]-[Sprint7.G91];0))" office:value-type="float" office:value="0" calcext:value-type="float">
            <text:p>0</text:p>
          </table:table-cell>
          <table:table-cell table:style-name="ce39" table:formula="of:=IF([Sprint7.$E91]=&quot;&quot;;;MAX(0;[Sprint7.R91]-[Sprint7.H91]))" office:value-type="float" office:value="0" calcext:value-type="float">
            <text:p>0</text:p>
          </table:table-cell>
          <table:table-cell table:style-name="ce39" table:formula="of:=IF([Sprint7.$E91]=&quot;&quot;;;MAX(0;[Sprint7.S91]-[Sprint7.I91]))" office:value-type="float" office:value="0" calcext:value-type="float">
            <text:p>0</text:p>
          </table:table-cell>
          <table:table-cell table:style-name="ce39" table:formula="of:=IF([Sprint7.$E91]=&quot;&quot;;;MAX(0;[Sprint7.T91]-[Sprint7.J91]))" office:value-type="float" office:value="0" calcext:value-type="float">
            <text:p>0</text:p>
          </table:table-cell>
          <table:table-cell table:style-name="ce39" table:formula="of:=IF([Sprint7.$E91]=&quot;&quot;;;MAX(0;[Sprint7.U91]-[Sprint7.K91]))" office:value-type="float" office:value="0" calcext:value-type="float">
            <text:p>0</text:p>
          </table:table-cell>
          <table:table-cell table:style-name="ce39" table:formula="of:=IF([Sprint7.$E91]=&quot;&quot;;;MAX(0;[Sprint7.V91]-[Sprint7.L91]))" office:value-type="float" office:value="0" calcext:value-type="float">
            <text:p>0</text:p>
          </table:table-cell>
          <table:table-cell table:style-name="ce39" table:formula="of:=IF([Sprint7.$E91]=&quot;&quot;;;MAX(0;[Sprint7.W91]-[Sprint7.M91]))" office:value-type="float" office:value="0" calcext:value-type="float">
            <text:p>0</text:p>
          </table:table-cell>
          <table:table-cell table:style-name="ce39" table:formula="of:=IF([Sprint7.$E91]=&quot;&quot;;;MAX(0;[Sprint7.X91]-[Sprint7.N91]))" office:value-type="float" office:value="0" calcext:value-type="float">
            <text:p>0</text:p>
          </table:table-cell>
          <table:table-cell table:style-name="ce39" table:formula="of:=IF([Sprint7.$E91]=&quot;&quot;;;MAX(0;[Sprint7.Y91]-[Sprint7.O91]))" office:value-type="float" office:value="0" calcext:value-type="float">
            <text:p>0</text:p>
          </table:table-cell>
          <table:table-cell table:style-name="ce39" table:formula="of:=IF([Sprint7.$E91]=&quot;&quot;;;MAX(0;[Sprint7.Z91]-[Sprint7.P9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92];[Sprint7.$D92];[Sprint7.$E92])">
            <text:p/>
          </table:table-cell>
          <table:table-cell table:style-name="ce9" table:formula="of:=IFERROR(VLOOKUP([Sprint7.$A92];[$Tasks.$A82:.$B8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92] =&quot;&quot;;;MAX([Sprint7.$F92]-[Sprint7.G92];0))" office:value-type="float" office:value="0" calcext:value-type="float">
            <text:p>0</text:p>
          </table:table-cell>
          <table:table-cell table:style-name="ce39" table:formula="of:=IF([Sprint7.$E92]=&quot;&quot;;;MAX(0;[Sprint7.R92]-[Sprint7.H92]))" office:value-type="float" office:value="0" calcext:value-type="float">
            <text:p>0</text:p>
          </table:table-cell>
          <table:table-cell table:style-name="ce39" table:formula="of:=IF([Sprint7.$E92]=&quot;&quot;;;MAX(0;[Sprint7.S92]-[Sprint7.I92]))" office:value-type="float" office:value="0" calcext:value-type="float">
            <text:p>0</text:p>
          </table:table-cell>
          <table:table-cell table:style-name="ce39" table:formula="of:=IF([Sprint7.$E92]=&quot;&quot;;;MAX(0;[Sprint7.T92]-[Sprint7.J92]))" office:value-type="float" office:value="0" calcext:value-type="float">
            <text:p>0</text:p>
          </table:table-cell>
          <table:table-cell table:style-name="ce39" table:formula="of:=IF([Sprint7.$E92]=&quot;&quot;;;MAX(0;[Sprint7.U92]-[Sprint7.K92]))" office:value-type="float" office:value="0" calcext:value-type="float">
            <text:p>0</text:p>
          </table:table-cell>
          <table:table-cell table:style-name="ce39" table:formula="of:=IF([Sprint7.$E92]=&quot;&quot;;;MAX(0;[Sprint7.V92]-[Sprint7.L92]))" office:value-type="float" office:value="0" calcext:value-type="float">
            <text:p>0</text:p>
          </table:table-cell>
          <table:table-cell table:style-name="ce39" table:formula="of:=IF([Sprint7.$E92]=&quot;&quot;;;MAX(0;[Sprint7.W92]-[Sprint7.M92]))" office:value-type="float" office:value="0" calcext:value-type="float">
            <text:p>0</text:p>
          </table:table-cell>
          <table:table-cell table:style-name="ce39" table:formula="of:=IF([Sprint7.$E92]=&quot;&quot;;;MAX(0;[Sprint7.X92]-[Sprint7.N92]))" office:value-type="float" office:value="0" calcext:value-type="float">
            <text:p>0</text:p>
          </table:table-cell>
          <table:table-cell table:style-name="ce39" table:formula="of:=IF([Sprint7.$E92]=&quot;&quot;;;MAX(0;[Sprint7.Y92]-[Sprint7.O92]))" office:value-type="float" office:value="0" calcext:value-type="float">
            <text:p>0</text:p>
          </table:table-cell>
          <table:table-cell table:style-name="ce39" table:formula="of:=IF([Sprint7.$E92]=&quot;&quot;;;MAX(0;[Sprint7.Z92]-[Sprint7.P9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93];[Sprint7.$D93];[Sprint7.$E93])">
            <text:p/>
          </table:table-cell>
          <table:table-cell table:style-name="ce9" table:formula="of:=IFERROR(VLOOKUP([Sprint7.$A93];[$Tasks.$A83:.$B8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93] =&quot;&quot;;;MAX([Sprint7.$F93]-[Sprint7.G93];0))" office:value-type="float" office:value="0" calcext:value-type="float">
            <text:p>0</text:p>
          </table:table-cell>
          <table:table-cell table:style-name="ce39" table:formula="of:=IF([Sprint7.$E93]=&quot;&quot;;;MAX(0;[Sprint7.R93]-[Sprint7.H93]))" office:value-type="float" office:value="0" calcext:value-type="float">
            <text:p>0</text:p>
          </table:table-cell>
          <table:table-cell table:style-name="ce39" table:formula="of:=IF([Sprint7.$E93]=&quot;&quot;;;MAX(0;[Sprint7.S93]-[Sprint7.I93]))" office:value-type="float" office:value="0" calcext:value-type="float">
            <text:p>0</text:p>
          </table:table-cell>
          <table:table-cell table:style-name="ce39" table:formula="of:=IF([Sprint7.$E93]=&quot;&quot;;;MAX(0;[Sprint7.T93]-[Sprint7.J93]))" office:value-type="float" office:value="0" calcext:value-type="float">
            <text:p>0</text:p>
          </table:table-cell>
          <table:table-cell table:style-name="ce39" table:formula="of:=IF([Sprint7.$E93]=&quot;&quot;;;MAX(0;[Sprint7.U93]-[Sprint7.K93]))" office:value-type="float" office:value="0" calcext:value-type="float">
            <text:p>0</text:p>
          </table:table-cell>
          <table:table-cell table:style-name="ce39" table:formula="of:=IF([Sprint7.$E93]=&quot;&quot;;;MAX(0;[Sprint7.V93]-[Sprint7.L93]))" office:value-type="float" office:value="0" calcext:value-type="float">
            <text:p>0</text:p>
          </table:table-cell>
          <table:table-cell table:style-name="ce39" table:formula="of:=IF([Sprint7.$E93]=&quot;&quot;;;MAX(0;[Sprint7.W93]-[Sprint7.M93]))" office:value-type="float" office:value="0" calcext:value-type="float">
            <text:p>0</text:p>
          </table:table-cell>
          <table:table-cell table:style-name="ce39" table:formula="of:=IF([Sprint7.$E93]=&quot;&quot;;;MAX(0;[Sprint7.X93]-[Sprint7.N93]))" office:value-type="float" office:value="0" calcext:value-type="float">
            <text:p>0</text:p>
          </table:table-cell>
          <table:table-cell table:style-name="ce39" table:formula="of:=IF([Sprint7.$E93]=&quot;&quot;;;MAX(0;[Sprint7.Y93]-[Sprint7.O93]))" office:value-type="float" office:value="0" calcext:value-type="float">
            <text:p>0</text:p>
          </table:table-cell>
          <table:table-cell table:style-name="ce39" table:formula="of:=IF([Sprint7.$E93]=&quot;&quot;;;MAX(0;[Sprint7.Z93]-[Sprint7.P9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94];[Sprint7.$D94];[Sprint7.$E94])">
            <text:p/>
          </table:table-cell>
          <table:table-cell table:style-name="ce9" table:formula="of:=IFERROR(VLOOKUP([Sprint7.$A94];[$Tasks.$A84:.$B8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94] =&quot;&quot;;;MAX([Sprint7.$F94]-[Sprint7.G94];0))" office:value-type="float" office:value="0" calcext:value-type="float">
            <text:p>0</text:p>
          </table:table-cell>
          <table:table-cell table:style-name="ce39" table:formula="of:=IF([Sprint7.$E94]=&quot;&quot;;;MAX(0;[Sprint7.R94]-[Sprint7.H94]))" office:value-type="float" office:value="0" calcext:value-type="float">
            <text:p>0</text:p>
          </table:table-cell>
          <table:table-cell table:style-name="ce39" table:formula="of:=IF([Sprint7.$E94]=&quot;&quot;;;MAX(0;[Sprint7.S94]-[Sprint7.I94]))" office:value-type="float" office:value="0" calcext:value-type="float">
            <text:p>0</text:p>
          </table:table-cell>
          <table:table-cell table:style-name="ce39" table:formula="of:=IF([Sprint7.$E94]=&quot;&quot;;;MAX(0;[Sprint7.T94]-[Sprint7.J94]))" office:value-type="float" office:value="0" calcext:value-type="float">
            <text:p>0</text:p>
          </table:table-cell>
          <table:table-cell table:style-name="ce39" table:formula="of:=IF([Sprint7.$E94]=&quot;&quot;;;MAX(0;[Sprint7.U94]-[Sprint7.K94]))" office:value-type="float" office:value="0" calcext:value-type="float">
            <text:p>0</text:p>
          </table:table-cell>
          <table:table-cell table:style-name="ce39" table:formula="of:=IF([Sprint7.$E94]=&quot;&quot;;;MAX(0;[Sprint7.V94]-[Sprint7.L94]))" office:value-type="float" office:value="0" calcext:value-type="float">
            <text:p>0</text:p>
          </table:table-cell>
          <table:table-cell table:style-name="ce39" table:formula="of:=IF([Sprint7.$E94]=&quot;&quot;;;MAX(0;[Sprint7.W94]-[Sprint7.M94]))" office:value-type="float" office:value="0" calcext:value-type="float">
            <text:p>0</text:p>
          </table:table-cell>
          <table:table-cell table:style-name="ce39" table:formula="of:=IF([Sprint7.$E94]=&quot;&quot;;;MAX(0;[Sprint7.X94]-[Sprint7.N94]))" office:value-type="float" office:value="0" calcext:value-type="float">
            <text:p>0</text:p>
          </table:table-cell>
          <table:table-cell table:style-name="ce39" table:formula="of:=IF([Sprint7.$E94]=&quot;&quot;;;MAX(0;[Sprint7.Y94]-[Sprint7.O94]))" office:value-type="float" office:value="0" calcext:value-type="float">
            <text:p>0</text:p>
          </table:table-cell>
          <table:table-cell table:style-name="ce39" table:formula="of:=IF([Sprint7.$E94]=&quot;&quot;;;MAX(0;[Sprint7.Z94]-[Sprint7.P9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95];[Sprint7.$D95];[Sprint7.$E95])">
            <text:p/>
          </table:table-cell>
          <table:table-cell table:style-name="ce9" table:formula="of:=IFERROR(VLOOKUP([Sprint7.$A95];[$Tasks.$A85:.$B8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95] =&quot;&quot;;;MAX([Sprint7.$F95]-[Sprint7.G95];0))" office:value-type="float" office:value="0" calcext:value-type="float">
            <text:p>0</text:p>
          </table:table-cell>
          <table:table-cell table:style-name="ce39" table:formula="of:=IF([Sprint7.$E95]=&quot;&quot;;;MAX(0;[Sprint7.R95]-[Sprint7.H95]))" office:value-type="float" office:value="0" calcext:value-type="float">
            <text:p>0</text:p>
          </table:table-cell>
          <table:table-cell table:style-name="ce39" table:formula="of:=IF([Sprint7.$E95]=&quot;&quot;;;MAX(0;[Sprint7.S95]-[Sprint7.I95]))" office:value-type="float" office:value="0" calcext:value-type="float">
            <text:p>0</text:p>
          </table:table-cell>
          <table:table-cell table:style-name="ce39" table:formula="of:=IF([Sprint7.$E95]=&quot;&quot;;;MAX(0;[Sprint7.T95]-[Sprint7.J95]))" office:value-type="float" office:value="0" calcext:value-type="float">
            <text:p>0</text:p>
          </table:table-cell>
          <table:table-cell table:style-name="ce39" table:formula="of:=IF([Sprint7.$E95]=&quot;&quot;;;MAX(0;[Sprint7.U95]-[Sprint7.K95]))" office:value-type="float" office:value="0" calcext:value-type="float">
            <text:p>0</text:p>
          </table:table-cell>
          <table:table-cell table:style-name="ce39" table:formula="of:=IF([Sprint7.$E95]=&quot;&quot;;;MAX(0;[Sprint7.V95]-[Sprint7.L95]))" office:value-type="float" office:value="0" calcext:value-type="float">
            <text:p>0</text:p>
          </table:table-cell>
          <table:table-cell table:style-name="ce39" table:formula="of:=IF([Sprint7.$E95]=&quot;&quot;;;MAX(0;[Sprint7.W95]-[Sprint7.M95]))" office:value-type="float" office:value="0" calcext:value-type="float">
            <text:p>0</text:p>
          </table:table-cell>
          <table:table-cell table:style-name="ce39" table:formula="of:=IF([Sprint7.$E95]=&quot;&quot;;;MAX(0;[Sprint7.X95]-[Sprint7.N95]))" office:value-type="float" office:value="0" calcext:value-type="float">
            <text:p>0</text:p>
          </table:table-cell>
          <table:table-cell table:style-name="ce39" table:formula="of:=IF([Sprint7.$E95]=&quot;&quot;;;MAX(0;[Sprint7.Y95]-[Sprint7.O95]))" office:value-type="float" office:value="0" calcext:value-type="float">
            <text:p>0</text:p>
          </table:table-cell>
          <table:table-cell table:style-name="ce39" table:formula="of:=IF([Sprint7.$E95]=&quot;&quot;;;MAX(0;[Sprint7.Z95]-[Sprint7.P9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96];[Sprint7.$D96];[Sprint7.$E96])">
            <text:p/>
          </table:table-cell>
          <table:table-cell table:style-name="ce9" table:formula="of:=IFERROR(VLOOKUP([Sprint7.$A96];[$Tasks.$A86:.$B9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96] =&quot;&quot;;;MAX([Sprint7.$F96]-[Sprint7.G96];0))" office:value-type="float" office:value="0" calcext:value-type="float">
            <text:p>0</text:p>
          </table:table-cell>
          <table:table-cell table:style-name="ce39" table:formula="of:=IF([Sprint7.$E96]=&quot;&quot;;;MAX(0;[Sprint7.R96]-[Sprint7.H96]))" office:value-type="float" office:value="0" calcext:value-type="float">
            <text:p>0</text:p>
          </table:table-cell>
          <table:table-cell table:style-name="ce39" table:formula="of:=IF([Sprint7.$E96]=&quot;&quot;;;MAX(0;[Sprint7.S96]-[Sprint7.I96]))" office:value-type="float" office:value="0" calcext:value-type="float">
            <text:p>0</text:p>
          </table:table-cell>
          <table:table-cell table:style-name="ce39" table:formula="of:=IF([Sprint7.$E96]=&quot;&quot;;;MAX(0;[Sprint7.T96]-[Sprint7.J96]))" office:value-type="float" office:value="0" calcext:value-type="float">
            <text:p>0</text:p>
          </table:table-cell>
          <table:table-cell table:style-name="ce39" table:formula="of:=IF([Sprint7.$E96]=&quot;&quot;;;MAX(0;[Sprint7.U96]-[Sprint7.K96]))" office:value-type="float" office:value="0" calcext:value-type="float">
            <text:p>0</text:p>
          </table:table-cell>
          <table:table-cell table:style-name="ce39" table:formula="of:=IF([Sprint7.$E96]=&quot;&quot;;;MAX(0;[Sprint7.V96]-[Sprint7.L96]))" office:value-type="float" office:value="0" calcext:value-type="float">
            <text:p>0</text:p>
          </table:table-cell>
          <table:table-cell table:style-name="ce39" table:formula="of:=IF([Sprint7.$E96]=&quot;&quot;;;MAX(0;[Sprint7.W96]-[Sprint7.M96]))" office:value-type="float" office:value="0" calcext:value-type="float">
            <text:p>0</text:p>
          </table:table-cell>
          <table:table-cell table:style-name="ce39" table:formula="of:=IF([Sprint7.$E96]=&quot;&quot;;;MAX(0;[Sprint7.X96]-[Sprint7.N96]))" office:value-type="float" office:value="0" calcext:value-type="float">
            <text:p>0</text:p>
          </table:table-cell>
          <table:table-cell table:style-name="ce39" table:formula="of:=IF([Sprint7.$E96]=&quot;&quot;;;MAX(0;[Sprint7.Y96]-[Sprint7.O96]))" office:value-type="float" office:value="0" calcext:value-type="float">
            <text:p>0</text:p>
          </table:table-cell>
          <table:table-cell table:style-name="ce39" table:formula="of:=IF([Sprint7.$E96]=&quot;&quot;;;MAX(0;[Sprint7.Z96]-[Sprint7.P9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97];[Sprint7.$D97];[Sprint7.$E97])">
            <text:p/>
          </table:table-cell>
          <table:table-cell table:style-name="ce9" table:formula="of:=IFERROR(VLOOKUP([Sprint7.$A97];[$Tasks.$A87:.$B9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97] =&quot;&quot;;;MAX([Sprint7.$F97]-[Sprint7.G97];0))" office:value-type="float" office:value="0" calcext:value-type="float">
            <text:p>0</text:p>
          </table:table-cell>
          <table:table-cell table:style-name="ce39" table:formula="of:=IF([Sprint7.$E97]=&quot;&quot;;;MAX(0;[Sprint7.R97]-[Sprint7.H97]))" office:value-type="float" office:value="0" calcext:value-type="float">
            <text:p>0</text:p>
          </table:table-cell>
          <table:table-cell table:style-name="ce39" table:formula="of:=IF([Sprint7.$E97]=&quot;&quot;;;MAX(0;[Sprint7.S97]-[Sprint7.I97]))" office:value-type="float" office:value="0" calcext:value-type="float">
            <text:p>0</text:p>
          </table:table-cell>
          <table:table-cell table:style-name="ce39" table:formula="of:=IF([Sprint7.$E97]=&quot;&quot;;;MAX(0;[Sprint7.T97]-[Sprint7.J97]))" office:value-type="float" office:value="0" calcext:value-type="float">
            <text:p>0</text:p>
          </table:table-cell>
          <table:table-cell table:style-name="ce39" table:formula="of:=IF([Sprint7.$E97]=&quot;&quot;;;MAX(0;[Sprint7.U97]-[Sprint7.K97]))" office:value-type="float" office:value="0" calcext:value-type="float">
            <text:p>0</text:p>
          </table:table-cell>
          <table:table-cell table:style-name="ce39" table:formula="of:=IF([Sprint7.$E97]=&quot;&quot;;;MAX(0;[Sprint7.V97]-[Sprint7.L97]))" office:value-type="float" office:value="0" calcext:value-type="float">
            <text:p>0</text:p>
          </table:table-cell>
          <table:table-cell table:style-name="ce39" table:formula="of:=IF([Sprint7.$E97]=&quot;&quot;;;MAX(0;[Sprint7.W97]-[Sprint7.M97]))" office:value-type="float" office:value="0" calcext:value-type="float">
            <text:p>0</text:p>
          </table:table-cell>
          <table:table-cell table:style-name="ce39" table:formula="of:=IF([Sprint7.$E97]=&quot;&quot;;;MAX(0;[Sprint7.X97]-[Sprint7.N97]))" office:value-type="float" office:value="0" calcext:value-type="float">
            <text:p>0</text:p>
          </table:table-cell>
          <table:table-cell table:style-name="ce39" table:formula="of:=IF([Sprint7.$E97]=&quot;&quot;;;MAX(0;[Sprint7.Y97]-[Sprint7.O97]))" office:value-type="float" office:value="0" calcext:value-type="float">
            <text:p>0</text:p>
          </table:table-cell>
          <table:table-cell table:style-name="ce39" table:formula="of:=IF([Sprint7.$E97]=&quot;&quot;;;MAX(0;[Sprint7.Z97]-[Sprint7.P9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98];[Sprint7.$D98];[Sprint7.$E98])">
            <text:p/>
          </table:table-cell>
          <table:table-cell table:style-name="ce9" table:formula="of:=IFERROR(VLOOKUP([Sprint7.$A98];[$Tasks.$A88:.$B9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98] =&quot;&quot;;;MAX([Sprint7.$F98]-[Sprint7.G98];0))" office:value-type="float" office:value="0" calcext:value-type="float">
            <text:p>0</text:p>
          </table:table-cell>
          <table:table-cell table:style-name="ce39" table:formula="of:=IF([Sprint7.$E98]=&quot;&quot;;;MAX(0;[Sprint7.R98]-[Sprint7.H98]))" office:value-type="float" office:value="0" calcext:value-type="float">
            <text:p>0</text:p>
          </table:table-cell>
          <table:table-cell table:style-name="ce39" table:formula="of:=IF([Sprint7.$E98]=&quot;&quot;;;MAX(0;[Sprint7.S98]-[Sprint7.I98]))" office:value-type="float" office:value="0" calcext:value-type="float">
            <text:p>0</text:p>
          </table:table-cell>
          <table:table-cell table:style-name="ce39" table:formula="of:=IF([Sprint7.$E98]=&quot;&quot;;;MAX(0;[Sprint7.T98]-[Sprint7.J98]))" office:value-type="float" office:value="0" calcext:value-type="float">
            <text:p>0</text:p>
          </table:table-cell>
          <table:table-cell table:style-name="ce39" table:formula="of:=IF([Sprint7.$E98]=&quot;&quot;;;MAX(0;[Sprint7.U98]-[Sprint7.K98]))" office:value-type="float" office:value="0" calcext:value-type="float">
            <text:p>0</text:p>
          </table:table-cell>
          <table:table-cell table:style-name="ce39" table:formula="of:=IF([Sprint7.$E98]=&quot;&quot;;;MAX(0;[Sprint7.V98]-[Sprint7.L98]))" office:value-type="float" office:value="0" calcext:value-type="float">
            <text:p>0</text:p>
          </table:table-cell>
          <table:table-cell table:style-name="ce39" table:formula="of:=IF([Sprint7.$E98]=&quot;&quot;;;MAX(0;[Sprint7.W98]-[Sprint7.M98]))" office:value-type="float" office:value="0" calcext:value-type="float">
            <text:p>0</text:p>
          </table:table-cell>
          <table:table-cell table:style-name="ce39" table:formula="of:=IF([Sprint7.$E98]=&quot;&quot;;;MAX(0;[Sprint7.X98]-[Sprint7.N98]))" office:value-type="float" office:value="0" calcext:value-type="float">
            <text:p>0</text:p>
          </table:table-cell>
          <table:table-cell table:style-name="ce39" table:formula="of:=IF([Sprint7.$E98]=&quot;&quot;;;MAX(0;[Sprint7.Y98]-[Sprint7.O98]))" office:value-type="float" office:value="0" calcext:value-type="float">
            <text:p>0</text:p>
          </table:table-cell>
          <table:table-cell table:style-name="ce39" table:formula="of:=IF([Sprint7.$E98]=&quot;&quot;;;MAX(0;[Sprint7.Z98]-[Sprint7.P9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99];[Sprint7.$D99];[Sprint7.$E99])">
            <text:p/>
          </table:table-cell>
          <table:table-cell table:style-name="ce9" table:formula="of:=IFERROR(VLOOKUP([Sprint7.$A99];[$Tasks.$A89:.$B9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99] =&quot;&quot;;;MAX([Sprint7.$F99]-[Sprint7.G99];0))" office:value-type="float" office:value="0" calcext:value-type="float">
            <text:p>0</text:p>
          </table:table-cell>
          <table:table-cell table:style-name="ce39" table:formula="of:=IF([Sprint7.$E99]=&quot;&quot;;;MAX(0;[Sprint7.R99]-[Sprint7.H99]))" office:value-type="float" office:value="0" calcext:value-type="float">
            <text:p>0</text:p>
          </table:table-cell>
          <table:table-cell table:style-name="ce39" table:formula="of:=IF([Sprint7.$E99]=&quot;&quot;;;MAX(0;[Sprint7.S99]-[Sprint7.I99]))" office:value-type="float" office:value="0" calcext:value-type="float">
            <text:p>0</text:p>
          </table:table-cell>
          <table:table-cell table:style-name="ce39" table:formula="of:=IF([Sprint7.$E99]=&quot;&quot;;;MAX(0;[Sprint7.T99]-[Sprint7.J99]))" office:value-type="float" office:value="0" calcext:value-type="float">
            <text:p>0</text:p>
          </table:table-cell>
          <table:table-cell table:style-name="ce39" table:formula="of:=IF([Sprint7.$E99]=&quot;&quot;;;MAX(0;[Sprint7.U99]-[Sprint7.K99]))" office:value-type="float" office:value="0" calcext:value-type="float">
            <text:p>0</text:p>
          </table:table-cell>
          <table:table-cell table:style-name="ce39" table:formula="of:=IF([Sprint7.$E99]=&quot;&quot;;;MAX(0;[Sprint7.V99]-[Sprint7.L99]))" office:value-type="float" office:value="0" calcext:value-type="float">
            <text:p>0</text:p>
          </table:table-cell>
          <table:table-cell table:style-name="ce39" table:formula="of:=IF([Sprint7.$E99]=&quot;&quot;;;MAX(0;[Sprint7.W99]-[Sprint7.M99]))" office:value-type="float" office:value="0" calcext:value-type="float">
            <text:p>0</text:p>
          </table:table-cell>
          <table:table-cell table:style-name="ce39" table:formula="of:=IF([Sprint7.$E99]=&quot;&quot;;;MAX(0;[Sprint7.X99]-[Sprint7.N99]))" office:value-type="float" office:value="0" calcext:value-type="float">
            <text:p>0</text:p>
          </table:table-cell>
          <table:table-cell table:style-name="ce39" table:formula="of:=IF([Sprint7.$E99]=&quot;&quot;;;MAX(0;[Sprint7.Y99]-[Sprint7.O99]))" office:value-type="float" office:value="0" calcext:value-type="float">
            <text:p>0</text:p>
          </table:table-cell>
          <table:table-cell table:style-name="ce39" table:formula="of:=IF([Sprint7.$E99]=&quot;&quot;;;MAX(0;[Sprint7.Z99]-[Sprint7.P9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00];[Sprint7.$D100];[Sprint7.$E100])">
            <text:p/>
          </table:table-cell>
          <table:table-cell table:style-name="ce9" table:formula="of:=IFERROR(VLOOKUP([Sprint7.$A100];[$Tasks.$A90:.$B9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00] =&quot;&quot;;;MAX([Sprint7.$F100]-[Sprint7.G100];0))" office:value-type="float" office:value="0" calcext:value-type="float">
            <text:p>0</text:p>
          </table:table-cell>
          <table:table-cell table:style-name="ce39" table:formula="of:=IF([Sprint7.$E100]=&quot;&quot;;;MAX(0;[Sprint7.R100]-[Sprint7.H100]))" office:value-type="float" office:value="0" calcext:value-type="float">
            <text:p>0</text:p>
          </table:table-cell>
          <table:table-cell table:style-name="ce39" table:formula="of:=IF([Sprint7.$E100]=&quot;&quot;;;MAX(0;[Sprint7.S100]-[Sprint7.I100]))" office:value-type="float" office:value="0" calcext:value-type="float">
            <text:p>0</text:p>
          </table:table-cell>
          <table:table-cell table:style-name="ce39" table:formula="of:=IF([Sprint7.$E100]=&quot;&quot;;;MAX(0;[Sprint7.T100]-[Sprint7.J100]))" office:value-type="float" office:value="0" calcext:value-type="float">
            <text:p>0</text:p>
          </table:table-cell>
          <table:table-cell table:style-name="ce39" table:formula="of:=IF([Sprint7.$E100]=&quot;&quot;;;MAX(0;[Sprint7.U100]-[Sprint7.K100]))" office:value-type="float" office:value="0" calcext:value-type="float">
            <text:p>0</text:p>
          </table:table-cell>
          <table:table-cell table:style-name="ce39" table:formula="of:=IF([Sprint7.$E100]=&quot;&quot;;;MAX(0;[Sprint7.V100]-[Sprint7.L100]))" office:value-type="float" office:value="0" calcext:value-type="float">
            <text:p>0</text:p>
          </table:table-cell>
          <table:table-cell table:style-name="ce39" table:formula="of:=IF([Sprint7.$E100]=&quot;&quot;;;MAX(0;[Sprint7.W100]-[Sprint7.M100]))" office:value-type="float" office:value="0" calcext:value-type="float">
            <text:p>0</text:p>
          </table:table-cell>
          <table:table-cell table:style-name="ce39" table:formula="of:=IF([Sprint7.$E100]=&quot;&quot;;;MAX(0;[Sprint7.X100]-[Sprint7.N100]))" office:value-type="float" office:value="0" calcext:value-type="float">
            <text:p>0</text:p>
          </table:table-cell>
          <table:table-cell table:style-name="ce39" table:formula="of:=IF([Sprint7.$E100]=&quot;&quot;;;MAX(0;[Sprint7.Y100]-[Sprint7.O100]))" office:value-type="float" office:value="0" calcext:value-type="float">
            <text:p>0</text:p>
          </table:table-cell>
          <table:table-cell table:style-name="ce39" table:formula="of:=IF([Sprint7.$E100]=&quot;&quot;;;MAX(0;[Sprint7.Z100]-[Sprint7.P10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01];[Sprint7.$D101];[Sprint7.$E101])">
            <text:p/>
          </table:table-cell>
          <table:table-cell table:style-name="ce9" table:formula="of:=IFERROR(VLOOKUP([Sprint7.$A101];[$Tasks.$A91:.$B9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01] =&quot;&quot;;;MAX([Sprint7.$F101]-[Sprint7.G101];0))" office:value-type="float" office:value="0" calcext:value-type="float">
            <text:p>0</text:p>
          </table:table-cell>
          <table:table-cell table:style-name="ce39" table:formula="of:=IF([Sprint7.$E101]=&quot;&quot;;;MAX(0;[Sprint7.R101]-[Sprint7.H101]))" office:value-type="float" office:value="0" calcext:value-type="float">
            <text:p>0</text:p>
          </table:table-cell>
          <table:table-cell table:style-name="ce39" table:formula="of:=IF([Sprint7.$E101]=&quot;&quot;;;MAX(0;[Sprint7.S101]-[Sprint7.I101]))" office:value-type="float" office:value="0" calcext:value-type="float">
            <text:p>0</text:p>
          </table:table-cell>
          <table:table-cell table:style-name="ce39" table:formula="of:=IF([Sprint7.$E101]=&quot;&quot;;;MAX(0;[Sprint7.T101]-[Sprint7.J101]))" office:value-type="float" office:value="0" calcext:value-type="float">
            <text:p>0</text:p>
          </table:table-cell>
          <table:table-cell table:style-name="ce39" table:formula="of:=IF([Sprint7.$E101]=&quot;&quot;;;MAX(0;[Sprint7.U101]-[Sprint7.K101]))" office:value-type="float" office:value="0" calcext:value-type="float">
            <text:p>0</text:p>
          </table:table-cell>
          <table:table-cell table:style-name="ce39" table:formula="of:=IF([Sprint7.$E101]=&quot;&quot;;;MAX(0;[Sprint7.V101]-[Sprint7.L101]))" office:value-type="float" office:value="0" calcext:value-type="float">
            <text:p>0</text:p>
          </table:table-cell>
          <table:table-cell table:style-name="ce39" table:formula="of:=IF([Sprint7.$E101]=&quot;&quot;;;MAX(0;[Sprint7.W101]-[Sprint7.M101]))" office:value-type="float" office:value="0" calcext:value-type="float">
            <text:p>0</text:p>
          </table:table-cell>
          <table:table-cell table:style-name="ce39" table:formula="of:=IF([Sprint7.$E101]=&quot;&quot;;;MAX(0;[Sprint7.X101]-[Sprint7.N101]))" office:value-type="float" office:value="0" calcext:value-type="float">
            <text:p>0</text:p>
          </table:table-cell>
          <table:table-cell table:style-name="ce39" table:formula="of:=IF([Sprint7.$E101]=&quot;&quot;;;MAX(0;[Sprint7.Y101]-[Sprint7.O101]))" office:value-type="float" office:value="0" calcext:value-type="float">
            <text:p>0</text:p>
          </table:table-cell>
          <table:table-cell table:style-name="ce39" table:formula="of:=IF([Sprint7.$E101]=&quot;&quot;;;MAX(0;[Sprint7.Z101]-[Sprint7.P10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02];[Sprint7.$D102];[Sprint7.$E102])">
            <text:p/>
          </table:table-cell>
          <table:table-cell table:style-name="ce9" table:formula="of:=IFERROR(VLOOKUP([Sprint7.$A102];[$Tasks.$A92:.$B9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02] =&quot;&quot;;;MAX([Sprint7.$F102]-[Sprint7.G102];0))" office:value-type="float" office:value="0" calcext:value-type="float">
            <text:p>0</text:p>
          </table:table-cell>
          <table:table-cell table:style-name="ce39" table:formula="of:=IF([Sprint7.$E102]=&quot;&quot;;;MAX(0;[Sprint7.R102]-[Sprint7.H102]))" office:value-type="float" office:value="0" calcext:value-type="float">
            <text:p>0</text:p>
          </table:table-cell>
          <table:table-cell table:style-name="ce39" table:formula="of:=IF([Sprint7.$E102]=&quot;&quot;;;MAX(0;[Sprint7.S102]-[Sprint7.I102]))" office:value-type="float" office:value="0" calcext:value-type="float">
            <text:p>0</text:p>
          </table:table-cell>
          <table:table-cell table:style-name="ce39" table:formula="of:=IF([Sprint7.$E102]=&quot;&quot;;;MAX(0;[Sprint7.T102]-[Sprint7.J102]))" office:value-type="float" office:value="0" calcext:value-type="float">
            <text:p>0</text:p>
          </table:table-cell>
          <table:table-cell table:style-name="ce39" table:formula="of:=IF([Sprint7.$E102]=&quot;&quot;;;MAX(0;[Sprint7.U102]-[Sprint7.K102]))" office:value-type="float" office:value="0" calcext:value-type="float">
            <text:p>0</text:p>
          </table:table-cell>
          <table:table-cell table:style-name="ce39" table:formula="of:=IF([Sprint7.$E102]=&quot;&quot;;;MAX(0;[Sprint7.V102]-[Sprint7.L102]))" office:value-type="float" office:value="0" calcext:value-type="float">
            <text:p>0</text:p>
          </table:table-cell>
          <table:table-cell table:style-name="ce39" table:formula="of:=IF([Sprint7.$E102]=&quot;&quot;;;MAX(0;[Sprint7.W102]-[Sprint7.M102]))" office:value-type="float" office:value="0" calcext:value-type="float">
            <text:p>0</text:p>
          </table:table-cell>
          <table:table-cell table:style-name="ce39" table:formula="of:=IF([Sprint7.$E102]=&quot;&quot;;;MAX(0;[Sprint7.X102]-[Sprint7.N102]))" office:value-type="float" office:value="0" calcext:value-type="float">
            <text:p>0</text:p>
          </table:table-cell>
          <table:table-cell table:style-name="ce39" table:formula="of:=IF([Sprint7.$E102]=&quot;&quot;;;MAX(0;[Sprint7.Y102]-[Sprint7.O102]))" office:value-type="float" office:value="0" calcext:value-type="float">
            <text:p>0</text:p>
          </table:table-cell>
          <table:table-cell table:style-name="ce39" table:formula="of:=IF([Sprint7.$E102]=&quot;&quot;;;MAX(0;[Sprint7.Z102]-[Sprint7.P10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03];[Sprint7.$D103];[Sprint7.$E103])">
            <text:p/>
          </table:table-cell>
          <table:table-cell table:style-name="ce9" table:formula="of:=IFERROR(VLOOKUP([Sprint7.$A103];[$Tasks.$A93:.$B9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03] =&quot;&quot;;;MAX([Sprint7.$F103]-[Sprint7.G103];0))" office:value-type="float" office:value="0" calcext:value-type="float">
            <text:p>0</text:p>
          </table:table-cell>
          <table:table-cell table:style-name="ce39" table:formula="of:=IF([Sprint7.$E103]=&quot;&quot;;;MAX(0;[Sprint7.R103]-[Sprint7.H103]))" office:value-type="float" office:value="0" calcext:value-type="float">
            <text:p>0</text:p>
          </table:table-cell>
          <table:table-cell table:style-name="ce39" table:formula="of:=IF([Sprint7.$E103]=&quot;&quot;;;MAX(0;[Sprint7.S103]-[Sprint7.I103]))" office:value-type="float" office:value="0" calcext:value-type="float">
            <text:p>0</text:p>
          </table:table-cell>
          <table:table-cell table:style-name="ce39" table:formula="of:=IF([Sprint7.$E103]=&quot;&quot;;;MAX(0;[Sprint7.T103]-[Sprint7.J103]))" office:value-type="float" office:value="0" calcext:value-type="float">
            <text:p>0</text:p>
          </table:table-cell>
          <table:table-cell table:style-name="ce39" table:formula="of:=IF([Sprint7.$E103]=&quot;&quot;;;MAX(0;[Sprint7.U103]-[Sprint7.K103]))" office:value-type="float" office:value="0" calcext:value-type="float">
            <text:p>0</text:p>
          </table:table-cell>
          <table:table-cell table:style-name="ce39" table:formula="of:=IF([Sprint7.$E103]=&quot;&quot;;;MAX(0;[Sprint7.V103]-[Sprint7.L103]))" office:value-type="float" office:value="0" calcext:value-type="float">
            <text:p>0</text:p>
          </table:table-cell>
          <table:table-cell table:style-name="ce39" table:formula="of:=IF([Sprint7.$E103]=&quot;&quot;;;MAX(0;[Sprint7.W103]-[Sprint7.M103]))" office:value-type="float" office:value="0" calcext:value-type="float">
            <text:p>0</text:p>
          </table:table-cell>
          <table:table-cell table:style-name="ce39" table:formula="of:=IF([Sprint7.$E103]=&quot;&quot;;;MAX(0;[Sprint7.X103]-[Sprint7.N103]))" office:value-type="float" office:value="0" calcext:value-type="float">
            <text:p>0</text:p>
          </table:table-cell>
          <table:table-cell table:style-name="ce39" table:formula="of:=IF([Sprint7.$E103]=&quot;&quot;;;MAX(0;[Sprint7.Y103]-[Sprint7.O103]))" office:value-type="float" office:value="0" calcext:value-type="float">
            <text:p>0</text:p>
          </table:table-cell>
          <table:table-cell table:style-name="ce39" table:formula="of:=IF([Sprint7.$E103]=&quot;&quot;;;MAX(0;[Sprint7.Z103]-[Sprint7.P10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04];[Sprint7.$D104];[Sprint7.$E104])">
            <text:p/>
          </table:table-cell>
          <table:table-cell table:style-name="ce9" table:formula="of:=IFERROR(VLOOKUP([Sprint7.$A104];[$Tasks.$A94:.$B9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04] =&quot;&quot;;;MAX([Sprint7.$F104]-[Sprint7.G104];0))" office:value-type="float" office:value="0" calcext:value-type="float">
            <text:p>0</text:p>
          </table:table-cell>
          <table:table-cell table:style-name="ce39" table:formula="of:=IF([Sprint7.$E104]=&quot;&quot;;;MAX(0;[Sprint7.R104]-[Sprint7.H104]))" office:value-type="float" office:value="0" calcext:value-type="float">
            <text:p>0</text:p>
          </table:table-cell>
          <table:table-cell table:style-name="ce39" table:formula="of:=IF([Sprint7.$E104]=&quot;&quot;;;MAX(0;[Sprint7.S104]-[Sprint7.I104]))" office:value-type="float" office:value="0" calcext:value-type="float">
            <text:p>0</text:p>
          </table:table-cell>
          <table:table-cell table:style-name="ce39" table:formula="of:=IF([Sprint7.$E104]=&quot;&quot;;;MAX(0;[Sprint7.T104]-[Sprint7.J104]))" office:value-type="float" office:value="0" calcext:value-type="float">
            <text:p>0</text:p>
          </table:table-cell>
          <table:table-cell table:style-name="ce39" table:formula="of:=IF([Sprint7.$E104]=&quot;&quot;;;MAX(0;[Sprint7.U104]-[Sprint7.K104]))" office:value-type="float" office:value="0" calcext:value-type="float">
            <text:p>0</text:p>
          </table:table-cell>
          <table:table-cell table:style-name="ce39" table:formula="of:=IF([Sprint7.$E104]=&quot;&quot;;;MAX(0;[Sprint7.V104]-[Sprint7.L104]))" office:value-type="float" office:value="0" calcext:value-type="float">
            <text:p>0</text:p>
          </table:table-cell>
          <table:table-cell table:style-name="ce39" table:formula="of:=IF([Sprint7.$E104]=&quot;&quot;;;MAX(0;[Sprint7.W104]-[Sprint7.M104]))" office:value-type="float" office:value="0" calcext:value-type="float">
            <text:p>0</text:p>
          </table:table-cell>
          <table:table-cell table:style-name="ce39" table:formula="of:=IF([Sprint7.$E104]=&quot;&quot;;;MAX(0;[Sprint7.X104]-[Sprint7.N104]))" office:value-type="float" office:value="0" calcext:value-type="float">
            <text:p>0</text:p>
          </table:table-cell>
          <table:table-cell table:style-name="ce39" table:formula="of:=IF([Sprint7.$E104]=&quot;&quot;;;MAX(0;[Sprint7.Y104]-[Sprint7.O104]))" office:value-type="float" office:value="0" calcext:value-type="float">
            <text:p>0</text:p>
          </table:table-cell>
          <table:table-cell table:style-name="ce39" table:formula="of:=IF([Sprint7.$E104]=&quot;&quot;;;MAX(0;[Sprint7.Z104]-[Sprint7.P10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05];[Sprint7.$D105];[Sprint7.$E105])">
            <text:p/>
          </table:table-cell>
          <table:table-cell table:style-name="ce9" table:formula="of:=IFERROR(VLOOKUP([Sprint7.$A105];[$Tasks.$A95:.$B9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05] =&quot;&quot;;;MAX([Sprint7.$F105]-[Sprint7.G105];0))" office:value-type="float" office:value="0" calcext:value-type="float">
            <text:p>0</text:p>
          </table:table-cell>
          <table:table-cell table:style-name="ce39" table:formula="of:=IF([Sprint7.$E105]=&quot;&quot;;;MAX(0;[Sprint7.R105]-[Sprint7.H105]))" office:value-type="float" office:value="0" calcext:value-type="float">
            <text:p>0</text:p>
          </table:table-cell>
          <table:table-cell table:style-name="ce39" table:formula="of:=IF([Sprint7.$E105]=&quot;&quot;;;MAX(0;[Sprint7.S105]-[Sprint7.I105]))" office:value-type="float" office:value="0" calcext:value-type="float">
            <text:p>0</text:p>
          </table:table-cell>
          <table:table-cell table:style-name="ce39" table:formula="of:=IF([Sprint7.$E105]=&quot;&quot;;;MAX(0;[Sprint7.T105]-[Sprint7.J105]))" office:value-type="float" office:value="0" calcext:value-type="float">
            <text:p>0</text:p>
          </table:table-cell>
          <table:table-cell table:style-name="ce39" table:formula="of:=IF([Sprint7.$E105]=&quot;&quot;;;MAX(0;[Sprint7.U105]-[Sprint7.K105]))" office:value-type="float" office:value="0" calcext:value-type="float">
            <text:p>0</text:p>
          </table:table-cell>
          <table:table-cell table:style-name="ce39" table:formula="of:=IF([Sprint7.$E105]=&quot;&quot;;;MAX(0;[Sprint7.V105]-[Sprint7.L105]))" office:value-type="float" office:value="0" calcext:value-type="float">
            <text:p>0</text:p>
          </table:table-cell>
          <table:table-cell table:style-name="ce39" table:formula="of:=IF([Sprint7.$E105]=&quot;&quot;;;MAX(0;[Sprint7.W105]-[Sprint7.M105]))" office:value-type="float" office:value="0" calcext:value-type="float">
            <text:p>0</text:p>
          </table:table-cell>
          <table:table-cell table:style-name="ce39" table:formula="of:=IF([Sprint7.$E105]=&quot;&quot;;;MAX(0;[Sprint7.X105]-[Sprint7.N105]))" office:value-type="float" office:value="0" calcext:value-type="float">
            <text:p>0</text:p>
          </table:table-cell>
          <table:table-cell table:style-name="ce39" table:formula="of:=IF([Sprint7.$E105]=&quot;&quot;;;MAX(0;[Sprint7.Y105]-[Sprint7.O105]))" office:value-type="float" office:value="0" calcext:value-type="float">
            <text:p>0</text:p>
          </table:table-cell>
          <table:table-cell table:style-name="ce39" table:formula="of:=IF([Sprint7.$E105]=&quot;&quot;;;MAX(0;[Sprint7.Z105]-[Sprint7.P10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06];[Sprint7.$D106];[Sprint7.$E106])">
            <text:p/>
          </table:table-cell>
          <table:table-cell table:style-name="ce9" table:formula="of:=IFERROR(VLOOKUP([Sprint7.$A106];[$Tasks.$A96:.$B10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06] =&quot;&quot;;;MAX([Sprint7.$F106]-[Sprint7.G106];0))" office:value-type="float" office:value="0" calcext:value-type="float">
            <text:p>0</text:p>
          </table:table-cell>
          <table:table-cell table:style-name="ce39" table:formula="of:=IF([Sprint7.$E106]=&quot;&quot;;;MAX(0;[Sprint7.R106]-[Sprint7.H106]))" office:value-type="float" office:value="0" calcext:value-type="float">
            <text:p>0</text:p>
          </table:table-cell>
          <table:table-cell table:style-name="ce39" table:formula="of:=IF([Sprint7.$E106]=&quot;&quot;;;MAX(0;[Sprint7.S106]-[Sprint7.I106]))" office:value-type="float" office:value="0" calcext:value-type="float">
            <text:p>0</text:p>
          </table:table-cell>
          <table:table-cell table:style-name="ce39" table:formula="of:=IF([Sprint7.$E106]=&quot;&quot;;;MAX(0;[Sprint7.T106]-[Sprint7.J106]))" office:value-type="float" office:value="0" calcext:value-type="float">
            <text:p>0</text:p>
          </table:table-cell>
          <table:table-cell table:style-name="ce39" table:formula="of:=IF([Sprint7.$E106]=&quot;&quot;;;MAX(0;[Sprint7.U106]-[Sprint7.K106]))" office:value-type="float" office:value="0" calcext:value-type="float">
            <text:p>0</text:p>
          </table:table-cell>
          <table:table-cell table:style-name="ce39" table:formula="of:=IF([Sprint7.$E106]=&quot;&quot;;;MAX(0;[Sprint7.V106]-[Sprint7.L106]))" office:value-type="float" office:value="0" calcext:value-type="float">
            <text:p>0</text:p>
          </table:table-cell>
          <table:table-cell table:style-name="ce39" table:formula="of:=IF([Sprint7.$E106]=&quot;&quot;;;MAX(0;[Sprint7.W106]-[Sprint7.M106]))" office:value-type="float" office:value="0" calcext:value-type="float">
            <text:p>0</text:p>
          </table:table-cell>
          <table:table-cell table:style-name="ce39" table:formula="of:=IF([Sprint7.$E106]=&quot;&quot;;;MAX(0;[Sprint7.X106]-[Sprint7.N106]))" office:value-type="float" office:value="0" calcext:value-type="float">
            <text:p>0</text:p>
          </table:table-cell>
          <table:table-cell table:style-name="ce39" table:formula="of:=IF([Sprint7.$E106]=&quot;&quot;;;MAX(0;[Sprint7.Y106]-[Sprint7.O106]))" office:value-type="float" office:value="0" calcext:value-type="float">
            <text:p>0</text:p>
          </table:table-cell>
          <table:table-cell table:style-name="ce39" table:formula="of:=IF([Sprint7.$E106]=&quot;&quot;;;MAX(0;[Sprint7.Z106]-[Sprint7.P10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07];[Sprint7.$D107];[Sprint7.$E107])">
            <text:p/>
          </table:table-cell>
          <table:table-cell table:style-name="ce9" table:formula="of:=IFERROR(VLOOKUP([Sprint7.$A107];[$Tasks.$A97:.$B10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07] =&quot;&quot;;;MAX([Sprint7.$F107]-[Sprint7.G107];0))" office:value-type="float" office:value="0" calcext:value-type="float">
            <text:p>0</text:p>
          </table:table-cell>
          <table:table-cell table:style-name="ce39" table:formula="of:=IF([Sprint7.$E107]=&quot;&quot;;;MAX(0;[Sprint7.R107]-[Sprint7.H107]))" office:value-type="float" office:value="0" calcext:value-type="float">
            <text:p>0</text:p>
          </table:table-cell>
          <table:table-cell table:style-name="ce39" table:formula="of:=IF([Sprint7.$E107]=&quot;&quot;;;MAX(0;[Sprint7.S107]-[Sprint7.I107]))" office:value-type="float" office:value="0" calcext:value-type="float">
            <text:p>0</text:p>
          </table:table-cell>
          <table:table-cell table:style-name="ce39" table:formula="of:=IF([Sprint7.$E107]=&quot;&quot;;;MAX(0;[Sprint7.T107]-[Sprint7.J107]))" office:value-type="float" office:value="0" calcext:value-type="float">
            <text:p>0</text:p>
          </table:table-cell>
          <table:table-cell table:style-name="ce39" table:formula="of:=IF([Sprint7.$E107]=&quot;&quot;;;MAX(0;[Sprint7.U107]-[Sprint7.K107]))" office:value-type="float" office:value="0" calcext:value-type="float">
            <text:p>0</text:p>
          </table:table-cell>
          <table:table-cell table:style-name="ce39" table:formula="of:=IF([Sprint7.$E107]=&quot;&quot;;;MAX(0;[Sprint7.V107]-[Sprint7.L107]))" office:value-type="float" office:value="0" calcext:value-type="float">
            <text:p>0</text:p>
          </table:table-cell>
          <table:table-cell table:style-name="ce39" table:formula="of:=IF([Sprint7.$E107]=&quot;&quot;;;MAX(0;[Sprint7.W107]-[Sprint7.M107]))" office:value-type="float" office:value="0" calcext:value-type="float">
            <text:p>0</text:p>
          </table:table-cell>
          <table:table-cell table:style-name="ce39" table:formula="of:=IF([Sprint7.$E107]=&quot;&quot;;;MAX(0;[Sprint7.X107]-[Sprint7.N107]))" office:value-type="float" office:value="0" calcext:value-type="float">
            <text:p>0</text:p>
          </table:table-cell>
          <table:table-cell table:style-name="ce39" table:formula="of:=IF([Sprint7.$E107]=&quot;&quot;;;MAX(0;[Sprint7.Y107]-[Sprint7.O107]))" office:value-type="float" office:value="0" calcext:value-type="float">
            <text:p>0</text:p>
          </table:table-cell>
          <table:table-cell table:style-name="ce39" table:formula="of:=IF([Sprint7.$E107]=&quot;&quot;;;MAX(0;[Sprint7.Z107]-[Sprint7.P10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08];[Sprint7.$D108];[Sprint7.$E108])">
            <text:p/>
          </table:table-cell>
          <table:table-cell table:style-name="ce9" table:formula="of:=IFERROR(VLOOKUP([Sprint7.$A108];[$Tasks.$A98:.$B10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08] =&quot;&quot;;;MAX([Sprint7.$F108]-[Sprint7.G108];0))" office:value-type="float" office:value="0" calcext:value-type="float">
            <text:p>0</text:p>
          </table:table-cell>
          <table:table-cell table:style-name="ce39" table:formula="of:=IF([Sprint7.$E108]=&quot;&quot;;;MAX(0;[Sprint7.R108]-[Sprint7.H108]))" office:value-type="float" office:value="0" calcext:value-type="float">
            <text:p>0</text:p>
          </table:table-cell>
          <table:table-cell table:style-name="ce39" table:formula="of:=IF([Sprint7.$E108]=&quot;&quot;;;MAX(0;[Sprint7.S108]-[Sprint7.I108]))" office:value-type="float" office:value="0" calcext:value-type="float">
            <text:p>0</text:p>
          </table:table-cell>
          <table:table-cell table:style-name="ce39" table:formula="of:=IF([Sprint7.$E108]=&quot;&quot;;;MAX(0;[Sprint7.T108]-[Sprint7.J108]))" office:value-type="float" office:value="0" calcext:value-type="float">
            <text:p>0</text:p>
          </table:table-cell>
          <table:table-cell table:style-name="ce39" table:formula="of:=IF([Sprint7.$E108]=&quot;&quot;;;MAX(0;[Sprint7.U108]-[Sprint7.K108]))" office:value-type="float" office:value="0" calcext:value-type="float">
            <text:p>0</text:p>
          </table:table-cell>
          <table:table-cell table:style-name="ce39" table:formula="of:=IF([Sprint7.$E108]=&quot;&quot;;;MAX(0;[Sprint7.V108]-[Sprint7.L108]))" office:value-type="float" office:value="0" calcext:value-type="float">
            <text:p>0</text:p>
          </table:table-cell>
          <table:table-cell table:style-name="ce39" table:formula="of:=IF([Sprint7.$E108]=&quot;&quot;;;MAX(0;[Sprint7.W108]-[Sprint7.M108]))" office:value-type="float" office:value="0" calcext:value-type="float">
            <text:p>0</text:p>
          </table:table-cell>
          <table:table-cell table:style-name="ce39" table:formula="of:=IF([Sprint7.$E108]=&quot;&quot;;;MAX(0;[Sprint7.X108]-[Sprint7.N108]))" office:value-type="float" office:value="0" calcext:value-type="float">
            <text:p>0</text:p>
          </table:table-cell>
          <table:table-cell table:style-name="ce39" table:formula="of:=IF([Sprint7.$E108]=&quot;&quot;;;MAX(0;[Sprint7.Y108]-[Sprint7.O108]))" office:value-type="float" office:value="0" calcext:value-type="float">
            <text:p>0</text:p>
          </table:table-cell>
          <table:table-cell table:style-name="ce39" table:formula="of:=IF([Sprint7.$E108]=&quot;&quot;;;MAX(0;[Sprint7.Z108]-[Sprint7.P10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09];[Sprint7.$D109];[Sprint7.$E109])">
            <text:p/>
          </table:table-cell>
          <table:table-cell table:style-name="ce9" table:formula="of:=IFERROR(VLOOKUP([Sprint7.$A109];[$Tasks.$A99:.$B10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09] =&quot;&quot;;;MAX([Sprint7.$F109]-[Sprint7.G109];0))" office:value-type="float" office:value="0" calcext:value-type="float">
            <text:p>0</text:p>
          </table:table-cell>
          <table:table-cell table:style-name="ce39" table:formula="of:=IF([Sprint7.$E109]=&quot;&quot;;;MAX(0;[Sprint7.R109]-[Sprint7.H109]))" office:value-type="float" office:value="0" calcext:value-type="float">
            <text:p>0</text:p>
          </table:table-cell>
          <table:table-cell table:style-name="ce39" table:formula="of:=IF([Sprint7.$E109]=&quot;&quot;;;MAX(0;[Sprint7.S109]-[Sprint7.I109]))" office:value-type="float" office:value="0" calcext:value-type="float">
            <text:p>0</text:p>
          </table:table-cell>
          <table:table-cell table:style-name="ce39" table:formula="of:=IF([Sprint7.$E109]=&quot;&quot;;;MAX(0;[Sprint7.T109]-[Sprint7.J109]))" office:value-type="float" office:value="0" calcext:value-type="float">
            <text:p>0</text:p>
          </table:table-cell>
          <table:table-cell table:style-name="ce39" table:formula="of:=IF([Sprint7.$E109]=&quot;&quot;;;MAX(0;[Sprint7.U109]-[Sprint7.K109]))" office:value-type="float" office:value="0" calcext:value-type="float">
            <text:p>0</text:p>
          </table:table-cell>
          <table:table-cell table:style-name="ce39" table:formula="of:=IF([Sprint7.$E109]=&quot;&quot;;;MAX(0;[Sprint7.V109]-[Sprint7.L109]))" office:value-type="float" office:value="0" calcext:value-type="float">
            <text:p>0</text:p>
          </table:table-cell>
          <table:table-cell table:style-name="ce39" table:formula="of:=IF([Sprint7.$E109]=&quot;&quot;;;MAX(0;[Sprint7.W109]-[Sprint7.M109]))" office:value-type="float" office:value="0" calcext:value-type="float">
            <text:p>0</text:p>
          </table:table-cell>
          <table:table-cell table:style-name="ce39" table:formula="of:=IF([Sprint7.$E109]=&quot;&quot;;;MAX(0;[Sprint7.X109]-[Sprint7.N109]))" office:value-type="float" office:value="0" calcext:value-type="float">
            <text:p>0</text:p>
          </table:table-cell>
          <table:table-cell table:style-name="ce39" table:formula="of:=IF([Sprint7.$E109]=&quot;&quot;;;MAX(0;[Sprint7.Y109]-[Sprint7.O109]))" office:value-type="float" office:value="0" calcext:value-type="float">
            <text:p>0</text:p>
          </table:table-cell>
          <table:table-cell table:style-name="ce39" table:formula="of:=IF([Sprint7.$E109]=&quot;&quot;;;MAX(0;[Sprint7.Z109]-[Sprint7.P10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10];[Sprint7.$D110];[Sprint7.$E110])">
            <text:p/>
          </table:table-cell>
          <table:table-cell table:style-name="ce9" table:formula="of:=IFERROR(VLOOKUP([Sprint7.$A110];[$Tasks.$A100:.$B10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10] =&quot;&quot;;;MAX([Sprint7.$F110]-[Sprint7.G110];0))" office:value-type="float" office:value="0" calcext:value-type="float">
            <text:p>0</text:p>
          </table:table-cell>
          <table:table-cell table:style-name="ce39" table:formula="of:=IF([Sprint7.$E110]=&quot;&quot;;;MAX(0;[Sprint7.R110]-[Sprint7.H110]))" office:value-type="float" office:value="0" calcext:value-type="float">
            <text:p>0</text:p>
          </table:table-cell>
          <table:table-cell table:style-name="ce39" table:formula="of:=IF([Sprint7.$E110]=&quot;&quot;;;MAX(0;[Sprint7.S110]-[Sprint7.I110]))" office:value-type="float" office:value="0" calcext:value-type="float">
            <text:p>0</text:p>
          </table:table-cell>
          <table:table-cell table:style-name="ce39" table:formula="of:=IF([Sprint7.$E110]=&quot;&quot;;;MAX(0;[Sprint7.T110]-[Sprint7.J110]))" office:value-type="float" office:value="0" calcext:value-type="float">
            <text:p>0</text:p>
          </table:table-cell>
          <table:table-cell table:style-name="ce39" table:formula="of:=IF([Sprint7.$E110]=&quot;&quot;;;MAX(0;[Sprint7.U110]-[Sprint7.K110]))" office:value-type="float" office:value="0" calcext:value-type="float">
            <text:p>0</text:p>
          </table:table-cell>
          <table:table-cell table:style-name="ce39" table:formula="of:=IF([Sprint7.$E110]=&quot;&quot;;;MAX(0;[Sprint7.V110]-[Sprint7.L110]))" office:value-type="float" office:value="0" calcext:value-type="float">
            <text:p>0</text:p>
          </table:table-cell>
          <table:table-cell table:style-name="ce39" table:formula="of:=IF([Sprint7.$E110]=&quot;&quot;;;MAX(0;[Sprint7.W110]-[Sprint7.M110]))" office:value-type="float" office:value="0" calcext:value-type="float">
            <text:p>0</text:p>
          </table:table-cell>
          <table:table-cell table:style-name="ce39" table:formula="of:=IF([Sprint7.$E110]=&quot;&quot;;;MAX(0;[Sprint7.X110]-[Sprint7.N110]))" office:value-type="float" office:value="0" calcext:value-type="float">
            <text:p>0</text:p>
          </table:table-cell>
          <table:table-cell table:style-name="ce39" table:formula="of:=IF([Sprint7.$E110]=&quot;&quot;;;MAX(0;[Sprint7.Y110]-[Sprint7.O110]))" office:value-type="float" office:value="0" calcext:value-type="float">
            <text:p>0</text:p>
          </table:table-cell>
          <table:table-cell table:style-name="ce39" table:formula="of:=IF([Sprint7.$E110]=&quot;&quot;;;MAX(0;[Sprint7.Z110]-[Sprint7.P11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11];[Sprint7.$D111];[Sprint7.$E111])">
            <text:p/>
          </table:table-cell>
          <table:table-cell table:style-name="ce9" table:formula="of:=IFERROR(VLOOKUP([Sprint7.$A111];[$Tasks.$A101:.$B10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11] =&quot;&quot;;;MAX([Sprint7.$F111]-[Sprint7.G111];0))" office:value-type="float" office:value="0" calcext:value-type="float">
            <text:p>0</text:p>
          </table:table-cell>
          <table:table-cell table:style-name="ce39" table:formula="of:=IF([Sprint7.$E111]=&quot;&quot;;;MAX(0;[Sprint7.R111]-[Sprint7.H111]))" office:value-type="float" office:value="0" calcext:value-type="float">
            <text:p>0</text:p>
          </table:table-cell>
          <table:table-cell table:style-name="ce39" table:formula="of:=IF([Sprint7.$E111]=&quot;&quot;;;MAX(0;[Sprint7.S111]-[Sprint7.I111]))" office:value-type="float" office:value="0" calcext:value-type="float">
            <text:p>0</text:p>
          </table:table-cell>
          <table:table-cell table:style-name="ce39" table:formula="of:=IF([Sprint7.$E111]=&quot;&quot;;;MAX(0;[Sprint7.T111]-[Sprint7.J111]))" office:value-type="float" office:value="0" calcext:value-type="float">
            <text:p>0</text:p>
          </table:table-cell>
          <table:table-cell table:style-name="ce39" table:formula="of:=IF([Sprint7.$E111]=&quot;&quot;;;MAX(0;[Sprint7.U111]-[Sprint7.K111]))" office:value-type="float" office:value="0" calcext:value-type="float">
            <text:p>0</text:p>
          </table:table-cell>
          <table:table-cell table:style-name="ce39" table:formula="of:=IF([Sprint7.$E111]=&quot;&quot;;;MAX(0;[Sprint7.V111]-[Sprint7.L111]))" office:value-type="float" office:value="0" calcext:value-type="float">
            <text:p>0</text:p>
          </table:table-cell>
          <table:table-cell table:style-name="ce39" table:formula="of:=IF([Sprint7.$E111]=&quot;&quot;;;MAX(0;[Sprint7.W111]-[Sprint7.M111]))" office:value-type="float" office:value="0" calcext:value-type="float">
            <text:p>0</text:p>
          </table:table-cell>
          <table:table-cell table:style-name="ce39" table:formula="of:=IF([Sprint7.$E111]=&quot;&quot;;;MAX(0;[Sprint7.X111]-[Sprint7.N111]))" office:value-type="float" office:value="0" calcext:value-type="float">
            <text:p>0</text:p>
          </table:table-cell>
          <table:table-cell table:style-name="ce39" table:formula="of:=IF([Sprint7.$E111]=&quot;&quot;;;MAX(0;[Sprint7.Y111]-[Sprint7.O111]))" office:value-type="float" office:value="0" calcext:value-type="float">
            <text:p>0</text:p>
          </table:table-cell>
          <table:table-cell table:style-name="ce39" table:formula="of:=IF([Sprint7.$E111]=&quot;&quot;;;MAX(0;[Sprint7.Z111]-[Sprint7.P11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12];[Sprint7.$D112];[Sprint7.$E112])">
            <text:p/>
          </table:table-cell>
          <table:table-cell table:style-name="ce9" table:formula="of:=IFERROR(VLOOKUP([Sprint7.$A112];[$Tasks.$A102:.$B10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12] =&quot;&quot;;;MAX([Sprint7.$F112]-[Sprint7.G112];0))" office:value-type="float" office:value="0" calcext:value-type="float">
            <text:p>0</text:p>
          </table:table-cell>
          <table:table-cell table:style-name="ce39" table:formula="of:=IF([Sprint7.$E112]=&quot;&quot;;;MAX(0;[Sprint7.R112]-[Sprint7.H112]))" office:value-type="float" office:value="0" calcext:value-type="float">
            <text:p>0</text:p>
          </table:table-cell>
          <table:table-cell table:style-name="ce39" table:formula="of:=IF([Sprint7.$E112]=&quot;&quot;;;MAX(0;[Sprint7.S112]-[Sprint7.I112]))" office:value-type="float" office:value="0" calcext:value-type="float">
            <text:p>0</text:p>
          </table:table-cell>
          <table:table-cell table:style-name="ce39" table:formula="of:=IF([Sprint7.$E112]=&quot;&quot;;;MAX(0;[Sprint7.T112]-[Sprint7.J112]))" office:value-type="float" office:value="0" calcext:value-type="float">
            <text:p>0</text:p>
          </table:table-cell>
          <table:table-cell table:style-name="ce39" table:formula="of:=IF([Sprint7.$E112]=&quot;&quot;;;MAX(0;[Sprint7.U112]-[Sprint7.K112]))" office:value-type="float" office:value="0" calcext:value-type="float">
            <text:p>0</text:p>
          </table:table-cell>
          <table:table-cell table:style-name="ce39" table:formula="of:=IF([Sprint7.$E112]=&quot;&quot;;;MAX(0;[Sprint7.V112]-[Sprint7.L112]))" office:value-type="float" office:value="0" calcext:value-type="float">
            <text:p>0</text:p>
          </table:table-cell>
          <table:table-cell table:style-name="ce39" table:formula="of:=IF([Sprint7.$E112]=&quot;&quot;;;MAX(0;[Sprint7.W112]-[Sprint7.M112]))" office:value-type="float" office:value="0" calcext:value-type="float">
            <text:p>0</text:p>
          </table:table-cell>
          <table:table-cell table:style-name="ce39" table:formula="of:=IF([Sprint7.$E112]=&quot;&quot;;;MAX(0;[Sprint7.X112]-[Sprint7.N112]))" office:value-type="float" office:value="0" calcext:value-type="float">
            <text:p>0</text:p>
          </table:table-cell>
          <table:table-cell table:style-name="ce39" table:formula="of:=IF([Sprint7.$E112]=&quot;&quot;;;MAX(0;[Sprint7.Y112]-[Sprint7.O112]))" office:value-type="float" office:value="0" calcext:value-type="float">
            <text:p>0</text:p>
          </table:table-cell>
          <table:table-cell table:style-name="ce39" table:formula="of:=IF([Sprint7.$E112]=&quot;&quot;;;MAX(0;[Sprint7.Z112]-[Sprint7.P11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13];[Sprint7.$D113];[Sprint7.$E113])">
            <text:p/>
          </table:table-cell>
          <table:table-cell table:style-name="ce9" table:formula="of:=IFERROR(VLOOKUP([Sprint7.$A113];[$Tasks.$A103:.$B10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13] =&quot;&quot;;;MAX([Sprint7.$F113]-[Sprint7.G113];0))" office:value-type="float" office:value="0" calcext:value-type="float">
            <text:p>0</text:p>
          </table:table-cell>
          <table:table-cell table:style-name="ce39" table:formula="of:=IF([Sprint7.$E113]=&quot;&quot;;;MAX(0;[Sprint7.R113]-[Sprint7.H113]))" office:value-type="float" office:value="0" calcext:value-type="float">
            <text:p>0</text:p>
          </table:table-cell>
          <table:table-cell table:style-name="ce39" table:formula="of:=IF([Sprint7.$E113]=&quot;&quot;;;MAX(0;[Sprint7.S113]-[Sprint7.I113]))" office:value-type="float" office:value="0" calcext:value-type="float">
            <text:p>0</text:p>
          </table:table-cell>
          <table:table-cell table:style-name="ce39" table:formula="of:=IF([Sprint7.$E113]=&quot;&quot;;;MAX(0;[Sprint7.T113]-[Sprint7.J113]))" office:value-type="float" office:value="0" calcext:value-type="float">
            <text:p>0</text:p>
          </table:table-cell>
          <table:table-cell table:style-name="ce39" table:formula="of:=IF([Sprint7.$E113]=&quot;&quot;;;MAX(0;[Sprint7.U113]-[Sprint7.K113]))" office:value-type="float" office:value="0" calcext:value-type="float">
            <text:p>0</text:p>
          </table:table-cell>
          <table:table-cell table:style-name="ce39" table:formula="of:=IF([Sprint7.$E113]=&quot;&quot;;;MAX(0;[Sprint7.V113]-[Sprint7.L113]))" office:value-type="float" office:value="0" calcext:value-type="float">
            <text:p>0</text:p>
          </table:table-cell>
          <table:table-cell table:style-name="ce39" table:formula="of:=IF([Sprint7.$E113]=&quot;&quot;;;MAX(0;[Sprint7.W113]-[Sprint7.M113]))" office:value-type="float" office:value="0" calcext:value-type="float">
            <text:p>0</text:p>
          </table:table-cell>
          <table:table-cell table:style-name="ce39" table:formula="of:=IF([Sprint7.$E113]=&quot;&quot;;;MAX(0;[Sprint7.X113]-[Sprint7.N113]))" office:value-type="float" office:value="0" calcext:value-type="float">
            <text:p>0</text:p>
          </table:table-cell>
          <table:table-cell table:style-name="ce39" table:formula="of:=IF([Sprint7.$E113]=&quot;&quot;;;MAX(0;[Sprint7.Y113]-[Sprint7.O113]))" office:value-type="float" office:value="0" calcext:value-type="float">
            <text:p>0</text:p>
          </table:table-cell>
          <table:table-cell table:style-name="ce39" table:formula="of:=IF([Sprint7.$E113]=&quot;&quot;;;MAX(0;[Sprint7.Z113]-[Sprint7.P11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14];[Sprint7.$D114];[Sprint7.$E114])">
            <text:p/>
          </table:table-cell>
          <table:table-cell table:style-name="ce9" table:formula="of:=IFERROR(VLOOKUP([Sprint7.$A114];[$Tasks.$A104:.$B10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14] =&quot;&quot;;;MAX([Sprint7.$F114]-[Sprint7.G114];0))" office:value-type="float" office:value="0" calcext:value-type="float">
            <text:p>0</text:p>
          </table:table-cell>
          <table:table-cell table:style-name="ce39" table:formula="of:=IF([Sprint7.$E114]=&quot;&quot;;;MAX(0;[Sprint7.R114]-[Sprint7.H114]))" office:value-type="float" office:value="0" calcext:value-type="float">
            <text:p>0</text:p>
          </table:table-cell>
          <table:table-cell table:style-name="ce39" table:formula="of:=IF([Sprint7.$E114]=&quot;&quot;;;MAX(0;[Sprint7.S114]-[Sprint7.I114]))" office:value-type="float" office:value="0" calcext:value-type="float">
            <text:p>0</text:p>
          </table:table-cell>
          <table:table-cell table:style-name="ce39" table:formula="of:=IF([Sprint7.$E114]=&quot;&quot;;;MAX(0;[Sprint7.T114]-[Sprint7.J114]))" office:value-type="float" office:value="0" calcext:value-type="float">
            <text:p>0</text:p>
          </table:table-cell>
          <table:table-cell table:style-name="ce39" table:formula="of:=IF([Sprint7.$E114]=&quot;&quot;;;MAX(0;[Sprint7.U114]-[Sprint7.K114]))" office:value-type="float" office:value="0" calcext:value-type="float">
            <text:p>0</text:p>
          </table:table-cell>
          <table:table-cell table:style-name="ce39" table:formula="of:=IF([Sprint7.$E114]=&quot;&quot;;;MAX(0;[Sprint7.V114]-[Sprint7.L114]))" office:value-type="float" office:value="0" calcext:value-type="float">
            <text:p>0</text:p>
          </table:table-cell>
          <table:table-cell table:style-name="ce39" table:formula="of:=IF([Sprint7.$E114]=&quot;&quot;;;MAX(0;[Sprint7.W114]-[Sprint7.M114]))" office:value-type="float" office:value="0" calcext:value-type="float">
            <text:p>0</text:p>
          </table:table-cell>
          <table:table-cell table:style-name="ce39" table:formula="of:=IF([Sprint7.$E114]=&quot;&quot;;;MAX(0;[Sprint7.X114]-[Sprint7.N114]))" office:value-type="float" office:value="0" calcext:value-type="float">
            <text:p>0</text:p>
          </table:table-cell>
          <table:table-cell table:style-name="ce39" table:formula="of:=IF([Sprint7.$E114]=&quot;&quot;;;MAX(0;[Sprint7.Y114]-[Sprint7.O114]))" office:value-type="float" office:value="0" calcext:value-type="float">
            <text:p>0</text:p>
          </table:table-cell>
          <table:table-cell table:style-name="ce39" table:formula="of:=IF([Sprint7.$E114]=&quot;&quot;;;MAX(0;[Sprint7.Z114]-[Sprint7.P11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15];[Sprint7.$D115];[Sprint7.$E115])">
            <text:p/>
          </table:table-cell>
          <table:table-cell table:style-name="ce9" table:formula="of:=IFERROR(VLOOKUP([Sprint7.$A115];[$Tasks.$A105:.$B10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15] =&quot;&quot;;;MAX([Sprint7.$F115]-[Sprint7.G115];0))" office:value-type="float" office:value="0" calcext:value-type="float">
            <text:p>0</text:p>
          </table:table-cell>
          <table:table-cell table:style-name="ce39" table:formula="of:=IF([Sprint7.$E115]=&quot;&quot;;;MAX(0;[Sprint7.R115]-[Sprint7.H115]))" office:value-type="float" office:value="0" calcext:value-type="float">
            <text:p>0</text:p>
          </table:table-cell>
          <table:table-cell table:style-name="ce39" table:formula="of:=IF([Sprint7.$E115]=&quot;&quot;;;MAX(0;[Sprint7.S115]-[Sprint7.I115]))" office:value-type="float" office:value="0" calcext:value-type="float">
            <text:p>0</text:p>
          </table:table-cell>
          <table:table-cell table:style-name="ce39" table:formula="of:=IF([Sprint7.$E115]=&quot;&quot;;;MAX(0;[Sprint7.T115]-[Sprint7.J115]))" office:value-type="float" office:value="0" calcext:value-type="float">
            <text:p>0</text:p>
          </table:table-cell>
          <table:table-cell table:style-name="ce39" table:formula="of:=IF([Sprint7.$E115]=&quot;&quot;;;MAX(0;[Sprint7.U115]-[Sprint7.K115]))" office:value-type="float" office:value="0" calcext:value-type="float">
            <text:p>0</text:p>
          </table:table-cell>
          <table:table-cell table:style-name="ce39" table:formula="of:=IF([Sprint7.$E115]=&quot;&quot;;;MAX(0;[Sprint7.V115]-[Sprint7.L115]))" office:value-type="float" office:value="0" calcext:value-type="float">
            <text:p>0</text:p>
          </table:table-cell>
          <table:table-cell table:style-name="ce39" table:formula="of:=IF([Sprint7.$E115]=&quot;&quot;;;MAX(0;[Sprint7.W115]-[Sprint7.M115]))" office:value-type="float" office:value="0" calcext:value-type="float">
            <text:p>0</text:p>
          </table:table-cell>
          <table:table-cell table:style-name="ce39" table:formula="of:=IF([Sprint7.$E115]=&quot;&quot;;;MAX(0;[Sprint7.X115]-[Sprint7.N115]))" office:value-type="float" office:value="0" calcext:value-type="float">
            <text:p>0</text:p>
          </table:table-cell>
          <table:table-cell table:style-name="ce39" table:formula="of:=IF([Sprint7.$E115]=&quot;&quot;;;MAX(0;[Sprint7.Y115]-[Sprint7.O115]))" office:value-type="float" office:value="0" calcext:value-type="float">
            <text:p>0</text:p>
          </table:table-cell>
          <table:table-cell table:style-name="ce39" table:formula="of:=IF([Sprint7.$E115]=&quot;&quot;;;MAX(0;[Sprint7.Z115]-[Sprint7.P11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16];[Sprint7.$D116];[Sprint7.$E116])">
            <text:p/>
          </table:table-cell>
          <table:table-cell table:style-name="ce9" table:formula="of:=IFERROR(VLOOKUP([Sprint7.$A116];[$Tasks.$A106:.$B11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16] =&quot;&quot;;;MAX([Sprint7.$F116]-[Sprint7.G116];0))" office:value-type="float" office:value="0" calcext:value-type="float">
            <text:p>0</text:p>
          </table:table-cell>
          <table:table-cell table:style-name="ce39" table:formula="of:=IF([Sprint7.$E116]=&quot;&quot;;;MAX(0;[Sprint7.R116]-[Sprint7.H116]))" office:value-type="float" office:value="0" calcext:value-type="float">
            <text:p>0</text:p>
          </table:table-cell>
          <table:table-cell table:style-name="ce39" table:formula="of:=IF([Sprint7.$E116]=&quot;&quot;;;MAX(0;[Sprint7.S116]-[Sprint7.I116]))" office:value-type="float" office:value="0" calcext:value-type="float">
            <text:p>0</text:p>
          </table:table-cell>
          <table:table-cell table:style-name="ce39" table:formula="of:=IF([Sprint7.$E116]=&quot;&quot;;;MAX(0;[Sprint7.T116]-[Sprint7.J116]))" office:value-type="float" office:value="0" calcext:value-type="float">
            <text:p>0</text:p>
          </table:table-cell>
          <table:table-cell table:style-name="ce39" table:formula="of:=IF([Sprint7.$E116]=&quot;&quot;;;MAX(0;[Sprint7.U116]-[Sprint7.K116]))" office:value-type="float" office:value="0" calcext:value-type="float">
            <text:p>0</text:p>
          </table:table-cell>
          <table:table-cell table:style-name="ce39" table:formula="of:=IF([Sprint7.$E116]=&quot;&quot;;;MAX(0;[Sprint7.V116]-[Sprint7.L116]))" office:value-type="float" office:value="0" calcext:value-type="float">
            <text:p>0</text:p>
          </table:table-cell>
          <table:table-cell table:style-name="ce39" table:formula="of:=IF([Sprint7.$E116]=&quot;&quot;;;MAX(0;[Sprint7.W116]-[Sprint7.M116]))" office:value-type="float" office:value="0" calcext:value-type="float">
            <text:p>0</text:p>
          </table:table-cell>
          <table:table-cell table:style-name="ce39" table:formula="of:=IF([Sprint7.$E116]=&quot;&quot;;;MAX(0;[Sprint7.X116]-[Sprint7.N116]))" office:value-type="float" office:value="0" calcext:value-type="float">
            <text:p>0</text:p>
          </table:table-cell>
          <table:table-cell table:style-name="ce39" table:formula="of:=IF([Sprint7.$E116]=&quot;&quot;;;MAX(0;[Sprint7.Y116]-[Sprint7.O116]))" office:value-type="float" office:value="0" calcext:value-type="float">
            <text:p>0</text:p>
          </table:table-cell>
          <table:table-cell table:style-name="ce39" table:formula="of:=IF([Sprint7.$E116]=&quot;&quot;;;MAX(0;[Sprint7.Z116]-[Sprint7.P11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17];[Sprint7.$D117];[Sprint7.$E117])">
            <text:p/>
          </table:table-cell>
          <table:table-cell table:style-name="ce9" table:formula="of:=IFERROR(VLOOKUP([Sprint7.$A117];[$Tasks.$A107:.$B11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17] =&quot;&quot;;;MAX([Sprint7.$F117]-[Sprint7.G117];0))" office:value-type="float" office:value="0" calcext:value-type="float">
            <text:p>0</text:p>
          </table:table-cell>
          <table:table-cell table:style-name="ce39" table:formula="of:=IF([Sprint7.$E117]=&quot;&quot;;;MAX(0;[Sprint7.R117]-[Sprint7.H117]))" office:value-type="float" office:value="0" calcext:value-type="float">
            <text:p>0</text:p>
          </table:table-cell>
          <table:table-cell table:style-name="ce39" table:formula="of:=IF([Sprint7.$E117]=&quot;&quot;;;MAX(0;[Sprint7.S117]-[Sprint7.I117]))" office:value-type="float" office:value="0" calcext:value-type="float">
            <text:p>0</text:p>
          </table:table-cell>
          <table:table-cell table:style-name="ce39" table:formula="of:=IF([Sprint7.$E117]=&quot;&quot;;;MAX(0;[Sprint7.T117]-[Sprint7.J117]))" office:value-type="float" office:value="0" calcext:value-type="float">
            <text:p>0</text:p>
          </table:table-cell>
          <table:table-cell table:style-name="ce39" table:formula="of:=IF([Sprint7.$E117]=&quot;&quot;;;MAX(0;[Sprint7.U117]-[Sprint7.K117]))" office:value-type="float" office:value="0" calcext:value-type="float">
            <text:p>0</text:p>
          </table:table-cell>
          <table:table-cell table:style-name="ce39" table:formula="of:=IF([Sprint7.$E117]=&quot;&quot;;;MAX(0;[Sprint7.V117]-[Sprint7.L117]))" office:value-type="float" office:value="0" calcext:value-type="float">
            <text:p>0</text:p>
          </table:table-cell>
          <table:table-cell table:style-name="ce39" table:formula="of:=IF([Sprint7.$E117]=&quot;&quot;;;MAX(0;[Sprint7.W117]-[Sprint7.M117]))" office:value-type="float" office:value="0" calcext:value-type="float">
            <text:p>0</text:p>
          </table:table-cell>
          <table:table-cell table:style-name="ce39" table:formula="of:=IF([Sprint7.$E117]=&quot;&quot;;;MAX(0;[Sprint7.X117]-[Sprint7.N117]))" office:value-type="float" office:value="0" calcext:value-type="float">
            <text:p>0</text:p>
          </table:table-cell>
          <table:table-cell table:style-name="ce39" table:formula="of:=IF([Sprint7.$E117]=&quot;&quot;;;MAX(0;[Sprint7.Y117]-[Sprint7.O117]))" office:value-type="float" office:value="0" calcext:value-type="float">
            <text:p>0</text:p>
          </table:table-cell>
          <table:table-cell table:style-name="ce39" table:formula="of:=IF([Sprint7.$E117]=&quot;&quot;;;MAX(0;[Sprint7.Z117]-[Sprint7.P11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18];[Sprint7.$D118];[Sprint7.$E118])">
            <text:p/>
          </table:table-cell>
          <table:table-cell table:style-name="ce9" table:formula="of:=IFERROR(VLOOKUP([Sprint7.$A118];[$Tasks.$A108:.$B11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18] =&quot;&quot;;;MAX([Sprint7.$F118]-[Sprint7.G118];0))" office:value-type="float" office:value="0" calcext:value-type="float">
            <text:p>0</text:p>
          </table:table-cell>
          <table:table-cell table:style-name="ce39" table:formula="of:=IF([Sprint7.$E118]=&quot;&quot;;;MAX(0;[Sprint7.R118]-[Sprint7.H118]))" office:value-type="float" office:value="0" calcext:value-type="float">
            <text:p>0</text:p>
          </table:table-cell>
          <table:table-cell table:style-name="ce39" table:formula="of:=IF([Sprint7.$E118]=&quot;&quot;;;MAX(0;[Sprint7.S118]-[Sprint7.I118]))" office:value-type="float" office:value="0" calcext:value-type="float">
            <text:p>0</text:p>
          </table:table-cell>
          <table:table-cell table:style-name="ce39" table:formula="of:=IF([Sprint7.$E118]=&quot;&quot;;;MAX(0;[Sprint7.T118]-[Sprint7.J118]))" office:value-type="float" office:value="0" calcext:value-type="float">
            <text:p>0</text:p>
          </table:table-cell>
          <table:table-cell table:style-name="ce39" table:formula="of:=IF([Sprint7.$E118]=&quot;&quot;;;MAX(0;[Sprint7.U118]-[Sprint7.K118]))" office:value-type="float" office:value="0" calcext:value-type="float">
            <text:p>0</text:p>
          </table:table-cell>
          <table:table-cell table:style-name="ce39" table:formula="of:=IF([Sprint7.$E118]=&quot;&quot;;;MAX(0;[Sprint7.V118]-[Sprint7.L118]))" office:value-type="float" office:value="0" calcext:value-type="float">
            <text:p>0</text:p>
          </table:table-cell>
          <table:table-cell table:style-name="ce39" table:formula="of:=IF([Sprint7.$E118]=&quot;&quot;;;MAX(0;[Sprint7.W118]-[Sprint7.M118]))" office:value-type="float" office:value="0" calcext:value-type="float">
            <text:p>0</text:p>
          </table:table-cell>
          <table:table-cell table:style-name="ce39" table:formula="of:=IF([Sprint7.$E118]=&quot;&quot;;;MAX(0;[Sprint7.X118]-[Sprint7.N118]))" office:value-type="float" office:value="0" calcext:value-type="float">
            <text:p>0</text:p>
          </table:table-cell>
          <table:table-cell table:style-name="ce39" table:formula="of:=IF([Sprint7.$E118]=&quot;&quot;;;MAX(0;[Sprint7.Y118]-[Sprint7.O118]))" office:value-type="float" office:value="0" calcext:value-type="float">
            <text:p>0</text:p>
          </table:table-cell>
          <table:table-cell table:style-name="ce39" table:formula="of:=IF([Sprint7.$E118]=&quot;&quot;;;MAX(0;[Sprint7.Z118]-[Sprint7.P11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19];[Sprint7.$D119];[Sprint7.$E119])">
            <text:p/>
          </table:table-cell>
          <table:table-cell table:style-name="ce9" table:formula="of:=IFERROR(VLOOKUP([Sprint7.$A119];[$Tasks.$A109:.$B11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19] =&quot;&quot;;;MAX([Sprint7.$F119]-[Sprint7.G119];0))" office:value-type="float" office:value="0" calcext:value-type="float">
            <text:p>0</text:p>
          </table:table-cell>
          <table:table-cell table:style-name="ce39" table:formula="of:=IF([Sprint7.$E119]=&quot;&quot;;;MAX(0;[Sprint7.R119]-[Sprint7.H119]))" office:value-type="float" office:value="0" calcext:value-type="float">
            <text:p>0</text:p>
          </table:table-cell>
          <table:table-cell table:style-name="ce39" table:formula="of:=IF([Sprint7.$E119]=&quot;&quot;;;MAX(0;[Sprint7.S119]-[Sprint7.I119]))" office:value-type="float" office:value="0" calcext:value-type="float">
            <text:p>0</text:p>
          </table:table-cell>
          <table:table-cell table:style-name="ce39" table:formula="of:=IF([Sprint7.$E119]=&quot;&quot;;;MAX(0;[Sprint7.T119]-[Sprint7.J119]))" office:value-type="float" office:value="0" calcext:value-type="float">
            <text:p>0</text:p>
          </table:table-cell>
          <table:table-cell table:style-name="ce39" table:formula="of:=IF([Sprint7.$E119]=&quot;&quot;;;MAX(0;[Sprint7.U119]-[Sprint7.K119]))" office:value-type="float" office:value="0" calcext:value-type="float">
            <text:p>0</text:p>
          </table:table-cell>
          <table:table-cell table:style-name="ce39" table:formula="of:=IF([Sprint7.$E119]=&quot;&quot;;;MAX(0;[Sprint7.V119]-[Sprint7.L119]))" office:value-type="float" office:value="0" calcext:value-type="float">
            <text:p>0</text:p>
          </table:table-cell>
          <table:table-cell table:style-name="ce39" table:formula="of:=IF([Sprint7.$E119]=&quot;&quot;;;MAX(0;[Sprint7.W119]-[Sprint7.M119]))" office:value-type="float" office:value="0" calcext:value-type="float">
            <text:p>0</text:p>
          </table:table-cell>
          <table:table-cell table:style-name="ce39" table:formula="of:=IF([Sprint7.$E119]=&quot;&quot;;;MAX(0;[Sprint7.X119]-[Sprint7.N119]))" office:value-type="float" office:value="0" calcext:value-type="float">
            <text:p>0</text:p>
          </table:table-cell>
          <table:table-cell table:style-name="ce39" table:formula="of:=IF([Sprint7.$E119]=&quot;&quot;;;MAX(0;[Sprint7.Y119]-[Sprint7.O119]))" office:value-type="float" office:value="0" calcext:value-type="float">
            <text:p>0</text:p>
          </table:table-cell>
          <table:table-cell table:style-name="ce39" table:formula="of:=IF([Sprint7.$E119]=&quot;&quot;;;MAX(0;[Sprint7.Z119]-[Sprint7.P11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20];[Sprint7.$D120];[Sprint7.$E120])">
            <text:p/>
          </table:table-cell>
          <table:table-cell table:style-name="ce9" table:formula="of:=IFERROR(VLOOKUP([Sprint7.$A120];[$Tasks.$A110:.$B11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20] =&quot;&quot;;;MAX([Sprint7.$F120]-[Sprint7.G120];0))" office:value-type="float" office:value="0" calcext:value-type="float">
            <text:p>0</text:p>
          </table:table-cell>
          <table:table-cell table:style-name="ce39" table:formula="of:=IF([Sprint7.$E120]=&quot;&quot;;;MAX(0;[Sprint7.R120]-[Sprint7.H120]))" office:value-type="float" office:value="0" calcext:value-type="float">
            <text:p>0</text:p>
          </table:table-cell>
          <table:table-cell table:style-name="ce39" table:formula="of:=IF([Sprint7.$E120]=&quot;&quot;;;MAX(0;[Sprint7.S120]-[Sprint7.I120]))" office:value-type="float" office:value="0" calcext:value-type="float">
            <text:p>0</text:p>
          </table:table-cell>
          <table:table-cell table:style-name="ce39" table:formula="of:=IF([Sprint7.$E120]=&quot;&quot;;;MAX(0;[Sprint7.T120]-[Sprint7.J120]))" office:value-type="float" office:value="0" calcext:value-type="float">
            <text:p>0</text:p>
          </table:table-cell>
          <table:table-cell table:style-name="ce39" table:formula="of:=IF([Sprint7.$E120]=&quot;&quot;;;MAX(0;[Sprint7.U120]-[Sprint7.K120]))" office:value-type="float" office:value="0" calcext:value-type="float">
            <text:p>0</text:p>
          </table:table-cell>
          <table:table-cell table:style-name="ce39" table:formula="of:=IF([Sprint7.$E120]=&quot;&quot;;;MAX(0;[Sprint7.V120]-[Sprint7.L120]))" office:value-type="float" office:value="0" calcext:value-type="float">
            <text:p>0</text:p>
          </table:table-cell>
          <table:table-cell table:style-name="ce39" table:formula="of:=IF([Sprint7.$E120]=&quot;&quot;;;MAX(0;[Sprint7.W120]-[Sprint7.M120]))" office:value-type="float" office:value="0" calcext:value-type="float">
            <text:p>0</text:p>
          </table:table-cell>
          <table:table-cell table:style-name="ce39" table:formula="of:=IF([Sprint7.$E120]=&quot;&quot;;;MAX(0;[Sprint7.X120]-[Sprint7.N120]))" office:value-type="float" office:value="0" calcext:value-type="float">
            <text:p>0</text:p>
          </table:table-cell>
          <table:table-cell table:style-name="ce39" table:formula="of:=IF([Sprint7.$E120]=&quot;&quot;;;MAX(0;[Sprint7.Y120]-[Sprint7.O120]))" office:value-type="float" office:value="0" calcext:value-type="float">
            <text:p>0</text:p>
          </table:table-cell>
          <table:table-cell table:style-name="ce39" table:formula="of:=IF([Sprint7.$E120]=&quot;&quot;;;MAX(0;[Sprint7.Z120]-[Sprint7.P12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21];[Sprint7.$D121];[Sprint7.$E121])">
            <text:p/>
          </table:table-cell>
          <table:table-cell table:style-name="ce9" table:formula="of:=IFERROR(VLOOKUP([Sprint7.$A121];[$Tasks.$A111:.$B11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21] =&quot;&quot;;;MAX([Sprint7.$F121]-[Sprint7.G121];0))" office:value-type="float" office:value="0" calcext:value-type="float">
            <text:p>0</text:p>
          </table:table-cell>
          <table:table-cell table:style-name="ce39" table:formula="of:=IF([Sprint7.$E121]=&quot;&quot;;;MAX(0;[Sprint7.R121]-[Sprint7.H121]))" office:value-type="float" office:value="0" calcext:value-type="float">
            <text:p>0</text:p>
          </table:table-cell>
          <table:table-cell table:style-name="ce39" table:formula="of:=IF([Sprint7.$E121]=&quot;&quot;;;MAX(0;[Sprint7.S121]-[Sprint7.I121]))" office:value-type="float" office:value="0" calcext:value-type="float">
            <text:p>0</text:p>
          </table:table-cell>
          <table:table-cell table:style-name="ce39" table:formula="of:=IF([Sprint7.$E121]=&quot;&quot;;;MAX(0;[Sprint7.T121]-[Sprint7.J121]))" office:value-type="float" office:value="0" calcext:value-type="float">
            <text:p>0</text:p>
          </table:table-cell>
          <table:table-cell table:style-name="ce39" table:formula="of:=IF([Sprint7.$E121]=&quot;&quot;;;MAX(0;[Sprint7.U121]-[Sprint7.K121]))" office:value-type="float" office:value="0" calcext:value-type="float">
            <text:p>0</text:p>
          </table:table-cell>
          <table:table-cell table:style-name="ce39" table:formula="of:=IF([Sprint7.$E121]=&quot;&quot;;;MAX(0;[Sprint7.V121]-[Sprint7.L121]))" office:value-type="float" office:value="0" calcext:value-type="float">
            <text:p>0</text:p>
          </table:table-cell>
          <table:table-cell table:style-name="ce39" table:formula="of:=IF([Sprint7.$E121]=&quot;&quot;;;MAX(0;[Sprint7.W121]-[Sprint7.M121]))" office:value-type="float" office:value="0" calcext:value-type="float">
            <text:p>0</text:p>
          </table:table-cell>
          <table:table-cell table:style-name="ce39" table:formula="of:=IF([Sprint7.$E121]=&quot;&quot;;;MAX(0;[Sprint7.X121]-[Sprint7.N121]))" office:value-type="float" office:value="0" calcext:value-type="float">
            <text:p>0</text:p>
          </table:table-cell>
          <table:table-cell table:style-name="ce39" table:formula="of:=IF([Sprint7.$E121]=&quot;&quot;;;MAX(0;[Sprint7.Y121]-[Sprint7.O121]))" office:value-type="float" office:value="0" calcext:value-type="float">
            <text:p>0</text:p>
          </table:table-cell>
          <table:table-cell table:style-name="ce39" table:formula="of:=IF([Sprint7.$E121]=&quot;&quot;;;MAX(0;[Sprint7.Z121]-[Sprint7.P12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22];[Sprint7.$D122];[Sprint7.$E122])">
            <text:p/>
          </table:table-cell>
          <table:table-cell table:style-name="ce9" table:formula="of:=IFERROR(VLOOKUP([Sprint7.$A122];[$Tasks.$A112:.$B11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22] =&quot;&quot;;;MAX([Sprint7.$F122]-[Sprint7.G122];0))" office:value-type="float" office:value="0" calcext:value-type="float">
            <text:p>0</text:p>
          </table:table-cell>
          <table:table-cell table:style-name="ce39" table:formula="of:=IF([Sprint7.$E122]=&quot;&quot;;;MAX(0;[Sprint7.R122]-[Sprint7.H122]))" office:value-type="float" office:value="0" calcext:value-type="float">
            <text:p>0</text:p>
          </table:table-cell>
          <table:table-cell table:style-name="ce39" table:formula="of:=IF([Sprint7.$E122]=&quot;&quot;;;MAX(0;[Sprint7.S122]-[Sprint7.I122]))" office:value-type="float" office:value="0" calcext:value-type="float">
            <text:p>0</text:p>
          </table:table-cell>
          <table:table-cell table:style-name="ce39" table:formula="of:=IF([Sprint7.$E122]=&quot;&quot;;;MAX(0;[Sprint7.T122]-[Sprint7.J122]))" office:value-type="float" office:value="0" calcext:value-type="float">
            <text:p>0</text:p>
          </table:table-cell>
          <table:table-cell table:style-name="ce39" table:formula="of:=IF([Sprint7.$E122]=&quot;&quot;;;MAX(0;[Sprint7.U122]-[Sprint7.K122]))" office:value-type="float" office:value="0" calcext:value-type="float">
            <text:p>0</text:p>
          </table:table-cell>
          <table:table-cell table:style-name="ce39" table:formula="of:=IF([Sprint7.$E122]=&quot;&quot;;;MAX(0;[Sprint7.V122]-[Sprint7.L122]))" office:value-type="float" office:value="0" calcext:value-type="float">
            <text:p>0</text:p>
          </table:table-cell>
          <table:table-cell table:style-name="ce39" table:formula="of:=IF([Sprint7.$E122]=&quot;&quot;;;MAX(0;[Sprint7.W122]-[Sprint7.M122]))" office:value-type="float" office:value="0" calcext:value-type="float">
            <text:p>0</text:p>
          </table:table-cell>
          <table:table-cell table:style-name="ce39" table:formula="of:=IF([Sprint7.$E122]=&quot;&quot;;;MAX(0;[Sprint7.X122]-[Sprint7.N122]))" office:value-type="float" office:value="0" calcext:value-type="float">
            <text:p>0</text:p>
          </table:table-cell>
          <table:table-cell table:style-name="ce39" table:formula="of:=IF([Sprint7.$E122]=&quot;&quot;;;MAX(0;[Sprint7.Y122]-[Sprint7.O122]))" office:value-type="float" office:value="0" calcext:value-type="float">
            <text:p>0</text:p>
          </table:table-cell>
          <table:table-cell table:style-name="ce39" table:formula="of:=IF([Sprint7.$E122]=&quot;&quot;;;MAX(0;[Sprint7.Z122]-[Sprint7.P12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23];[Sprint7.$D123];[Sprint7.$E123])">
            <text:p/>
          </table:table-cell>
          <table:table-cell table:style-name="ce9" table:formula="of:=IFERROR(VLOOKUP([Sprint7.$A123];[$Tasks.$A113:.$B11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23] =&quot;&quot;;;MAX([Sprint7.$F123]-[Sprint7.G123];0))" office:value-type="float" office:value="0" calcext:value-type="float">
            <text:p>0</text:p>
          </table:table-cell>
          <table:table-cell table:style-name="ce39" table:formula="of:=IF([Sprint7.$E123]=&quot;&quot;;;MAX(0;[Sprint7.R123]-[Sprint7.H123]))" office:value-type="float" office:value="0" calcext:value-type="float">
            <text:p>0</text:p>
          </table:table-cell>
          <table:table-cell table:style-name="ce39" table:formula="of:=IF([Sprint7.$E123]=&quot;&quot;;;MAX(0;[Sprint7.S123]-[Sprint7.I123]))" office:value-type="float" office:value="0" calcext:value-type="float">
            <text:p>0</text:p>
          </table:table-cell>
          <table:table-cell table:style-name="ce39" table:formula="of:=IF([Sprint7.$E123]=&quot;&quot;;;MAX(0;[Sprint7.T123]-[Sprint7.J123]))" office:value-type="float" office:value="0" calcext:value-type="float">
            <text:p>0</text:p>
          </table:table-cell>
          <table:table-cell table:style-name="ce39" table:formula="of:=IF([Sprint7.$E123]=&quot;&quot;;;MAX(0;[Sprint7.U123]-[Sprint7.K123]))" office:value-type="float" office:value="0" calcext:value-type="float">
            <text:p>0</text:p>
          </table:table-cell>
          <table:table-cell table:style-name="ce39" table:formula="of:=IF([Sprint7.$E123]=&quot;&quot;;;MAX(0;[Sprint7.V123]-[Sprint7.L123]))" office:value-type="float" office:value="0" calcext:value-type="float">
            <text:p>0</text:p>
          </table:table-cell>
          <table:table-cell table:style-name="ce39" table:formula="of:=IF([Sprint7.$E123]=&quot;&quot;;;MAX(0;[Sprint7.W123]-[Sprint7.M123]))" office:value-type="float" office:value="0" calcext:value-type="float">
            <text:p>0</text:p>
          </table:table-cell>
          <table:table-cell table:style-name="ce39" table:formula="of:=IF([Sprint7.$E123]=&quot;&quot;;;MAX(0;[Sprint7.X123]-[Sprint7.N123]))" office:value-type="float" office:value="0" calcext:value-type="float">
            <text:p>0</text:p>
          </table:table-cell>
          <table:table-cell table:style-name="ce39" table:formula="of:=IF([Sprint7.$E123]=&quot;&quot;;;MAX(0;[Sprint7.Y123]-[Sprint7.O123]))" office:value-type="float" office:value="0" calcext:value-type="float">
            <text:p>0</text:p>
          </table:table-cell>
          <table:table-cell table:style-name="ce39" table:formula="of:=IF([Sprint7.$E123]=&quot;&quot;;;MAX(0;[Sprint7.Z123]-[Sprint7.P12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24];[Sprint7.$D124];[Sprint7.$E124])">
            <text:p/>
          </table:table-cell>
          <table:table-cell table:style-name="ce9" table:formula="of:=IFERROR(VLOOKUP([Sprint7.$A124];[$Tasks.$A114:.$B11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24] =&quot;&quot;;;MAX([Sprint7.$F124]-[Sprint7.G124];0))" office:value-type="float" office:value="0" calcext:value-type="float">
            <text:p>0</text:p>
          </table:table-cell>
          <table:table-cell table:style-name="ce39" table:formula="of:=IF([Sprint7.$E124]=&quot;&quot;;;MAX(0;[Sprint7.R124]-[Sprint7.H124]))" office:value-type="float" office:value="0" calcext:value-type="float">
            <text:p>0</text:p>
          </table:table-cell>
          <table:table-cell table:style-name="ce39" table:formula="of:=IF([Sprint7.$E124]=&quot;&quot;;;MAX(0;[Sprint7.S124]-[Sprint7.I124]))" office:value-type="float" office:value="0" calcext:value-type="float">
            <text:p>0</text:p>
          </table:table-cell>
          <table:table-cell table:style-name="ce39" table:formula="of:=IF([Sprint7.$E124]=&quot;&quot;;;MAX(0;[Sprint7.T124]-[Sprint7.J124]))" office:value-type="float" office:value="0" calcext:value-type="float">
            <text:p>0</text:p>
          </table:table-cell>
          <table:table-cell table:style-name="ce39" table:formula="of:=IF([Sprint7.$E124]=&quot;&quot;;;MAX(0;[Sprint7.U124]-[Sprint7.K124]))" office:value-type="float" office:value="0" calcext:value-type="float">
            <text:p>0</text:p>
          </table:table-cell>
          <table:table-cell table:style-name="ce39" table:formula="of:=IF([Sprint7.$E124]=&quot;&quot;;;MAX(0;[Sprint7.V124]-[Sprint7.L124]))" office:value-type="float" office:value="0" calcext:value-type="float">
            <text:p>0</text:p>
          </table:table-cell>
          <table:table-cell table:style-name="ce39" table:formula="of:=IF([Sprint7.$E124]=&quot;&quot;;;MAX(0;[Sprint7.W124]-[Sprint7.M124]))" office:value-type="float" office:value="0" calcext:value-type="float">
            <text:p>0</text:p>
          </table:table-cell>
          <table:table-cell table:style-name="ce39" table:formula="of:=IF([Sprint7.$E124]=&quot;&quot;;;MAX(0;[Sprint7.X124]-[Sprint7.N124]))" office:value-type="float" office:value="0" calcext:value-type="float">
            <text:p>0</text:p>
          </table:table-cell>
          <table:table-cell table:style-name="ce39" table:formula="of:=IF([Sprint7.$E124]=&quot;&quot;;;MAX(0;[Sprint7.Y124]-[Sprint7.O124]))" office:value-type="float" office:value="0" calcext:value-type="float">
            <text:p>0</text:p>
          </table:table-cell>
          <table:table-cell table:style-name="ce39" table:formula="of:=IF([Sprint7.$E124]=&quot;&quot;;;MAX(0;[Sprint7.Z124]-[Sprint7.P12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25];[Sprint7.$D125];[Sprint7.$E125])">
            <text:p/>
          </table:table-cell>
          <table:table-cell table:style-name="ce9" table:formula="of:=IFERROR(VLOOKUP([Sprint7.$A125];[$Tasks.$A115:.$B11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25] =&quot;&quot;;;MAX([Sprint7.$F125]-[Sprint7.G125];0))" office:value-type="float" office:value="0" calcext:value-type="float">
            <text:p>0</text:p>
          </table:table-cell>
          <table:table-cell table:style-name="ce39" table:formula="of:=IF([Sprint7.$E125]=&quot;&quot;;;MAX(0;[Sprint7.R125]-[Sprint7.H125]))" office:value-type="float" office:value="0" calcext:value-type="float">
            <text:p>0</text:p>
          </table:table-cell>
          <table:table-cell table:style-name="ce39" table:formula="of:=IF([Sprint7.$E125]=&quot;&quot;;;MAX(0;[Sprint7.S125]-[Sprint7.I125]))" office:value-type="float" office:value="0" calcext:value-type="float">
            <text:p>0</text:p>
          </table:table-cell>
          <table:table-cell table:style-name="ce39" table:formula="of:=IF([Sprint7.$E125]=&quot;&quot;;;MAX(0;[Sprint7.T125]-[Sprint7.J125]))" office:value-type="float" office:value="0" calcext:value-type="float">
            <text:p>0</text:p>
          </table:table-cell>
          <table:table-cell table:style-name="ce39" table:formula="of:=IF([Sprint7.$E125]=&quot;&quot;;;MAX(0;[Sprint7.U125]-[Sprint7.K125]))" office:value-type="float" office:value="0" calcext:value-type="float">
            <text:p>0</text:p>
          </table:table-cell>
          <table:table-cell table:style-name="ce39" table:formula="of:=IF([Sprint7.$E125]=&quot;&quot;;;MAX(0;[Sprint7.V125]-[Sprint7.L125]))" office:value-type="float" office:value="0" calcext:value-type="float">
            <text:p>0</text:p>
          </table:table-cell>
          <table:table-cell table:style-name="ce39" table:formula="of:=IF([Sprint7.$E125]=&quot;&quot;;;MAX(0;[Sprint7.W125]-[Sprint7.M125]))" office:value-type="float" office:value="0" calcext:value-type="float">
            <text:p>0</text:p>
          </table:table-cell>
          <table:table-cell table:style-name="ce39" table:formula="of:=IF([Sprint7.$E125]=&quot;&quot;;;MAX(0;[Sprint7.X125]-[Sprint7.N125]))" office:value-type="float" office:value="0" calcext:value-type="float">
            <text:p>0</text:p>
          </table:table-cell>
          <table:table-cell table:style-name="ce39" table:formula="of:=IF([Sprint7.$E125]=&quot;&quot;;;MAX(0;[Sprint7.Y125]-[Sprint7.O125]))" office:value-type="float" office:value="0" calcext:value-type="float">
            <text:p>0</text:p>
          </table:table-cell>
          <table:table-cell table:style-name="ce39" table:formula="of:=IF([Sprint7.$E125]=&quot;&quot;;;MAX(0;[Sprint7.Z125]-[Sprint7.P12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26];[Sprint7.$D126];[Sprint7.$E126])">
            <text:p/>
          </table:table-cell>
          <table:table-cell table:style-name="ce9" table:formula="of:=IFERROR(VLOOKUP([Sprint7.$A126];[$Tasks.$A116:.$B12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26] =&quot;&quot;;;MAX([Sprint7.$F126]-[Sprint7.G126];0))" office:value-type="float" office:value="0" calcext:value-type="float">
            <text:p>0</text:p>
          </table:table-cell>
          <table:table-cell table:style-name="ce39" table:formula="of:=IF([Sprint7.$E126]=&quot;&quot;;;MAX(0;[Sprint7.R126]-[Sprint7.H126]))" office:value-type="float" office:value="0" calcext:value-type="float">
            <text:p>0</text:p>
          </table:table-cell>
          <table:table-cell table:style-name="ce39" table:formula="of:=IF([Sprint7.$E126]=&quot;&quot;;;MAX(0;[Sprint7.S126]-[Sprint7.I126]))" office:value-type="float" office:value="0" calcext:value-type="float">
            <text:p>0</text:p>
          </table:table-cell>
          <table:table-cell table:style-name="ce39" table:formula="of:=IF([Sprint7.$E126]=&quot;&quot;;;MAX(0;[Sprint7.T126]-[Sprint7.J126]))" office:value-type="float" office:value="0" calcext:value-type="float">
            <text:p>0</text:p>
          </table:table-cell>
          <table:table-cell table:style-name="ce39" table:formula="of:=IF([Sprint7.$E126]=&quot;&quot;;;MAX(0;[Sprint7.U126]-[Sprint7.K126]))" office:value-type="float" office:value="0" calcext:value-type="float">
            <text:p>0</text:p>
          </table:table-cell>
          <table:table-cell table:style-name="ce39" table:formula="of:=IF([Sprint7.$E126]=&quot;&quot;;;MAX(0;[Sprint7.V126]-[Sprint7.L126]))" office:value-type="float" office:value="0" calcext:value-type="float">
            <text:p>0</text:p>
          </table:table-cell>
          <table:table-cell table:style-name="ce39" table:formula="of:=IF([Sprint7.$E126]=&quot;&quot;;;MAX(0;[Sprint7.W126]-[Sprint7.M126]))" office:value-type="float" office:value="0" calcext:value-type="float">
            <text:p>0</text:p>
          </table:table-cell>
          <table:table-cell table:style-name="ce39" table:formula="of:=IF([Sprint7.$E126]=&quot;&quot;;;MAX(0;[Sprint7.X126]-[Sprint7.N126]))" office:value-type="float" office:value="0" calcext:value-type="float">
            <text:p>0</text:p>
          </table:table-cell>
          <table:table-cell table:style-name="ce39" table:formula="of:=IF([Sprint7.$E126]=&quot;&quot;;;MAX(0;[Sprint7.Y126]-[Sprint7.O126]))" office:value-type="float" office:value="0" calcext:value-type="float">
            <text:p>0</text:p>
          </table:table-cell>
          <table:table-cell table:style-name="ce39" table:formula="of:=IF([Sprint7.$E126]=&quot;&quot;;;MAX(0;[Sprint7.Z126]-[Sprint7.P12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27];[Sprint7.$D127];[Sprint7.$E127])">
            <text:p/>
          </table:table-cell>
          <table:table-cell table:style-name="ce9" table:formula="of:=IFERROR(VLOOKUP([Sprint7.$A127];[$Tasks.$A117:.$B12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27] =&quot;&quot;;;MAX([Sprint7.$F127]-[Sprint7.G127];0))" office:value-type="float" office:value="0" calcext:value-type="float">
            <text:p>0</text:p>
          </table:table-cell>
          <table:table-cell table:style-name="ce39" table:formula="of:=IF([Sprint7.$E127]=&quot;&quot;;;MAX(0;[Sprint7.R127]-[Sprint7.H127]))" office:value-type="float" office:value="0" calcext:value-type="float">
            <text:p>0</text:p>
          </table:table-cell>
          <table:table-cell table:style-name="ce39" table:formula="of:=IF([Sprint7.$E127]=&quot;&quot;;;MAX(0;[Sprint7.S127]-[Sprint7.I127]))" office:value-type="float" office:value="0" calcext:value-type="float">
            <text:p>0</text:p>
          </table:table-cell>
          <table:table-cell table:style-name="ce39" table:formula="of:=IF([Sprint7.$E127]=&quot;&quot;;;MAX(0;[Sprint7.T127]-[Sprint7.J127]))" office:value-type="float" office:value="0" calcext:value-type="float">
            <text:p>0</text:p>
          </table:table-cell>
          <table:table-cell table:style-name="ce39" table:formula="of:=IF([Sprint7.$E127]=&quot;&quot;;;MAX(0;[Sprint7.U127]-[Sprint7.K127]))" office:value-type="float" office:value="0" calcext:value-type="float">
            <text:p>0</text:p>
          </table:table-cell>
          <table:table-cell table:style-name="ce39" table:formula="of:=IF([Sprint7.$E127]=&quot;&quot;;;MAX(0;[Sprint7.V127]-[Sprint7.L127]))" office:value-type="float" office:value="0" calcext:value-type="float">
            <text:p>0</text:p>
          </table:table-cell>
          <table:table-cell table:style-name="ce39" table:formula="of:=IF([Sprint7.$E127]=&quot;&quot;;;MAX(0;[Sprint7.W127]-[Sprint7.M127]))" office:value-type="float" office:value="0" calcext:value-type="float">
            <text:p>0</text:p>
          </table:table-cell>
          <table:table-cell table:style-name="ce39" table:formula="of:=IF([Sprint7.$E127]=&quot;&quot;;;MAX(0;[Sprint7.X127]-[Sprint7.N127]))" office:value-type="float" office:value="0" calcext:value-type="float">
            <text:p>0</text:p>
          </table:table-cell>
          <table:table-cell table:style-name="ce39" table:formula="of:=IF([Sprint7.$E127]=&quot;&quot;;;MAX(0;[Sprint7.Y127]-[Sprint7.O127]))" office:value-type="float" office:value="0" calcext:value-type="float">
            <text:p>0</text:p>
          </table:table-cell>
          <table:table-cell table:style-name="ce39" table:formula="of:=IF([Sprint7.$E127]=&quot;&quot;;;MAX(0;[Sprint7.Z127]-[Sprint7.P12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28];[Sprint7.$D128];[Sprint7.$E128])">
            <text:p/>
          </table:table-cell>
          <table:table-cell table:style-name="ce9" table:formula="of:=IFERROR(VLOOKUP([Sprint7.$A128];[$Tasks.$A118:.$B12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28] =&quot;&quot;;;MAX([Sprint7.$F128]-[Sprint7.G128];0))" office:value-type="float" office:value="0" calcext:value-type="float">
            <text:p>0</text:p>
          </table:table-cell>
          <table:table-cell table:style-name="ce39" table:formula="of:=IF([Sprint7.$E128]=&quot;&quot;;;MAX(0;[Sprint7.R128]-[Sprint7.H128]))" office:value-type="float" office:value="0" calcext:value-type="float">
            <text:p>0</text:p>
          </table:table-cell>
          <table:table-cell table:style-name="ce39" table:formula="of:=IF([Sprint7.$E128]=&quot;&quot;;;MAX(0;[Sprint7.S128]-[Sprint7.I128]))" office:value-type="float" office:value="0" calcext:value-type="float">
            <text:p>0</text:p>
          </table:table-cell>
          <table:table-cell table:style-name="ce39" table:formula="of:=IF([Sprint7.$E128]=&quot;&quot;;;MAX(0;[Sprint7.T128]-[Sprint7.J128]))" office:value-type="float" office:value="0" calcext:value-type="float">
            <text:p>0</text:p>
          </table:table-cell>
          <table:table-cell table:style-name="ce39" table:formula="of:=IF([Sprint7.$E128]=&quot;&quot;;;MAX(0;[Sprint7.U128]-[Sprint7.K128]))" office:value-type="float" office:value="0" calcext:value-type="float">
            <text:p>0</text:p>
          </table:table-cell>
          <table:table-cell table:style-name="ce39" table:formula="of:=IF([Sprint7.$E128]=&quot;&quot;;;MAX(0;[Sprint7.V128]-[Sprint7.L128]))" office:value-type="float" office:value="0" calcext:value-type="float">
            <text:p>0</text:p>
          </table:table-cell>
          <table:table-cell table:style-name="ce39" table:formula="of:=IF([Sprint7.$E128]=&quot;&quot;;;MAX(0;[Sprint7.W128]-[Sprint7.M128]))" office:value-type="float" office:value="0" calcext:value-type="float">
            <text:p>0</text:p>
          </table:table-cell>
          <table:table-cell table:style-name="ce39" table:formula="of:=IF([Sprint7.$E128]=&quot;&quot;;;MAX(0;[Sprint7.X128]-[Sprint7.N128]))" office:value-type="float" office:value="0" calcext:value-type="float">
            <text:p>0</text:p>
          </table:table-cell>
          <table:table-cell table:style-name="ce39" table:formula="of:=IF([Sprint7.$E128]=&quot;&quot;;;MAX(0;[Sprint7.Y128]-[Sprint7.O128]))" office:value-type="float" office:value="0" calcext:value-type="float">
            <text:p>0</text:p>
          </table:table-cell>
          <table:table-cell table:style-name="ce39" table:formula="of:=IF([Sprint7.$E128]=&quot;&quot;;;MAX(0;[Sprint7.Z128]-[Sprint7.P12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29];[Sprint7.$D129];[Sprint7.$E129])">
            <text:p/>
          </table:table-cell>
          <table:table-cell table:style-name="ce9" table:formula="of:=IFERROR(VLOOKUP([Sprint7.$A129];[$Tasks.$A119:.$B12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29] =&quot;&quot;;;MAX([Sprint7.$F129]-[Sprint7.G129];0))" office:value-type="float" office:value="0" calcext:value-type="float">
            <text:p>0</text:p>
          </table:table-cell>
          <table:table-cell table:style-name="ce39" table:formula="of:=IF([Sprint7.$E129]=&quot;&quot;;;MAX(0;[Sprint7.R129]-[Sprint7.H129]))" office:value-type="float" office:value="0" calcext:value-type="float">
            <text:p>0</text:p>
          </table:table-cell>
          <table:table-cell table:style-name="ce39" table:formula="of:=IF([Sprint7.$E129]=&quot;&quot;;;MAX(0;[Sprint7.S129]-[Sprint7.I129]))" office:value-type="float" office:value="0" calcext:value-type="float">
            <text:p>0</text:p>
          </table:table-cell>
          <table:table-cell table:style-name="ce39" table:formula="of:=IF([Sprint7.$E129]=&quot;&quot;;;MAX(0;[Sprint7.T129]-[Sprint7.J129]))" office:value-type="float" office:value="0" calcext:value-type="float">
            <text:p>0</text:p>
          </table:table-cell>
          <table:table-cell table:style-name="ce39" table:formula="of:=IF([Sprint7.$E129]=&quot;&quot;;;MAX(0;[Sprint7.U129]-[Sprint7.K129]))" office:value-type="float" office:value="0" calcext:value-type="float">
            <text:p>0</text:p>
          </table:table-cell>
          <table:table-cell table:style-name="ce39" table:formula="of:=IF([Sprint7.$E129]=&quot;&quot;;;MAX(0;[Sprint7.V129]-[Sprint7.L129]))" office:value-type="float" office:value="0" calcext:value-type="float">
            <text:p>0</text:p>
          </table:table-cell>
          <table:table-cell table:style-name="ce39" table:formula="of:=IF([Sprint7.$E129]=&quot;&quot;;;MAX(0;[Sprint7.W129]-[Sprint7.M129]))" office:value-type="float" office:value="0" calcext:value-type="float">
            <text:p>0</text:p>
          </table:table-cell>
          <table:table-cell table:style-name="ce39" table:formula="of:=IF([Sprint7.$E129]=&quot;&quot;;;MAX(0;[Sprint7.X129]-[Sprint7.N129]))" office:value-type="float" office:value="0" calcext:value-type="float">
            <text:p>0</text:p>
          </table:table-cell>
          <table:table-cell table:style-name="ce39" table:formula="of:=IF([Sprint7.$E129]=&quot;&quot;;;MAX(0;[Sprint7.Y129]-[Sprint7.O129]))" office:value-type="float" office:value="0" calcext:value-type="float">
            <text:p>0</text:p>
          </table:table-cell>
          <table:table-cell table:style-name="ce39" table:formula="of:=IF([Sprint7.$E129]=&quot;&quot;;;MAX(0;[Sprint7.Z129]-[Sprint7.P12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30];[Sprint7.$D130];[Sprint7.$E130])">
            <text:p/>
          </table:table-cell>
          <table:table-cell table:style-name="ce9" table:formula="of:=IFERROR(VLOOKUP([Sprint7.$A130];[$Tasks.$A120:.$B12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30] =&quot;&quot;;;MAX([Sprint7.$F130]-[Sprint7.G130];0))" office:value-type="float" office:value="0" calcext:value-type="float">
            <text:p>0</text:p>
          </table:table-cell>
          <table:table-cell table:style-name="ce39" table:formula="of:=IF([Sprint7.$E130]=&quot;&quot;;;MAX(0;[Sprint7.R130]-[Sprint7.H130]))" office:value-type="float" office:value="0" calcext:value-type="float">
            <text:p>0</text:p>
          </table:table-cell>
          <table:table-cell table:style-name="ce39" table:formula="of:=IF([Sprint7.$E130]=&quot;&quot;;;MAX(0;[Sprint7.S130]-[Sprint7.I130]))" office:value-type="float" office:value="0" calcext:value-type="float">
            <text:p>0</text:p>
          </table:table-cell>
          <table:table-cell table:style-name="ce39" table:formula="of:=IF([Sprint7.$E130]=&quot;&quot;;;MAX(0;[Sprint7.T130]-[Sprint7.J130]))" office:value-type="float" office:value="0" calcext:value-type="float">
            <text:p>0</text:p>
          </table:table-cell>
          <table:table-cell table:style-name="ce39" table:formula="of:=IF([Sprint7.$E130]=&quot;&quot;;;MAX(0;[Sprint7.U130]-[Sprint7.K130]))" office:value-type="float" office:value="0" calcext:value-type="float">
            <text:p>0</text:p>
          </table:table-cell>
          <table:table-cell table:style-name="ce39" table:formula="of:=IF([Sprint7.$E130]=&quot;&quot;;;MAX(0;[Sprint7.V130]-[Sprint7.L130]))" office:value-type="float" office:value="0" calcext:value-type="float">
            <text:p>0</text:p>
          </table:table-cell>
          <table:table-cell table:style-name="ce39" table:formula="of:=IF([Sprint7.$E130]=&quot;&quot;;;MAX(0;[Sprint7.W130]-[Sprint7.M130]))" office:value-type="float" office:value="0" calcext:value-type="float">
            <text:p>0</text:p>
          </table:table-cell>
          <table:table-cell table:style-name="ce39" table:formula="of:=IF([Sprint7.$E130]=&quot;&quot;;;MAX(0;[Sprint7.X130]-[Sprint7.N130]))" office:value-type="float" office:value="0" calcext:value-type="float">
            <text:p>0</text:p>
          </table:table-cell>
          <table:table-cell table:style-name="ce39" table:formula="of:=IF([Sprint7.$E130]=&quot;&quot;;;MAX(0;[Sprint7.Y130]-[Sprint7.O130]))" office:value-type="float" office:value="0" calcext:value-type="float">
            <text:p>0</text:p>
          </table:table-cell>
          <table:table-cell table:style-name="ce39" table:formula="of:=IF([Sprint7.$E130]=&quot;&quot;;;MAX(0;[Sprint7.Z130]-[Sprint7.P13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31];[Sprint7.$D131];[Sprint7.$E131])">
            <text:p/>
          </table:table-cell>
          <table:table-cell table:style-name="ce9" table:formula="of:=IFERROR(VLOOKUP([Sprint7.$A131];[$Tasks.$A121:.$B12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31] =&quot;&quot;;;MAX([Sprint7.$F131]-[Sprint7.G131];0))" office:value-type="float" office:value="0" calcext:value-type="float">
            <text:p>0</text:p>
          </table:table-cell>
          <table:table-cell table:style-name="ce39" table:formula="of:=IF([Sprint7.$E131]=&quot;&quot;;;MAX(0;[Sprint7.R131]-[Sprint7.H131]))" office:value-type="float" office:value="0" calcext:value-type="float">
            <text:p>0</text:p>
          </table:table-cell>
          <table:table-cell table:style-name="ce39" table:formula="of:=IF([Sprint7.$E131]=&quot;&quot;;;MAX(0;[Sprint7.S131]-[Sprint7.I131]))" office:value-type="float" office:value="0" calcext:value-type="float">
            <text:p>0</text:p>
          </table:table-cell>
          <table:table-cell table:style-name="ce39" table:formula="of:=IF([Sprint7.$E131]=&quot;&quot;;;MAX(0;[Sprint7.T131]-[Sprint7.J131]))" office:value-type="float" office:value="0" calcext:value-type="float">
            <text:p>0</text:p>
          </table:table-cell>
          <table:table-cell table:style-name="ce39" table:formula="of:=IF([Sprint7.$E131]=&quot;&quot;;;MAX(0;[Sprint7.U131]-[Sprint7.K131]))" office:value-type="float" office:value="0" calcext:value-type="float">
            <text:p>0</text:p>
          </table:table-cell>
          <table:table-cell table:style-name="ce39" table:formula="of:=IF([Sprint7.$E131]=&quot;&quot;;;MAX(0;[Sprint7.V131]-[Sprint7.L131]))" office:value-type="float" office:value="0" calcext:value-type="float">
            <text:p>0</text:p>
          </table:table-cell>
          <table:table-cell table:style-name="ce39" table:formula="of:=IF([Sprint7.$E131]=&quot;&quot;;;MAX(0;[Sprint7.W131]-[Sprint7.M131]))" office:value-type="float" office:value="0" calcext:value-type="float">
            <text:p>0</text:p>
          </table:table-cell>
          <table:table-cell table:style-name="ce39" table:formula="of:=IF([Sprint7.$E131]=&quot;&quot;;;MAX(0;[Sprint7.X131]-[Sprint7.N131]))" office:value-type="float" office:value="0" calcext:value-type="float">
            <text:p>0</text:p>
          </table:table-cell>
          <table:table-cell table:style-name="ce39" table:formula="of:=IF([Sprint7.$E131]=&quot;&quot;;;MAX(0;[Sprint7.Y131]-[Sprint7.O131]))" office:value-type="float" office:value="0" calcext:value-type="float">
            <text:p>0</text:p>
          </table:table-cell>
          <table:table-cell table:style-name="ce39" table:formula="of:=IF([Sprint7.$E131]=&quot;&quot;;;MAX(0;[Sprint7.Z131]-[Sprint7.P13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32];[Sprint7.$D132];[Sprint7.$E132])">
            <text:p/>
          </table:table-cell>
          <table:table-cell table:style-name="ce9" table:formula="of:=IFERROR(VLOOKUP([Sprint7.$A132];[$Tasks.$A122:.$B12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32] =&quot;&quot;;;MAX([Sprint7.$F132]-[Sprint7.G132];0))" office:value-type="float" office:value="0" calcext:value-type="float">
            <text:p>0</text:p>
          </table:table-cell>
          <table:table-cell table:style-name="ce39" table:formula="of:=IF([Sprint7.$E132]=&quot;&quot;;;MAX(0;[Sprint7.R132]-[Sprint7.H132]))" office:value-type="float" office:value="0" calcext:value-type="float">
            <text:p>0</text:p>
          </table:table-cell>
          <table:table-cell table:style-name="ce39" table:formula="of:=IF([Sprint7.$E132]=&quot;&quot;;;MAX(0;[Sprint7.S132]-[Sprint7.I132]))" office:value-type="float" office:value="0" calcext:value-type="float">
            <text:p>0</text:p>
          </table:table-cell>
          <table:table-cell table:style-name="ce39" table:formula="of:=IF([Sprint7.$E132]=&quot;&quot;;;MAX(0;[Sprint7.T132]-[Sprint7.J132]))" office:value-type="float" office:value="0" calcext:value-type="float">
            <text:p>0</text:p>
          </table:table-cell>
          <table:table-cell table:style-name="ce39" table:formula="of:=IF([Sprint7.$E132]=&quot;&quot;;;MAX(0;[Sprint7.U132]-[Sprint7.K132]))" office:value-type="float" office:value="0" calcext:value-type="float">
            <text:p>0</text:p>
          </table:table-cell>
          <table:table-cell table:style-name="ce39" table:formula="of:=IF([Sprint7.$E132]=&quot;&quot;;;MAX(0;[Sprint7.V132]-[Sprint7.L132]))" office:value-type="float" office:value="0" calcext:value-type="float">
            <text:p>0</text:p>
          </table:table-cell>
          <table:table-cell table:style-name="ce39" table:formula="of:=IF([Sprint7.$E132]=&quot;&quot;;;MAX(0;[Sprint7.W132]-[Sprint7.M132]))" office:value-type="float" office:value="0" calcext:value-type="float">
            <text:p>0</text:p>
          </table:table-cell>
          <table:table-cell table:style-name="ce39" table:formula="of:=IF([Sprint7.$E132]=&quot;&quot;;;MAX(0;[Sprint7.X132]-[Sprint7.N132]))" office:value-type="float" office:value="0" calcext:value-type="float">
            <text:p>0</text:p>
          </table:table-cell>
          <table:table-cell table:style-name="ce39" table:formula="of:=IF([Sprint7.$E132]=&quot;&quot;;;MAX(0;[Sprint7.Y132]-[Sprint7.O132]))" office:value-type="float" office:value="0" calcext:value-type="float">
            <text:p>0</text:p>
          </table:table-cell>
          <table:table-cell table:style-name="ce39" table:formula="of:=IF([Sprint7.$E132]=&quot;&quot;;;MAX(0;[Sprint7.Z132]-[Sprint7.P13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33];[Sprint7.$D133];[Sprint7.$E133])">
            <text:p/>
          </table:table-cell>
          <table:table-cell table:style-name="ce9" table:formula="of:=IFERROR(VLOOKUP([Sprint7.$A133];[$Tasks.$A123:.$B12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33] =&quot;&quot;;;MAX([Sprint7.$F133]-[Sprint7.G133];0))" office:value-type="float" office:value="0" calcext:value-type="float">
            <text:p>0</text:p>
          </table:table-cell>
          <table:table-cell table:style-name="ce39" table:formula="of:=IF([Sprint7.$E133]=&quot;&quot;;;MAX(0;[Sprint7.R133]-[Sprint7.H133]))" office:value-type="float" office:value="0" calcext:value-type="float">
            <text:p>0</text:p>
          </table:table-cell>
          <table:table-cell table:style-name="ce39" table:formula="of:=IF([Sprint7.$E133]=&quot;&quot;;;MAX(0;[Sprint7.S133]-[Sprint7.I133]))" office:value-type="float" office:value="0" calcext:value-type="float">
            <text:p>0</text:p>
          </table:table-cell>
          <table:table-cell table:style-name="ce39" table:formula="of:=IF([Sprint7.$E133]=&quot;&quot;;;MAX(0;[Sprint7.T133]-[Sprint7.J133]))" office:value-type="float" office:value="0" calcext:value-type="float">
            <text:p>0</text:p>
          </table:table-cell>
          <table:table-cell table:style-name="ce39" table:formula="of:=IF([Sprint7.$E133]=&quot;&quot;;;MAX(0;[Sprint7.U133]-[Sprint7.K133]))" office:value-type="float" office:value="0" calcext:value-type="float">
            <text:p>0</text:p>
          </table:table-cell>
          <table:table-cell table:style-name="ce39" table:formula="of:=IF([Sprint7.$E133]=&quot;&quot;;;MAX(0;[Sprint7.V133]-[Sprint7.L133]))" office:value-type="float" office:value="0" calcext:value-type="float">
            <text:p>0</text:p>
          </table:table-cell>
          <table:table-cell table:style-name="ce39" table:formula="of:=IF([Sprint7.$E133]=&quot;&quot;;;MAX(0;[Sprint7.W133]-[Sprint7.M133]))" office:value-type="float" office:value="0" calcext:value-type="float">
            <text:p>0</text:p>
          </table:table-cell>
          <table:table-cell table:style-name="ce39" table:formula="of:=IF([Sprint7.$E133]=&quot;&quot;;;MAX(0;[Sprint7.X133]-[Sprint7.N133]))" office:value-type="float" office:value="0" calcext:value-type="float">
            <text:p>0</text:p>
          </table:table-cell>
          <table:table-cell table:style-name="ce39" table:formula="of:=IF([Sprint7.$E133]=&quot;&quot;;;MAX(0;[Sprint7.Y133]-[Sprint7.O133]))" office:value-type="float" office:value="0" calcext:value-type="float">
            <text:p>0</text:p>
          </table:table-cell>
          <table:table-cell table:style-name="ce39" table:formula="of:=IF([Sprint7.$E133]=&quot;&quot;;;MAX(0;[Sprint7.Z133]-[Sprint7.P13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34];[Sprint7.$D134];[Sprint7.$E134])">
            <text:p/>
          </table:table-cell>
          <table:table-cell table:style-name="ce9" table:formula="of:=IFERROR(VLOOKUP([Sprint7.$A134];[$Tasks.$A124:.$B12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34] =&quot;&quot;;;MAX([Sprint7.$F134]-[Sprint7.G134];0))" office:value-type="float" office:value="0" calcext:value-type="float">
            <text:p>0</text:p>
          </table:table-cell>
          <table:table-cell table:style-name="ce39" table:formula="of:=IF([Sprint7.$E134]=&quot;&quot;;;MAX(0;[Sprint7.R134]-[Sprint7.H134]))" office:value-type="float" office:value="0" calcext:value-type="float">
            <text:p>0</text:p>
          </table:table-cell>
          <table:table-cell table:style-name="ce39" table:formula="of:=IF([Sprint7.$E134]=&quot;&quot;;;MAX(0;[Sprint7.S134]-[Sprint7.I134]))" office:value-type="float" office:value="0" calcext:value-type="float">
            <text:p>0</text:p>
          </table:table-cell>
          <table:table-cell table:style-name="ce39" table:formula="of:=IF([Sprint7.$E134]=&quot;&quot;;;MAX(0;[Sprint7.T134]-[Sprint7.J134]))" office:value-type="float" office:value="0" calcext:value-type="float">
            <text:p>0</text:p>
          </table:table-cell>
          <table:table-cell table:style-name="ce39" table:formula="of:=IF([Sprint7.$E134]=&quot;&quot;;;MAX(0;[Sprint7.U134]-[Sprint7.K134]))" office:value-type="float" office:value="0" calcext:value-type="float">
            <text:p>0</text:p>
          </table:table-cell>
          <table:table-cell table:style-name="ce39" table:formula="of:=IF([Sprint7.$E134]=&quot;&quot;;;MAX(0;[Sprint7.V134]-[Sprint7.L134]))" office:value-type="float" office:value="0" calcext:value-type="float">
            <text:p>0</text:p>
          </table:table-cell>
          <table:table-cell table:style-name="ce39" table:formula="of:=IF([Sprint7.$E134]=&quot;&quot;;;MAX(0;[Sprint7.W134]-[Sprint7.M134]))" office:value-type="float" office:value="0" calcext:value-type="float">
            <text:p>0</text:p>
          </table:table-cell>
          <table:table-cell table:style-name="ce39" table:formula="of:=IF([Sprint7.$E134]=&quot;&quot;;;MAX(0;[Sprint7.X134]-[Sprint7.N134]))" office:value-type="float" office:value="0" calcext:value-type="float">
            <text:p>0</text:p>
          </table:table-cell>
          <table:table-cell table:style-name="ce39" table:formula="of:=IF([Sprint7.$E134]=&quot;&quot;;;MAX(0;[Sprint7.Y134]-[Sprint7.O134]))" office:value-type="float" office:value="0" calcext:value-type="float">
            <text:p>0</text:p>
          </table:table-cell>
          <table:table-cell table:style-name="ce39" table:formula="of:=IF([Sprint7.$E134]=&quot;&quot;;;MAX(0;[Sprint7.Z134]-[Sprint7.P13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35];[Sprint7.$D135];[Sprint7.$E135])">
            <text:p/>
          </table:table-cell>
          <table:table-cell table:style-name="ce9" table:formula="of:=IFERROR(VLOOKUP([Sprint7.$A135];[$Tasks.$A125:.$B12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35] =&quot;&quot;;;MAX([Sprint7.$F135]-[Sprint7.G135];0))" office:value-type="float" office:value="0" calcext:value-type="float">
            <text:p>0</text:p>
          </table:table-cell>
          <table:table-cell table:style-name="ce39" table:formula="of:=IF([Sprint7.$E135]=&quot;&quot;;;MAX(0;[Sprint7.R135]-[Sprint7.H135]))" office:value-type="float" office:value="0" calcext:value-type="float">
            <text:p>0</text:p>
          </table:table-cell>
          <table:table-cell table:style-name="ce39" table:formula="of:=IF([Sprint7.$E135]=&quot;&quot;;;MAX(0;[Sprint7.S135]-[Sprint7.I135]))" office:value-type="float" office:value="0" calcext:value-type="float">
            <text:p>0</text:p>
          </table:table-cell>
          <table:table-cell table:style-name="ce39" table:formula="of:=IF([Sprint7.$E135]=&quot;&quot;;;MAX(0;[Sprint7.T135]-[Sprint7.J135]))" office:value-type="float" office:value="0" calcext:value-type="float">
            <text:p>0</text:p>
          </table:table-cell>
          <table:table-cell table:style-name="ce39" table:formula="of:=IF([Sprint7.$E135]=&quot;&quot;;;MAX(0;[Sprint7.U135]-[Sprint7.K135]))" office:value-type="float" office:value="0" calcext:value-type="float">
            <text:p>0</text:p>
          </table:table-cell>
          <table:table-cell table:style-name="ce39" table:formula="of:=IF([Sprint7.$E135]=&quot;&quot;;;MAX(0;[Sprint7.V135]-[Sprint7.L135]))" office:value-type="float" office:value="0" calcext:value-type="float">
            <text:p>0</text:p>
          </table:table-cell>
          <table:table-cell table:style-name="ce39" table:formula="of:=IF([Sprint7.$E135]=&quot;&quot;;;MAX(0;[Sprint7.W135]-[Sprint7.M135]))" office:value-type="float" office:value="0" calcext:value-type="float">
            <text:p>0</text:p>
          </table:table-cell>
          <table:table-cell table:style-name="ce39" table:formula="of:=IF([Sprint7.$E135]=&quot;&quot;;;MAX(0;[Sprint7.X135]-[Sprint7.N135]))" office:value-type="float" office:value="0" calcext:value-type="float">
            <text:p>0</text:p>
          </table:table-cell>
          <table:table-cell table:style-name="ce39" table:formula="of:=IF([Sprint7.$E135]=&quot;&quot;;;MAX(0;[Sprint7.Y135]-[Sprint7.O135]))" office:value-type="float" office:value="0" calcext:value-type="float">
            <text:p>0</text:p>
          </table:table-cell>
          <table:table-cell table:style-name="ce39" table:formula="of:=IF([Sprint7.$E135]=&quot;&quot;;;MAX(0;[Sprint7.Z135]-[Sprint7.P13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36];[Sprint7.$D136];[Sprint7.$E136])">
            <text:p/>
          </table:table-cell>
          <table:table-cell table:style-name="ce9" table:formula="of:=IFERROR(VLOOKUP([Sprint7.$A136];[$Tasks.$A126:.$B13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36] =&quot;&quot;;;MAX([Sprint7.$F136]-[Sprint7.G136];0))" office:value-type="float" office:value="0" calcext:value-type="float">
            <text:p>0</text:p>
          </table:table-cell>
          <table:table-cell table:style-name="ce39" table:formula="of:=IF([Sprint7.$E136]=&quot;&quot;;;MAX(0;[Sprint7.R136]-[Sprint7.H136]))" office:value-type="float" office:value="0" calcext:value-type="float">
            <text:p>0</text:p>
          </table:table-cell>
          <table:table-cell table:style-name="ce39" table:formula="of:=IF([Sprint7.$E136]=&quot;&quot;;;MAX(0;[Sprint7.S136]-[Sprint7.I136]))" office:value-type="float" office:value="0" calcext:value-type="float">
            <text:p>0</text:p>
          </table:table-cell>
          <table:table-cell table:style-name="ce39" table:formula="of:=IF([Sprint7.$E136]=&quot;&quot;;;MAX(0;[Sprint7.T136]-[Sprint7.J136]))" office:value-type="float" office:value="0" calcext:value-type="float">
            <text:p>0</text:p>
          </table:table-cell>
          <table:table-cell table:style-name="ce39" table:formula="of:=IF([Sprint7.$E136]=&quot;&quot;;;MAX(0;[Sprint7.U136]-[Sprint7.K136]))" office:value-type="float" office:value="0" calcext:value-type="float">
            <text:p>0</text:p>
          </table:table-cell>
          <table:table-cell table:style-name="ce39" table:formula="of:=IF([Sprint7.$E136]=&quot;&quot;;;MAX(0;[Sprint7.V136]-[Sprint7.L136]))" office:value-type="float" office:value="0" calcext:value-type="float">
            <text:p>0</text:p>
          </table:table-cell>
          <table:table-cell table:style-name="ce39" table:formula="of:=IF([Sprint7.$E136]=&quot;&quot;;;MAX(0;[Sprint7.W136]-[Sprint7.M136]))" office:value-type="float" office:value="0" calcext:value-type="float">
            <text:p>0</text:p>
          </table:table-cell>
          <table:table-cell table:style-name="ce39" table:formula="of:=IF([Sprint7.$E136]=&quot;&quot;;;MAX(0;[Sprint7.X136]-[Sprint7.N136]))" office:value-type="float" office:value="0" calcext:value-type="float">
            <text:p>0</text:p>
          </table:table-cell>
          <table:table-cell table:style-name="ce39" table:formula="of:=IF([Sprint7.$E136]=&quot;&quot;;;MAX(0;[Sprint7.Y136]-[Sprint7.O136]))" office:value-type="float" office:value="0" calcext:value-type="float">
            <text:p>0</text:p>
          </table:table-cell>
          <table:table-cell table:style-name="ce39" table:formula="of:=IF([Sprint7.$E136]=&quot;&quot;;;MAX(0;[Sprint7.Z136]-[Sprint7.P13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37];[Sprint7.$D137];[Sprint7.$E137])">
            <text:p/>
          </table:table-cell>
          <table:table-cell table:style-name="ce9" table:formula="of:=IFERROR(VLOOKUP([Sprint7.$A137];[$Tasks.$A127:.$B13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37] =&quot;&quot;;;MAX([Sprint7.$F137]-[Sprint7.G137];0))" office:value-type="float" office:value="0" calcext:value-type="float">
            <text:p>0</text:p>
          </table:table-cell>
          <table:table-cell table:style-name="ce39" table:formula="of:=IF([Sprint7.$E137]=&quot;&quot;;;MAX(0;[Sprint7.R137]-[Sprint7.H137]))" office:value-type="float" office:value="0" calcext:value-type="float">
            <text:p>0</text:p>
          </table:table-cell>
          <table:table-cell table:style-name="ce39" table:formula="of:=IF([Sprint7.$E137]=&quot;&quot;;;MAX(0;[Sprint7.S137]-[Sprint7.I137]))" office:value-type="float" office:value="0" calcext:value-type="float">
            <text:p>0</text:p>
          </table:table-cell>
          <table:table-cell table:style-name="ce39" table:formula="of:=IF([Sprint7.$E137]=&quot;&quot;;;MAX(0;[Sprint7.T137]-[Sprint7.J137]))" office:value-type="float" office:value="0" calcext:value-type="float">
            <text:p>0</text:p>
          </table:table-cell>
          <table:table-cell table:style-name="ce39" table:formula="of:=IF([Sprint7.$E137]=&quot;&quot;;;MAX(0;[Sprint7.U137]-[Sprint7.K137]))" office:value-type="float" office:value="0" calcext:value-type="float">
            <text:p>0</text:p>
          </table:table-cell>
          <table:table-cell table:style-name="ce39" table:formula="of:=IF([Sprint7.$E137]=&quot;&quot;;;MAX(0;[Sprint7.V137]-[Sprint7.L137]))" office:value-type="float" office:value="0" calcext:value-type="float">
            <text:p>0</text:p>
          </table:table-cell>
          <table:table-cell table:style-name="ce39" table:formula="of:=IF([Sprint7.$E137]=&quot;&quot;;;MAX(0;[Sprint7.W137]-[Sprint7.M137]))" office:value-type="float" office:value="0" calcext:value-type="float">
            <text:p>0</text:p>
          </table:table-cell>
          <table:table-cell table:style-name="ce39" table:formula="of:=IF([Sprint7.$E137]=&quot;&quot;;;MAX(0;[Sprint7.X137]-[Sprint7.N137]))" office:value-type="float" office:value="0" calcext:value-type="float">
            <text:p>0</text:p>
          </table:table-cell>
          <table:table-cell table:style-name="ce39" table:formula="of:=IF([Sprint7.$E137]=&quot;&quot;;;MAX(0;[Sprint7.Y137]-[Sprint7.O137]))" office:value-type="float" office:value="0" calcext:value-type="float">
            <text:p>0</text:p>
          </table:table-cell>
          <table:table-cell table:style-name="ce39" table:formula="of:=IF([Sprint7.$E137]=&quot;&quot;;;MAX(0;[Sprint7.Z137]-[Sprint7.P13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38];[Sprint7.$D138];[Sprint7.$E138])">
            <text:p/>
          </table:table-cell>
          <table:table-cell table:style-name="ce9" table:formula="of:=IFERROR(VLOOKUP([Sprint7.$A138];[$Tasks.$A128:.$B13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38] =&quot;&quot;;;MAX([Sprint7.$F138]-[Sprint7.G138];0))" office:value-type="float" office:value="0" calcext:value-type="float">
            <text:p>0</text:p>
          </table:table-cell>
          <table:table-cell table:style-name="ce39" table:formula="of:=IF([Sprint7.$E138]=&quot;&quot;;;MAX(0;[Sprint7.R138]-[Sprint7.H138]))" office:value-type="float" office:value="0" calcext:value-type="float">
            <text:p>0</text:p>
          </table:table-cell>
          <table:table-cell table:style-name="ce39" table:formula="of:=IF([Sprint7.$E138]=&quot;&quot;;;MAX(0;[Sprint7.S138]-[Sprint7.I138]))" office:value-type="float" office:value="0" calcext:value-type="float">
            <text:p>0</text:p>
          </table:table-cell>
          <table:table-cell table:style-name="ce39" table:formula="of:=IF([Sprint7.$E138]=&quot;&quot;;;MAX(0;[Sprint7.T138]-[Sprint7.J138]))" office:value-type="float" office:value="0" calcext:value-type="float">
            <text:p>0</text:p>
          </table:table-cell>
          <table:table-cell table:style-name="ce39" table:formula="of:=IF([Sprint7.$E138]=&quot;&quot;;;MAX(0;[Sprint7.U138]-[Sprint7.K138]))" office:value-type="float" office:value="0" calcext:value-type="float">
            <text:p>0</text:p>
          </table:table-cell>
          <table:table-cell table:style-name="ce39" table:formula="of:=IF([Sprint7.$E138]=&quot;&quot;;;MAX(0;[Sprint7.V138]-[Sprint7.L138]))" office:value-type="float" office:value="0" calcext:value-type="float">
            <text:p>0</text:p>
          </table:table-cell>
          <table:table-cell table:style-name="ce39" table:formula="of:=IF([Sprint7.$E138]=&quot;&quot;;;MAX(0;[Sprint7.W138]-[Sprint7.M138]))" office:value-type="float" office:value="0" calcext:value-type="float">
            <text:p>0</text:p>
          </table:table-cell>
          <table:table-cell table:style-name="ce39" table:formula="of:=IF([Sprint7.$E138]=&quot;&quot;;;MAX(0;[Sprint7.X138]-[Sprint7.N138]))" office:value-type="float" office:value="0" calcext:value-type="float">
            <text:p>0</text:p>
          </table:table-cell>
          <table:table-cell table:style-name="ce39" table:formula="of:=IF([Sprint7.$E138]=&quot;&quot;;;MAX(0;[Sprint7.Y138]-[Sprint7.O138]))" office:value-type="float" office:value="0" calcext:value-type="float">
            <text:p>0</text:p>
          </table:table-cell>
          <table:table-cell table:style-name="ce39" table:formula="of:=IF([Sprint7.$E138]=&quot;&quot;;;MAX(0;[Sprint7.Z138]-[Sprint7.P13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39];[Sprint7.$D139];[Sprint7.$E139])">
            <text:p/>
          </table:table-cell>
          <table:table-cell table:style-name="ce9" table:formula="of:=IFERROR(VLOOKUP([Sprint7.$A139];[$Tasks.$A129:.$B13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39] =&quot;&quot;;;MAX([Sprint7.$F139]-[Sprint7.G139];0))" office:value-type="float" office:value="0" calcext:value-type="float">
            <text:p>0</text:p>
          </table:table-cell>
          <table:table-cell table:style-name="ce39" table:formula="of:=IF([Sprint7.$E139]=&quot;&quot;;;MAX(0;[Sprint7.R139]-[Sprint7.H139]))" office:value-type="float" office:value="0" calcext:value-type="float">
            <text:p>0</text:p>
          </table:table-cell>
          <table:table-cell table:style-name="ce39" table:formula="of:=IF([Sprint7.$E139]=&quot;&quot;;;MAX(0;[Sprint7.S139]-[Sprint7.I139]))" office:value-type="float" office:value="0" calcext:value-type="float">
            <text:p>0</text:p>
          </table:table-cell>
          <table:table-cell table:style-name="ce39" table:formula="of:=IF([Sprint7.$E139]=&quot;&quot;;;MAX(0;[Sprint7.T139]-[Sprint7.J139]))" office:value-type="float" office:value="0" calcext:value-type="float">
            <text:p>0</text:p>
          </table:table-cell>
          <table:table-cell table:style-name="ce39" table:formula="of:=IF([Sprint7.$E139]=&quot;&quot;;;MAX(0;[Sprint7.U139]-[Sprint7.K139]))" office:value-type="float" office:value="0" calcext:value-type="float">
            <text:p>0</text:p>
          </table:table-cell>
          <table:table-cell table:style-name="ce39" table:formula="of:=IF([Sprint7.$E139]=&quot;&quot;;;MAX(0;[Sprint7.V139]-[Sprint7.L139]))" office:value-type="float" office:value="0" calcext:value-type="float">
            <text:p>0</text:p>
          </table:table-cell>
          <table:table-cell table:style-name="ce39" table:formula="of:=IF([Sprint7.$E139]=&quot;&quot;;;MAX(0;[Sprint7.W139]-[Sprint7.M139]))" office:value-type="float" office:value="0" calcext:value-type="float">
            <text:p>0</text:p>
          </table:table-cell>
          <table:table-cell table:style-name="ce39" table:formula="of:=IF([Sprint7.$E139]=&quot;&quot;;;MAX(0;[Sprint7.X139]-[Sprint7.N139]))" office:value-type="float" office:value="0" calcext:value-type="float">
            <text:p>0</text:p>
          </table:table-cell>
          <table:table-cell table:style-name="ce39" table:formula="of:=IF([Sprint7.$E139]=&quot;&quot;;;MAX(0;[Sprint7.Y139]-[Sprint7.O139]))" office:value-type="float" office:value="0" calcext:value-type="float">
            <text:p>0</text:p>
          </table:table-cell>
          <table:table-cell table:style-name="ce39" table:formula="of:=IF([Sprint7.$E139]=&quot;&quot;;;MAX(0;[Sprint7.Z139]-[Sprint7.P13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40];[Sprint7.$D140];[Sprint7.$E140])">
            <text:p/>
          </table:table-cell>
          <table:table-cell table:style-name="ce9" table:formula="of:=IFERROR(VLOOKUP([Sprint7.$A140];[$Tasks.$A130:.$B13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40] =&quot;&quot;;;MAX([Sprint7.$F140]-[Sprint7.G140];0))" office:value-type="float" office:value="0" calcext:value-type="float">
            <text:p>0</text:p>
          </table:table-cell>
          <table:table-cell table:style-name="ce39" table:formula="of:=IF([Sprint7.$E140]=&quot;&quot;;;MAX(0;[Sprint7.R140]-[Sprint7.H140]))" office:value-type="float" office:value="0" calcext:value-type="float">
            <text:p>0</text:p>
          </table:table-cell>
          <table:table-cell table:style-name="ce39" table:formula="of:=IF([Sprint7.$E140]=&quot;&quot;;;MAX(0;[Sprint7.S140]-[Sprint7.I140]))" office:value-type="float" office:value="0" calcext:value-type="float">
            <text:p>0</text:p>
          </table:table-cell>
          <table:table-cell table:style-name="ce39" table:formula="of:=IF([Sprint7.$E140]=&quot;&quot;;;MAX(0;[Sprint7.T140]-[Sprint7.J140]))" office:value-type="float" office:value="0" calcext:value-type="float">
            <text:p>0</text:p>
          </table:table-cell>
          <table:table-cell table:style-name="ce39" table:formula="of:=IF([Sprint7.$E140]=&quot;&quot;;;MAX(0;[Sprint7.U140]-[Sprint7.K140]))" office:value-type="float" office:value="0" calcext:value-type="float">
            <text:p>0</text:p>
          </table:table-cell>
          <table:table-cell table:style-name="ce39" table:formula="of:=IF([Sprint7.$E140]=&quot;&quot;;;MAX(0;[Sprint7.V140]-[Sprint7.L140]))" office:value-type="float" office:value="0" calcext:value-type="float">
            <text:p>0</text:p>
          </table:table-cell>
          <table:table-cell table:style-name="ce39" table:formula="of:=IF([Sprint7.$E140]=&quot;&quot;;;MAX(0;[Sprint7.W140]-[Sprint7.M140]))" office:value-type="float" office:value="0" calcext:value-type="float">
            <text:p>0</text:p>
          </table:table-cell>
          <table:table-cell table:style-name="ce39" table:formula="of:=IF([Sprint7.$E140]=&quot;&quot;;;MAX(0;[Sprint7.X140]-[Sprint7.N140]))" office:value-type="float" office:value="0" calcext:value-type="float">
            <text:p>0</text:p>
          </table:table-cell>
          <table:table-cell table:style-name="ce39" table:formula="of:=IF([Sprint7.$E140]=&quot;&quot;;;MAX(0;[Sprint7.Y140]-[Sprint7.O140]))" office:value-type="float" office:value="0" calcext:value-type="float">
            <text:p>0</text:p>
          </table:table-cell>
          <table:table-cell table:style-name="ce39" table:formula="of:=IF([Sprint7.$E140]=&quot;&quot;;;MAX(0;[Sprint7.Z140]-[Sprint7.P14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41];[Sprint7.$D141];[Sprint7.$E141])">
            <text:p/>
          </table:table-cell>
          <table:table-cell table:style-name="ce9" table:formula="of:=IFERROR(VLOOKUP([Sprint7.$A141];[$Tasks.$A131:.$B13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41] =&quot;&quot;;;MAX([Sprint7.$F141]-[Sprint7.G141];0))" office:value-type="float" office:value="0" calcext:value-type="float">
            <text:p>0</text:p>
          </table:table-cell>
          <table:table-cell table:style-name="ce39" table:formula="of:=IF([Sprint7.$E141]=&quot;&quot;;;MAX(0;[Sprint7.R141]-[Sprint7.H141]))" office:value-type="float" office:value="0" calcext:value-type="float">
            <text:p>0</text:p>
          </table:table-cell>
          <table:table-cell table:style-name="ce39" table:formula="of:=IF([Sprint7.$E141]=&quot;&quot;;;MAX(0;[Sprint7.S141]-[Sprint7.I141]))" office:value-type="float" office:value="0" calcext:value-type="float">
            <text:p>0</text:p>
          </table:table-cell>
          <table:table-cell table:style-name="ce39" table:formula="of:=IF([Sprint7.$E141]=&quot;&quot;;;MAX(0;[Sprint7.T141]-[Sprint7.J141]))" office:value-type="float" office:value="0" calcext:value-type="float">
            <text:p>0</text:p>
          </table:table-cell>
          <table:table-cell table:style-name="ce39" table:formula="of:=IF([Sprint7.$E141]=&quot;&quot;;;MAX(0;[Sprint7.U141]-[Sprint7.K141]))" office:value-type="float" office:value="0" calcext:value-type="float">
            <text:p>0</text:p>
          </table:table-cell>
          <table:table-cell table:style-name="ce39" table:formula="of:=IF([Sprint7.$E141]=&quot;&quot;;;MAX(0;[Sprint7.V141]-[Sprint7.L141]))" office:value-type="float" office:value="0" calcext:value-type="float">
            <text:p>0</text:p>
          </table:table-cell>
          <table:table-cell table:style-name="ce39" table:formula="of:=IF([Sprint7.$E141]=&quot;&quot;;;MAX(0;[Sprint7.W141]-[Sprint7.M141]))" office:value-type="float" office:value="0" calcext:value-type="float">
            <text:p>0</text:p>
          </table:table-cell>
          <table:table-cell table:style-name="ce39" table:formula="of:=IF([Sprint7.$E141]=&quot;&quot;;;MAX(0;[Sprint7.X141]-[Sprint7.N141]))" office:value-type="float" office:value="0" calcext:value-type="float">
            <text:p>0</text:p>
          </table:table-cell>
          <table:table-cell table:style-name="ce39" table:formula="of:=IF([Sprint7.$E141]=&quot;&quot;;;MAX(0;[Sprint7.Y141]-[Sprint7.O141]))" office:value-type="float" office:value="0" calcext:value-type="float">
            <text:p>0</text:p>
          </table:table-cell>
          <table:table-cell table:style-name="ce39" table:formula="of:=IF([Sprint7.$E141]=&quot;&quot;;;MAX(0;[Sprint7.Z141]-[Sprint7.P14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42];[Sprint7.$D142];[Sprint7.$E142])">
            <text:p/>
          </table:table-cell>
          <table:table-cell table:style-name="ce9" table:formula="of:=IFERROR(VLOOKUP([Sprint7.$A142];[$Tasks.$A132:.$B13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42] =&quot;&quot;;;MAX([Sprint7.$F142]-[Sprint7.G142];0))" office:value-type="float" office:value="0" calcext:value-type="float">
            <text:p>0</text:p>
          </table:table-cell>
          <table:table-cell table:style-name="ce39" table:formula="of:=IF([Sprint7.$E142]=&quot;&quot;;;MAX(0;[Sprint7.R142]-[Sprint7.H142]))" office:value-type="float" office:value="0" calcext:value-type="float">
            <text:p>0</text:p>
          </table:table-cell>
          <table:table-cell table:style-name="ce39" table:formula="of:=IF([Sprint7.$E142]=&quot;&quot;;;MAX(0;[Sprint7.S142]-[Sprint7.I142]))" office:value-type="float" office:value="0" calcext:value-type="float">
            <text:p>0</text:p>
          </table:table-cell>
          <table:table-cell table:style-name="ce39" table:formula="of:=IF([Sprint7.$E142]=&quot;&quot;;;MAX(0;[Sprint7.T142]-[Sprint7.J142]))" office:value-type="float" office:value="0" calcext:value-type="float">
            <text:p>0</text:p>
          </table:table-cell>
          <table:table-cell table:style-name="ce39" table:formula="of:=IF([Sprint7.$E142]=&quot;&quot;;;MAX(0;[Sprint7.U142]-[Sprint7.K142]))" office:value-type="float" office:value="0" calcext:value-type="float">
            <text:p>0</text:p>
          </table:table-cell>
          <table:table-cell table:style-name="ce39" table:formula="of:=IF([Sprint7.$E142]=&quot;&quot;;;MAX(0;[Sprint7.V142]-[Sprint7.L142]))" office:value-type="float" office:value="0" calcext:value-type="float">
            <text:p>0</text:p>
          </table:table-cell>
          <table:table-cell table:style-name="ce39" table:formula="of:=IF([Sprint7.$E142]=&quot;&quot;;;MAX(0;[Sprint7.W142]-[Sprint7.M142]))" office:value-type="float" office:value="0" calcext:value-type="float">
            <text:p>0</text:p>
          </table:table-cell>
          <table:table-cell table:style-name="ce39" table:formula="of:=IF([Sprint7.$E142]=&quot;&quot;;;MAX(0;[Sprint7.X142]-[Sprint7.N142]))" office:value-type="float" office:value="0" calcext:value-type="float">
            <text:p>0</text:p>
          </table:table-cell>
          <table:table-cell table:style-name="ce39" table:formula="of:=IF([Sprint7.$E142]=&quot;&quot;;;MAX(0;[Sprint7.Y142]-[Sprint7.O142]))" office:value-type="float" office:value="0" calcext:value-type="float">
            <text:p>0</text:p>
          </table:table-cell>
          <table:table-cell table:style-name="ce39" table:formula="of:=IF([Sprint7.$E142]=&quot;&quot;;;MAX(0;[Sprint7.Z142]-[Sprint7.P14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43];[Sprint7.$D143];[Sprint7.$E143])">
            <text:p/>
          </table:table-cell>
          <table:table-cell table:style-name="ce9" table:formula="of:=IFERROR(VLOOKUP([Sprint7.$A143];[$Tasks.$A133:.$B13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43] =&quot;&quot;;;MAX([Sprint7.$F143]-[Sprint7.G143];0))" office:value-type="float" office:value="0" calcext:value-type="float">
            <text:p>0</text:p>
          </table:table-cell>
          <table:table-cell table:style-name="ce39" table:formula="of:=IF([Sprint7.$E143]=&quot;&quot;;;MAX(0;[Sprint7.R143]-[Sprint7.H143]))" office:value-type="float" office:value="0" calcext:value-type="float">
            <text:p>0</text:p>
          </table:table-cell>
          <table:table-cell table:style-name="ce39" table:formula="of:=IF([Sprint7.$E143]=&quot;&quot;;;MAX(0;[Sprint7.S143]-[Sprint7.I143]))" office:value-type="float" office:value="0" calcext:value-type="float">
            <text:p>0</text:p>
          </table:table-cell>
          <table:table-cell table:style-name="ce39" table:formula="of:=IF([Sprint7.$E143]=&quot;&quot;;;MAX(0;[Sprint7.T143]-[Sprint7.J143]))" office:value-type="float" office:value="0" calcext:value-type="float">
            <text:p>0</text:p>
          </table:table-cell>
          <table:table-cell table:style-name="ce39" table:formula="of:=IF([Sprint7.$E143]=&quot;&quot;;;MAX(0;[Sprint7.U143]-[Sprint7.K143]))" office:value-type="float" office:value="0" calcext:value-type="float">
            <text:p>0</text:p>
          </table:table-cell>
          <table:table-cell table:style-name="ce39" table:formula="of:=IF([Sprint7.$E143]=&quot;&quot;;;MAX(0;[Sprint7.V143]-[Sprint7.L143]))" office:value-type="float" office:value="0" calcext:value-type="float">
            <text:p>0</text:p>
          </table:table-cell>
          <table:table-cell table:style-name="ce39" table:formula="of:=IF([Sprint7.$E143]=&quot;&quot;;;MAX(0;[Sprint7.W143]-[Sprint7.M143]))" office:value-type="float" office:value="0" calcext:value-type="float">
            <text:p>0</text:p>
          </table:table-cell>
          <table:table-cell table:style-name="ce39" table:formula="of:=IF([Sprint7.$E143]=&quot;&quot;;;MAX(0;[Sprint7.X143]-[Sprint7.N143]))" office:value-type="float" office:value="0" calcext:value-type="float">
            <text:p>0</text:p>
          </table:table-cell>
          <table:table-cell table:style-name="ce39" table:formula="of:=IF([Sprint7.$E143]=&quot;&quot;;;MAX(0;[Sprint7.Y143]-[Sprint7.O143]))" office:value-type="float" office:value="0" calcext:value-type="float">
            <text:p>0</text:p>
          </table:table-cell>
          <table:table-cell table:style-name="ce39" table:formula="of:=IF([Sprint7.$E143]=&quot;&quot;;;MAX(0;[Sprint7.Z143]-[Sprint7.P14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44];[Sprint7.$D144];[Sprint7.$E144])">
            <text:p/>
          </table:table-cell>
          <table:table-cell table:style-name="ce9" table:formula="of:=IFERROR(VLOOKUP([Sprint7.$A144];[$Tasks.$A134:.$B13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44] =&quot;&quot;;;MAX([Sprint7.$F144]-[Sprint7.G144];0))" office:value-type="float" office:value="0" calcext:value-type="float">
            <text:p>0</text:p>
          </table:table-cell>
          <table:table-cell table:style-name="ce39" table:formula="of:=IF([Sprint7.$E144]=&quot;&quot;;;MAX(0;[Sprint7.R144]-[Sprint7.H144]))" office:value-type="float" office:value="0" calcext:value-type="float">
            <text:p>0</text:p>
          </table:table-cell>
          <table:table-cell table:style-name="ce39" table:formula="of:=IF([Sprint7.$E144]=&quot;&quot;;;MAX(0;[Sprint7.S144]-[Sprint7.I144]))" office:value-type="float" office:value="0" calcext:value-type="float">
            <text:p>0</text:p>
          </table:table-cell>
          <table:table-cell table:style-name="ce39" table:formula="of:=IF([Sprint7.$E144]=&quot;&quot;;;MAX(0;[Sprint7.T144]-[Sprint7.J144]))" office:value-type="float" office:value="0" calcext:value-type="float">
            <text:p>0</text:p>
          </table:table-cell>
          <table:table-cell table:style-name="ce39" table:formula="of:=IF([Sprint7.$E144]=&quot;&quot;;;MAX(0;[Sprint7.U144]-[Sprint7.K144]))" office:value-type="float" office:value="0" calcext:value-type="float">
            <text:p>0</text:p>
          </table:table-cell>
          <table:table-cell table:style-name="ce39" table:formula="of:=IF([Sprint7.$E144]=&quot;&quot;;;MAX(0;[Sprint7.V144]-[Sprint7.L144]))" office:value-type="float" office:value="0" calcext:value-type="float">
            <text:p>0</text:p>
          </table:table-cell>
          <table:table-cell table:style-name="ce39" table:formula="of:=IF([Sprint7.$E144]=&quot;&quot;;;MAX(0;[Sprint7.W144]-[Sprint7.M144]))" office:value-type="float" office:value="0" calcext:value-type="float">
            <text:p>0</text:p>
          </table:table-cell>
          <table:table-cell table:style-name="ce39" table:formula="of:=IF([Sprint7.$E144]=&quot;&quot;;;MAX(0;[Sprint7.X144]-[Sprint7.N144]))" office:value-type="float" office:value="0" calcext:value-type="float">
            <text:p>0</text:p>
          </table:table-cell>
          <table:table-cell table:style-name="ce39" table:formula="of:=IF([Sprint7.$E144]=&quot;&quot;;;MAX(0;[Sprint7.Y144]-[Sprint7.O144]))" office:value-type="float" office:value="0" calcext:value-type="float">
            <text:p>0</text:p>
          </table:table-cell>
          <table:table-cell table:style-name="ce39" table:formula="of:=IF([Sprint7.$E144]=&quot;&quot;;;MAX(0;[Sprint7.Z144]-[Sprint7.P14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45];[Sprint7.$D145];[Sprint7.$E145])">
            <text:p/>
          </table:table-cell>
          <table:table-cell table:style-name="ce9" table:formula="of:=IFERROR(VLOOKUP([Sprint7.$A145];[$Tasks.$A135:.$B13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45] =&quot;&quot;;;MAX([Sprint7.$F145]-[Sprint7.G145];0))" office:value-type="float" office:value="0" calcext:value-type="float">
            <text:p>0</text:p>
          </table:table-cell>
          <table:table-cell table:style-name="ce39" table:formula="of:=IF([Sprint7.$E145]=&quot;&quot;;;MAX(0;[Sprint7.R145]-[Sprint7.H145]))" office:value-type="float" office:value="0" calcext:value-type="float">
            <text:p>0</text:p>
          </table:table-cell>
          <table:table-cell table:style-name="ce39" table:formula="of:=IF([Sprint7.$E145]=&quot;&quot;;;MAX(0;[Sprint7.S145]-[Sprint7.I145]))" office:value-type="float" office:value="0" calcext:value-type="float">
            <text:p>0</text:p>
          </table:table-cell>
          <table:table-cell table:style-name="ce39" table:formula="of:=IF([Sprint7.$E145]=&quot;&quot;;;MAX(0;[Sprint7.T145]-[Sprint7.J145]))" office:value-type="float" office:value="0" calcext:value-type="float">
            <text:p>0</text:p>
          </table:table-cell>
          <table:table-cell table:style-name="ce39" table:formula="of:=IF([Sprint7.$E145]=&quot;&quot;;;MAX(0;[Sprint7.U145]-[Sprint7.K145]))" office:value-type="float" office:value="0" calcext:value-type="float">
            <text:p>0</text:p>
          </table:table-cell>
          <table:table-cell table:style-name="ce39" table:formula="of:=IF([Sprint7.$E145]=&quot;&quot;;;MAX(0;[Sprint7.V145]-[Sprint7.L145]))" office:value-type="float" office:value="0" calcext:value-type="float">
            <text:p>0</text:p>
          </table:table-cell>
          <table:table-cell table:style-name="ce39" table:formula="of:=IF([Sprint7.$E145]=&quot;&quot;;;MAX(0;[Sprint7.W145]-[Sprint7.M145]))" office:value-type="float" office:value="0" calcext:value-type="float">
            <text:p>0</text:p>
          </table:table-cell>
          <table:table-cell table:style-name="ce39" table:formula="of:=IF([Sprint7.$E145]=&quot;&quot;;;MAX(0;[Sprint7.X145]-[Sprint7.N145]))" office:value-type="float" office:value="0" calcext:value-type="float">
            <text:p>0</text:p>
          </table:table-cell>
          <table:table-cell table:style-name="ce39" table:formula="of:=IF([Sprint7.$E145]=&quot;&quot;;;MAX(0;[Sprint7.Y145]-[Sprint7.O145]))" office:value-type="float" office:value="0" calcext:value-type="float">
            <text:p>0</text:p>
          </table:table-cell>
          <table:table-cell table:style-name="ce39" table:formula="of:=IF([Sprint7.$E145]=&quot;&quot;;;MAX(0;[Sprint7.Z145]-[Sprint7.P14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46];[Sprint7.$D146];[Sprint7.$E146])">
            <text:p/>
          </table:table-cell>
          <table:table-cell table:style-name="ce9" table:formula="of:=IFERROR(VLOOKUP([Sprint7.$A146];[$Tasks.$A136:.$B14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46] =&quot;&quot;;;MAX([Sprint7.$F146]-[Sprint7.G146];0))" office:value-type="float" office:value="0" calcext:value-type="float">
            <text:p>0</text:p>
          </table:table-cell>
          <table:table-cell table:style-name="ce39" table:formula="of:=IF([Sprint7.$E146]=&quot;&quot;;;MAX(0;[Sprint7.R146]-[Sprint7.H146]))" office:value-type="float" office:value="0" calcext:value-type="float">
            <text:p>0</text:p>
          </table:table-cell>
          <table:table-cell table:style-name="ce39" table:formula="of:=IF([Sprint7.$E146]=&quot;&quot;;;MAX(0;[Sprint7.S146]-[Sprint7.I146]))" office:value-type="float" office:value="0" calcext:value-type="float">
            <text:p>0</text:p>
          </table:table-cell>
          <table:table-cell table:style-name="ce39" table:formula="of:=IF([Sprint7.$E146]=&quot;&quot;;;MAX(0;[Sprint7.T146]-[Sprint7.J146]))" office:value-type="float" office:value="0" calcext:value-type="float">
            <text:p>0</text:p>
          </table:table-cell>
          <table:table-cell table:style-name="ce39" table:formula="of:=IF([Sprint7.$E146]=&quot;&quot;;;MAX(0;[Sprint7.U146]-[Sprint7.K146]))" office:value-type="float" office:value="0" calcext:value-type="float">
            <text:p>0</text:p>
          </table:table-cell>
          <table:table-cell table:style-name="ce39" table:formula="of:=IF([Sprint7.$E146]=&quot;&quot;;;MAX(0;[Sprint7.V146]-[Sprint7.L146]))" office:value-type="float" office:value="0" calcext:value-type="float">
            <text:p>0</text:p>
          </table:table-cell>
          <table:table-cell table:style-name="ce39" table:formula="of:=IF([Sprint7.$E146]=&quot;&quot;;;MAX(0;[Sprint7.W146]-[Sprint7.M146]))" office:value-type="float" office:value="0" calcext:value-type="float">
            <text:p>0</text:p>
          </table:table-cell>
          <table:table-cell table:style-name="ce39" table:formula="of:=IF([Sprint7.$E146]=&quot;&quot;;;MAX(0;[Sprint7.X146]-[Sprint7.N146]))" office:value-type="float" office:value="0" calcext:value-type="float">
            <text:p>0</text:p>
          </table:table-cell>
          <table:table-cell table:style-name="ce39" table:formula="of:=IF([Sprint7.$E146]=&quot;&quot;;;MAX(0;[Sprint7.Y146]-[Sprint7.O146]))" office:value-type="float" office:value="0" calcext:value-type="float">
            <text:p>0</text:p>
          </table:table-cell>
          <table:table-cell table:style-name="ce39" table:formula="of:=IF([Sprint7.$E146]=&quot;&quot;;;MAX(0;[Sprint7.Z146]-[Sprint7.P14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47];[Sprint7.$D147];[Sprint7.$E147])">
            <text:p/>
          </table:table-cell>
          <table:table-cell table:style-name="ce9" table:formula="of:=IFERROR(VLOOKUP([Sprint7.$A147];[$Tasks.$A137:.$B14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47] =&quot;&quot;;;MAX([Sprint7.$F147]-[Sprint7.G147];0))" office:value-type="float" office:value="0" calcext:value-type="float">
            <text:p>0</text:p>
          </table:table-cell>
          <table:table-cell table:style-name="ce39" table:formula="of:=IF([Sprint7.$E147]=&quot;&quot;;;MAX(0;[Sprint7.R147]-[Sprint7.H147]))" office:value-type="float" office:value="0" calcext:value-type="float">
            <text:p>0</text:p>
          </table:table-cell>
          <table:table-cell table:style-name="ce39" table:formula="of:=IF([Sprint7.$E147]=&quot;&quot;;;MAX(0;[Sprint7.S147]-[Sprint7.I147]))" office:value-type="float" office:value="0" calcext:value-type="float">
            <text:p>0</text:p>
          </table:table-cell>
          <table:table-cell table:style-name="ce39" table:formula="of:=IF([Sprint7.$E147]=&quot;&quot;;;MAX(0;[Sprint7.T147]-[Sprint7.J147]))" office:value-type="float" office:value="0" calcext:value-type="float">
            <text:p>0</text:p>
          </table:table-cell>
          <table:table-cell table:style-name="ce39" table:formula="of:=IF([Sprint7.$E147]=&quot;&quot;;;MAX(0;[Sprint7.U147]-[Sprint7.K147]))" office:value-type="float" office:value="0" calcext:value-type="float">
            <text:p>0</text:p>
          </table:table-cell>
          <table:table-cell table:style-name="ce39" table:formula="of:=IF([Sprint7.$E147]=&quot;&quot;;;MAX(0;[Sprint7.V147]-[Sprint7.L147]))" office:value-type="float" office:value="0" calcext:value-type="float">
            <text:p>0</text:p>
          </table:table-cell>
          <table:table-cell table:style-name="ce39" table:formula="of:=IF([Sprint7.$E147]=&quot;&quot;;;MAX(0;[Sprint7.W147]-[Sprint7.M147]))" office:value-type="float" office:value="0" calcext:value-type="float">
            <text:p>0</text:p>
          </table:table-cell>
          <table:table-cell table:style-name="ce39" table:formula="of:=IF([Sprint7.$E147]=&quot;&quot;;;MAX(0;[Sprint7.X147]-[Sprint7.N147]))" office:value-type="float" office:value="0" calcext:value-type="float">
            <text:p>0</text:p>
          </table:table-cell>
          <table:table-cell table:style-name="ce39" table:formula="of:=IF([Sprint7.$E147]=&quot;&quot;;;MAX(0;[Sprint7.Y147]-[Sprint7.O147]))" office:value-type="float" office:value="0" calcext:value-type="float">
            <text:p>0</text:p>
          </table:table-cell>
          <table:table-cell table:style-name="ce39" table:formula="of:=IF([Sprint7.$E147]=&quot;&quot;;;MAX(0;[Sprint7.Z147]-[Sprint7.P14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48];[Sprint7.$D148];[Sprint7.$E148])">
            <text:p/>
          </table:table-cell>
          <table:table-cell table:style-name="ce9" table:formula="of:=IFERROR(VLOOKUP([Sprint7.$A148];[$Tasks.$A138:.$B14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48] =&quot;&quot;;;MAX([Sprint7.$F148]-[Sprint7.G148];0))" office:value-type="float" office:value="0" calcext:value-type="float">
            <text:p>0</text:p>
          </table:table-cell>
          <table:table-cell table:style-name="ce39" table:formula="of:=IF([Sprint7.$E148]=&quot;&quot;;;MAX(0;[Sprint7.R148]-[Sprint7.H148]))" office:value-type="float" office:value="0" calcext:value-type="float">
            <text:p>0</text:p>
          </table:table-cell>
          <table:table-cell table:style-name="ce39" table:formula="of:=IF([Sprint7.$E148]=&quot;&quot;;;MAX(0;[Sprint7.S148]-[Sprint7.I148]))" office:value-type="float" office:value="0" calcext:value-type="float">
            <text:p>0</text:p>
          </table:table-cell>
          <table:table-cell table:style-name="ce39" table:formula="of:=IF([Sprint7.$E148]=&quot;&quot;;;MAX(0;[Sprint7.T148]-[Sprint7.J148]))" office:value-type="float" office:value="0" calcext:value-type="float">
            <text:p>0</text:p>
          </table:table-cell>
          <table:table-cell table:style-name="ce39" table:formula="of:=IF([Sprint7.$E148]=&quot;&quot;;;MAX(0;[Sprint7.U148]-[Sprint7.K148]))" office:value-type="float" office:value="0" calcext:value-type="float">
            <text:p>0</text:p>
          </table:table-cell>
          <table:table-cell table:style-name="ce39" table:formula="of:=IF([Sprint7.$E148]=&quot;&quot;;;MAX(0;[Sprint7.V148]-[Sprint7.L148]))" office:value-type="float" office:value="0" calcext:value-type="float">
            <text:p>0</text:p>
          </table:table-cell>
          <table:table-cell table:style-name="ce39" table:formula="of:=IF([Sprint7.$E148]=&quot;&quot;;;MAX(0;[Sprint7.W148]-[Sprint7.M148]))" office:value-type="float" office:value="0" calcext:value-type="float">
            <text:p>0</text:p>
          </table:table-cell>
          <table:table-cell table:style-name="ce39" table:formula="of:=IF([Sprint7.$E148]=&quot;&quot;;;MAX(0;[Sprint7.X148]-[Sprint7.N148]))" office:value-type="float" office:value="0" calcext:value-type="float">
            <text:p>0</text:p>
          </table:table-cell>
          <table:table-cell table:style-name="ce39" table:formula="of:=IF([Sprint7.$E148]=&quot;&quot;;;MAX(0;[Sprint7.Y148]-[Sprint7.O148]))" office:value-type="float" office:value="0" calcext:value-type="float">
            <text:p>0</text:p>
          </table:table-cell>
          <table:table-cell table:style-name="ce39" table:formula="of:=IF([Sprint7.$E148]=&quot;&quot;;;MAX(0;[Sprint7.Z148]-[Sprint7.P14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49];[Sprint7.$D149];[Sprint7.$E149])">
            <text:p/>
          </table:table-cell>
          <table:table-cell table:style-name="ce9" table:formula="of:=IFERROR(VLOOKUP([Sprint7.$A149];[$Tasks.$A139:.$B14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49] =&quot;&quot;;;MAX([Sprint7.$F149]-[Sprint7.G149];0))" office:value-type="float" office:value="0" calcext:value-type="float">
            <text:p>0</text:p>
          </table:table-cell>
          <table:table-cell table:style-name="ce39" table:formula="of:=IF([Sprint7.$E149]=&quot;&quot;;;MAX(0;[Sprint7.R149]-[Sprint7.H149]))" office:value-type="float" office:value="0" calcext:value-type="float">
            <text:p>0</text:p>
          </table:table-cell>
          <table:table-cell table:style-name="ce39" table:formula="of:=IF([Sprint7.$E149]=&quot;&quot;;;MAX(0;[Sprint7.S149]-[Sprint7.I149]))" office:value-type="float" office:value="0" calcext:value-type="float">
            <text:p>0</text:p>
          </table:table-cell>
          <table:table-cell table:style-name="ce39" table:formula="of:=IF([Sprint7.$E149]=&quot;&quot;;;MAX(0;[Sprint7.T149]-[Sprint7.J149]))" office:value-type="float" office:value="0" calcext:value-type="float">
            <text:p>0</text:p>
          </table:table-cell>
          <table:table-cell table:style-name="ce39" table:formula="of:=IF([Sprint7.$E149]=&quot;&quot;;;MAX(0;[Sprint7.U149]-[Sprint7.K149]))" office:value-type="float" office:value="0" calcext:value-type="float">
            <text:p>0</text:p>
          </table:table-cell>
          <table:table-cell table:style-name="ce39" table:formula="of:=IF([Sprint7.$E149]=&quot;&quot;;;MAX(0;[Sprint7.V149]-[Sprint7.L149]))" office:value-type="float" office:value="0" calcext:value-type="float">
            <text:p>0</text:p>
          </table:table-cell>
          <table:table-cell table:style-name="ce39" table:formula="of:=IF([Sprint7.$E149]=&quot;&quot;;;MAX(0;[Sprint7.W149]-[Sprint7.M149]))" office:value-type="float" office:value="0" calcext:value-type="float">
            <text:p>0</text:p>
          </table:table-cell>
          <table:table-cell table:style-name="ce39" table:formula="of:=IF([Sprint7.$E149]=&quot;&quot;;;MAX(0;[Sprint7.X149]-[Sprint7.N149]))" office:value-type="float" office:value="0" calcext:value-type="float">
            <text:p>0</text:p>
          </table:table-cell>
          <table:table-cell table:style-name="ce39" table:formula="of:=IF([Sprint7.$E149]=&quot;&quot;;;MAX(0;[Sprint7.Y149]-[Sprint7.O149]))" office:value-type="float" office:value="0" calcext:value-type="float">
            <text:p>0</text:p>
          </table:table-cell>
          <table:table-cell table:style-name="ce39" table:formula="of:=IF([Sprint7.$E149]=&quot;&quot;;;MAX(0;[Sprint7.Z149]-[Sprint7.P14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50];[Sprint7.$D150];[Sprint7.$E150])">
            <text:p/>
          </table:table-cell>
          <table:table-cell table:style-name="ce9" table:formula="of:=IFERROR(VLOOKUP([Sprint7.$A150];[$Tasks.$A140:.$B14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50] =&quot;&quot;;;MAX([Sprint7.$F150]-[Sprint7.G150];0))" office:value-type="float" office:value="0" calcext:value-type="float">
            <text:p>0</text:p>
          </table:table-cell>
          <table:table-cell table:style-name="ce39" table:formula="of:=IF([Sprint7.$E150]=&quot;&quot;;;MAX(0;[Sprint7.R150]-[Sprint7.H150]))" office:value-type="float" office:value="0" calcext:value-type="float">
            <text:p>0</text:p>
          </table:table-cell>
          <table:table-cell table:style-name="ce39" table:formula="of:=IF([Sprint7.$E150]=&quot;&quot;;;MAX(0;[Sprint7.S150]-[Sprint7.I150]))" office:value-type="float" office:value="0" calcext:value-type="float">
            <text:p>0</text:p>
          </table:table-cell>
          <table:table-cell table:style-name="ce39" table:formula="of:=IF([Sprint7.$E150]=&quot;&quot;;;MAX(0;[Sprint7.T150]-[Sprint7.J150]))" office:value-type="float" office:value="0" calcext:value-type="float">
            <text:p>0</text:p>
          </table:table-cell>
          <table:table-cell table:style-name="ce39" table:formula="of:=IF([Sprint7.$E150]=&quot;&quot;;;MAX(0;[Sprint7.U150]-[Sprint7.K150]))" office:value-type="float" office:value="0" calcext:value-type="float">
            <text:p>0</text:p>
          </table:table-cell>
          <table:table-cell table:style-name="ce39" table:formula="of:=IF([Sprint7.$E150]=&quot;&quot;;;MAX(0;[Sprint7.V150]-[Sprint7.L150]))" office:value-type="float" office:value="0" calcext:value-type="float">
            <text:p>0</text:p>
          </table:table-cell>
          <table:table-cell table:style-name="ce39" table:formula="of:=IF([Sprint7.$E150]=&quot;&quot;;;MAX(0;[Sprint7.W150]-[Sprint7.M150]))" office:value-type="float" office:value="0" calcext:value-type="float">
            <text:p>0</text:p>
          </table:table-cell>
          <table:table-cell table:style-name="ce39" table:formula="of:=IF([Sprint7.$E150]=&quot;&quot;;;MAX(0;[Sprint7.X150]-[Sprint7.N150]))" office:value-type="float" office:value="0" calcext:value-type="float">
            <text:p>0</text:p>
          </table:table-cell>
          <table:table-cell table:style-name="ce39" table:formula="of:=IF([Sprint7.$E150]=&quot;&quot;;;MAX(0;[Sprint7.Y150]-[Sprint7.O150]))" office:value-type="float" office:value="0" calcext:value-type="float">
            <text:p>0</text:p>
          </table:table-cell>
          <table:table-cell table:style-name="ce39" table:formula="of:=IF([Sprint7.$E150]=&quot;&quot;;;MAX(0;[Sprint7.Z150]-[Sprint7.P15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51];[Sprint7.$D151];[Sprint7.$E151])">
            <text:p/>
          </table:table-cell>
          <table:table-cell table:style-name="ce9" table:formula="of:=IFERROR(VLOOKUP([Sprint7.$A151];[$Tasks.$A141:.$B14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51] =&quot;&quot;;;MAX([Sprint7.$F151]-[Sprint7.G151];0))" office:value-type="float" office:value="0" calcext:value-type="float">
            <text:p>0</text:p>
          </table:table-cell>
          <table:table-cell table:style-name="ce39" table:formula="of:=IF([Sprint7.$E151]=&quot;&quot;;;MAX(0;[Sprint7.R151]-[Sprint7.H151]))" office:value-type="float" office:value="0" calcext:value-type="float">
            <text:p>0</text:p>
          </table:table-cell>
          <table:table-cell table:style-name="ce39" table:formula="of:=IF([Sprint7.$E151]=&quot;&quot;;;MAX(0;[Sprint7.S151]-[Sprint7.I151]))" office:value-type="float" office:value="0" calcext:value-type="float">
            <text:p>0</text:p>
          </table:table-cell>
          <table:table-cell table:style-name="ce39" table:formula="of:=IF([Sprint7.$E151]=&quot;&quot;;;MAX(0;[Sprint7.T151]-[Sprint7.J151]))" office:value-type="float" office:value="0" calcext:value-type="float">
            <text:p>0</text:p>
          </table:table-cell>
          <table:table-cell table:style-name="ce39" table:formula="of:=IF([Sprint7.$E151]=&quot;&quot;;;MAX(0;[Sprint7.U151]-[Sprint7.K151]))" office:value-type="float" office:value="0" calcext:value-type="float">
            <text:p>0</text:p>
          </table:table-cell>
          <table:table-cell table:style-name="ce39" table:formula="of:=IF([Sprint7.$E151]=&quot;&quot;;;MAX(0;[Sprint7.V151]-[Sprint7.L151]))" office:value-type="float" office:value="0" calcext:value-type="float">
            <text:p>0</text:p>
          </table:table-cell>
          <table:table-cell table:style-name="ce39" table:formula="of:=IF([Sprint7.$E151]=&quot;&quot;;;MAX(0;[Sprint7.W151]-[Sprint7.M151]))" office:value-type="float" office:value="0" calcext:value-type="float">
            <text:p>0</text:p>
          </table:table-cell>
          <table:table-cell table:style-name="ce39" table:formula="of:=IF([Sprint7.$E151]=&quot;&quot;;;MAX(0;[Sprint7.X151]-[Sprint7.N151]))" office:value-type="float" office:value="0" calcext:value-type="float">
            <text:p>0</text:p>
          </table:table-cell>
          <table:table-cell table:style-name="ce39" table:formula="of:=IF([Sprint7.$E151]=&quot;&quot;;;MAX(0;[Sprint7.Y151]-[Sprint7.O151]))" office:value-type="float" office:value="0" calcext:value-type="float">
            <text:p>0</text:p>
          </table:table-cell>
          <table:table-cell table:style-name="ce39" table:formula="of:=IF([Sprint7.$E151]=&quot;&quot;;;MAX(0;[Sprint7.Z151]-[Sprint7.P15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52];[Sprint7.$D152];[Sprint7.$E152])">
            <text:p/>
          </table:table-cell>
          <table:table-cell table:style-name="ce9" table:formula="of:=IFERROR(VLOOKUP([Sprint7.$A152];[$Tasks.$A142:.$B14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52] =&quot;&quot;;;MAX([Sprint7.$F152]-[Sprint7.G152];0))" office:value-type="float" office:value="0" calcext:value-type="float">
            <text:p>0</text:p>
          </table:table-cell>
          <table:table-cell table:style-name="ce39" table:formula="of:=IF([Sprint7.$E152]=&quot;&quot;;;MAX(0;[Sprint7.R152]-[Sprint7.H152]))" office:value-type="float" office:value="0" calcext:value-type="float">
            <text:p>0</text:p>
          </table:table-cell>
          <table:table-cell table:style-name="ce39" table:formula="of:=IF([Sprint7.$E152]=&quot;&quot;;;MAX(0;[Sprint7.S152]-[Sprint7.I152]))" office:value-type="float" office:value="0" calcext:value-type="float">
            <text:p>0</text:p>
          </table:table-cell>
          <table:table-cell table:style-name="ce39" table:formula="of:=IF([Sprint7.$E152]=&quot;&quot;;;MAX(0;[Sprint7.T152]-[Sprint7.J152]))" office:value-type="float" office:value="0" calcext:value-type="float">
            <text:p>0</text:p>
          </table:table-cell>
          <table:table-cell table:style-name="ce39" table:formula="of:=IF([Sprint7.$E152]=&quot;&quot;;;MAX(0;[Sprint7.U152]-[Sprint7.K152]))" office:value-type="float" office:value="0" calcext:value-type="float">
            <text:p>0</text:p>
          </table:table-cell>
          <table:table-cell table:style-name="ce39" table:formula="of:=IF([Sprint7.$E152]=&quot;&quot;;;MAX(0;[Sprint7.V152]-[Sprint7.L152]))" office:value-type="float" office:value="0" calcext:value-type="float">
            <text:p>0</text:p>
          </table:table-cell>
          <table:table-cell table:style-name="ce39" table:formula="of:=IF([Sprint7.$E152]=&quot;&quot;;;MAX(0;[Sprint7.W152]-[Sprint7.M152]))" office:value-type="float" office:value="0" calcext:value-type="float">
            <text:p>0</text:p>
          </table:table-cell>
          <table:table-cell table:style-name="ce39" table:formula="of:=IF([Sprint7.$E152]=&quot;&quot;;;MAX(0;[Sprint7.X152]-[Sprint7.N152]))" office:value-type="float" office:value="0" calcext:value-type="float">
            <text:p>0</text:p>
          </table:table-cell>
          <table:table-cell table:style-name="ce39" table:formula="of:=IF([Sprint7.$E152]=&quot;&quot;;;MAX(0;[Sprint7.Y152]-[Sprint7.O152]))" office:value-type="float" office:value="0" calcext:value-type="float">
            <text:p>0</text:p>
          </table:table-cell>
          <table:table-cell table:style-name="ce39" table:formula="of:=IF([Sprint7.$E152]=&quot;&quot;;;MAX(0;[Sprint7.Z152]-[Sprint7.P15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53];[Sprint7.$D153];[Sprint7.$E153])">
            <text:p/>
          </table:table-cell>
          <table:table-cell table:style-name="ce9" table:formula="of:=IFERROR(VLOOKUP([Sprint7.$A153];[$Tasks.$A143:.$B14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53] =&quot;&quot;;;MAX([Sprint7.$F153]-[Sprint7.G153];0))" office:value-type="float" office:value="0" calcext:value-type="float">
            <text:p>0</text:p>
          </table:table-cell>
          <table:table-cell table:style-name="ce39" table:formula="of:=IF([Sprint7.$E153]=&quot;&quot;;;MAX(0;[Sprint7.R153]-[Sprint7.H153]))" office:value-type="float" office:value="0" calcext:value-type="float">
            <text:p>0</text:p>
          </table:table-cell>
          <table:table-cell table:style-name="ce39" table:formula="of:=IF([Sprint7.$E153]=&quot;&quot;;;MAX(0;[Sprint7.S153]-[Sprint7.I153]))" office:value-type="float" office:value="0" calcext:value-type="float">
            <text:p>0</text:p>
          </table:table-cell>
          <table:table-cell table:style-name="ce39" table:formula="of:=IF([Sprint7.$E153]=&quot;&quot;;;MAX(0;[Sprint7.T153]-[Sprint7.J153]))" office:value-type="float" office:value="0" calcext:value-type="float">
            <text:p>0</text:p>
          </table:table-cell>
          <table:table-cell table:style-name="ce39" table:formula="of:=IF([Sprint7.$E153]=&quot;&quot;;;MAX(0;[Sprint7.U153]-[Sprint7.K153]))" office:value-type="float" office:value="0" calcext:value-type="float">
            <text:p>0</text:p>
          </table:table-cell>
          <table:table-cell table:style-name="ce39" table:formula="of:=IF([Sprint7.$E153]=&quot;&quot;;;MAX(0;[Sprint7.V153]-[Sprint7.L153]))" office:value-type="float" office:value="0" calcext:value-type="float">
            <text:p>0</text:p>
          </table:table-cell>
          <table:table-cell table:style-name="ce39" table:formula="of:=IF([Sprint7.$E153]=&quot;&quot;;;MAX(0;[Sprint7.W153]-[Sprint7.M153]))" office:value-type="float" office:value="0" calcext:value-type="float">
            <text:p>0</text:p>
          </table:table-cell>
          <table:table-cell table:style-name="ce39" table:formula="of:=IF([Sprint7.$E153]=&quot;&quot;;;MAX(0;[Sprint7.X153]-[Sprint7.N153]))" office:value-type="float" office:value="0" calcext:value-type="float">
            <text:p>0</text:p>
          </table:table-cell>
          <table:table-cell table:style-name="ce39" table:formula="of:=IF([Sprint7.$E153]=&quot;&quot;;;MAX(0;[Sprint7.Y153]-[Sprint7.O153]))" office:value-type="float" office:value="0" calcext:value-type="float">
            <text:p>0</text:p>
          </table:table-cell>
          <table:table-cell table:style-name="ce39" table:formula="of:=IF([Sprint7.$E153]=&quot;&quot;;;MAX(0;[Sprint7.Z153]-[Sprint7.P15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54];[Sprint7.$D154];[Sprint7.$E154])">
            <text:p/>
          </table:table-cell>
          <table:table-cell table:style-name="ce9" table:formula="of:=IFERROR(VLOOKUP([Sprint7.$A154];[$Tasks.$A144:.$B14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54] =&quot;&quot;;;MAX([Sprint7.$F154]-[Sprint7.G154];0))" office:value-type="float" office:value="0" calcext:value-type="float">
            <text:p>0</text:p>
          </table:table-cell>
          <table:table-cell table:style-name="ce39" table:formula="of:=IF([Sprint7.$E154]=&quot;&quot;;;MAX(0;[Sprint7.R154]-[Sprint7.H154]))" office:value-type="float" office:value="0" calcext:value-type="float">
            <text:p>0</text:p>
          </table:table-cell>
          <table:table-cell table:style-name="ce39" table:formula="of:=IF([Sprint7.$E154]=&quot;&quot;;;MAX(0;[Sprint7.S154]-[Sprint7.I154]))" office:value-type="float" office:value="0" calcext:value-type="float">
            <text:p>0</text:p>
          </table:table-cell>
          <table:table-cell table:style-name="ce39" table:formula="of:=IF([Sprint7.$E154]=&quot;&quot;;;MAX(0;[Sprint7.T154]-[Sprint7.J154]))" office:value-type="float" office:value="0" calcext:value-type="float">
            <text:p>0</text:p>
          </table:table-cell>
          <table:table-cell table:style-name="ce39" table:formula="of:=IF([Sprint7.$E154]=&quot;&quot;;;MAX(0;[Sprint7.U154]-[Sprint7.K154]))" office:value-type="float" office:value="0" calcext:value-type="float">
            <text:p>0</text:p>
          </table:table-cell>
          <table:table-cell table:style-name="ce39" table:formula="of:=IF([Sprint7.$E154]=&quot;&quot;;;MAX(0;[Sprint7.V154]-[Sprint7.L154]))" office:value-type="float" office:value="0" calcext:value-type="float">
            <text:p>0</text:p>
          </table:table-cell>
          <table:table-cell table:style-name="ce39" table:formula="of:=IF([Sprint7.$E154]=&quot;&quot;;;MAX(0;[Sprint7.W154]-[Sprint7.M154]))" office:value-type="float" office:value="0" calcext:value-type="float">
            <text:p>0</text:p>
          </table:table-cell>
          <table:table-cell table:style-name="ce39" table:formula="of:=IF([Sprint7.$E154]=&quot;&quot;;;MAX(0;[Sprint7.X154]-[Sprint7.N154]))" office:value-type="float" office:value="0" calcext:value-type="float">
            <text:p>0</text:p>
          </table:table-cell>
          <table:table-cell table:style-name="ce39" table:formula="of:=IF([Sprint7.$E154]=&quot;&quot;;;MAX(0;[Sprint7.Y154]-[Sprint7.O154]))" office:value-type="float" office:value="0" calcext:value-type="float">
            <text:p>0</text:p>
          </table:table-cell>
          <table:table-cell table:style-name="ce39" table:formula="of:=IF([Sprint7.$E154]=&quot;&quot;;;MAX(0;[Sprint7.Z154]-[Sprint7.P15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55];[Sprint7.$D155];[Sprint7.$E155])">
            <text:p/>
          </table:table-cell>
          <table:table-cell table:style-name="ce9" table:formula="of:=IFERROR(VLOOKUP([Sprint7.$A155];[$Tasks.$A145:.$B14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55] =&quot;&quot;;;MAX([Sprint7.$F155]-[Sprint7.G155];0))" office:value-type="float" office:value="0" calcext:value-type="float">
            <text:p>0</text:p>
          </table:table-cell>
          <table:table-cell table:style-name="ce39" table:formula="of:=IF([Sprint7.$E155]=&quot;&quot;;;MAX(0;[Sprint7.R155]-[Sprint7.H155]))" office:value-type="float" office:value="0" calcext:value-type="float">
            <text:p>0</text:p>
          </table:table-cell>
          <table:table-cell table:style-name="ce39" table:formula="of:=IF([Sprint7.$E155]=&quot;&quot;;;MAX(0;[Sprint7.S155]-[Sprint7.I155]))" office:value-type="float" office:value="0" calcext:value-type="float">
            <text:p>0</text:p>
          </table:table-cell>
          <table:table-cell table:style-name="ce39" table:formula="of:=IF([Sprint7.$E155]=&quot;&quot;;;MAX(0;[Sprint7.T155]-[Sprint7.J155]))" office:value-type="float" office:value="0" calcext:value-type="float">
            <text:p>0</text:p>
          </table:table-cell>
          <table:table-cell table:style-name="ce39" table:formula="of:=IF([Sprint7.$E155]=&quot;&quot;;;MAX(0;[Sprint7.U155]-[Sprint7.K155]))" office:value-type="float" office:value="0" calcext:value-type="float">
            <text:p>0</text:p>
          </table:table-cell>
          <table:table-cell table:style-name="ce39" table:formula="of:=IF([Sprint7.$E155]=&quot;&quot;;;MAX(0;[Sprint7.V155]-[Sprint7.L155]))" office:value-type="float" office:value="0" calcext:value-type="float">
            <text:p>0</text:p>
          </table:table-cell>
          <table:table-cell table:style-name="ce39" table:formula="of:=IF([Sprint7.$E155]=&quot;&quot;;;MAX(0;[Sprint7.W155]-[Sprint7.M155]))" office:value-type="float" office:value="0" calcext:value-type="float">
            <text:p>0</text:p>
          </table:table-cell>
          <table:table-cell table:style-name="ce39" table:formula="of:=IF([Sprint7.$E155]=&quot;&quot;;;MAX(0;[Sprint7.X155]-[Sprint7.N155]))" office:value-type="float" office:value="0" calcext:value-type="float">
            <text:p>0</text:p>
          </table:table-cell>
          <table:table-cell table:style-name="ce39" table:formula="of:=IF([Sprint7.$E155]=&quot;&quot;;;MAX(0;[Sprint7.Y155]-[Sprint7.O155]))" office:value-type="float" office:value="0" calcext:value-type="float">
            <text:p>0</text:p>
          </table:table-cell>
          <table:table-cell table:style-name="ce39" table:formula="of:=IF([Sprint7.$E155]=&quot;&quot;;;MAX(0;[Sprint7.Z155]-[Sprint7.P15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56];[Sprint7.$D156];[Sprint7.$E156])">
            <text:p/>
          </table:table-cell>
          <table:table-cell table:style-name="ce9" table:formula="of:=IFERROR(VLOOKUP([Sprint7.$A156];[$Tasks.$A146:.$B15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56] =&quot;&quot;;;MAX([Sprint7.$F156]-[Sprint7.G156];0))" office:value-type="float" office:value="0" calcext:value-type="float">
            <text:p>0</text:p>
          </table:table-cell>
          <table:table-cell table:style-name="ce39" table:formula="of:=IF([Sprint7.$E156]=&quot;&quot;;;MAX(0;[Sprint7.R156]-[Sprint7.H156]))" office:value-type="float" office:value="0" calcext:value-type="float">
            <text:p>0</text:p>
          </table:table-cell>
          <table:table-cell table:style-name="ce39" table:formula="of:=IF([Sprint7.$E156]=&quot;&quot;;;MAX(0;[Sprint7.S156]-[Sprint7.I156]))" office:value-type="float" office:value="0" calcext:value-type="float">
            <text:p>0</text:p>
          </table:table-cell>
          <table:table-cell table:style-name="ce39" table:formula="of:=IF([Sprint7.$E156]=&quot;&quot;;;MAX(0;[Sprint7.T156]-[Sprint7.J156]))" office:value-type="float" office:value="0" calcext:value-type="float">
            <text:p>0</text:p>
          </table:table-cell>
          <table:table-cell table:style-name="ce39" table:formula="of:=IF([Sprint7.$E156]=&quot;&quot;;;MAX(0;[Sprint7.U156]-[Sprint7.K156]))" office:value-type="float" office:value="0" calcext:value-type="float">
            <text:p>0</text:p>
          </table:table-cell>
          <table:table-cell table:style-name="ce39" table:formula="of:=IF([Sprint7.$E156]=&quot;&quot;;;MAX(0;[Sprint7.V156]-[Sprint7.L156]))" office:value-type="float" office:value="0" calcext:value-type="float">
            <text:p>0</text:p>
          </table:table-cell>
          <table:table-cell table:style-name="ce39" table:formula="of:=IF([Sprint7.$E156]=&quot;&quot;;;MAX(0;[Sprint7.W156]-[Sprint7.M156]))" office:value-type="float" office:value="0" calcext:value-type="float">
            <text:p>0</text:p>
          </table:table-cell>
          <table:table-cell table:style-name="ce39" table:formula="of:=IF([Sprint7.$E156]=&quot;&quot;;;MAX(0;[Sprint7.X156]-[Sprint7.N156]))" office:value-type="float" office:value="0" calcext:value-type="float">
            <text:p>0</text:p>
          </table:table-cell>
          <table:table-cell table:style-name="ce39" table:formula="of:=IF([Sprint7.$E156]=&quot;&quot;;;MAX(0;[Sprint7.Y156]-[Sprint7.O156]))" office:value-type="float" office:value="0" calcext:value-type="float">
            <text:p>0</text:p>
          </table:table-cell>
          <table:table-cell table:style-name="ce39" table:formula="of:=IF([Sprint7.$E156]=&quot;&quot;;;MAX(0;[Sprint7.Z156]-[Sprint7.P15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57];[Sprint7.$D157];[Sprint7.$E157])">
            <text:p/>
          </table:table-cell>
          <table:table-cell table:style-name="ce9" table:formula="of:=IFERROR(VLOOKUP([Sprint7.$A157];[$Tasks.$A147:.$B15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57] =&quot;&quot;;;MAX([Sprint7.$F157]-[Sprint7.G157];0))" office:value-type="float" office:value="0" calcext:value-type="float">
            <text:p>0</text:p>
          </table:table-cell>
          <table:table-cell table:style-name="ce39" table:formula="of:=IF([Sprint7.$E157]=&quot;&quot;;;MAX(0;[Sprint7.R157]-[Sprint7.H157]))" office:value-type="float" office:value="0" calcext:value-type="float">
            <text:p>0</text:p>
          </table:table-cell>
          <table:table-cell table:style-name="ce39" table:formula="of:=IF([Sprint7.$E157]=&quot;&quot;;;MAX(0;[Sprint7.S157]-[Sprint7.I157]))" office:value-type="float" office:value="0" calcext:value-type="float">
            <text:p>0</text:p>
          </table:table-cell>
          <table:table-cell table:style-name="ce39" table:formula="of:=IF([Sprint7.$E157]=&quot;&quot;;;MAX(0;[Sprint7.T157]-[Sprint7.J157]))" office:value-type="float" office:value="0" calcext:value-type="float">
            <text:p>0</text:p>
          </table:table-cell>
          <table:table-cell table:style-name="ce39" table:formula="of:=IF([Sprint7.$E157]=&quot;&quot;;;MAX(0;[Sprint7.U157]-[Sprint7.K157]))" office:value-type="float" office:value="0" calcext:value-type="float">
            <text:p>0</text:p>
          </table:table-cell>
          <table:table-cell table:style-name="ce39" table:formula="of:=IF([Sprint7.$E157]=&quot;&quot;;;MAX(0;[Sprint7.V157]-[Sprint7.L157]))" office:value-type="float" office:value="0" calcext:value-type="float">
            <text:p>0</text:p>
          </table:table-cell>
          <table:table-cell table:style-name="ce39" table:formula="of:=IF([Sprint7.$E157]=&quot;&quot;;;MAX(0;[Sprint7.W157]-[Sprint7.M157]))" office:value-type="float" office:value="0" calcext:value-type="float">
            <text:p>0</text:p>
          </table:table-cell>
          <table:table-cell table:style-name="ce39" table:formula="of:=IF([Sprint7.$E157]=&quot;&quot;;;MAX(0;[Sprint7.X157]-[Sprint7.N157]))" office:value-type="float" office:value="0" calcext:value-type="float">
            <text:p>0</text:p>
          </table:table-cell>
          <table:table-cell table:style-name="ce39" table:formula="of:=IF([Sprint7.$E157]=&quot;&quot;;;MAX(0;[Sprint7.Y157]-[Sprint7.O157]))" office:value-type="float" office:value="0" calcext:value-type="float">
            <text:p>0</text:p>
          </table:table-cell>
          <table:table-cell table:style-name="ce39" table:formula="of:=IF([Sprint7.$E157]=&quot;&quot;;;MAX(0;[Sprint7.Z157]-[Sprint7.P15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58];[Sprint7.$D158];[Sprint7.$E158])">
            <text:p/>
          </table:table-cell>
          <table:table-cell table:style-name="ce9" table:formula="of:=IFERROR(VLOOKUP([Sprint7.$A158];[$Tasks.$A148:.$B15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58] =&quot;&quot;;;MAX([Sprint7.$F158]-[Sprint7.G158];0))" office:value-type="float" office:value="0" calcext:value-type="float">
            <text:p>0</text:p>
          </table:table-cell>
          <table:table-cell table:style-name="ce39" table:formula="of:=IF([Sprint7.$E158]=&quot;&quot;;;MAX(0;[Sprint7.R158]-[Sprint7.H158]))" office:value-type="float" office:value="0" calcext:value-type="float">
            <text:p>0</text:p>
          </table:table-cell>
          <table:table-cell table:style-name="ce39" table:formula="of:=IF([Sprint7.$E158]=&quot;&quot;;;MAX(0;[Sprint7.S158]-[Sprint7.I158]))" office:value-type="float" office:value="0" calcext:value-type="float">
            <text:p>0</text:p>
          </table:table-cell>
          <table:table-cell table:style-name="ce39" table:formula="of:=IF([Sprint7.$E158]=&quot;&quot;;;MAX(0;[Sprint7.T158]-[Sprint7.J158]))" office:value-type="float" office:value="0" calcext:value-type="float">
            <text:p>0</text:p>
          </table:table-cell>
          <table:table-cell table:style-name="ce39" table:formula="of:=IF([Sprint7.$E158]=&quot;&quot;;;MAX(0;[Sprint7.U158]-[Sprint7.K158]))" office:value-type="float" office:value="0" calcext:value-type="float">
            <text:p>0</text:p>
          </table:table-cell>
          <table:table-cell table:style-name="ce39" table:formula="of:=IF([Sprint7.$E158]=&quot;&quot;;;MAX(0;[Sprint7.V158]-[Sprint7.L158]))" office:value-type="float" office:value="0" calcext:value-type="float">
            <text:p>0</text:p>
          </table:table-cell>
          <table:table-cell table:style-name="ce39" table:formula="of:=IF([Sprint7.$E158]=&quot;&quot;;;MAX(0;[Sprint7.W158]-[Sprint7.M158]))" office:value-type="float" office:value="0" calcext:value-type="float">
            <text:p>0</text:p>
          </table:table-cell>
          <table:table-cell table:style-name="ce39" table:formula="of:=IF([Sprint7.$E158]=&quot;&quot;;;MAX(0;[Sprint7.X158]-[Sprint7.N158]))" office:value-type="float" office:value="0" calcext:value-type="float">
            <text:p>0</text:p>
          </table:table-cell>
          <table:table-cell table:style-name="ce39" table:formula="of:=IF([Sprint7.$E158]=&quot;&quot;;;MAX(0;[Sprint7.Y158]-[Sprint7.O158]))" office:value-type="float" office:value="0" calcext:value-type="float">
            <text:p>0</text:p>
          </table:table-cell>
          <table:table-cell table:style-name="ce39" table:formula="of:=IF([Sprint7.$E158]=&quot;&quot;;;MAX(0;[Sprint7.Z158]-[Sprint7.P15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59];[Sprint7.$D159];[Sprint7.$E159])">
            <text:p/>
          </table:table-cell>
          <table:table-cell table:style-name="ce9" table:formula="of:=IFERROR(VLOOKUP([Sprint7.$A159];[$Tasks.$A149:.$B15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59] =&quot;&quot;;;MAX([Sprint7.$F159]-[Sprint7.G159];0))" office:value-type="float" office:value="0" calcext:value-type="float">
            <text:p>0</text:p>
          </table:table-cell>
          <table:table-cell table:style-name="ce39" table:formula="of:=IF([Sprint7.$E159]=&quot;&quot;;;MAX(0;[Sprint7.R159]-[Sprint7.H159]))" office:value-type="float" office:value="0" calcext:value-type="float">
            <text:p>0</text:p>
          </table:table-cell>
          <table:table-cell table:style-name="ce39" table:formula="of:=IF([Sprint7.$E159]=&quot;&quot;;;MAX(0;[Sprint7.S159]-[Sprint7.I159]))" office:value-type="float" office:value="0" calcext:value-type="float">
            <text:p>0</text:p>
          </table:table-cell>
          <table:table-cell table:style-name="ce39" table:formula="of:=IF([Sprint7.$E159]=&quot;&quot;;;MAX(0;[Sprint7.T159]-[Sprint7.J159]))" office:value-type="float" office:value="0" calcext:value-type="float">
            <text:p>0</text:p>
          </table:table-cell>
          <table:table-cell table:style-name="ce39" table:formula="of:=IF([Sprint7.$E159]=&quot;&quot;;;MAX(0;[Sprint7.U159]-[Sprint7.K159]))" office:value-type="float" office:value="0" calcext:value-type="float">
            <text:p>0</text:p>
          </table:table-cell>
          <table:table-cell table:style-name="ce39" table:formula="of:=IF([Sprint7.$E159]=&quot;&quot;;;MAX(0;[Sprint7.V159]-[Sprint7.L159]))" office:value-type="float" office:value="0" calcext:value-type="float">
            <text:p>0</text:p>
          </table:table-cell>
          <table:table-cell table:style-name="ce39" table:formula="of:=IF([Sprint7.$E159]=&quot;&quot;;;MAX(0;[Sprint7.W159]-[Sprint7.M159]))" office:value-type="float" office:value="0" calcext:value-type="float">
            <text:p>0</text:p>
          </table:table-cell>
          <table:table-cell table:style-name="ce39" table:formula="of:=IF([Sprint7.$E159]=&quot;&quot;;;MAX(0;[Sprint7.X159]-[Sprint7.N159]))" office:value-type="float" office:value="0" calcext:value-type="float">
            <text:p>0</text:p>
          </table:table-cell>
          <table:table-cell table:style-name="ce39" table:formula="of:=IF([Sprint7.$E159]=&quot;&quot;;;MAX(0;[Sprint7.Y159]-[Sprint7.O159]))" office:value-type="float" office:value="0" calcext:value-type="float">
            <text:p>0</text:p>
          </table:table-cell>
          <table:table-cell table:style-name="ce39" table:formula="of:=IF([Sprint7.$E159]=&quot;&quot;;;MAX(0;[Sprint7.Z159]-[Sprint7.P15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60];[Sprint7.$D160];[Sprint7.$E160])">
            <text:p/>
          </table:table-cell>
          <table:table-cell table:style-name="ce9" table:formula="of:=IFERROR(VLOOKUP([Sprint7.$A160];[$Tasks.$A150:.$B15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60] =&quot;&quot;;;MAX([Sprint7.$F160]-[Sprint7.G160];0))" office:value-type="float" office:value="0" calcext:value-type="float">
            <text:p>0</text:p>
          </table:table-cell>
          <table:table-cell table:style-name="ce39" table:formula="of:=IF([Sprint7.$E160]=&quot;&quot;;;MAX(0;[Sprint7.R160]-[Sprint7.H160]))" office:value-type="float" office:value="0" calcext:value-type="float">
            <text:p>0</text:p>
          </table:table-cell>
          <table:table-cell table:style-name="ce39" table:formula="of:=IF([Sprint7.$E160]=&quot;&quot;;;MAX(0;[Sprint7.S160]-[Sprint7.I160]))" office:value-type="float" office:value="0" calcext:value-type="float">
            <text:p>0</text:p>
          </table:table-cell>
          <table:table-cell table:style-name="ce39" table:formula="of:=IF([Sprint7.$E160]=&quot;&quot;;;MAX(0;[Sprint7.T160]-[Sprint7.J160]))" office:value-type="float" office:value="0" calcext:value-type="float">
            <text:p>0</text:p>
          </table:table-cell>
          <table:table-cell table:style-name="ce39" table:formula="of:=IF([Sprint7.$E160]=&quot;&quot;;;MAX(0;[Sprint7.U160]-[Sprint7.K160]))" office:value-type="float" office:value="0" calcext:value-type="float">
            <text:p>0</text:p>
          </table:table-cell>
          <table:table-cell table:style-name="ce39" table:formula="of:=IF([Sprint7.$E160]=&quot;&quot;;;MAX(0;[Sprint7.V160]-[Sprint7.L160]))" office:value-type="float" office:value="0" calcext:value-type="float">
            <text:p>0</text:p>
          </table:table-cell>
          <table:table-cell table:style-name="ce39" table:formula="of:=IF([Sprint7.$E160]=&quot;&quot;;;MAX(0;[Sprint7.W160]-[Sprint7.M160]))" office:value-type="float" office:value="0" calcext:value-type="float">
            <text:p>0</text:p>
          </table:table-cell>
          <table:table-cell table:style-name="ce39" table:formula="of:=IF([Sprint7.$E160]=&quot;&quot;;;MAX(0;[Sprint7.X160]-[Sprint7.N160]))" office:value-type="float" office:value="0" calcext:value-type="float">
            <text:p>0</text:p>
          </table:table-cell>
          <table:table-cell table:style-name="ce39" table:formula="of:=IF([Sprint7.$E160]=&quot;&quot;;;MAX(0;[Sprint7.Y160]-[Sprint7.O160]))" office:value-type="float" office:value="0" calcext:value-type="float">
            <text:p>0</text:p>
          </table:table-cell>
          <table:table-cell table:style-name="ce39" table:formula="of:=IF([Sprint7.$E160]=&quot;&quot;;;MAX(0;[Sprint7.Z160]-[Sprint7.P16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61];[Sprint7.$D161];[Sprint7.$E161])">
            <text:p/>
          </table:table-cell>
          <table:table-cell table:style-name="ce9" table:formula="of:=IFERROR(VLOOKUP([Sprint7.$A161];[$Tasks.$A151:.$B15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61] =&quot;&quot;;;MAX([Sprint7.$F161]-[Sprint7.G161];0))" office:value-type="float" office:value="0" calcext:value-type="float">
            <text:p>0</text:p>
          </table:table-cell>
          <table:table-cell table:style-name="ce39" table:formula="of:=IF([Sprint7.$E161]=&quot;&quot;;;MAX(0;[Sprint7.R161]-[Sprint7.H161]))" office:value-type="float" office:value="0" calcext:value-type="float">
            <text:p>0</text:p>
          </table:table-cell>
          <table:table-cell table:style-name="ce39" table:formula="of:=IF([Sprint7.$E161]=&quot;&quot;;;MAX(0;[Sprint7.S161]-[Sprint7.I161]))" office:value-type="float" office:value="0" calcext:value-type="float">
            <text:p>0</text:p>
          </table:table-cell>
          <table:table-cell table:style-name="ce39" table:formula="of:=IF([Sprint7.$E161]=&quot;&quot;;;MAX(0;[Sprint7.T161]-[Sprint7.J161]))" office:value-type="float" office:value="0" calcext:value-type="float">
            <text:p>0</text:p>
          </table:table-cell>
          <table:table-cell table:style-name="ce39" table:formula="of:=IF([Sprint7.$E161]=&quot;&quot;;;MAX(0;[Sprint7.U161]-[Sprint7.K161]))" office:value-type="float" office:value="0" calcext:value-type="float">
            <text:p>0</text:p>
          </table:table-cell>
          <table:table-cell table:style-name="ce39" table:formula="of:=IF([Sprint7.$E161]=&quot;&quot;;;MAX(0;[Sprint7.V161]-[Sprint7.L161]))" office:value-type="float" office:value="0" calcext:value-type="float">
            <text:p>0</text:p>
          </table:table-cell>
          <table:table-cell table:style-name="ce39" table:formula="of:=IF([Sprint7.$E161]=&quot;&quot;;;MAX(0;[Sprint7.W161]-[Sprint7.M161]))" office:value-type="float" office:value="0" calcext:value-type="float">
            <text:p>0</text:p>
          </table:table-cell>
          <table:table-cell table:style-name="ce39" table:formula="of:=IF([Sprint7.$E161]=&quot;&quot;;;MAX(0;[Sprint7.X161]-[Sprint7.N161]))" office:value-type="float" office:value="0" calcext:value-type="float">
            <text:p>0</text:p>
          </table:table-cell>
          <table:table-cell table:style-name="ce39" table:formula="of:=IF([Sprint7.$E161]=&quot;&quot;;;MAX(0;[Sprint7.Y161]-[Sprint7.O161]))" office:value-type="float" office:value="0" calcext:value-type="float">
            <text:p>0</text:p>
          </table:table-cell>
          <table:table-cell table:style-name="ce39" table:formula="of:=IF([Sprint7.$E161]=&quot;&quot;;;MAX(0;[Sprint7.Z161]-[Sprint7.P16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62];[Sprint7.$D162];[Sprint7.$E162])">
            <text:p/>
          </table:table-cell>
          <table:table-cell table:style-name="ce9" table:formula="of:=IFERROR(VLOOKUP([Sprint7.$A162];[$Tasks.$A152:.$B15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62] =&quot;&quot;;;MAX([Sprint7.$F162]-[Sprint7.G162];0))" office:value-type="float" office:value="0" calcext:value-type="float">
            <text:p>0</text:p>
          </table:table-cell>
          <table:table-cell table:style-name="ce39" table:formula="of:=IF([Sprint7.$E162]=&quot;&quot;;;MAX(0;[Sprint7.R162]-[Sprint7.H162]))" office:value-type="float" office:value="0" calcext:value-type="float">
            <text:p>0</text:p>
          </table:table-cell>
          <table:table-cell table:style-name="ce39" table:formula="of:=IF([Sprint7.$E162]=&quot;&quot;;;MAX(0;[Sprint7.S162]-[Sprint7.I162]))" office:value-type="float" office:value="0" calcext:value-type="float">
            <text:p>0</text:p>
          </table:table-cell>
          <table:table-cell table:style-name="ce39" table:formula="of:=IF([Sprint7.$E162]=&quot;&quot;;;MAX(0;[Sprint7.T162]-[Sprint7.J162]))" office:value-type="float" office:value="0" calcext:value-type="float">
            <text:p>0</text:p>
          </table:table-cell>
          <table:table-cell table:style-name="ce39" table:formula="of:=IF([Sprint7.$E162]=&quot;&quot;;;MAX(0;[Sprint7.U162]-[Sprint7.K162]))" office:value-type="float" office:value="0" calcext:value-type="float">
            <text:p>0</text:p>
          </table:table-cell>
          <table:table-cell table:style-name="ce39" table:formula="of:=IF([Sprint7.$E162]=&quot;&quot;;;MAX(0;[Sprint7.V162]-[Sprint7.L162]))" office:value-type="float" office:value="0" calcext:value-type="float">
            <text:p>0</text:p>
          </table:table-cell>
          <table:table-cell table:style-name="ce39" table:formula="of:=IF([Sprint7.$E162]=&quot;&quot;;;MAX(0;[Sprint7.W162]-[Sprint7.M162]))" office:value-type="float" office:value="0" calcext:value-type="float">
            <text:p>0</text:p>
          </table:table-cell>
          <table:table-cell table:style-name="ce39" table:formula="of:=IF([Sprint7.$E162]=&quot;&quot;;;MAX(0;[Sprint7.X162]-[Sprint7.N162]))" office:value-type="float" office:value="0" calcext:value-type="float">
            <text:p>0</text:p>
          </table:table-cell>
          <table:table-cell table:style-name="ce39" table:formula="of:=IF([Sprint7.$E162]=&quot;&quot;;;MAX(0;[Sprint7.Y162]-[Sprint7.O162]))" office:value-type="float" office:value="0" calcext:value-type="float">
            <text:p>0</text:p>
          </table:table-cell>
          <table:table-cell table:style-name="ce39" table:formula="of:=IF([Sprint7.$E162]=&quot;&quot;;;MAX(0;[Sprint7.Z162]-[Sprint7.P16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63];[Sprint7.$D163];[Sprint7.$E163])">
            <text:p/>
          </table:table-cell>
          <table:table-cell table:style-name="ce9" table:formula="of:=IFERROR(VLOOKUP([Sprint7.$A163];[$Tasks.$A153:.$B15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63] =&quot;&quot;;;MAX([Sprint7.$F163]-[Sprint7.G163];0))" office:value-type="float" office:value="0" calcext:value-type="float">
            <text:p>0</text:p>
          </table:table-cell>
          <table:table-cell table:style-name="ce39" table:formula="of:=IF([Sprint7.$E163]=&quot;&quot;;;MAX(0;[Sprint7.R163]-[Sprint7.H163]))" office:value-type="float" office:value="0" calcext:value-type="float">
            <text:p>0</text:p>
          </table:table-cell>
          <table:table-cell table:style-name="ce39" table:formula="of:=IF([Sprint7.$E163]=&quot;&quot;;;MAX(0;[Sprint7.S163]-[Sprint7.I163]))" office:value-type="float" office:value="0" calcext:value-type="float">
            <text:p>0</text:p>
          </table:table-cell>
          <table:table-cell table:style-name="ce39" table:formula="of:=IF([Sprint7.$E163]=&quot;&quot;;;MAX(0;[Sprint7.T163]-[Sprint7.J163]))" office:value-type="float" office:value="0" calcext:value-type="float">
            <text:p>0</text:p>
          </table:table-cell>
          <table:table-cell table:style-name="ce39" table:formula="of:=IF([Sprint7.$E163]=&quot;&quot;;;MAX(0;[Sprint7.U163]-[Sprint7.K163]))" office:value-type="float" office:value="0" calcext:value-type="float">
            <text:p>0</text:p>
          </table:table-cell>
          <table:table-cell table:style-name="ce39" table:formula="of:=IF([Sprint7.$E163]=&quot;&quot;;;MAX(0;[Sprint7.V163]-[Sprint7.L163]))" office:value-type="float" office:value="0" calcext:value-type="float">
            <text:p>0</text:p>
          </table:table-cell>
          <table:table-cell table:style-name="ce39" table:formula="of:=IF([Sprint7.$E163]=&quot;&quot;;;MAX(0;[Sprint7.W163]-[Sprint7.M163]))" office:value-type="float" office:value="0" calcext:value-type="float">
            <text:p>0</text:p>
          </table:table-cell>
          <table:table-cell table:style-name="ce39" table:formula="of:=IF([Sprint7.$E163]=&quot;&quot;;;MAX(0;[Sprint7.X163]-[Sprint7.N163]))" office:value-type="float" office:value="0" calcext:value-type="float">
            <text:p>0</text:p>
          </table:table-cell>
          <table:table-cell table:style-name="ce39" table:formula="of:=IF([Sprint7.$E163]=&quot;&quot;;;MAX(0;[Sprint7.Y163]-[Sprint7.O163]))" office:value-type="float" office:value="0" calcext:value-type="float">
            <text:p>0</text:p>
          </table:table-cell>
          <table:table-cell table:style-name="ce39" table:formula="of:=IF([Sprint7.$E163]=&quot;&quot;;;MAX(0;[Sprint7.Z163]-[Sprint7.P16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64];[Sprint7.$D164];[Sprint7.$E164])">
            <text:p/>
          </table:table-cell>
          <table:table-cell table:style-name="ce9" table:formula="of:=IFERROR(VLOOKUP([Sprint7.$A164];[$Tasks.$A154:.$B15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64] =&quot;&quot;;;MAX([Sprint7.$F164]-[Sprint7.G164];0))" office:value-type="float" office:value="0" calcext:value-type="float">
            <text:p>0</text:p>
          </table:table-cell>
          <table:table-cell table:style-name="ce39" table:formula="of:=IF([Sprint7.$E164]=&quot;&quot;;;MAX(0;[Sprint7.R164]-[Sprint7.H164]))" office:value-type="float" office:value="0" calcext:value-type="float">
            <text:p>0</text:p>
          </table:table-cell>
          <table:table-cell table:style-name="ce39" table:formula="of:=IF([Sprint7.$E164]=&quot;&quot;;;MAX(0;[Sprint7.S164]-[Sprint7.I164]))" office:value-type="float" office:value="0" calcext:value-type="float">
            <text:p>0</text:p>
          </table:table-cell>
          <table:table-cell table:style-name="ce39" table:formula="of:=IF([Sprint7.$E164]=&quot;&quot;;;MAX(0;[Sprint7.T164]-[Sprint7.J164]))" office:value-type="float" office:value="0" calcext:value-type="float">
            <text:p>0</text:p>
          </table:table-cell>
          <table:table-cell table:style-name="ce39" table:formula="of:=IF([Sprint7.$E164]=&quot;&quot;;;MAX(0;[Sprint7.U164]-[Sprint7.K164]))" office:value-type="float" office:value="0" calcext:value-type="float">
            <text:p>0</text:p>
          </table:table-cell>
          <table:table-cell table:style-name="ce39" table:formula="of:=IF([Sprint7.$E164]=&quot;&quot;;;MAX(0;[Sprint7.V164]-[Sprint7.L164]))" office:value-type="float" office:value="0" calcext:value-type="float">
            <text:p>0</text:p>
          </table:table-cell>
          <table:table-cell table:style-name="ce39" table:formula="of:=IF([Sprint7.$E164]=&quot;&quot;;;MAX(0;[Sprint7.W164]-[Sprint7.M164]))" office:value-type="float" office:value="0" calcext:value-type="float">
            <text:p>0</text:p>
          </table:table-cell>
          <table:table-cell table:style-name="ce39" table:formula="of:=IF([Sprint7.$E164]=&quot;&quot;;;MAX(0;[Sprint7.X164]-[Sprint7.N164]))" office:value-type="float" office:value="0" calcext:value-type="float">
            <text:p>0</text:p>
          </table:table-cell>
          <table:table-cell table:style-name="ce39" table:formula="of:=IF([Sprint7.$E164]=&quot;&quot;;;MAX(0;[Sprint7.Y164]-[Sprint7.O164]))" office:value-type="float" office:value="0" calcext:value-type="float">
            <text:p>0</text:p>
          </table:table-cell>
          <table:table-cell table:style-name="ce39" table:formula="of:=IF([Sprint7.$E164]=&quot;&quot;;;MAX(0;[Sprint7.Z164]-[Sprint7.P16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65];[Sprint7.$D165];[Sprint7.$E165])">
            <text:p/>
          </table:table-cell>
          <table:table-cell table:style-name="ce9" table:formula="of:=IFERROR(VLOOKUP([Sprint7.$A165];[$Tasks.$A155:.$B15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65] =&quot;&quot;;;MAX([Sprint7.$F165]-[Sprint7.G165];0))" office:value-type="float" office:value="0" calcext:value-type="float">
            <text:p>0</text:p>
          </table:table-cell>
          <table:table-cell table:style-name="ce39" table:formula="of:=IF([Sprint7.$E165]=&quot;&quot;;;MAX(0;[Sprint7.R165]-[Sprint7.H165]))" office:value-type="float" office:value="0" calcext:value-type="float">
            <text:p>0</text:p>
          </table:table-cell>
          <table:table-cell table:style-name="ce39" table:formula="of:=IF([Sprint7.$E165]=&quot;&quot;;;MAX(0;[Sprint7.S165]-[Sprint7.I165]))" office:value-type="float" office:value="0" calcext:value-type="float">
            <text:p>0</text:p>
          </table:table-cell>
          <table:table-cell table:style-name="ce39" table:formula="of:=IF([Sprint7.$E165]=&quot;&quot;;;MAX(0;[Sprint7.T165]-[Sprint7.J165]))" office:value-type="float" office:value="0" calcext:value-type="float">
            <text:p>0</text:p>
          </table:table-cell>
          <table:table-cell table:style-name="ce39" table:formula="of:=IF([Sprint7.$E165]=&quot;&quot;;;MAX(0;[Sprint7.U165]-[Sprint7.K165]))" office:value-type="float" office:value="0" calcext:value-type="float">
            <text:p>0</text:p>
          </table:table-cell>
          <table:table-cell table:style-name="ce39" table:formula="of:=IF([Sprint7.$E165]=&quot;&quot;;;MAX(0;[Sprint7.V165]-[Sprint7.L165]))" office:value-type="float" office:value="0" calcext:value-type="float">
            <text:p>0</text:p>
          </table:table-cell>
          <table:table-cell table:style-name="ce39" table:formula="of:=IF([Sprint7.$E165]=&quot;&quot;;;MAX(0;[Sprint7.W165]-[Sprint7.M165]))" office:value-type="float" office:value="0" calcext:value-type="float">
            <text:p>0</text:p>
          </table:table-cell>
          <table:table-cell table:style-name="ce39" table:formula="of:=IF([Sprint7.$E165]=&quot;&quot;;;MAX(0;[Sprint7.X165]-[Sprint7.N165]))" office:value-type="float" office:value="0" calcext:value-type="float">
            <text:p>0</text:p>
          </table:table-cell>
          <table:table-cell table:style-name="ce39" table:formula="of:=IF([Sprint7.$E165]=&quot;&quot;;;MAX(0;[Sprint7.Y165]-[Sprint7.O165]))" office:value-type="float" office:value="0" calcext:value-type="float">
            <text:p>0</text:p>
          </table:table-cell>
          <table:table-cell table:style-name="ce39" table:formula="of:=IF([Sprint7.$E165]=&quot;&quot;;;MAX(0;[Sprint7.Z165]-[Sprint7.P16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66];[Sprint7.$D166];[Sprint7.$E166])">
            <text:p/>
          </table:table-cell>
          <table:table-cell table:style-name="ce9" table:formula="of:=IFERROR(VLOOKUP([Sprint7.$A166];[$Tasks.$A156:.$B16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66] =&quot;&quot;;;MAX([Sprint7.$F166]-[Sprint7.G166];0))" office:value-type="float" office:value="0" calcext:value-type="float">
            <text:p>0</text:p>
          </table:table-cell>
          <table:table-cell table:style-name="ce39" table:formula="of:=IF([Sprint7.$E166]=&quot;&quot;;;MAX(0;[Sprint7.R166]-[Sprint7.H166]))" office:value-type="float" office:value="0" calcext:value-type="float">
            <text:p>0</text:p>
          </table:table-cell>
          <table:table-cell table:style-name="ce39" table:formula="of:=IF([Sprint7.$E166]=&quot;&quot;;;MAX(0;[Sprint7.S166]-[Sprint7.I166]))" office:value-type="float" office:value="0" calcext:value-type="float">
            <text:p>0</text:p>
          </table:table-cell>
          <table:table-cell table:style-name="ce39" table:formula="of:=IF([Sprint7.$E166]=&quot;&quot;;;MAX(0;[Sprint7.T166]-[Sprint7.J166]))" office:value-type="float" office:value="0" calcext:value-type="float">
            <text:p>0</text:p>
          </table:table-cell>
          <table:table-cell table:style-name="ce39" table:formula="of:=IF([Sprint7.$E166]=&quot;&quot;;;MAX(0;[Sprint7.U166]-[Sprint7.K166]))" office:value-type="float" office:value="0" calcext:value-type="float">
            <text:p>0</text:p>
          </table:table-cell>
          <table:table-cell table:style-name="ce39" table:formula="of:=IF([Sprint7.$E166]=&quot;&quot;;;MAX(0;[Sprint7.V166]-[Sprint7.L166]))" office:value-type="float" office:value="0" calcext:value-type="float">
            <text:p>0</text:p>
          </table:table-cell>
          <table:table-cell table:style-name="ce39" table:formula="of:=IF([Sprint7.$E166]=&quot;&quot;;;MAX(0;[Sprint7.W166]-[Sprint7.M166]))" office:value-type="float" office:value="0" calcext:value-type="float">
            <text:p>0</text:p>
          </table:table-cell>
          <table:table-cell table:style-name="ce39" table:formula="of:=IF([Sprint7.$E166]=&quot;&quot;;;MAX(0;[Sprint7.X166]-[Sprint7.N166]))" office:value-type="float" office:value="0" calcext:value-type="float">
            <text:p>0</text:p>
          </table:table-cell>
          <table:table-cell table:style-name="ce39" table:formula="of:=IF([Sprint7.$E166]=&quot;&quot;;;MAX(0;[Sprint7.Y166]-[Sprint7.O166]))" office:value-type="float" office:value="0" calcext:value-type="float">
            <text:p>0</text:p>
          </table:table-cell>
          <table:table-cell table:style-name="ce39" table:formula="of:=IF([Sprint7.$E166]=&quot;&quot;;;MAX(0;[Sprint7.Z166]-[Sprint7.P16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67];[Sprint7.$D167];[Sprint7.$E167])">
            <text:p/>
          </table:table-cell>
          <table:table-cell table:style-name="ce9" table:formula="of:=IFERROR(VLOOKUP([Sprint7.$A167];[$Tasks.$A157:.$B16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67] =&quot;&quot;;;MAX([Sprint7.$F167]-[Sprint7.G167];0))" office:value-type="float" office:value="0" calcext:value-type="float">
            <text:p>0</text:p>
          </table:table-cell>
          <table:table-cell table:style-name="ce39" table:formula="of:=IF([Sprint7.$E167]=&quot;&quot;;;MAX(0;[Sprint7.R167]-[Sprint7.H167]))" office:value-type="float" office:value="0" calcext:value-type="float">
            <text:p>0</text:p>
          </table:table-cell>
          <table:table-cell table:style-name="ce39" table:formula="of:=IF([Sprint7.$E167]=&quot;&quot;;;MAX(0;[Sprint7.S167]-[Sprint7.I167]))" office:value-type="float" office:value="0" calcext:value-type="float">
            <text:p>0</text:p>
          </table:table-cell>
          <table:table-cell table:style-name="ce39" table:formula="of:=IF([Sprint7.$E167]=&quot;&quot;;;MAX(0;[Sprint7.T167]-[Sprint7.J167]))" office:value-type="float" office:value="0" calcext:value-type="float">
            <text:p>0</text:p>
          </table:table-cell>
          <table:table-cell table:style-name="ce39" table:formula="of:=IF([Sprint7.$E167]=&quot;&quot;;;MAX(0;[Sprint7.U167]-[Sprint7.K167]))" office:value-type="float" office:value="0" calcext:value-type="float">
            <text:p>0</text:p>
          </table:table-cell>
          <table:table-cell table:style-name="ce39" table:formula="of:=IF([Sprint7.$E167]=&quot;&quot;;;MAX(0;[Sprint7.V167]-[Sprint7.L167]))" office:value-type="float" office:value="0" calcext:value-type="float">
            <text:p>0</text:p>
          </table:table-cell>
          <table:table-cell table:style-name="ce39" table:formula="of:=IF([Sprint7.$E167]=&quot;&quot;;;MAX(0;[Sprint7.W167]-[Sprint7.M167]))" office:value-type="float" office:value="0" calcext:value-type="float">
            <text:p>0</text:p>
          </table:table-cell>
          <table:table-cell table:style-name="ce39" table:formula="of:=IF([Sprint7.$E167]=&quot;&quot;;;MAX(0;[Sprint7.X167]-[Sprint7.N167]))" office:value-type="float" office:value="0" calcext:value-type="float">
            <text:p>0</text:p>
          </table:table-cell>
          <table:table-cell table:style-name="ce39" table:formula="of:=IF([Sprint7.$E167]=&quot;&quot;;;MAX(0;[Sprint7.Y167]-[Sprint7.O167]))" office:value-type="float" office:value="0" calcext:value-type="float">
            <text:p>0</text:p>
          </table:table-cell>
          <table:table-cell table:style-name="ce39" table:formula="of:=IF([Sprint7.$E167]=&quot;&quot;;;MAX(0;[Sprint7.Z167]-[Sprint7.P16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68];[Sprint7.$D168];[Sprint7.$E168])">
            <text:p/>
          </table:table-cell>
          <table:table-cell table:style-name="ce9" table:formula="of:=IFERROR(VLOOKUP([Sprint7.$A168];[$Tasks.$A158:.$B16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68] =&quot;&quot;;;MAX([Sprint7.$F168]-[Sprint7.G168];0))" office:value-type="float" office:value="0" calcext:value-type="float">
            <text:p>0</text:p>
          </table:table-cell>
          <table:table-cell table:style-name="ce39" table:formula="of:=IF([Sprint7.$E168]=&quot;&quot;;;MAX(0;[Sprint7.R168]-[Sprint7.H168]))" office:value-type="float" office:value="0" calcext:value-type="float">
            <text:p>0</text:p>
          </table:table-cell>
          <table:table-cell table:style-name="ce39" table:formula="of:=IF([Sprint7.$E168]=&quot;&quot;;;MAX(0;[Sprint7.S168]-[Sprint7.I168]))" office:value-type="float" office:value="0" calcext:value-type="float">
            <text:p>0</text:p>
          </table:table-cell>
          <table:table-cell table:style-name="ce39" table:formula="of:=IF([Sprint7.$E168]=&quot;&quot;;;MAX(0;[Sprint7.T168]-[Sprint7.J168]))" office:value-type="float" office:value="0" calcext:value-type="float">
            <text:p>0</text:p>
          </table:table-cell>
          <table:table-cell table:style-name="ce39" table:formula="of:=IF([Sprint7.$E168]=&quot;&quot;;;MAX(0;[Sprint7.U168]-[Sprint7.K168]))" office:value-type="float" office:value="0" calcext:value-type="float">
            <text:p>0</text:p>
          </table:table-cell>
          <table:table-cell table:style-name="ce39" table:formula="of:=IF([Sprint7.$E168]=&quot;&quot;;;MAX(0;[Sprint7.V168]-[Sprint7.L168]))" office:value-type="float" office:value="0" calcext:value-type="float">
            <text:p>0</text:p>
          </table:table-cell>
          <table:table-cell table:style-name="ce39" table:formula="of:=IF([Sprint7.$E168]=&quot;&quot;;;MAX(0;[Sprint7.W168]-[Sprint7.M168]))" office:value-type="float" office:value="0" calcext:value-type="float">
            <text:p>0</text:p>
          </table:table-cell>
          <table:table-cell table:style-name="ce39" table:formula="of:=IF([Sprint7.$E168]=&quot;&quot;;;MAX(0;[Sprint7.X168]-[Sprint7.N168]))" office:value-type="float" office:value="0" calcext:value-type="float">
            <text:p>0</text:p>
          </table:table-cell>
          <table:table-cell table:style-name="ce39" table:formula="of:=IF([Sprint7.$E168]=&quot;&quot;;;MAX(0;[Sprint7.Y168]-[Sprint7.O168]))" office:value-type="float" office:value="0" calcext:value-type="float">
            <text:p>0</text:p>
          </table:table-cell>
          <table:table-cell table:style-name="ce39" table:formula="of:=IF([Sprint7.$E168]=&quot;&quot;;;MAX(0;[Sprint7.Z168]-[Sprint7.P16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69];[Sprint7.$D169];[Sprint7.$E169])">
            <text:p/>
          </table:table-cell>
          <table:table-cell table:style-name="ce9" table:formula="of:=IFERROR(VLOOKUP([Sprint7.$A169];[$Tasks.$A159:.$B16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69] =&quot;&quot;;;MAX([Sprint7.$F169]-[Sprint7.G169];0))" office:value-type="float" office:value="0" calcext:value-type="float">
            <text:p>0</text:p>
          </table:table-cell>
          <table:table-cell table:style-name="ce39" table:formula="of:=IF([Sprint7.$E169]=&quot;&quot;;;MAX(0;[Sprint7.R169]-[Sprint7.H169]))" office:value-type="float" office:value="0" calcext:value-type="float">
            <text:p>0</text:p>
          </table:table-cell>
          <table:table-cell table:style-name="ce39" table:formula="of:=IF([Sprint7.$E169]=&quot;&quot;;;MAX(0;[Sprint7.S169]-[Sprint7.I169]))" office:value-type="float" office:value="0" calcext:value-type="float">
            <text:p>0</text:p>
          </table:table-cell>
          <table:table-cell table:style-name="ce39" table:formula="of:=IF([Sprint7.$E169]=&quot;&quot;;;MAX(0;[Sprint7.T169]-[Sprint7.J169]))" office:value-type="float" office:value="0" calcext:value-type="float">
            <text:p>0</text:p>
          </table:table-cell>
          <table:table-cell table:style-name="ce39" table:formula="of:=IF([Sprint7.$E169]=&quot;&quot;;;MAX(0;[Sprint7.U169]-[Sprint7.K169]))" office:value-type="float" office:value="0" calcext:value-type="float">
            <text:p>0</text:p>
          </table:table-cell>
          <table:table-cell table:style-name="ce39" table:formula="of:=IF([Sprint7.$E169]=&quot;&quot;;;MAX(0;[Sprint7.V169]-[Sprint7.L169]))" office:value-type="float" office:value="0" calcext:value-type="float">
            <text:p>0</text:p>
          </table:table-cell>
          <table:table-cell table:style-name="ce39" table:formula="of:=IF([Sprint7.$E169]=&quot;&quot;;;MAX(0;[Sprint7.W169]-[Sprint7.M169]))" office:value-type="float" office:value="0" calcext:value-type="float">
            <text:p>0</text:p>
          </table:table-cell>
          <table:table-cell table:style-name="ce39" table:formula="of:=IF([Sprint7.$E169]=&quot;&quot;;;MAX(0;[Sprint7.X169]-[Sprint7.N169]))" office:value-type="float" office:value="0" calcext:value-type="float">
            <text:p>0</text:p>
          </table:table-cell>
          <table:table-cell table:style-name="ce39" table:formula="of:=IF([Sprint7.$E169]=&quot;&quot;;;MAX(0;[Sprint7.Y169]-[Sprint7.O169]))" office:value-type="float" office:value="0" calcext:value-type="float">
            <text:p>0</text:p>
          </table:table-cell>
          <table:table-cell table:style-name="ce39" table:formula="of:=IF([Sprint7.$E169]=&quot;&quot;;;MAX(0;[Sprint7.Z169]-[Sprint7.P16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70];[Sprint7.$D170];[Sprint7.$E170])">
            <text:p/>
          </table:table-cell>
          <table:table-cell table:style-name="ce9" table:formula="of:=IFERROR(VLOOKUP([Sprint7.$A170];[$Tasks.$A160:.$B16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70] =&quot;&quot;;;MAX([Sprint7.$F170]-[Sprint7.G170];0))" office:value-type="float" office:value="0" calcext:value-type="float">
            <text:p>0</text:p>
          </table:table-cell>
          <table:table-cell table:style-name="ce39" table:formula="of:=IF([Sprint7.$E170]=&quot;&quot;;;MAX(0;[Sprint7.R170]-[Sprint7.H170]))" office:value-type="float" office:value="0" calcext:value-type="float">
            <text:p>0</text:p>
          </table:table-cell>
          <table:table-cell table:style-name="ce39" table:formula="of:=IF([Sprint7.$E170]=&quot;&quot;;;MAX(0;[Sprint7.S170]-[Sprint7.I170]))" office:value-type="float" office:value="0" calcext:value-type="float">
            <text:p>0</text:p>
          </table:table-cell>
          <table:table-cell table:style-name="ce39" table:formula="of:=IF([Sprint7.$E170]=&quot;&quot;;;MAX(0;[Sprint7.T170]-[Sprint7.J170]))" office:value-type="float" office:value="0" calcext:value-type="float">
            <text:p>0</text:p>
          </table:table-cell>
          <table:table-cell table:style-name="ce39" table:formula="of:=IF([Sprint7.$E170]=&quot;&quot;;;MAX(0;[Sprint7.U170]-[Sprint7.K170]))" office:value-type="float" office:value="0" calcext:value-type="float">
            <text:p>0</text:p>
          </table:table-cell>
          <table:table-cell table:style-name="ce39" table:formula="of:=IF([Sprint7.$E170]=&quot;&quot;;;MAX(0;[Sprint7.V170]-[Sprint7.L170]))" office:value-type="float" office:value="0" calcext:value-type="float">
            <text:p>0</text:p>
          </table:table-cell>
          <table:table-cell table:style-name="ce39" table:formula="of:=IF([Sprint7.$E170]=&quot;&quot;;;MAX(0;[Sprint7.W170]-[Sprint7.M170]))" office:value-type="float" office:value="0" calcext:value-type="float">
            <text:p>0</text:p>
          </table:table-cell>
          <table:table-cell table:style-name="ce39" table:formula="of:=IF([Sprint7.$E170]=&quot;&quot;;;MAX(0;[Sprint7.X170]-[Sprint7.N170]))" office:value-type="float" office:value="0" calcext:value-type="float">
            <text:p>0</text:p>
          </table:table-cell>
          <table:table-cell table:style-name="ce39" table:formula="of:=IF([Sprint7.$E170]=&quot;&quot;;;MAX(0;[Sprint7.Y170]-[Sprint7.O170]))" office:value-type="float" office:value="0" calcext:value-type="float">
            <text:p>0</text:p>
          </table:table-cell>
          <table:table-cell table:style-name="ce39" table:formula="of:=IF([Sprint7.$E170]=&quot;&quot;;;MAX(0;[Sprint7.Z170]-[Sprint7.P17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71];[Sprint7.$D171];[Sprint7.$E171])">
            <text:p/>
          </table:table-cell>
          <table:table-cell table:style-name="ce9" table:formula="of:=IFERROR(VLOOKUP([Sprint7.$A171];[$Tasks.$A161:.$B16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71] =&quot;&quot;;;MAX([Sprint7.$F171]-[Sprint7.G171];0))" office:value-type="float" office:value="0" calcext:value-type="float">
            <text:p>0</text:p>
          </table:table-cell>
          <table:table-cell table:style-name="ce39" table:formula="of:=IF([Sprint7.$E171]=&quot;&quot;;;MAX(0;[Sprint7.R171]-[Sprint7.H171]))" office:value-type="float" office:value="0" calcext:value-type="float">
            <text:p>0</text:p>
          </table:table-cell>
          <table:table-cell table:style-name="ce39" table:formula="of:=IF([Sprint7.$E171]=&quot;&quot;;;MAX(0;[Sprint7.S171]-[Sprint7.I171]))" office:value-type="float" office:value="0" calcext:value-type="float">
            <text:p>0</text:p>
          </table:table-cell>
          <table:table-cell table:style-name="ce39" table:formula="of:=IF([Sprint7.$E171]=&quot;&quot;;;MAX(0;[Sprint7.T171]-[Sprint7.J171]))" office:value-type="float" office:value="0" calcext:value-type="float">
            <text:p>0</text:p>
          </table:table-cell>
          <table:table-cell table:style-name="ce39" table:formula="of:=IF([Sprint7.$E171]=&quot;&quot;;;MAX(0;[Sprint7.U171]-[Sprint7.K171]))" office:value-type="float" office:value="0" calcext:value-type="float">
            <text:p>0</text:p>
          </table:table-cell>
          <table:table-cell table:style-name="ce39" table:formula="of:=IF([Sprint7.$E171]=&quot;&quot;;;MAX(0;[Sprint7.V171]-[Sprint7.L171]))" office:value-type="float" office:value="0" calcext:value-type="float">
            <text:p>0</text:p>
          </table:table-cell>
          <table:table-cell table:style-name="ce39" table:formula="of:=IF([Sprint7.$E171]=&quot;&quot;;;MAX(0;[Sprint7.W171]-[Sprint7.M171]))" office:value-type="float" office:value="0" calcext:value-type="float">
            <text:p>0</text:p>
          </table:table-cell>
          <table:table-cell table:style-name="ce39" table:formula="of:=IF([Sprint7.$E171]=&quot;&quot;;;MAX(0;[Sprint7.X171]-[Sprint7.N171]))" office:value-type="float" office:value="0" calcext:value-type="float">
            <text:p>0</text:p>
          </table:table-cell>
          <table:table-cell table:style-name="ce39" table:formula="of:=IF([Sprint7.$E171]=&quot;&quot;;;MAX(0;[Sprint7.Y171]-[Sprint7.O171]))" office:value-type="float" office:value="0" calcext:value-type="float">
            <text:p>0</text:p>
          </table:table-cell>
          <table:table-cell table:style-name="ce39" table:formula="of:=IF([Sprint7.$E171]=&quot;&quot;;;MAX(0;[Sprint7.Z171]-[Sprint7.P17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72];[Sprint7.$D172];[Sprint7.$E172])">
            <text:p/>
          </table:table-cell>
          <table:table-cell table:style-name="ce9" table:formula="of:=IFERROR(VLOOKUP([Sprint7.$A172];[$Tasks.$A162:.$B16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72] =&quot;&quot;;;MAX([Sprint7.$F172]-[Sprint7.G172];0))" office:value-type="float" office:value="0" calcext:value-type="float">
            <text:p>0</text:p>
          </table:table-cell>
          <table:table-cell table:style-name="ce39" table:formula="of:=IF([Sprint7.$E172]=&quot;&quot;;;MAX(0;[Sprint7.R172]-[Sprint7.H172]))" office:value-type="float" office:value="0" calcext:value-type="float">
            <text:p>0</text:p>
          </table:table-cell>
          <table:table-cell table:style-name="ce39" table:formula="of:=IF([Sprint7.$E172]=&quot;&quot;;;MAX(0;[Sprint7.S172]-[Sprint7.I172]))" office:value-type="float" office:value="0" calcext:value-type="float">
            <text:p>0</text:p>
          </table:table-cell>
          <table:table-cell table:style-name="ce39" table:formula="of:=IF([Sprint7.$E172]=&quot;&quot;;;MAX(0;[Sprint7.T172]-[Sprint7.J172]))" office:value-type="float" office:value="0" calcext:value-type="float">
            <text:p>0</text:p>
          </table:table-cell>
          <table:table-cell table:style-name="ce39" table:formula="of:=IF([Sprint7.$E172]=&quot;&quot;;;MAX(0;[Sprint7.U172]-[Sprint7.K172]))" office:value-type="float" office:value="0" calcext:value-type="float">
            <text:p>0</text:p>
          </table:table-cell>
          <table:table-cell table:style-name="ce39" table:formula="of:=IF([Sprint7.$E172]=&quot;&quot;;;MAX(0;[Sprint7.V172]-[Sprint7.L172]))" office:value-type="float" office:value="0" calcext:value-type="float">
            <text:p>0</text:p>
          </table:table-cell>
          <table:table-cell table:style-name="ce39" table:formula="of:=IF([Sprint7.$E172]=&quot;&quot;;;MAX(0;[Sprint7.W172]-[Sprint7.M172]))" office:value-type="float" office:value="0" calcext:value-type="float">
            <text:p>0</text:p>
          </table:table-cell>
          <table:table-cell table:style-name="ce39" table:formula="of:=IF([Sprint7.$E172]=&quot;&quot;;;MAX(0;[Sprint7.X172]-[Sprint7.N172]))" office:value-type="float" office:value="0" calcext:value-type="float">
            <text:p>0</text:p>
          </table:table-cell>
          <table:table-cell table:style-name="ce39" table:formula="of:=IF([Sprint7.$E172]=&quot;&quot;;;MAX(0;[Sprint7.Y172]-[Sprint7.O172]))" office:value-type="float" office:value="0" calcext:value-type="float">
            <text:p>0</text:p>
          </table:table-cell>
          <table:table-cell table:style-name="ce39" table:formula="of:=IF([Sprint7.$E172]=&quot;&quot;;;MAX(0;[Sprint7.Z172]-[Sprint7.P17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73];[Sprint7.$D173];[Sprint7.$E173])">
            <text:p/>
          </table:table-cell>
          <table:table-cell table:style-name="ce9" table:formula="of:=IFERROR(VLOOKUP([Sprint7.$A173];[$Tasks.$A163:.$B16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73] =&quot;&quot;;;MAX([Sprint7.$F173]-[Sprint7.G173];0))" office:value-type="float" office:value="0" calcext:value-type="float">
            <text:p>0</text:p>
          </table:table-cell>
          <table:table-cell table:style-name="ce39" table:formula="of:=IF([Sprint7.$E173]=&quot;&quot;;;MAX(0;[Sprint7.R173]-[Sprint7.H173]))" office:value-type="float" office:value="0" calcext:value-type="float">
            <text:p>0</text:p>
          </table:table-cell>
          <table:table-cell table:style-name="ce39" table:formula="of:=IF([Sprint7.$E173]=&quot;&quot;;;MAX(0;[Sprint7.S173]-[Sprint7.I173]))" office:value-type="float" office:value="0" calcext:value-type="float">
            <text:p>0</text:p>
          </table:table-cell>
          <table:table-cell table:style-name="ce39" table:formula="of:=IF([Sprint7.$E173]=&quot;&quot;;;MAX(0;[Sprint7.T173]-[Sprint7.J173]))" office:value-type="float" office:value="0" calcext:value-type="float">
            <text:p>0</text:p>
          </table:table-cell>
          <table:table-cell table:style-name="ce39" table:formula="of:=IF([Sprint7.$E173]=&quot;&quot;;;MAX(0;[Sprint7.U173]-[Sprint7.K173]))" office:value-type="float" office:value="0" calcext:value-type="float">
            <text:p>0</text:p>
          </table:table-cell>
          <table:table-cell table:style-name="ce39" table:formula="of:=IF([Sprint7.$E173]=&quot;&quot;;;MAX(0;[Sprint7.V173]-[Sprint7.L173]))" office:value-type="float" office:value="0" calcext:value-type="float">
            <text:p>0</text:p>
          </table:table-cell>
          <table:table-cell table:style-name="ce39" table:formula="of:=IF([Sprint7.$E173]=&quot;&quot;;;MAX(0;[Sprint7.W173]-[Sprint7.M173]))" office:value-type="float" office:value="0" calcext:value-type="float">
            <text:p>0</text:p>
          </table:table-cell>
          <table:table-cell table:style-name="ce39" table:formula="of:=IF([Sprint7.$E173]=&quot;&quot;;;MAX(0;[Sprint7.X173]-[Sprint7.N173]))" office:value-type="float" office:value="0" calcext:value-type="float">
            <text:p>0</text:p>
          </table:table-cell>
          <table:table-cell table:style-name="ce39" table:formula="of:=IF([Sprint7.$E173]=&quot;&quot;;;MAX(0;[Sprint7.Y173]-[Sprint7.O173]))" office:value-type="float" office:value="0" calcext:value-type="float">
            <text:p>0</text:p>
          </table:table-cell>
          <table:table-cell table:style-name="ce39" table:formula="of:=IF([Sprint7.$E173]=&quot;&quot;;;MAX(0;[Sprint7.Z173]-[Sprint7.P17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74];[Sprint7.$D174];[Sprint7.$E174])">
            <text:p/>
          </table:table-cell>
          <table:table-cell table:style-name="ce9" table:formula="of:=IFERROR(VLOOKUP([Sprint7.$A174];[$Tasks.$A164:.$B16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74] =&quot;&quot;;;MAX([Sprint7.$F174]-[Sprint7.G174];0))" office:value-type="float" office:value="0" calcext:value-type="float">
            <text:p>0</text:p>
          </table:table-cell>
          <table:table-cell table:style-name="ce39" table:formula="of:=IF([Sprint7.$E174]=&quot;&quot;;;MAX(0;[Sprint7.R174]-[Sprint7.H174]))" office:value-type="float" office:value="0" calcext:value-type="float">
            <text:p>0</text:p>
          </table:table-cell>
          <table:table-cell table:style-name="ce39" table:formula="of:=IF([Sprint7.$E174]=&quot;&quot;;;MAX(0;[Sprint7.S174]-[Sprint7.I174]))" office:value-type="float" office:value="0" calcext:value-type="float">
            <text:p>0</text:p>
          </table:table-cell>
          <table:table-cell table:style-name="ce39" table:formula="of:=IF([Sprint7.$E174]=&quot;&quot;;;MAX(0;[Sprint7.T174]-[Sprint7.J174]))" office:value-type="float" office:value="0" calcext:value-type="float">
            <text:p>0</text:p>
          </table:table-cell>
          <table:table-cell table:style-name="ce39" table:formula="of:=IF([Sprint7.$E174]=&quot;&quot;;;MAX(0;[Sprint7.U174]-[Sprint7.K174]))" office:value-type="float" office:value="0" calcext:value-type="float">
            <text:p>0</text:p>
          </table:table-cell>
          <table:table-cell table:style-name="ce39" table:formula="of:=IF([Sprint7.$E174]=&quot;&quot;;;MAX(0;[Sprint7.V174]-[Sprint7.L174]))" office:value-type="float" office:value="0" calcext:value-type="float">
            <text:p>0</text:p>
          </table:table-cell>
          <table:table-cell table:style-name="ce39" table:formula="of:=IF([Sprint7.$E174]=&quot;&quot;;;MAX(0;[Sprint7.W174]-[Sprint7.M174]))" office:value-type="float" office:value="0" calcext:value-type="float">
            <text:p>0</text:p>
          </table:table-cell>
          <table:table-cell table:style-name="ce39" table:formula="of:=IF([Sprint7.$E174]=&quot;&quot;;;MAX(0;[Sprint7.X174]-[Sprint7.N174]))" office:value-type="float" office:value="0" calcext:value-type="float">
            <text:p>0</text:p>
          </table:table-cell>
          <table:table-cell table:style-name="ce39" table:formula="of:=IF([Sprint7.$E174]=&quot;&quot;;;MAX(0;[Sprint7.Y174]-[Sprint7.O174]))" office:value-type="float" office:value="0" calcext:value-type="float">
            <text:p>0</text:p>
          </table:table-cell>
          <table:table-cell table:style-name="ce39" table:formula="of:=IF([Sprint7.$E174]=&quot;&quot;;;MAX(0;[Sprint7.Z174]-[Sprint7.P17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75];[Sprint7.$D175];[Sprint7.$E175])">
            <text:p/>
          </table:table-cell>
          <table:table-cell table:style-name="ce9" table:formula="of:=IFERROR(VLOOKUP([Sprint7.$A175];[$Tasks.$A165:.$B16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75] =&quot;&quot;;;MAX([Sprint7.$F175]-[Sprint7.G175];0))" office:value-type="float" office:value="0" calcext:value-type="float">
            <text:p>0</text:p>
          </table:table-cell>
          <table:table-cell table:style-name="ce39" table:formula="of:=IF([Sprint7.$E175]=&quot;&quot;;;MAX(0;[Sprint7.R175]-[Sprint7.H175]))" office:value-type="float" office:value="0" calcext:value-type="float">
            <text:p>0</text:p>
          </table:table-cell>
          <table:table-cell table:style-name="ce39" table:formula="of:=IF([Sprint7.$E175]=&quot;&quot;;;MAX(0;[Sprint7.S175]-[Sprint7.I175]))" office:value-type="float" office:value="0" calcext:value-type="float">
            <text:p>0</text:p>
          </table:table-cell>
          <table:table-cell table:style-name="ce39" table:formula="of:=IF([Sprint7.$E175]=&quot;&quot;;;MAX(0;[Sprint7.T175]-[Sprint7.J175]))" office:value-type="float" office:value="0" calcext:value-type="float">
            <text:p>0</text:p>
          </table:table-cell>
          <table:table-cell table:style-name="ce39" table:formula="of:=IF([Sprint7.$E175]=&quot;&quot;;;MAX(0;[Sprint7.U175]-[Sprint7.K175]))" office:value-type="float" office:value="0" calcext:value-type="float">
            <text:p>0</text:p>
          </table:table-cell>
          <table:table-cell table:style-name="ce39" table:formula="of:=IF([Sprint7.$E175]=&quot;&quot;;;MAX(0;[Sprint7.V175]-[Sprint7.L175]))" office:value-type="float" office:value="0" calcext:value-type="float">
            <text:p>0</text:p>
          </table:table-cell>
          <table:table-cell table:style-name="ce39" table:formula="of:=IF([Sprint7.$E175]=&quot;&quot;;;MAX(0;[Sprint7.W175]-[Sprint7.M175]))" office:value-type="float" office:value="0" calcext:value-type="float">
            <text:p>0</text:p>
          </table:table-cell>
          <table:table-cell table:style-name="ce39" table:formula="of:=IF([Sprint7.$E175]=&quot;&quot;;;MAX(0;[Sprint7.X175]-[Sprint7.N175]))" office:value-type="float" office:value="0" calcext:value-type="float">
            <text:p>0</text:p>
          </table:table-cell>
          <table:table-cell table:style-name="ce39" table:formula="of:=IF([Sprint7.$E175]=&quot;&quot;;;MAX(0;[Sprint7.Y175]-[Sprint7.O175]))" office:value-type="float" office:value="0" calcext:value-type="float">
            <text:p>0</text:p>
          </table:table-cell>
          <table:table-cell table:style-name="ce39" table:formula="of:=IF([Sprint7.$E175]=&quot;&quot;;;MAX(0;[Sprint7.Z175]-[Sprint7.P17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76];[Sprint7.$D176];[Sprint7.$E176])">
            <text:p/>
          </table:table-cell>
          <table:table-cell table:style-name="ce9" table:formula="of:=IFERROR(VLOOKUP([Sprint7.$A176];[$Tasks.$A166:.$B17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76] =&quot;&quot;;;MAX([Sprint7.$F176]-[Sprint7.G176];0))" office:value-type="float" office:value="0" calcext:value-type="float">
            <text:p>0</text:p>
          </table:table-cell>
          <table:table-cell table:style-name="ce39" table:formula="of:=IF([Sprint7.$E176]=&quot;&quot;;;MAX(0;[Sprint7.R176]-[Sprint7.H176]))" office:value-type="float" office:value="0" calcext:value-type="float">
            <text:p>0</text:p>
          </table:table-cell>
          <table:table-cell table:style-name="ce39" table:formula="of:=IF([Sprint7.$E176]=&quot;&quot;;;MAX(0;[Sprint7.S176]-[Sprint7.I176]))" office:value-type="float" office:value="0" calcext:value-type="float">
            <text:p>0</text:p>
          </table:table-cell>
          <table:table-cell table:style-name="ce39" table:formula="of:=IF([Sprint7.$E176]=&quot;&quot;;;MAX(0;[Sprint7.T176]-[Sprint7.J176]))" office:value-type="float" office:value="0" calcext:value-type="float">
            <text:p>0</text:p>
          </table:table-cell>
          <table:table-cell table:style-name="ce39" table:formula="of:=IF([Sprint7.$E176]=&quot;&quot;;;MAX(0;[Sprint7.U176]-[Sprint7.K176]))" office:value-type="float" office:value="0" calcext:value-type="float">
            <text:p>0</text:p>
          </table:table-cell>
          <table:table-cell table:style-name="ce39" table:formula="of:=IF([Sprint7.$E176]=&quot;&quot;;;MAX(0;[Sprint7.V176]-[Sprint7.L176]))" office:value-type="float" office:value="0" calcext:value-type="float">
            <text:p>0</text:p>
          </table:table-cell>
          <table:table-cell table:style-name="ce39" table:formula="of:=IF([Sprint7.$E176]=&quot;&quot;;;MAX(0;[Sprint7.W176]-[Sprint7.M176]))" office:value-type="float" office:value="0" calcext:value-type="float">
            <text:p>0</text:p>
          </table:table-cell>
          <table:table-cell table:style-name="ce39" table:formula="of:=IF([Sprint7.$E176]=&quot;&quot;;;MAX(0;[Sprint7.X176]-[Sprint7.N176]))" office:value-type="float" office:value="0" calcext:value-type="float">
            <text:p>0</text:p>
          </table:table-cell>
          <table:table-cell table:style-name="ce39" table:formula="of:=IF([Sprint7.$E176]=&quot;&quot;;;MAX(0;[Sprint7.Y176]-[Sprint7.O176]))" office:value-type="float" office:value="0" calcext:value-type="float">
            <text:p>0</text:p>
          </table:table-cell>
          <table:table-cell table:style-name="ce39" table:formula="of:=IF([Sprint7.$E176]=&quot;&quot;;;MAX(0;[Sprint7.Z176]-[Sprint7.P17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77];[Sprint7.$D177];[Sprint7.$E177])">
            <text:p/>
          </table:table-cell>
          <table:table-cell table:style-name="ce9" table:formula="of:=IFERROR(VLOOKUP([Sprint7.$A177];[$Tasks.$A167:.$B17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77] =&quot;&quot;;;MAX([Sprint7.$F177]-[Sprint7.G177];0))" office:value-type="float" office:value="0" calcext:value-type="float">
            <text:p>0</text:p>
          </table:table-cell>
          <table:table-cell table:style-name="ce39" table:formula="of:=IF([Sprint7.$E177]=&quot;&quot;;;MAX(0;[Sprint7.R177]-[Sprint7.H177]))" office:value-type="float" office:value="0" calcext:value-type="float">
            <text:p>0</text:p>
          </table:table-cell>
          <table:table-cell table:style-name="ce39" table:formula="of:=IF([Sprint7.$E177]=&quot;&quot;;;MAX(0;[Sprint7.S177]-[Sprint7.I177]))" office:value-type="float" office:value="0" calcext:value-type="float">
            <text:p>0</text:p>
          </table:table-cell>
          <table:table-cell table:style-name="ce39" table:formula="of:=IF([Sprint7.$E177]=&quot;&quot;;;MAX(0;[Sprint7.T177]-[Sprint7.J177]))" office:value-type="float" office:value="0" calcext:value-type="float">
            <text:p>0</text:p>
          </table:table-cell>
          <table:table-cell table:style-name="ce39" table:formula="of:=IF([Sprint7.$E177]=&quot;&quot;;;MAX(0;[Sprint7.U177]-[Sprint7.K177]))" office:value-type="float" office:value="0" calcext:value-type="float">
            <text:p>0</text:p>
          </table:table-cell>
          <table:table-cell table:style-name="ce39" table:formula="of:=IF([Sprint7.$E177]=&quot;&quot;;;MAX(0;[Sprint7.V177]-[Sprint7.L177]))" office:value-type="float" office:value="0" calcext:value-type="float">
            <text:p>0</text:p>
          </table:table-cell>
          <table:table-cell table:style-name="ce39" table:formula="of:=IF([Sprint7.$E177]=&quot;&quot;;;MAX(0;[Sprint7.W177]-[Sprint7.M177]))" office:value-type="float" office:value="0" calcext:value-type="float">
            <text:p>0</text:p>
          </table:table-cell>
          <table:table-cell table:style-name="ce39" table:formula="of:=IF([Sprint7.$E177]=&quot;&quot;;;MAX(0;[Sprint7.X177]-[Sprint7.N177]))" office:value-type="float" office:value="0" calcext:value-type="float">
            <text:p>0</text:p>
          </table:table-cell>
          <table:table-cell table:style-name="ce39" table:formula="of:=IF([Sprint7.$E177]=&quot;&quot;;;MAX(0;[Sprint7.Y177]-[Sprint7.O177]))" office:value-type="float" office:value="0" calcext:value-type="float">
            <text:p>0</text:p>
          </table:table-cell>
          <table:table-cell table:style-name="ce39" table:formula="of:=IF([Sprint7.$E177]=&quot;&quot;;;MAX(0;[Sprint7.Z177]-[Sprint7.P17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78];[Sprint7.$D178];[Sprint7.$E178])">
            <text:p/>
          </table:table-cell>
          <table:table-cell table:style-name="ce9" table:formula="of:=IFERROR(VLOOKUP([Sprint7.$A178];[$Tasks.$A168:.$B17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78] =&quot;&quot;;;MAX([Sprint7.$F178]-[Sprint7.G178];0))" office:value-type="float" office:value="0" calcext:value-type="float">
            <text:p>0</text:p>
          </table:table-cell>
          <table:table-cell table:style-name="ce39" table:formula="of:=IF([Sprint7.$E178]=&quot;&quot;;;MAX(0;[Sprint7.R178]-[Sprint7.H178]))" office:value-type="float" office:value="0" calcext:value-type="float">
            <text:p>0</text:p>
          </table:table-cell>
          <table:table-cell table:style-name="ce39" table:formula="of:=IF([Sprint7.$E178]=&quot;&quot;;;MAX(0;[Sprint7.S178]-[Sprint7.I178]))" office:value-type="float" office:value="0" calcext:value-type="float">
            <text:p>0</text:p>
          </table:table-cell>
          <table:table-cell table:style-name="ce39" table:formula="of:=IF([Sprint7.$E178]=&quot;&quot;;;MAX(0;[Sprint7.T178]-[Sprint7.J178]))" office:value-type="float" office:value="0" calcext:value-type="float">
            <text:p>0</text:p>
          </table:table-cell>
          <table:table-cell table:style-name="ce39" table:formula="of:=IF([Sprint7.$E178]=&quot;&quot;;;MAX(0;[Sprint7.U178]-[Sprint7.K178]))" office:value-type="float" office:value="0" calcext:value-type="float">
            <text:p>0</text:p>
          </table:table-cell>
          <table:table-cell table:style-name="ce39" table:formula="of:=IF([Sprint7.$E178]=&quot;&quot;;;MAX(0;[Sprint7.V178]-[Sprint7.L178]))" office:value-type="float" office:value="0" calcext:value-type="float">
            <text:p>0</text:p>
          </table:table-cell>
          <table:table-cell table:style-name="ce39" table:formula="of:=IF([Sprint7.$E178]=&quot;&quot;;;MAX(0;[Sprint7.W178]-[Sprint7.M178]))" office:value-type="float" office:value="0" calcext:value-type="float">
            <text:p>0</text:p>
          </table:table-cell>
          <table:table-cell table:style-name="ce39" table:formula="of:=IF([Sprint7.$E178]=&quot;&quot;;;MAX(0;[Sprint7.X178]-[Sprint7.N178]))" office:value-type="float" office:value="0" calcext:value-type="float">
            <text:p>0</text:p>
          </table:table-cell>
          <table:table-cell table:style-name="ce39" table:formula="of:=IF([Sprint7.$E178]=&quot;&quot;;;MAX(0;[Sprint7.Y178]-[Sprint7.O178]))" office:value-type="float" office:value="0" calcext:value-type="float">
            <text:p>0</text:p>
          </table:table-cell>
          <table:table-cell table:style-name="ce39" table:formula="of:=IF([Sprint7.$E178]=&quot;&quot;;;MAX(0;[Sprint7.Z178]-[Sprint7.P17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79];[Sprint7.$D179];[Sprint7.$E179])">
            <text:p/>
          </table:table-cell>
          <table:table-cell table:style-name="ce9" table:formula="of:=IFERROR(VLOOKUP([Sprint7.$A179];[$Tasks.$A169:.$B17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79] =&quot;&quot;;;MAX([Sprint7.$F179]-[Sprint7.G179];0))" office:value-type="float" office:value="0" calcext:value-type="float">
            <text:p>0</text:p>
          </table:table-cell>
          <table:table-cell table:style-name="ce39" table:formula="of:=IF([Sprint7.$E179]=&quot;&quot;;;MAX(0;[Sprint7.R179]-[Sprint7.H179]))" office:value-type="float" office:value="0" calcext:value-type="float">
            <text:p>0</text:p>
          </table:table-cell>
          <table:table-cell table:style-name="ce39" table:formula="of:=IF([Sprint7.$E179]=&quot;&quot;;;MAX(0;[Sprint7.S179]-[Sprint7.I179]))" office:value-type="float" office:value="0" calcext:value-type="float">
            <text:p>0</text:p>
          </table:table-cell>
          <table:table-cell table:style-name="ce39" table:formula="of:=IF([Sprint7.$E179]=&quot;&quot;;;MAX(0;[Sprint7.T179]-[Sprint7.J179]))" office:value-type="float" office:value="0" calcext:value-type="float">
            <text:p>0</text:p>
          </table:table-cell>
          <table:table-cell table:style-name="ce39" table:formula="of:=IF([Sprint7.$E179]=&quot;&quot;;;MAX(0;[Sprint7.U179]-[Sprint7.K179]))" office:value-type="float" office:value="0" calcext:value-type="float">
            <text:p>0</text:p>
          </table:table-cell>
          <table:table-cell table:style-name="ce39" table:formula="of:=IF([Sprint7.$E179]=&quot;&quot;;;MAX(0;[Sprint7.V179]-[Sprint7.L179]))" office:value-type="float" office:value="0" calcext:value-type="float">
            <text:p>0</text:p>
          </table:table-cell>
          <table:table-cell table:style-name="ce39" table:formula="of:=IF([Sprint7.$E179]=&quot;&quot;;;MAX(0;[Sprint7.W179]-[Sprint7.M179]))" office:value-type="float" office:value="0" calcext:value-type="float">
            <text:p>0</text:p>
          </table:table-cell>
          <table:table-cell table:style-name="ce39" table:formula="of:=IF([Sprint7.$E179]=&quot;&quot;;;MAX(0;[Sprint7.X179]-[Sprint7.N179]))" office:value-type="float" office:value="0" calcext:value-type="float">
            <text:p>0</text:p>
          </table:table-cell>
          <table:table-cell table:style-name="ce39" table:formula="of:=IF([Sprint7.$E179]=&quot;&quot;;;MAX(0;[Sprint7.Y179]-[Sprint7.O179]))" office:value-type="float" office:value="0" calcext:value-type="float">
            <text:p>0</text:p>
          </table:table-cell>
          <table:table-cell table:style-name="ce39" table:formula="of:=IF([Sprint7.$E179]=&quot;&quot;;;MAX(0;[Sprint7.Z179]-[Sprint7.P17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80];[Sprint7.$D180];[Sprint7.$E180])">
            <text:p/>
          </table:table-cell>
          <table:table-cell table:style-name="ce9" table:formula="of:=IFERROR(VLOOKUP([Sprint7.$A180];[$Tasks.$A170:.$B17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80] =&quot;&quot;;;MAX([Sprint7.$F180]-[Sprint7.G180];0))" office:value-type="float" office:value="0" calcext:value-type="float">
            <text:p>0</text:p>
          </table:table-cell>
          <table:table-cell table:style-name="ce39" table:formula="of:=IF([Sprint7.$E180]=&quot;&quot;;;MAX(0;[Sprint7.R180]-[Sprint7.H180]))" office:value-type="float" office:value="0" calcext:value-type="float">
            <text:p>0</text:p>
          </table:table-cell>
          <table:table-cell table:style-name="ce39" table:formula="of:=IF([Sprint7.$E180]=&quot;&quot;;;MAX(0;[Sprint7.S180]-[Sprint7.I180]))" office:value-type="float" office:value="0" calcext:value-type="float">
            <text:p>0</text:p>
          </table:table-cell>
          <table:table-cell table:style-name="ce39" table:formula="of:=IF([Sprint7.$E180]=&quot;&quot;;;MAX(0;[Sprint7.T180]-[Sprint7.J180]))" office:value-type="float" office:value="0" calcext:value-type="float">
            <text:p>0</text:p>
          </table:table-cell>
          <table:table-cell table:style-name="ce39" table:formula="of:=IF([Sprint7.$E180]=&quot;&quot;;;MAX(0;[Sprint7.U180]-[Sprint7.K180]))" office:value-type="float" office:value="0" calcext:value-type="float">
            <text:p>0</text:p>
          </table:table-cell>
          <table:table-cell table:style-name="ce39" table:formula="of:=IF([Sprint7.$E180]=&quot;&quot;;;MAX(0;[Sprint7.V180]-[Sprint7.L180]))" office:value-type="float" office:value="0" calcext:value-type="float">
            <text:p>0</text:p>
          </table:table-cell>
          <table:table-cell table:style-name="ce39" table:formula="of:=IF([Sprint7.$E180]=&quot;&quot;;;MAX(0;[Sprint7.W180]-[Sprint7.M180]))" office:value-type="float" office:value="0" calcext:value-type="float">
            <text:p>0</text:p>
          </table:table-cell>
          <table:table-cell table:style-name="ce39" table:formula="of:=IF([Sprint7.$E180]=&quot;&quot;;;MAX(0;[Sprint7.X180]-[Sprint7.N180]))" office:value-type="float" office:value="0" calcext:value-type="float">
            <text:p>0</text:p>
          </table:table-cell>
          <table:table-cell table:style-name="ce39" table:formula="of:=IF([Sprint7.$E180]=&quot;&quot;;;MAX(0;[Sprint7.Y180]-[Sprint7.O180]))" office:value-type="float" office:value="0" calcext:value-type="float">
            <text:p>0</text:p>
          </table:table-cell>
          <table:table-cell table:style-name="ce39" table:formula="of:=IF([Sprint7.$E180]=&quot;&quot;;;MAX(0;[Sprint7.Z180]-[Sprint7.P18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81];[Sprint7.$D181];[Sprint7.$E181])">
            <text:p/>
          </table:table-cell>
          <table:table-cell table:style-name="ce9" table:formula="of:=IFERROR(VLOOKUP([Sprint7.$A181];[$Tasks.$A171:.$B17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81] =&quot;&quot;;;MAX([Sprint7.$F181]-[Sprint7.G181];0))" office:value-type="float" office:value="0" calcext:value-type="float">
            <text:p>0</text:p>
          </table:table-cell>
          <table:table-cell table:style-name="ce39" table:formula="of:=IF([Sprint7.$E181]=&quot;&quot;;;MAX(0;[Sprint7.R181]-[Sprint7.H181]))" office:value-type="float" office:value="0" calcext:value-type="float">
            <text:p>0</text:p>
          </table:table-cell>
          <table:table-cell table:style-name="ce39" table:formula="of:=IF([Sprint7.$E181]=&quot;&quot;;;MAX(0;[Sprint7.S181]-[Sprint7.I181]))" office:value-type="float" office:value="0" calcext:value-type="float">
            <text:p>0</text:p>
          </table:table-cell>
          <table:table-cell table:style-name="ce39" table:formula="of:=IF([Sprint7.$E181]=&quot;&quot;;;MAX(0;[Sprint7.T181]-[Sprint7.J181]))" office:value-type="float" office:value="0" calcext:value-type="float">
            <text:p>0</text:p>
          </table:table-cell>
          <table:table-cell table:style-name="ce39" table:formula="of:=IF([Sprint7.$E181]=&quot;&quot;;;MAX(0;[Sprint7.U181]-[Sprint7.K181]))" office:value-type="float" office:value="0" calcext:value-type="float">
            <text:p>0</text:p>
          </table:table-cell>
          <table:table-cell table:style-name="ce39" table:formula="of:=IF([Sprint7.$E181]=&quot;&quot;;;MAX(0;[Sprint7.V181]-[Sprint7.L181]))" office:value-type="float" office:value="0" calcext:value-type="float">
            <text:p>0</text:p>
          </table:table-cell>
          <table:table-cell table:style-name="ce39" table:formula="of:=IF([Sprint7.$E181]=&quot;&quot;;;MAX(0;[Sprint7.W181]-[Sprint7.M181]))" office:value-type="float" office:value="0" calcext:value-type="float">
            <text:p>0</text:p>
          </table:table-cell>
          <table:table-cell table:style-name="ce39" table:formula="of:=IF([Sprint7.$E181]=&quot;&quot;;;MAX(0;[Sprint7.X181]-[Sprint7.N181]))" office:value-type="float" office:value="0" calcext:value-type="float">
            <text:p>0</text:p>
          </table:table-cell>
          <table:table-cell table:style-name="ce39" table:formula="of:=IF([Sprint7.$E181]=&quot;&quot;;;MAX(0;[Sprint7.Y181]-[Sprint7.O181]))" office:value-type="float" office:value="0" calcext:value-type="float">
            <text:p>0</text:p>
          </table:table-cell>
          <table:table-cell table:style-name="ce39" table:formula="of:=IF([Sprint7.$E181]=&quot;&quot;;;MAX(0;[Sprint7.Z181]-[Sprint7.P18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82];[Sprint7.$D182];[Sprint7.$E182])">
            <text:p/>
          </table:table-cell>
          <table:table-cell table:style-name="ce9" table:formula="of:=IFERROR(VLOOKUP([Sprint7.$A182];[$Tasks.$A172:.$B17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82] =&quot;&quot;;;MAX([Sprint7.$F182]-[Sprint7.G182];0))" office:value-type="float" office:value="0" calcext:value-type="float">
            <text:p>0</text:p>
          </table:table-cell>
          <table:table-cell table:style-name="ce39" table:formula="of:=IF([Sprint7.$E182]=&quot;&quot;;;MAX(0;[Sprint7.R182]-[Sprint7.H182]))" office:value-type="float" office:value="0" calcext:value-type="float">
            <text:p>0</text:p>
          </table:table-cell>
          <table:table-cell table:style-name="ce39" table:formula="of:=IF([Sprint7.$E182]=&quot;&quot;;;MAX(0;[Sprint7.S182]-[Sprint7.I182]))" office:value-type="float" office:value="0" calcext:value-type="float">
            <text:p>0</text:p>
          </table:table-cell>
          <table:table-cell table:style-name="ce39" table:formula="of:=IF([Sprint7.$E182]=&quot;&quot;;;MAX(0;[Sprint7.T182]-[Sprint7.J182]))" office:value-type="float" office:value="0" calcext:value-type="float">
            <text:p>0</text:p>
          </table:table-cell>
          <table:table-cell table:style-name="ce39" table:formula="of:=IF([Sprint7.$E182]=&quot;&quot;;;MAX(0;[Sprint7.U182]-[Sprint7.K182]))" office:value-type="float" office:value="0" calcext:value-type="float">
            <text:p>0</text:p>
          </table:table-cell>
          <table:table-cell table:style-name="ce39" table:formula="of:=IF([Sprint7.$E182]=&quot;&quot;;;MAX(0;[Sprint7.V182]-[Sprint7.L182]))" office:value-type="float" office:value="0" calcext:value-type="float">
            <text:p>0</text:p>
          </table:table-cell>
          <table:table-cell table:style-name="ce39" table:formula="of:=IF([Sprint7.$E182]=&quot;&quot;;;MAX(0;[Sprint7.W182]-[Sprint7.M182]))" office:value-type="float" office:value="0" calcext:value-type="float">
            <text:p>0</text:p>
          </table:table-cell>
          <table:table-cell table:style-name="ce39" table:formula="of:=IF([Sprint7.$E182]=&quot;&quot;;;MAX(0;[Sprint7.X182]-[Sprint7.N182]))" office:value-type="float" office:value="0" calcext:value-type="float">
            <text:p>0</text:p>
          </table:table-cell>
          <table:table-cell table:style-name="ce39" table:formula="of:=IF([Sprint7.$E182]=&quot;&quot;;;MAX(0;[Sprint7.Y182]-[Sprint7.O182]))" office:value-type="float" office:value="0" calcext:value-type="float">
            <text:p>0</text:p>
          </table:table-cell>
          <table:table-cell table:style-name="ce39" table:formula="of:=IF([Sprint7.$E182]=&quot;&quot;;;MAX(0;[Sprint7.Z182]-[Sprint7.P18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83];[Sprint7.$D183];[Sprint7.$E183])">
            <text:p/>
          </table:table-cell>
          <table:table-cell table:style-name="ce9" table:formula="of:=IFERROR(VLOOKUP([Sprint7.$A183];[$Tasks.$A173:.$B17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83] =&quot;&quot;;;MAX([Sprint7.$F183]-[Sprint7.G183];0))" office:value-type="float" office:value="0" calcext:value-type="float">
            <text:p>0</text:p>
          </table:table-cell>
          <table:table-cell table:style-name="ce39" table:formula="of:=IF([Sprint7.$E183]=&quot;&quot;;;MAX(0;[Sprint7.R183]-[Sprint7.H183]))" office:value-type="float" office:value="0" calcext:value-type="float">
            <text:p>0</text:p>
          </table:table-cell>
          <table:table-cell table:style-name="ce39" table:formula="of:=IF([Sprint7.$E183]=&quot;&quot;;;MAX(0;[Sprint7.S183]-[Sprint7.I183]))" office:value-type="float" office:value="0" calcext:value-type="float">
            <text:p>0</text:p>
          </table:table-cell>
          <table:table-cell table:style-name="ce39" table:formula="of:=IF([Sprint7.$E183]=&quot;&quot;;;MAX(0;[Sprint7.T183]-[Sprint7.J183]))" office:value-type="float" office:value="0" calcext:value-type="float">
            <text:p>0</text:p>
          </table:table-cell>
          <table:table-cell table:style-name="ce39" table:formula="of:=IF([Sprint7.$E183]=&quot;&quot;;;MAX(0;[Sprint7.U183]-[Sprint7.K183]))" office:value-type="float" office:value="0" calcext:value-type="float">
            <text:p>0</text:p>
          </table:table-cell>
          <table:table-cell table:style-name="ce39" table:formula="of:=IF([Sprint7.$E183]=&quot;&quot;;;MAX(0;[Sprint7.V183]-[Sprint7.L183]))" office:value-type="float" office:value="0" calcext:value-type="float">
            <text:p>0</text:p>
          </table:table-cell>
          <table:table-cell table:style-name="ce39" table:formula="of:=IF([Sprint7.$E183]=&quot;&quot;;;MAX(0;[Sprint7.W183]-[Sprint7.M183]))" office:value-type="float" office:value="0" calcext:value-type="float">
            <text:p>0</text:p>
          </table:table-cell>
          <table:table-cell table:style-name="ce39" table:formula="of:=IF([Sprint7.$E183]=&quot;&quot;;;MAX(0;[Sprint7.X183]-[Sprint7.N183]))" office:value-type="float" office:value="0" calcext:value-type="float">
            <text:p>0</text:p>
          </table:table-cell>
          <table:table-cell table:style-name="ce39" table:formula="of:=IF([Sprint7.$E183]=&quot;&quot;;;MAX(0;[Sprint7.Y183]-[Sprint7.O183]))" office:value-type="float" office:value="0" calcext:value-type="float">
            <text:p>0</text:p>
          </table:table-cell>
          <table:table-cell table:style-name="ce39" table:formula="of:=IF([Sprint7.$E183]=&quot;&quot;;;MAX(0;[Sprint7.Z183]-[Sprint7.P18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84];[Sprint7.$D184];[Sprint7.$E184])">
            <text:p/>
          </table:table-cell>
          <table:table-cell table:style-name="ce9" table:formula="of:=IFERROR(VLOOKUP([Sprint7.$A184];[$Tasks.$A174:.$B17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84] =&quot;&quot;;;MAX([Sprint7.$F184]-[Sprint7.G184];0))" office:value-type="float" office:value="0" calcext:value-type="float">
            <text:p>0</text:p>
          </table:table-cell>
          <table:table-cell table:style-name="ce39" table:formula="of:=IF([Sprint7.$E184]=&quot;&quot;;;MAX(0;[Sprint7.R184]-[Sprint7.H184]))" office:value-type="float" office:value="0" calcext:value-type="float">
            <text:p>0</text:p>
          </table:table-cell>
          <table:table-cell table:style-name="ce39" table:formula="of:=IF([Sprint7.$E184]=&quot;&quot;;;MAX(0;[Sprint7.S184]-[Sprint7.I184]))" office:value-type="float" office:value="0" calcext:value-type="float">
            <text:p>0</text:p>
          </table:table-cell>
          <table:table-cell table:style-name="ce39" table:formula="of:=IF([Sprint7.$E184]=&quot;&quot;;;MAX(0;[Sprint7.T184]-[Sprint7.J184]))" office:value-type="float" office:value="0" calcext:value-type="float">
            <text:p>0</text:p>
          </table:table-cell>
          <table:table-cell table:style-name="ce39" table:formula="of:=IF([Sprint7.$E184]=&quot;&quot;;;MAX(0;[Sprint7.U184]-[Sprint7.K184]))" office:value-type="float" office:value="0" calcext:value-type="float">
            <text:p>0</text:p>
          </table:table-cell>
          <table:table-cell table:style-name="ce39" table:formula="of:=IF([Sprint7.$E184]=&quot;&quot;;;MAX(0;[Sprint7.V184]-[Sprint7.L184]))" office:value-type="float" office:value="0" calcext:value-type="float">
            <text:p>0</text:p>
          </table:table-cell>
          <table:table-cell table:style-name="ce39" table:formula="of:=IF([Sprint7.$E184]=&quot;&quot;;;MAX(0;[Sprint7.W184]-[Sprint7.M184]))" office:value-type="float" office:value="0" calcext:value-type="float">
            <text:p>0</text:p>
          </table:table-cell>
          <table:table-cell table:style-name="ce39" table:formula="of:=IF([Sprint7.$E184]=&quot;&quot;;;MAX(0;[Sprint7.X184]-[Sprint7.N184]))" office:value-type="float" office:value="0" calcext:value-type="float">
            <text:p>0</text:p>
          </table:table-cell>
          <table:table-cell table:style-name="ce39" table:formula="of:=IF([Sprint7.$E184]=&quot;&quot;;;MAX(0;[Sprint7.Y184]-[Sprint7.O184]))" office:value-type="float" office:value="0" calcext:value-type="float">
            <text:p>0</text:p>
          </table:table-cell>
          <table:table-cell table:style-name="ce39" table:formula="of:=IF([Sprint7.$E184]=&quot;&quot;;;MAX(0;[Sprint7.Z184]-[Sprint7.P18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85];[Sprint7.$D185];[Sprint7.$E185])">
            <text:p/>
          </table:table-cell>
          <table:table-cell table:style-name="ce9" table:formula="of:=IFERROR(VLOOKUP([Sprint7.$A185];[$Tasks.$A175:.$B17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85] =&quot;&quot;;;MAX([Sprint7.$F185]-[Sprint7.G185];0))" office:value-type="float" office:value="0" calcext:value-type="float">
            <text:p>0</text:p>
          </table:table-cell>
          <table:table-cell table:style-name="ce39" table:formula="of:=IF([Sprint7.$E185]=&quot;&quot;;;MAX(0;[Sprint7.R185]-[Sprint7.H185]))" office:value-type="float" office:value="0" calcext:value-type="float">
            <text:p>0</text:p>
          </table:table-cell>
          <table:table-cell table:style-name="ce39" table:formula="of:=IF([Sprint7.$E185]=&quot;&quot;;;MAX(0;[Sprint7.S185]-[Sprint7.I185]))" office:value-type="float" office:value="0" calcext:value-type="float">
            <text:p>0</text:p>
          </table:table-cell>
          <table:table-cell table:style-name="ce39" table:formula="of:=IF([Sprint7.$E185]=&quot;&quot;;;MAX(0;[Sprint7.T185]-[Sprint7.J185]))" office:value-type="float" office:value="0" calcext:value-type="float">
            <text:p>0</text:p>
          </table:table-cell>
          <table:table-cell table:style-name="ce39" table:formula="of:=IF([Sprint7.$E185]=&quot;&quot;;;MAX(0;[Sprint7.U185]-[Sprint7.K185]))" office:value-type="float" office:value="0" calcext:value-type="float">
            <text:p>0</text:p>
          </table:table-cell>
          <table:table-cell table:style-name="ce39" table:formula="of:=IF([Sprint7.$E185]=&quot;&quot;;;MAX(0;[Sprint7.V185]-[Sprint7.L185]))" office:value-type="float" office:value="0" calcext:value-type="float">
            <text:p>0</text:p>
          </table:table-cell>
          <table:table-cell table:style-name="ce39" table:formula="of:=IF([Sprint7.$E185]=&quot;&quot;;;MAX(0;[Sprint7.W185]-[Sprint7.M185]))" office:value-type="float" office:value="0" calcext:value-type="float">
            <text:p>0</text:p>
          </table:table-cell>
          <table:table-cell table:style-name="ce39" table:formula="of:=IF([Sprint7.$E185]=&quot;&quot;;;MAX(0;[Sprint7.X185]-[Sprint7.N185]))" office:value-type="float" office:value="0" calcext:value-type="float">
            <text:p>0</text:p>
          </table:table-cell>
          <table:table-cell table:style-name="ce39" table:formula="of:=IF([Sprint7.$E185]=&quot;&quot;;;MAX(0;[Sprint7.Y185]-[Sprint7.O185]))" office:value-type="float" office:value="0" calcext:value-type="float">
            <text:p>0</text:p>
          </table:table-cell>
          <table:table-cell table:style-name="ce39" table:formula="of:=IF([Sprint7.$E185]=&quot;&quot;;;MAX(0;[Sprint7.Z185]-[Sprint7.P18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86];[Sprint7.$D186];[Sprint7.$E186])">
            <text:p/>
          </table:table-cell>
          <table:table-cell table:style-name="ce9" table:formula="of:=IFERROR(VLOOKUP([Sprint7.$A186];[$Tasks.$A176:.$B18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86] =&quot;&quot;;;MAX([Sprint7.$F186]-[Sprint7.G186];0))" office:value-type="float" office:value="0" calcext:value-type="float">
            <text:p>0</text:p>
          </table:table-cell>
          <table:table-cell table:style-name="ce39" table:formula="of:=IF([Sprint7.$E186]=&quot;&quot;;;MAX(0;[Sprint7.R186]-[Sprint7.H186]))" office:value-type="float" office:value="0" calcext:value-type="float">
            <text:p>0</text:p>
          </table:table-cell>
          <table:table-cell table:style-name="ce39" table:formula="of:=IF([Sprint7.$E186]=&quot;&quot;;;MAX(0;[Sprint7.S186]-[Sprint7.I186]))" office:value-type="float" office:value="0" calcext:value-type="float">
            <text:p>0</text:p>
          </table:table-cell>
          <table:table-cell table:style-name="ce39" table:formula="of:=IF([Sprint7.$E186]=&quot;&quot;;;MAX(0;[Sprint7.T186]-[Sprint7.J186]))" office:value-type="float" office:value="0" calcext:value-type="float">
            <text:p>0</text:p>
          </table:table-cell>
          <table:table-cell table:style-name="ce39" table:formula="of:=IF([Sprint7.$E186]=&quot;&quot;;;MAX(0;[Sprint7.U186]-[Sprint7.K186]))" office:value-type="float" office:value="0" calcext:value-type="float">
            <text:p>0</text:p>
          </table:table-cell>
          <table:table-cell table:style-name="ce39" table:formula="of:=IF([Sprint7.$E186]=&quot;&quot;;;MAX(0;[Sprint7.V186]-[Sprint7.L186]))" office:value-type="float" office:value="0" calcext:value-type="float">
            <text:p>0</text:p>
          </table:table-cell>
          <table:table-cell table:style-name="ce39" table:formula="of:=IF([Sprint7.$E186]=&quot;&quot;;;MAX(0;[Sprint7.W186]-[Sprint7.M186]))" office:value-type="float" office:value="0" calcext:value-type="float">
            <text:p>0</text:p>
          </table:table-cell>
          <table:table-cell table:style-name="ce39" table:formula="of:=IF([Sprint7.$E186]=&quot;&quot;;;MAX(0;[Sprint7.X186]-[Sprint7.N186]))" office:value-type="float" office:value="0" calcext:value-type="float">
            <text:p>0</text:p>
          </table:table-cell>
          <table:table-cell table:style-name="ce39" table:formula="of:=IF([Sprint7.$E186]=&quot;&quot;;;MAX(0;[Sprint7.Y186]-[Sprint7.O186]))" office:value-type="float" office:value="0" calcext:value-type="float">
            <text:p>0</text:p>
          </table:table-cell>
          <table:table-cell table:style-name="ce39" table:formula="of:=IF([Sprint7.$E186]=&quot;&quot;;;MAX(0;[Sprint7.Z186]-[Sprint7.P18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87];[Sprint7.$D187];[Sprint7.$E187])">
            <text:p/>
          </table:table-cell>
          <table:table-cell table:style-name="ce9" table:formula="of:=IFERROR(VLOOKUP([Sprint7.$A187];[$Tasks.$A177:.$B18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87] =&quot;&quot;;;MAX([Sprint7.$F187]-[Sprint7.G187];0))" office:value-type="float" office:value="0" calcext:value-type="float">
            <text:p>0</text:p>
          </table:table-cell>
          <table:table-cell table:style-name="ce39" table:formula="of:=IF([Sprint7.$E187]=&quot;&quot;;;MAX(0;[Sprint7.R187]-[Sprint7.H187]))" office:value-type="float" office:value="0" calcext:value-type="float">
            <text:p>0</text:p>
          </table:table-cell>
          <table:table-cell table:style-name="ce39" table:formula="of:=IF([Sprint7.$E187]=&quot;&quot;;;MAX(0;[Sprint7.S187]-[Sprint7.I187]))" office:value-type="float" office:value="0" calcext:value-type="float">
            <text:p>0</text:p>
          </table:table-cell>
          <table:table-cell table:style-name="ce39" table:formula="of:=IF([Sprint7.$E187]=&quot;&quot;;;MAX(0;[Sprint7.T187]-[Sprint7.J187]))" office:value-type="float" office:value="0" calcext:value-type="float">
            <text:p>0</text:p>
          </table:table-cell>
          <table:table-cell table:style-name="ce39" table:formula="of:=IF([Sprint7.$E187]=&quot;&quot;;;MAX(0;[Sprint7.U187]-[Sprint7.K187]))" office:value-type="float" office:value="0" calcext:value-type="float">
            <text:p>0</text:p>
          </table:table-cell>
          <table:table-cell table:style-name="ce39" table:formula="of:=IF([Sprint7.$E187]=&quot;&quot;;;MAX(0;[Sprint7.V187]-[Sprint7.L187]))" office:value-type="float" office:value="0" calcext:value-type="float">
            <text:p>0</text:p>
          </table:table-cell>
          <table:table-cell table:style-name="ce39" table:formula="of:=IF([Sprint7.$E187]=&quot;&quot;;;MAX(0;[Sprint7.W187]-[Sprint7.M187]))" office:value-type="float" office:value="0" calcext:value-type="float">
            <text:p>0</text:p>
          </table:table-cell>
          <table:table-cell table:style-name="ce39" table:formula="of:=IF([Sprint7.$E187]=&quot;&quot;;;MAX(0;[Sprint7.X187]-[Sprint7.N187]))" office:value-type="float" office:value="0" calcext:value-type="float">
            <text:p>0</text:p>
          </table:table-cell>
          <table:table-cell table:style-name="ce39" table:formula="of:=IF([Sprint7.$E187]=&quot;&quot;;;MAX(0;[Sprint7.Y187]-[Sprint7.O187]))" office:value-type="float" office:value="0" calcext:value-type="float">
            <text:p>0</text:p>
          </table:table-cell>
          <table:table-cell table:style-name="ce39" table:formula="of:=IF([Sprint7.$E187]=&quot;&quot;;;MAX(0;[Sprint7.Z187]-[Sprint7.P18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88];[Sprint7.$D188];[Sprint7.$E188])">
            <text:p/>
          </table:table-cell>
          <table:table-cell table:style-name="ce9" table:formula="of:=IFERROR(VLOOKUP([Sprint7.$A188];[$Tasks.$A178:.$B18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88] =&quot;&quot;;;MAX([Sprint7.$F188]-[Sprint7.G188];0))" office:value-type="float" office:value="0" calcext:value-type="float">
            <text:p>0</text:p>
          </table:table-cell>
          <table:table-cell table:style-name="ce39" table:formula="of:=IF([Sprint7.$E188]=&quot;&quot;;;MAX(0;[Sprint7.R188]-[Sprint7.H188]))" office:value-type="float" office:value="0" calcext:value-type="float">
            <text:p>0</text:p>
          </table:table-cell>
          <table:table-cell table:style-name="ce39" table:formula="of:=IF([Sprint7.$E188]=&quot;&quot;;;MAX(0;[Sprint7.S188]-[Sprint7.I188]))" office:value-type="float" office:value="0" calcext:value-type="float">
            <text:p>0</text:p>
          </table:table-cell>
          <table:table-cell table:style-name="ce39" table:formula="of:=IF([Sprint7.$E188]=&quot;&quot;;;MAX(0;[Sprint7.T188]-[Sprint7.J188]))" office:value-type="float" office:value="0" calcext:value-type="float">
            <text:p>0</text:p>
          </table:table-cell>
          <table:table-cell table:style-name="ce39" table:formula="of:=IF([Sprint7.$E188]=&quot;&quot;;;MAX(0;[Sprint7.U188]-[Sprint7.K188]))" office:value-type="float" office:value="0" calcext:value-type="float">
            <text:p>0</text:p>
          </table:table-cell>
          <table:table-cell table:style-name="ce39" table:formula="of:=IF([Sprint7.$E188]=&quot;&quot;;;MAX(0;[Sprint7.V188]-[Sprint7.L188]))" office:value-type="float" office:value="0" calcext:value-type="float">
            <text:p>0</text:p>
          </table:table-cell>
          <table:table-cell table:style-name="ce39" table:formula="of:=IF([Sprint7.$E188]=&quot;&quot;;;MAX(0;[Sprint7.W188]-[Sprint7.M188]))" office:value-type="float" office:value="0" calcext:value-type="float">
            <text:p>0</text:p>
          </table:table-cell>
          <table:table-cell table:style-name="ce39" table:formula="of:=IF([Sprint7.$E188]=&quot;&quot;;;MAX(0;[Sprint7.X188]-[Sprint7.N188]))" office:value-type="float" office:value="0" calcext:value-type="float">
            <text:p>0</text:p>
          </table:table-cell>
          <table:table-cell table:style-name="ce39" table:formula="of:=IF([Sprint7.$E188]=&quot;&quot;;;MAX(0;[Sprint7.Y188]-[Sprint7.O188]))" office:value-type="float" office:value="0" calcext:value-type="float">
            <text:p>0</text:p>
          </table:table-cell>
          <table:table-cell table:style-name="ce39" table:formula="of:=IF([Sprint7.$E188]=&quot;&quot;;;MAX(0;[Sprint7.Z188]-[Sprint7.P18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89];[Sprint7.$D189];[Sprint7.$E189])">
            <text:p/>
          </table:table-cell>
          <table:table-cell table:style-name="ce9" table:formula="of:=IFERROR(VLOOKUP([Sprint7.$A189];[$Tasks.$A179:.$B18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89] =&quot;&quot;;;MAX([Sprint7.$F189]-[Sprint7.G189];0))" office:value-type="float" office:value="0" calcext:value-type="float">
            <text:p>0</text:p>
          </table:table-cell>
          <table:table-cell table:style-name="ce39" table:formula="of:=IF([Sprint7.$E189]=&quot;&quot;;;MAX(0;[Sprint7.R189]-[Sprint7.H189]))" office:value-type="float" office:value="0" calcext:value-type="float">
            <text:p>0</text:p>
          </table:table-cell>
          <table:table-cell table:style-name="ce39" table:formula="of:=IF([Sprint7.$E189]=&quot;&quot;;;MAX(0;[Sprint7.S189]-[Sprint7.I189]))" office:value-type="float" office:value="0" calcext:value-type="float">
            <text:p>0</text:p>
          </table:table-cell>
          <table:table-cell table:style-name="ce39" table:formula="of:=IF([Sprint7.$E189]=&quot;&quot;;;MAX(0;[Sprint7.T189]-[Sprint7.J189]))" office:value-type="float" office:value="0" calcext:value-type="float">
            <text:p>0</text:p>
          </table:table-cell>
          <table:table-cell table:style-name="ce39" table:formula="of:=IF([Sprint7.$E189]=&quot;&quot;;;MAX(0;[Sprint7.U189]-[Sprint7.K189]))" office:value-type="float" office:value="0" calcext:value-type="float">
            <text:p>0</text:p>
          </table:table-cell>
          <table:table-cell table:style-name="ce39" table:formula="of:=IF([Sprint7.$E189]=&quot;&quot;;;MAX(0;[Sprint7.V189]-[Sprint7.L189]))" office:value-type="float" office:value="0" calcext:value-type="float">
            <text:p>0</text:p>
          </table:table-cell>
          <table:table-cell table:style-name="ce39" table:formula="of:=IF([Sprint7.$E189]=&quot;&quot;;;MAX(0;[Sprint7.W189]-[Sprint7.M189]))" office:value-type="float" office:value="0" calcext:value-type="float">
            <text:p>0</text:p>
          </table:table-cell>
          <table:table-cell table:style-name="ce39" table:formula="of:=IF([Sprint7.$E189]=&quot;&quot;;;MAX(0;[Sprint7.X189]-[Sprint7.N189]))" office:value-type="float" office:value="0" calcext:value-type="float">
            <text:p>0</text:p>
          </table:table-cell>
          <table:table-cell table:style-name="ce39" table:formula="of:=IF([Sprint7.$E189]=&quot;&quot;;;MAX(0;[Sprint7.Y189]-[Sprint7.O189]))" office:value-type="float" office:value="0" calcext:value-type="float">
            <text:p>0</text:p>
          </table:table-cell>
          <table:table-cell table:style-name="ce39" table:formula="of:=IF([Sprint7.$E189]=&quot;&quot;;;MAX(0;[Sprint7.Z189]-[Sprint7.P18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90];[Sprint7.$D190];[Sprint7.$E190])">
            <text:p/>
          </table:table-cell>
          <table:table-cell table:style-name="ce9" table:formula="of:=IFERROR(VLOOKUP([Sprint7.$A190];[$Tasks.$A180:.$B18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90] =&quot;&quot;;;MAX([Sprint7.$F190]-[Sprint7.G190];0))" office:value-type="float" office:value="0" calcext:value-type="float">
            <text:p>0</text:p>
          </table:table-cell>
          <table:table-cell table:style-name="ce39" table:formula="of:=IF([Sprint7.$E190]=&quot;&quot;;;MAX(0;[Sprint7.R190]-[Sprint7.H190]))" office:value-type="float" office:value="0" calcext:value-type="float">
            <text:p>0</text:p>
          </table:table-cell>
          <table:table-cell table:style-name="ce39" table:formula="of:=IF([Sprint7.$E190]=&quot;&quot;;;MAX(0;[Sprint7.S190]-[Sprint7.I190]))" office:value-type="float" office:value="0" calcext:value-type="float">
            <text:p>0</text:p>
          </table:table-cell>
          <table:table-cell table:style-name="ce39" table:formula="of:=IF([Sprint7.$E190]=&quot;&quot;;;MAX(0;[Sprint7.T190]-[Sprint7.J190]))" office:value-type="float" office:value="0" calcext:value-type="float">
            <text:p>0</text:p>
          </table:table-cell>
          <table:table-cell table:style-name="ce39" table:formula="of:=IF([Sprint7.$E190]=&quot;&quot;;;MAX(0;[Sprint7.U190]-[Sprint7.K190]))" office:value-type="float" office:value="0" calcext:value-type="float">
            <text:p>0</text:p>
          </table:table-cell>
          <table:table-cell table:style-name="ce39" table:formula="of:=IF([Sprint7.$E190]=&quot;&quot;;;MAX(0;[Sprint7.V190]-[Sprint7.L190]))" office:value-type="float" office:value="0" calcext:value-type="float">
            <text:p>0</text:p>
          </table:table-cell>
          <table:table-cell table:style-name="ce39" table:formula="of:=IF([Sprint7.$E190]=&quot;&quot;;;MAX(0;[Sprint7.W190]-[Sprint7.M190]))" office:value-type="float" office:value="0" calcext:value-type="float">
            <text:p>0</text:p>
          </table:table-cell>
          <table:table-cell table:style-name="ce39" table:formula="of:=IF([Sprint7.$E190]=&quot;&quot;;;MAX(0;[Sprint7.X190]-[Sprint7.N190]))" office:value-type="float" office:value="0" calcext:value-type="float">
            <text:p>0</text:p>
          </table:table-cell>
          <table:table-cell table:style-name="ce39" table:formula="of:=IF([Sprint7.$E190]=&quot;&quot;;;MAX(0;[Sprint7.Y190]-[Sprint7.O190]))" office:value-type="float" office:value="0" calcext:value-type="float">
            <text:p>0</text:p>
          </table:table-cell>
          <table:table-cell table:style-name="ce39" table:formula="of:=IF([Sprint7.$E190]=&quot;&quot;;;MAX(0;[Sprint7.Z190]-[Sprint7.P19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91];[Sprint7.$D191];[Sprint7.$E191])">
            <text:p/>
          </table:table-cell>
          <table:table-cell table:style-name="ce9" table:formula="of:=IFERROR(VLOOKUP([Sprint7.$A191];[$Tasks.$A181:.$B18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91] =&quot;&quot;;;MAX([Sprint7.$F191]-[Sprint7.G191];0))" office:value-type="float" office:value="0" calcext:value-type="float">
            <text:p>0</text:p>
          </table:table-cell>
          <table:table-cell table:style-name="ce39" table:formula="of:=IF([Sprint7.$E191]=&quot;&quot;;;MAX(0;[Sprint7.R191]-[Sprint7.H191]))" office:value-type="float" office:value="0" calcext:value-type="float">
            <text:p>0</text:p>
          </table:table-cell>
          <table:table-cell table:style-name="ce39" table:formula="of:=IF([Sprint7.$E191]=&quot;&quot;;;MAX(0;[Sprint7.S191]-[Sprint7.I191]))" office:value-type="float" office:value="0" calcext:value-type="float">
            <text:p>0</text:p>
          </table:table-cell>
          <table:table-cell table:style-name="ce39" table:formula="of:=IF([Sprint7.$E191]=&quot;&quot;;;MAX(0;[Sprint7.T191]-[Sprint7.J191]))" office:value-type="float" office:value="0" calcext:value-type="float">
            <text:p>0</text:p>
          </table:table-cell>
          <table:table-cell table:style-name="ce39" table:formula="of:=IF([Sprint7.$E191]=&quot;&quot;;;MAX(0;[Sprint7.U191]-[Sprint7.K191]))" office:value-type="float" office:value="0" calcext:value-type="float">
            <text:p>0</text:p>
          </table:table-cell>
          <table:table-cell table:style-name="ce39" table:formula="of:=IF([Sprint7.$E191]=&quot;&quot;;;MAX(0;[Sprint7.V191]-[Sprint7.L191]))" office:value-type="float" office:value="0" calcext:value-type="float">
            <text:p>0</text:p>
          </table:table-cell>
          <table:table-cell table:style-name="ce39" table:formula="of:=IF([Sprint7.$E191]=&quot;&quot;;;MAX(0;[Sprint7.W191]-[Sprint7.M191]))" office:value-type="float" office:value="0" calcext:value-type="float">
            <text:p>0</text:p>
          </table:table-cell>
          <table:table-cell table:style-name="ce39" table:formula="of:=IF([Sprint7.$E191]=&quot;&quot;;;MAX(0;[Sprint7.X191]-[Sprint7.N191]))" office:value-type="float" office:value="0" calcext:value-type="float">
            <text:p>0</text:p>
          </table:table-cell>
          <table:table-cell table:style-name="ce39" table:formula="of:=IF([Sprint7.$E191]=&quot;&quot;;;MAX(0;[Sprint7.Y191]-[Sprint7.O191]))" office:value-type="float" office:value="0" calcext:value-type="float">
            <text:p>0</text:p>
          </table:table-cell>
          <table:table-cell table:style-name="ce39" table:formula="of:=IF([Sprint7.$E191]=&quot;&quot;;;MAX(0;[Sprint7.Z191]-[Sprint7.P19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92];[Sprint7.$D192];[Sprint7.$E192])">
            <text:p/>
          </table:table-cell>
          <table:table-cell table:style-name="ce9" table:formula="of:=IFERROR(VLOOKUP([Sprint7.$A192];[$Tasks.$A182:.$B18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92] =&quot;&quot;;;MAX([Sprint7.$F192]-[Sprint7.G192];0))" office:value-type="float" office:value="0" calcext:value-type="float">
            <text:p>0</text:p>
          </table:table-cell>
          <table:table-cell table:style-name="ce39" table:formula="of:=IF([Sprint7.$E192]=&quot;&quot;;;MAX(0;[Sprint7.R192]-[Sprint7.H192]))" office:value-type="float" office:value="0" calcext:value-type="float">
            <text:p>0</text:p>
          </table:table-cell>
          <table:table-cell table:style-name="ce39" table:formula="of:=IF([Sprint7.$E192]=&quot;&quot;;;MAX(0;[Sprint7.S192]-[Sprint7.I192]))" office:value-type="float" office:value="0" calcext:value-type="float">
            <text:p>0</text:p>
          </table:table-cell>
          <table:table-cell table:style-name="ce39" table:formula="of:=IF([Sprint7.$E192]=&quot;&quot;;;MAX(0;[Sprint7.T192]-[Sprint7.J192]))" office:value-type="float" office:value="0" calcext:value-type="float">
            <text:p>0</text:p>
          </table:table-cell>
          <table:table-cell table:style-name="ce39" table:formula="of:=IF([Sprint7.$E192]=&quot;&quot;;;MAX(0;[Sprint7.U192]-[Sprint7.K192]))" office:value-type="float" office:value="0" calcext:value-type="float">
            <text:p>0</text:p>
          </table:table-cell>
          <table:table-cell table:style-name="ce39" table:formula="of:=IF([Sprint7.$E192]=&quot;&quot;;;MAX(0;[Sprint7.V192]-[Sprint7.L192]))" office:value-type="float" office:value="0" calcext:value-type="float">
            <text:p>0</text:p>
          </table:table-cell>
          <table:table-cell table:style-name="ce39" table:formula="of:=IF([Sprint7.$E192]=&quot;&quot;;;MAX(0;[Sprint7.W192]-[Sprint7.M192]))" office:value-type="float" office:value="0" calcext:value-type="float">
            <text:p>0</text:p>
          </table:table-cell>
          <table:table-cell table:style-name="ce39" table:formula="of:=IF([Sprint7.$E192]=&quot;&quot;;;MAX(0;[Sprint7.X192]-[Sprint7.N192]))" office:value-type="float" office:value="0" calcext:value-type="float">
            <text:p>0</text:p>
          </table:table-cell>
          <table:table-cell table:style-name="ce39" table:formula="of:=IF([Sprint7.$E192]=&quot;&quot;;;MAX(0;[Sprint7.Y192]-[Sprint7.O192]))" office:value-type="float" office:value="0" calcext:value-type="float">
            <text:p>0</text:p>
          </table:table-cell>
          <table:table-cell table:style-name="ce39" table:formula="of:=IF([Sprint7.$E192]=&quot;&quot;;;MAX(0;[Sprint7.Z192]-[Sprint7.P19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93];[Sprint7.$D193];[Sprint7.$E193])">
            <text:p/>
          </table:table-cell>
          <table:table-cell table:style-name="ce9" table:formula="of:=IFERROR(VLOOKUP([Sprint7.$A193];[$Tasks.$A183:.$B18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93] =&quot;&quot;;;MAX([Sprint7.$F193]-[Sprint7.G193];0))" office:value-type="float" office:value="0" calcext:value-type="float">
            <text:p>0</text:p>
          </table:table-cell>
          <table:table-cell table:style-name="ce39" table:formula="of:=IF([Sprint7.$E193]=&quot;&quot;;;MAX(0;[Sprint7.R193]-[Sprint7.H193]))" office:value-type="float" office:value="0" calcext:value-type="float">
            <text:p>0</text:p>
          </table:table-cell>
          <table:table-cell table:style-name="ce39" table:formula="of:=IF([Sprint7.$E193]=&quot;&quot;;;MAX(0;[Sprint7.S193]-[Sprint7.I193]))" office:value-type="float" office:value="0" calcext:value-type="float">
            <text:p>0</text:p>
          </table:table-cell>
          <table:table-cell table:style-name="ce39" table:formula="of:=IF([Sprint7.$E193]=&quot;&quot;;;MAX(0;[Sprint7.T193]-[Sprint7.J193]))" office:value-type="float" office:value="0" calcext:value-type="float">
            <text:p>0</text:p>
          </table:table-cell>
          <table:table-cell table:style-name="ce39" table:formula="of:=IF([Sprint7.$E193]=&quot;&quot;;;MAX(0;[Sprint7.U193]-[Sprint7.K193]))" office:value-type="float" office:value="0" calcext:value-type="float">
            <text:p>0</text:p>
          </table:table-cell>
          <table:table-cell table:style-name="ce39" table:formula="of:=IF([Sprint7.$E193]=&quot;&quot;;;MAX(0;[Sprint7.V193]-[Sprint7.L193]))" office:value-type="float" office:value="0" calcext:value-type="float">
            <text:p>0</text:p>
          </table:table-cell>
          <table:table-cell table:style-name="ce39" table:formula="of:=IF([Sprint7.$E193]=&quot;&quot;;;MAX(0;[Sprint7.W193]-[Sprint7.M193]))" office:value-type="float" office:value="0" calcext:value-type="float">
            <text:p>0</text:p>
          </table:table-cell>
          <table:table-cell table:style-name="ce39" table:formula="of:=IF([Sprint7.$E193]=&quot;&quot;;;MAX(0;[Sprint7.X193]-[Sprint7.N193]))" office:value-type="float" office:value="0" calcext:value-type="float">
            <text:p>0</text:p>
          </table:table-cell>
          <table:table-cell table:style-name="ce39" table:formula="of:=IF([Sprint7.$E193]=&quot;&quot;;;MAX(0;[Sprint7.Y193]-[Sprint7.O193]))" office:value-type="float" office:value="0" calcext:value-type="float">
            <text:p>0</text:p>
          </table:table-cell>
          <table:table-cell table:style-name="ce39" table:formula="of:=IF([Sprint7.$E193]=&quot;&quot;;;MAX(0;[Sprint7.Z193]-[Sprint7.P19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94];[Sprint7.$D194];[Sprint7.$E194])">
            <text:p/>
          </table:table-cell>
          <table:table-cell table:style-name="ce9" table:formula="of:=IFERROR(VLOOKUP([Sprint7.$A194];[$Tasks.$A184:.$B18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94] =&quot;&quot;;;MAX([Sprint7.$F194]-[Sprint7.G194];0))" office:value-type="float" office:value="0" calcext:value-type="float">
            <text:p>0</text:p>
          </table:table-cell>
          <table:table-cell table:style-name="ce39" table:formula="of:=IF([Sprint7.$E194]=&quot;&quot;;;MAX(0;[Sprint7.R194]-[Sprint7.H194]))" office:value-type="float" office:value="0" calcext:value-type="float">
            <text:p>0</text:p>
          </table:table-cell>
          <table:table-cell table:style-name="ce39" table:formula="of:=IF([Sprint7.$E194]=&quot;&quot;;;MAX(0;[Sprint7.S194]-[Sprint7.I194]))" office:value-type="float" office:value="0" calcext:value-type="float">
            <text:p>0</text:p>
          </table:table-cell>
          <table:table-cell table:style-name="ce39" table:formula="of:=IF([Sprint7.$E194]=&quot;&quot;;;MAX(0;[Sprint7.T194]-[Sprint7.J194]))" office:value-type="float" office:value="0" calcext:value-type="float">
            <text:p>0</text:p>
          </table:table-cell>
          <table:table-cell table:style-name="ce39" table:formula="of:=IF([Sprint7.$E194]=&quot;&quot;;;MAX(0;[Sprint7.U194]-[Sprint7.K194]))" office:value-type="float" office:value="0" calcext:value-type="float">
            <text:p>0</text:p>
          </table:table-cell>
          <table:table-cell table:style-name="ce39" table:formula="of:=IF([Sprint7.$E194]=&quot;&quot;;;MAX(0;[Sprint7.V194]-[Sprint7.L194]))" office:value-type="float" office:value="0" calcext:value-type="float">
            <text:p>0</text:p>
          </table:table-cell>
          <table:table-cell table:style-name="ce39" table:formula="of:=IF([Sprint7.$E194]=&quot;&quot;;;MAX(0;[Sprint7.W194]-[Sprint7.M194]))" office:value-type="float" office:value="0" calcext:value-type="float">
            <text:p>0</text:p>
          </table:table-cell>
          <table:table-cell table:style-name="ce39" table:formula="of:=IF([Sprint7.$E194]=&quot;&quot;;;MAX(0;[Sprint7.X194]-[Sprint7.N194]))" office:value-type="float" office:value="0" calcext:value-type="float">
            <text:p>0</text:p>
          </table:table-cell>
          <table:table-cell table:style-name="ce39" table:formula="of:=IF([Sprint7.$E194]=&quot;&quot;;;MAX(0;[Sprint7.Y194]-[Sprint7.O194]))" office:value-type="float" office:value="0" calcext:value-type="float">
            <text:p>0</text:p>
          </table:table-cell>
          <table:table-cell table:style-name="ce39" table:formula="of:=IF([Sprint7.$E194]=&quot;&quot;;;MAX(0;[Sprint7.Z194]-[Sprint7.P19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95];[Sprint7.$D195];[Sprint7.$E195])">
            <text:p/>
          </table:table-cell>
          <table:table-cell table:style-name="ce9" table:formula="of:=IFERROR(VLOOKUP([Sprint7.$A195];[$Tasks.$A185:.$B18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95] =&quot;&quot;;;MAX([Sprint7.$F195]-[Sprint7.G195];0))" office:value-type="float" office:value="0" calcext:value-type="float">
            <text:p>0</text:p>
          </table:table-cell>
          <table:table-cell table:style-name="ce39" table:formula="of:=IF([Sprint7.$E195]=&quot;&quot;;;MAX(0;[Sprint7.R195]-[Sprint7.H195]))" office:value-type="float" office:value="0" calcext:value-type="float">
            <text:p>0</text:p>
          </table:table-cell>
          <table:table-cell table:style-name="ce39" table:formula="of:=IF([Sprint7.$E195]=&quot;&quot;;;MAX(0;[Sprint7.S195]-[Sprint7.I195]))" office:value-type="float" office:value="0" calcext:value-type="float">
            <text:p>0</text:p>
          </table:table-cell>
          <table:table-cell table:style-name="ce39" table:formula="of:=IF([Sprint7.$E195]=&quot;&quot;;;MAX(0;[Sprint7.T195]-[Sprint7.J195]))" office:value-type="float" office:value="0" calcext:value-type="float">
            <text:p>0</text:p>
          </table:table-cell>
          <table:table-cell table:style-name="ce39" table:formula="of:=IF([Sprint7.$E195]=&quot;&quot;;;MAX(0;[Sprint7.U195]-[Sprint7.K195]))" office:value-type="float" office:value="0" calcext:value-type="float">
            <text:p>0</text:p>
          </table:table-cell>
          <table:table-cell table:style-name="ce39" table:formula="of:=IF([Sprint7.$E195]=&quot;&quot;;;MAX(0;[Sprint7.V195]-[Sprint7.L195]))" office:value-type="float" office:value="0" calcext:value-type="float">
            <text:p>0</text:p>
          </table:table-cell>
          <table:table-cell table:style-name="ce39" table:formula="of:=IF([Sprint7.$E195]=&quot;&quot;;;MAX(0;[Sprint7.W195]-[Sprint7.M195]))" office:value-type="float" office:value="0" calcext:value-type="float">
            <text:p>0</text:p>
          </table:table-cell>
          <table:table-cell table:style-name="ce39" table:formula="of:=IF([Sprint7.$E195]=&quot;&quot;;;MAX(0;[Sprint7.X195]-[Sprint7.N195]))" office:value-type="float" office:value="0" calcext:value-type="float">
            <text:p>0</text:p>
          </table:table-cell>
          <table:table-cell table:style-name="ce39" table:formula="of:=IF([Sprint7.$E195]=&quot;&quot;;;MAX(0;[Sprint7.Y195]-[Sprint7.O195]))" office:value-type="float" office:value="0" calcext:value-type="float">
            <text:p>0</text:p>
          </table:table-cell>
          <table:table-cell table:style-name="ce39" table:formula="of:=IF([Sprint7.$E195]=&quot;&quot;;;MAX(0;[Sprint7.Z195]-[Sprint7.P19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96];[Sprint7.$D196];[Sprint7.$E196])">
            <text:p/>
          </table:table-cell>
          <table:table-cell table:style-name="ce9" table:formula="of:=IFERROR(VLOOKUP([Sprint7.$A196];[$Tasks.$A186:.$B19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96] =&quot;&quot;;;MAX([Sprint7.$F196]-[Sprint7.G196];0))" office:value-type="float" office:value="0" calcext:value-type="float">
            <text:p>0</text:p>
          </table:table-cell>
          <table:table-cell table:style-name="ce39" table:formula="of:=IF([Sprint7.$E196]=&quot;&quot;;;MAX(0;[Sprint7.R196]-[Sprint7.H196]))" office:value-type="float" office:value="0" calcext:value-type="float">
            <text:p>0</text:p>
          </table:table-cell>
          <table:table-cell table:style-name="ce39" table:formula="of:=IF([Sprint7.$E196]=&quot;&quot;;;MAX(0;[Sprint7.S196]-[Sprint7.I196]))" office:value-type="float" office:value="0" calcext:value-type="float">
            <text:p>0</text:p>
          </table:table-cell>
          <table:table-cell table:style-name="ce39" table:formula="of:=IF([Sprint7.$E196]=&quot;&quot;;;MAX(0;[Sprint7.T196]-[Sprint7.J196]))" office:value-type="float" office:value="0" calcext:value-type="float">
            <text:p>0</text:p>
          </table:table-cell>
          <table:table-cell table:style-name="ce39" table:formula="of:=IF([Sprint7.$E196]=&quot;&quot;;;MAX(0;[Sprint7.U196]-[Sprint7.K196]))" office:value-type="float" office:value="0" calcext:value-type="float">
            <text:p>0</text:p>
          </table:table-cell>
          <table:table-cell table:style-name="ce39" table:formula="of:=IF([Sprint7.$E196]=&quot;&quot;;;MAX(0;[Sprint7.V196]-[Sprint7.L196]))" office:value-type="float" office:value="0" calcext:value-type="float">
            <text:p>0</text:p>
          </table:table-cell>
          <table:table-cell table:style-name="ce39" table:formula="of:=IF([Sprint7.$E196]=&quot;&quot;;;MAX(0;[Sprint7.W196]-[Sprint7.M196]))" office:value-type="float" office:value="0" calcext:value-type="float">
            <text:p>0</text:p>
          </table:table-cell>
          <table:table-cell table:style-name="ce39" table:formula="of:=IF([Sprint7.$E196]=&quot;&quot;;;MAX(0;[Sprint7.X196]-[Sprint7.N196]))" office:value-type="float" office:value="0" calcext:value-type="float">
            <text:p>0</text:p>
          </table:table-cell>
          <table:table-cell table:style-name="ce39" table:formula="of:=IF([Sprint7.$E196]=&quot;&quot;;;MAX(0;[Sprint7.Y196]-[Sprint7.O196]))" office:value-type="float" office:value="0" calcext:value-type="float">
            <text:p>0</text:p>
          </table:table-cell>
          <table:table-cell table:style-name="ce39" table:formula="of:=IF([Sprint7.$E196]=&quot;&quot;;;MAX(0;[Sprint7.Z196]-[Sprint7.P19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97];[Sprint7.$D197];[Sprint7.$E197])">
            <text:p/>
          </table:table-cell>
          <table:table-cell table:style-name="ce9" table:formula="of:=IFERROR(VLOOKUP([Sprint7.$A197];[$Tasks.$A187:.$B19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97] =&quot;&quot;;;MAX([Sprint7.$F197]-[Sprint7.G197];0))" office:value-type="float" office:value="0" calcext:value-type="float">
            <text:p>0</text:p>
          </table:table-cell>
          <table:table-cell table:style-name="ce39" table:formula="of:=IF([Sprint7.$E197]=&quot;&quot;;;MAX(0;[Sprint7.R197]-[Sprint7.H197]))" office:value-type="float" office:value="0" calcext:value-type="float">
            <text:p>0</text:p>
          </table:table-cell>
          <table:table-cell table:style-name="ce39" table:formula="of:=IF([Sprint7.$E197]=&quot;&quot;;;MAX(0;[Sprint7.S197]-[Sprint7.I197]))" office:value-type="float" office:value="0" calcext:value-type="float">
            <text:p>0</text:p>
          </table:table-cell>
          <table:table-cell table:style-name="ce39" table:formula="of:=IF([Sprint7.$E197]=&quot;&quot;;;MAX(0;[Sprint7.T197]-[Sprint7.J197]))" office:value-type="float" office:value="0" calcext:value-type="float">
            <text:p>0</text:p>
          </table:table-cell>
          <table:table-cell table:style-name="ce39" table:formula="of:=IF([Sprint7.$E197]=&quot;&quot;;;MAX(0;[Sprint7.U197]-[Sprint7.K197]))" office:value-type="float" office:value="0" calcext:value-type="float">
            <text:p>0</text:p>
          </table:table-cell>
          <table:table-cell table:style-name="ce39" table:formula="of:=IF([Sprint7.$E197]=&quot;&quot;;;MAX(0;[Sprint7.V197]-[Sprint7.L197]))" office:value-type="float" office:value="0" calcext:value-type="float">
            <text:p>0</text:p>
          </table:table-cell>
          <table:table-cell table:style-name="ce39" table:formula="of:=IF([Sprint7.$E197]=&quot;&quot;;;MAX(0;[Sprint7.W197]-[Sprint7.M197]))" office:value-type="float" office:value="0" calcext:value-type="float">
            <text:p>0</text:p>
          </table:table-cell>
          <table:table-cell table:style-name="ce39" table:formula="of:=IF([Sprint7.$E197]=&quot;&quot;;;MAX(0;[Sprint7.X197]-[Sprint7.N197]))" office:value-type="float" office:value="0" calcext:value-type="float">
            <text:p>0</text:p>
          </table:table-cell>
          <table:table-cell table:style-name="ce39" table:formula="of:=IF([Sprint7.$E197]=&quot;&quot;;;MAX(0;[Sprint7.Y197]-[Sprint7.O197]))" office:value-type="float" office:value="0" calcext:value-type="float">
            <text:p>0</text:p>
          </table:table-cell>
          <table:table-cell table:style-name="ce39" table:formula="of:=IF([Sprint7.$E197]=&quot;&quot;;;MAX(0;[Sprint7.Z197]-[Sprint7.P19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98];[Sprint7.$D198];[Sprint7.$E198])">
            <text:p/>
          </table:table-cell>
          <table:table-cell table:style-name="ce9" table:formula="of:=IFERROR(VLOOKUP([Sprint7.$A198];[$Tasks.$A188:.$B19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98] =&quot;&quot;;;MAX([Sprint7.$F198]-[Sprint7.G198];0))" office:value-type="float" office:value="0" calcext:value-type="float">
            <text:p>0</text:p>
          </table:table-cell>
          <table:table-cell table:style-name="ce39" table:formula="of:=IF([Sprint7.$E198]=&quot;&quot;;;MAX(0;[Sprint7.R198]-[Sprint7.H198]))" office:value-type="float" office:value="0" calcext:value-type="float">
            <text:p>0</text:p>
          </table:table-cell>
          <table:table-cell table:style-name="ce39" table:formula="of:=IF([Sprint7.$E198]=&quot;&quot;;;MAX(0;[Sprint7.S198]-[Sprint7.I198]))" office:value-type="float" office:value="0" calcext:value-type="float">
            <text:p>0</text:p>
          </table:table-cell>
          <table:table-cell table:style-name="ce39" table:formula="of:=IF([Sprint7.$E198]=&quot;&quot;;;MAX(0;[Sprint7.T198]-[Sprint7.J198]))" office:value-type="float" office:value="0" calcext:value-type="float">
            <text:p>0</text:p>
          </table:table-cell>
          <table:table-cell table:style-name="ce39" table:formula="of:=IF([Sprint7.$E198]=&quot;&quot;;;MAX(0;[Sprint7.U198]-[Sprint7.K198]))" office:value-type="float" office:value="0" calcext:value-type="float">
            <text:p>0</text:p>
          </table:table-cell>
          <table:table-cell table:style-name="ce39" table:formula="of:=IF([Sprint7.$E198]=&quot;&quot;;;MAX(0;[Sprint7.V198]-[Sprint7.L198]))" office:value-type="float" office:value="0" calcext:value-type="float">
            <text:p>0</text:p>
          </table:table-cell>
          <table:table-cell table:style-name="ce39" table:formula="of:=IF([Sprint7.$E198]=&quot;&quot;;;MAX(0;[Sprint7.W198]-[Sprint7.M198]))" office:value-type="float" office:value="0" calcext:value-type="float">
            <text:p>0</text:p>
          </table:table-cell>
          <table:table-cell table:style-name="ce39" table:formula="of:=IF([Sprint7.$E198]=&quot;&quot;;;MAX(0;[Sprint7.X198]-[Sprint7.N198]))" office:value-type="float" office:value="0" calcext:value-type="float">
            <text:p>0</text:p>
          </table:table-cell>
          <table:table-cell table:style-name="ce39" table:formula="of:=IF([Sprint7.$E198]=&quot;&quot;;;MAX(0;[Sprint7.Y198]-[Sprint7.O198]))" office:value-type="float" office:value="0" calcext:value-type="float">
            <text:p>0</text:p>
          </table:table-cell>
          <table:table-cell table:style-name="ce39" table:formula="of:=IF([Sprint7.$E198]=&quot;&quot;;;MAX(0;[Sprint7.Z198]-[Sprint7.P19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199];[Sprint7.$D199];[Sprint7.$E199])">
            <text:p/>
          </table:table-cell>
          <table:table-cell table:style-name="ce9" table:formula="of:=IFERROR(VLOOKUP([Sprint7.$A199];[$Tasks.$A189:.$B19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99] =&quot;&quot;;;MAX([Sprint7.$F199]-[Sprint7.G199];0))" office:value-type="float" office:value="0" calcext:value-type="float">
            <text:p>0</text:p>
          </table:table-cell>
          <table:table-cell table:style-name="ce39" table:formula="of:=IF([Sprint7.$E199]=&quot;&quot;;;MAX(0;[Sprint7.R199]-[Sprint7.H199]))" office:value-type="float" office:value="0" calcext:value-type="float">
            <text:p>0</text:p>
          </table:table-cell>
          <table:table-cell table:style-name="ce39" table:formula="of:=IF([Sprint7.$E199]=&quot;&quot;;;MAX(0;[Sprint7.S199]-[Sprint7.I199]))" office:value-type="float" office:value="0" calcext:value-type="float">
            <text:p>0</text:p>
          </table:table-cell>
          <table:table-cell table:style-name="ce39" table:formula="of:=IF([Sprint7.$E199]=&quot;&quot;;;MAX(0;[Sprint7.T199]-[Sprint7.J199]))" office:value-type="float" office:value="0" calcext:value-type="float">
            <text:p>0</text:p>
          </table:table-cell>
          <table:table-cell table:style-name="ce39" table:formula="of:=IF([Sprint7.$E199]=&quot;&quot;;;MAX(0;[Sprint7.U199]-[Sprint7.K199]))" office:value-type="float" office:value="0" calcext:value-type="float">
            <text:p>0</text:p>
          </table:table-cell>
          <table:table-cell table:style-name="ce39" table:formula="of:=IF([Sprint7.$E199]=&quot;&quot;;;MAX(0;[Sprint7.V199]-[Sprint7.L199]))" office:value-type="float" office:value="0" calcext:value-type="float">
            <text:p>0</text:p>
          </table:table-cell>
          <table:table-cell table:style-name="ce39" table:formula="of:=IF([Sprint7.$E199]=&quot;&quot;;;MAX(0;[Sprint7.W199]-[Sprint7.M199]))" office:value-type="float" office:value="0" calcext:value-type="float">
            <text:p>0</text:p>
          </table:table-cell>
          <table:table-cell table:style-name="ce39" table:formula="of:=IF([Sprint7.$E199]=&quot;&quot;;;MAX(0;[Sprint7.X199]-[Sprint7.N199]))" office:value-type="float" office:value="0" calcext:value-type="float">
            <text:p>0</text:p>
          </table:table-cell>
          <table:table-cell table:style-name="ce39" table:formula="of:=IF([Sprint7.$E199]=&quot;&quot;;;MAX(0;[Sprint7.Y199]-[Sprint7.O199]))" office:value-type="float" office:value="0" calcext:value-type="float">
            <text:p>0</text:p>
          </table:table-cell>
          <table:table-cell table:style-name="ce39" table:formula="of:=IF([Sprint7.$E199]=&quot;&quot;;;MAX(0;[Sprint7.Z199]-[Sprint7.P19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200];[Sprint7.$D200];[Sprint7.$E200])">
            <text:p/>
          </table:table-cell>
          <table:table-cell table:style-name="ce9" table:formula="of:=IFERROR(VLOOKUP([Sprint7.$A200];[$Tasks.$A190:.$B19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200] =&quot;&quot;;;MAX([Sprint7.$F200]-[Sprint7.G200];0))" office:value-type="float" office:value="0" calcext:value-type="float">
            <text:p>0</text:p>
          </table:table-cell>
          <table:table-cell table:style-name="ce39" table:formula="of:=IF([Sprint7.$E200]=&quot;&quot;;;MAX(0;[Sprint7.R200]-[Sprint7.H200]))" office:value-type="float" office:value="0" calcext:value-type="float">
            <text:p>0</text:p>
          </table:table-cell>
          <table:table-cell table:style-name="ce39" table:formula="of:=IF([Sprint7.$E200]=&quot;&quot;;;MAX(0;[Sprint7.S200]-[Sprint7.I200]))" office:value-type="float" office:value="0" calcext:value-type="float">
            <text:p>0</text:p>
          </table:table-cell>
          <table:table-cell table:style-name="ce39" table:formula="of:=IF([Sprint7.$E200]=&quot;&quot;;;MAX(0;[Sprint7.T200]-[Sprint7.J200]))" office:value-type="float" office:value="0" calcext:value-type="float">
            <text:p>0</text:p>
          </table:table-cell>
          <table:table-cell table:style-name="ce39" table:formula="of:=IF([Sprint7.$E200]=&quot;&quot;;;MAX(0;[Sprint7.U200]-[Sprint7.K200]))" office:value-type="float" office:value="0" calcext:value-type="float">
            <text:p>0</text:p>
          </table:table-cell>
          <table:table-cell table:style-name="ce39" table:formula="of:=IF([Sprint7.$E200]=&quot;&quot;;;MAX(0;[Sprint7.V200]-[Sprint7.L200]))" office:value-type="float" office:value="0" calcext:value-type="float">
            <text:p>0</text:p>
          </table:table-cell>
          <table:table-cell table:style-name="ce39" table:formula="of:=IF([Sprint7.$E200]=&quot;&quot;;;MAX(0;[Sprint7.W200]-[Sprint7.M200]))" office:value-type="float" office:value="0" calcext:value-type="float">
            <text:p>0</text:p>
          </table:table-cell>
          <table:table-cell table:style-name="ce39" table:formula="of:=IF([Sprint7.$E200]=&quot;&quot;;;MAX(0;[Sprint7.X200]-[Sprint7.N200]))" office:value-type="float" office:value="0" calcext:value-type="float">
            <text:p>0</text:p>
          </table:table-cell>
          <table:table-cell table:style-name="ce39" table:formula="of:=IF([Sprint7.$E200]=&quot;&quot;;;MAX(0;[Sprint7.Y200]-[Sprint7.O200]))" office:value-type="float" office:value="0" calcext:value-type="float">
            <text:p>0</text:p>
          </table:table-cell>
          <table:table-cell table:style-name="ce39" table:formula="of:=IF([Sprint7.$E200]=&quot;&quot;;;MAX(0;[Sprint7.Z200]-[Sprint7.P20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201];[Sprint7.$D201];[Sprint7.$E201])">
            <text:p/>
          </table:table-cell>
          <table:table-cell table:style-name="ce9" table:formula="of:=IFERROR(VLOOKUP([Sprint7.$A201];[$Tasks.$A191:.$B19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201] =&quot;&quot;;;MAX([Sprint7.$F201]-[Sprint7.G201];0))" office:value-type="float" office:value="0" calcext:value-type="float">
            <text:p>0</text:p>
          </table:table-cell>
          <table:table-cell table:style-name="ce39" table:formula="of:=IF([Sprint7.$E201]=&quot;&quot;;;MAX(0;[Sprint7.R201]-[Sprint7.H201]))" office:value-type="float" office:value="0" calcext:value-type="float">
            <text:p>0</text:p>
          </table:table-cell>
          <table:table-cell table:style-name="ce39" table:formula="of:=IF([Sprint7.$E201]=&quot;&quot;;;MAX(0;[Sprint7.S201]-[Sprint7.I201]))" office:value-type="float" office:value="0" calcext:value-type="float">
            <text:p>0</text:p>
          </table:table-cell>
          <table:table-cell table:style-name="ce39" table:formula="of:=IF([Sprint7.$E201]=&quot;&quot;;;MAX(0;[Sprint7.T201]-[Sprint7.J201]))" office:value-type="float" office:value="0" calcext:value-type="float">
            <text:p>0</text:p>
          </table:table-cell>
          <table:table-cell table:style-name="ce39" table:formula="of:=IF([Sprint7.$E201]=&quot;&quot;;;MAX(0;[Sprint7.U201]-[Sprint7.K201]))" office:value-type="float" office:value="0" calcext:value-type="float">
            <text:p>0</text:p>
          </table:table-cell>
          <table:table-cell table:style-name="ce39" table:formula="of:=IF([Sprint7.$E201]=&quot;&quot;;;MAX(0;[Sprint7.V201]-[Sprint7.L201]))" office:value-type="float" office:value="0" calcext:value-type="float">
            <text:p>0</text:p>
          </table:table-cell>
          <table:table-cell table:style-name="ce39" table:formula="of:=IF([Sprint7.$E201]=&quot;&quot;;;MAX(0;[Sprint7.W201]-[Sprint7.M201]))" office:value-type="float" office:value="0" calcext:value-type="float">
            <text:p>0</text:p>
          </table:table-cell>
          <table:table-cell table:style-name="ce39" table:formula="of:=IF([Sprint7.$E201]=&quot;&quot;;;MAX(0;[Sprint7.X201]-[Sprint7.N201]))" office:value-type="float" office:value="0" calcext:value-type="float">
            <text:p>0</text:p>
          </table:table-cell>
          <table:table-cell table:style-name="ce39" table:formula="of:=IF([Sprint7.$E201]=&quot;&quot;;;MAX(0;[Sprint7.Y201]-[Sprint7.O201]))" office:value-type="float" office:value="0" calcext:value-type="float">
            <text:p>0</text:p>
          </table:table-cell>
          <table:table-cell table:style-name="ce39" table:formula="of:=IF([Sprint7.$E201]=&quot;&quot;;;MAX(0;[Sprint7.Z201]-[Sprint7.P20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202];[Sprint7.$D202];[Sprint7.$E202])">
            <text:p/>
          </table:table-cell>
          <table:table-cell table:style-name="ce9" table:formula="of:=IFERROR(VLOOKUP([Sprint7.$A202];[$Tasks.$A192:.$B19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202] =&quot;&quot;;;MAX([Sprint7.$F202]-[Sprint7.G202];0))" office:value-type="float" office:value="0" calcext:value-type="float">
            <text:p>0</text:p>
          </table:table-cell>
          <table:table-cell table:style-name="ce39" table:formula="of:=IF([Sprint7.$E202]=&quot;&quot;;;MAX(0;[Sprint7.R202]-[Sprint7.H202]))" office:value-type="float" office:value="0" calcext:value-type="float">
            <text:p>0</text:p>
          </table:table-cell>
          <table:table-cell table:style-name="ce39" table:formula="of:=IF([Sprint7.$E202]=&quot;&quot;;;MAX(0;[Sprint7.S202]-[Sprint7.I202]))" office:value-type="float" office:value="0" calcext:value-type="float">
            <text:p>0</text:p>
          </table:table-cell>
          <table:table-cell table:style-name="ce39" table:formula="of:=IF([Sprint7.$E202]=&quot;&quot;;;MAX(0;[Sprint7.T202]-[Sprint7.J202]))" office:value-type="float" office:value="0" calcext:value-type="float">
            <text:p>0</text:p>
          </table:table-cell>
          <table:table-cell table:style-name="ce39" table:formula="of:=IF([Sprint7.$E202]=&quot;&quot;;;MAX(0;[Sprint7.U202]-[Sprint7.K202]))" office:value-type="float" office:value="0" calcext:value-type="float">
            <text:p>0</text:p>
          </table:table-cell>
          <table:table-cell table:style-name="ce39" table:formula="of:=IF([Sprint7.$E202]=&quot;&quot;;;MAX(0;[Sprint7.V202]-[Sprint7.L202]))" office:value-type="float" office:value="0" calcext:value-type="float">
            <text:p>0</text:p>
          </table:table-cell>
          <table:table-cell table:style-name="ce39" table:formula="of:=IF([Sprint7.$E202]=&quot;&quot;;;MAX(0;[Sprint7.W202]-[Sprint7.M202]))" office:value-type="float" office:value="0" calcext:value-type="float">
            <text:p>0</text:p>
          </table:table-cell>
          <table:table-cell table:style-name="ce39" table:formula="of:=IF([Sprint7.$E202]=&quot;&quot;;;MAX(0;[Sprint7.X202]-[Sprint7.N202]))" office:value-type="float" office:value="0" calcext:value-type="float">
            <text:p>0</text:p>
          </table:table-cell>
          <table:table-cell table:style-name="ce39" table:formula="of:=IF([Sprint7.$E202]=&quot;&quot;;;MAX(0;[Sprint7.Y202]-[Sprint7.O202]))" office:value-type="float" office:value="0" calcext:value-type="float">
            <text:p>0</text:p>
          </table:table-cell>
          <table:table-cell table:style-name="ce39" table:formula="of:=IF([Sprint7.$E202]=&quot;&quot;;;MAX(0;[Sprint7.Z202]-[Sprint7.P20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203];[Sprint7.$D203];[Sprint7.$E203])">
            <text:p/>
          </table:table-cell>
          <table:table-cell table:style-name="ce9" table:formula="of:=IFERROR(VLOOKUP([Sprint7.$A203];[$Tasks.$A193:.$B19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203] =&quot;&quot;;;MAX([Sprint7.$F203]-[Sprint7.G203];0))" office:value-type="float" office:value="0" calcext:value-type="float">
            <text:p>0</text:p>
          </table:table-cell>
          <table:table-cell table:style-name="ce39" table:formula="of:=IF([Sprint7.$E203]=&quot;&quot;;;MAX(0;[Sprint7.R203]-[Sprint7.H203]))" office:value-type="float" office:value="0" calcext:value-type="float">
            <text:p>0</text:p>
          </table:table-cell>
          <table:table-cell table:style-name="ce39" table:formula="of:=IF([Sprint7.$E203]=&quot;&quot;;;MAX(0;[Sprint7.S203]-[Sprint7.I203]))" office:value-type="float" office:value="0" calcext:value-type="float">
            <text:p>0</text:p>
          </table:table-cell>
          <table:table-cell table:style-name="ce39" table:formula="of:=IF([Sprint7.$E203]=&quot;&quot;;;MAX(0;[Sprint7.T203]-[Sprint7.J203]))" office:value-type="float" office:value="0" calcext:value-type="float">
            <text:p>0</text:p>
          </table:table-cell>
          <table:table-cell table:style-name="ce39" table:formula="of:=IF([Sprint7.$E203]=&quot;&quot;;;MAX(0;[Sprint7.U203]-[Sprint7.K203]))" office:value-type="float" office:value="0" calcext:value-type="float">
            <text:p>0</text:p>
          </table:table-cell>
          <table:table-cell table:style-name="ce39" table:formula="of:=IF([Sprint7.$E203]=&quot;&quot;;;MAX(0;[Sprint7.V203]-[Sprint7.L203]))" office:value-type="float" office:value="0" calcext:value-type="float">
            <text:p>0</text:p>
          </table:table-cell>
          <table:table-cell table:style-name="ce39" table:formula="of:=IF([Sprint7.$E203]=&quot;&quot;;;MAX(0;[Sprint7.W203]-[Sprint7.M203]))" office:value-type="float" office:value="0" calcext:value-type="float">
            <text:p>0</text:p>
          </table:table-cell>
          <table:table-cell table:style-name="ce39" table:formula="of:=IF([Sprint7.$E203]=&quot;&quot;;;MAX(0;[Sprint7.X203]-[Sprint7.N203]))" office:value-type="float" office:value="0" calcext:value-type="float">
            <text:p>0</text:p>
          </table:table-cell>
          <table:table-cell table:style-name="ce39" table:formula="of:=IF([Sprint7.$E203]=&quot;&quot;;;MAX(0;[Sprint7.Y203]-[Sprint7.O203]))" office:value-type="float" office:value="0" calcext:value-type="float">
            <text:p>0</text:p>
          </table:table-cell>
          <table:table-cell table:style-name="ce39" table:formula="of:=IF([Sprint7.$E203]=&quot;&quot;;;MAX(0;[Sprint7.Z203]-[Sprint7.P20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204];[Sprint7.$D204];[Sprint7.$E204])">
            <text:p/>
          </table:table-cell>
          <table:table-cell table:style-name="ce9" table:formula="of:=IFERROR(VLOOKUP([Sprint7.$A204];[$Tasks.$A194:.$B19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204] =&quot;&quot;;;MAX([Sprint7.$F204]-[Sprint7.G204];0))" office:value-type="float" office:value="0" calcext:value-type="float">
            <text:p>0</text:p>
          </table:table-cell>
          <table:table-cell table:style-name="ce39" table:formula="of:=IF([Sprint7.$E204]=&quot;&quot;;;MAX(0;[Sprint7.R204]-[Sprint7.H204]))" office:value-type="float" office:value="0" calcext:value-type="float">
            <text:p>0</text:p>
          </table:table-cell>
          <table:table-cell table:style-name="ce39" table:formula="of:=IF([Sprint7.$E204]=&quot;&quot;;;MAX(0;[Sprint7.S204]-[Sprint7.I204]))" office:value-type="float" office:value="0" calcext:value-type="float">
            <text:p>0</text:p>
          </table:table-cell>
          <table:table-cell table:style-name="ce39" table:formula="of:=IF([Sprint7.$E204]=&quot;&quot;;;MAX(0;[Sprint7.T204]-[Sprint7.J204]))" office:value-type="float" office:value="0" calcext:value-type="float">
            <text:p>0</text:p>
          </table:table-cell>
          <table:table-cell table:style-name="ce39" table:formula="of:=IF([Sprint7.$E204]=&quot;&quot;;;MAX(0;[Sprint7.U204]-[Sprint7.K204]))" office:value-type="float" office:value="0" calcext:value-type="float">
            <text:p>0</text:p>
          </table:table-cell>
          <table:table-cell table:style-name="ce39" table:formula="of:=IF([Sprint7.$E204]=&quot;&quot;;;MAX(0;[Sprint7.V204]-[Sprint7.L204]))" office:value-type="float" office:value="0" calcext:value-type="float">
            <text:p>0</text:p>
          </table:table-cell>
          <table:table-cell table:style-name="ce39" table:formula="of:=IF([Sprint7.$E204]=&quot;&quot;;;MAX(0;[Sprint7.W204]-[Sprint7.M204]))" office:value-type="float" office:value="0" calcext:value-type="float">
            <text:p>0</text:p>
          </table:table-cell>
          <table:table-cell table:style-name="ce39" table:formula="of:=IF([Sprint7.$E204]=&quot;&quot;;;MAX(0;[Sprint7.X204]-[Sprint7.N204]))" office:value-type="float" office:value="0" calcext:value-type="float">
            <text:p>0</text:p>
          </table:table-cell>
          <table:table-cell table:style-name="ce39" table:formula="of:=IF([Sprint7.$E204]=&quot;&quot;;;MAX(0;[Sprint7.Y204]-[Sprint7.O204]))" office:value-type="float" office:value="0" calcext:value-type="float">
            <text:p>0</text:p>
          </table:table-cell>
          <table:table-cell table:style-name="ce39" table:formula="of:=IF([Sprint7.$E204]=&quot;&quot;;;MAX(0;[Sprint7.Z204]-[Sprint7.P20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205];[Sprint7.$D205];[Sprint7.$E205])">
            <text:p/>
          </table:table-cell>
          <table:table-cell table:style-name="ce9" table:formula="of:=IFERROR(VLOOKUP([Sprint7.$A205];[$Tasks.$A195:.$B19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205] =&quot;&quot;;;MAX([Sprint7.$F205]-[Sprint7.G205];0))" office:value-type="float" office:value="0" calcext:value-type="float">
            <text:p>0</text:p>
          </table:table-cell>
          <table:table-cell table:style-name="ce39" table:formula="of:=IF([Sprint7.$E205]=&quot;&quot;;;MAX(0;[Sprint7.R205]-[Sprint7.H205]))" office:value-type="float" office:value="0" calcext:value-type="float">
            <text:p>0</text:p>
          </table:table-cell>
          <table:table-cell table:style-name="ce39" table:formula="of:=IF([Sprint7.$E205]=&quot;&quot;;;MAX(0;[Sprint7.S205]-[Sprint7.I205]))" office:value-type="float" office:value="0" calcext:value-type="float">
            <text:p>0</text:p>
          </table:table-cell>
          <table:table-cell table:style-name="ce39" table:formula="of:=IF([Sprint7.$E205]=&quot;&quot;;;MAX(0;[Sprint7.T205]-[Sprint7.J205]))" office:value-type="float" office:value="0" calcext:value-type="float">
            <text:p>0</text:p>
          </table:table-cell>
          <table:table-cell table:style-name="ce39" table:formula="of:=IF([Sprint7.$E205]=&quot;&quot;;;MAX(0;[Sprint7.U205]-[Sprint7.K205]))" office:value-type="float" office:value="0" calcext:value-type="float">
            <text:p>0</text:p>
          </table:table-cell>
          <table:table-cell table:style-name="ce39" table:formula="of:=IF([Sprint7.$E205]=&quot;&quot;;;MAX(0;[Sprint7.V205]-[Sprint7.L205]))" office:value-type="float" office:value="0" calcext:value-type="float">
            <text:p>0</text:p>
          </table:table-cell>
          <table:table-cell table:style-name="ce39" table:formula="of:=IF([Sprint7.$E205]=&quot;&quot;;;MAX(0;[Sprint7.W205]-[Sprint7.M205]))" office:value-type="float" office:value="0" calcext:value-type="float">
            <text:p>0</text:p>
          </table:table-cell>
          <table:table-cell table:style-name="ce39" table:formula="of:=IF([Sprint7.$E205]=&quot;&quot;;;MAX(0;[Sprint7.X205]-[Sprint7.N205]))" office:value-type="float" office:value="0" calcext:value-type="float">
            <text:p>0</text:p>
          </table:table-cell>
          <table:table-cell table:style-name="ce39" table:formula="of:=IF([Sprint7.$E205]=&quot;&quot;;;MAX(0;[Sprint7.Y205]-[Sprint7.O205]))" office:value-type="float" office:value="0" calcext:value-type="float">
            <text:p>0</text:p>
          </table:table-cell>
          <table:table-cell table:style-name="ce39" table:formula="of:=IF([Sprint7.$E205]=&quot;&quot;;;MAX(0;[Sprint7.Z205]-[Sprint7.P20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206];[Sprint7.$D206];[Sprint7.$E206])">
            <text:p/>
          </table:table-cell>
          <table:table-cell table:style-name="ce9" table:formula="of:=IFERROR(VLOOKUP([Sprint7.$A206];[$Tasks.$A196:.$B20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206] =&quot;&quot;;;MAX([Sprint7.$F206]-[Sprint7.G206];0))" office:value-type="float" office:value="0" calcext:value-type="float">
            <text:p>0</text:p>
          </table:table-cell>
          <table:table-cell table:style-name="ce39" table:formula="of:=IF([Sprint7.$E206]=&quot;&quot;;;MAX(0;[Sprint7.R206]-[Sprint7.H206]))" office:value-type="float" office:value="0" calcext:value-type="float">
            <text:p>0</text:p>
          </table:table-cell>
          <table:table-cell table:style-name="ce39" table:formula="of:=IF([Sprint7.$E206]=&quot;&quot;;;MAX(0;[Sprint7.S206]-[Sprint7.I206]))" office:value-type="float" office:value="0" calcext:value-type="float">
            <text:p>0</text:p>
          </table:table-cell>
          <table:table-cell table:style-name="ce39" table:formula="of:=IF([Sprint7.$E206]=&quot;&quot;;;MAX(0;[Sprint7.T206]-[Sprint7.J206]))" office:value-type="float" office:value="0" calcext:value-type="float">
            <text:p>0</text:p>
          </table:table-cell>
          <table:table-cell table:style-name="ce39" table:formula="of:=IF([Sprint7.$E206]=&quot;&quot;;;MAX(0;[Sprint7.U206]-[Sprint7.K206]))" office:value-type="float" office:value="0" calcext:value-type="float">
            <text:p>0</text:p>
          </table:table-cell>
          <table:table-cell table:style-name="ce39" table:formula="of:=IF([Sprint7.$E206]=&quot;&quot;;;MAX(0;[Sprint7.V206]-[Sprint7.L206]))" office:value-type="float" office:value="0" calcext:value-type="float">
            <text:p>0</text:p>
          </table:table-cell>
          <table:table-cell table:style-name="ce39" table:formula="of:=IF([Sprint7.$E206]=&quot;&quot;;;MAX(0;[Sprint7.W206]-[Sprint7.M206]))" office:value-type="float" office:value="0" calcext:value-type="float">
            <text:p>0</text:p>
          </table:table-cell>
          <table:table-cell table:style-name="ce39" table:formula="of:=IF([Sprint7.$E206]=&quot;&quot;;;MAX(0;[Sprint7.X206]-[Sprint7.N206]))" office:value-type="float" office:value="0" calcext:value-type="float">
            <text:p>0</text:p>
          </table:table-cell>
          <table:table-cell table:style-name="ce39" table:formula="of:=IF([Sprint7.$E206]=&quot;&quot;;;MAX(0;[Sprint7.Y206]-[Sprint7.O206]))" office:value-type="float" office:value="0" calcext:value-type="float">
            <text:p>0</text:p>
          </table:table-cell>
          <table:table-cell table:style-name="ce39" table:formula="of:=IF([Sprint7.$E206]=&quot;&quot;;;MAX(0;[Sprint7.Z206]-[Sprint7.P20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207];[Sprint7.$D207];[Sprint7.$E207])">
            <text:p/>
          </table:table-cell>
          <table:table-cell table:style-name="ce9" table:formula="of:=IFERROR(VLOOKUP([Sprint7.$A207];[$Tasks.$A197:.$B20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207] =&quot;&quot;;;MAX([Sprint7.$F207]-[Sprint7.G207];0))" office:value-type="float" office:value="0" calcext:value-type="float">
            <text:p>0</text:p>
          </table:table-cell>
          <table:table-cell table:style-name="ce39" table:formula="of:=IF([Sprint7.$E207]=&quot;&quot;;;MAX(0;[Sprint7.R207]-[Sprint7.H207]))" office:value-type="float" office:value="0" calcext:value-type="float">
            <text:p>0</text:p>
          </table:table-cell>
          <table:table-cell table:style-name="ce39" table:formula="of:=IF([Sprint7.$E207]=&quot;&quot;;;MAX(0;[Sprint7.S207]-[Sprint7.I207]))" office:value-type="float" office:value="0" calcext:value-type="float">
            <text:p>0</text:p>
          </table:table-cell>
          <table:table-cell table:style-name="ce39" table:formula="of:=IF([Sprint7.$E207]=&quot;&quot;;;MAX(0;[Sprint7.T207]-[Sprint7.J207]))" office:value-type="float" office:value="0" calcext:value-type="float">
            <text:p>0</text:p>
          </table:table-cell>
          <table:table-cell table:style-name="ce39" table:formula="of:=IF([Sprint7.$E207]=&quot;&quot;;;MAX(0;[Sprint7.U207]-[Sprint7.K207]))" office:value-type="float" office:value="0" calcext:value-type="float">
            <text:p>0</text:p>
          </table:table-cell>
          <table:table-cell table:style-name="ce39" table:formula="of:=IF([Sprint7.$E207]=&quot;&quot;;;MAX(0;[Sprint7.V207]-[Sprint7.L207]))" office:value-type="float" office:value="0" calcext:value-type="float">
            <text:p>0</text:p>
          </table:table-cell>
          <table:table-cell table:style-name="ce39" table:formula="of:=IF([Sprint7.$E207]=&quot;&quot;;;MAX(0;[Sprint7.W207]-[Sprint7.M207]))" office:value-type="float" office:value="0" calcext:value-type="float">
            <text:p>0</text:p>
          </table:table-cell>
          <table:table-cell table:style-name="ce39" table:formula="of:=IF([Sprint7.$E207]=&quot;&quot;;;MAX(0;[Sprint7.X207]-[Sprint7.N207]))" office:value-type="float" office:value="0" calcext:value-type="float">
            <text:p>0</text:p>
          </table:table-cell>
          <table:table-cell table:style-name="ce39" table:formula="of:=IF([Sprint7.$E207]=&quot;&quot;;;MAX(0;[Sprint7.Y207]-[Sprint7.O207]))" office:value-type="float" office:value="0" calcext:value-type="float">
            <text:p>0</text:p>
          </table:table-cell>
          <table:table-cell table:style-name="ce39" table:formula="of:=IF([Sprint7.$E207]=&quot;&quot;;;MAX(0;[Sprint7.Z207]-[Sprint7.P20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208];[Sprint7.$D208];[Sprint7.$E208])">
            <text:p/>
          </table:table-cell>
          <table:table-cell table:style-name="ce9" table:formula="of:=IFERROR(VLOOKUP([Sprint7.$A208];[$Tasks.$A198:.$B20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208] =&quot;&quot;;;MAX([Sprint7.$F208]-[Sprint7.G208];0))" office:value-type="float" office:value="0" calcext:value-type="float">
            <text:p>0</text:p>
          </table:table-cell>
          <table:table-cell table:style-name="ce39" table:formula="of:=IF([Sprint7.$E208]=&quot;&quot;;;MAX(0;[Sprint7.R208]-[Sprint7.H208]))" office:value-type="float" office:value="0" calcext:value-type="float">
            <text:p>0</text:p>
          </table:table-cell>
          <table:table-cell table:style-name="ce39" table:formula="of:=IF([Sprint7.$E208]=&quot;&quot;;;MAX(0;[Sprint7.S208]-[Sprint7.I208]))" office:value-type="float" office:value="0" calcext:value-type="float">
            <text:p>0</text:p>
          </table:table-cell>
          <table:table-cell table:style-name="ce39" table:formula="of:=IF([Sprint7.$E208]=&quot;&quot;;;MAX(0;[Sprint7.T208]-[Sprint7.J208]))" office:value-type="float" office:value="0" calcext:value-type="float">
            <text:p>0</text:p>
          </table:table-cell>
          <table:table-cell table:style-name="ce39" table:formula="of:=IF([Sprint7.$E208]=&quot;&quot;;;MAX(0;[Sprint7.U208]-[Sprint7.K208]))" office:value-type="float" office:value="0" calcext:value-type="float">
            <text:p>0</text:p>
          </table:table-cell>
          <table:table-cell table:style-name="ce39" table:formula="of:=IF([Sprint7.$E208]=&quot;&quot;;;MAX(0;[Sprint7.V208]-[Sprint7.L208]))" office:value-type="float" office:value="0" calcext:value-type="float">
            <text:p>0</text:p>
          </table:table-cell>
          <table:table-cell table:style-name="ce39" table:formula="of:=IF([Sprint7.$E208]=&quot;&quot;;;MAX(0;[Sprint7.W208]-[Sprint7.M208]))" office:value-type="float" office:value="0" calcext:value-type="float">
            <text:p>0</text:p>
          </table:table-cell>
          <table:table-cell table:style-name="ce39" table:formula="of:=IF([Sprint7.$E208]=&quot;&quot;;;MAX(0;[Sprint7.X208]-[Sprint7.N208]))" office:value-type="float" office:value="0" calcext:value-type="float">
            <text:p>0</text:p>
          </table:table-cell>
          <table:table-cell table:style-name="ce39" table:formula="of:=IF([Sprint7.$E208]=&quot;&quot;;;MAX(0;[Sprint7.Y208]-[Sprint7.O208]))" office:value-type="float" office:value="0" calcext:value-type="float">
            <text:p>0</text:p>
          </table:table-cell>
          <table:table-cell table:style-name="ce39" table:formula="of:=IF([Sprint7.$E208]=&quot;&quot;;;MAX(0;[Sprint7.Z208]-[Sprint7.P20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209];[Sprint7.$D209];[Sprint7.$E209])">
            <text:p/>
          </table:table-cell>
          <table:table-cell table:style-name="ce9" table:formula="of:=IFERROR(VLOOKUP([Sprint7.$A209];[$Tasks.$A199:.$B20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209] =&quot;&quot;;;MAX([Sprint7.$F209]-[Sprint7.G209];0))" office:value-type="float" office:value="0" calcext:value-type="float">
            <text:p>0</text:p>
          </table:table-cell>
          <table:table-cell table:style-name="ce39" table:formula="of:=IF([Sprint7.$E209]=&quot;&quot;;;MAX(0;[Sprint7.R209]-[Sprint7.H209]))" office:value-type="float" office:value="0" calcext:value-type="float">
            <text:p>0</text:p>
          </table:table-cell>
          <table:table-cell table:style-name="ce39" table:formula="of:=IF([Sprint7.$E209]=&quot;&quot;;;MAX(0;[Sprint7.S209]-[Sprint7.I209]))" office:value-type="float" office:value="0" calcext:value-type="float">
            <text:p>0</text:p>
          </table:table-cell>
          <table:table-cell table:style-name="ce39" table:formula="of:=IF([Sprint7.$E209]=&quot;&quot;;;MAX(0;[Sprint7.T209]-[Sprint7.J209]))" office:value-type="float" office:value="0" calcext:value-type="float">
            <text:p>0</text:p>
          </table:table-cell>
          <table:table-cell table:style-name="ce39" table:formula="of:=IF([Sprint7.$E209]=&quot;&quot;;;MAX(0;[Sprint7.U209]-[Sprint7.K209]))" office:value-type="float" office:value="0" calcext:value-type="float">
            <text:p>0</text:p>
          </table:table-cell>
          <table:table-cell table:style-name="ce39" table:formula="of:=IF([Sprint7.$E209]=&quot;&quot;;;MAX(0;[Sprint7.V209]-[Sprint7.L209]))" office:value-type="float" office:value="0" calcext:value-type="float">
            <text:p>0</text:p>
          </table:table-cell>
          <table:table-cell table:style-name="ce39" table:formula="of:=IF([Sprint7.$E209]=&quot;&quot;;;MAX(0;[Sprint7.W209]-[Sprint7.M209]))" office:value-type="float" office:value="0" calcext:value-type="float">
            <text:p>0</text:p>
          </table:table-cell>
          <table:table-cell table:style-name="ce39" table:formula="of:=IF([Sprint7.$E209]=&quot;&quot;;;MAX(0;[Sprint7.X209]-[Sprint7.N209]))" office:value-type="float" office:value="0" calcext:value-type="float">
            <text:p>0</text:p>
          </table:table-cell>
          <table:table-cell table:style-name="ce39" table:formula="of:=IF([Sprint7.$E209]=&quot;&quot;;;MAX(0;[Sprint7.Y209]-[Sprint7.O209]))" office:value-type="float" office:value="0" calcext:value-type="float">
            <text:p>0</text:p>
          </table:table-cell>
          <table:table-cell table:style-name="ce39" table:formula="of:=IF([Sprint7.$E209]=&quot;&quot;;;MAX(0;[Sprint7.Z209]-[Sprint7.P20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210];[Sprint7.$D210];[Sprint7.$E210])">
            <text:p/>
          </table:table-cell>
          <table:table-cell table:style-name="ce9" table:formula="of:=IFERROR(VLOOKUP([Sprint7.$A210];[$Tasks.$A200:.$B20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210] =&quot;&quot;;;MAX([Sprint7.$F210]-[Sprint7.G210];0))" office:value-type="float" office:value="0" calcext:value-type="float">
            <text:p>0</text:p>
          </table:table-cell>
          <table:table-cell table:style-name="ce39" table:formula="of:=IF([Sprint7.$E210]=&quot;&quot;;;MAX(0;[Sprint7.R210]-[Sprint7.H210]))" office:value-type="float" office:value="0" calcext:value-type="float">
            <text:p>0</text:p>
          </table:table-cell>
          <table:table-cell table:style-name="ce39" table:formula="of:=IF([Sprint7.$E210]=&quot;&quot;;;MAX(0;[Sprint7.S210]-[Sprint7.I210]))" office:value-type="float" office:value="0" calcext:value-type="float">
            <text:p>0</text:p>
          </table:table-cell>
          <table:table-cell table:style-name="ce39" table:formula="of:=IF([Sprint7.$E210]=&quot;&quot;;;MAX(0;[Sprint7.T210]-[Sprint7.J210]))" office:value-type="float" office:value="0" calcext:value-type="float">
            <text:p>0</text:p>
          </table:table-cell>
          <table:table-cell table:style-name="ce39" table:formula="of:=IF([Sprint7.$E210]=&quot;&quot;;;MAX(0;[Sprint7.U210]-[Sprint7.K210]))" office:value-type="float" office:value="0" calcext:value-type="float">
            <text:p>0</text:p>
          </table:table-cell>
          <table:table-cell table:style-name="ce39" table:formula="of:=IF([Sprint7.$E210]=&quot;&quot;;;MAX(0;[Sprint7.V210]-[Sprint7.L210]))" office:value-type="float" office:value="0" calcext:value-type="float">
            <text:p>0</text:p>
          </table:table-cell>
          <table:table-cell table:style-name="ce39" table:formula="of:=IF([Sprint7.$E210]=&quot;&quot;;;MAX(0;[Sprint7.W210]-[Sprint7.M210]))" office:value-type="float" office:value="0" calcext:value-type="float">
            <text:p>0</text:p>
          </table:table-cell>
          <table:table-cell table:style-name="ce39" table:formula="of:=IF([Sprint7.$E210]=&quot;&quot;;;MAX(0;[Sprint7.X210]-[Sprint7.N210]))" office:value-type="float" office:value="0" calcext:value-type="float">
            <text:p>0</text:p>
          </table:table-cell>
          <table:table-cell table:style-name="ce39" table:formula="of:=IF([Sprint7.$E210]=&quot;&quot;;;MAX(0;[Sprint7.Y210]-[Sprint7.O210]))" office:value-type="float" office:value="0" calcext:value-type="float">
            <text:p>0</text:p>
          </table:table-cell>
          <table:table-cell table:style-name="ce39" table:formula="of:=IF([Sprint7.$E210]=&quot;&quot;;;MAX(0;[Sprint7.Z210]-[Sprint7.P21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211];[Sprint7.$D211];[Sprint7.$E211])">
            <text:p/>
          </table:table-cell>
          <table:table-cell table:style-name="ce9" table:formula="of:=IFERROR(VLOOKUP([Sprint7.$A211];[$Tasks.$A201:.$B20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211] =&quot;&quot;;;MAX([Sprint7.$F211]-[Sprint7.G211];0))" office:value-type="float" office:value="0" calcext:value-type="float">
            <text:p>0</text:p>
          </table:table-cell>
          <table:table-cell table:style-name="ce39" table:formula="of:=IF([Sprint7.$E211]=&quot;&quot;;;MAX(0;[Sprint7.R211]-[Sprint7.H211]))" office:value-type="float" office:value="0" calcext:value-type="float">
            <text:p>0</text:p>
          </table:table-cell>
          <table:table-cell table:style-name="ce39" table:formula="of:=IF([Sprint7.$E211]=&quot;&quot;;;MAX(0;[Sprint7.S211]-[Sprint7.I211]))" office:value-type="float" office:value="0" calcext:value-type="float">
            <text:p>0</text:p>
          </table:table-cell>
          <table:table-cell table:style-name="ce39" table:formula="of:=IF([Sprint7.$E211]=&quot;&quot;;;MAX(0;[Sprint7.T211]-[Sprint7.J211]))" office:value-type="float" office:value="0" calcext:value-type="float">
            <text:p>0</text:p>
          </table:table-cell>
          <table:table-cell table:style-name="ce39" table:formula="of:=IF([Sprint7.$E211]=&quot;&quot;;;MAX(0;[Sprint7.U211]-[Sprint7.K211]))" office:value-type="float" office:value="0" calcext:value-type="float">
            <text:p>0</text:p>
          </table:table-cell>
          <table:table-cell table:style-name="ce39" table:formula="of:=IF([Sprint7.$E211]=&quot;&quot;;;MAX(0;[Sprint7.V211]-[Sprint7.L211]))" office:value-type="float" office:value="0" calcext:value-type="float">
            <text:p>0</text:p>
          </table:table-cell>
          <table:table-cell table:style-name="ce39" table:formula="of:=IF([Sprint7.$E211]=&quot;&quot;;;MAX(0;[Sprint7.W211]-[Sprint7.M211]))" office:value-type="float" office:value="0" calcext:value-type="float">
            <text:p>0</text:p>
          </table:table-cell>
          <table:table-cell table:style-name="ce39" table:formula="of:=IF([Sprint7.$E211]=&quot;&quot;;;MAX(0;[Sprint7.X211]-[Sprint7.N211]))" office:value-type="float" office:value="0" calcext:value-type="float">
            <text:p>0</text:p>
          </table:table-cell>
          <table:table-cell table:style-name="ce39" table:formula="of:=IF([Sprint7.$E211]=&quot;&quot;;;MAX(0;[Sprint7.Y211]-[Sprint7.O211]))" office:value-type="float" office:value="0" calcext:value-type="float">
            <text:p>0</text:p>
          </table:table-cell>
          <table:table-cell table:style-name="ce39" table:formula="of:=IF([Sprint7.$E211]=&quot;&quot;;;MAX(0;[Sprint7.Z211]-[Sprint7.P21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212];[Sprint7.$D212];[Sprint7.$E212])">
            <text:p/>
          </table:table-cell>
          <table:table-cell table:style-name="ce9" table:formula="of:=IFERROR(VLOOKUP([Sprint7.$A212];[$Tasks.$A202:.$B20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212] =&quot;&quot;;;MAX([Sprint7.$F212]-[Sprint7.G212];0))" office:value-type="float" office:value="0" calcext:value-type="float">
            <text:p>0</text:p>
          </table:table-cell>
          <table:table-cell table:style-name="ce39" table:formula="of:=IF([Sprint7.$E212]=&quot;&quot;;;MAX(0;[Sprint7.R212]-[Sprint7.H212]))" office:value-type="float" office:value="0" calcext:value-type="float">
            <text:p>0</text:p>
          </table:table-cell>
          <table:table-cell table:style-name="ce39" table:formula="of:=IF([Sprint7.$E212]=&quot;&quot;;;MAX(0;[Sprint7.S212]-[Sprint7.I212]))" office:value-type="float" office:value="0" calcext:value-type="float">
            <text:p>0</text:p>
          </table:table-cell>
          <table:table-cell table:style-name="ce39" table:formula="of:=IF([Sprint7.$E212]=&quot;&quot;;;MAX(0;[Sprint7.T212]-[Sprint7.J212]))" office:value-type="float" office:value="0" calcext:value-type="float">
            <text:p>0</text:p>
          </table:table-cell>
          <table:table-cell table:style-name="ce39" table:formula="of:=IF([Sprint7.$E212]=&quot;&quot;;;MAX(0;[Sprint7.U212]-[Sprint7.K212]))" office:value-type="float" office:value="0" calcext:value-type="float">
            <text:p>0</text:p>
          </table:table-cell>
          <table:table-cell table:style-name="ce39" table:formula="of:=IF([Sprint7.$E212]=&quot;&quot;;;MAX(0;[Sprint7.V212]-[Sprint7.L212]))" office:value-type="float" office:value="0" calcext:value-type="float">
            <text:p>0</text:p>
          </table:table-cell>
          <table:table-cell table:style-name="ce39" table:formula="of:=IF([Sprint7.$E212]=&quot;&quot;;;MAX(0;[Sprint7.W212]-[Sprint7.M212]))" office:value-type="float" office:value="0" calcext:value-type="float">
            <text:p>0</text:p>
          </table:table-cell>
          <table:table-cell table:style-name="ce39" table:formula="of:=IF([Sprint7.$E212]=&quot;&quot;;;MAX(0;[Sprint7.X212]-[Sprint7.N212]))" office:value-type="float" office:value="0" calcext:value-type="float">
            <text:p>0</text:p>
          </table:table-cell>
          <table:table-cell table:style-name="ce39" table:formula="of:=IF([Sprint7.$E212]=&quot;&quot;;;MAX(0;[Sprint7.Y212]-[Sprint7.O212]))" office:value-type="float" office:value="0" calcext:value-type="float">
            <text:p>0</text:p>
          </table:table-cell>
          <table:table-cell table:style-name="ce39" table:formula="of:=IF([Sprint7.$E212]=&quot;&quot;;;MAX(0;[Sprint7.Z212]-[Sprint7.P21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213];[Sprint7.$D213];[Sprint7.$E213])">
            <text:p/>
          </table:table-cell>
          <table:table-cell table:style-name="ce9" table:formula="of:=IFERROR(VLOOKUP([Sprint7.$A213];[$Tasks.$A203:.$B20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213] =&quot;&quot;;;MAX([Sprint7.$F213]-[Sprint7.G213];0))" office:value-type="float" office:value="0" calcext:value-type="float">
            <text:p>0</text:p>
          </table:table-cell>
          <table:table-cell table:style-name="ce39" table:formula="of:=IF([Sprint7.$E213]=&quot;&quot;;;MAX(0;[Sprint7.R213]-[Sprint7.H213]))" office:value-type="float" office:value="0" calcext:value-type="float">
            <text:p>0</text:p>
          </table:table-cell>
          <table:table-cell table:style-name="ce39" table:formula="of:=IF([Sprint7.$E213]=&quot;&quot;;;MAX(0;[Sprint7.S213]-[Sprint7.I213]))" office:value-type="float" office:value="0" calcext:value-type="float">
            <text:p>0</text:p>
          </table:table-cell>
          <table:table-cell table:style-name="ce39" table:formula="of:=IF([Sprint7.$E213]=&quot;&quot;;;MAX(0;[Sprint7.T213]-[Sprint7.J213]))" office:value-type="float" office:value="0" calcext:value-type="float">
            <text:p>0</text:p>
          </table:table-cell>
          <table:table-cell table:style-name="ce39" table:formula="of:=IF([Sprint7.$E213]=&quot;&quot;;;MAX(0;[Sprint7.U213]-[Sprint7.K213]))" office:value-type="float" office:value="0" calcext:value-type="float">
            <text:p>0</text:p>
          </table:table-cell>
          <table:table-cell table:style-name="ce39" table:formula="of:=IF([Sprint7.$E213]=&quot;&quot;;;MAX(0;[Sprint7.V213]-[Sprint7.L213]))" office:value-type="float" office:value="0" calcext:value-type="float">
            <text:p>0</text:p>
          </table:table-cell>
          <table:table-cell table:style-name="ce39" table:formula="of:=IF([Sprint7.$E213]=&quot;&quot;;;MAX(0;[Sprint7.W213]-[Sprint7.M213]))" office:value-type="float" office:value="0" calcext:value-type="float">
            <text:p>0</text:p>
          </table:table-cell>
          <table:table-cell table:style-name="ce39" table:formula="of:=IF([Sprint7.$E213]=&quot;&quot;;;MAX(0;[Sprint7.X213]-[Sprint7.N213]))" office:value-type="float" office:value="0" calcext:value-type="float">
            <text:p>0</text:p>
          </table:table-cell>
          <table:table-cell table:style-name="ce39" table:formula="of:=IF([Sprint7.$E213]=&quot;&quot;;;MAX(0;[Sprint7.Y213]-[Sprint7.O213]))" office:value-type="float" office:value="0" calcext:value-type="float">
            <text:p>0</text:p>
          </table:table-cell>
          <table:table-cell table:style-name="ce39" table:formula="of:=IF([Sprint7.$E213]=&quot;&quot;;;MAX(0;[Sprint7.Z213]-[Sprint7.P21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214];[Sprint7.$D214];[Sprint7.$E214])">
            <text:p/>
          </table:table-cell>
          <table:table-cell table:style-name="ce9" table:formula="of:=IFERROR(VLOOKUP([Sprint7.$A214];[$Tasks.$A204:.$B20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214] =&quot;&quot;;;MAX([Sprint7.$F214]-[Sprint7.G214];0))" office:value-type="float" office:value="0" calcext:value-type="float">
            <text:p>0</text:p>
          </table:table-cell>
          <table:table-cell table:style-name="ce39" table:formula="of:=IF([Sprint7.$E214]=&quot;&quot;;;MAX(0;[Sprint7.R214]-[Sprint7.H214]))" office:value-type="float" office:value="0" calcext:value-type="float">
            <text:p>0</text:p>
          </table:table-cell>
          <table:table-cell table:style-name="ce39" table:formula="of:=IF([Sprint7.$E214]=&quot;&quot;;;MAX(0;[Sprint7.S214]-[Sprint7.I214]))" office:value-type="float" office:value="0" calcext:value-type="float">
            <text:p>0</text:p>
          </table:table-cell>
          <table:table-cell table:style-name="ce39" table:formula="of:=IF([Sprint7.$E214]=&quot;&quot;;;MAX(0;[Sprint7.T214]-[Sprint7.J214]))" office:value-type="float" office:value="0" calcext:value-type="float">
            <text:p>0</text:p>
          </table:table-cell>
          <table:table-cell table:style-name="ce39" table:formula="of:=IF([Sprint7.$E214]=&quot;&quot;;;MAX(0;[Sprint7.U214]-[Sprint7.K214]))" office:value-type="float" office:value="0" calcext:value-type="float">
            <text:p>0</text:p>
          </table:table-cell>
          <table:table-cell table:style-name="ce39" table:formula="of:=IF([Sprint7.$E214]=&quot;&quot;;;MAX(0;[Sprint7.V214]-[Sprint7.L214]))" office:value-type="float" office:value="0" calcext:value-type="float">
            <text:p>0</text:p>
          </table:table-cell>
          <table:table-cell table:style-name="ce39" table:formula="of:=IF([Sprint7.$E214]=&quot;&quot;;;MAX(0;[Sprint7.W214]-[Sprint7.M214]))" office:value-type="float" office:value="0" calcext:value-type="float">
            <text:p>0</text:p>
          </table:table-cell>
          <table:table-cell table:style-name="ce39" table:formula="of:=IF([Sprint7.$E214]=&quot;&quot;;;MAX(0;[Sprint7.X214]-[Sprint7.N214]))" office:value-type="float" office:value="0" calcext:value-type="float">
            <text:p>0</text:p>
          </table:table-cell>
          <table:table-cell table:style-name="ce39" table:formula="of:=IF([Sprint7.$E214]=&quot;&quot;;;MAX(0;[Sprint7.Y214]-[Sprint7.O214]))" office:value-type="float" office:value="0" calcext:value-type="float">
            <text:p>0</text:p>
          </table:table-cell>
          <table:table-cell table:style-name="ce39" table:formula="of:=IF([Sprint7.$E214]=&quot;&quot;;;MAX(0;[Sprint7.Z214]-[Sprint7.P21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215];[Sprint7.$D215];[Sprint7.$E215])">
            <text:p/>
          </table:table-cell>
          <table:table-cell table:style-name="ce9" table:formula="of:=IFERROR(VLOOKUP([Sprint7.$A215];[$Tasks.$A205:.$B20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215] =&quot;&quot;;;MAX([Sprint7.$F215]-[Sprint7.G215];0))" office:value-type="float" office:value="0" calcext:value-type="float">
            <text:p>0</text:p>
          </table:table-cell>
          <table:table-cell table:style-name="ce39" table:formula="of:=IF([Sprint7.$E215]=&quot;&quot;;;MAX(0;[Sprint7.R215]-[Sprint7.H215]))" office:value-type="float" office:value="0" calcext:value-type="float">
            <text:p>0</text:p>
          </table:table-cell>
          <table:table-cell table:style-name="ce39" table:formula="of:=IF([Sprint7.$E215]=&quot;&quot;;;MAX(0;[Sprint7.S215]-[Sprint7.I215]))" office:value-type="float" office:value="0" calcext:value-type="float">
            <text:p>0</text:p>
          </table:table-cell>
          <table:table-cell table:style-name="ce39" table:formula="of:=IF([Sprint7.$E215]=&quot;&quot;;;MAX(0;[Sprint7.T215]-[Sprint7.J215]))" office:value-type="float" office:value="0" calcext:value-type="float">
            <text:p>0</text:p>
          </table:table-cell>
          <table:table-cell table:style-name="ce39" table:formula="of:=IF([Sprint7.$E215]=&quot;&quot;;;MAX(0;[Sprint7.U215]-[Sprint7.K215]))" office:value-type="float" office:value="0" calcext:value-type="float">
            <text:p>0</text:p>
          </table:table-cell>
          <table:table-cell table:style-name="ce39" table:formula="of:=IF([Sprint7.$E215]=&quot;&quot;;;MAX(0;[Sprint7.V215]-[Sprint7.L215]))" office:value-type="float" office:value="0" calcext:value-type="float">
            <text:p>0</text:p>
          </table:table-cell>
          <table:table-cell table:style-name="ce39" table:formula="of:=IF([Sprint7.$E215]=&quot;&quot;;;MAX(0;[Sprint7.W215]-[Sprint7.M215]))" office:value-type="float" office:value="0" calcext:value-type="float">
            <text:p>0</text:p>
          </table:table-cell>
          <table:table-cell table:style-name="ce39" table:formula="of:=IF([Sprint7.$E215]=&quot;&quot;;;MAX(0;[Sprint7.X215]-[Sprint7.N215]))" office:value-type="float" office:value="0" calcext:value-type="float">
            <text:p>0</text:p>
          </table:table-cell>
          <table:table-cell table:style-name="ce39" table:formula="of:=IF([Sprint7.$E215]=&quot;&quot;;;MAX(0;[Sprint7.Y215]-[Sprint7.O215]))" office:value-type="float" office:value="0" calcext:value-type="float">
            <text:p>0</text:p>
          </table:table-cell>
          <table:table-cell table:style-name="ce39" table:formula="of:=IF([Sprint7.$E215]=&quot;&quot;;;MAX(0;[Sprint7.Z215]-[Sprint7.P21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216];[Sprint7.$D216];[Sprint7.$E216])">
            <text:p/>
          </table:table-cell>
          <table:table-cell table:style-name="ce9" table:formula="of:=IFERROR(VLOOKUP([Sprint7.$A216];[$Tasks.$A206:.$B21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216] =&quot;&quot;;;MAX([Sprint7.$F216]-[Sprint7.G216];0))" office:value-type="float" office:value="0" calcext:value-type="float">
            <text:p>0</text:p>
          </table:table-cell>
          <table:table-cell table:style-name="ce39" table:formula="of:=IF([Sprint7.$E216]=&quot;&quot;;;MAX(0;[Sprint7.R216]-[Sprint7.H216]))" office:value-type="float" office:value="0" calcext:value-type="float">
            <text:p>0</text:p>
          </table:table-cell>
          <table:table-cell table:style-name="ce39" table:formula="of:=IF([Sprint7.$E216]=&quot;&quot;;;MAX(0;[Sprint7.S216]-[Sprint7.I216]))" office:value-type="float" office:value="0" calcext:value-type="float">
            <text:p>0</text:p>
          </table:table-cell>
          <table:table-cell table:style-name="ce39" table:formula="of:=IF([Sprint7.$E216]=&quot;&quot;;;MAX(0;[Sprint7.T216]-[Sprint7.J216]))" office:value-type="float" office:value="0" calcext:value-type="float">
            <text:p>0</text:p>
          </table:table-cell>
          <table:table-cell table:style-name="ce39" table:formula="of:=IF([Sprint7.$E216]=&quot;&quot;;;MAX(0;[Sprint7.U216]-[Sprint7.K216]))" office:value-type="float" office:value="0" calcext:value-type="float">
            <text:p>0</text:p>
          </table:table-cell>
          <table:table-cell table:style-name="ce39" table:formula="of:=IF([Sprint7.$E216]=&quot;&quot;;;MAX(0;[Sprint7.V216]-[Sprint7.L216]))" office:value-type="float" office:value="0" calcext:value-type="float">
            <text:p>0</text:p>
          </table:table-cell>
          <table:table-cell table:style-name="ce39" table:formula="of:=IF([Sprint7.$E216]=&quot;&quot;;;MAX(0;[Sprint7.W216]-[Sprint7.M216]))" office:value-type="float" office:value="0" calcext:value-type="float">
            <text:p>0</text:p>
          </table:table-cell>
          <table:table-cell table:style-name="ce39" table:formula="of:=IF([Sprint7.$E216]=&quot;&quot;;;MAX(0;[Sprint7.X216]-[Sprint7.N216]))" office:value-type="float" office:value="0" calcext:value-type="float">
            <text:p>0</text:p>
          </table:table-cell>
          <table:table-cell table:style-name="ce39" table:formula="of:=IF([Sprint7.$E216]=&quot;&quot;;;MAX(0;[Sprint7.Y216]-[Sprint7.O216]))" office:value-type="float" office:value="0" calcext:value-type="float">
            <text:p>0</text:p>
          </table:table-cell>
          <table:table-cell table:style-name="ce39" table:formula="of:=IF([Sprint7.$E216]=&quot;&quot;;;MAX(0;[Sprint7.Z216]-[Sprint7.P21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217];[Sprint7.$D217];[Sprint7.$E217])">
            <text:p/>
          </table:table-cell>
          <table:table-cell table:style-name="ce9" table:formula="of:=IFERROR(VLOOKUP([Sprint7.$A217];[$Tasks.$A207:.$B21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217] =&quot;&quot;;;MAX([Sprint7.$F217]-[Sprint7.G217];0))" office:value-type="float" office:value="0" calcext:value-type="float">
            <text:p>0</text:p>
          </table:table-cell>
          <table:table-cell table:style-name="ce39" table:formula="of:=IF([Sprint7.$E217]=&quot;&quot;;;MAX(0;[Sprint7.R217]-[Sprint7.H217]))" office:value-type="float" office:value="0" calcext:value-type="float">
            <text:p>0</text:p>
          </table:table-cell>
          <table:table-cell table:style-name="ce39" table:formula="of:=IF([Sprint7.$E217]=&quot;&quot;;;MAX(0;[Sprint7.S217]-[Sprint7.I217]))" office:value-type="float" office:value="0" calcext:value-type="float">
            <text:p>0</text:p>
          </table:table-cell>
          <table:table-cell table:style-name="ce39" table:formula="of:=IF([Sprint7.$E217]=&quot;&quot;;;MAX(0;[Sprint7.T217]-[Sprint7.J217]))" office:value-type="float" office:value="0" calcext:value-type="float">
            <text:p>0</text:p>
          </table:table-cell>
          <table:table-cell table:style-name="ce39" table:formula="of:=IF([Sprint7.$E217]=&quot;&quot;;;MAX(0;[Sprint7.U217]-[Sprint7.K217]))" office:value-type="float" office:value="0" calcext:value-type="float">
            <text:p>0</text:p>
          </table:table-cell>
          <table:table-cell table:style-name="ce39" table:formula="of:=IF([Sprint7.$E217]=&quot;&quot;;;MAX(0;[Sprint7.V217]-[Sprint7.L217]))" office:value-type="float" office:value="0" calcext:value-type="float">
            <text:p>0</text:p>
          </table:table-cell>
          <table:table-cell table:style-name="ce39" table:formula="of:=IF([Sprint7.$E217]=&quot;&quot;;;MAX(0;[Sprint7.W217]-[Sprint7.M217]))" office:value-type="float" office:value="0" calcext:value-type="float">
            <text:p>0</text:p>
          </table:table-cell>
          <table:table-cell table:style-name="ce39" table:formula="of:=IF([Sprint7.$E217]=&quot;&quot;;;MAX(0;[Sprint7.X217]-[Sprint7.N217]))" office:value-type="float" office:value="0" calcext:value-type="float">
            <text:p>0</text:p>
          </table:table-cell>
          <table:table-cell table:style-name="ce39" table:formula="of:=IF([Sprint7.$E217]=&quot;&quot;;;MAX(0;[Sprint7.Y217]-[Sprint7.O217]))" office:value-type="float" office:value="0" calcext:value-type="float">
            <text:p>0</text:p>
          </table:table-cell>
          <table:table-cell table:style-name="ce39" table:formula="of:=IF([Sprint7.$E217]=&quot;&quot;;;MAX(0;[Sprint7.Z217]-[Sprint7.P21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218];[Sprint7.$D218];[Sprint7.$E218])">
            <text:p/>
          </table:table-cell>
          <table:table-cell table:style-name="ce9" table:formula="of:=IFERROR(VLOOKUP([Sprint7.$A218];[$Tasks.$A208:.$B21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218] =&quot;&quot;;;MAX([Sprint7.$F218]-[Sprint7.G218];0))" office:value-type="float" office:value="0" calcext:value-type="float">
            <text:p>0</text:p>
          </table:table-cell>
          <table:table-cell table:style-name="ce39" table:formula="of:=IF([Sprint7.$E218]=&quot;&quot;;;MAX(0;[Sprint7.R218]-[Sprint7.H218]))" office:value-type="float" office:value="0" calcext:value-type="float">
            <text:p>0</text:p>
          </table:table-cell>
          <table:table-cell table:style-name="ce39" table:formula="of:=IF([Sprint7.$E218]=&quot;&quot;;;MAX(0;[Sprint7.S218]-[Sprint7.I218]))" office:value-type="float" office:value="0" calcext:value-type="float">
            <text:p>0</text:p>
          </table:table-cell>
          <table:table-cell table:style-name="ce39" table:formula="of:=IF([Sprint7.$E218]=&quot;&quot;;;MAX(0;[Sprint7.T218]-[Sprint7.J218]))" office:value-type="float" office:value="0" calcext:value-type="float">
            <text:p>0</text:p>
          </table:table-cell>
          <table:table-cell table:style-name="ce39" table:formula="of:=IF([Sprint7.$E218]=&quot;&quot;;;MAX(0;[Sprint7.U218]-[Sprint7.K218]))" office:value-type="float" office:value="0" calcext:value-type="float">
            <text:p>0</text:p>
          </table:table-cell>
          <table:table-cell table:style-name="ce39" table:formula="of:=IF([Sprint7.$E218]=&quot;&quot;;;MAX(0;[Sprint7.V218]-[Sprint7.L218]))" office:value-type="float" office:value="0" calcext:value-type="float">
            <text:p>0</text:p>
          </table:table-cell>
          <table:table-cell table:style-name="ce39" table:formula="of:=IF([Sprint7.$E218]=&quot;&quot;;;MAX(0;[Sprint7.W218]-[Sprint7.M218]))" office:value-type="float" office:value="0" calcext:value-type="float">
            <text:p>0</text:p>
          </table:table-cell>
          <table:table-cell table:style-name="ce39" table:formula="of:=IF([Sprint7.$E218]=&quot;&quot;;;MAX(0;[Sprint7.X218]-[Sprint7.N218]))" office:value-type="float" office:value="0" calcext:value-type="float">
            <text:p>0</text:p>
          </table:table-cell>
          <table:table-cell table:style-name="ce39" table:formula="of:=IF([Sprint7.$E218]=&quot;&quot;;;MAX(0;[Sprint7.Y218]-[Sprint7.O218]))" office:value-type="float" office:value="0" calcext:value-type="float">
            <text:p>0</text:p>
          </table:table-cell>
          <table:table-cell table:style-name="ce39" table:formula="of:=IF([Sprint7.$E218]=&quot;&quot;;;MAX(0;[Sprint7.Z218]-[Sprint7.P21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9" table:formula="of:=CONCATENATE([Sprint7.$C219];[Sprint7.$D219];[Sprint7.$E219])">
            <text:p/>
          </table:table-cell>
          <table:table-cell table:style-name="ce9" table:formula="of:=IFERROR(VLOOKUP([Sprint7.$A219];[$Tasks.$A209:.$B21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219] =&quot;&quot;;;MAX([Sprint7.$F219]-[Sprint7.G219];0))" office:value-type="float" office:value="0" calcext:value-type="float">
            <text:p>0</text:p>
          </table:table-cell>
          <table:table-cell table:style-name="ce39" table:formula="of:=IF([Sprint7.$E219]=&quot;&quot;;;MAX(0;[Sprint7.R219]-[Sprint7.H219]))" office:value-type="float" office:value="0" calcext:value-type="float">
            <text:p>0</text:p>
          </table:table-cell>
          <table:table-cell table:style-name="ce39" table:formula="of:=IF([Sprint7.$E219]=&quot;&quot;;;MAX(0;[Sprint7.S219]-[Sprint7.I219]))" office:value-type="float" office:value="0" calcext:value-type="float">
            <text:p>0</text:p>
          </table:table-cell>
          <table:table-cell table:style-name="ce39" table:formula="of:=IF([Sprint7.$E219]=&quot;&quot;;;MAX(0;[Sprint7.T219]-[Sprint7.J219]))" office:value-type="float" office:value="0" calcext:value-type="float">
            <text:p>0</text:p>
          </table:table-cell>
          <table:table-cell table:style-name="ce39" table:formula="of:=IF([Sprint7.$E219]=&quot;&quot;;;MAX(0;[Sprint7.U219]-[Sprint7.K219]))" office:value-type="float" office:value="0" calcext:value-type="float">
            <text:p>0</text:p>
          </table:table-cell>
          <table:table-cell table:style-name="ce39" table:formula="of:=IF([Sprint7.$E219]=&quot;&quot;;;MAX(0;[Sprint7.V219]-[Sprint7.L219]))" office:value-type="float" office:value="0" calcext:value-type="float">
            <text:p>0</text:p>
          </table:table-cell>
          <table:table-cell table:style-name="ce39" table:formula="of:=IF([Sprint7.$E219]=&quot;&quot;;;MAX(0;[Sprint7.W219]-[Sprint7.M219]))" office:value-type="float" office:value="0" calcext:value-type="float">
            <text:p>0</text:p>
          </table:table-cell>
          <table:table-cell table:style-name="ce39" table:formula="of:=IF([Sprint7.$E219]=&quot;&quot;;;MAX(0;[Sprint7.X219]-[Sprint7.N219]))" office:value-type="float" office:value="0" calcext:value-type="float">
            <text:p>0</text:p>
          </table:table-cell>
          <table:table-cell table:style-name="ce39" table:formula="of:=IF([Sprint7.$E219]=&quot;&quot;;;MAX(0;[Sprint7.Y219]-[Sprint7.O219]))" office:value-type="float" office:value="0" calcext:value-type="float">
            <text:p>0</text:p>
          </table:table-cell>
          <table:table-cell table:style-name="ce39" table:formula="of:=IF([Sprint7.$E219]=&quot;&quot;;;MAX(0;[Sprint7.Z219]-[Sprint7.P21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0" table:formula="of:=CONCATENATE([Sprint7.$C220];[Sprint7.$D220];[Sprint7.$E220])">
            <text:p/>
          </table:table-cell>
          <table:table-cell table:style-name="ce9" table:formula="of:=IFERROR(VLOOKUP([Sprint7.$A220];[$Tasks.$A210:.$B214];2;0); &quot;&quot;)">
            <text:p/>
          </table:table-cell>
          <table:table-cell table:style-name="ce15"/>
          <table:table-cell table:style-name="ce20"/>
          <table:table-cell table:style-name="ce25"/>
          <table:table-cell table:style-name="ce4"/>
          <table:table-cell table:style-name="ce31" table:number-columns-repeated="10"/>
          <table:table-cell table:style-name="ce4"/>
          <table:table-cell table:style-name="ce34" table:formula="of:=IF([Sprint7.$A220] =&quot;&quot;;;MAX([Sprint7.$F220]-[Sprint7.G220];0))" office:value-type="float" office:value="0" calcext:value-type="float">
            <text:p>0</text:p>
          </table:table-cell>
          <table:table-cell table:style-name="ce34" table:formula="of:=IF([Sprint7.$E220]=&quot;&quot;;;MAX(0;[Sprint7.R220]-[Sprint7.H220]))" office:value-type="float" office:value="0" calcext:value-type="float">
            <text:p>0</text:p>
          </table:table-cell>
          <table:table-cell table:style-name="ce34" table:formula="of:=IF([Sprint7.$E220]=&quot;&quot;;;MAX(0;[Sprint7.S220]-[Sprint7.I220]))" office:value-type="float" office:value="0" calcext:value-type="float">
            <text:p>0</text:p>
          </table:table-cell>
          <table:table-cell table:style-name="ce34" table:formula="of:=IF([Sprint7.$E220]=&quot;&quot;;;MAX(0;[Sprint7.T220]-[Sprint7.J220]))" office:value-type="float" office:value="0" calcext:value-type="float">
            <text:p>0</text:p>
          </table:table-cell>
          <table:table-cell table:style-name="ce34" table:formula="of:=IF([Sprint7.$E220]=&quot;&quot;;;MAX(0;[Sprint7.U220]-[Sprint7.K220]))" office:value-type="float" office:value="0" calcext:value-type="float">
            <text:p>0</text:p>
          </table:table-cell>
          <table:table-cell table:style-name="ce34" table:formula="of:=IF([Sprint7.$E220]=&quot;&quot;;;MAX(0;[Sprint7.V220]-[Sprint7.L220]))" office:value-type="float" office:value="0" calcext:value-type="float">
            <text:p>0</text:p>
          </table:table-cell>
          <table:table-cell table:style-name="ce34" table:formula="of:=IF([Sprint7.$E220]=&quot;&quot;;;MAX(0;[Sprint7.W220]-[Sprint7.M220]))" office:value-type="float" office:value="0" calcext:value-type="float">
            <text:p>0</text:p>
          </table:table-cell>
          <table:table-cell table:style-name="ce34" table:formula="of:=IF([Sprint7.$E220]=&quot;&quot;;;MAX(0;[Sprint7.X220]-[Sprint7.N220]))" office:value-type="float" office:value="0" calcext:value-type="float">
            <text:p>0</text:p>
          </table:table-cell>
          <table:table-cell table:style-name="ce34" table:formula="of:=IF([Sprint7.$E220]=&quot;&quot;;;MAX(0;[Sprint7.Y220]-[Sprint7.O220]))" office:value-type="float" office:value="0" calcext:value-type="float">
            <text:p>0</text:p>
          </table:table-cell>
          <table:table-cell table:style-name="ce34" table:formula="of:=IF([Sprint7.$E220]=&quot;&quot;;;MAX(0;[Sprint7.Z220]-[Sprint7.P22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7" office:value-type="string" calcext:value-type="string">
            <text:p>EE</text:p>
          </table:table-cell>
          <table:table-cell table:number-columns-repeated="996"/>
        </table:table-row>
        <table:table-row table:style-name="ro1" table:number-rows-repeated="1048353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Sprint7.A20:Sprint7.A220">
            <calcext:condition calcext:apply-style-name="Avertissement" calcext:value="duplicate" calcext:base-cell-address="Tasks.A20"/>
          </calcext:conditional-format>
        </calcext:conditional-formats>
      </table:table>
      <table:table table:name="COMPUTATION" table:style-name="ta1">
        <office:forms form:automatic-focus="false" form:apply-design-mode="false"/>
        <table:table-column table:style-name="co10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prints</text:p>
          </table:table-cell>
          <table:table-cell table:formula="of:=[COMPUTATION.C4]+1" office:value-type="float" office:value="2" calcext:value-type="float">
            <text:p>2</text:p>
          </table:table-cell>
          <table:table-cell table:formula="of:=[COMPUTATION.D4]+1" office:value-type="float" office:value="1" calcext:value-type="float">
            <text:p>1</text:p>
          </table:table-cell>
          <table:table-cell table:formula="of:=[Dashboard.B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table:number-columns-repeated="2"/>
          <table:table-cell table:formula="of:=SUM(['User Stories'.G3:.G5])" office:value-type="float" office:value="21" calcext:value-type="float">
            <text:p>21</text:p>
          </table:table-cell>
        </table:table-row>
        <table:table-row table:style-name="ro1" table:number-rows-repeated="104857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ARAMETERS" table:style-name="ta1">
        <office:forms form:automatic-focus="false" form:apply-design-mode="false"/>
        <table:table-column table:style-name="co21" table:default-cell-style-name="Default"/>
        <table:table-column table:style-name="co10" table:number-columns-repeated="4" table:default-cell-style-name="Default"/>
        <table:table-row table:style-name="ro1">
          <table:table-cell table:style-name="ce71" office:value-type="string" calcext:value-type="string" table:number-columns-spanned="2" table:number-rows-spanned="1">
            <text:p>Internal parameters</text:p>
          </table:table-cell>
          <table:covered-table-cell/>
          <table:table-cell table:number-columns-repeated="3"/>
        </table:table-row>
        <table:table-row table:style-name="ro3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/>
          <table:table-cell table:style-name="ce41"/>
        </table:table-row>
        <table:table-row table:style-name="ro1">
          <table:table-cell table:style-name="ce71" office:value-type="string" calcext:value-type="string" table:number-columns-spanned="2" table:number-rows-spanned="1">
            <text:p>SprintX</text:p>
          </table:table-cell>
          <table:covered-table-cell/>
          <table:table-cell table:style-name="ce41"/>
          <table:table-cell/>
          <table:table-cell table:style-name="ce41"/>
        </table:table-row>
        <table:table-row table:style-name="ro1">
          <table:table-cell office:value-type="string" calcext:value-type="string">
            <text:p>Task-row-start</text:p>
          </table:table-cell>
          <table:table-cell table:style-name="ce41" office:value-type="float" office:value="20" calcext:value-type="float">
            <text:p>2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Task-row-end</text:p>
          </table:table-cell>
          <table:table-cell table:style-name="ce41"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P-column</text:p>
          </table:table-cell>
          <table:table-cell office:value-type="float" office:value="17" calcext:value-type="float">
            <office:annotation draw:style-name="gr3" draw:text-style-name="P3" svg:width="82.18pt" svg:height="18.51pt" svg:x="147.32pt" svg:y="104.88pt" draw:caption-point-x="0pt" draw:caption-point-y="0pt">
              <dc:creator>AdR</dc:creator>
              <dc:date>2018-07-22T00:00:00</dc:date>
              <text:p text:style-name="P2">Q</text:p>
            </office:annotation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y-column</text:p>
          </table:table-cell>
          <table:table-cell office:value-type="float" office:value="1" calcext:value-type="float">
            <office:annotation draw:style-name="gr3" draw:text-style-name="P3" svg:width="82.18pt" svg:height="18.51pt" svg:x="147.32pt" svg:y="120.67pt" draw:caption-point-x="0pt" draw:caption-point-y="0pt">
              <dc:creator>AdR</dc:creator>
              <dc:date>2018-07-22T00:00:00</dc:date>
              <text:p text:style-name="P2">A</text:p>
            </office:annotation>
            <text:p>1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1">
          <table:table-cell table:style-name="ce71" office:value-type="string" calcext:value-type="string" table:number-columns-spanned="2" table:number-rows-spanned="1">
            <text:p>Tasks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Y-offse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ot used yet, see row 1 in Tasks</text:p>
          </table:table-cell>
          <table:table-cell/>
        </table:table-row>
        <table:table-row table:style-name="ro1">
          <table:table-cell office:value-type="string" calcext:value-type="string">
            <text:p>X-offset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used yet, see row 1 in Task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redits&amp;Issues" table:style-name="ta1">
        <table:table-column table:style-name="co22" table:default-cell-style-name="Default"/>
        <table:table-column table:style-name="co10" table:default-cell-style-name="Default"/>
        <table:table-row table:style-name="ro1">
          <table:table-cell table:style-name="ce72" office:value-type="string" calcext:value-type="string">
            <text:p>Credits</text:p>
          </table:table-cell>
          <table:table-cell/>
        </table:table-row>
        <table:table-row table:style-name="ro1">
          <table:table-cell office:value-type="string" calcext:value-type="string">
            <text:p>This spreadsheet has been developed by Antoine de Rengervé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1">
          <table:table-cell table:style-name="ce72" office:value-type="string" calcext:value-type="string">
            <text:p>Updated</text:p>
          </table:table-cell>
          <table:table-cell table:style-name="ce73" office:value-type="date" office:date-value="2018-07-20" calcext:value-type="date">
            <text:p>07/20/18</text:p>
          </table:table-cell>
        </table:table-row>
        <table:table-row table:style-name="ro3">
          <table:table-cell table:number-columns-repeated="2"/>
        </table:table-row>
        <table:table-row table:style-name="ro1">
          <table:table-cell table:style-name="ce72" office:value-type="string" calcext:value-type="string">
            <text:p>License</text:p>
          </table:table-cell>
          <table:table-cell/>
        </table:table-row>
        <table:table-row table:style-name="ro3">
          <table:table-cell office:value-type="string" calcext:value-type="string">
            <text:p>This spreadsheet is licensed under Creative Commons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XXXX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1">
          <table:table-cell table:style-name="ce72" office:value-type="string" calcext:value-type="string">
            <text:p>Issues</text:p>
          </table:table-cell>
          <table:table-cell/>
        </table:table-row>
        <table:table-row table:style-name="ro3">
          <table:table-cell office:value-type="string" calcext:value-type="string">
            <text:p>Auto computation of the RSP for each task and sprint</text:p>
          </table:table-cell>
          <table:table-cell/>
        </table:table-row>
        <table:table-row table:style-name="ro3">
          <table:table-cell office:value-type="string" calcext:value-type="string">
            <text:p>Display RSP graph per sprint</text:p>
          </table:table-cell>
          <table:table-cell/>
        </table:table-row>
        <table:table-row table:style-name="ro3">
          <table:table-cell office:value-type="string" calcext:value-type="string">
            <text:p>Display current sprint KPI in dashboard</text:p>
          </table:table-cell>
          <table:table-cell/>
        </table:table-row>
        <table:table-row table:style-name="ro3">
          <table:table-cell office:value-type="string" calcext:value-type="string">
            <text:p>Compute velocity of the team</text:p>
          </table:table-cell>
          <table:table-cell/>
        </table:table-row>
        <table:table-row table:style-name="ro3">
          <table:table-cell office:value-type="string" calcext:value-type="string">
            <text:p>Add default velocity</text:p>
          </table:table-cell>
          <table:table-cell/>
        </table:table-row>
        <table:table-row table:style-name="ro3">
          <table:table-cell office:value-type="string" calcext:value-type="string">
            <text:p>Parameterize according to presency</text:p>
          </table:table-cell>
          <table:table-cell/>
        </table:table-row>
        <table:table-row table:style-name="ro3">
          <table:table-cell office:value-type="string" calcext:value-type="string">
            <text:p>Configure all sprints by default because we want to display prediction and this requires to have them all displayed.</text:p>
          </table:table-cell>
          <table:table-cell/>
        </table:table-row>
        <table:table-row table:style-name="ro3">
          <table:table-cell office:value-type="string" calcext:value-type="string">
            <text:p>Always change the ISP in a dedicated area (RSP : Real SP) to allow to check a posteriori time spent on each task</text:p>
          </table:table-cell>
          <table:table-cell/>
        </table:table-row>
      </table:table>
      <table:named-expressions/>
      <table:database-ranges>
        <table:database-range table:name="__Anonymous_Sheet_DB__0" table:target-range-address="Sprint8.A19:Sprint8.AA221" table:display-filter-buttons="true" table:orientation="column"/>
        <table:database-range table:name="__Anonymous_Sheet_DB__4" table:target-range-address="Tasks.A10:Tasks.M15" table:display-filter-buttons="true" table:orientation="column"/>
        <table:database-range table:name="__Anonymous_Sheet_DB__5" table:target-range-address="Sprint7.A19:Sprint7.AA22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" svg:font-family="'Calibri Light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6">
      <number:month number:textual="true"/>
      <number:text>-</number:text>
      <number:year/>
    </number:dat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ff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c0c0c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ffff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ff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99ccff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cc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c0c0c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ffff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96969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ffcc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vertissement" style:family="table-cell" style:parent-style-name="Default">
      <style:table-cell-properties fo:padding="2.01pt"/>
      <style:text-properties fo:color="#ff66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" style:family="table-cell" style:parent-style-name="Default">
      <style:table-cell-properties fo:background-color="#ffffff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74pt solid #c0c0c0" fo:padding="2.01pt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ntrée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ortie" style:family="table-cell" style:parent-style-name="Default">
      <style:table-cell-properties fo:background-color="#ffffff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Titre" style:family="table-cell" style:parent-style-name="Default">
      <style:table-cell-properties fo:padding="2.01pt"/>
      <style:text-properties fo:color="#666699" style:text-outline="false" style:text-line-through-style="none" style:text-line-through-type="none" style:font-name="Calibri Light" fo:font-family="'Calibri Light'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size-complex="18pt" style:font-style-complex="normal" style:font-weight-complex="normal"/>
    </style:style>
    <style:style style:name="Titre_a0_1" style:display-name="Titre 1" style:family="table-cell" style:parent-style-name="Default">
      <style:table-cell-properties fo:border-bottom="2.49pt solid #33cccc" style:diagonal-bl-tr="none" style:diagonal-tl-br="none" fo:border-left="none" fo:padding="2.01pt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2.49pt solid #99ccff" style:diagonal-bl-tr="none" style:diagonal-tl-br="none" fo:border-left="none" fo:padding="2.01pt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1.76pt solid #99ccff" style:diagonal-bl-tr="none" style:diagonal-tl-br="none" fo:border-left="none" fo:padding="2.01pt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re_a0_4" style:display-name="Titre 4" style:family="table-cell" style:parent-style-name="Default">
      <style:table-cell-properties fo:padding="2.01pt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otal" style:family="table-cell" style:parent-style-name="Default">
      <style:table-cell-properties fo:border-bottom="2.49pt double-thin #33cccc" style:border-line-width-bottom="0.51pt 1.5pt 0.51pt" style:diagonal-bl-tr="none" style:diagonal-tl-br="none" fo:border-left="none" fo:padding="2.01pt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3.86pt" fo:margin-bottom="53.86pt" fo:margin-left="50.46pt" fo:margin-right="50.46pt" style:first-page-number="continue" loext:scale-to-X="1" loext:scale-to-Y="1" style:writing-mode="lr-tb"/>
      <style:header-style>
        <style:header-footer-properties fo:min-height="21.26pt" fo:margin-left="3.4pt" fo:margin-right="3.4pt" fo:margin-bottom="0pt"/>
      </style:header-style>
      <style:footer-style>
        <style:header-footer-properties fo:min-height="21.26pt" fo:margin-left="3.4pt" fo:margin-right="3.4pt" fo:margin-top="0pt"/>
      </style:footer-style>
    </style:page-layout>
    <style:page-layout style:name="Mpm4">
      <style:page-layout-properties fo:page-width="1190.89pt" fo:page-height="841.69pt" style:num-format="1" style:print-orientation="landscape" fo:margin-top="22.34pt" fo:margin-bottom="22.34pt" fo:margin-left="42.49pt" fo:margin-right="22.34pt" fo:background-color="transparent" style:first-page-number="continue" loext:scale-to-X="1" loext:scale-to-Y="4" style:table-centering="horizontal" style:writing-mode="lr-tb">
        <style:background-image/>
      </style:page-layout-properties>
      <style:header-style>
        <style:header-footer-properties svg:height="92.89pt" fo:margin-left="10.09pt" fo:margin-right="31.69pt" fo:margin-bottom="7.2pt" style:shadow="none" fo:background-color="transparent">
          <style:background-image xlink:href="Pictures/10000000000001D10000006484D35A820EEF8594.jpg" xlink:type="simple" xlink:actuate="onLoad" style:position="center center" style:repeat="no-repeat"/>
        </style:header-footer-properties>
      </style:header-style>
      <style:footer-style>
        <style:header-footer-properties fo:min-height="20.86pt" fo:margin-left="11.51pt" fo:margin-right="31.69pt" fo:margin-top="9.35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MT2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2">00/00/0000</text:date>, <text:time style:data-style-name="N2" text:time-value="15:12:49.8698982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hier_20_des_20_charges_20_Diyaone" style:display-name="PageStyle_Cahier des charges Diyao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ucture_20_Robot" style:display-name="PageStyle_Structure Rob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1000032CC_5f_A0" style:display-name="PageStyle_P1000032CC_A0" style:page-layout-name="Mpm4">
      <style:header>
        <style:region-left>
          <text:p><text:span text:style-name="MT1"><text:title>???</text:title></text:span></text:p>
        </style:region-left>
        <style:region-right>
          <text:p><text:span text:style-name="MT1">version : 1</text:span></text:p>
        </style:region-right>
      </style:header>
      <style:header-left style:display="false">
        <style:region-left>
          <text:p><text:span text:style-name="MT2">SPECIFICATIONS</text:span></text:p>
        </style:region-left>
        <style:region-right>
          <text:p><text:span text:style-name="MT1">Réf_version :</text:span></text:p>
          <text:p><text:span text:style-name="MT1"><text:file-name text:display="name-and-extension">???</text:file-name></text:span></text:p>
        </style:region-right>
      </style:header-left>
      <style:footer>
        <style:region-left>
          <text:p><text:span text:style-name="MT1">PROJET DIYA ONE</text:span></text:p>
          <text:p><text:span text:style-name="MT1"><text:date style:data-style-name="N2" text:date-value="2018-07-22">00/00/0000</text:date></text:span></text:p>
        </style:region-left>
        <style:region-center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1">Rédaction : XXXX</text:span></text:p>
          <text:p><text:span text:style-name="MT1">Vérification : YYYY</text:span></text:p>
        </style:region-right>
      </style:footer>
      <style:footer-left style:display="false">
        <style:region-left>
          <text:p><text:span text:style-name="MT1">PROJET DIYA ONE</text:span></text:p>
          <text:p><text:span text:style-name="MT1"><text:date style:data-style-name="N2" text:date-value="2018-07-22">00/00/0000</text:date></text:span></text:p>
        </style:region-left>
        <style:region-center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1">Rédaction : Eric Martel</text:span></text:p>
          <text:p><text:span text:style-name="MT1">Vérification : Pierre Delarboulas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MARTEL</meta:initial-creator>
    <meta:creation-date>2014-06-18T21:32:25</meta:creation-date>
    <dc:creator>Antoine de Rengervé</dc:creator>
    <dc:date>2018-07-22T15:56:01.326576608</dc:date>
    <meta:editing-cycles>250</meta:editing-cycles>
    <meta:editing-duration>PT8H7M14S</meta:editing-duration>
    <meta:generator>LibreOffice/5.1.6.2$Linux_X86_64 LibreOffice_project/10m0$Build-2</meta:generator>
    <meta:document-statistic meta:table-count="9" meta:cell-count="5497" meta:object-count="6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KSOProductBuildVer">1033-9.1.0.428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paragraph-properties style:writing-mode="rl-tb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91cm" svg:height="6.163cm" xlink:href=".." xlink:type="simple" chart:class="chart:line" chart:style-name="ch1">
        <chart:legend chart:legend-position="end" svg:x="16.562cm" svg:y="2.782cm" style:legend-expansion="high" chart:style-name="ch2"/>
        <chart:plot-area chart:style-name="ch3" table:cell-range-address="Sprint7.C13:Sprint7.C13 Sprint7.R13:Sprint7.AA13" chart:data-source-has-labels="column" svg:x="1.512cm" svg:y="0.132cm" svg:width="14.229cm" svg:height="5.219cm">
          <chartooo:coordinate-region svg:x="2.133cm" svg:y="0.331cm" svg:width="13.421cm" svg:height="4.373cm"/>
          <chart:axis chart:dimension="x" chart:name="primary-x" chart:style-name="ch4">
            <chart:title svg:x="7.777cm" svg:y="5.343cm" chart:style-name="ch5">
              <text:p>Days</text:p>
            </chart:title>
          </chart:axis>
          <chart:axis chart:dimension="y" chart:name="primary-y" chart:style-name="ch6">
            <chart:title svg:x="0.573cm" svg:y="3.658cm" chart:style-name="ch7">
              <text:p>Story Points</text:p>
            </chart:title>
            <chart:grid chart:style-name="ch8" chart:class="major"/>
          </chart:axis>
          <chart:series chart:style-name="ch9" chart:values-cell-range-address="Sprint7.R13:Sprint7.AA13" chart:label-cell-address="Sprint7.C13:Sprint7.C13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Sprint7</text:p>
                <draw:g>
                  <svg:desc>Sprint7.C13:Sprint7.C13</svg:desc>
                </draw:g>
              </table:table-cell>
              <table:table-cell office:value-type="float" office:value="38">
                <text:p>38</text:p>
                <draw:g>
                  <svg:desc>Sprint7.R13:Sprint7.AA13</svg:desc>
                </draw:g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30.5">
                <text:p>30.5</text:p>
              </table:table-cell>
              <table:table-cell office:value-type="float" office:value="27.5">
                <text:p>27.5</text:p>
              </table:table-cell>
              <table:table-cell office:value-type="float" office:value="27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paragraph-properties style:writing-mode="rl-tb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991cm" svg:height="6.163cm" xlink:href=".." xlink:type="simple" chart:class="chart:line" chart:style-name="ch1">
        <chart:legend chart:legend-position="end" svg:x="15.716cm" svg:y="1.786cm" style:legend-expansion="high" chart:style-name="ch2"/>
        <chart:plot-area chart:style-name="ch3" table:cell-range-address="Sprint7.C14:Sprint7.C18 Sprint7.R14:Sprint7.AA18" chart:data-source-has-labels="column" svg:x="1.512cm" svg:y="0.132cm" svg:width="14.229cm" svg:height="5.219cm">
          <chartooo:coordinate-region svg:x="2.133cm" svg:y="0.331cm" svg:width="13.421cm" svg:height="4.373cm"/>
          <chart:axis chart:dimension="x" chart:name="primary-x" chart:style-name="ch4">
            <chart:title svg:x="7.777cm" svg:y="5.343cm" chart:style-name="ch5">
              <text:p>Days</text:p>
            </chart:title>
          </chart:axis>
          <chart:axis chart:dimension="y" chart:name="primary-y" chart:style-name="ch6">
            <chart:title svg:x="0.573cm" svg:y="3.658cm" chart:style-name="ch7">
              <text:p>Story Points</text:p>
            </chart:title>
            <chart:grid chart:style-name="ch8" chart:class="major"/>
          </chart:axis>
          <chart:series chart:style-name="ch9" chart:values-cell-range-address="Sprint7.R14:Sprint7.AA14" chart:label-cell-address="Sprint7.C14:Sprint7.C14" chart:class="chart:line">
            <chart:data-point chart:repeated="10"/>
          </chart:series>
          <chart:series chart:style-name="ch10" chart:values-cell-range-address="Sprint7.R15:Sprint7.AA15" chart:label-cell-address="Sprint7.C15:Sprint7.C15" chart:class="chart:line">
            <chart:data-point chart:repeated="10"/>
          </chart:series>
          <chart:series chart:style-name="ch11" chart:values-cell-range-address="Sprint7.R16:Sprint7.AA16" chart:label-cell-address="Sprint7.C16:Sprint7.C16" chart:class="chart:line">
            <chart:data-point chart:repeated="10"/>
          </chart:series>
          <chart:series chart:style-name="ch12" chart:values-cell-range-address="Sprint7.R17:Sprint7.AA17" chart:label-cell-address="Sprint7.C17:Sprint7.C17" chart:class="chart:line">
            <chart:data-point chart:repeated="10"/>
          </chart:series>
          <chart:series chart:style-name="ch13" chart:values-cell-range-address="Sprint7.R18:Sprint7.AA18" chart:label-cell-address="Sprint7.C18:Sprint7.C18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ack-end</text:p>
                <draw:g>
                  <svg:desc>Sprint7.C14:Sprint7.C14</svg:desc>
                </draw:g>
              </table:table-cell>
              <table:table-cell office:value-type="float" office:value="10">
                <text:p>10</text:p>
                <draw:g>
                  <svg:desc>Sprint7.R14:Sprint7.AA14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Front-end</text:p>
                <draw:g>
                  <svg:desc>Sprint7.C15:Sprint7.C15</svg:desc>
                </draw:g>
              </table:table-cell>
              <table:table-cell office:value-type="float" office:value="0">
                <text:p>0</text:p>
                <draw:g>
                  <svg:desc>Sprint7.R15:Sprint7.AA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rmware</text:p>
                <draw:g>
                  <svg:desc>Sprint7.C16:Sprint7.C16</svg:desc>
                </draw:g>
              </table:table-cell>
              <table:table-cell office:value-type="float" office:value="0">
                <text:p>0</text:p>
                <draw:g>
                  <svg:desc>Sprint7.R16:Sprint7.AA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sts</text:p>
                <draw:g>
                  <svg:desc>Sprint7.C17:Sprint7.C17</svg:desc>
                </draw:g>
              </table:table-cell>
              <table:table-cell office:value-type="float" office:value="3">
                <text:p>3</text:p>
                <draw:g>
                  <svg:desc>Sprint7.R17:Sprint7.AA1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uroscripts</text:p>
                <draw:g>
                  <svg:desc>Sprint7.C18:Sprint7.C18</svg:desc>
                </draw:g>
              </table:table-cell>
              <table:table-cell office:value-type="float" office:value="25">
                <text:p>25</text:p>
                <draw:g>
                  <svg:desc>Sprint7.R18:Sprint7.AA18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3.5">
                <text:p>23.5</text:p>
              </table:table-cell>
              <table:table-cell office:value-type="float" office:value="20.5">
                <text:p>20.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7.27cm" svg:height="10.96cm" xlink:href=".." xlink:type="simple" chart:class="chart:line" chart:style-name="ch1">
        <chart:title svg:x="16.977cm" svg:y="0.355cm" chart:style-name="ch2">
          <text:p>Overall tracking</text:p>
        </chart:title>
        <chart:legend chart:legend-position="end" svg:x="35.026cm" svg:y="5.181cm" style:legend-expansion="high" chart:style-name="ch3"/>
        <chart:plot-area chart:style-name="ch4" table:cell-range-address="Tasks.J3:Tasks.BO4 Tasks.C4:Tasks.C4" chart:data-source-has-labels="both" svg:x="0.745cm" svg:y="1.353cm" svg:width="33.536cm" svg:height="9.388cm">
          <chartooo:coordinate-region svg:x="1.366cm" svg:y="1.353cm" svg:width="32.774cm" svg:height="7.817cm"/>
          <chart:axis chart:dimension="x" chart:name="primary-x" chart:style-name="ch5" chartooo:axis-type="text">
            <chart:categories table:cell-range-address="Tasks.J3:Tasks.BO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sks.J4:Tasks.BO4" chart:label-cell-address="Tasks.C4:Tasks.C4" chart:class="chart:line">
            <chart:data-point chart:repeated="5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sent</text:p>
                <draw:g>
                  <svg:desc>Tasks.J3:Tasks.BO3</svg:desc>
                </draw:g>
              </table:table-cell>
              <table:table-cell office:value-type="string">
                <text:p>Sprint9</text:p>
              </table:table-cell>
              <table:table-cell office:value-type="string">
                <text:p>Sprint8</text:p>
              </table:table-cell>
              <table:table-cell office:value-type="string">
                <text:p>Sprint7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Tasks</text:p>
                <draw:g>
                  <svg:desc>Tasks.C4:Tasks.C4</svg:desc>
                </draw:g>
              </table:table-cell>
              <table:table-cell office:value-type="float" office:value="NaN">
                <text:p>NaN</text:p>
                <draw:g>
                  <svg:desc>Tasks.J4:Tasks.BO4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7.269cm" svg:height="10.959cm" xlink:href=".." xlink:type="simple" chart:class="chart:line" chart:style-name="ch1">
        <chart:title svg:x="16.527cm" svg:y="0.355cm" chart:style-name="ch2">
          <text:p>Split techno tracking</text:p>
        </chart:title>
        <chart:legend chart:legend-position="end" svg:x="33.994cm" svg:y="4.184cm" style:legend-expansion="high" chart:style-name="ch3"/>
        <chart:plot-area chart:style-name="ch4" table:cell-range-address="Tasks.J3:Tasks.BO3 Tasks.C5:Tasks.C9 Tasks.J5:Tasks.BO9" chart:data-source-has-labels="both" svg:x="0.745cm" svg:y="1.353cm" svg:width="32.504cm" svg:height="9.387cm">
          <chartooo:coordinate-region svg:x="1.366cm" svg:y="1.353cm" svg:width="31.742cm" svg:height="7.816cm"/>
          <chart:axis chart:dimension="x" chart:name="primary-x" chart:style-name="ch5" chartooo:axis-type="text">
            <chart:categories table:cell-range-address="Tasks.J3:Tasks.BO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sks.J5:Tasks.BO5" chart:label-cell-address="Tasks.C5:Tasks.C5" chart:class="chart:line">
            <chart:data-point chart:repeated="58"/>
          </chart:series>
          <chart:series chart:style-name="ch9" chart:values-cell-range-address="Tasks.J6:Tasks.BO6" chart:label-cell-address="Tasks.C6:Tasks.C6" chart:class="chart:line">
            <chart:data-point chart:repeated="58"/>
          </chart:series>
          <chart:series chart:style-name="ch10" chart:values-cell-range-address="Tasks.J7:Tasks.BO7" chart:label-cell-address="Tasks.C7:Tasks.C7" chart:class="chart:line">
            <chart:data-point chart:repeated="58"/>
          </chart:series>
          <chart:series chart:style-name="ch11" chart:values-cell-range-address="Tasks.J8:Tasks.BO8" chart:label-cell-address="Tasks.C8:Tasks.C8" chart:class="chart:line">
            <chart:data-point chart:repeated="58"/>
          </chart:series>
          <chart:series chart:style-name="ch12" chart:values-cell-range-address="Tasks.J9:Tasks.BO9" chart:label-cell-address="Tasks.C9:Tasks.C9" chart:class="chart:line">
            <chart:data-point chart:repeated="5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sent</text:p>
                <draw:g>
                  <svg:desc>Tasks.J3:Tasks.BO3</svg:desc>
                </draw:g>
              </table:table-cell>
              <table:table-cell office:value-type="string">
                <text:p>Sprint9</text:p>
              </table:table-cell>
              <table:table-cell office:value-type="string">
                <text:p>Sprint8</text:p>
              </table:table-cell>
              <table:table-cell office:value-type="string">
                <text:p>Sprint7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Back-end</text:p>
                <draw:g>
                  <svg:desc>Tasks.C5:Tasks.C5</svg:desc>
                </draw:g>
              </table:table-cell>
              <table:table-cell office:value-type="float" office:value="NaN">
                <text:p>NaN</text:p>
                <draw:g>
                  <svg:desc>Tasks.J5:Tasks.BO5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ont-end</text:p>
                <draw:g>
                  <svg:desc>Tasks.C6:Tasks.C6</svg:desc>
                </draw:g>
              </table:table-cell>
              <table:table-cell office:value-type="float" office:value="NaN">
                <text:p>NaN</text:p>
                <draw:g>
                  <svg:desc>Tasks.J6:Tasks.BO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rmware</text:p>
                <draw:g>
                  <svg:desc>Tasks.C7:Tasks.C7</svg:desc>
                </draw:g>
              </table:table-cell>
              <table:table-cell office:value-type="float" office:value="NaN">
                <text:p>NaN</text:p>
                <draw:g>
                  <svg:desc>Tasks.J7:Tasks.BO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sts</text:p>
                <draw:g>
                  <svg:desc>Tasks.C8:Tasks.C8</svg:desc>
                </draw:g>
              </table:table-cell>
              <table:table-cell office:value-type="float" office:value="NaN">
                <text:p>NaN</text:p>
                <draw:g>
                  <svg:desc>Tasks.J8:Tasks.BO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uroscripts</text:p>
                <draw:g>
                  <svg:desc>Tasks.C9:Tasks.C9</svg:desc>
                </draw:g>
              </table:table-cell>
              <table:table-cell office:value-type="float" office:value="NaN">
                <text:p>NaN</text:p>
                <draw:g>
                  <svg:desc>Tasks.J9:Tasks.BO9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paragraph-properties style:writing-mode="rl-tb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91cm" svg:height="6.163cm" xlink:href=".." xlink:type="simple" chart:class="chart:line" chart:style-name="ch1">
        <chart:legend chart:legend-position="end" svg:x="16.562cm" svg:y="2.782cm" style:legend-expansion="high" chart:style-name="ch2"/>
        <chart:plot-area chart:style-name="ch3" table:cell-range-address="Sprint8.C13:Sprint8.C13 Sprint8.R13:Sprint8.AA13" chart:data-source-has-labels="column" svg:x="1.512cm" svg:y="0.132cm" svg:width="14.229cm" svg:height="5.219cm">
          <chartooo:coordinate-region svg:x="2.133cm" svg:y="0.331cm" svg:width="13.421cm" svg:height="4.373cm"/>
          <chart:axis chart:dimension="x" chart:name="primary-x" chart:style-name="ch4">
            <chart:title svg:x="7.777cm" svg:y="5.343cm" chart:style-name="ch5">
              <text:p>Days</text:p>
            </chart:title>
          </chart:axis>
          <chart:axis chart:dimension="y" chart:name="primary-y" chart:style-name="ch6">
            <chart:title svg:x="0.573cm" svg:y="3.658cm" chart:style-name="ch7">
              <text:p>Story Points</text:p>
            </chart:title>
            <chart:grid chart:style-name="ch8" chart:class="major"/>
          </chart:axis>
          <chart:series chart:style-name="ch9" chart:values-cell-range-address="Sprint8.R13:Sprint8.AA13" chart:label-cell-address="Sprint8.C13:Sprint8.C13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Sprint8</text:p>
                <draw:g>
                  <svg:desc>Sprint8.C13:Sprint8.C13</svg:desc>
                </draw:g>
              </table:table-cell>
              <table:table-cell office:value-type="float" office:value="25">
                <text:p>25</text:p>
                <draw:g>
                  <svg:desc>Sprint8.R13:Sprint8.AA13</svg:desc>
                </draw:g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1.5">
                <text:p>21.5</text:p>
              </table:table-cell>
              <table:table-cell office:value-type="float" office:value="18.5">
                <text:p>18.5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paragraph-properties style:writing-mode="rl-tb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991cm" svg:height="6.163cm" xlink:href=".." xlink:type="simple" chart:class="chart:line" chart:style-name="ch1">
        <chart:legend chart:legend-position="end" svg:x="15.716cm" svg:y="1.786cm" style:legend-expansion="high" chart:style-name="ch2"/>
        <chart:plot-area chart:style-name="ch3" table:cell-range-address="Sprint8.C14:Sprint8.C18 Sprint8.R14:Sprint8.AA18" chart:data-source-has-labels="column" svg:x="1.512cm" svg:y="0.132cm" svg:width="14.229cm" svg:height="5.219cm">
          <chartooo:coordinate-region svg:x="2.133cm" svg:y="0.331cm" svg:width="13.421cm" svg:height="4.373cm"/>
          <chart:axis chart:dimension="x" chart:name="primary-x" chart:style-name="ch4">
            <chart:title svg:x="7.777cm" svg:y="5.343cm" chart:style-name="ch5">
              <text:p>Days</text:p>
            </chart:title>
          </chart:axis>
          <chart:axis chart:dimension="y" chart:name="primary-y" chart:style-name="ch6">
            <chart:title svg:x="0.573cm" svg:y="3.658cm" chart:style-name="ch7">
              <text:p>Story Points</text:p>
            </chart:title>
            <chart:grid chart:style-name="ch8" chart:class="major"/>
          </chart:axis>
          <chart:series chart:style-name="ch9" chart:values-cell-range-address="Sprint8.R14:Sprint8.AA14" chart:label-cell-address="Sprint8.C14:Sprint8.C14" chart:class="chart:line">
            <chart:data-point chart:repeated="10"/>
          </chart:series>
          <chart:series chart:style-name="ch10" chart:values-cell-range-address="Sprint8.R15:Sprint8.AA15" chart:label-cell-address="Sprint8.C15:Sprint8.C15" chart:class="chart:line">
            <chart:data-point chart:repeated="10"/>
          </chart:series>
          <chart:series chart:style-name="ch11" chart:values-cell-range-address="Sprint8.R16:Sprint8.AA16" chart:label-cell-address="Sprint8.C16:Sprint8.C16" chart:class="chart:line">
            <chart:data-point chart:repeated="10"/>
          </chart:series>
          <chart:series chart:style-name="ch12" chart:values-cell-range-address="Sprint8.R17:Sprint8.AA17" chart:label-cell-address="Sprint8.C17:Sprint8.C17" chart:class="chart:line">
            <chart:data-point chart:repeated="10"/>
          </chart:series>
          <chart:series chart:style-name="ch13" chart:values-cell-range-address="Sprint8.R18:Sprint8.AA18" chart:label-cell-address="Sprint8.C18:Sprint8.C18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ack-end</text:p>
                <draw:g>
                  <svg:desc>Sprint8.C14:Sprint8.C14</svg:desc>
                </draw:g>
              </table:table-cell>
              <table:table-cell office:value-type="float" office:value="10">
                <text:p>10</text:p>
                <draw:g>
                  <svg:desc>Sprint8.R14:Sprint8.AA14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Front-end</text:p>
                <draw:g>
                  <svg:desc>Sprint8.C15:Sprint8.C15</svg:desc>
                </draw:g>
              </table:table-cell>
              <table:table-cell office:value-type="float" office:value="0">
                <text:p>0</text:p>
                <draw:g>
                  <svg:desc>Sprint8.R15:Sprint8.AA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rmware</text:p>
                <draw:g>
                  <svg:desc>Sprint8.C16:Sprint8.C16</svg:desc>
                </draw:g>
              </table:table-cell>
              <table:table-cell office:value-type="float" office:value="0">
                <text:p>0</text:p>
                <draw:g>
                  <svg:desc>Sprint8.R16:Sprint8.AA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sts</text:p>
                <draw:g>
                  <svg:desc>Sprint8.C17:Sprint8.C17</svg:desc>
                </draw:g>
              </table:table-cell>
              <table:table-cell office:value-type="float" office:value="0">
                <text:p>0</text:p>
                <draw:g>
                  <svg:desc>Sprint8.R17:Sprint8.AA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uroscripts</text:p>
                <draw:g>
                  <svg:desc>Sprint8.C18:Sprint8.C18</svg:desc>
                </draw:g>
              </table:table-cell>
              <table:table-cell office:value-type="float" office:value="15">
                <text:p>15</text:p>
                <draw:g>
                  <svg:desc>Sprint8.R18:Sprint8.AA18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